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_file" table:style-name="ta1">
        <table:shapes>
          <draw:frame draw:z-index="0" draw:style-name="gr1" draw:text-style-name="P1" svg:width="17.1622in" svg:height="5.6366in" svg:x="1.2803in" svg:y="4.9878in">
            <draw:object draw:notify-on-update-of-ranges="Trace_file.B19:Trace_file.ALM19 Trace_file.B17:Trace_file.ALM17 Trace_file.B19:Trace_file.ALM19 Trace_file.B18:Trace_file.ALM18 Trace_file.B19:Trace_file.ALM19 Trace_file.B16:Trace_file.AL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9" table:default-cell-style-name="Default"/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pomiar 1</text:p>
          </table:table-cell>
          <table:table-cell office:value-type="string" calcext:value-type="string">
            <text:p>Mon May 20 17:54:12 2024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3.1206512" calcext:value-type="float">
            <text:p>-133.1206512</text:p>
          </table:table-cell>
          <table:table-cell table:number-columns-repeated="2" office:value-type="float" office:value="-130.8417816" calcext:value-type="float">
            <text:p>-130.8417816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17.3431396" calcext:value-type="float">
            <text:p>-117.3431396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16.1980285" calcext:value-type="float">
            <text:p>-116.1980285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5.5234451" calcext:value-type="float">
            <text:p>-115.5234451</text:p>
          </table:table-cell>
          <table:table-cell office:value-type="float" office:value="-117.7281799" calcext:value-type="float">
            <text:p>-117.7281799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18.8005752" calcext:value-type="float">
            <text:p>-118.8005752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17.6060104" calcext:value-type="float">
            <text:p>-117.6060104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42.2392883" calcext:value-type="float">
            <text:p>-142.239288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41.4491119" calcext:value-type="float">
            <text:p>-141.4491119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16.7078628" calcext:value-type="float">
            <text:p>-116.7078628</text:p>
          </table:table-cell>
          <table:table-cell table:number-columns-repeated="2" office:value-type="float" office:value="-124.9332581" calcext:value-type="float">
            <text:p>-124.933258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17.9021453" calcext:value-type="float">
            <text:p>-117.902145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16.9519195" calcext:value-type="float">
            <text:p>-116.9519195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17.7036056" calcext:value-type="float">
            <text:p>-117.7036056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6.6207809" calcext:value-type="float">
            <text:p>-116.6207809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7.9272918" calcext:value-type="float">
            <text:p>-117.927291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15.8343887" calcext:value-type="float">
            <text:p>-115.8343887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45.7611084" calcext:value-type="float">
            <text:p>-145.7611084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41.0794525" calcext:value-type="float">
            <text:p>-141.0794525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17.9021453" calcext:value-type="float">
            <text:p>-117.902145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16.7078628" calcext:value-type="float">
            <text:p>-116.7078628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18.26091" calcext:value-type="float">
            <text:p>-118.2609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17.0651702" calcext:value-type="float">
            <text:p>-117.0651702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18.2087478" calcext:value-type="float">
            <text:p>-118.2087478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42.6630707" calcext:value-type="float">
            <text:p>-142.6630707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17.4855346" calcext:value-type="float">
            <text:p>-117.4855346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40.384201" calcext:value-type="float">
            <text:p>-140.38420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18.131073" calcext:value-type="float">
            <text:p>-118.13107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17.203041" calcext:value-type="float">
            <text:p>-117.203041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15.8541946" calcext:value-type="float">
            <text:p>-115.8541946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41.0794525" calcext:value-type="float">
            <text:p>-141.0794525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18.1827774" calcext:value-type="float">
            <text:p>-118.1827774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16.6424713" calcext:value-type="float">
            <text:p>-116.642471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7.0279694" calcext:value-type="float">
            <text:p>-127.0279694</text:p>
          </table:table-cell>
          <table:table-cell table:number-columns-repeated="2" office:value-type="float" office:value="-123.0176468" calcext:value-type="float">
            <text:p>-123.0176468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8.1827774" calcext:value-type="float">
            <text:p>-118.1827774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8.0540924" calcext:value-type="float">
            <text:p>-118.054092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17.5817794" calcext:value-type="float">
            <text:p>-117.5817794</text:p>
          </table:table-cell>
          <table:table-cell office:value-type="float" office:value="-121.3365555" calcext:value-type="float">
            <text:p>-121.3365555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8.39802551" calcext:value-type="float">
            <text:p>-98.39802551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9.02619934" calcext:value-type="float">
            <text:p>-99.02619934</text:p>
          </table:table-cell>
          <table:table-cell office:value-type="float" office:value="-98.49155426" calcext:value-type="float">
            <text:p>-98.49155426</text:p>
          </table:table-cell>
          <table:table-cell office:value-type="float" office:value="-98.61875916" calcext:value-type="float">
            <text:p>-98.61875916</text:p>
          </table:table-cell>
          <table:table-cell office:value-type="float" office:value="-99.31376648" calcext:value-type="float">
            <text:p>-99.31376648</text:p>
          </table:table-cell>
          <table:table-cell office:value-type="float" office:value="-99.42972565" calcext:value-type="float">
            <text:p>-99.42972565</text:p>
          </table:table-cell>
          <table:table-cell office:value-type="float" office:value="-100.0050811" calcext:value-type="float">
            <text:p>-100.0050811</text:p>
          </table:table-cell>
          <table:table-cell office:value-type="float" office:value="-99.64794159" calcext:value-type="float">
            <text:p>-99.64794159</text:p>
          </table:table-cell>
          <table:table-cell office:value-type="float" office:value="-100.2056579" calcext:value-type="float">
            <text:p>-100.2056579</text:p>
          </table:table-cell>
          <table:table-cell office:value-type="float" office:value="-99.10657501" calcext:value-type="float">
            <text:p>-99.10657501</text:p>
          </table:table-cell>
          <table:table-cell office:value-type="float" office:value="-99.93499756" calcext:value-type="float">
            <text:p>-99.93499756</text:p>
          </table:table-cell>
          <table:table-cell office:value-type="float" office:value="-99.07778168" calcext:value-type="float">
            <text:p>-99.07778168</text:p>
          </table:table-cell>
          <table:table-cell office:value-type="float" office:value="-99.31968689" calcext:value-type="float">
            <text:p>-99.31968689</text:p>
          </table:table-cell>
          <table:table-cell office:value-type="float" office:value="-99.57764435" calcext:value-type="float">
            <text:p>-99.57764435</text:p>
          </table:table-cell>
          <table:table-cell office:value-type="float" office:value="-99.5837326" calcext:value-type="float">
            <text:p>-99.5837326</text:p>
          </table:table-cell>
          <table:table-cell office:value-type="float" office:value="-99.62648773" calcext:value-type="float">
            <text:p>-99.62648773</text:p>
          </table:table-cell>
          <table:table-cell office:value-type="float" office:value="-100.7666626" calcext:value-type="float">
            <text:p>-100.7666626</text:p>
          </table:table-cell>
          <table:table-cell office:value-type="float" office:value="-100.8367691" calcext:value-type="float">
            <text:p>-100.8367691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2.0835189" calcext:value-type="float">
            <text:p>-102.0835189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1.7253646" calcext:value-type="float">
            <text:p>-101.7253646</text:p>
          </table:table-cell>
          <table:table-cell office:value-type="float" office:value="-101.3179321" calcext:value-type="float">
            <text:p>-101.3179321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3.0402984" calcext:value-type="float">
            <text:p>-103.0402984</text:p>
          </table:table-cell>
          <table:table-cell office:value-type="float" office:value="-100.9287567" calcext:value-type="float">
            <text:p>-100.9287567</text:p>
          </table:table-cell>
          <table:table-cell office:value-type="float" office:value="-100.6522216" calcext:value-type="float">
            <text:p>-100.6522216</text:p>
          </table:table-cell>
          <table:table-cell office:value-type="float" office:value="-102.1038513" calcext:value-type="float">
            <text:p>-102.1038513</text:p>
          </table:table-cell>
          <table:table-cell office:value-type="float" office:value="-101.7605285" calcext:value-type="float">
            <text:p>-101.7605285</text:p>
          </table:table-cell>
          <table:table-cell office:value-type="float" office:value="-101.7370681" calcext:value-type="float">
            <text:p>-101.7370681</text:p>
          </table:table-cell>
          <table:table-cell office:value-type="float" office:value="-101.115715" calcext:value-type="float">
            <text:p>-101.115715</text:p>
          </table:table-cell>
          <table:table-cell office:value-type="float" office:value="-101.9704971" calcext:value-type="float">
            <text:p>-101.9704971</text:p>
          </table:table-cell>
          <table:table-cell office:value-type="float" office:value="-102.905281" calcext:value-type="float">
            <text:p>-102.905281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2.499588" calcext:value-type="float">
            <text:p>-102.499588</text:p>
          </table:table-cell>
          <table:table-cell office:value-type="float" office:value="-101.7487869" calcext:value-type="float">
            <text:p>-101.7487869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1.0722122" calcext:value-type="float">
            <text:p>-101.0722122</text:p>
          </table:table-cell>
          <table:table-cell office:value-type="float" office:value="-101.6593475" calcext:value-type="float">
            <text:p>-101.6593475</text:p>
          </table:table-cell>
          <table:table-cell office:value-type="float" office:value="-101.3514785" calcext:value-type="float">
            <text:p>-101.3514785</text:p>
          </table:table-cell>
          <table:table-cell office:value-type="float" office:value="-101.9464798" calcext:value-type="float">
            <text:p>-101.9464798</text:p>
          </table:table-cell>
          <table:table-cell office:value-type="float" office:value="-101.5478668" calcext:value-type="float">
            <text:p>-101.5478668</text:p>
          </table:table-cell>
          <table:table-cell office:value-type="float" office:value="-101.5287857" calcext:value-type="float">
            <text:p>-101.5287857</text:p>
          </table:table-cell>
          <table:table-cell office:value-type="float" office:value="-101.8194427" calcext:value-type="float">
            <text:p>-101.8194427</text:p>
          </table:table-cell>
          <table:table-cell office:value-type="float" office:value="-101.9704971" calcext:value-type="float">
            <text:p>-101.9704971</text:p>
          </table:table-cell>
          <table:table-cell office:value-type="float" office:value="-102.5594635" calcext:value-type="float">
            <text:p>-102.5594635</text:p>
          </table:table-cell>
          <table:table-cell office:value-type="float" office:value="-101.709793" calcext:value-type="float">
            <text:p>-101.709793</text:p>
          </table:table-cell>
          <table:table-cell office:value-type="float" office:value="-103.5493164" calcext:value-type="float">
            <text:p>-103.5493164</text:p>
          </table:table-cell>
          <table:table-cell office:value-type="float" office:value="-102.6978836" calcext:value-type="float">
            <text:p>-102.6978836</text:p>
          </table:table-cell>
          <table:table-cell office:value-type="float" office:value="-103.978157" calcext:value-type="float">
            <text:p>-103.978157</text:p>
          </table:table-cell>
          <table:table-cell office:value-type="float" office:value="-103.1498413" calcext:value-type="float">
            <text:p>-103.1498413</text:p>
          </table:table-cell>
          <table:table-cell office:value-type="float" office:value="-104.6339035" calcext:value-type="float">
            <text:p>-104.6339035</text:p>
          </table:table-cell>
          <table:table-cell office:value-type="float" office:value="-104.4773025" calcext:value-type="float">
            <text:p>-104.4773025</text:p>
          </table:table-cell>
          <table:table-cell office:value-type="float" office:value="-105.570877" calcext:value-type="float">
            <text:p>-105.570877</text:p>
          </table:table-cell>
          <table:table-cell office:value-type="float" office:value="-105.8546752" calcext:value-type="float">
            <text:p>-105.8546752</text:p>
          </table:table-cell>
          <table:table-cell office:value-type="float" office:value="-106.6281433" calcext:value-type="float">
            <text:p>-106.6281433</text:p>
          </table:table-cell>
          <table:table-cell office:value-type="float" office:value="-109.0111541" calcext:value-type="float">
            <text:p>-109.0111541</text:p>
          </table:table-cell>
          <table:table-cell office:value-type="float" office:value="-106.6144409" calcext:value-type="float">
            <text:p>-106.6144409</text:p>
          </table:table-cell>
          <table:table-cell office:value-type="float" office:value="-106.9280471" calcext:value-type="float">
            <text:p>-106.9280471</text:p>
          </table:table-cell>
          <table:table-cell office:value-type="float" office:value="-107.7537689" calcext:value-type="float">
            <text:p>-107.7537689</text:p>
          </table:table-cell>
          <table:table-cell office:value-type="float" office:value="-107.5914154" calcext:value-type="float">
            <text:p>-107.5914154</text:p>
          </table:table-cell>
          <table:table-cell office:value-type="float" office:value="-107.9991302" calcext:value-type="float">
            <text:p>-107.9991302</text:p>
          </table:table-cell>
          <table:table-cell office:value-type="float" office:value="-105.1792297" calcext:value-type="float">
            <text:p>-105.1792297</text:p>
          </table:table-cell>
          <table:table-cell office:value-type="float" office:value="-105.4144821" calcext:value-type="float">
            <text:p>-105.4144821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5.8797988" calcext:value-type="float">
            <text:p>-105.8797988</text:p>
          </table:table-cell>
          <table:table-cell office:value-type="float" office:value="-104.8546524" calcext:value-type="float">
            <text:p>-104.8546524</text:p>
          </table:table-cell>
          <table:table-cell office:value-type="float" office:value="-106.4651489" calcext:value-type="float">
            <text:p>-106.4651489</text:p>
          </table:table-cell>
          <table:table-cell office:value-type="float" office:value="-107.683815" calcext:value-type="float">
            <text:p>-107.683815</text:p>
          </table:table-cell>
          <table:table-cell office:value-type="float" office:value="-103.8229141" calcext:value-type="float">
            <text:p>-103.8229141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5.2024765" calcext:value-type="float">
            <text:p>-105.2024765</text:p>
          </table:table-cell>
          <table:table-cell office:value-type="float" office:value="-105.0983886" calcext:value-type="float">
            <text:p>-105.0983886</text:p>
          </table:table-cell>
          <table:table-cell office:value-type="float" office:value="-103.699707" calcext:value-type="float">
            <text:p>-103.699707</text:p>
          </table:table-cell>
          <table:table-cell office:value-type="float" office:value="-103.6266098" calcext:value-type="float">
            <text:p>-103.6266098</text:p>
          </table:table-cell>
          <table:table-cell office:value-type="float" office:value="-103.5927047" calcext:value-type="float">
            <text:p>-103.5927047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1.8233871" calcext:value-type="float">
            <text:p>-101.8233871</text:p>
          </table:table-cell>
          <table:table-cell office:value-type="float" office:value="-102.4910659" calcext:value-type="float">
            <text:p>-102.4910659</text:p>
          </table:table-cell>
          <table:table-cell office:value-type="float" office:value="-102.8164215" calcext:value-type="float">
            <text:p>-102.8164215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1.381401" calcext:value-type="float">
            <text:p>-101.381401</text:p>
          </table:table-cell>
          <table:table-cell office:value-type="float" office:value="-101.3664321" calcext:value-type="float">
            <text:p>-101.3664321</text:p>
          </table:table-cell>
          <table:table-cell office:value-type="float" office:value="-100.357521" calcext:value-type="float">
            <text:p>-100.357521</text:p>
          </table:table-cell>
          <table:table-cell office:value-type="float" office:value="-101.717575" calcext:value-type="float">
            <text:p>-101.717575</text:p>
          </table:table-cell>
          <table:table-cell office:value-type="float" office:value="-101.2070465" calcext:value-type="float">
            <text:p>-101.2070465</text:p>
          </table:table-cell>
          <table:table-cell office:value-type="float" office:value="-100.2647705" calcext:value-type="float">
            <text:p>-100.2647705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100.7771453" calcext:value-type="float">
            <text:p>-100.7771453</text:p>
          </table:table-cell>
          <table:table-cell office:value-type="float" office:value="-100.9039001" calcext:value-type="float">
            <text:p>-100.9039001</text:p>
          </table:table-cell>
          <table:table-cell office:value-type="float" office:value="-100.2548828" calcext:value-type="float">
            <text:p>-100.2548828</text:p>
          </table:table-cell>
          <table:table-cell office:value-type="float" office:value="-100.9180984" calcext:value-type="float">
            <text:p>-100.9180984</text:p>
          </table:table-cell>
          <table:table-cell office:value-type="float" office:value="-100.752716" calcext:value-type="float">
            <text:p>-100.752716</text:p>
          </table:table-cell>
          <table:table-cell office:value-type="float" office:value="-100.9287567" calcext:value-type="float">
            <text:p>-100.9287567</text:p>
          </table:table-cell>
          <table:table-cell office:value-type="float" office:value="-101.0722122" calcext:value-type="float">
            <text:p>-101.0722122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0.9323196" calcext:value-type="float">
            <text:p>-100.9323196</text:p>
          </table:table-cell>
          <table:table-cell office:value-type="float" office:value="-101.2070465" calcext:value-type="float">
            <text:p>-101.2070465</text:p>
          </table:table-cell>
          <table:table-cell office:value-type="float" office:value="-100.5596847" calcext:value-type="float">
            <text:p>-100.5596847</text:p>
          </table:table-cell>
          <table:table-cell office:value-type="float" office:value="-100.8543853" calcext:value-type="float">
            <text:p>-100.8543853</text:p>
          </table:table-cell>
          <table:table-cell office:value-type="float" office:value="-100.4479141" calcext:value-type="float">
            <text:p>-100.4479141</text:p>
          </table:table-cell>
          <table:table-cell office:value-type="float" office:value="-100.552864" calcext:value-type="float">
            <text:p>-100.552864</text:p>
          </table:table-cell>
          <table:table-cell office:value-type="float" office:value="-101.199707" calcext:value-type="float">
            <text:p>-101.199707</text:p>
          </table:table-cell>
          <table:table-cell office:value-type="float" office:value="-100.8614425" calcext:value-type="float">
            <text:p>-100.8614425</text:p>
          </table:table-cell>
          <table:table-cell office:value-type="float" office:value="-100.7841339" calcext:value-type="float">
            <text:p>-100.7841339</text:p>
          </table:table-cell>
          <table:table-cell office:value-type="float" office:value="-101.2438507" calcext:value-type="float">
            <text:p>-101.2438507</text:p>
          </table:table-cell>
          <table:table-cell office:value-type="float" office:value="-101.2919387" calcext:value-type="float">
            <text:p>-101.2919387</text:p>
          </table:table-cell>
          <table:table-cell office:value-type="float" office:value="-101.9025955" calcext:value-type="float">
            <text:p>-101.9025955</text:p>
          </table:table-cell>
          <table:table-cell office:value-type="float" office:value="-101.8115615" calcext:value-type="float">
            <text:p>-101.8115615</text:p>
          </table:table-cell>
          <table:table-cell office:value-type="float" office:value="-102.2062606" calcext:value-type="float">
            <text:p>-102.2062606</text:p>
          </table:table-cell>
          <table:table-cell office:value-type="float" office:value="-103.9076995" calcext:value-type="float">
            <text:p>-103.9076995</text:p>
          </table:table-cell>
          <table:table-cell office:value-type="float" office:value="-103.4109497" calcext:value-type="float">
            <text:p>-103.4109497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4.008522" calcext:value-type="float">
            <text:p>-104.008522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3.6072235" calcext:value-type="float">
            <text:p>-103.6072235</text:p>
          </table:table-cell>
          <table:table-cell office:value-type="float" office:value="-103.5878753" calcext:value-type="float">
            <text:p>-103.5878753</text:p>
          </table:table-cell>
          <table:table-cell table:number-columns-repeated="2" office:value-type="float" office:value="-103.7931823" calcext:value-type="float">
            <text:p>-103.7931823</text:p>
          </table:table-cell>
          <table:table-cell office:value-type="float" office:value="-103.0040893" calcext:value-type="float">
            <text:p>-103.0040893</text:p>
          </table:table-cell>
          <table:table-cell office:value-type="float" office:value="-103.223648" calcext:value-type="float">
            <text:p>-103.223648</text:p>
          </table:table-cell>
          <table:table-cell office:value-type="float" office:value="-104.4292678" calcext:value-type="float">
            <text:p>-104.4292678</text:p>
          </table:table-cell>
          <table:table-cell office:value-type="float" office:value="-103.7882385" calcext:value-type="float">
            <text:p>-103.7882385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2.2890625" calcext:value-type="float">
            <text:p>-102.2890625</text:p>
          </table:table-cell>
          <table:table-cell office:value-type="float" office:value="-101.9025955" calcext:value-type="float">
            <text:p>-101.9025955</text:p>
          </table:table-cell>
          <table:table-cell office:value-type="float" office:value="-101.5708084" calcext:value-type="float">
            <text:p>-101.5708084</text:p>
          </table:table-cell>
          <table:table-cell office:value-type="float" office:value="-102.1610488" calcext:value-type="float">
            <text:p>-102.1610488</text:p>
          </table:table-cell>
          <table:table-cell office:value-type="float" office:value="-101.5173568" calcext:value-type="float">
            <text:p>-101.5173568</text:p>
          </table:table-cell>
          <table:table-cell office:value-type="float" office:value="-101.4983444" calcext:value-type="float">
            <text:p>-101.4983444</text:p>
          </table:table-cell>
          <table:table-cell office:value-type="float" office:value="-101.5249786" calcext:value-type="float">
            <text:p>-101.5249786</text:p>
          </table:table-cell>
          <table:table-cell office:value-type="float" office:value="-101.4718093" calcext:value-type="float">
            <text:p>-101.4718093</text:p>
          </table:table-cell>
          <table:table-cell office:value-type="float" office:value="-101.3365554" calcext:value-type="float">
            <text:p>-101.3365554</text:p>
          </table:table-cell>
          <table:table-cell office:value-type="float" office:value="-100.1664657" calcext:value-type="float">
            <text:p>-100.1664657</text:p>
          </table:table-cell>
          <table:table-cell office:value-type="float" office:value="-100.6041107" calcext:value-type="float">
            <text:p>-100.6041107</text:p>
          </table:table-cell>
          <table:table-cell office:value-type="float" office:value="-101.4604492" calcext:value-type="float">
            <text:p>-101.4604492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1.9185257" calcext:value-type="float">
            <text:p>-101.9185257</text:p>
          </table:table-cell>
          <table:table-cell office:value-type="float" office:value="-102.1815719" calcext:value-type="float">
            <text:p>-102.1815719</text:p>
          </table:table-cell>
          <table:table-cell office:value-type="float" office:value="-101.2254333" calcext:value-type="float">
            <text:p>-101.2254333</text:p>
          </table:table-cell>
          <table:table-cell office:value-type="float" office:value="-101.6748352" calcext:value-type="float">
            <text:p>-101.6748352</text:p>
          </table:table-cell>
          <table:table-cell office:value-type="float" office:value="-100.9822769" calcext:value-type="float">
            <text:p>-100.9822769</text:p>
          </table:table-cell>
          <table:table-cell office:value-type="float" office:value="-101.1339035" calcext:value-type="float">
            <text:p>-101.1339035</text:p>
          </table:table-cell>
          <table:table-cell office:value-type="float" office:value="-101.4114379" calcext:value-type="float">
            <text:p>-101.4114379</text:p>
          </table:table-cell>
          <table:table-cell office:value-type="float" office:value="-100.843811" calcext:value-type="float">
            <text:p>-100.843811</text:p>
          </table:table-cell>
          <table:table-cell office:value-type="float" office:value="-101.3514785" calcext:value-type="float">
            <text:p>-101.3514785</text:p>
          </table:table-cell>
          <table:table-cell office:value-type="float" office:value="-100.5562744" calcext:value-type="float">
            <text:p>-100.5562744</text:p>
          </table:table-cell>
          <table:table-cell office:value-type="float" office:value="-100.3842086" calcext:value-type="float">
            <text:p>-100.3842086</text:p>
          </table:table-cell>
          <table:table-cell office:value-type="float" office:value="-100.02108" calcext:value-type="float">
            <text:p>-100.02108</text:p>
          </table:table-cell>
          <table:table-cell office:value-type="float" office:value="-100.2845535" calcext:value-type="float">
            <text:p>-100.2845535</text:p>
          </table:table-cell>
          <table:table-cell office:value-type="float" office:value="-99.10657501" calcext:value-type="float">
            <text:p>-99.10657501</text:p>
          </table:table-cell>
          <table:table-cell office:value-type="float" office:value="-99.40879822" calcext:value-type="float">
            <text:p>-99.40879822</text:p>
          </table:table-cell>
          <table:table-cell office:value-type="float" office:value="-99.43571472" calcext:value-type="float">
            <text:p>-99.43571472</text:p>
          </table:table-cell>
          <table:table-cell office:value-type="float" office:value="-99.60202789" calcext:value-type="float">
            <text:p>-99.60202789</text:p>
          </table:table-cell>
          <table:table-cell office:value-type="float" office:value="-99.11523437" calcext:value-type="float">
            <text:p>-99.11523437</text:p>
          </table:table-cell>
          <table:table-cell office:value-type="float" office:value="-99.0005188" calcext:value-type="float">
            <text:p>-99.0005188</text:p>
          </table:table-cell>
          <table:table-cell office:value-type="float" office:value="-99.1354599" calcext:value-type="float">
            <text:p>-99.1354599</text:p>
          </table:table-cell>
          <table:table-cell office:value-type="float" office:value="-99.11234283" calcext:value-type="float">
            <text:p>-99.11234283</text:p>
          </table:table-cell>
          <table:table-cell office:value-type="float" office:value="-99.02619934" calcext:value-type="float">
            <text:p>-99.02619934</text:p>
          </table:table-cell>
          <table:table-cell office:value-type="float" office:value="-98.40600586" calcext:value-type="float">
            <text:p>-98.40600586</text:p>
          </table:table-cell>
          <table:table-cell office:value-type="float" office:value="-99.11811066" calcext:value-type="float">
            <text:p>-99.11811066</text:p>
          </table:table-cell>
          <table:table-cell office:value-type="float" office:value="-99.32559204" calcext:value-type="float">
            <text:p>-99.32559204</text:p>
          </table:table-cell>
          <table:table-cell office:value-type="float" office:value="-98.97208405" calcext:value-type="float">
            <text:p>-98.97208405</text:p>
          </table:table-cell>
          <table:table-cell office:value-type="float" office:value="-98.69818115" calcext:value-type="float">
            <text:p>-98.69818115</text:p>
          </table:table-cell>
          <table:table-cell office:value-type="float" office:value="-98.02349091" calcext:value-type="float">
            <text:p>-98.02349091</text:p>
          </table:table-cell>
          <table:table-cell office:value-type="float" office:value="-98.56710815" calcext:value-type="float">
            <text:p>-98.56710815</text:p>
          </table:table-cell>
          <table:table-cell office:value-type="float" office:value="-97.92477417" calcext:value-type="float">
            <text:p>-97.92477417</text:p>
          </table:table-cell>
          <table:table-cell office:value-type="float" office:value="-99.16444397" calcext:value-type="float">
            <text:p>-99.16444397</text:p>
          </table:table-cell>
          <table:table-cell office:value-type="float" office:value="-98.52385712" calcext:value-type="float">
            <text:p>-98.52385712</text:p>
          </table:table-cell>
          <table:table-cell office:value-type="float" office:value="-98.73678589" calcext:value-type="float">
            <text:p>-98.73678589</text:p>
          </table:table-cell>
          <table:table-cell office:value-type="float" office:value="-98.11819458" calcext:value-type="float">
            <text:p>-98.11819458</text:p>
          </table:table-cell>
          <table:table-cell office:value-type="float" office:value="-98.67345428" calcext:value-type="float">
            <text:p>-98.67345428</text:p>
          </table:table-cell>
          <table:table-cell office:value-type="float" office:value="-98.70643616" calcext:value-type="float">
            <text:p>-98.70643616</text:p>
          </table:table-cell>
          <table:table-cell office:value-type="float" office:value="-98.58067322" calcext:value-type="float">
            <text:p>-98.58067322</text:p>
          </table:table-cell>
          <table:table-cell office:value-type="float" office:value="-98.95222473" calcext:value-type="float">
            <text:p>-98.95222473</text:p>
          </table:table-cell>
          <table:table-cell office:value-type="float" office:value="-98.46473694" calcext:value-type="float">
            <text:p>-98.46473694</text:p>
          </table:table-cell>
          <table:table-cell office:value-type="float" office:value="-99.55939484" calcext:value-type="float">
            <text:p>-99.55939484</text:p>
          </table:table-cell>
          <table:table-cell office:value-type="float" office:value="-98.51307678" calcext:value-type="float">
            <text:p>-98.51307678</text:p>
          </table:table-cell>
          <table:table-cell office:value-type="float" office:value="-98.62420654" calcext:value-type="float">
            <text:p>-98.62420654</text:p>
          </table:table-cell>
          <table:table-cell office:value-type="float" office:value="-98.80058289" calcext:value-type="float">
            <text:p>-98.80058289</text:p>
          </table:table-cell>
          <table:table-cell office:value-type="float" office:value="-97.95755005" calcext:value-type="float">
            <text:p>-97.95755005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8.57524872" calcext:value-type="float">
            <text:p>-98.57524872</text:p>
          </table:table-cell>
          <table:table-cell office:value-type="float" office:value="-98.53194427" calcext:value-type="float">
            <text:p>-98.53194427</text:p>
          </table:table-cell>
          <table:table-cell office:value-type="float" office:value="-98.24261475" calcext:value-type="float">
            <text:p>-98.24261475</text:p>
          </table:table-cell>
          <table:table-cell office:value-type="float" office:value="-98.05153656" calcext:value-type="float">
            <text:p>-98.05153656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87207794" calcext:value-type="float">
            <text:p>-97.87207794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88710022" calcext:value-type="float">
            <text:p>-97.88710022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68890381" calcext:value-type="float">
            <text:p>-97.68890381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24484253" calcext:value-type="float">
            <text:p>-97.24484253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6.99930573" calcext:value-type="float">
            <text:p>-96.99930573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6.76713562" calcext:value-type="float">
            <text:p>-96.76713562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6.55819702" calcext:value-type="float">
            <text:p>-96.55819702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74294281" calcext:value-type="float">
            <text:p>-96.74294281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6.3920517" calcext:value-type="float">
            <text:p>-96.3920517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52814484" calcext:value-type="float">
            <text:p>-96.52814484</text:p>
          </table:table-cell>
          <table:table-cell office:value-type="float" office:value="-96.62511444" calcext:value-type="float">
            <text:p>-96.62511444</text:p>
          </table:table-cell>
          <table:table-cell office:value-type="float" office:value="-96.71224213" calcext:value-type="float">
            <text:p>-96.71224213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6.37309265" calcext:value-type="float">
            <text:p>-96.37309265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8.16205597" calcext:value-type="float">
            <text:p>-98.16205597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8.44332886" calcext:value-type="float">
            <text:p>-98.44332886</text:p>
          </table:table-cell>
          <table:table-cell office:value-type="float" office:value="-98.46473694" calcext:value-type="float">
            <text:p>-98.46473694</text:p>
          </table:table-cell>
          <table:table-cell office:value-type="float" office:value="-98.89012909" calcext:value-type="float">
            <text:p>-98.89012909</text:p>
          </table:table-cell>
          <table:table-cell office:value-type="float" office:value="-98.2661438" calcext:value-type="float">
            <text:p>-98.2661438</text:p>
          </table:table-cell>
          <table:table-cell office:value-type="float" office:value="-98.15171814" calcext:value-type="float">
            <text:p>-98.15171814</text:p>
          </table:table-cell>
          <table:table-cell office:value-type="float" office:value="-98.94090271" calcext:value-type="float">
            <text:p>-98.94090271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8.11305237" calcext:value-type="float">
            <text:p>-98.11305237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6.96543884" calcext:value-type="float">
            <text:p>-96.96543884</text:p>
          </table:table-cell>
          <table:table-cell office:value-type="float" office:value="-97.12005615" calcext:value-type="float">
            <text:p>-97.12005615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8.60241699" calcext:value-type="float">
            <text:p>-98.60241699</text:p>
          </table:table-cell>
          <table:table-cell office:value-type="float" office:value="-98.80058289" calcext:value-type="float">
            <text:p>-98.80058289</text:p>
          </table:table-cell>
          <table:table-cell office:value-type="float" office:value="-99.48979187" calcext:value-type="float">
            <text:p>-99.48979187</text:p>
          </table:table-cell>
          <table:table-cell office:value-type="float" office:value="-100.5290603" calcext:value-type="float">
            <text:p>-100.5290603</text:p>
          </table:table-cell>
          <table:table-cell office:value-type="float" office:value="-101.0541534" calcext:value-type="float">
            <text:p>-101.0541534</text:p>
          </table:table-cell>
          <table:table-cell office:value-type="float" office:value="-102.1651535" calcext:value-type="float">
            <text:p>-102.1651535</text:p>
          </table:table-cell>
          <table:table-cell office:value-type="float" office:value="-100.9930191" calcext:value-type="float">
            <text:p>-100.9930191</text:p>
          </table:table-cell>
          <table:table-cell office:value-type="float" office:value="-101.2143936" calcext:value-type="float">
            <text:p>-101.2143936</text:p>
          </table:table-cell>
          <table:table-cell office:value-type="float" office:value="-101.1011886" calcext:value-type="float">
            <text:p>-101.1011886</text:p>
          </table:table-cell>
          <table:table-cell office:value-type="float" office:value="-99.8152771" calcext:value-type="float">
            <text:p>-99.8152771</text:p>
          </table:table-cell>
          <table:table-cell office:value-type="float" office:value="-99.62036896" calcext:value-type="float">
            <text:p>-99.62036896</text:p>
          </table:table-cell>
          <table:table-cell office:value-type="float" office:value="-99.2549057" calcext:value-type="float">
            <text:p>-99.2549057</text:p>
          </table:table-cell>
          <table:table-cell office:value-type="float" office:value="-99.44470215" calcext:value-type="float">
            <text:p>-99.44470215</text:p>
          </table:table-cell>
          <table:table-cell office:value-type="float" office:value="-99.00621796" calcext:value-type="float">
            <text:p>-99.00621796</text:p>
          </table:table-cell>
          <table:table-cell office:value-type="float" office:value="-98.51576996" calcext:value-type="float">
            <text:p>-98.51576996</text:p>
          </table:table-cell>
          <table:table-cell office:value-type="float" office:value="-98.71470642" calcext:value-type="float">
            <text:p>-98.71470642</text:p>
          </table:table-cell>
          <table:table-cell office:value-type="float" office:value="-98.91829681" calcext:value-type="float">
            <text:p>-98.91829681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6.14865875" calcext:value-type="float">
            <text:p>-96.14865875</text:p>
          </table:table-cell>
          <table:table-cell office:value-type="float" office:value="-96.03047943" calcext:value-type="float">
            <text:p>-96.03047943</text:p>
          </table:table-cell>
          <table:table-cell office:value-type="float" office:value="-95.18461609" calcext:value-type="float">
            <text:p>-95.18461609</text:p>
          </table:table-cell>
          <table:table-cell office:value-type="float" office:value="-95.35144806" calcext:value-type="float">
            <text:p>-95.35144806</text:p>
          </table:table-cell>
          <table:table-cell office:value-type="float" office:value="-94.8355484" calcext:value-type="float">
            <text:p>-94.8355484</text:p>
          </table:table-cell>
          <table:table-cell office:value-type="float" office:value="-95.27690125" calcext:value-type="float">
            <text:p>-95.27690125</text:p>
          </table:table-cell>
          <table:table-cell office:value-type="float" office:value="-95.2824707" calcext:value-type="float">
            <text:p>-95.2824707</text:p>
          </table:table-cell>
          <table:table-cell office:value-type="float" office:value="-95.01732635" calcext:value-type="float">
            <text:p>-95.01732635</text:p>
          </table:table-cell>
          <table:table-cell office:value-type="float" office:value="-95.03354645" calcext:value-type="float">
            <text:p>-95.03354645</text:p>
          </table:table-cell>
          <table:table-cell office:value-type="float" office:value="-94.97421265" calcext:value-type="float">
            <text:p>-94.97421265</text:p>
          </table:table-cell>
          <table:table-cell office:value-type="float" office:value="-94.93844604" calcext:value-type="float">
            <text:p>-94.93844604</text:p>
          </table:table-cell>
          <table:table-cell office:value-type="float" office:value="-95.04618835" calcext:value-type="float">
            <text:p>-95.04618835</text:p>
          </table:table-cell>
          <table:table-cell office:value-type="float" office:value="-95.58282471" calcext:value-type="float">
            <text:p>-95.58282471</text:p>
          </table:table-cell>
          <table:table-cell office:value-type="float" office:value="-95.6852951" calcext:value-type="float">
            <text:p>-95.6852951</text:p>
          </table:table-cell>
          <table:table-cell office:value-type="float" office:value="-96.04667664" calcext:value-type="float">
            <text:p>-96.04667664</text:p>
          </table:table-cell>
          <table:table-cell office:value-type="float" office:value="-95.9499054" calcext:value-type="float">
            <text:p>-95.9499054</text:p>
          </table:table-cell>
          <table:table-cell office:value-type="float" office:value="-96.54959869" calcext:value-type="float">
            <text:p>-96.54959869</text:p>
          </table:table-cell>
          <table:table-cell office:value-type="float" office:value="-96.59483337" calcext:value-type="float">
            <text:p>-96.59483337</text:p>
          </table:table-cell>
          <table:table-cell office:value-type="float" office:value="-96.39627838" calcext:value-type="float">
            <text:p>-96.39627838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43647766" calcext:value-type="float">
            <text:p>-96.43647766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6.59699249" calcext:value-type="float">
            <text:p>-96.59699249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86457825" calcext:value-type="float">
            <text:p>-97.86457825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6.87574768" calcext:value-type="float">
            <text:p>-96.87574768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8.07455444" calcext:value-type="float">
            <text:p>-98.07455444</text:p>
          </table:table-cell>
          <table:table-cell office:value-type="float" office:value="-97.99552917" calcext:value-type="float">
            <text:p>-97.99552917</text:p>
          </table:table-cell>
          <table:table-cell office:value-type="float" office:value="-98.22957611" calcext:value-type="float">
            <text:p>-98.22957611</text:p>
          </table:table-cell>
          <table:table-cell office:value-type="float" office:value="-99.14994049" calcext:value-type="float">
            <text:p>-99.14994049</text:p>
          </table:table-cell>
          <table:table-cell office:value-type="float" office:value="-98.73402405" calcext:value-type="float">
            <text:p>-98.73402405</text:p>
          </table:table-cell>
          <table:table-cell office:value-type="float" office:value="-98.61875916" calcext:value-type="float">
            <text:p>-98.61875916</text:p>
          </table:table-cell>
          <table:table-cell office:value-type="float" office:value="-99.06629181" calcext:value-type="float">
            <text:p>-99.06629181</text:p>
          </table:table-cell>
          <table:table-cell office:value-type="float" office:value="-99.24317932" calcext:value-type="float">
            <text:p>-99.24317932</text:p>
          </table:table-cell>
          <table:table-cell office:value-type="float" office:value="-99.02048492" calcext:value-type="float">
            <text:p>-99.02048492</text:p>
          </table:table-cell>
          <table:table-cell office:value-type="float" office:value="-98.30286407" calcext:value-type="float">
            <text:p>-98.30286407</text:p>
          </table:table-cell>
          <table:table-cell office:value-type="float" office:value="-98.29499054" calcext:value-type="float">
            <text:p>-98.29499054</text:p>
          </table:table-cell>
          <table:table-cell office:value-type="float" office:value="-98.1594696" calcext:value-type="float">
            <text:p>-98.1594696</text:p>
          </table:table-cell>
          <table:table-cell office:value-type="float" office:value="-98.39537811" calcext:value-type="float">
            <text:p>-98.39537811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8.24523163" calcext:value-type="float">
            <text:p>-98.24523163</text:p>
          </table:table-cell>
          <table:table-cell office:value-type="float" office:value="-99.38792419" calcext:value-type="float">
            <text:p>-99.38792419</text:p>
          </table:table-cell>
          <table:table-cell office:value-type="float" office:value="-98.43265533" calcext:value-type="float">
            <text:p>-98.43265533</text:p>
          </table:table-cell>
          <table:table-cell office:value-type="float" office:value="-98.59425354" calcext:value-type="float">
            <text:p>-98.59425354</text:p>
          </table:table-cell>
          <table:table-cell office:value-type="float" office:value="-98.95789337" calcext:value-type="float">
            <text:p>-98.95789337</text:p>
          </table:table-cell>
          <table:table-cell office:value-type="float" office:value="-98.11048126" calcext:value-type="float">
            <text:p>-98.11048126</text:p>
          </table:table-cell>
          <table:table-cell office:value-type="float" office:value="-98.71746063" calcext:value-type="float">
            <text:p>-98.71746063</text:p>
          </table:table-cell>
          <table:table-cell office:value-type="float" office:value="-97.85208893" calcext:value-type="float">
            <text:p>-97.85208893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9.01477814" calcext:value-type="float">
            <text:p>-99.01477814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8.16723633" calcext:value-type="float">
            <text:p>-98.16723633</text:p>
          </table:table-cell>
          <table:table-cell office:value-type="float" office:value="-98.10276794" calcext:value-type="float">
            <text:p>-98.10276794</text:p>
          </table:table-cell>
          <table:table-cell office:value-type="float" office:value="-98.131073" calcext:value-type="float">
            <text:p>-98.131073</text:p>
          </table:table-cell>
          <table:table-cell office:value-type="float" office:value="-98.9380722" calcext:value-type="float">
            <text:p>-98.9380722</text:p>
          </table:table-cell>
          <table:table-cell office:value-type="float" office:value="-99.51091766" calcext:value-type="float">
            <text:p>-99.51091766</text:p>
          </table:table-cell>
          <table:table-cell office:value-type="float" office:value="-100.1404418" calcext:value-type="float">
            <text:p>-100.1404418</text:p>
          </table:table-cell>
          <table:table-cell office:value-type="float" office:value="-98.72850037" calcext:value-type="float">
            <text:p>-98.72850037</text:p>
          </table:table-cell>
          <table:table-cell office:value-type="float" office:value="-99.46270752" calcext:value-type="float">
            <text:p>-99.46270752</text:p>
          </table:table-cell>
          <table:table-cell office:value-type="float" office:value="-99.02048492" calcext:value-type="float">
            <text:p>-99.02048492</text:p>
          </table:table-cell>
          <table:table-cell office:value-type="float" office:value="-99.28723145" calcext:value-type="float">
            <text:p>-99.28723145</text:p>
          </table:table-cell>
          <table:table-cell office:value-type="float" office:value="-99.09792328" calcext:value-type="float">
            <text:p>-99.09792328</text:p>
          </table:table-cell>
          <table:table-cell office:value-type="float" office:value="-98.87046051" calcext:value-type="float">
            <text:p>-98.87046051</text:p>
          </table:table-cell>
          <table:table-cell office:value-type="float" office:value="-99.89386749" calcext:value-type="float">
            <text:p>-99.89386749</text:p>
          </table:table-cell>
          <table:table-cell office:value-type="float" office:value="-99.90649414" calcext:value-type="float">
            <text:p>-99.90649414</text:p>
          </table:table-cell>
          <table:table-cell office:value-type="float" office:value="-101.1960372" calcext:value-type="float">
            <text:p>-101.1960372</text:p>
          </table:table-cell>
          <table:table-cell office:value-type="float" office:value="-101.4491195" calcext:value-type="float">
            <text:p>-101.4491195</text:p>
          </table:table-cell>
          <table:table-cell office:value-type="float" office:value="-101.8431167" calcext:value-type="float">
            <text:p>-101.8431167</text:p>
          </table:table-cell>
          <table:table-cell office:value-type="float" office:value="-101.7214736" calcext:value-type="float">
            <text:p>-101.7214736</text:p>
          </table:table-cell>
          <table:table-cell office:value-type="float" office:value="-101.3552169" calcext:value-type="float">
            <text:p>-101.3552169</text:p>
          </table:table-cell>
          <table:table-cell office:value-type="float" office:value="-102.4953231" calcext:value-type="float">
            <text:p>-102.4953231</text:p>
          </table:table-cell>
          <table:table-cell office:value-type="float" office:value="-101.8827285" calcext:value-type="float">
            <text:p>-101.8827285</text:p>
          </table:table-cell>
          <table:table-cell office:value-type="float" office:value="-101.906578" calcext:value-type="float">
            <text:p>-101.906578</text:p>
          </table:table-cell>
          <table:table-cell office:value-type="float" office:value="-102.042984" calcext:value-type="float">
            <text:p>-102.042984</text:p>
          </table:table-cell>
          <table:table-cell office:value-type="float" office:value="-101.0289306" calcext:value-type="float">
            <text:p>-101.0289306</text:p>
          </table:table-cell>
          <table:table-cell office:value-type="float" office:value="-101.1886978" calcext:value-type="float">
            <text:p>-101.1886978</text:p>
          </table:table-cell>
          <table:table-cell office:value-type="float" office:value="-100.7109832" calcext:value-type="float">
            <text:p>-100.7109832</text:p>
          </table:table-cell>
          <table:table-cell office:value-type="float" office:value="-100.3675155" calcext:value-type="float">
            <text:p>-100.3675155</text:p>
          </table:table-cell>
          <table:table-cell office:value-type="float" office:value="-100.2056579" calcext:value-type="float">
            <text:p>-100.2056579</text:p>
          </table:table-cell>
          <table:table-cell office:value-type="float" office:value="-99.86234283" calcext:value-type="float">
            <text:p>-99.86234283</text:p>
          </table:table-cell>
          <table:table-cell office:value-type="float" office:value="-99.57155609" calcext:value-type="float">
            <text:p>-99.57155609</text:p>
          </table:table-cell>
          <table:table-cell office:value-type="float" office:value="-99.69101715" calcext:value-type="float">
            <text:p>-99.69101715</text:p>
          </table:table-cell>
          <table:table-cell office:value-type="float" office:value="-99.12967682" calcext:value-type="float">
            <text:p>-99.12967682</text:p>
          </table:table-cell>
          <table:table-cell office:value-type="float" office:value="-99.58068085" calcext:value-type="float">
            <text:p>-99.58068085</text:p>
          </table:table-cell>
          <table:table-cell office:value-type="float" office:value="-99.0005188" calcext:value-type="float">
            <text:p>-99.0005188</text:p>
          </table:table-cell>
          <table:table-cell office:value-type="float" office:value="-100.4782562" calcext:value-type="float">
            <text:p>-100.4782562</text:p>
          </table:table-cell>
          <table:table-cell office:value-type="float" office:value="-100.9429931" calcext:value-type="float">
            <text:p>-100.9429931</text:p>
          </table:table-cell>
          <table:table-cell office:value-type="float" office:value="-99.8152771" calcext:value-type="float">
            <text:p>-99.8152771</text:p>
          </table:table-cell>
          <table:table-cell office:value-type="float" office:value="-101.0253219" calcext:value-type="float">
            <text:p>-101.0253219</text:p>
          </table:table-cell>
          <table:table-cell office:value-type="float" office:value="-100.7981414" calcext:value-type="float">
            <text:p>-100.7981414</text:p>
          </table:table-cell>
          <table:table-cell office:value-type="float" office:value="-101.2033767" calcext:value-type="float">
            <text:p>-101.2033767</text:p>
          </table:table-cell>
          <table:table-cell office:value-type="float" office:value="-101.5364074" calcext:value-type="float">
            <text:p>-101.5364074</text:p>
          </table:table-cell>
          <table:table-cell office:value-type="float" office:value="-101.8906707" calcext:value-type="float">
            <text:p>-101.8906707</text:p>
          </table:table-cell>
          <table:table-cell office:value-type="float" office:value="-101.4076767" calcext:value-type="float">
            <text:p>-101.4076767</text:p>
          </table:table-cell>
          <table:table-cell office:value-type="float" office:value="-100.5460586" calcext:value-type="float">
            <text:p>-100.5460586</text:p>
          </table:table-cell>
          <table:table-cell office:value-type="float" office:value="-100.9429931" calcext:value-type="float">
            <text:p>-100.9429931</text:p>
          </table:table-cell>
          <table:table-cell office:value-type="float" office:value="-100.5358505" calcext:value-type="float">
            <text:p>-100.5358505</text:p>
          </table:table-cell>
          <table:table-cell office:value-type="float" office:value="-99.53814697" calcext:value-type="float">
            <text:p>-99.53814697</text:p>
          </table:table-cell>
          <table:table-cell office:value-type="float" office:value="-100.390892" calcext:value-type="float">
            <text:p>-100.390892</text:p>
          </table:table-cell>
          <table:table-cell office:value-type="float" office:value="-99.30491638" calcext:value-type="float">
            <text:p>-99.30491638</text:p>
          </table:table-cell>
          <table:table-cell office:value-type="float" office:value="-99.71572876" calcext:value-type="float">
            <text:p>-99.71572876</text:p>
          </table:table-cell>
          <table:table-cell office:value-type="float" office:value="-99.432724" calcext:value-type="float">
            <text:p>-99.432724</text:p>
          </table:table-cell>
          <table:table-cell office:value-type="float" office:value="-99.98271942" calcext:value-type="float">
            <text:p>-99.98271942</text:p>
          </table:table-cell>
          <table:table-cell office:value-type="float" office:value="-100.50531" calcext:value-type="float">
            <text:p>-100.50531</text:p>
          </table:table-cell>
          <table:table-cell office:value-type="float" office:value="-100.8543853" calcext:value-type="float">
            <text:p>-100.8543853</text:p>
          </table:table-cell>
          <table:table-cell office:value-type="float" office:value="-100.9858551" calcext:value-type="float">
            <text:p>-100.9858551</text:p>
          </table:table-cell>
          <table:table-cell office:value-type="float" office:value="-101.0289306" calcext:value-type="float">
            <text:p>-101.0289306</text:p>
          </table:table-cell>
          <table:table-cell office:value-type="float" office:value="-101.4945526" calcext:value-type="float">
            <text:p>-101.4945526</text:p>
          </table:table-cell>
          <table:table-cell office:value-type="float" office:value="-101.5823059" calcext:value-type="float">
            <text:p>-101.5823059</text:p>
          </table:table-cell>
          <table:table-cell office:value-type="float" office:value="-101.9664993" calcext:value-type="float">
            <text:p>-101.9664993</text:p>
          </table:table-cell>
          <table:table-cell office:value-type="float" office:value="-101.1960372" calcext:value-type="float">
            <text:p>-101.1960372</text:p>
          </table:table-cell>
          <table:table-cell office:value-type="float" office:value="-102.4613113" calcext:value-type="float">
            <text:p>-102.4613113</text:p>
          </table:table-cell>
          <table:table-cell office:value-type="float" office:value="-103.0584564" calcext:value-type="float">
            <text:p>-103.0584564</text:p>
          </table:table-cell>
          <table:table-cell office:value-type="float" office:value="-103.6948089" calcext:value-type="float">
            <text:p>-103.6948089</text:p>
          </table:table-cell>
          <table:table-cell office:value-type="float" office:value="-103.8577194" calcext:value-type="float">
            <text:p>-103.8577194</text:p>
          </table:table-cell>
          <table:table-cell office:value-type="float" office:value="-103.8278732" calcext:value-type="float">
            <text:p>-103.8278732</text:p>
          </table:table-cell>
          <table:table-cell office:value-type="float" office:value="-105.3137207" calcext:value-type="float">
            <text:p>-105.3137207</text:p>
          </table:table-cell>
          <table:table-cell office:value-type="float" office:value="-104.0135955" calcext:value-type="float">
            <text:p>-104.0135955</text:p>
          </table:table-cell>
          <table:table-cell office:value-type="float" office:value="-104.8378982" calcext:value-type="float">
            <text:p>-104.8378982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5.6746826" calcext:value-type="float">
            <text:p>-105.6746826</text:p>
          </table:table-cell>
          <table:table-cell office:value-type="float" office:value="-105.5103912" calcext:value-type="float">
            <text:p>-105.5103912</text:p>
          </table:table-cell>
          <table:table-cell office:value-type="float" office:value="-106.5802917" calcext:value-type="float">
            <text:p>-106.5802917</text:p>
          </table:table-cell>
          <table:table-cell office:value-type="float" office:value="-108.0474319" calcext:value-type="float">
            <text:p>-108.0474319</text:p>
          </table:table-cell>
          <table:table-cell office:value-type="float" office:value="-107.121788" calcext:value-type="float">
            <text:p>-107.121788</text:p>
          </table:table-cell>
          <table:table-cell office:value-type="float" office:value="-109.4837722" calcext:value-type="float">
            <text:p>-109.4837722</text:p>
          </table:table-cell>
          <table:table-cell office:value-type="float" office:value="-107.5990753" calcext:value-type="float">
            <text:p>-107.5990753</text:p>
          </table:table-cell>
          <table:table-cell office:value-type="float" office:value="-107.8795394" calcext:value-type="float">
            <text:p>-107.8795394</text:p>
          </table:table-cell>
          <table:table-cell office:value-type="float" office:value="-109.5123977" calcext:value-type="float">
            <text:p>-109.5123977</text:p>
          </table:table-cell>
          <table:table-cell office:value-type="float" office:value="-108.3680954" calcext:value-type="float">
            <text:p>-108.3680954</text:p>
          </table:table-cell>
          <table:table-cell office:value-type="float" office:value="-110.0139236" calcext:value-type="float">
            <text:p>-110.0139236</text:p>
          </table:table-cell>
          <table:table-cell office:value-type="float" office:value="-108.1857605" calcext:value-type="float">
            <text:p>-108.1857605</text:p>
          </table:table-cell>
          <table:table-cell office:value-type="float" office:value="-110.9990921" calcext:value-type="float">
            <text:p>-110.9990921</text:p>
          </table:table-cell>
          <table:table-cell office:value-type="float" office:value="-109.823677" calcext:value-type="float">
            <text:p>-109.823677</text:p>
          </table:table-cell>
          <table:table-cell office:value-type="float" office:value="-107.1654357" calcext:value-type="float">
            <text:p>-107.1654357</text:p>
          </table:table-cell>
          <table:table-cell office:value-type="float" office:value="-109.0927047" calcext:value-type="float">
            <text:p>-109.0927047</text:p>
          </table:table-cell>
          <table:table-cell office:value-type="float" office:value="-106.6693725" calcext:value-type="float">
            <text:p>-106.6693725</text:p>
          </table:table-cell>
          <table:table-cell office:value-type="float" office:value="-107.3795471" calcext:value-type="float">
            <text:p>-107.3795471</text:p>
          </table:table-cell>
          <table:table-cell office:value-type="float" office:value="-106.8222503" calcext:value-type="float">
            <text:p>-106.8222503</text:p>
          </table:table-cell>
          <table:table-cell office:value-type="float" office:value="-107.8953857" calcext:value-type="float">
            <text:p>-107.8953857</text:p>
          </table:table-cell>
          <table:table-cell office:value-type="float" office:value="-106.4988555" calcext:value-type="float">
            <text:p>-106.4988555</text:p>
          </table:table-cell>
          <table:table-cell office:value-type="float" office:value="-105.9049911" calcext:value-type="float">
            <text:p>-105.9049911</text:p>
          </table:table-cell>
          <table:table-cell office:value-type="float" office:value="-103.4584121" calcext:value-type="float">
            <text:p>-103.4584121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3.2747573" calcext:value-type="float">
            <text:p>-103.2747573</text:p>
          </table:table-cell>
          <table:table-cell office:value-type="float" office:value="-102.7328414" calcext:value-type="float">
            <text:p>-102.7328414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2.1283264" calcext:value-type="float">
            <text:p>-102.1283264</text:p>
          </table:table-cell>
          <table:table-cell office:value-type="float" office:value="-102.1733627" calcext:value-type="float">
            <text:p>-102.1733627</text:p>
          </table:table-cell>
          <table:table-cell office:value-type="float" office:value="-101.2549285" calcext:value-type="float">
            <text:p>-101.2549285</text:p>
          </table:table-cell>
          <table:table-cell office:value-type="float" office:value="-101.4039154" calcext:value-type="float">
            <text:p>-101.4039154</text:p>
          </table:table-cell>
          <table:table-cell office:value-type="float" office:value="-100.4310989" calcext:value-type="float">
            <text:p>-100.4310989</text:p>
          </table:table-cell>
          <table:table-cell office:value-type="float" office:value="-100.8543853" calcext:value-type="float">
            <text:p>-100.8543853</text:p>
          </table:table-cell>
          <table:table-cell office:value-type="float" office:value="-101.2771148" calcext:value-type="float">
            <text:p>-101.2771148</text:p>
          </table:table-cell>
          <table:table-cell office:value-type="float" office:value="-101.0577545" calcext:value-type="float">
            <text:p>-101.0577545</text:p>
          </table:table-cell>
          <table:table-cell office:value-type="float" office:value="-100.659111" calcext:value-type="float">
            <text:p>-100.659111</text:p>
          </table:table-cell>
          <table:table-cell office:value-type="float" office:value="-100.394226" calcext:value-type="float">
            <text:p>-100.394226</text:p>
          </table:table-cell>
          <table:table-cell office:value-type="float" office:value="-101.6554794" calcext:value-type="float">
            <text:p>-101.6554794</text:p>
          </table:table-cell>
          <table:table-cell office:value-type="float" office:value="-100.427742" calcext:value-type="float">
            <text:p>-100.427742</text:p>
          </table:table-cell>
          <table:table-cell office:value-type="float" office:value="-100.8156814" calcext:value-type="float">
            <text:p>-100.8156814</text:p>
          </table:table-cell>
          <table:table-cell office:value-type="float" office:value="-100.7492294" calcext:value-type="float">
            <text:p>-100.7492294</text:p>
          </table:table-cell>
          <table:table-cell office:value-type="float" office:value="-101.1886978" calcext:value-type="float">
            <text:p>-101.1886978</text:p>
          </table:table-cell>
          <table:table-cell office:value-type="float" office:value="-100.7981414" calcext:value-type="float">
            <text:p>-100.7981414</text:p>
          </table:table-cell>
          <table:table-cell office:value-type="float" office:value="-100.3375625" calcext:value-type="float">
            <text:p>-100.3375625</text:p>
          </table:table-cell>
          <table:table-cell office:value-type="float" office:value="-99.6848526" calcext:value-type="float">
            <text:p>-99.6848526</text:p>
          </table:table-cell>
          <table:table-cell office:value-type="float" office:value="-98.93241882" calcext:value-type="float">
            <text:p>-98.93241882</text:p>
          </table:table-cell>
          <table:table-cell office:value-type="float" office:value="-98.99767303" calcext:value-type="float">
            <text:p>-98.99767303</text:p>
          </table:table-cell>
          <table:table-cell office:value-type="float" office:value="-99.40879822" calcext:value-type="float">
            <text:p>-99.40879822</text:p>
          </table:table-cell>
          <table:table-cell office:value-type="float" office:value="-98.90702057" calcext:value-type="float">
            <text:p>-98.90702057</text:p>
          </table:table-cell>
          <table:table-cell office:value-type="float" office:value="-99.04621887" calcext:value-type="float">
            <text:p>-99.04621887</text:p>
          </table:table-cell>
          <table:table-cell office:value-type="float" office:value="-99.21392822" calcext:value-type="float">
            <text:p>-99.21392822</text:p>
          </table:table-cell>
          <table:table-cell office:value-type="float" office:value="-98.72021484" calcext:value-type="float">
            <text:p>-98.72021484</text:p>
          </table:table-cell>
          <table:table-cell office:value-type="float" office:value="-98.90984344" calcext:value-type="float">
            <text:p>-98.90984344</text:p>
          </table:table-cell>
          <table:table-cell office:value-type="float" office:value="-99.2549057" calcext:value-type="float">
            <text:p>-99.2549057</text:p>
          </table:table-cell>
          <table:table-cell office:value-type="float" office:value="-98.81450653" calcext:value-type="float">
            <text:p>-98.81450653</text:p>
          </table:table-cell>
          <table:table-cell office:value-type="float" office:value="-99.65408325" calcext:value-type="float">
            <text:p>-99.65408325</text:p>
          </table:table-cell>
          <table:table-cell office:value-type="float" office:value="-99.35522461" calcext:value-type="float">
            <text:p>-99.35522461</text:p>
          </table:table-cell>
          <table:table-cell office:value-type="float" office:value="-99.15283966" calcext:value-type="float">
            <text:p>-99.15283966</text:p>
          </table:table-cell>
          <table:table-cell office:value-type="float" office:value="-99.0548172" calcext:value-type="float">
            <text:p>-99.0548172</text:p>
          </table:table-cell>
          <table:table-cell office:value-type="float" office:value="-98.22696686" calcext:value-type="float">
            <text:p>-98.22696686</text:p>
          </table:table-cell>
          <table:table-cell office:value-type="float" office:value="-98.9239502" calcext:value-type="float">
            <text:p>-98.9239502</text:p>
          </table:table-cell>
          <table:table-cell office:value-type="float" office:value="-98.23217773" calcext:value-type="float">
            <text:p>-98.23217773</text:p>
          </table:table-cell>
          <table:table-cell table:number-columns-repeated="2" office:value-type="float" office:value="-97.69134521" calcext:value-type="float">
            <text:p>-97.69134521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6.68383026" calcext:value-type="float">
            <text:p>-96.68383026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89964294" calcext:value-type="float">
            <text:p>-97.89964294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6.82460022" calcext:value-type="float">
            <text:p>-96.82460022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6.88691711" calcext:value-type="float">
            <text:p>-96.88691711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58188629" calcext:value-type="float">
            <text:p>-96.58188629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97779083" calcext:value-type="float">
            <text:p>-97.97779083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8.44332886" calcext:value-type="float">
            <text:p>-98.44332886</text:p>
          </table:table-cell>
          <table:table-cell office:value-type="float" office:value="-99.51998901" calcext:value-type="float">
            <text:p>-99.51998901</text:p>
          </table:table-cell>
          <table:table-cell office:value-type="float" office:value="-99.39388275" calcext:value-type="float">
            <text:p>-99.39388275</text:p>
          </table:table-cell>
          <table:table-cell office:value-type="float" office:value="-100.0531845" calcext:value-type="float">
            <text:p>-100.0531845</text:p>
          </table:table-cell>
          <table:table-cell office:value-type="float" office:value="-100.1860427" calcext:value-type="float">
            <text:p>-100.1860427</text:p>
          </table:table-cell>
          <table:table-cell office:value-type="float" office:value="-100.6075363" calcext:value-type="float">
            <text:p>-100.6075363</text:p>
          </table:table-cell>
          <table:table-cell office:value-type="float" office:value="-100.488388" calcext:value-type="float">
            <text:p>-100.488388</text:p>
          </table:table-cell>
          <table:table-cell office:value-type="float" office:value="-99.49884033" calcext:value-type="float">
            <text:p>-99.49884033</text:p>
          </table:table-cell>
          <table:table-cell office:value-type="float" office:value="-98.86765289" calcext:value-type="float">
            <text:p>-98.86765289</text:p>
          </table:table-cell>
          <table:table-cell office:value-type="float" office:value="-98.65427399" calcext:value-type="float">
            <text:p>-98.65427399</text:p>
          </table:table-cell>
          <table:table-cell office:value-type="float" office:value="-99.35224915" calcext:value-type="float">
            <text:p>-99.35224915</text:p>
          </table:table-cell>
          <table:table-cell office:value-type="float" office:value="-99.17315674" calcext:value-type="float">
            <text:p>-99.17315674</text:p>
          </table:table-cell>
          <table:table-cell office:value-type="float" office:value="-98.77555847" calcext:value-type="float">
            <text:p>-98.77555847</text:p>
          </table:table-cell>
          <table:table-cell office:value-type="float" office:value="-99.96996307" calcext:value-type="float">
            <text:p>-99.96996307</text:p>
          </table:table-cell>
          <table:table-cell office:value-type="float" office:value="-100.6936645" calcext:value-type="float">
            <text:p>-100.6936645</text:p>
          </table:table-cell>
          <table:table-cell office:value-type="float" office:value="-99.27545929" calcext:value-type="float">
            <text:p>-99.27545929</text:p>
          </table:table-cell>
          <table:table-cell office:value-type="float" office:value="-99.49281311" calcext:value-type="float">
            <text:p>-99.49281311</text:p>
          </table:table-cell>
          <table:table-cell office:value-type="float" office:value="-99.45070648" calcext:value-type="float">
            <text:p>-99.45070648</text:p>
          </table:table-cell>
          <table:table-cell office:value-type="float" office:value="-98.77278137" calcext:value-type="float">
            <text:p>-98.77278137</text:p>
          </table:table-cell>
          <table:table-cell office:value-type="float" office:value="-98.91265869" calcext:value-type="float">
            <text:p>-98.91265869</text:p>
          </table:table-cell>
          <table:table-cell office:value-type="float" office:value="-98.99198151" calcext:value-type="float">
            <text:p>-98.99198151</text:p>
          </table:table-cell>
          <table:table-cell office:value-type="float" office:value="-99.55027771" calcext:value-type="float">
            <text:p>-99.55027771</text:p>
          </table:table-cell>
          <table:table-cell office:value-type="float" office:value="-98.94656372" calcext:value-type="float">
            <text:p>-98.94656372</text:p>
          </table:table-cell>
          <table:table-cell office:value-type="float" office:value="-99.0749054" calcext:value-type="float">
            <text:p>-99.0749054</text:p>
          </table:table-cell>
          <table:table-cell office:value-type="float" office:value="-99.33447266" calcext:value-type="float">
            <text:p>-99.33447266</text:p>
          </table:table-cell>
          <table:table-cell office:value-type="float" office:value="-99.16734314" calcext:value-type="float">
            <text:p>-99.16734314</text:p>
          </table:table-cell>
          <table:table-cell office:value-type="float" office:value="-98.94374084" calcext:value-type="float">
            <text:p>-98.94374084</text:p>
          </table:table-cell>
          <table:table-cell office:value-type="float" office:value="-99.50789642" calcext:value-type="float">
            <text:p>-99.50789642</text:p>
          </table:table-cell>
          <table:table-cell office:value-type="float" office:value="-98.8368454" calcext:value-type="float">
            <text:p>-98.8368454</text:p>
          </table:table-cell>
          <table:table-cell office:value-type="float" office:value="-99.14994049" calcext:value-type="float">
            <text:p>-99.14994049</text:p>
          </table:table-cell>
          <table:table-cell office:value-type="float" office:value="-98.98628998" calcext:value-type="float">
            <text:p>-98.98628998</text:p>
          </table:table-cell>
          <table:table-cell office:value-type="float" office:value="-99.49281311" calcext:value-type="float">
            <text:p>-99.49281311</text:p>
          </table:table-cell>
          <table:table-cell office:value-type="float" office:value="-98.7894516" calcext:value-type="float">
            <text:p>-98.7894516</text:p>
          </table:table-cell>
          <table:table-cell office:value-type="float" office:value="-98.89012909" calcext:value-type="float">
            <text:p>-98.89012909</text:p>
          </table:table-cell>
          <table:table-cell office:value-type="float" office:value="-98.43531799" calcext:value-type="float">
            <text:p>-98.43531799</text:p>
          </table:table-cell>
          <table:table-cell office:value-type="float" office:value="-99.38196564" calcext:value-type="float">
            <text:p>-99.38196564</text:p>
          </table:table-cell>
          <table:table-cell office:value-type="float" office:value="-98.72573853" calcext:value-type="float">
            <text:p>-98.72573853</text:p>
          </table:table-cell>
          <table:table-cell office:value-type="float" office:value="-99.18769836" calcext:value-type="float">
            <text:p>-99.18769836</text:p>
          </table:table-cell>
          <table:table-cell office:value-type="float" office:value="-98.82288361" calcext:value-type="float">
            <text:p>-98.82288361</text:p>
          </table:table-cell>
          <table:table-cell office:value-type="float" office:value="-98.0464325" calcext:value-type="float">
            <text:p>-98.0464325</text:p>
          </table:table-cell>
          <table:table-cell office:value-type="float" office:value="-98.48887634" calcext:value-type="float">
            <text:p>-98.48887634</text:p>
          </table:table-cell>
          <table:table-cell office:value-type="float" office:value="-98.10020447" calcext:value-type="float">
            <text:p>-98.10020447</text:p>
          </table:table-cell>
          <table:table-cell office:value-type="float" office:value="-98.77000427" calcext:value-type="float">
            <text:p>-98.77000427</text:p>
          </table:table-cell>
          <table:table-cell office:value-type="float" office:value="-99.00621796" calcext:value-type="float">
            <text:p>-99.00621796</text:p>
          </table:table-cell>
          <table:table-cell office:value-type="float" office:value="-98.60241699" calcext:value-type="float">
            <text:p>-98.60241699</text:p>
          </table:table-cell>
          <table:table-cell office:value-type="float" office:value="-98.70919037" calcext:value-type="float">
            <text:p>-98.70919037</text:p>
          </table:table-cell>
          <table:table-cell office:value-type="float" office:value="-99.4028244" calcext:value-type="float">
            <text:p>-99.4028244</text:p>
          </table:table-cell>
          <table:table-cell office:value-type="float" office:value="-99.25784302" calcext:value-type="float">
            <text:p>-99.25784302</text:p>
          </table:table-cell>
          <table:table-cell office:value-type="float" office:value="-99.82154083" calcext:value-type="float">
            <text:p>-99.82154083</text:p>
          </table:table-cell>
          <table:table-cell office:value-type="float" office:value="-99.9890976" calcext:value-type="float">
            <text:p>-99.9890976</text:p>
          </table:table-cell>
          <table:table-cell office:value-type="float" office:value="-98.55898285" calcext:value-type="float">
            <text:p>-98.55898285</text:p>
          </table:table-cell>
          <table:table-cell office:value-type="float" office:value="-99.44470215" calcext:value-type="float">
            <text:p>-99.44470215</text:p>
          </table:table-cell>
          <table:table-cell office:value-type="float" office:value="-100.3842086" calcext:value-type="float">
            <text:p>-100.3842086</text:p>
          </table:table-cell>
          <table:table-cell office:value-type="float" office:value="-100.8191909" calcext:value-type="float">
            <text:p>-100.8191909</text:p>
          </table:table-cell>
          <table:table-cell office:value-type="float" office:value="-100.2680664" calcext:value-type="float">
            <text:p>-100.2680664</text:p>
          </table:table-cell>
          <table:table-cell office:value-type="float" office:value="-100.7806396" calcext:value-type="float">
            <text:p>-100.7806396</text:p>
          </table:table-cell>
          <table:table-cell office:value-type="float" office:value="-100.886177" calcext:value-type="float">
            <text:p>-100.886177</text:p>
          </table:table-cell>
          <table:table-cell office:value-type="float" office:value="-102.5038528" calcext:value-type="float">
            <text:p>-102.5038528</text:p>
          </table:table-cell>
          <table:table-cell office:value-type="float" office:value="-101.8787612" calcext:value-type="float">
            <text:p>-101.8787612</text:p>
          </table:table-cell>
          <table:table-cell office:value-type="float" office:value="-102.499588" calcext:value-type="float">
            <text:p>-102.499588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3.8926773" calcext:value-type="float">
            <text:p>-103.8926773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3.6023864" calcext:value-type="float">
            <text:p>-103.6023864</text:p>
          </table:table-cell>
          <table:table-cell office:value-type="float" office:value="-102.499588" calcext:value-type="float">
            <text:p>-102.499588</text:p>
          </table:table-cell>
          <table:table-cell office:value-type="float" office:value="-101.5746383" calcext:value-type="float">
            <text:p>-101.5746383</text:p>
          </table:table-cell>
          <table:table-cell office:value-type="float" office:value="-99.92549133" calcext:value-type="float">
            <text:p>-99.92549133</text:p>
          </table:table-cell>
          <table:table-cell office:value-type="float" office:value="-100.2056579" calcext:value-type="float">
            <text:p>-100.2056579</text:p>
          </table:table-cell>
          <table:table-cell office:value-type="float" office:value="-99.30196381" calcext:value-type="float">
            <text:p>-99.30196381</text:p>
          </table:table-cell>
          <table:table-cell office:value-type="float" office:value="-99.65408325" calcext:value-type="float">
            <text:p>-99.65408325</text:p>
          </table:table-cell>
          <table:table-cell office:value-type="float" office:value="-98.51576996" calcext:value-type="float">
            <text:p>-98.51576996</text:p>
          </table:table-cell>
          <table:table-cell office:value-type="float" office:value="-98.14138794" calcext:value-type="float">
            <text:p>-98.14138794</text:p>
          </table:table-cell>
          <table:table-cell office:value-type="float" office:value="-99.19351959" calcext:value-type="float">
            <text:p>-99.19351959</text:p>
          </table:table-cell>
          <table:table-cell office:value-type="float" office:value="-99.15573883" calcext:value-type="float">
            <text:p>-99.15573883</text:p>
          </table:table-cell>
          <table:table-cell office:value-type="float" office:value="-99.240242" calcext:value-type="float">
            <text:p>-99.240242</text:p>
          </table:table-cell>
          <table:table-cell office:value-type="float" office:value="-100.7213974" calcext:value-type="float">
            <text:p>-100.7213974</text:p>
          </table:table-cell>
          <table:table-cell office:value-type="float" office:value="-100.5869979" calcext:value-type="float">
            <text:p>-100.5869979</text:p>
          </table:table-cell>
          <table:table-cell office:value-type="float" office:value="-101.0289306" calcext:value-type="float">
            <text:p>-101.0289306</text:p>
          </table:table-cell>
          <table:table-cell office:value-type="float" office:value="-101.5593338" calcext:value-type="float">
            <text:p>-101.5593338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4.4665985" calcext:value-type="float">
            <text:p>-104.4665985</text:p>
          </table:table-cell>
          <table:table-cell office:value-type="float" office:value="-103.9680557" calcext:value-type="float">
            <text:p>-103.9680557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5.456314" calcext:value-type="float">
            <text:p>-105.456314</text:p>
          </table:table-cell>
          <table:table-cell office:value-type="float" office:value="-105.1502761" calcext:value-type="float">
            <text:p>-105.1502761</text:p>
          </table:table-cell>
          <table:table-cell office:value-type="float" office:value="-105.9937591" calcext:value-type="float">
            <text:p>-105.9937591</text:p>
          </table:table-cell>
          <table:table-cell office:value-type="float" office:value="-105.7549133" calcext:value-type="float">
            <text:p>-105.7549133</text:p>
          </table:table-cell>
          <table:table-cell office:value-type="float" office:value="-108.2103881" calcext:value-type="float">
            <text:p>-108.2103881</text:p>
          </table:table-cell>
          <table:table-cell office:value-type="float" office:value="-106.9636001" calcext:value-type="float">
            <text:p>-106.9636001</text:p>
          </table:table-cell>
          <table:table-cell office:value-type="float" office:value="-108.8857803" calcext:value-type="float">
            <text:p>-108.8857803</text:p>
          </table:table-cell>
          <table:table-cell office:value-type="float" office:value="-108.1775589" calcext:value-type="float">
            <text:p>-108.1775589</text:p>
          </table:table-cell>
          <table:table-cell office:value-type="float" office:value="-107.9911041" calcext:value-type="float">
            <text:p>-107.9911041</text:p>
          </table:table-cell>
          <table:table-cell office:value-type="float" office:value="-111.8065643" calcext:value-type="float">
            <text:p>-111.8065643</text:p>
          </table:table-cell>
          <table:table-cell office:value-type="float" office:value="-113.9080658" calcext:value-type="float">
            <text:p>-113.9080658</text:p>
          </table:table-cell>
          <table:table-cell office:value-type="float" office:value="-114.1491317" calcext:value-type="float">
            <text:p>-114.1491317</text:p>
          </table:table-cell>
          <table:table-cell office:value-type="float" office:value="-115.7948989" calcext:value-type="float">
            <text:p>-115.7948989</text:p>
          </table:table-cell>
          <table:table-cell office:value-type="float" office:value="-114.8974914" calcext:value-type="float">
            <text:p>-114.8974914</text:p>
          </table:table-cell>
          <table:table-cell office:value-type="float" office:value="-113.7199096" calcext:value-type="float">
            <text:p>-113.7199096</text:p>
          </table:table-cell>
          <table:table-cell office:value-type="float" office:value="-113.8922271" calcext:value-type="float">
            <text:p>-113.8922271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14.1817855" calcext:value-type="float">
            <text:p>-114.1817855</text:p>
          </table:table-cell>
          <table:table-cell office:value-type="float" office:value="-116.1158905" calcext:value-type="float">
            <text:p>-116.1158905</text:p>
          </table:table-cell>
          <table:table-cell office:value-type="float" office:value="-111.3107833" calcext:value-type="float">
            <text:p>-111.3107833</text:p>
          </table:table-cell>
          <table:table-cell office:value-type="float" office:value="-110.1465377" calcext:value-type="float">
            <text:p>-110.1465377</text:p>
          </table:table-cell>
          <table:table-cell office:value-type="float" office:value="-109.4362869" calcext:value-type="float">
            <text:p>-109.4362869</text:p>
          </table:table-cell>
          <table:table-cell office:value-type="float" office:value="-106.1935882" calcext:value-type="float">
            <text:p>-106.1935882</text:p>
          </table:table-cell>
          <table:table-cell office:value-type="float" office:value="-107.1435852" calcext:value-type="float">
            <text:p>-107.1435852</text:p>
          </table:table-cell>
          <table:table-cell office:value-type="float" office:value="-106.0448837" calcext:value-type="float">
            <text:p>-106.0448837</text:p>
          </table:table-cell>
          <table:table-cell office:value-type="float" office:value="-106.3847808" calcext:value-type="float">
            <text:p>-106.3847808</text:p>
          </table:table-cell>
          <table:table-cell office:value-type="float" office:value="-107.1290435" calcext:value-type="float">
            <text:p>-107.1290435</text:p>
          </table:table-cell>
          <table:table-cell office:value-type="float" office:value="-105.5284957" calcext:value-type="float">
            <text:p>-105.5284957</text:p>
          </table:table-cell>
          <table:table-cell office:value-type="float" office:value="-107.9670715" calcext:value-type="float">
            <text:p>-107.9670715</text:p>
          </table:table-cell>
          <table:table-cell office:value-type="float" office:value="-105.6992874" calcext:value-type="float">
            <text:p>-105.6992874</text:p>
          </table:table-cell>
          <table:table-cell office:value-type="float" office:value="-105.7921905" calcext:value-type="float">
            <text:p>-105.7921905</text:p>
          </table:table-cell>
          <table:table-cell office:value-type="float" office:value="-106.1156845" calcext:value-type="float">
            <text:p>-106.1156845</text:p>
          </table:table-cell>
          <table:table-cell office:value-type="float" office:value="-105.8797988" calcext:value-type="float">
            <text:p>-105.8797988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3.738945" calcext:value-type="float">
            <text:p>-103.738945</text:p>
          </table:table-cell>
          <table:table-cell office:value-type="float" office:value="-103.5830459" calcext:value-type="float">
            <text:p>-103.5830459</text:p>
          </table:table-cell>
          <table:table-cell office:value-type="float" office:value="-103.4251632" calcext:value-type="float">
            <text:p>-103.4251632</text:p>
          </table:table-cell>
          <table:table-cell office:value-type="float" office:value="-103.3121109" calcext:value-type="float">
            <text:p>-103.3121109</text:p>
          </table:table-cell>
          <table:table-cell office:value-type="float" office:value="-102.3600692" calcext:value-type="float">
            <text:p>-102.3600692</text:p>
          </table:table-cell>
          <table:table-cell office:value-type="float" office:value="-102.3810653" calcext:value-type="float">
            <text:p>-102.3810653</text:p>
          </table:table-cell>
          <table:table-cell office:value-type="float" office:value="-102.1897964" calcext:value-type="float">
            <text:p>-102.1897964</text:p>
          </table:table-cell>
          <table:table-cell office:value-type="float" office:value="-101.2033767" calcext:value-type="float">
            <text:p>-101.2033767</text:p>
          </table:table-cell>
          <table:table-cell office:value-type="float" office:value="-101.7059021" calcext:value-type="float">
            <text:p>-101.7059021</text:p>
          </table:table-cell>
          <table:table-cell office:value-type="float" office:value="-101.5135574" calcext:value-type="float">
            <text:p>-101.5135574</text:p>
          </table:table-cell>
          <table:table-cell office:value-type="float" office:value="-100.9216461" calcext:value-type="float">
            <text:p>-100.9216461</text:p>
          </table:table-cell>
          <table:table-cell office:value-type="float" office:value="-101.2512359" calcext:value-type="float">
            <text:p>-101.2512359</text:p>
          </table:table-cell>
          <table:table-cell office:value-type="float" office:value="-100.7144546" calcext:value-type="float">
            <text:p>-100.7144546</text:p>
          </table:table-cell>
          <table:table-cell office:value-type="float" office:value="-101.2993545" calcext:value-type="float">
            <text:p>-101.2993545</text:p>
          </table:table-cell>
          <table:table-cell office:value-type="float" office:value="-101.6516113" calcext:value-type="float">
            <text:p>-101.6516113</text:p>
          </table:table-cell>
          <table:table-cell office:value-type="float" office:value="-101.1084518" calcext:value-type="float">
            <text:p>-101.1084518</text:p>
          </table:table-cell>
          <table:table-cell office:value-type="float" office:value="-101.8986206" calcext:value-type="float">
            <text:p>-101.8986206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2.3558807" calcext:value-type="float">
            <text:p>-102.3558807</text:p>
          </table:table-cell>
          <table:table-cell office:value-type="float" office:value="-101.8510284" calcext:value-type="float">
            <text:p>-101.8510284</text:p>
          </table:table-cell>
          <table:table-cell office:value-type="float" office:value="-101.4491195" calcext:value-type="float">
            <text:p>-101.4491195</text:p>
          </table:table-cell>
          <table:table-cell office:value-type="float" office:value="-101.4907608" calcext:value-type="float">
            <text:p>-101.4907608</text:p>
          </table:table-cell>
          <table:table-cell office:value-type="float" office:value="-101.046936" calcext:value-type="float">
            <text:p>-101.046936</text:p>
          </table:table-cell>
          <table:table-cell office:value-type="float" office:value="-101.9745178" calcext:value-type="float">
            <text:p>-101.9745178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0.8086624" calcext:value-type="float">
            <text:p>-100.8086624</text:p>
          </table:table-cell>
          <table:table-cell office:value-type="float" office:value="-100.8262176" calcext:value-type="float">
            <text:p>-100.8262176</text:p>
          </table:table-cell>
          <table:table-cell office:value-type="float" office:value="-101.1960372" calcext:value-type="float">
            <text:p>-101.1960372</text:p>
          </table:table-cell>
          <table:table-cell office:value-type="float" office:value="-101.0145492" calcext:value-type="float">
            <text:p>-101.0145492</text:p>
          </table:table-cell>
          <table:table-cell office:value-type="float" office:value="-100.3143386" calcext:value-type="float">
            <text:p>-100.3143386</text:p>
          </table:table-cell>
          <table:table-cell office:value-type="float" office:value="-100.2483062" calcext:value-type="float">
            <text:p>-100.2483062</text:p>
          </table:table-cell>
          <table:table-cell office:value-type="float" office:value="-100.9074401" calcext:value-type="float">
            <text:p>-100.9074401</text:p>
          </table:table-cell>
          <table:table-cell office:value-type="float" office:value="-100.4210357" calcext:value-type="float">
            <text:p>-100.4210357</text:p>
          </table:table-cell>
          <table:table-cell office:value-type="float" office:value="-100.6384429" calcext:value-type="float">
            <text:p>-100.6384429</text:p>
          </table:table-cell>
          <table:table-cell office:value-type="float" office:value="-101.874794" calcext:value-type="float">
            <text:p>-101.874794</text:p>
          </table:table-cell>
          <table:table-cell office:value-type="float" office:value="-101.7487869" calcext:value-type="float">
            <text:p>-101.7487869</text:p>
          </table:table-cell>
          <table:table-cell office:value-type="float" office:value="-101.8946456" calcext:value-type="float">
            <text:p>-101.8946456</text:p>
          </table:table-cell>
          <table:table-cell office:value-type="float" office:value="-102.1610488" calcext:value-type="float">
            <text:p>-102.1610488</text:p>
          </table:table-cell>
          <table:table-cell office:value-type="float" office:value="-104.2189483" calcext:value-type="float">
            <text:p>-104.2189483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5.6134719" calcext:value-type="float">
            <text:p>-105.6134719</text:p>
          </table:table-cell>
          <table:table-cell office:value-type="float" office:value="-108.4438095" calcext:value-type="float">
            <text:p>-108.4438095</text:p>
          </table:table-cell>
          <table:table-cell office:value-type="float" office:value="-105.8296279" calcext:value-type="float">
            <text:p>-105.8296279</text:p>
          </table:table-cell>
          <table:table-cell office:value-type="float" office:value="-105.396614" calcext:value-type="float">
            <text:p>-105.396614</text:p>
          </table:table-cell>
          <table:table-cell office:value-type="float" office:value="-106.2328033" calcext:value-type="float">
            <text:p>-106.2328033</text:p>
          </table:table-cell>
          <table:table-cell office:value-type="float" office:value="-107.7693939" calcext:value-type="float">
            <text:p>-107.7693939</text:p>
          </table:table-cell>
          <table:table-cell office:value-type="float" office:value="-106.525917" calcext:value-type="float">
            <text:p>-106.525917</text:p>
          </table:table-cell>
          <table:table-cell office:value-type="float" office:value="-105.8797988" calcext:value-type="float">
            <text:p>-105.8797988</text:p>
          </table:table-cell>
          <table:table-cell office:value-type="float" office:value="-105.7301406" calcext:value-type="float">
            <text:p>-105.7301406</text:p>
          </table:table-cell>
          <table:table-cell office:value-type="float" office:value="-105.9302673" calcext:value-type="float">
            <text:p>-105.9302673</text:p>
          </table:table-cell>
          <table:table-cell office:value-type="float" office:value="-108.0797805" calcext:value-type="float">
            <text:p>-108.0797805</text:p>
          </table:table-cell>
          <table:table-cell office:value-type="float" office:value="-106.7733078" calcext:value-type="float">
            <text:p>-106.7733078</text:p>
          </table:table-cell>
          <table:table-cell office:value-type="float" office:value="-106.3183822" calcext:value-type="float">
            <text:p>-106.3183822</text:p>
          </table:table-cell>
          <table:table-cell office:value-type="float" office:value="-105.7549133" calcext:value-type="float">
            <text:p>-105.7549133</text:p>
          </table:table-cell>
          <table:table-cell office:value-type="float" office:value="-106.4718704" calcext:value-type="float">
            <text:p>-106.4718704</text:p>
          </table:table-cell>
          <table:table-cell office:value-type="float" office:value="-107.0423355" calcext:value-type="float">
            <text:p>-107.0423355</text:p>
          </table:table-cell>
          <table:table-cell office:value-type="float" office:value="-106.9850006" calcext:value-type="float">
            <text:p>-106.9850006</text:p>
          </table:table-cell>
          <table:table-cell office:value-type="float" office:value="-105.5891113" calcext:value-type="float">
            <text:p>-105.5891113</text:p>
          </table:table-cell>
          <table:table-cell office:value-type="float" office:value="-109.1842346" calcext:value-type="float">
            <text:p>-109.1842346</text:p>
          </table:table-cell>
          <table:table-cell office:value-type="float" office:value="-106.2393569" calcext:value-type="float">
            <text:p>-106.2393569</text:p>
          </table:table-cell>
          <table:table-cell office:value-type="float" office:value="-105.6685485" calcext:value-type="float">
            <text:p>-105.6685485</text:p>
          </table:table-cell>
          <table:table-cell office:value-type="float" office:value="-107.1946563" calcext:value-type="float">
            <text:p>-107.1946563</text:p>
          </table:table-cell>
          <table:table-cell office:value-type="float" office:value="-108.9303436" calcext:value-type="float">
            <text:p>-108.9303436</text:p>
          </table:table-cell>
          <table:table-cell office:value-type="float" office:value="-105.0068969" calcext:value-type="float">
            <text:p>-105.0068969</text:p>
          </table:table-cell>
          <table:table-cell office:value-type="float" office:value="-108.3346633" calcext:value-type="float">
            <text:p>-108.3346633</text:p>
          </table:table-cell>
          <table:table-cell office:value-type="float" office:value="-106.5802917" calcext:value-type="float">
            <text:p>-106.5802917</text:p>
          </table:table-cell>
          <table:table-cell office:value-type="float" office:value="-108.3848648" calcext:value-type="float">
            <text:p>-108.3848648</text:p>
          </table:table-cell>
          <table:table-cell office:value-type="float" office:value="-107.8400344" calcext:value-type="float">
            <text:p>-107.8400344</text:p>
          </table:table-cell>
          <table:table-cell office:value-type="float" office:value="-109.7154159" calcext:value-type="float">
            <text:p>-109.7154159</text:p>
          </table:table-cell>
          <table:table-cell office:value-type="float" office:value="-106.9636001" calcext:value-type="float">
            <text:p>-106.9636001</text:p>
          </table:table-cell>
          <table:table-cell office:value-type="float" office:value="-108.0716781" calcext:value-type="float">
            <text:p>-108.0716781</text:p>
          </table:table-cell>
          <table:table-cell office:value-type="float" office:value="-107.4621658" calcext:value-type="float">
            <text:p>-107.4621658</text:p>
          </table:table-cell>
          <table:table-cell office:value-type="float" office:value="-105.0125808" calcext:value-type="float">
            <text:p>-105.0125808</text:p>
          </table:table-cell>
          <table:table-cell office:value-type="float" office:value="-105.1387176" calcext:value-type="float">
            <text:p>-105.1387176</text:p>
          </table:table-cell>
          <table:table-cell office:value-type="float" office:value="-105.3196182" calcext:value-type="float">
            <text:p>-105.3196182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4.1671524" calcext:value-type="float">
            <text:p>-104.1671524</text:p>
          </table:table-cell>
          <table:table-cell office:value-type="float" office:value="-103.4965744" calcext:value-type="float">
            <text:p>-103.4965744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3.2097625" calcext:value-type="float">
            <text:p>-103.2097625</text:p>
          </table:table-cell>
          <table:table-cell office:value-type="float" office:value="-101.3067855" calcext:value-type="float">
            <text:p>-101.3067855</text:p>
          </table:table-cell>
          <table:table-cell office:value-type="float" office:value="-100.6556625" calcext:value-type="float">
            <text:p>-100.6556625</text:p>
          </table:table-cell>
          <table:table-cell office:value-type="float" office:value="-100.5460586" calcext:value-type="float">
            <text:p>-100.5460586</text:p>
          </table:table-cell>
          <table:table-cell office:value-type="float" office:value="-100.7981414" calcext:value-type="float">
            <text:p>-100.7981414</text:p>
          </table:table-cell>
          <table:table-cell office:value-type="float" office:value="-100.3475341" calcext:value-type="float">
            <text:p>-100.3475341</text:p>
          </table:table-cell>
          <table:table-cell office:value-type="float" office:value="-101.6593475" calcext:value-type="float">
            <text:p>-101.6593475</text:p>
          </table:table-cell>
          <table:table-cell office:value-type="float" office:value="-101.2771148" calcext:value-type="float">
            <text:p>-101.2771148</text:p>
          </table:table-cell>
          <table:table-cell office:value-type="float" office:value="-100.8508606" calcext:value-type="float">
            <text:p>-100.8508606</text:p>
          </table:table-cell>
          <table:table-cell office:value-type="float" office:value="-101.6284484" calcext:value-type="float">
            <text:p>-101.6284484</text:p>
          </table:table-cell>
          <table:table-cell office:value-type="float" office:value="-100.354187" calcext:value-type="float">
            <text:p>-100.354187</text:p>
          </table:table-cell>
          <table:table-cell office:value-type="float" office:value="-100.09832" calcext:value-type="float">
            <text:p>-100.09832</text:p>
          </table:table-cell>
          <table:table-cell office:value-type="float" office:value="-99.39984131" calcext:value-type="float">
            <text:p>-99.39984131</text:p>
          </table:table-cell>
          <table:table-cell office:value-type="float" office:value="-99.23731995" calcext:value-type="float">
            <text:p>-99.23731995</text:p>
          </table:table-cell>
          <table:table-cell office:value-type="float" office:value="-99.39686584" calcext:value-type="float">
            <text:p>-99.39686584</text:p>
          </table:table-cell>
          <table:table-cell office:value-type="float" office:value="-99.06916809" calcext:value-type="float">
            <text:p>-99.06916809</text:p>
          </table:table-cell>
          <table:table-cell office:value-type="float" office:value="-99.46270752" calcext:value-type="float">
            <text:p>-99.46270752</text:p>
          </table:table-cell>
          <table:table-cell office:value-type="float" office:value="-98.55898285" calcext:value-type="float">
            <text:p>-98.55898285</text:p>
          </table:table-cell>
          <table:table-cell office:value-type="float" office:value="-98.34503937" calcext:value-type="float">
            <text:p>-98.34503937</text:p>
          </table:table-cell>
          <table:table-cell office:value-type="float" office:value="-98.20095062" calcext:value-type="float">
            <text:p>-98.20095062</text:p>
          </table:table-cell>
          <table:table-cell office:value-type="float" office:value="-98.28710937" calcext:value-type="float">
            <text:p>-98.28710937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97272491" calcext:value-type="float">
            <text:p>-97.97272491</text:p>
          </table:table-cell>
          <table:table-cell office:value-type="float" office:value="-97.97019196" calcext:value-type="float">
            <text:p>-97.97019196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8.0592041" calcext:value-type="float">
            <text:p>-98.0592041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8.51846313" calcext:value-type="float">
            <text:p>-98.51846313</text:p>
          </table:table-cell>
          <table:table-cell office:value-type="float" office:value="-99.75603485" calcext:value-type="float">
            <text:p>-99.75603485</text:p>
          </table:table-cell>
          <table:table-cell office:value-type="float" office:value="-101.2033767" calcext:value-type="float">
            <text:p>-101.2033767</text:p>
          </table:table-cell>
          <table:table-cell office:value-type="float" office:value="-102.1324081" calcext:value-type="float">
            <text:p>-102.1324081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99.61424255" calcext:value-type="float">
            <text:p>-99.61424255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5.74188232" calcext:value-type="float">
            <text:p>-95.74188232</text:p>
          </table:table-cell>
          <table:table-cell office:value-type="float" office:value="-95.75363159" calcext:value-type="float">
            <text:p>-95.75363159</text:p>
          </table:table-cell>
          <table:table-cell office:value-type="float" office:value="-96.57110596" calcext:value-type="float">
            <text:p>-96.57110596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8.70643616" calcext:value-type="float">
            <text:p>-98.70643616</text:p>
          </table:table-cell>
          <table:table-cell office:value-type="float" office:value="-98.7894516" calcext:value-type="float">
            <text:p>-98.7894516</text:p>
          </table:table-cell>
          <table:table-cell office:value-type="float" office:value="-98.39006042" calcext:value-type="float">
            <text:p>-98.39006042</text:p>
          </table:table-cell>
          <table:table-cell office:value-type="float" office:value="-97.79734802" calcext:value-type="float">
            <text:p>-97.79734802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6.18360138" calcext:value-type="float">
            <text:p>-96.18360138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360466" calcext:value-type="float">
            <text:p>-96.360466</text:p>
          </table:table-cell>
          <table:table-cell office:value-type="float" office:value="-96.23317719" calcext:value-type="float">
            <text:p>-96.23317719</text:p>
          </table:table-cell>
          <table:table-cell office:value-type="float" office:value="-95.86411285" calcext:value-type="float">
            <text:p>-95.86411285</text:p>
          </table:table-cell>
          <table:table-cell office:value-type="float" office:value="-95.9418869" calcext:value-type="float">
            <text:p>-95.9418869</text:p>
          </table:table-cell>
          <table:table-cell office:value-type="float" office:value="-96.02441406" calcext:value-type="float">
            <text:p>-96.02441406</text:p>
          </table:table-cell>
          <table:table-cell office:value-type="float" office:value="-96.57972717" calcext:value-type="float">
            <text:p>-96.57972717</text:p>
          </table:table-cell>
          <table:table-cell office:value-type="float" office:value="-96.99478149" calcext:value-type="float">
            <text:p>-96.99478149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01969147" calcext:value-type="float">
            <text:p>-97.01969147</text:p>
          </table:table-cell>
          <table:table-cell office:value-type="float" office:value="-98.17759705" calcext:value-type="float">
            <text:p>-98.17759705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6.64682007" calcext:value-type="float">
            <text:p>-96.64682007</text:p>
          </table:table-cell>
          <table:table-cell office:value-type="float" office:value="-96.90032959" calcext:value-type="float">
            <text:p>-96.90032959</text:p>
          </table:table-cell>
          <table:table-cell office:value-type="float" office:value="-96.65550995" calcext:value-type="float">
            <text:p>-96.65550995</text:p>
          </table:table-cell>
          <table:table-cell office:value-type="float" office:value="-96.45983124" calcext:value-type="float">
            <text:p>-96.45983124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7.90466309" calcext:value-type="float">
            <text:p>-97.90466309</text:p>
          </table:table-cell>
          <table:table-cell office:value-type="float" office:value="-98.30286407" calcext:value-type="float">
            <text:p>-98.30286407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8.06687927" calcext:value-type="float">
            <text:p>-98.06687927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8.195755" calcext:value-type="float">
            <text:p>-98.195755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8.17500305" calcext:value-type="float">
            <text:p>-98.17500305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8.30550385" calcext:value-type="float">
            <text:p>-98.30550385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6.58620453" calcext:value-type="float">
            <text:p>-96.58620453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99807739" calcext:value-type="float">
            <text:p>-97.99807739</text:p>
          </table:table-cell>
          <table:table-cell office:value-type="float" office:value="-98.26091003" calcext:value-type="float">
            <text:p>-98.26091003</text:p>
          </table:table-cell>
          <table:table-cell office:value-type="float" office:value="-98.62966919" calcext:value-type="float">
            <text:p>-98.62966919</text:p>
          </table:table-cell>
          <table:table-cell office:value-type="float" office:value="-98.46740723" calcext:value-type="float">
            <text:p>-98.46740723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6.68601227" calcext:value-type="float">
            <text:p>-96.68601227</text:p>
          </table:table-cell>
          <table:table-cell office:value-type="float" office:value="-96.76713562" calcext:value-type="float">
            <text:p>-96.76713562</text:p>
          </table:table-cell>
          <table:table-cell office:value-type="float" office:value="-96.55604553" calcext:value-type="float">
            <text:p>-96.55604553</text:p>
          </table:table-cell>
          <table:table-cell office:value-type="float" office:value="-96.43435669" calcext:value-type="float">
            <text:p>-96.43435669</text:p>
          </table:table-cell>
          <table:table-cell office:value-type="float" office:value="-96.53886414" calcext:value-type="float">
            <text:p>-96.53886414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8.35032654" calcext:value-type="float">
            <text:p>-98.35032654</text:p>
          </table:table-cell>
          <table:table-cell office:value-type="float" office:value="-98.37414551" calcext:value-type="float">
            <text:p>-98.37414551</text:p>
          </table:table-cell>
          <table:table-cell office:value-type="float" office:value="-98.29499054" calcext:value-type="float">
            <text:p>-98.29499054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64979553" calcext:value-type="float">
            <text:p>-97.64979553</text:p>
          </table:table-cell>
          <table:table-cell office:value-type="float" office:value="-97.13384247" calcext:value-type="float">
            <text:p>-97.13384247</text:p>
          </table:table-cell>
          <table:table-cell office:value-type="float" office:value="-96.53886414" calcext:value-type="float">
            <text:p>-96.53886414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20304871" calcext:value-type="float">
            <text:p>-97.20304871</text:p>
          </table:table-cell>
          <table:table-cell office:value-type="float" office:value="-97.88208771" calcext:value-type="float">
            <text:p>-97.88208771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36907196" calcext:value-type="float">
            <text:p>-97.36907196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6.2104187" calcext:value-type="float">
            <text:p>-96.2104187</text:p>
          </table:table-cell>
          <table:table-cell office:value-type="float" office:value="-96.44496155" calcext:value-type="float">
            <text:p>-96.44496155</text:p>
          </table:table-cell>
          <table:table-cell office:value-type="float" office:value="-96.68601227" calcext:value-type="float">
            <text:p>-96.68601227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24018097" calcext:value-type="float">
            <text:p>-97.24018097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8.04388428" calcext:value-type="float">
            <text:p>-98.04388428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6.93170166" calcext:value-type="float">
            <text:p>-96.93170166</text:p>
          </table:table-cell>
          <table:table-cell office:value-type="float" office:value="-96.48325348" calcext:value-type="float">
            <text:p>-96.48325348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7.15914917" calcext:value-type="float">
            <text:p>-97.15914917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6.65550995" calcext:value-type="float">
            <text:p>-96.65550995</text:p>
          </table:table-cell>
          <table:table-cell office:value-type="float" office:value="-96.88691711" calcext:value-type="float">
            <text:p>-96.88691711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6.45771027" calcext:value-type="float">
            <text:p>-96.45771027</text:p>
          </table:table-cell>
          <table:table-cell office:value-type="float" office:value="-96.32898712" calcext:value-type="float">
            <text:p>-96.32898712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6.91152191" calcext:value-type="float">
            <text:p>-96.91152191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73064423" calcext:value-type="float">
            <text:p>-97.73064423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6.83125305" calcext:value-type="float">
            <text:p>-96.83125305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6.56464386" calcext:value-type="float">
            <text:p>-96.56464386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21927643" calcext:value-type="float">
            <text:p>-97.21927643</text:p>
          </table:table-cell>
          <table:table-cell office:value-type="float" office:value="-96.9249649" calcext:value-type="float">
            <text:p>-96.9249649</text:p>
          </table:table-cell>
          <table:table-cell office:value-type="float" office:value="-96.80688477" calcext:value-type="float">
            <text:p>-96.80688477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6.90032959" calcext:value-type="float">
            <text:p>-96.90032959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5.93988037" calcext:value-type="float">
            <text:p>-95.93988037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6.56464386" calcext:value-type="float">
            <text:p>-96.56464386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6.99930573" calcext:value-type="float">
            <text:p>-96.99930573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7.08571625" calcext:value-type="float">
            <text:p>-97.08571625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3.7981338" calcext:value-type="float">
            <text:p>-103.7981338</text:p>
          </table:table-cell>
          <table:table-cell office:value-type="float" office:value="-104.8658371" calcext:value-type="float">
            <text:p>-104.8658371</text:p>
          </table:table-cell>
          <table:table-cell office:value-type="float" office:value="-104.8546524" calcext:value-type="float">
            <text:p>-104.8546524</text:p>
          </table:table-cell>
          <table:table-cell office:value-type="float" office:value="-104.5363769" calcext:value-type="float">
            <text:p>-104.5363769</text:p>
          </table:table-cell>
          <table:table-cell office:value-type="float" office:value="-104.9728317" calcext:value-type="float">
            <text:p>-104.9728317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4.2606048" calcext:value-type="float">
            <text:p>-104.2606048</text:p>
          </table:table-cell>
          <table:table-cell office:value-type="float" office:value="-105.9365921" calcext:value-type="float">
            <text:p>-105.9365921</text:p>
          </table:table-cell>
          <table:table-cell office:value-type="float" office:value="-107.402008" calcext:value-type="float">
            <text:p>-107.402008</text:p>
          </table:table-cell>
          <table:table-cell office:value-type="float" office:value="-106.083435" calcext:value-type="float">
            <text:p>-106.083435</text:p>
          </table:table-cell>
          <table:table-cell office:value-type="float" office:value="-105.6869812" calcext:value-type="float">
            <text:p>-105.6869812</text:p>
          </table:table-cell>
          <table:table-cell office:value-type="float" office:value="-105.2316207" calcext:value-type="float">
            <text:p>-105.2316207</text:p>
          </table:table-cell>
          <table:table-cell office:value-type="float" office:value="-104.3445282" calcext:value-type="float">
            <text:p>-104.3445282</text:p>
          </table:table-cell>
          <table:table-cell office:value-type="float" office:value="-106.1805572" calcext:value-type="float">
            <text:p>-106.1805572</text:p>
          </table:table-cell>
          <table:table-cell office:value-type="float" office:value="-105.4144821" calcext:value-type="float">
            <text:p>-105.4144821</text:p>
          </table:table-cell>
          <table:table-cell office:value-type="float" office:value="-105.2725677" calcext:value-type="float">
            <text:p>-105.2725677</text:p>
          </table:table-cell>
          <table:table-cell office:value-type="float" office:value="-105.4863205" calcext:value-type="float">
            <text:p>-105.4863205</text:p>
          </table:table-cell>
          <table:table-cell office:value-type="float" office:value="-104.8267517" calcext:value-type="float">
            <text:p>-104.8267517</text:p>
          </table:table-cell>
          <table:table-cell office:value-type="float" office:value="-103.8926773" calcext:value-type="float">
            <text:p>-103.8926773</text:p>
          </table:table-cell>
          <table:table-cell office:value-type="float" office:value="-105.0754241" calcext:value-type="float">
            <text:p>-105.0754241</text:p>
          </table:table-cell>
          <table:table-cell office:value-type="float" office:value="-105.1444931" calcext:value-type="float">
            <text:p>-105.1444931</text:p>
          </table:table-cell>
          <table:table-cell office:value-type="float" office:value="-105.7425155" calcext:value-type="float">
            <text:p>-105.7425155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6.3581543" calcext:value-type="float">
            <text:p>-106.3581543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3.5830459" calcext:value-type="float">
            <text:p>-103.5830459</text:p>
          </table:table-cell>
          <table:table-cell office:value-type="float" office:value="-105.6746826" calcext:value-type="float">
            <text:p>-105.6746826</text:p>
          </table:table-cell>
          <table:table-cell office:value-type="float" office:value="-104.5687637" calcext:value-type="float">
            <text:p>-104.5687637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5.2843093" calcext:value-type="float">
            <text:p>-105.2843093</text:p>
          </table:table-cell>
          <table:table-cell office:value-type="float" office:value="-104.8434753" calcext:value-type="float">
            <text:p>-104.8434753</text:p>
          </table:table-cell>
          <table:table-cell office:value-type="float" office:value="-106.3515167" calcext:value-type="float">
            <text:p>-106.3515167</text:p>
          </table:table-cell>
          <table:table-cell office:value-type="float" office:value="-105.6379089" calcext:value-type="float">
            <text:p>-105.6379089</text:p>
          </table:table-cell>
          <table:table-cell office:value-type="float" office:value="-105.6195755" calcext:value-type="float">
            <text:p>-105.6195755</text:p>
          </table:table-cell>
          <table:table-cell office:value-type="float" office:value="-105.7054519" calcext:value-type="float">
            <text:p>-105.7054519</text:p>
          </table:table-cell>
          <table:table-cell office:value-type="float" office:value="-104.7656784" calcext:value-type="float">
            <text:p>-104.7656784</text:p>
          </table:table-cell>
          <table:table-cell office:value-type="float" office:value="-104.1516723" calcext:value-type="float">
            <text:p>-104.1516723</text:p>
          </table:table-cell>
          <table:table-cell office:value-type="float" office:value="-104.7878341" calcext:value-type="float">
            <text:p>-104.7878341</text:p>
          </table:table-cell>
          <table:table-cell office:value-type="float" office:value="-105.9492569" calcext:value-type="float">
            <text:p>-105.9492569</text:p>
          </table:table-cell>
          <table:table-cell office:value-type="float" office:value="-105.9176178" calcext:value-type="float">
            <text:p>-105.9176178</text:p>
          </table:table-cell>
          <table:table-cell office:value-type="float" office:value="-105.9492569" calcext:value-type="float">
            <text:p>-105.9492569</text:p>
          </table:table-cell>
          <table:table-cell office:value-type="float" office:value="-105.2432937" calcext:value-type="float">
            <text:p>-105.2432937</text:p>
          </table:table-cell>
          <table:table-cell office:value-type="float" office:value="-105.450325" calcext:value-type="float">
            <text:p>-105.450325</text:p>
          </table:table-cell>
          <table:table-cell office:value-type="float" office:value="-105.3906707" calcext:value-type="float">
            <text:p>-105.3906707</text:p>
          </table:table-cell>
          <table:table-cell office:value-type="float" office:value="-105.4742965" calcext:value-type="float">
            <text:p>-105.4742965</text:p>
          </table:table-cell>
          <table:table-cell office:value-type="float" office:value="-105.2491455" calcext:value-type="float">
            <text:p>-105.2491455</text:p>
          </table:table-cell>
          <table:table-cell office:value-type="float" office:value="-105.8546752" calcext:value-type="float">
            <text:p>-105.8546752</text:p>
          </table:table-cell>
          <table:table-cell office:value-type="float" office:value="-105.9049911" calcext:value-type="float">
            <text:p>-105.9049911</text:p>
          </table:table-cell>
          <table:table-cell office:value-type="float" office:value="-105.3314132" calcext:value-type="float">
            <text:p>-105.3314132</text:p>
          </table:table-cell>
          <table:table-cell office:value-type="float" office:value="-105.3787841" calcext:value-type="float">
            <text:p>-105.3787841</text:p>
          </table:table-cell>
          <table:table-cell office:value-type="float" office:value="-105.8484039" calcext:value-type="float">
            <text:p>-105.8484039</text:p>
          </table:table-cell>
          <table:table-cell office:value-type="float" office:value="-106.7315902" calcext:value-type="float">
            <text:p>-106.7315902</text:p>
          </table:table-cell>
          <table:table-cell office:value-type="float" office:value="-107.3571548" calcext:value-type="float">
            <text:p>-107.3571548</text:p>
          </table:table-cell>
          <table:table-cell office:value-type="float" office:value="-104.6666641" calcext:value-type="float">
            <text:p>-104.6666641</text:p>
          </table:table-cell>
          <table:table-cell office:value-type="float" office:value="-104.2919845" calcext:value-type="float">
            <text:p>-104.2919845</text:p>
          </table:table-cell>
          <table:table-cell office:value-type="float" office:value="-105.3137207" calcext:value-type="float">
            <text:p>-105.3137207</text:p>
          </table:table-cell>
          <table:table-cell office:value-type="float" office:value="-105.5345382" calcext:value-type="float">
            <text:p>-105.5345382</text:p>
          </table:table-cell>
          <table:table-cell office:value-type="float" office:value="-105.6931304" calcext:value-type="float">
            <text:p>-105.6931304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5.9429245" calcext:value-type="float">
            <text:p>-105.9429245</text:p>
          </table:table-cell>
          <table:table-cell office:value-type="float" office:value="-105.2024765" calcext:value-type="float">
            <text:p>-105.2024765</text:p>
          </table:table-cell>
          <table:table-cell office:value-type="float" office:value="-104.8994827" calcext:value-type="float">
            <text:p>-104.8994827</text:p>
          </table:table-cell>
          <table:table-cell office:value-type="float" office:value="-105.0068969" calcext:value-type="float">
            <text:p>-105.0068969</text:p>
          </table:table-cell>
          <table:table-cell office:value-type="float" office:value="-105.1329422" calcext:value-type="float">
            <text:p>-105.1329422</text:p>
          </table:table-cell>
          <table:table-cell office:value-type="float" office:value="-104.7050323" calcext:value-type="float">
            <text:p>-104.7050323</text:p>
          </table:table-cell>
          <table:table-cell office:value-type="float" office:value="-105.6440277" calcext:value-type="float">
            <text:p>-105.6440277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5.2316207" calcext:value-type="float">
            <text:p>-105.2316207</text:p>
          </table:table-cell>
          <table:table-cell office:value-type="float" office:value="-105.9302673" calcext:value-type="float">
            <text:p>-105.9302673</text:p>
          </table:table-cell>
          <table:table-cell office:value-type="float" office:value="-105.0182724" calcext:value-type="float">
            <text:p>-105.0182724</text:p>
          </table:table-cell>
          <table:table-cell office:value-type="float" office:value="-105.2257766" calcext:value-type="float">
            <text:p>-105.2257766</text:p>
          </table:table-cell>
          <table:table-cell office:value-type="float" office:value="-106.0384826" calcext:value-type="float">
            <text:p>-106.0384826</text:p>
          </table:table-cell>
          <table:table-cell office:value-type="float" office:value="-106.6212844" calcext:value-type="float">
            <text:p>-106.6212844</text:p>
          </table:table-cell>
          <table:table-cell office:value-type="float" office:value="-105.6501464" calcext:value-type="float">
            <text:p>-105.6501464</text:p>
          </table:table-cell>
          <table:table-cell office:value-type="float" office:value="-105.4923324" calcext:value-type="float">
            <text:p>-105.4923324</text:p>
          </table:table-cell>
          <table:table-cell office:value-type="float" office:value="-105.6501464" calcext:value-type="float">
            <text:p>-105.6501464</text:p>
          </table:table-cell>
          <table:table-cell office:value-type="float" office:value="-106.2524795" calcext:value-type="float">
            <text:p>-106.2524795</text:p>
          </table:table-cell>
          <table:table-cell office:value-type="float" office:value="-106.8362808" calcext:value-type="float">
            <text:p>-106.8362808</text:p>
          </table:table-cell>
          <table:table-cell office:value-type="float" office:value="-104.8938674" calcext:value-type="float">
            <text:p>-104.8938674</text:p>
          </table:table-cell>
          <table:table-cell office:value-type="float" office:value="-106.0065078" calcext:value-type="float">
            <text:p>-106.0065078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5.9365921" calcext:value-type="float">
            <text:p>-105.9365921</text:p>
          </table:table-cell>
          <table:table-cell office:value-type="float" office:value="-105.4144821" calcext:value-type="float">
            <text:p>-105.4144821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5.7116241" calcext:value-type="float">
            <text:p>-105.7116241</text:p>
          </table:table-cell>
          <table:table-cell office:value-type="float" office:value="-105.1444931" calcext:value-type="float">
            <text:p>-105.1444931</text:p>
          </table:table-cell>
          <table:table-cell office:value-type="float" office:value="-105.3847198" calcext:value-type="float">
            <text:p>-105.3847198</text:p>
          </table:table-cell>
          <table:table-cell office:value-type="float" office:value="-105.7363281" calcext:value-type="float">
            <text:p>-105.7363281</text:p>
          </table:table-cell>
          <table:table-cell office:value-type="float" office:value="-104.4719543" calcext:value-type="float">
            <text:p>-104.4719543</text:p>
          </table:table-cell>
          <table:table-cell office:value-type="float" office:value="-104.6121368" calcext:value-type="float">
            <text:p>-104.6121368</text:p>
          </table:table-cell>
          <table:table-cell office:value-type="float" office:value="-105.5526886" calcext:value-type="float">
            <text:p>-105.5526886</text:p>
          </table:table-cell>
          <table:table-cell office:value-type="float" office:value="-105.3550643" calcext:value-type="float">
            <text:p>-105.3550643</text:p>
          </table:table-cell>
          <table:table-cell office:value-type="float" office:value="-105.396614" calcext:value-type="float">
            <text:p>-105.396614</text:p>
          </table:table-cell>
          <table:table-cell office:value-type="float" office:value="-107.2977142" calcext:value-type="float">
            <text:p>-107.2977142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5.167633" calcext:value-type="float">
            <text:p>-105.167633</text:p>
          </table:table-cell>
          <table:table-cell office:value-type="float" office:value="-104.4773025" calcext:value-type="float">
            <text:p>-104.4773025</text:p>
          </table:table-cell>
          <table:table-cell office:value-type="float" office:value="-105.7859649" calcext:value-type="float">
            <text:p>-105.7859649</text:p>
          </table:table-cell>
          <table:table-cell office:value-type="float" office:value="-105.7549133" calcext:value-type="float">
            <text:p>-105.7549133</text:p>
          </table:table-cell>
          <table:table-cell office:value-type="float" office:value="-105.817131" calcext:value-type="float">
            <text:p>-105.817131</text:p>
          </table:table-cell>
          <table:table-cell office:value-type="float" office:value="-105.8860855" calcext:value-type="float">
            <text:p>-105.8860855</text:p>
          </table:table-cell>
          <table:table-cell office:value-type="float" office:value="-105.0639572" calcext:value-type="float">
            <text:p>-105.0639572</text:p>
          </table:table-cell>
          <table:table-cell office:value-type="float" office:value="-104.3709182" calcext:value-type="float">
            <text:p>-104.3709182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5.3669204" calcext:value-type="float">
            <text:p>-105.3669204</text:p>
          </table:table-cell>
          <table:table-cell office:value-type="float" office:value="-104.5417556" calcext:value-type="float">
            <text:p>-104.5417556</text:p>
          </table:table-cell>
          <table:table-cell office:value-type="float" office:value="-107.6297912" calcext:value-type="float">
            <text:p>-107.6297912</text:p>
          </table:table-cell>
          <table:table-cell office:value-type="float" office:value="-104.7215347" calcext:value-type="float">
            <text:p>-104.7215347</text:p>
          </table:table-cell>
          <table:table-cell office:value-type="float" office:value="-105.2491455" calcext:value-type="float">
            <text:p>-105.2491455</text:p>
          </table:table-cell>
          <table:table-cell office:value-type="float" office:value="-105.6073761" calcext:value-type="float">
            <text:p>-105.6073761</text:p>
          </table:table-cell>
          <table:table-cell office:value-type="float" office:value="-104.1054077" calcext:value-type="float">
            <text:p>-104.1054077</text:p>
          </table:table-cell>
          <table:table-cell office:value-type="float" office:value="-106.2721939" calcext:value-type="float">
            <text:p>-106.2721939</text:p>
          </table:table-cell>
          <table:table-cell office:value-type="float" office:value="-105.5769577" calcext:value-type="float">
            <text:p>-105.5769577</text:p>
          </table:table-cell>
          <table:table-cell office:value-type="float" office:value="-104.9615097" calcext:value-type="float">
            <text:p>-104.9615097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5.2667083" calcext:value-type="float">
            <text:p>-105.2667083</text:p>
          </table:table-cell>
          <table:table-cell office:value-type="float" office:value="-106.083435" calcext:value-type="float">
            <text:p>-106.083435</text:p>
          </table:table-cell>
          <table:table-cell office:value-type="float" office:value="-104.4399185" calcext:value-type="float">
            <text:p>-104.4399185</text:p>
          </table:table-cell>
          <table:table-cell office:value-type="float" office:value="-105.1387176" calcext:value-type="float">
            <text:p>-105.1387176</text:p>
          </table:table-cell>
          <table:table-cell office:value-type="float" office:value="-106.1610412" calcext:value-type="float">
            <text:p>-106.1610412</text:p>
          </table:table-cell>
          <table:table-cell office:value-type="float" office:value="-104.9276199" calcext:value-type="float">
            <text:p>-104.9276199</text:p>
          </table:table-cell>
          <table:table-cell office:value-type="float" office:value="-104.4399185" calcext:value-type="float">
            <text:p>-104.4399185</text:p>
          </table:table-cell>
          <table:table-cell office:value-type="float" office:value="-104.5795898" calcext:value-type="float">
            <text:p>-104.5795898</text:p>
          </table:table-cell>
          <table:table-cell office:value-type="float" office:value="-105.3314132" calcext:value-type="float">
            <text:p>-105.3314132</text:p>
          </table:table-cell>
          <table:table-cell office:value-type="float" office:value="-104.1516723" calcext:value-type="float">
            <text:p>-104.1516723</text:p>
          </table:table-cell>
          <table:table-cell office:value-type="float" office:value="-105.260849" calcext:value-type="float">
            <text:p>-105.260849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7.3273849" calcext:value-type="float">
            <text:p>-107.3273849</text:p>
          </table:table-cell>
          <table:table-cell office:value-type="float" office:value="-105.1444931" calcext:value-type="float">
            <text:p>-105.1444931</text:p>
          </table:table-cell>
          <table:table-cell office:value-type="float" office:value="-105.7425155" calcext:value-type="float">
            <text:p>-105.7425155</text:p>
          </table:table-cell>
          <table:table-cell office:value-type="float" office:value="-105.7239608" calcext:value-type="float">
            <text:p>-105.7239608</text:p>
          </table:table-cell>
          <table:table-cell office:value-type="float" office:value="-105.7487182" calcext:value-type="float">
            <text:p>-105.7487182</text:p>
          </table:table-cell>
          <table:table-cell office:value-type="float" office:value="-105.9556045" calcext:value-type="float">
            <text:p>-105.9556045</text:p>
          </table:table-cell>
          <table:table-cell office:value-type="float" office:value="-104.2972183" calcext:value-type="float">
            <text:p>-104.2972183</text:p>
          </table:table-cell>
          <table:table-cell office:value-type="float" office:value="-106.4248733" calcext:value-type="float">
            <text:p>-106.4248733</text:p>
          </table:table-cell>
          <table:table-cell office:value-type="float" office:value="-105.7673187" calcext:value-type="float">
            <text:p>-105.7673187</text:p>
          </table:table-cell>
          <table:table-cell office:value-type="float" office:value="-106.6350021" calcext:value-type="float">
            <text:p>-106.6350021</text:p>
          </table:table-cell>
          <table:table-cell office:value-type="float" office:value="-105.6379089" calcext:value-type="float">
            <text:p>-105.6379089</text:p>
          </table:table-cell>
          <table:table-cell office:value-type="float" office:value="-105.3314132" calcext:value-type="float">
            <text:p>-105.3314132</text:p>
          </table:table-cell>
          <table:table-cell office:value-type="float" office:value="-106.1610412" calcext:value-type="float">
            <text:p>-106.1610412</text:p>
          </table:table-cell>
          <table:table-cell office:value-type="float" office:value="-105.290184" calcext:value-type="float">
            <text:p>-105.290184</text:p>
          </table:table-cell>
          <table:table-cell office:value-type="float" office:value="-105.3255157" calcext:value-type="float">
            <text:p>-105.3255157</text:p>
          </table:table-cell>
          <table:table-cell office:value-type="float" office:value="-105.9682998" calcext:value-type="float">
            <text:p>-105.9682998</text:p>
          </table:table-cell>
          <table:table-cell office:value-type="float" office:value="-105.3078308" calcext:value-type="float">
            <text:p>-105.3078308</text:p>
          </table:table-cell>
          <table:table-cell office:value-type="float" office:value="-105.8546752" calcext:value-type="float">
            <text:p>-105.8546752</text:p>
          </table:table-cell>
          <table:table-cell office:value-type="float" office:value="-106.0963134" calcext:value-type="float">
            <text:p>-106.0963134</text:p>
          </table:table-cell>
          <table:table-cell office:value-type="float" office:value="-104.1619949" calcext:value-type="float">
            <text:p>-104.1619949</text:p>
          </table:table-cell>
          <table:table-cell office:value-type="float" office:value="-104.5363769" calcext:value-type="float">
            <text:p>-104.5363769</text:p>
          </table:table-cell>
          <table:table-cell office:value-type="float" office:value="-103.9579696" calcext:value-type="float">
            <text:p>-103.9579696</text:p>
          </table:table-cell>
          <table:table-cell office:value-type="float" office:value="-104.5148468" calcext:value-type="float">
            <text:p>-104.5148468</text:p>
          </table:table-cell>
          <table:table-cell office:value-type="float" office:value="-105.0468063" calcext:value-type="float">
            <text:p>-105.0468063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5.1850357" calcext:value-type="float">
            <text:p>-105.1850357</text:p>
          </table:table-cell>
          <table:table-cell office:value-type="float" office:value="-105.2024765" calcext:value-type="float">
            <text:p>-105.2024765</text:p>
          </table:table-cell>
          <table:table-cell office:value-type="float" office:value="-105.0983886" calcext:value-type="float">
            <text:p>-105.0983886</text:p>
          </table:table-cell>
          <table:table-cell office:value-type="float" office:value="-105.450325" calcext:value-type="float">
            <text:p>-105.450325</text:p>
          </table:table-cell>
          <table:table-cell office:value-type="float" office:value="-106.2459182" calcext:value-type="float">
            <text:p>-106.2459182</text:p>
          </table:table-cell>
          <table:table-cell office:value-type="float" office:value="-104.4719543" calcext:value-type="float">
            <text:p>-104.4719543</text:p>
          </table:table-cell>
          <table:table-cell office:value-type="float" office:value="-104.8826446" calcext:value-type="float">
            <text:p>-104.8826446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5.6440277" calcext:value-type="float">
            <text:p>-105.6440277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6.0448837" calcext:value-type="float">
            <text:p>-106.0448837</text:p>
          </table:table-cell>
          <table:table-cell office:value-type="float" office:value="-104.2710495" calcext:value-type="float">
            <text:p>-104.2710495</text:p>
          </table:table-cell>
          <table:table-cell office:value-type="float" office:value="-104.064476" calcext:value-type="float">
            <text:p>-104.064476</text:p>
          </table:table-cell>
          <table:table-cell office:value-type="float" office:value="-105.2960662" calcext:value-type="float">
            <text:p>-105.2960662</text:p>
          </table:table-cell>
          <table:table-cell office:value-type="float" office:value="-104.6612014" calcext:value-type="float">
            <text:p>-104.6612014</text:p>
          </table:table-cell>
          <table:table-cell office:value-type="float" office:value="-104.7490921" calcext:value-type="float">
            <text:p>-104.7490921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4.9332504" calcext:value-type="float">
            <text:p>-104.9332504</text:p>
          </table:table-cell>
          <table:table-cell office:value-type="float" office:value="-104.5795898" calcext:value-type="float">
            <text:p>-104.5795898</text:p>
          </table:table-cell>
          <table:table-cell office:value-type="float" office:value="-104.8323211" calcext:value-type="float">
            <text:p>-104.8323211</text:p>
          </table:table-cell>
          <table:table-cell office:value-type="float" office:value="-105.3847198" calcext:value-type="float">
            <text:p>-105.3847198</text:p>
          </table:table-cell>
          <table:table-cell office:value-type="float" office:value="-104.2972183" calcext:value-type="float">
            <text:p>-104.2972183</text:p>
          </table:table-cell>
          <table:table-cell office:value-type="float" office:value="-105.5587463" calcext:value-type="float">
            <text:p>-105.5587463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4.984169" calcext:value-type="float">
            <text:p>-104.984169</text:p>
          </table:table-cell>
          <table:table-cell office:value-type="float" office:value="-106.4382782" calcext:value-type="float">
            <text:p>-106.4382782</text:p>
          </table:table-cell>
          <table:table-cell office:value-type="float" office:value="-106.5802917" calcext:value-type="float">
            <text:p>-106.5802917</text:p>
          </table:table-cell>
          <table:table-cell office:value-type="float" office:value="-104.4186325" calcext:value-type="float">
            <text:p>-104.4186325</text:p>
          </table:table-cell>
          <table:table-cell office:value-type="float" office:value="-103.5157165" calcext:value-type="float">
            <text:p>-103.5157165</text:p>
          </table:table-cell>
          <table:table-cell office:value-type="float" office:value="-104.3709182" calcext:value-type="float">
            <text:p>-104.3709182</text:p>
          </table:table-cell>
          <table:table-cell office:value-type="float" office:value="-105.9049911" calcext:value-type="float">
            <text:p>-105.9049911</text:p>
          </table:table-cell>
          <table:table-cell office:value-type="float" office:value="-105.456314" calcext:value-type="float">
            <text:p>-105.456314</text:p>
          </table:table-cell>
          <table:table-cell office:value-type="float" office:value="-105.3255157" calcext:value-type="float">
            <text:p>-105.3255157</text:p>
          </table:table-cell>
          <table:table-cell office:value-type="float" office:value="-105.3196182" calcext:value-type="float">
            <text:p>-105.3196182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5.402565" calcext:value-type="float">
            <text:p>-105.402565</text:p>
          </table:table-cell>
          <table:table-cell office:value-type="float" office:value="-103.9882659" calcext:value-type="float">
            <text:p>-103.9882659</text:p>
          </table:table-cell>
          <table:table-cell office:value-type="float" office:value="-103.6314697" calcext:value-type="float">
            <text:p>-103.6314697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4.7989349" calcext:value-type="float">
            <text:p>-104.7989349</text:p>
          </table:table-cell>
          <table:table-cell office:value-type="float" office:value="-105.6746826" calcext:value-type="float">
            <text:p>-105.6746826</text:p>
          </table:table-cell>
          <table:table-cell office:value-type="float" office:value="-105.3255157" calcext:value-type="float">
            <text:p>-105.3255157</text:p>
          </table:table-cell>
          <table:table-cell office:value-type="float" office:value="-105.5587463" calcext:value-type="float">
            <text:p>-105.5587463</text:p>
          </table:table-cell>
          <table:table-cell office:value-type="float" office:value="-105.8609466" calcext:value-type="float">
            <text:p>-105.8609466</text:p>
          </table:table-cell>
          <table:table-cell office:value-type="float" office:value="-105.7487182" calcext:value-type="float">
            <text:p>-105.7487182</text:p>
          </table:table-cell>
          <table:table-cell office:value-type="float" office:value="-105.5043716" calcext:value-type="float">
            <text:p>-105.5043716</text:p>
          </table:table-cell>
          <table:table-cell office:value-type="float" office:value="-105.0068969" calcext:value-type="float">
            <text:p>-105.0068969</text:p>
          </table:table-cell>
          <table:table-cell office:value-type="float" office:value="-105.2667083" calcext:value-type="float">
            <text:p>-105.2667083</text:p>
          </table:table-cell>
          <table:table-cell office:value-type="float" office:value="-105.625679" calcext:value-type="float">
            <text:p>-105.625679</text:p>
          </table:table-cell>
          <table:table-cell office:value-type="float" office:value="-104.0746917" calcext:value-type="float">
            <text:p>-104.0746917</text:p>
          </table:table-cell>
          <table:table-cell office:value-type="float" office:value="-103.9933242" calcext:value-type="float">
            <text:p>-103.9933242</text:p>
          </table:table-cell>
          <table:table-cell office:value-type="float" office:value="-105.4264144" calcext:value-type="float">
            <text:p>-105.4264144</text:p>
          </table:table-cell>
          <table:table-cell office:value-type="float" office:value="-105.6379089" calcext:value-type="float">
            <text:p>-105.6379089</text:p>
          </table:table-cell>
          <table:table-cell office:value-type="float" office:value="-105.9619522" calcext:value-type="float">
            <text:p>-105.9619522</text:p>
          </table:table-cell>
          <table:table-cell office:value-type="float" office:value="-105.8797988" calcext:value-type="float">
            <text:p>-105.8797988</text:p>
          </table:table-cell>
          <table:table-cell office:value-type="float" office:value="-106.5939331" calcext:value-type="float">
            <text:p>-106.5939331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5.779747" calcext:value-type="float">
            <text:p>-105.779747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4.2241439" calcext:value-type="float">
            <text:p>-104.2241439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5.8546752" calcext:value-type="float">
            <text:p>-105.8546752</text:p>
          </table:table-cell>
          <table:table-cell office:value-type="float" office:value="-103.9882659" calcext:value-type="float">
            <text:p>-103.9882659</text:p>
          </table:table-cell>
          <table:table-cell table:number-columns-repeated="2" office:value-type="float" office:value="-105.0926361" calcext:value-type="float">
            <text:p>-105.0926361</text:p>
          </table:table-cell>
          <table:table-cell office:value-type="float" office:value="-105.6808319" calcext:value-type="float">
            <text:p>-105.6808319</text:p>
          </table:table-cell>
          <table:table-cell office:value-type="float" office:value="-104.8826446" calcext:value-type="float">
            <text:p>-104.8826446</text:p>
          </table:table-cell>
          <table:table-cell office:value-type="float" office:value="-104.5958404" calcext:value-type="float">
            <text:p>-104.5958404</text:p>
          </table:table-cell>
          <table:table-cell office:value-type="float" office:value="-106.1286239" calcext:value-type="float">
            <text:p>-106.1286239</text:p>
          </table:table-cell>
          <table:table-cell office:value-type="float" office:value="-105.5891113" calcext:value-type="float">
            <text:p>-105.5891113</text:p>
          </table:table-cell>
          <table:table-cell office:value-type="float" office:value="-105.7487182" calcext:value-type="float">
            <text:p>-105.7487182</text:p>
          </table:table-cell>
          <table:table-cell office:value-type="float" office:value="-105.3906707" calcext:value-type="float">
            <text:p>-105.3906707</text:p>
          </table:table-cell>
          <table:table-cell office:value-type="float" office:value="-105.456314" calcext:value-type="float">
            <text:p>-105.456314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3.9478912" calcext:value-type="float">
            <text:p>-103.9478912</text:p>
          </table:table-cell>
          <table:table-cell office:value-type="float" office:value="-105.1966629" calcext:value-type="float">
            <text:p>-105.1966629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5.4623031" calcext:value-type="float">
            <text:p>-105.4623031</text:p>
          </table:table-cell>
          <table:table-cell office:value-type="float" office:value="-103.5878753" calcext:value-type="float">
            <text:p>-103.5878753</text:p>
          </table:table-cell>
          <table:table-cell office:value-type="float" office:value="-103.9076995" calcext:value-type="float">
            <text:p>-103.9076995</text:p>
          </table:table-cell>
          <table:table-cell office:value-type="float" office:value="-104.6776046" calcext:value-type="float">
            <text:p>-104.6776046</text:p>
          </table:table-cell>
          <table:table-cell office:value-type="float" office:value="-105.1502761" calcext:value-type="float">
            <text:p>-105.1502761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4.7546157" calcext:value-type="float">
            <text:p>-104.7546157</text:p>
          </table:table-cell>
          <table:table-cell office:value-type="float" office:value="-104.1465225" calcext:value-type="float">
            <text:p>-104.1465225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5.7177963" calcext:value-type="float">
            <text:p>-105.7177963</text:p>
          </table:table-cell>
          <table:table-cell office:value-type="float" office:value="-105.7921905" calcext:value-type="float">
            <text:p>-105.7921905</text:p>
          </table:table-cell>
          <table:table-cell office:value-type="float" office:value="-104.8826446" calcext:value-type="float">
            <text:p>-104.8826446</text:p>
          </table:table-cell>
          <table:table-cell office:value-type="float" office:value="-105.7425155" calcext:value-type="float">
            <text:p>-105.7425155</text:p>
          </table:table-cell>
          <table:table-cell office:value-type="float" office:value="-105.6624069" calcext:value-type="float">
            <text:p>-105.6624069</text:p>
          </table:table-cell>
          <table:table-cell office:value-type="float" office:value="-104.8267517" calcext:value-type="float">
            <text:p>-104.8267517</text:p>
          </table:table-cell>
          <table:table-cell office:value-type="float" office:value="-104.8546524" calcext:value-type="float">
            <text:p>-104.8546524</text:p>
          </table:table-cell>
          <table:table-cell office:value-type="float" office:value="-105.1734314" calcext:value-type="float">
            <text:p>-105.1734314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6.3981246" calcext:value-type="float">
            <text:p>-106.3981246</text:p>
          </table:table-cell>
          <table:table-cell office:value-type="float" office:value="-103.8427887" calcext:value-type="float">
            <text:p>-103.8427887</text:p>
          </table:table-cell>
          <table:table-cell office:value-type="float" office:value="-104.7546157" calcext:value-type="float">
            <text:p>-104.7546157</text:p>
          </table:table-cell>
          <table:table-cell office:value-type="float" office:value="-103.9731063" calcext:value-type="float">
            <text:p>-103.9731063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6.1480636" calcext:value-type="float">
            <text:p>-106.1480636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4.4399185" calcext:value-type="float">
            <text:p>-104.4399185</text:p>
          </table:table-cell>
          <table:table-cell office:value-type="float" office:value="-104.9615097" calcext:value-type="float">
            <text:p>-104.9615097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4.3815002" calcext:value-type="float">
            <text:p>-104.3815002</text:p>
          </table:table-cell>
          <table:table-cell office:value-type="float" office:value="-103.6850357" calcext:value-type="float">
            <text:p>-103.6850357</text:p>
          </table:table-cell>
          <table:table-cell office:value-type="float" office:value="-106.2197036" calcext:value-type="float">
            <text:p>-106.2197036</text:p>
          </table:table-cell>
          <table:table-cell office:value-type="float" office:value="-105.0068969" calcext:value-type="float">
            <text:p>-105.0068969</text:p>
          </table:table-cell>
          <table:table-cell office:value-type="float" office:value="-104.3182144" calcext:value-type="float">
            <text:p>-104.3182144</text:p>
          </table:table-cell>
          <table:table-cell office:value-type="float" office:value="-104.4987335" calcext:value-type="float">
            <text:p>-104.4987335</text:p>
          </table:table-cell>
          <table:table-cell office:value-type="float" office:value="-105.5103912" calcext:value-type="float">
            <text:p>-105.5103912</text:p>
          </table:table-cell>
          <table:table-cell office:value-type="float" office:value="-105.5526886" calcext:value-type="float">
            <text:p>-105.5526886</text:p>
          </table:table-cell>
          <table:table-cell office:value-type="float" office:value="-104.9389038" calcext:value-type="float">
            <text:p>-104.9389038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4.4133148" calcext:value-type="float">
            <text:p>-104.4133148</text:p>
          </table:table-cell>
          <table:table-cell office:value-type="float" office:value="-105.3314132" calcext:value-type="float">
            <text:p>-105.3314132</text:p>
          </table:table-cell>
          <table:table-cell office:value-type="float" office:value="-105.2960662" calcext:value-type="float">
            <text:p>-105.2960662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5.9365921" calcext:value-type="float">
            <text:p>-105.9365921</text:p>
          </table:table-cell>
          <table:table-cell office:value-type="float" office:value="-103.8030853" calcext:value-type="float">
            <text:p>-103.8030853</text:p>
          </table:table-cell>
          <table:table-cell office:value-type="float" office:value="-104.743576" calcext:value-type="float">
            <text:p>-104.743576</text:p>
          </table:table-cell>
          <table:table-cell office:value-type="float" office:value="-104.5309829" calcext:value-type="float">
            <text:p>-104.5309829</text:p>
          </table:table-cell>
          <table:table-cell office:value-type="float" office:value="-103.847763" calcext:value-type="float">
            <text:p>-103.847763</text:p>
          </table:table-cell>
          <table:table-cell office:value-type="float" office:value="-104.2137527" calcext:value-type="float">
            <text:p>-104.2137527</text:p>
          </table:table-cell>
          <table:table-cell office:value-type="float" office:value="-103.7783584" calcext:value-type="float">
            <text:p>-103.7783584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4.2241439" calcext:value-type="float">
            <text:p>-104.2241439</text:p>
          </table:table-cell>
          <table:table-cell office:value-type="float" office:value="-105.5405807" calcext:value-type="float">
            <text:p>-105.5405807</text:p>
          </table:table-cell>
          <table:table-cell office:value-type="float" office:value="-105.337326" calcext:value-type="float">
            <text:p>-105.337326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4.3287277" calcext:value-type="float">
            <text:p>-104.3287277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3.8577194" calcext:value-type="float">
            <text:p>-103.8577194</text:p>
          </table:table-cell>
          <table:table-cell office:value-type="float" office:value="-104.386795" calcext:value-type="float">
            <text:p>-104.386795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5.5043716" calcext:value-type="float">
            <text:p>-105.5043716</text:p>
          </table:table-cell>
          <table:table-cell office:value-type="float" office:value="-105.835884" calcext:value-type="float">
            <text:p>-105.835884</text:p>
          </table:table-cell>
          <table:table-cell office:value-type="float" office:value="-104.5795898" calcext:value-type="float">
            <text:p>-104.5795898</text:p>
          </table:table-cell>
          <table:table-cell office:value-type="float" office:value="-106.3847808" calcext:value-type="float">
            <text:p>-106.3847808</text:p>
          </table:table-cell>
          <table:table-cell office:value-type="float" office:value="-104.5525512" calcext:value-type="float">
            <text:p>-104.5525512</text:p>
          </table:table-cell>
          <table:table-cell office:value-type="float" office:value="-105.2725677" calcext:value-type="float">
            <text:p>-105.2725677</text:p>
          </table:table-cell>
          <table:table-cell office:value-type="float" office:value="-105.1214065" calcext:value-type="float">
            <text:p>-105.1214065</text:p>
          </table:table-cell>
          <table:table-cell office:value-type="float" office:value="-104.2919845" calcext:value-type="float">
            <text:p>-104.2919845</text:p>
          </table:table-cell>
          <table:table-cell office:value-type="float" office:value="-105.1966629" calcext:value-type="float">
            <text:p>-105.1966629</text:p>
          </table:table-cell>
          <table:table-cell office:value-type="float" office:value="-105.8296279" calcext:value-type="float">
            <text:p>-105.8296279</text:p>
          </table:table-cell>
          <table:table-cell office:value-type="float" office:value="-104.5202179" calcext:value-type="float">
            <text:p>-104.5202179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5.3137207" calcext:value-type="float">
            <text:p>-105.3137207</text:p>
          </table:table-cell>
          <table:table-cell office:value-type="float" office:value="-105.8296279" calcext:value-type="float">
            <text:p>-105.8296279</text:p>
          </table:table-cell>
          <table:table-cell office:value-type="float" office:value="-104.743576" calcext:value-type="float">
            <text:p>-104.743576</text:p>
          </table:table-cell>
          <table:table-cell office:value-type="float" office:value="-105.1502761" calcext:value-type="float">
            <text:p>-105.1502761</text:p>
          </table:table-cell>
          <table:table-cell office:value-type="float" office:value="-104.9898452" calcext:value-type="float">
            <text:p>-104.9898452</text:p>
          </table:table-cell>
          <table:table-cell office:value-type="float" office:value="-105.5103912" calcext:value-type="float">
            <text:p>-105.5103912</text:p>
          </table:table-cell>
          <table:table-cell office:value-type="float" office:value="-104.6502685" calcext:value-type="float">
            <text:p>-104.6502685</text:p>
          </table:table-cell>
          <table:table-cell office:value-type="float" office:value="-103.8976821" calcext:value-type="float">
            <text:p>-103.8976821</text:p>
          </table:table-cell>
          <table:table-cell office:value-type="float" office:value="-104.9332504" calcext:value-type="float">
            <text:p>-104.9332504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5.1156463" calcext:value-type="float">
            <text:p>-105.1156463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5.2725677" calcext:value-type="float">
            <text:p>-105.2725677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3.7734222" calcext:value-type="float">
            <text:p>-103.7734222</text:p>
          </table:table-cell>
          <table:table-cell office:value-type="float" office:value="-104.9501953" calcext:value-type="float">
            <text:p>-104.9501953</text:p>
          </table:table-cell>
          <table:table-cell office:value-type="float" office:value="-104.0034561" calcext:value-type="float">
            <text:p>-104.0034561</text:p>
          </table:table-cell>
          <table:table-cell office:value-type="float" office:value="-104.1259307" calcext:value-type="float">
            <text:p>-104.1259307</text:p>
          </table:table-cell>
          <table:table-cell office:value-type="float" office:value="-105.1387176" calcext:value-type="float">
            <text:p>-105.1387176</text:p>
          </table:table-cell>
          <table:table-cell office:value-type="float" office:value="-104.6121368" calcext:value-type="float">
            <text:p>-104.6121368</text:p>
          </table:table-cell>
          <table:table-cell office:value-type="float" office:value="-104.2919845" calcext:value-type="float">
            <text:p>-104.2919845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5.4264144" calcext:value-type="float">
            <text:p>-105.4264144</text:p>
          </table:table-cell>
          <table:table-cell office:value-type="float" office:value="-105.7239608" calcext:value-type="float">
            <text:p>-105.7239608</text:p>
          </table:table-cell>
          <table:table-cell office:value-type="float" office:value="-104.2710495" calcext:value-type="float">
            <text:p>-104.2710495</text:p>
          </table:table-cell>
          <table:table-cell office:value-type="float" office:value="-104.5795898" calcext:value-type="float">
            <text:p>-104.5795898</text:p>
          </table:table-cell>
          <table:table-cell office:value-type="float" office:value="-104.4933776" calcext:value-type="float">
            <text:p>-104.4933776</text:p>
          </table:table-cell>
          <table:table-cell office:value-type="float" office:value="-105.8108825" calcext:value-type="float">
            <text:p>-105.8108825</text:p>
          </table:table-cell>
          <table:table-cell office:value-type="float" office:value="-103.477478" calcext:value-type="float">
            <text:p>-103.477478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4.9332504" calcext:value-type="float">
            <text:p>-104.9332504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4.0034561" calcext:value-type="float">
            <text:p>-104.0034561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4.2919845" calcext:value-type="float">
            <text:p>-104.2919845</text:p>
          </table:table-cell>
          <table:table-cell office:value-type="float" office:value="-104.9332504" calcext:value-type="float">
            <text:p>-104.9332504</text:p>
          </table:table-cell>
          <table:table-cell office:value-type="float" office:value="-103.090332" calcext:value-type="float">
            <text:p>-103.090332</text:p>
          </table:table-cell>
          <table:table-cell office:value-type="float" office:value="-105.2374572" calcext:value-type="float">
            <text:p>-105.2374572</text:p>
          </table:table-cell>
          <table:table-cell office:value-type="float" office:value="-105.0239715" calcext:value-type="float">
            <text:p>-105.0239715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6.8503341" calcext:value-type="float">
            <text:p>-106.8503341</text:p>
          </table:table-cell>
          <table:table-cell office:value-type="float" office:value="-104.3709182" calcext:value-type="float">
            <text:p>-104.3709182</text:p>
          </table:table-cell>
          <table:table-cell office:value-type="float" office:value="-104.9955215" calcext:value-type="float">
            <text:p>-104.9955215</text:p>
          </table:table-cell>
          <table:table-cell office:value-type="float" office:value="-106.4315719" calcext:value-type="float">
            <text:p>-106.4315719</text:p>
          </table:table-cell>
          <table:table-cell office:value-type="float" office:value="-104.0440902" calcext:value-type="float">
            <text:p>-104.0440902</text:p>
          </table:table-cell>
          <table:table-cell office:value-type="float" office:value="-105.8421478" calcext:value-type="float">
            <text:p>-105.8421478</text:p>
          </table:table-cell>
          <table:table-cell office:value-type="float" office:value="-105.2784347" calcext:value-type="float">
            <text:p>-105.2784347</text:p>
          </table:table-cell>
          <table:table-cell office:value-type="float" office:value="-105.5891113" calcext:value-type="float">
            <text:p>-105.5891113</text:p>
          </table:table-cell>
          <table:table-cell office:value-type="float" office:value="-105.2960662" calcext:value-type="float">
            <text:p>-105.2960662</text:p>
          </table:table-cell>
          <table:table-cell office:value-type="float" office:value="-105.337326" calcext:value-type="float">
            <text:p>-105.337326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4.2867431" calcext:value-type="float">
            <text:p>-104.2867431</text:p>
          </table:table-cell>
          <table:table-cell office:value-type="float" office:value="-104.7105255" calcext:value-type="float">
            <text:p>-104.7105255</text:p>
          </table:table-cell>
          <table:table-cell office:value-type="float" office:value="-103.9127197" calcext:value-type="float">
            <text:p>-103.9127197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6.0705642" calcext:value-type="float">
            <text:p>-106.0705642</text:p>
          </table:table-cell>
          <table:table-cell office:value-type="float" office:value="-105.0239715" calcext:value-type="float">
            <text:p>-105.0239715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4.3815002" calcext:value-type="float">
            <text:p>-104.3815002</text:p>
          </table:table-cell>
          <table:table-cell office:value-type="float" office:value="-104.9389038" calcext:value-type="float">
            <text:p>-104.9389038</text:p>
          </table:table-cell>
          <table:table-cell office:value-type="float" office:value="-105.1387176" calcext:value-type="float">
            <text:p>-105.1387176</text:p>
          </table:table-cell>
          <table:table-cell office:value-type="float" office:value="-104.6230087" calcext:value-type="float">
            <text:p>-104.6230087</text:p>
          </table:table-cell>
          <table:table-cell office:value-type="float" office:value="-105.3491516" calcext:value-type="float">
            <text:p>-105.3491516</text:p>
          </table:table-cell>
          <table:table-cell office:value-type="float" office:value="-104.1826629" calcext:value-type="float">
            <text:p>-104.1826629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4.6940536" calcext:value-type="float">
            <text:p>-104.6940536</text:p>
          </table:table-cell>
          <table:table-cell office:value-type="float" office:value="-105.396614" calcext:value-type="float">
            <text:p>-105.396614</text:p>
          </table:table-cell>
          <table:table-cell office:value-type="float" office:value="-104.4987335" calcext:value-type="float">
            <text:p>-104.4987335</text:p>
          </table:table-cell>
          <table:table-cell office:value-type="float" office:value="-104.8044967" calcext:value-type="float">
            <text:p>-104.8044967</text:p>
          </table:table-cell>
          <table:table-cell office:value-type="float" office:value="-103.7832946" calcext:value-type="float">
            <text:p>-103.7832946</text:p>
          </table:table-cell>
          <table:table-cell office:value-type="float" office:value="-105.6685485" calcext:value-type="float">
            <text:p>-105.6685485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5.0468063" calcext:value-type="float">
            <text:p>-105.0468063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4.7822952" calcext:value-type="float">
            <text:p>-104.7822952</text:p>
          </table:table-cell>
          <table:table-cell office:value-type="float" office:value="-106.0705642" calcext:value-type="float">
            <text:p>-106.0705642</text:p>
          </table:table-cell>
          <table:table-cell office:value-type="float" office:value="-104.2815094" calcext:value-type="float">
            <text:p>-104.2815094</text:p>
          </table:table-cell>
          <table:table-cell office:value-type="float" office:value="-104.064476" calcext:value-type="float">
            <text:p>-104.064476</text:p>
          </table:table-cell>
          <table:table-cell office:value-type="float" office:value="-105.3314132" calcext:value-type="float">
            <text:p>-105.3314132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4.6940536" calcext:value-type="float">
            <text:p>-104.6940536</text:p>
          </table:table-cell>
          <table:table-cell office:value-type="float" office:value="-104.0034561" calcext:value-type="float">
            <text:p>-104.0034561</text:p>
          </table:table-cell>
          <table:table-cell office:value-type="float" office:value="-105.0239715" calcext:value-type="float">
            <text:p>-105.0239715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4.5417556" calcext:value-type="float">
            <text:p>-104.5417556</text:p>
          </table:table-cell>
          <table:table-cell office:value-type="float" office:value="-105.0182724" calcext:value-type="float">
            <text:p>-105.0182724</text:p>
          </table:table-cell>
          <table:table-cell office:value-type="float" office:value="-104.5309829" calcext:value-type="float">
            <text:p>-104.5309829</text:p>
          </table:table-cell>
          <table:table-cell office:value-type="float" office:value="-104.7050323" calcext:value-type="float">
            <text:p>-104.7050323</text:p>
          </table:table-cell>
          <table:table-cell office:value-type="float" office:value="-103.9680557" calcext:value-type="float">
            <text:p>-103.9680557</text:p>
          </table:table-cell>
          <table:table-cell office:value-type="float" office:value="-104.0339126" calcext:value-type="float">
            <text:p>-104.0339126</text:p>
          </table:table-cell>
          <table:table-cell office:value-type="float" office:value="-104.6612014" calcext:value-type="float">
            <text:p>-104.6612014</text:p>
          </table:table-cell>
          <table:table-cell office:value-type="float" office:value="-104.8994827" calcext:value-type="float">
            <text:p>-104.8994827</text:p>
          </table:table-cell>
          <table:table-cell office:value-type="float" office:value="-104.3392562" calcext:value-type="float">
            <text:p>-104.3392562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5.6869812" calcext:value-type="float">
            <text:p>-105.6869812</text:p>
          </table:table-cell>
          <table:table-cell office:value-type="float" office:value="-104.5687637" calcext:value-type="float">
            <text:p>-104.5687637</text:p>
          </table:table-cell>
          <table:table-cell office:value-type="float" office:value="-106.6075973" calcext:value-type="float">
            <text:p>-106.6075973</text:p>
          </table:table-cell>
          <table:table-cell office:value-type="float" office:value="-104.7490921" calcext:value-type="float">
            <text:p>-104.7490921</text:p>
          </table:table-cell>
          <table:table-cell office:value-type="float" office:value="-106.6144409" calcext:value-type="float">
            <text:p>-106.6144409</text:p>
          </table:table-cell>
          <table:table-cell office:value-type="float" office:value="-104.5904235" calcext:value-type="float">
            <text:p>-104.5904235</text:p>
          </table:table-cell>
          <table:table-cell office:value-type="float" office:value="-105.4863205" calcext:value-type="float">
            <text:p>-105.4863205</text:p>
          </table:table-cell>
          <table:table-cell office:value-type="float" office:value="-103.1958923" calcext:value-type="float">
            <text:p>-103.1958923</text:p>
          </table:table-cell>
          <table:table-cell office:value-type="float" office:value="-103.3402328" calcext:value-type="float">
            <text:p>-103.3402328</text:p>
          </table:table-cell>
          <table:table-cell office:value-type="float" office:value="-104.8546524" calcext:value-type="float">
            <text:p>-104.8546524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5.6501464" calcext:value-type="float">
            <text:p>-105.6501464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4.0440902" calcext:value-type="float">
            <text:p>-104.0440902</text:p>
          </table:table-cell>
          <table:table-cell office:value-type="float" office:value="-104.4026947" calcext:value-type="float">
            <text:p>-104.4026947</text:p>
          </table:table-cell>
          <table:table-cell office:value-type="float" office:value="-105.0239715" calcext:value-type="float">
            <text:p>-105.0239715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5.835884" calcext:value-type="float">
            <text:p>-105.835884</text:p>
          </table:table-cell>
          <table:table-cell office:value-type="float" office:value="-105.167633" calcext:value-type="float">
            <text:p>-105.167633</text:p>
          </table:table-cell>
          <table:table-cell office:value-type="float" office:value="-105.8609466" calcext:value-type="float">
            <text:p>-105.8609466</text:p>
          </table:table-cell>
          <table:table-cell office:value-type="float" office:value="-105.9239349" calcext:value-type="float">
            <text:p>-105.9239349</text:p>
          </table:table-cell>
          <table:table-cell office:value-type="float" office:value="-104.8882522" calcext:value-type="float">
            <text:p>-104.8882522</text:p>
          </table:table-cell>
          <table:table-cell office:value-type="float" office:value="-105.2199478" calcext:value-type="float">
            <text:p>-105.2199478</text:p>
          </table:table-cell>
          <table:table-cell office:value-type="float" office:value="-105.3255157" calcext:value-type="float">
            <text:p>-105.3255157</text:p>
          </table:table-cell>
          <table:table-cell office:value-type="float" office:value="-103.7734222" calcext:value-type="float">
            <text:p>-103.7734222</text:p>
          </table:table-cell>
          <table:table-cell office:value-type="float" office:value="-104.4505844" calcext:value-type="float">
            <text:p>-104.4505844</text:p>
          </table:table-cell>
          <table:table-cell office:value-type="float" office:value="-104.6776046" calcext:value-type="float">
            <text:p>-104.6776046</text:p>
          </table:table-cell>
          <table:table-cell office:value-type="float" office:value="-104.6666641" calcext:value-type="float">
            <text:p>-104.6666641</text:p>
          </table:table-cell>
          <table:table-cell office:value-type="float" office:value="-105.3787841" calcext:value-type="float">
            <text:p>-105.3787841</text:p>
          </table:table-cell>
          <table:table-cell office:value-type="float" office:value="-104.0288314" calcext:value-type="float">
            <text:p>-104.0288314</text:p>
          </table:table-cell>
          <table:table-cell office:value-type="float" office:value="-105.3491516" calcext:value-type="float">
            <text:p>-105.3491516</text:p>
          </table:table-cell>
          <table:table-cell office:value-type="float" office:value="-105.1214065" calcext:value-type="float">
            <text:p>-105.1214065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4.9728317" calcext:value-type="float">
            <text:p>-104.9728317</text:p>
          </table:table-cell>
          <table:table-cell office:value-type="float" office:value="-105.1560516" calcext:value-type="float">
            <text:p>-105.1560516</text:p>
          </table:table-cell>
          <table:table-cell office:value-type="float" office:value="-104.6885681" calcext:value-type="float">
            <text:p>-104.6885681</text:p>
          </table:table-cell>
          <table:table-cell office:value-type="float" office:value="-105.1734314" calcext:value-type="float">
            <text:p>-105.1734314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6.8222503" calcext:value-type="float">
            <text:p>-106.8222503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4.8602447" calcext:value-type="float">
            <text:p>-104.8602447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4.9332504" calcext:value-type="float">
            <text:p>-104.9332504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6.7454681" calcext:value-type="float">
            <text:p>-106.7454681</text:p>
          </table:table-cell>
          <table:table-cell office:value-type="float" office:value="-105.3432388" calcext:value-type="float">
            <text:p>-105.3432388</text:p>
          </table:table-cell>
          <table:table-cell office:value-type="float" office:value="-103.862709" calcext:value-type="float">
            <text:p>-103.862709</text:p>
          </table:table-cell>
          <table:table-cell office:value-type="float" office:value="-105.5164184" calcext:value-type="float">
            <text:p>-105.5164184</text:p>
          </table:table-cell>
          <table:table-cell office:value-type="float" office:value="-104.4773025" calcext:value-type="float">
            <text:p>-104.4773025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6.0769958" calcext:value-type="float">
            <text:p>-106.0769958</text:p>
          </table:table-cell>
          <table:table-cell office:value-type="float" office:value="-105.5103912" calcext:value-type="float">
            <text:p>-105.5103912</text:p>
          </table:table-cell>
          <table:table-cell office:value-type="float" office:value="-104.73806" calcext:value-type="float">
            <text:p>-104.73806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4.7822952" calcext:value-type="float">
            <text:p>-104.7822952</text:p>
          </table:table-cell>
          <table:table-cell office:value-type="float" office:value="-104.8211746" calcext:value-type="float">
            <text:p>-104.8211746</text:p>
          </table:table-cell>
          <table:table-cell office:value-type="float" office:value="-103.2422027" calcext:value-type="float">
            <text:p>-103.2422027</text:p>
          </table:table-cell>
          <table:table-cell office:value-type="float" office:value="-104.6448135" calcext:value-type="float">
            <text:p>-104.6448135</text:p>
          </table:table-cell>
          <table:table-cell office:value-type="float" office:value="-104.984169" calcext:value-type="float">
            <text:p>-104.984169</text:p>
          </table:table-cell>
          <table:table-cell office:value-type="float" office:value="-105.0353775" calcext:value-type="float">
            <text:p>-105.0353775</text:p>
          </table:table-cell>
          <table:table-cell office:value-type="float" office:value="-105.4742965" calcext:value-type="float">
            <text:p>-105.4742965</text:p>
          </table:table-cell>
          <table:table-cell office:value-type="float" office:value="-104.3129577" calcext:value-type="float">
            <text:p>-104.3129577</text:p>
          </table:table-cell>
          <table:table-cell office:value-type="float" office:value="-105.3491516" calcext:value-type="float">
            <text:p>-105.3491516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4.5363769" calcext:value-type="float">
            <text:p>-104.5363769</text:p>
          </table:table-cell>
          <table:table-cell office:value-type="float" office:value="-105.3728485" calcext:value-type="float">
            <text:p>-105.3728485</text:p>
          </table:table-cell>
          <table:table-cell office:value-type="float" office:value="-105.0125808" calcext:value-type="float">
            <text:p>-105.0125808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4.84906" calcext:value-type="float">
            <text:p>-104.84906</text:p>
          </table:table-cell>
          <table:table-cell office:value-type="float" office:value="-105.1734314" calcext:value-type="float">
            <text:p>-105.1734314</text:p>
          </table:table-cell>
          <table:table-cell office:value-type="float" office:value="-105.0182724" calcext:value-type="float">
            <text:p>-105.0182724</text:p>
          </table:table-cell>
          <table:table-cell office:value-type="float" office:value="-105.6624069" calcext:value-type="float">
            <text:p>-105.6624069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5.6562805" calcext:value-type="float">
            <text:p>-105.6562805</text:p>
          </table:table-cell>
          <table:table-cell office:value-type="float" office:value="-105.5466308" calcext:value-type="float">
            <text:p>-105.5466308</text:p>
          </table:table-cell>
          <table:table-cell office:value-type="float" office:value="-105.7673187" calcext:value-type="float">
            <text:p>-105.7673187</text:p>
          </table:table-cell>
          <table:table-cell office:value-type="float" office:value="-105.4085159" calcext:value-type="float">
            <text:p>-105.4085159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5.4323883" calcext:value-type="float">
            <text:p>-105.4323883</text:p>
          </table:table-cell>
          <table:table-cell office:value-type="float" office:value="-106.2197036" calcext:value-type="float">
            <text:p>-106.2197036</text:p>
          </table:table-cell>
          <table:table-cell office:value-type="float" office:value="-104.5633544" calcext:value-type="float">
            <text:p>-104.5633544</text:p>
          </table:table-cell>
          <table:table-cell office:value-type="float" office:value="-104.3973922" calcext:value-type="float">
            <text:p>-104.3973922</text:p>
          </table:table-cell>
          <table:table-cell office:value-type="float" office:value="-105.9492569" calcext:value-type="float">
            <text:p>-105.9492569</text:p>
          </table:table-cell>
          <table:table-cell office:value-type="float" office:value="-104.2241439" calcext:value-type="float">
            <text:p>-104.2241439</text:p>
          </table:table-cell>
          <table:table-cell office:value-type="float" office:value="-106.3515167" calcext:value-type="float">
            <text:p>-106.3515167</text:p>
          </table:table-cell>
          <table:table-cell office:value-type="float" office:value="-104.7050323" calcext:value-type="float">
            <text:p>-104.7050323</text:p>
          </table:table-cell>
          <table:table-cell office:value-type="float" office:value="-105.5951995" calcext:value-type="float">
            <text:p>-105.5951995</text:p>
          </table:table-cell>
          <table:table-cell office:value-type="float" office:value="-104.4345932" calcext:value-type="float">
            <text:p>-104.4345932</text:p>
          </table:table-cell>
          <table:table-cell office:value-type="float" office:value="-104.0593795" calcext:value-type="float">
            <text:p>-104.0593795</text:p>
          </table:table-cell>
          <table:table-cell office:value-type="float" office:value="-104.2449569" calcext:value-type="float">
            <text:p>-104.2449569</text:p>
          </table:table-cell>
          <table:table-cell office:value-type="float" office:value="-105.7301406" calcext:value-type="float">
            <text:p>-105.7301406</text:p>
          </table:table-cell>
          <table:table-cell office:value-type="float" office:value="-104.7933883" calcext:value-type="float">
            <text:p>-104.7933883</text:p>
          </table:table-cell>
          <table:table-cell office:value-type="float" office:value="-105.5224609" calcext:value-type="float">
            <text:p>-105.5224609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4.8267517" calcext:value-type="float">
            <text:p>-104.8267517</text:p>
          </table:table-cell>
          <table:table-cell office:value-type="float" office:value="-104.3973922" calcext:value-type="float">
            <text:p>-104.3973922</text:p>
          </table:table-cell>
          <table:table-cell office:value-type="float" office:value="-105.1214065" calcext:value-type="float">
            <text:p>-105.1214065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4.7105255" calcext:value-type="float">
            <text:p>-104.7105255</text:p>
          </table:table-cell>
          <table:table-cell office:value-type="float" office:value="-104.4933776" calcext:value-type="float">
            <text:p>-104.4933776</text:p>
          </table:table-cell>
          <table:table-cell office:value-type="float" office:value="-104.5633544" calcext:value-type="float">
            <text:p>-104.5633544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6.5598526" calcext:value-type="float">
            <text:p>-106.5598526</text:p>
          </table:table-cell>
          <table:table-cell office:value-type="float" office:value="-105.0983886" calcext:value-type="float">
            <text:p>-105.0983886</text:p>
          </table:table-cell>
          <table:table-cell office:value-type="float" office:value="-105.5164184" calcext:value-type="float">
            <text:p>-105.5164184</text:p>
          </table:table-cell>
          <table:table-cell office:value-type="float" office:value="-106.5939331" calcext:value-type="float">
            <text:p>-106.5939331</text:p>
          </table:table-cell>
          <table:table-cell office:value-type="float" office:value="-104.6502685" calcext:value-type="float">
            <text:p>-104.6502685</text:p>
          </table:table-cell>
          <table:table-cell office:value-type="float" office:value="-104.2867431" calcext:value-type="float">
            <text:p>-104.2867431</text:p>
          </table:table-cell>
          <table:table-cell office:value-type="float" office:value="-105.3432388" calcext:value-type="float">
            <text:p>-105.3432388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6.5666656" calcext:value-type="float">
            <text:p>-106.5666656</text:p>
          </table:table-cell>
          <table:table-cell office:value-type="float" office:value="-105.1734314" calcext:value-type="float">
            <text:p>-105.1734314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5.0125808" calcext:value-type="float">
            <text:p>-105.0125808</text:p>
          </table:table-cell>
          <table:table-cell office:value-type="float" office:value="-104.1465225" calcext:value-type="float">
            <text:p>-104.1465225</text:p>
          </table:table-cell>
          <table:table-cell office:value-type="float" office:value="-104.5309829" calcext:value-type="float">
            <text:p>-104.5309829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7.2681427" calcext:value-type="float">
            <text:p>-107.2681427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5.450325" calcext:value-type="float">
            <text:p>-105.450325</text:p>
          </table:table-cell>
          <table:table-cell office:value-type="float" office:value="-105.3609924" calcext:value-type="float">
            <text:p>-105.3609924</text:p>
          </table:table-cell>
          <table:table-cell office:value-type="float" office:value="-104.1259307" calcext:value-type="float">
            <text:p>-104.1259307</text:p>
          </table:table-cell>
          <table:table-cell office:value-type="float" office:value="-104.3973922" calcext:value-type="float">
            <text:p>-104.3973922</text:p>
          </table:table-cell>
          <table:table-cell office:value-type="float" office:value="-104.4987335" calcext:value-type="float">
            <text:p>-104.4987335</text:p>
          </table:table-cell>
          <table:table-cell office:value-type="float" office:value="-105.3196182" calcext:value-type="float">
            <text:p>-105.3196182</text:p>
          </table:table-cell>
          <table:table-cell office:value-type="float" office:value="-104.8602447" calcext:value-type="float">
            <text:p>-104.8602447</text:p>
          </table:table-cell>
          <table:table-cell office:value-type="float" office:value="-105.4863205" calcext:value-type="float">
            <text:p>-105.4863205</text:p>
          </table:table-cell>
          <table:table-cell office:value-type="float" office:value="-104.3392562" calcext:value-type="float">
            <text:p>-104.3392562</text:p>
          </table:table-cell>
          <table:table-cell office:value-type="float" office:value="-104.6230087" calcext:value-type="float">
            <text:p>-104.6230087</text:p>
          </table:table-cell>
          <table:table-cell office:value-type="float" office:value="-104.4186325" calcext:value-type="float">
            <text:p>-104.4186325</text:p>
          </table:table-cell>
          <table:table-cell office:value-type="float" office:value="-104.5904235" calcext:value-type="float">
            <text:p>-104.5904235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5.2082977" calcext:value-type="float">
            <text:p>-105.2082977</text:p>
          </table:table-cell>
          <table:table-cell office:value-type="float" office:value="-105.4383544" calcext:value-type="float">
            <text:p>-105.4383544</text:p>
          </table:table-cell>
          <table:table-cell office:value-type="float" office:value="-103.9579696" calcext:value-type="float">
            <text:p>-103.9579696</text:p>
          </table:table-cell>
          <table:table-cell office:value-type="float" office:value="-105.2549896" calcext:value-type="float">
            <text:p>-105.2549896</text:p>
          </table:table-cell>
          <table:table-cell office:value-type="float" office:value="-104.3656311" calcext:value-type="float">
            <text:p>-104.3656311</text:p>
          </table:table-cell>
          <table:table-cell office:value-type="float" office:value="-104.0900344" calcext:value-type="float">
            <text:p>-104.0900344</text:p>
          </table:table-cell>
          <table:table-cell office:value-type="float" office:value="-104.2606048" calcext:value-type="float">
            <text:p>-104.2606048</text:p>
          </table:table-cell>
          <table:table-cell office:value-type="float" office:value="-104.1054077" calcext:value-type="float">
            <text:p>-104.1054077</text:p>
          </table:table-cell>
          <table:table-cell office:value-type="float" office:value="-103.0176467" calcext:value-type="float">
            <text:p>-103.0176467</text:p>
          </table:table-cell>
          <table:table-cell office:value-type="float" office:value="-104.1465225" calcext:value-type="float">
            <text:p>-104.1465225</text:p>
          </table:table-cell>
          <table:table-cell office:value-type="float" office:value="-104.7325439" calcext:value-type="float">
            <text:p>-104.7325439</text:p>
          </table:table-cell>
          <table:table-cell office:value-type="float" office:value="-105.1098938" calcext:value-type="float">
            <text:p>-105.1098938</text:p>
          </table:table-cell>
          <table:table-cell office:value-type="float" office:value="-105.9937591" calcext:value-type="float">
            <text:p>-105.9937591</text:p>
          </table:table-cell>
          <table:table-cell office:value-type="float" office:value="-105.2199478" calcext:value-type="float">
            <text:p>-105.2199478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5.0639572" calcext:value-type="float">
            <text:p>-105.0639572</text:p>
          </table:table-cell>
          <table:table-cell office:value-type="float" office:value="-106.5802917" calcext:value-type="float">
            <text:p>-106.5802917</text:p>
          </table:table-cell>
          <table:table-cell office:value-type="float" office:value="-104.3077087" calcext:value-type="float">
            <text:p>-104.3077087</text:p>
          </table:table-cell>
          <table:table-cell office:value-type="float" office:value="-104.2189483" calcext:value-type="float">
            <text:p>-104.2189483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4.4719543" calcext:value-type="float">
            <text:p>-104.4719543</text:p>
          </table:table-cell>
          <table:table-cell office:value-type="float" office:value="-104.3392562" calcext:value-type="float">
            <text:p>-104.3392562</text:p>
          </table:table-cell>
          <table:table-cell office:value-type="float" office:value="-105.7177963" calcext:value-type="float">
            <text:p>-105.7177963</text:p>
          </table:table-cell>
          <table:table-cell office:value-type="float" office:value="-104.0951538" calcext:value-type="float">
            <text:p>-104.0951538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4.3445282" calcext:value-type="float">
            <text:p>-104.3445282</text:p>
          </table:table-cell>
          <table:table-cell office:value-type="float" office:value="-104.386795" calcext:value-type="float">
            <text:p>-104.386795</text:p>
          </table:table-cell>
          <table:table-cell office:value-type="float" office:value="-105.1502761" calcext:value-type="float">
            <text:p>-105.1502761</text:p>
          </table:table-cell>
          <table:table-cell office:value-type="float" office:value="-104.6830825" calcext:value-type="float">
            <text:p>-104.6830825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4.1826629" calcext:value-type="float">
            <text:p>-104.1826629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3.8030853" calcext:value-type="float">
            <text:p>-103.8030853</text:p>
          </table:table-cell>
          <table:table-cell office:value-type="float" office:value="-105.0239715" calcext:value-type="float">
            <text:p>-105.0239715</text:p>
          </table:table-cell>
          <table:table-cell office:value-type="float" office:value="-105.5284957" calcext:value-type="float">
            <text:p>-105.5284957</text:p>
          </table:table-cell>
          <table:table-cell office:value-type="float" office:value="-105.7239608" calcext:value-type="float">
            <text:p>-105.7239608</text:p>
          </table:table-cell>
          <table:table-cell office:value-type="float" office:value="-104.3392562" calcext:value-type="float">
            <text:p>-104.3392562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4.8602447" calcext:value-type="float">
            <text:p>-104.8602447</text:p>
          </table:table-cell>
          <table:table-cell office:value-type="float" office:value="-107.0855789" calcext:value-type="float">
            <text:p>-107.0855789</text:p>
          </table:table-cell>
          <table:table-cell office:value-type="float" office:value="-104.0237503" calcext:value-type="float">
            <text:p>-104.0237503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3.8229141" calcext:value-type="float">
            <text:p>-103.8229141</text:p>
          </table:table-cell>
          <table:table-cell office:value-type="float" office:value="-105.3609924" calcext:value-type="float">
            <text:p>-105.3609924</text:p>
          </table:table-cell>
          <table:table-cell office:value-type="float" office:value="-104.3498077" calcext:value-type="float">
            <text:p>-104.3498077</text:p>
          </table:table-cell>
          <table:table-cell office:value-type="float" office:value="-103.9177246" calcext:value-type="float">
            <text:p>-103.9177246</text:p>
          </table:table-cell>
          <table:table-cell office:value-type="float" office:value="-104.4026947" calcext:value-type="float">
            <text:p>-104.4026947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6.3051605" calcext:value-type="float">
            <text:p>-106.3051605</text:p>
          </table:table-cell>
          <table:table-cell office:value-type="float" office:value="-104.9445419" calcext:value-type="float">
            <text:p>-104.9445419</text:p>
          </table:table-cell>
          <table:table-cell office:value-type="float" office:value="-104.73806" calcext:value-type="float">
            <text:p>-104.73806</text:p>
          </table:table-cell>
          <table:table-cell office:value-type="float" office:value="-104.2501678" calcext:value-type="float">
            <text:p>-104.2501678</text:p>
          </table:table-cell>
          <table:table-cell office:value-type="float" office:value="-104.2762832" calcext:value-type="float">
            <text:p>-104.2762832</text:p>
          </table:table-cell>
          <table:table-cell office:value-type="float" office:value="-105.2024765" calcext:value-type="float">
            <text:p>-105.2024765</text:p>
          </table:table-cell>
          <table:table-cell office:value-type="float" office:value="-105.3787841" calcext:value-type="float">
            <text:p>-105.3787841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5.4682998" calcext:value-type="float">
            <text:p>-105.4682998</text:p>
          </table:table-cell>
          <table:table-cell office:value-type="float" office:value="-105.1444931" calcext:value-type="float">
            <text:p>-105.1444931</text:p>
          </table:table-cell>
          <table:table-cell office:value-type="float" office:value="-104.2241439" calcext:value-type="float">
            <text:p>-104.2241439</text:p>
          </table:table-cell>
          <table:table-cell office:value-type="float" office:value="-105.0639572" calcext:value-type="float">
            <text:p>-105.0639572</text:p>
          </table:table-cell>
          <table:table-cell office:value-type="float" office:value="-105.5043716" calcext:value-type="float">
            <text:p>-105.5043716</text:p>
          </table:table-cell>
          <table:table-cell office:value-type="float" office:value="-104.2710495" calcext:value-type="float">
            <text:p>-104.2710495</text:p>
          </table:table-cell>
          <table:table-cell office:value-type="float" office:value="-105.3137207" calcext:value-type="float">
            <text:p>-105.3137207</text:p>
          </table:table-cell>
          <table:table-cell office:value-type="float" office:value="-105.3669204" calcext:value-type="float">
            <text:p>-105.3669204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4.3129577" calcext:value-type="float">
            <text:p>-104.3129577</text:p>
          </table:table-cell>
          <table:table-cell office:value-type="float" office:value="-104.8211746" calcext:value-type="float">
            <text:p>-104.8211746</text:p>
          </table:table-cell>
          <table:table-cell office:value-type="float" office:value="-103.7094955" calcext:value-type="float">
            <text:p>-103.7094955</text:p>
          </table:table-cell>
          <table:table-cell office:value-type="float" office:value="-103.2980804" calcext:value-type="float">
            <text:p>-103.2980804</text:p>
          </table:table-cell>
          <table:table-cell office:value-type="float" office:value="-103.288742" calcext:value-type="float">
            <text:p>-103.288742</text:p>
          </table:table-cell>
          <table:table-cell office:value-type="float" office:value="-104.7989349" calcext:value-type="float">
            <text:p>-104.7989349</text:p>
          </table:table-cell>
          <table:table-cell office:value-type="float" office:value="-105.0410842" calcext:value-type="float">
            <text:p>-105.0410842</text:p>
          </table:table-cell>
          <table:table-cell office:value-type="float" office:value="-104.323471" calcext:value-type="float">
            <text:p>-104.323471</text:p>
          </table:table-cell>
          <table:table-cell office:value-type="float" office:value="-104.2762832" calcext:value-type="float">
            <text:p>-104.2762832</text:p>
          </table:table-cell>
          <table:table-cell office:value-type="float" office:value="-105.1156463" calcext:value-type="float">
            <text:p>-105.1156463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4.5471496" calcext:value-type="float">
            <text:p>-104.5471496</text:p>
          </table:table-cell>
          <table:table-cell office:value-type="float" office:value="-104.4452438" calcext:value-type="float">
            <text:p>-104.4452438</text:p>
          </table:table-cell>
          <table:table-cell office:value-type="float" office:value="-105.3787841" calcext:value-type="float">
            <text:p>-105.3787841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2.6891708" calcext:value-type="float">
            <text:p>-102.6891708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3.9832077" calcext:value-type="float">
            <text:p>-103.9832077</text:p>
          </table:table-cell>
          <table:table-cell office:value-type="float" office:value="-104.9955215" calcext:value-type="float">
            <text:p>-104.9955215</text:p>
          </table:table-cell>
          <table:table-cell office:value-type="float" office:value="-106.0705642" calcext:value-type="float">
            <text:p>-106.0705642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5.1387176" calcext:value-type="float">
            <text:p>-105.1387176</text:p>
          </table:table-cell>
          <table:table-cell office:value-type="float" office:value="-104.6666641" calcext:value-type="float">
            <text:p>-104.6666641</text:p>
          </table:table-cell>
          <table:table-cell office:value-type="float" office:value="-104.2762832" calcext:value-type="float">
            <text:p>-104.2762832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3.6557769" calcext:value-type="float">
            <text:p>-103.6557769</text:p>
          </table:table-cell>
          <table:table-cell office:value-type="float" office:value="-103.8328476" calcext:value-type="float">
            <text:p>-103.8328476</text:p>
          </table:table-cell>
          <table:table-cell office:value-type="float" office:value="-104.8378982" calcext:value-type="float">
            <text:p>-104.8378982</text:p>
          </table:table-cell>
          <table:table-cell office:value-type="float" office:value="-104.0746917" calcext:value-type="float">
            <text:p>-104.0746917</text:p>
          </table:table-cell>
          <table:table-cell office:value-type="float" office:value="-103.8030853" calcext:value-type="float">
            <text:p>-103.8030853</text:p>
          </table:table-cell>
          <table:table-cell office:value-type="float" office:value="-104.5309829" calcext:value-type="float">
            <text:p>-104.5309829</text:p>
          </table:table-cell>
          <table:table-cell office:value-type="float" office:value="-105.3196182" calcext:value-type="float">
            <text:p>-105.3196182</text:p>
          </table:table-cell>
          <table:table-cell office:value-type="float" office:value="-104.2606048" calcext:value-type="float">
            <text:p>-104.2606048</text:p>
          </table:table-cell>
          <table:table-cell office:value-type="float" office:value="-106.1286239" calcext:value-type="float">
            <text:p>-106.1286239</text:p>
          </table:table-cell>
          <table:table-cell office:value-type="float" office:value="-105.817131" calcext:value-type="float">
            <text:p>-105.817131</text:p>
          </table:table-cell>
          <table:table-cell office:value-type="float" office:value="-104.984169" calcext:value-type="float">
            <text:p>-104.984169</text:p>
          </table:table-cell>
          <table:table-cell office:value-type="float" office:value="-104.386795" calcext:value-type="float">
            <text:p>-104.386795</text:p>
          </table:table-cell>
          <table:table-cell office:value-type="float" office:value="-104.5904235" calcext:value-type="float">
            <text:p>-104.5904235</text:p>
          </table:table-cell>
          <table:table-cell office:value-type="float" office:value="-104.3973922" calcext:value-type="float">
            <text:p>-104.3973922</text:p>
          </table:table-cell>
          <table:table-cell office:value-type="float" office:value="-105.3432388" calcext:value-type="float">
            <text:p>-105.3432388</text:p>
          </table:table-cell>
          <table:table-cell office:value-type="float" office:value="-102.5380249" calcext:value-type="float">
            <text:p>-102.5380249</text:p>
          </table:table-cell>
          <table:table-cell office:value-type="float" office:value="-104.7105255" calcext:value-type="float">
            <text:p>-104.7105255</text:p>
          </table:table-cell>
          <table:table-cell office:value-type="float" office:value="-103.7438583" calcext:value-type="float">
            <text:p>-103.7438583</text:p>
          </table:table-cell>
          <table:table-cell office:value-type="float" office:value="-103.9177246" calcext:value-type="float">
            <text:p>-103.9177246</text:p>
          </table:table-cell>
          <table:table-cell office:value-type="float" office:value="-105.4383544" calcext:value-type="float">
            <text:p>-105.4383544</text:p>
          </table:table-cell>
          <table:table-cell office:value-type="float" office:value="-105.7116241" calcext:value-type="float">
            <text:p>-105.7116241</text:p>
          </table:table-cell>
          <table:table-cell office:value-type="float" office:value="-104.4559249" calcext:value-type="float">
            <text:p>-104.4559249</text:p>
          </table:table-cell>
          <table:table-cell office:value-type="float" office:value="-105.8108825" calcext:value-type="float">
            <text:p>-105.8108825</text:p>
          </table:table-cell>
          <table:table-cell office:value-type="float" office:value="-104.8434753" calcext:value-type="float">
            <text:p>-104.8434753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3.1131744" calcext:value-type="float">
            <text:p>-103.1131744</text:p>
          </table:table-cell>
          <table:table-cell office:value-type="float" office:value="-105.5587463" calcext:value-type="float">
            <text:p>-105.5587463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4.4399185" calcext:value-type="float">
            <text:p>-104.4399185</text:p>
          </table:table-cell>
          <table:table-cell office:value-type="float" office:value="-104.0542831" calcext:value-type="float">
            <text:p>-104.0542831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4.1310806" calcext:value-type="float">
            <text:p>-104.1310806</text:p>
          </table:table-cell>
          <table:table-cell office:value-type="float" office:value="-103.3167953" calcext:value-type="float">
            <text:p>-103.3167953</text:p>
          </table:table-cell>
          <table:table-cell office:value-type="float" office:value="-104.1826629" calcext:value-type="float">
            <text:p>-104.1826629</text:p>
          </table:table-cell>
          <table:table-cell office:value-type="float" office:value="-104.8826446" calcext:value-type="float">
            <text:p>-104.8826446</text:p>
          </table:table-cell>
          <table:table-cell office:value-type="float" office:value="-104.193016" calcext:value-type="float">
            <text:p>-104.193016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3.4014892" calcext:value-type="float">
            <text:p>-103.4014892</text:p>
          </table:table-cell>
          <table:table-cell office:value-type="float" office:value="-103.7438583" calcext:value-type="float">
            <text:p>-103.7438583</text:p>
          </table:table-cell>
          <table:table-cell office:value-type="float" office:value="-104.6885681" calcext:value-type="float">
            <text:p>-104.6885681</text:p>
          </table:table-cell>
          <table:table-cell office:value-type="float" office:value="-105.2257766" calcext:value-type="float">
            <text:p>-105.2257766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4.1413726" calcext:value-type="float">
            <text:p>-104.1413726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4.1568298" calcext:value-type="float">
            <text:p>-104.1568298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4.0798034" calcext:value-type="float">
            <text:p>-104.0798034</text:p>
          </table:table-cell>
          <table:table-cell office:value-type="float" office:value="-103.4631805" calcext:value-type="float">
            <text:p>-103.4631805</text:p>
          </table:table-cell>
          <table:table-cell office:value-type="float" office:value="-106.6693725" calcext:value-type="float">
            <text:p>-106.6693725</text:p>
          </table:table-cell>
          <table:table-cell office:value-type="float" office:value="-104.2033767" calcext:value-type="float">
            <text:p>-104.2033767</text:p>
          </table:table-cell>
          <table:table-cell office:value-type="float" office:value="-104.9558486" calcext:value-type="float">
            <text:p>-104.9558486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4.2919845" calcext:value-type="float">
            <text:p>-104.2919845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4.9445419" calcext:value-type="float">
            <text:p>-104.9445419</text:p>
          </table:table-cell>
          <table:table-cell office:value-type="float" office:value="-104.1362228" calcext:value-type="float">
            <text:p>-104.1362228</text:p>
          </table:table-cell>
          <table:table-cell office:value-type="float" office:value="-104.6666641" calcext:value-type="float">
            <text:p>-104.6666641</text:p>
          </table:table-cell>
          <table:table-cell office:value-type="float" office:value="-104.5958404" calcext:value-type="float">
            <text:p>-104.5958404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3.9680557" calcext:value-type="float">
            <text:p>-103.9680557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4.6557312" calcext:value-type="float">
            <text:p>-104.6557312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4.7050323" calcext:value-type="float">
            <text:p>-104.7050323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4.7215347" calcext:value-type="float">
            <text:p>-104.7215347</text:p>
          </table:table-cell>
          <table:table-cell office:value-type="float" office:value="-103.8278732" calcext:value-type="float">
            <text:p>-103.8278732</text:p>
          </table:table-cell>
          <table:table-cell office:value-type="float" office:value="-105.3787841" calcext:value-type="float">
            <text:p>-105.3787841</text:p>
          </table:table-cell>
          <table:table-cell office:value-type="float" office:value="-105.6992874" calcext:value-type="float">
            <text:p>-105.6992874</text:p>
          </table:table-cell>
          <table:table-cell office:value-type="float" office:value="-105.7921905" calcext:value-type="float">
            <text:p>-105.7921905</text:p>
          </table:table-cell>
          <table:table-cell office:value-type="float" office:value="-105.1329422" calcext:value-type="float">
            <text:p>-105.1329422</text:p>
          </table:table-cell>
          <table:table-cell office:value-type="float" office:value="-104.8100509" calcext:value-type="float">
            <text:p>-104.8100509</text:p>
          </table:table-cell>
          <table:table-cell office:value-type="float" office:value="-104.7712097" calcext:value-type="float">
            <text:p>-104.7712097</text:p>
          </table:table-cell>
          <table:table-cell office:value-type="float" office:value="-104.376213" calcext:value-type="float">
            <text:p>-104.376213</text:p>
          </table:table-cell>
          <table:table-cell office:value-type="float" office:value="-104.7712097" calcext:value-type="float">
            <text:p>-104.7712097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5.8735122" calcext:value-type="float">
            <text:p>-105.8735122</text:p>
          </table:table-cell>
          <table:table-cell office:value-type="float" office:value="-104.1619949" calcext:value-type="float">
            <text:p>-104.1619949</text:p>
          </table:table-cell>
          <table:table-cell office:value-type="float" office:value="-104.9955215" calcext:value-type="float">
            <text:p>-104.9955215</text:p>
          </table:table-cell>
          <table:table-cell office:value-type="float" office:value="-104.5148468" calcext:value-type="float">
            <text:p>-104.5148468</text:p>
          </table:table-cell>
          <table:table-cell office:value-type="float" office:value="-104.743576" calcext:value-type="float">
            <text:p>-104.743576</text:p>
          </table:table-cell>
          <table:table-cell office:value-type="float" office:value="-106.2262496" calcext:value-type="float">
            <text:p>-106.2262496</text:p>
          </table:table-cell>
          <table:table-cell office:value-type="float" office:value="-103.477478" calcext:value-type="float">
            <text:p>-103.477478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6.9138641" calcext:value-type="float">
            <text:p>-106.9138641</text:p>
          </table:table-cell>
          <table:table-cell office:value-type="float" office:value="-105.9302673" calcext:value-type="float">
            <text:p>-105.9302673</text:p>
          </table:table-cell>
          <table:table-cell office:value-type="float" office:value="-104.8434753" calcext:value-type="float">
            <text:p>-104.8434753</text:p>
          </table:table-cell>
          <table:table-cell office:value-type="float" office:value="-106.3117599" calcext:value-type="float">
            <text:p>-106.3117599</text:p>
          </table:table-cell>
          <table:table-cell office:value-type="float" office:value="-104.1981887" calcext:value-type="float">
            <text:p>-104.1981887</text:p>
          </table:table-cell>
          <table:table-cell office:value-type="float" office:value="-104.7822952" calcext:value-type="float">
            <text:p>-104.7822952</text:p>
          </table:table-cell>
          <table:table-cell office:value-type="float" office:value="-104.5417556" calcext:value-type="float">
            <text:p>-104.5417556</text:p>
          </table:table-cell>
          <table:table-cell office:value-type="float" office:value="-106.2524795" calcext:value-type="float">
            <text:p>-106.2524795</text:p>
          </table:table-cell>
          <table:table-cell office:value-type="float" office:value="-104.4826583" calcext:value-type="float">
            <text:p>-104.4826583</text:p>
          </table:table-cell>
          <table:table-cell office:value-type="float" office:value="-104.6121368" calcext:value-type="float">
            <text:p>-104.6121368</text:p>
          </table:table-cell>
          <table:table-cell office:value-type="float" office:value="-104.7767562" calcext:value-type="float">
            <text:p>-104.7767562</text:p>
          </table:table-cell>
          <table:table-cell office:value-type="float" office:value="-104.4505844" calcext:value-type="float">
            <text:p>-104.4505844</text:p>
          </table:table-cell>
          <table:table-cell office:value-type="float" office:value="-104.6830825" calcext:value-type="float">
            <text:p>-104.6830825</text:p>
          </table:table-cell>
          <table:table-cell office:value-type="float" office:value="-103.5830459" calcext:value-type="float">
            <text:p>-103.5830459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5.5405807" calcext:value-type="float">
            <text:p>-105.5405807</text:p>
          </table:table-cell>
          <table:table-cell office:value-type="float" office:value="-103.5782165" calcext:value-type="float">
            <text:p>-103.5782165</text:p>
          </table:table-cell>
          <table:table-cell office:value-type="float" office:value="-104.6940536" calcext:value-type="float">
            <text:p>-104.6940536</text:p>
          </table:table-cell>
          <table:table-cell office:value-type="float" office:value="-105.2141189" calcext:value-type="float">
            <text:p>-105.2141189</text:p>
          </table:table-cell>
          <table:table-cell office:value-type="float" office:value="-105.2784347" calcext:value-type="float">
            <text:p>-105.2784347</text:p>
          </table:table-cell>
          <table:table-cell office:value-type="float" office:value="-104.3077087" calcext:value-type="float">
            <text:p>-104.3077087</text:p>
          </table:table-cell>
          <table:table-cell office:value-type="float" office:value="-105.3432388" calcext:value-type="float">
            <text:p>-105.3432388</text:p>
          </table:table-cell>
          <table:table-cell table:number-columns-repeated="2" office:value-type="float" office:value="-104.5958404" calcext:value-type="float">
            <text:p>-104.5958404</text:p>
          </table:table-cell>
          <table:table-cell office:value-type="float" office:value="-104.8882522" calcext:value-type="float">
            <text:p>-104.8882522</text:p>
          </table:table-cell>
          <table:table-cell office:value-type="float" office:value="-103.8676986" calcext:value-type="float">
            <text:p>-103.8676986</text:p>
          </table:table-cell>
          <table:table-cell office:value-type="float" office:value="-104.2033767" calcext:value-type="float">
            <text:p>-104.2033767</text:p>
          </table:table-cell>
          <table:table-cell office:value-type="float" office:value="-104.4933776" calcext:value-type="float">
            <text:p>-104.4933776</text:p>
          </table:table-cell>
          <table:table-cell office:value-type="float" office:value="-105.7984161" calcext:value-type="float">
            <text:p>-105.7984161</text:p>
          </table:table-cell>
          <table:table-cell office:value-type="float" office:value="-105.6317901" calcext:value-type="float">
            <text:p>-105.6317901</text:p>
          </table:table-cell>
          <table:table-cell office:value-type="float" office:value="-105.6379089" calcext:value-type="float">
            <text:p>-105.6379089</text:p>
          </table:table-cell>
          <table:table-cell office:value-type="float" office:value="-105.8672256" calcext:value-type="float">
            <text:p>-105.8672256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5.1734314" calcext:value-type="float">
            <text:p>-105.1734314</text:p>
          </table:table-cell>
          <table:table-cell office:value-type="float" office:value="-104.7270355" calcext:value-type="float">
            <text:p>-104.7270355</text:p>
          </table:table-cell>
          <table:table-cell office:value-type="float" office:value="-104.7160263" calcext:value-type="float">
            <text:p>-104.7160263</text:p>
          </table:table-cell>
          <table:table-cell office:value-type="float" office:value="-103.7832946" calcext:value-type="float">
            <text:p>-103.7832946</text:p>
          </table:table-cell>
          <table:table-cell office:value-type="float" office:value="-104.1568298" calcext:value-type="float">
            <text:p>-104.1568298</text:p>
          </table:table-cell>
          <table:table-cell office:value-type="float" office:value="-105.2257766" calcext:value-type="float">
            <text:p>-105.2257766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4.3603591" calcext:value-type="float">
            <text:p>-104.3603591</text:p>
          </table:table-cell>
          <table:table-cell office:value-type="float" office:value="-105.3550643" calcext:value-type="float">
            <text:p>-105.3550643</text:p>
          </table:table-cell>
          <table:table-cell office:value-type="float" office:value="-104.2710495" calcext:value-type="float">
            <text:p>-104.2710495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4.3077087" calcext:value-type="float">
            <text:p>-104.3077087</text:p>
          </table:table-cell>
          <table:table-cell office:value-type="float" office:value="-104.8882522" calcext:value-type="float">
            <text:p>-104.8882522</text:p>
          </table:table-cell>
          <table:table-cell office:value-type="float" office:value="-105.8672256" calcext:value-type="float">
            <text:p>-105.8672256</text:p>
          </table:table-cell>
          <table:table-cell office:value-type="float" office:value="-105.3019409" calcext:value-type="float">
            <text:p>-105.3019409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3.9478912" calcext:value-type="float">
            <text:p>-103.9478912</text:p>
          </table:table-cell>
          <table:table-cell office:value-type="float" office:value="-103.8776779" calcext:value-type="float">
            <text:p>-103.8776779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4.9389038" calcext:value-type="float">
            <text:p>-104.9389038</text:p>
          </table:table-cell>
          <table:table-cell office:value-type="float" office:value="-104.4719543" calcext:value-type="float">
            <text:p>-104.4719543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5.1444931" calcext:value-type="float">
            <text:p>-105.1444931</text:p>
          </table:table-cell>
          <table:table-cell office:value-type="float" office:value="-105.3550643" calcext:value-type="float">
            <text:p>-105.3550643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5.0983886" calcext:value-type="float">
            <text:p>-105.0983886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4.2345504" calcext:value-type="float">
            <text:p>-104.2345504</text:p>
          </table:table-cell>
          <table:table-cell office:value-type="float" office:value="-106.4315719" calcext:value-type="float">
            <text:p>-106.4315719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5.8546752" calcext:value-type="float">
            <text:p>-105.8546752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4.3973922" calcext:value-type="float">
            <text:p>-104.3973922</text:p>
          </table:table-cell>
          <table:table-cell office:value-type="float" office:value="-103.5782165" calcext:value-type="float">
            <text:p>-103.5782165</text:p>
          </table:table-cell>
          <table:table-cell office:value-type="float" office:value="-103.7537002" calcext:value-type="float">
            <text:p>-103.7537002</text:p>
          </table:table-cell>
          <table:table-cell office:value-type="float" office:value="-105.3847198" calcext:value-type="float">
            <text:p>-105.3847198</text:p>
          </table:table-cell>
          <table:table-cell office:value-type="float" office:value="-104.386795" calcext:value-type="float">
            <text:p>-104.386795</text:p>
          </table:table-cell>
          <table:table-cell office:value-type="float" office:value="-105.2667083" calcext:value-type="float">
            <text:p>-105.2667083</text:p>
          </table:table-cell>
          <table:table-cell office:value-type="float" office:value="-105.4144821" calcext:value-type="float">
            <text:p>-105.4144821</text:p>
          </table:table-cell>
          <table:table-cell office:value-type="float" office:value="-104.4345932" calcext:value-type="float">
            <text:p>-104.4345932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6.0448837" calcext:value-type="float">
            <text:p>-106.0448837</text:p>
          </table:table-cell>
          <table:table-cell office:value-type="float" office:value="-106.2393569" calcext:value-type="float">
            <text:p>-106.2393569</text:p>
          </table:table-cell>
          <table:table-cell office:value-type="float" office:value="-104.8434753" calcext:value-type="float">
            <text:p>-104.8434753</text:p>
          </table:table-cell>
          <table:table-cell office:value-type="float" office:value="-106.6556015" calcext:value-type="float">
            <text:p>-106.6556015</text:p>
          </table:table-cell>
          <table:table-cell office:value-type="float" office:value="-106.0001297" calcext:value-type="float">
            <text:p>-106.0001297</text:p>
          </table:table-cell>
          <table:table-cell office:value-type="float" office:value="-105.1908493" calcext:value-type="float">
            <text:p>-105.1908493</text:p>
          </table:table-cell>
          <table:table-cell office:value-type="float" office:value="-106.291954" calcext:value-type="float">
            <text:p>-106.291954</text:p>
          </table:table-cell>
          <table:table-cell office:value-type="float" office:value="-104.1878356" calcext:value-type="float">
            <text:p>-104.1878356</text:p>
          </table:table-cell>
          <table:table-cell office:value-type="float" office:value="-104.8044967" calcext:value-type="float">
            <text:p>-104.8044967</text:p>
          </table:table-cell>
          <table:table-cell office:value-type="float" office:value="-106.4718704" calcext:value-type="float">
            <text:p>-106.4718704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5.4085159" calcext:value-type="float">
            <text:p>-105.4085159</text:p>
          </table:table-cell>
          <table:table-cell office:value-type="float" office:value="-106.0256729" calcext:value-type="float">
            <text:p>-106.0256729</text:p>
          </table:table-cell>
          <table:table-cell office:value-type="float" office:value="-107.3348159" calcext:value-type="float">
            <text:p>-107.3348159</text:p>
          </table:table-cell>
          <table:table-cell office:value-type="float" office:value="-104.4292678" calcext:value-type="float">
            <text:p>-104.4292678</text:p>
          </table:table-cell>
          <table:table-cell office:value-type="float" office:value="-104.6284637" calcext:value-type="float">
            <text:p>-104.6284637</text:p>
          </table:table-cell>
          <table:table-cell office:value-type="float" office:value="-106.0001297" calcext:value-type="float">
            <text:p>-106.0001297</text:p>
          </table:table-cell>
          <table:table-cell office:value-type="float" office:value="-105.9429245" calcext:value-type="float">
            <text:p>-105.9429245</text:p>
          </table:table-cell>
          <table:table-cell office:value-type="float" office:value="-104.4399185" calcext:value-type="float">
            <text:p>-104.4399185</text:p>
          </table:table-cell>
          <table:table-cell office:value-type="float" office:value="-105.9239349" calcext:value-type="float">
            <text:p>-105.9239349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4.7325439" calcext:value-type="float">
            <text:p>-104.7325439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6.4718704" calcext:value-type="float">
            <text:p>-106.4718704</text:p>
          </table:table-cell>
          <table:table-cell office:value-type="float" office:value="-105.8484039" calcext:value-type="float">
            <text:p>-105.8484039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5.9239349" calcext:value-type="float">
            <text:p>-105.9239349</text:p>
          </table:table-cell>
          <table:table-cell office:value-type="float" office:value="-103.9428634" calcext:value-type="float">
            <text:p>-103.9428634</text:p>
          </table:table-cell>
          <table:table-cell office:value-type="float" office:value="-103.6655197" calcext:value-type="float">
            <text:p>-103.6655197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6.1740493" calcext:value-type="float">
            <text:p>-106.1740493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4.4933776" calcext:value-type="float">
            <text:p>-104.4933776</text:p>
          </table:table-cell>
          <table:table-cell office:value-type="float" office:value="-105.4983444" calcext:value-type="float">
            <text:p>-105.4983444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4.3024673" calcext:value-type="float">
            <text:p>-104.3024673</text:p>
          </table:table-cell>
          <table:table-cell office:value-type="float" office:value="-105.2667083" calcext:value-type="float">
            <text:p>-105.2667083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6.5939331" calcext:value-type="float">
            <text:p>-106.5939331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4.2501678" calcext:value-type="float">
            <text:p>-104.2501678</text:p>
          </table:table-cell>
          <table:table-cell office:value-type="float" office:value="-105.2960662" calcext:value-type="float">
            <text:p>-105.2960662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4.6502685" calcext:value-type="float">
            <text:p>-104.6502685</text:p>
          </table:table-cell>
          <table:table-cell office:value-type="float" office:value="-105.2667083" calcext:value-type="float">
            <text:p>-105.2667083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4.9219894" calcext:value-type="float">
            <text:p>-104.9219894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4.7546157" calcext:value-type="float">
            <text:p>-104.7546157</text:p>
          </table:table-cell>
          <table:table-cell office:value-type="float" office:value="-105.0296707" calcext:value-type="float">
            <text:p>-105.0296707</text:p>
          </table:table-cell>
          <table:table-cell office:value-type="float" office:value="-104.7712097" calcext:value-type="float">
            <text:p>-104.7712097</text:p>
          </table:table-cell>
          <table:table-cell office:value-type="float" office:value="-105.5830307" calcext:value-type="float">
            <text:p>-105.5830307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6.0065078" calcext:value-type="float">
            <text:p>-106.0065078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5.7363281" calcext:value-type="float">
            <text:p>-105.7363281</text:p>
          </table:table-cell>
          <table:table-cell office:value-type="float" office:value="-104.2815094" calcext:value-type="float">
            <text:p>-104.2815094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5.5587463" calcext:value-type="float">
            <text:p>-105.5587463</text:p>
          </table:table-cell>
          <table:table-cell office:value-type="float" office:value="-104.5741729" calcext:value-type="float">
            <text:p>-104.5741729</text:p>
          </table:table-cell>
          <table:table-cell office:value-type="float" office:value="-104.6448135" calcext:value-type="float">
            <text:p>-104.6448135</text:p>
          </table:table-cell>
          <table:table-cell office:value-type="float" office:value="-104.5795898" calcext:value-type="float">
            <text:p>-104.5795898</text:p>
          </table:table-cell>
          <table:table-cell office:value-type="float" office:value="-102.7240905" calcext:value-type="float">
            <text:p>-102.7240905</text:p>
          </table:table-cell>
          <table:table-cell office:value-type="float" office:value="-104.9107208" calcext:value-type="float">
            <text:p>-104.9107208</text:p>
          </table:table-cell>
          <table:table-cell office:value-type="float" office:value="-105.9302673" calcext:value-type="float">
            <text:p>-105.9302673</text:p>
          </table:table-cell>
          <table:table-cell office:value-type="float" office:value="-106.1415786" calcext:value-type="float">
            <text:p>-106.1415786</text:p>
          </table:table-cell>
          <table:table-cell office:value-type="float" office:value="-104.8826446" calcext:value-type="float">
            <text:p>-104.8826446</text:p>
          </table:table-cell>
          <table:table-cell office:value-type="float" office:value="-105.0754241" calcext:value-type="float">
            <text:p>-105.0754241</text:p>
          </table:table-cell>
          <table:table-cell office:value-type="float" office:value="-105.1908493" calcext:value-type="float">
            <text:p>-105.1908493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5.6685485" calcext:value-type="float">
            <text:p>-105.6685485</text:p>
          </table:table-cell>
          <table:table-cell office:value-type="float" office:value="-104.7215347" calcext:value-type="float">
            <text:p>-104.7215347</text:p>
          </table:table-cell>
          <table:table-cell office:value-type="float" office:value="-105.4144821" calcext:value-type="float">
            <text:p>-105.4144821</text:p>
          </table:table-cell>
          <table:table-cell office:value-type="float" office:value="-104.0746917" calcext:value-type="float">
            <text:p>-104.0746917</text:p>
          </table:table-cell>
          <table:table-cell office:value-type="float" office:value="-104.2137527" calcext:value-type="float">
            <text:p>-104.2137527</text:p>
          </table:table-cell>
          <table:table-cell office:value-type="float" office:value="-103.7537002" calcext:value-type="float">
            <text:p>-103.7537002</text:p>
          </table:table-cell>
          <table:table-cell office:value-type="float" office:value="-103.8577194" calcext:value-type="float">
            <text:p>-103.8577194</text:p>
          </table:table-cell>
          <table:table-cell office:value-type="float" office:value="-104.4026947" calcext:value-type="float">
            <text:p>-104.4026947</text:p>
          </table:table-cell>
          <table:table-cell office:value-type="float" office:value="-105.2432937" calcext:value-type="float">
            <text:p>-105.2432937</text:p>
          </table:table-cell>
          <table:table-cell office:value-type="float" office:value="-105.3196182" calcext:value-type="float">
            <text:p>-105.3196182</text:p>
          </table:table-cell>
          <table:table-cell office:value-type="float" office:value="-107.1145324" calcext:value-type="float">
            <text:p>-107.1145324</text:p>
          </table:table-cell>
          <table:table-cell office:value-type="float" office:value="-105.3728485" calcext:value-type="float">
            <text:p>-105.3728485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5.0468063" calcext:value-type="float">
            <text:p>-105.0468063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5.7487182" calcext:value-type="float">
            <text:p>-105.7487182</text:p>
          </table:table-cell>
          <table:table-cell office:value-type="float" office:value="-105.1792297" calcext:value-type="float">
            <text:p>-105.1792297</text:p>
          </table:table-cell>
          <table:table-cell office:value-type="float" office:value="-105.2141189" calcext:value-type="float">
            <text:p>-105.2141189</text:p>
          </table:table-cell>
          <table:table-cell office:value-type="float" office:value="-105.779747" calcext:value-type="float">
            <text:p>-105.779747</text:p>
          </table:table-cell>
          <table:table-cell office:value-type="float" office:value="-104.008522" calcext:value-type="float">
            <text:p>-104.008522</text:p>
          </table:table-cell>
          <table:table-cell office:value-type="float" office:value="-105.5405807" calcext:value-type="float">
            <text:p>-105.5405807</text:p>
          </table:table-cell>
          <table:table-cell office:value-type="float" office:value="-104.6666641" calcext:value-type="float">
            <text:p>-104.6666641</text:p>
          </table:table-cell>
          <table:table-cell office:value-type="float" office:value="-105.3432388" calcext:value-type="float">
            <text:p>-105.3432388</text:p>
          </table:table-cell>
          <table:table-cell office:value-type="float" office:value="-105.6134719" calcext:value-type="float">
            <text:p>-105.6134719</text:p>
          </table:table-cell>
          <table:table-cell office:value-type="float" office:value="-106.4449844" calcext:value-type="float">
            <text:p>-106.4449844</text:p>
          </table:table-cell>
          <table:table-cell office:value-type="float" office:value="-105.4742965" calcext:value-type="float">
            <text:p>-105.4742965</text:p>
          </table:table-cell>
          <table:table-cell office:value-type="float" office:value="-106.7246551" calcext:value-type="float">
            <text:p>-106.7246551</text:p>
          </table:table-cell>
          <table:table-cell office:value-type="float" office:value="-105.7363281" calcext:value-type="float">
            <text:p>-105.7363281</text:p>
          </table:table-cell>
          <table:table-cell office:value-type="float" office:value="-104.7270355" calcext:value-type="float">
            <text:p>-104.7270355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4.2658233" calcext:value-type="float">
            <text:p>-104.2658233</text:p>
          </table:table-cell>
          <table:table-cell office:value-type="float" office:value="-105.0012054" calcext:value-type="float">
            <text:p>-105.0012054</text:p>
          </table:table-cell>
          <table:table-cell office:value-type="float" office:value="-104.5579528" calcext:value-type="float">
            <text:p>-104.5579528</text:p>
          </table:table-cell>
          <table:table-cell office:value-type="float" office:value="-106.1610412" calcext:value-type="float">
            <text:p>-106.1610412</text:p>
          </table:table-cell>
          <table:table-cell office:value-type="float" office:value="-106.3648071" calcext:value-type="float">
            <text:p>-106.3648071</text:p>
          </table:table-cell>
          <table:table-cell office:value-type="float" office:value="-105.0182724" calcext:value-type="float">
            <text:p>-105.0182724</text:p>
          </table:table-cell>
          <table:table-cell office:value-type="float" office:value="-105.1618423" calcext:value-type="float">
            <text:p>-105.1618423</text:p>
          </table:table-cell>
          <table:table-cell office:value-type="float" office:value="-104.7989349" calcext:value-type="float">
            <text:p>-104.7989349</text:p>
          </table:table-cell>
          <table:table-cell office:value-type="float" office:value="-104.2919845" calcext:value-type="float">
            <text:p>-104.2919845</text:p>
          </table:table-cell>
          <table:table-cell office:value-type="float" office:value="-104.7767562" calcext:value-type="float">
            <text:p>-104.7767562</text:p>
          </table:table-cell>
          <table:table-cell office:value-type="float" office:value="-105.1966629" calcext:value-type="float">
            <text:p>-105.1966629</text:p>
          </table:table-cell>
          <table:table-cell office:value-type="float" office:value="-105.0868988" calcext:value-type="float">
            <text:p>-105.0868988</text:p>
          </table:table-cell>
          <table:table-cell office:value-type="float" office:value="-104.4186325" calcext:value-type="float">
            <text:p>-104.4186325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4.7215347" calcext:value-type="float">
            <text:p>-104.7215347</text:p>
          </table:table-cell>
          <table:table-cell office:value-type="float" office:value="-105.3078308" calcext:value-type="float">
            <text:p>-105.3078308</text:p>
          </table:table-cell>
          <table:table-cell office:value-type="float" office:value="-104.5958404" calcext:value-type="float">
            <text:p>-104.5958404</text:p>
          </table:table-cell>
          <table:table-cell office:value-type="float" office:value="-104.5795898" calcext:value-type="float">
            <text:p>-104.5795898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5.5043716" calcext:value-type="float">
            <text:p>-105.5043716</text:p>
          </table:table-cell>
          <table:table-cell office:value-type="float" office:value="-104.7546157" calcext:value-type="float">
            <text:p>-104.7546157</text:p>
          </table:table-cell>
          <table:table-cell office:value-type="float" office:value="-104.4773025" calcext:value-type="float">
            <text:p>-104.4773025</text:p>
          </table:table-cell>
          <table:table-cell office:value-type="float" office:value="-104.7160263" calcext:value-type="float">
            <text:p>-104.7160263</text:p>
          </table:table-cell>
          <table:table-cell office:value-type="float" office:value="-106.0963134" calcext:value-type="float">
            <text:p>-106.0963134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5.4742965" calcext:value-type="float">
            <text:p>-105.4742965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5.7363281" calcext:value-type="float">
            <text:p>-105.7363281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4.3024673" calcext:value-type="float">
            <text:p>-104.3024673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5.5830307" calcext:value-type="float">
            <text:p>-105.5830307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5.1850357" calcext:value-type="float">
            <text:p>-105.1850357</text:p>
          </table:table-cell>
          <table:table-cell office:value-type="float" office:value="-104.4026947" calcext:value-type="float">
            <text:p>-104.4026947</text:p>
          </table:table-cell>
          <table:table-cell office:value-type="float" office:value="-104.1878356" calcext:value-type="float">
            <text:p>-104.1878356</text:p>
          </table:table-cell>
          <table:table-cell office:value-type="float" office:value="-105.5284957" calcext:value-type="float">
            <text:p>-105.5284957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4.4826583" calcext:value-type="float">
            <text:p>-104.4826583</text:p>
          </table:table-cell>
          <table:table-cell office:value-type="float" office:value="-105.1156463" calcext:value-type="float">
            <text:p>-105.1156463</text:p>
          </table:table-cell>
          <table:table-cell office:value-type="float" office:value="-103.9277725" calcext:value-type="float">
            <text:p>-103.9277725</text:p>
          </table:table-cell>
          <table:table-cell office:value-type="float" office:value="-106.7246551" calcext:value-type="float">
            <text:p>-106.7246551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3.7635574" calcext:value-type="float">
            <text:p>-103.7635574</text:p>
          </table:table-cell>
          <table:table-cell office:value-type="float" office:value="-105.456314" calcext:value-type="float">
            <text:p>-105.456314</text:p>
          </table:table-cell>
          <table:table-cell office:value-type="float" office:value="-105.8986892" calcext:value-type="float">
            <text:p>-105.8986892</text:p>
          </table:table-cell>
          <table:table-cell office:value-type="float" office:value="-104.6940536" calcext:value-type="float">
            <text:p>-104.6940536</text:p>
          </table:table-cell>
          <table:table-cell office:value-type="float" office:value="-104.3129577" calcext:value-type="float">
            <text:p>-104.3129577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5.3906707" calcext:value-type="float">
            <text:p>-105.3906707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4.5471496" calcext:value-type="float">
            <text:p>-104.5471496</text:p>
          </table:table-cell>
          <table:table-cell office:value-type="float" office:value="-105.5769577" calcext:value-type="float">
            <text:p>-105.5769577</text:p>
          </table:table-cell>
          <table:table-cell office:value-type="float" office:value="-102.9995651" calcext:value-type="float">
            <text:p>-102.9995651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3.4156875" calcext:value-type="float">
            <text:p>-103.4156875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3.6948089" calcext:value-type="float">
            <text:p>-103.6948089</text:p>
          </table:table-cell>
          <table:table-cell office:value-type="float" office:value="-104.1671524" calcext:value-type="float">
            <text:p>-104.1671524</text:p>
          </table:table-cell>
          <table:table-cell office:value-type="float" office:value="-104.2137527" calcext:value-type="float">
            <text:p>-104.2137527</text:p>
          </table:table-cell>
          <table:table-cell office:value-type="float" office:value="-104.3392562" calcext:value-type="float">
            <text:p>-104.3392562</text:p>
          </table:table-cell>
          <table:table-cell office:value-type="float" office:value="-104.1774902" calcext:value-type="float">
            <text:p>-104.1774902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3.501358" calcext:value-type="float">
            <text:p>-103.501358</text:p>
          </table:table-cell>
          <table:table-cell office:value-type="float" office:value="-103.0857772" calcext:value-type="float">
            <text:p>-103.0857772</text:p>
          </table:table-cell>
          <table:table-cell office:value-type="float" office:value="-101.906578" calcext:value-type="float">
            <text:p>-101.906578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3.5927047" calcext:value-type="float">
            <text:p>-103.5927047</text:p>
          </table:table-cell>
          <table:table-cell office:value-type="float" office:value="-103.0539169" calcext:value-type="float">
            <text:p>-103.0539169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2.2641372" calcext:value-type="float">
            <text:p>-102.2641372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3.1958923" calcext:value-type="float">
            <text:p>-103.1958923</text:p>
          </table:table-cell>
          <table:table-cell office:value-type="float" office:value="-103.3121109" calcext:value-type="float">
            <text:p>-103.3121109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3768615" calcext:value-type="float">
            <text:p>-102.37686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miar 2</text:p>
          </table:table-cell>
          <table:table-cell office:value-type="string" calcext:value-type="string">
            <text:p>Mon May 20 17:54:43 2024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7.3903503" calcext:value-type="float">
            <text:p>-117.3903503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18.26091" calcext:value-type="float">
            <text:p>-118.26091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18.7174606" calcext:value-type="float">
            <text:p>-118.7174606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7.3196334" calcext:value-type="float">
            <text:p>-117.3196334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19.7095413" calcext:value-type="float">
            <text:p>-119.7095413</text:p>
          </table:table-cell>
          <table:table-cell table:number-columns-repeated="2" office:value-type="float" office:value="-124.0746994" calcext:value-type="float">
            <text:p>-124.0746994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17.2961959" calcext:value-type="float">
            <text:p>-117.2961959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17.6791076" calcext:value-type="float">
            <text:p>-117.679107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15.9941253" calcext:value-type="float">
            <text:p>-115.994125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42.6630707" calcext:value-type="float">
            <text:p>-142.6630707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17.1799163" calcext:value-type="float">
            <text:p>-117.179916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18.4996185" calcext:value-type="float">
            <text:p>-118.4996185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6.9294509" calcext:value-type="float">
            <text:p>-116.9294509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18.26091" calcext:value-type="float">
            <text:p>-118.2609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17.9272918" calcext:value-type="float">
            <text:p>-117.9272918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17.2262344" calcext:value-type="float">
            <text:p>-117.226234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16.5991516" calcext:value-type="float">
            <text:p>-116.5991516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16.7517242" calcext:value-type="float">
            <text:p>-116.7517242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0.3176422" calcext:value-type="float">
            <text:p>-120.3176422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43.5782166" calcext:value-type="float">
            <text:p>-143.578216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16.9519195" calcext:value-type="float">
            <text:p>-116.951919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17.63031" calcext:value-type="float">
            <text:p>-117.63031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18.1053314" calcext:value-type="float">
            <text:p>-118.105331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17.63031" calcext:value-type="float">
            <text:p>-117.63031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18.26091" calcext:value-type="float">
            <text:p>-118.26091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40.0563965" calcext:value-type="float">
            <text:p>-140.0563965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1.8352127" calcext:value-type="float">
            <text:p>-121.8352127</text:p>
          </table:table-cell>
          <table:table-cell table:number-columns-repeated="2" office:value-type="float" office:value="-127.0279694" calcext:value-type="float">
            <text:p>-127.0279694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18.8005752" calcext:value-type="float">
            <text:p>-118.8005752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16.7078628" calcext:value-type="float">
            <text:p>-116.707862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18.0796814" calcext:value-type="float">
            <text:p>-118.0796814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16.4704666" calcext:value-type="float">
            <text:p>-116.470466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18.3661956" calcext:value-type="float">
            <text:p>-118.3661956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8.0540924" calcext:value-type="float">
            <text:p>-118.0540924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9482269" calcext:value-type="float">
            <text:p>-128.9482269</text:p>
          </table:table-cell>
          <table:table-cell table:number-columns-repeated="2" office:value-type="float" office:value="-125.8233795" calcext:value-type="float">
            <text:p>-125.8233795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6.0547943" calcext:value-type="float">
            <text:p>-116.0547943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17.7036056" calcext:value-type="float">
            <text:p>-117.7036056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40.7248688" calcext:value-type="float">
            <text:p>-140.7248688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1.8352127" calcext:value-type="float">
            <text:p>-121.8352127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98.05664825" calcext:value-type="float">
            <text:p>-98.05664825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8.3107605" calcext:value-type="float">
            <text:p>-98.3107605</text:p>
          </table:table-cell>
          <table:table-cell office:value-type="float" office:value="-98.47814178" calcext:value-type="float">
            <text:p>-98.47814178</text:p>
          </table:table-cell>
          <table:table-cell office:value-type="float" office:value="-98.80614471" calcext:value-type="float">
            <text:p>-98.80614471</text:p>
          </table:table-cell>
          <table:table-cell office:value-type="float" office:value="-99.87493896" calcext:value-type="float">
            <text:p>-99.87493896</text:p>
          </table:table-cell>
          <table:table-cell office:value-type="float" office:value="-100.0563964" calcext:value-type="float">
            <text:p>-100.0563964</text:p>
          </table:table-cell>
          <table:table-cell office:value-type="float" office:value="-100.0082778" calcext:value-type="float">
            <text:p>-100.0082778</text:p>
          </table:table-cell>
          <table:table-cell office:value-type="float" office:value="-101.0181427" calcext:value-type="float">
            <text:p>-101.0181427</text:p>
          </table:table-cell>
          <table:table-cell office:value-type="float" office:value="-101.0289306" calcext:value-type="float">
            <text:p>-101.0289306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1.2734069" calcext:value-type="float">
            <text:p>-101.2734069</text:p>
          </table:table-cell>
          <table:table-cell office:value-type="float" office:value="-102.0066757" calcext:value-type="float">
            <text:p>-102.0066757</text:p>
          </table:table-cell>
          <table:table-cell office:value-type="float" office:value="-101.4983444" calcext:value-type="float">
            <text:p>-101.4983444</text:p>
          </table:table-cell>
          <table:table-cell office:value-type="float" office:value="-101.8233871" calcext:value-type="float">
            <text:p>-101.8233871</text:p>
          </table:table-cell>
          <table:table-cell office:value-type="float" office:value="-100.354187" calcext:value-type="float">
            <text:p>-100.354187</text:p>
          </table:table-cell>
          <table:table-cell office:value-type="float" office:value="-100.2647705" calcext:value-type="float">
            <text:p>-100.2647705</text:p>
          </table:table-cell>
          <table:table-cell office:value-type="float" office:value="-99.900177" calcext:value-type="float">
            <text:p>-99.900177</text:p>
          </table:table-cell>
          <table:table-cell office:value-type="float" office:value="-99.11523437" calcext:value-type="float">
            <text:p>-99.11523437</text:p>
          </table:table-cell>
          <table:table-cell office:value-type="float" office:value="-98.69543457" calcext:value-type="float">
            <text:p>-98.69543457</text:p>
          </table:table-cell>
          <table:table-cell office:value-type="float" office:value="-98.11819458" calcext:value-type="float">
            <text:p>-98.11819458</text:p>
          </table:table-cell>
          <table:table-cell office:value-type="float" office:value="-98.28186798" calcext:value-type="float">
            <text:p>-98.28186798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8.57796478" calcext:value-type="float">
            <text:p>-98.57796478</text:p>
          </table:table-cell>
          <table:table-cell office:value-type="float" office:value="-98.89012909" calcext:value-type="float">
            <text:p>-98.89012909</text:p>
          </table:table-cell>
          <table:table-cell office:value-type="float" office:value="-98.41931915" calcext:value-type="float">
            <text:p>-98.41931915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8.73954773" calcext:value-type="float">
            <text:p>-98.73954773</text:p>
          </table:table-cell>
          <table:table-cell office:value-type="float" office:value="-100.0114746" calcext:value-type="float">
            <text:p>-100.0114746</text:p>
          </table:table-cell>
          <table:table-cell office:value-type="float" office:value="-99.60813141" calcext:value-type="float">
            <text:p>-99.60813141</text:p>
          </table:table-cell>
          <table:table-cell office:value-type="float" office:value="-99.15573883" calcext:value-type="float">
            <text:p>-99.15573883</text:p>
          </table:table-cell>
          <table:table-cell office:value-type="float" office:value="-99.31082153" calcext:value-type="float">
            <text:p>-99.31082153</text:p>
          </table:table-cell>
          <table:table-cell office:value-type="float" office:value="-99.36709595" calcext:value-type="float">
            <text:p>-99.36709595</text:p>
          </table:table-cell>
          <table:table-cell office:value-type="float" office:value="-100.1729888" calcext:value-type="float">
            <text:p>-100.1729888</text:p>
          </table:table-cell>
          <table:table-cell office:value-type="float" office:value="-98.94090271" calcext:value-type="float">
            <text:p>-98.94090271</text:p>
          </table:table-cell>
          <table:table-cell office:value-type="float" office:value="-98.35032654" calcext:value-type="float">
            <text:p>-98.35032654</text:p>
          </table:table-cell>
          <table:table-cell office:value-type="float" office:value="-98.72021484" calcext:value-type="float">
            <text:p>-98.72021484</text:p>
          </table:table-cell>
          <table:table-cell office:value-type="float" office:value="-98.20095062" calcext:value-type="float">
            <text:p>-98.20095062</text:p>
          </table:table-cell>
          <table:table-cell office:value-type="float" office:value="-99.00907898" calcext:value-type="float">
            <text:p>-99.00907898</text:p>
          </table:table-cell>
          <table:table-cell office:value-type="float" office:value="-98.04132843" calcext:value-type="float">
            <text:p>-98.04132843</text:p>
          </table:table-cell>
          <table:table-cell office:value-type="float" office:value="-98.4808197" calcext:value-type="float">
            <text:p>-98.4808197</text:p>
          </table:table-cell>
          <table:table-cell office:value-type="float" office:value="-98.44868469" calcext:value-type="float">
            <text:p>-98.44868469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8.60513306" calcext:value-type="float">
            <text:p>-98.60513306</text:p>
          </table:table-cell>
          <table:table-cell office:value-type="float" office:value="-98.89294434" calcext:value-type="float">
            <text:p>-98.89294434</text:p>
          </table:table-cell>
          <table:table-cell office:value-type="float" office:value="-98.18796539" calcext:value-type="float">
            <text:p>-98.18796539</text:p>
          </table:table-cell>
          <table:table-cell office:value-type="float" office:value="-98.37149811" calcext:value-type="float">
            <text:p>-98.37149811</text:p>
          </table:table-cell>
          <table:table-cell office:value-type="float" office:value="-97.9651413" calcext:value-type="float">
            <text:p>-97.9651413</text:p>
          </table:table-cell>
          <table:table-cell office:value-type="float" office:value="-98.1388092" calcext:value-type="float">
            <text:p>-98.1388092</text:p>
          </table:table-cell>
          <table:table-cell office:value-type="float" office:value="-98.34503937" calcext:value-type="float">
            <text:p>-98.34503937</text:p>
          </table:table-cell>
          <table:table-cell office:value-type="float" office:value="-97.86207581" calcext:value-type="float">
            <text:p>-97.86207581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360466" calcext:value-type="float">
            <text:p>-96.360466</text:p>
          </table:table-cell>
          <table:table-cell office:value-type="float" office:value="-95.56745911" calcext:value-type="float">
            <text:p>-95.56745911</text:p>
          </table:table-cell>
          <table:table-cell office:value-type="float" office:value="-95.51581573" calcext:value-type="float">
            <text:p>-95.51581573</text:p>
          </table:table-cell>
          <table:table-cell office:value-type="float" office:value="-95.9679718" calcext:value-type="float">
            <text:p>-95.9679718</text:p>
          </table:table-cell>
          <table:table-cell office:value-type="float" office:value="-95.98808289" calcext:value-type="float">
            <text:p>-95.98808289</text:p>
          </table:table-cell>
          <table:table-cell office:value-type="float" office:value="-96.25391388" calcext:value-type="float">
            <text:p>-96.25391388</text:p>
          </table:table-cell>
          <table:table-cell office:value-type="float" office:value="-96.1281662" calcext:value-type="float">
            <text:p>-96.1281662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73415375" calcext:value-type="float">
            <text:p>-96.73415375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8.4246521" calcext:value-type="float">
            <text:p>-98.4246521</text:p>
          </table:table-cell>
          <table:table-cell office:value-type="float" office:value="-97.914711" calcext:value-type="float">
            <text:p>-97.914711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99046326" calcext:value-type="float">
            <text:p>-97.99046326</text:p>
          </table:table-cell>
          <table:table-cell office:value-type="float" office:value="-98.07967377" calcext:value-type="float">
            <text:p>-98.07967377</text:p>
          </table:table-cell>
          <table:table-cell office:value-type="float" office:value="-98.01332092" calcext:value-type="float">
            <text:p>-98.01332092</text:p>
          </table:table-cell>
          <table:table-cell office:value-type="float" office:value="-98.70919037" calcext:value-type="float">
            <text:p>-98.70919037</text:p>
          </table:table-cell>
          <table:table-cell office:value-type="float" office:value="-98.35032654" calcext:value-type="float">
            <text:p>-98.35032654</text:p>
          </table:table-cell>
          <table:table-cell office:value-type="float" office:value="-98.4406662" calcext:value-type="float">
            <text:p>-98.4406662</text:p>
          </table:table-cell>
          <table:table-cell office:value-type="float" office:value="-97.80479431" calcext:value-type="float">
            <text:p>-97.80479431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24484253" calcext:value-type="float">
            <text:p>-97.24484253</text:p>
          </table:table-cell>
          <table:table-cell office:value-type="float" office:value="-96.60346985" calcext:value-type="float">
            <text:p>-96.60346985</text:p>
          </table:table-cell>
          <table:table-cell office:value-type="float" office:value="-96.37519836" calcext:value-type="float">
            <text:p>-96.37519836</text:p>
          </table:table-cell>
          <table:table-cell office:value-type="float" office:value="-96.45558167" calcext:value-type="float">
            <text:p>-96.45558167</text:p>
          </table:table-cell>
          <table:table-cell office:value-type="float" office:value="-96.35626984" calcext:value-type="float">
            <text:p>-96.35626984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6.73196411" calcext:value-type="float">
            <text:p>-96.73196411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6.5474472" calcext:value-type="float">
            <text:p>-96.5474472</text:p>
          </table:table-cell>
          <table:table-cell office:value-type="float" office:value="-96.31642914" calcext:value-type="float">
            <text:p>-96.31642914</text:p>
          </table:table-cell>
          <table:table-cell office:value-type="float" office:value="-96.79582214" calcext:value-type="float">
            <text:p>-96.79582214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6.17948151" calcext:value-type="float">
            <text:p>-96.17948151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8.1388092" calcext:value-type="float">
            <text:p>-98.1388092</text:p>
          </table:table-cell>
          <table:table-cell office:value-type="float" office:value="-98.8985672" calcext:value-type="float">
            <text:p>-98.8985672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8.75892639" calcext:value-type="float">
            <text:p>-98.75892639</text:p>
          </table:table-cell>
          <table:table-cell office:value-type="float" office:value="-98.73678589" calcext:value-type="float">
            <text:p>-98.73678589</text:p>
          </table:table-cell>
          <table:table-cell office:value-type="float" office:value="-99.2314682" calcext:value-type="float">
            <text:p>-99.2314682</text:p>
          </table:table-cell>
          <table:table-cell office:value-type="float" office:value="-99.20518494" calcext:value-type="float">
            <text:p>-99.20518494</text:p>
          </table:table-cell>
          <table:table-cell office:value-type="float" office:value="-99.01763153" calcext:value-type="float">
            <text:p>-99.01763153</text:p>
          </table:table-cell>
          <table:table-cell office:value-type="float" office:value="-99.37898254" calcext:value-type="float">
            <text:p>-99.37898254</text:p>
          </table:table-cell>
          <table:table-cell office:value-type="float" office:value="-99.01477814" calcext:value-type="float">
            <text:p>-99.01477814</text:p>
          </table:table-cell>
          <table:table-cell office:value-type="float" office:value="-99.42972565" calcext:value-type="float">
            <text:p>-99.42972565</text:p>
          </table:table-cell>
          <table:table-cell office:value-type="float" office:value="-98.68717957" calcext:value-type="float">
            <text:p>-98.68717957</text:p>
          </table:table-cell>
          <table:table-cell office:value-type="float" office:value="-99.2549057" calcext:value-type="float">
            <text:p>-99.2549057</text:p>
          </table:table-cell>
          <table:table-cell office:value-type="float" office:value="-99.11234283" calcext:value-type="float">
            <text:p>-99.11234283</text:p>
          </table:table-cell>
          <table:table-cell office:value-type="float" office:value="-99.04908752" calcext:value-type="float">
            <text:p>-99.04908752</text:p>
          </table:table-cell>
          <table:table-cell office:value-type="float" office:value="-99.2549057" calcext:value-type="float">
            <text:p>-99.2549057</text:p>
          </table:table-cell>
          <table:table-cell office:value-type="float" office:value="-99.3849411" calcext:value-type="float">
            <text:p>-99.3849411</text:p>
          </table:table-cell>
          <table:table-cell office:value-type="float" office:value="-98.55898285" calcext:value-type="float">
            <text:p>-98.55898285</text:p>
          </table:table-cell>
          <table:table-cell office:value-type="float" office:value="-99.1354599" calcext:value-type="float">
            <text:p>-99.1354599</text:p>
          </table:table-cell>
          <table:table-cell office:value-type="float" office:value="-99.36412811" calcext:value-type="float">
            <text:p>-99.36412811</text:p>
          </table:table-cell>
          <table:table-cell office:value-type="float" office:value="-98.29761505" calcext:value-type="float">
            <text:p>-98.29761505</text:p>
          </table:table-cell>
          <table:table-cell office:value-type="float" office:value="-98.76446533" calcext:value-type="float">
            <text:p>-98.76446533</text:p>
          </table:table-cell>
          <table:table-cell office:value-type="float" office:value="-97.81721497" calcext:value-type="float">
            <text:p>-97.81721497</text:p>
          </table:table-cell>
          <table:table-cell office:value-type="float" office:value="-98.55898285" calcext:value-type="float">
            <text:p>-98.55898285</text:p>
          </table:table-cell>
          <table:table-cell office:value-type="float" office:value="-98.24261475" calcext:value-type="float">
            <text:p>-98.24261475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77011108" calcext:value-type="float">
            <text:p>-97.77011108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73556519" calcext:value-type="float">
            <text:p>-97.73556519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31025696" calcext:value-type="float">
            <text:p>-97.31025696</text:p>
          </table:table-cell>
          <table:table-cell table:number-columns-repeated="2" office:value-type="float" office:value="-97.28449249" calcext:value-type="float">
            <text:p>-97.28449249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6.95192719" calcext:value-type="float">
            <text:p>-96.95192719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62787628" calcext:value-type="float">
            <text:p>-97.62787628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8.39006042" calcext:value-type="float">
            <text:p>-98.39006042</text:p>
          </table:table-cell>
          <table:table-cell office:value-type="float" office:value="-98.24261475" calcext:value-type="float">
            <text:p>-98.24261475</text:p>
          </table:table-cell>
          <table:table-cell office:value-type="float" office:value="-98.69818115" calcext:value-type="float">
            <text:p>-98.69818115</text:p>
          </table:table-cell>
          <table:table-cell office:value-type="float" office:value="-98.51038361" calcext:value-type="float">
            <text:p>-98.51038361</text:p>
          </table:table-cell>
          <table:table-cell office:value-type="float" office:value="-98.82567596" calcext:value-type="float">
            <text:p>-98.82567596</text:p>
          </table:table-cell>
          <table:table-cell office:value-type="float" office:value="-98.63786316" calcext:value-type="float">
            <text:p>-98.63786316</text:p>
          </table:table-cell>
          <table:table-cell office:value-type="float" office:value="-98.6269455" calcext:value-type="float">
            <text:p>-98.6269455</text:p>
          </table:table-cell>
          <table:table-cell office:value-type="float" office:value="-99.48075867" calcext:value-type="float">
            <text:p>-99.48075867</text:p>
          </table:table-cell>
          <table:table-cell office:value-type="float" office:value="-99.65101624" calcext:value-type="float">
            <text:p>-99.65101624</text:p>
          </table:table-cell>
          <table:table-cell office:value-type="float" office:value="-99.1036911" calcext:value-type="float">
            <text:p>-99.1036911</text:p>
          </table:table-cell>
          <table:table-cell office:value-type="float" office:value="-99.00337219" calcext:value-type="float">
            <text:p>-99.00337219</text:p>
          </table:table-cell>
          <table:table-cell office:value-type="float" office:value="-98.7423172" calcext:value-type="float">
            <text:p>-98.7423172</text:p>
          </table:table-cell>
          <table:table-cell office:value-type="float" office:value="-98.4246521" calcext:value-type="float">
            <text:p>-98.4246521</text:p>
          </table:table-cell>
          <table:table-cell office:value-type="float" office:value="-98.56439972" calcext:value-type="float">
            <text:p>-98.56439972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8.22696686" calcext:value-type="float">
            <text:p>-98.22696686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6.12406921" calcext:value-type="float">
            <text:p>-96.12406921</text:p>
          </table:table-cell>
          <table:table-cell office:value-type="float" office:value="-96.88244629" calcext:value-type="float">
            <text:p>-96.88244629</text:p>
          </table:table-cell>
          <table:table-cell office:value-type="float" office:value="-96.56895447" calcext:value-type="float">
            <text:p>-96.56895447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6.45983124" calcext:value-type="float">
            <text:p>-96.45983124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7.05150604" calcext:value-type="float">
            <text:p>-97.05150604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7.52871704" calcext:value-type="float">
            <text:p>-97.52871704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8.54004669" calcext:value-type="float">
            <text:p>-98.54004669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8.52385712" calcext:value-type="float">
            <text:p>-98.52385712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92729187" calcext:value-type="float">
            <text:p>-97.92729187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90717316" calcext:value-type="float">
            <text:p>-97.90717316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6.41952515" calcext:value-type="float">
            <text:p>-96.41952515</text:p>
          </table:table-cell>
          <table:table-cell office:value-type="float" office:value="-96.34576416" calcext:value-type="float">
            <text:p>-96.34576416</text:p>
          </table:table-cell>
          <table:table-cell office:value-type="float" office:value="-96.00218964" calcext:value-type="float">
            <text:p>-96.00218964</text:p>
          </table:table-cell>
          <table:table-cell office:value-type="float" office:value="-96.71004486" calcext:value-type="float">
            <text:p>-96.71004486</text:p>
          </table:table-cell>
          <table:table-cell office:value-type="float" office:value="-96.55819702" calcext:value-type="float">
            <text:p>-96.55819702</text:p>
          </table:table-cell>
          <table:table-cell office:value-type="float" office:value="-96.31852722" calcext:value-type="float">
            <text:p>-96.31852722</text:p>
          </table:table-cell>
          <table:table-cell office:value-type="float" office:value="-95.6136322" calcext:value-type="float">
            <text:p>-95.6136322</text:p>
          </table:table-cell>
          <table:table-cell office:value-type="float" office:value="-95.33648682" calcext:value-type="float">
            <text:p>-95.33648682</text:p>
          </table:table-cell>
          <table:table-cell office:value-type="float" office:value="-95.48345184" calcext:value-type="float">
            <text:p>-95.48345184</text:p>
          </table:table-cell>
          <table:table-cell office:value-type="float" office:value="-95.62521362" calcext:value-type="float">
            <text:p>-95.62521362</text:p>
          </table:table-cell>
          <table:table-cell office:value-type="float" office:value="-94.84613037" calcext:value-type="float">
            <text:p>-94.84613037</text:p>
          </table:table-cell>
          <table:table-cell office:value-type="float" office:value="-95.16627502" calcext:value-type="float">
            <text:p>-95.16627502</text:p>
          </table:table-cell>
          <table:table-cell office:value-type="float" office:value="-95.57129669" calcext:value-type="float">
            <text:p>-95.57129669</text:p>
          </table:table-cell>
          <table:table-cell office:value-type="float" office:value="-95.62135315" calcext:value-type="float">
            <text:p>-95.62135315</text:p>
          </table:table-cell>
          <table:table-cell office:value-type="float" office:value="-95.72037506" calcext:value-type="float">
            <text:p>-95.72037506</text:p>
          </table:table-cell>
          <table:table-cell office:value-type="float" office:value="-95.43418121" calcext:value-type="float">
            <text:p>-95.43418121</text:p>
          </table:table-cell>
          <table:table-cell office:value-type="float" office:value="-95.5291748" calcext:value-type="float">
            <text:p>-95.5291748</text:p>
          </table:table-cell>
          <table:table-cell office:value-type="float" office:value="-95.43985748" calcext:value-type="float">
            <text:p>-95.43985748</text:p>
          </table:table-cell>
          <table:table-cell office:value-type="float" office:value="-95.32527924" calcext:value-type="float">
            <text:p>-95.32527924</text:p>
          </table:table-cell>
          <table:table-cell office:value-type="float" office:value="-95.58474731" calcext:value-type="float">
            <text:p>-95.58474731</text:p>
          </table:table-cell>
          <table:table-cell office:value-type="float" office:value="-95.19564056" calcext:value-type="float">
            <text:p>-95.19564056</text:p>
          </table:table-cell>
          <table:table-cell office:value-type="float" office:value="-95.70281982" calcext:value-type="float">
            <text:p>-95.70281982</text:p>
          </table:table-cell>
          <table:table-cell office:value-type="float" office:value="-95.72624207" calcext:value-type="float">
            <text:p>-95.72624207</text:p>
          </table:table-cell>
          <table:table-cell office:value-type="float" office:value="-95.58282471" calcext:value-type="float">
            <text:p>-95.58282471</text:p>
          </table:table-cell>
          <table:table-cell office:value-type="float" office:value="-95.97600555" calcext:value-type="float">
            <text:p>-95.97600555</text:p>
          </table:table-cell>
          <table:table-cell office:value-type="float" office:value="-95.71257019" calcext:value-type="float">
            <text:p>-95.71257019</text:p>
          </table:table-cell>
          <table:table-cell office:value-type="float" office:value="-96.18360138" calcext:value-type="float">
            <text:p>-96.18360138</text:p>
          </table:table-cell>
          <table:table-cell office:value-type="float" office:value="-96.22489166" calcext:value-type="float">
            <text:p>-96.22489166</text:p>
          </table:table-cell>
          <table:table-cell office:value-type="float" office:value="-96.42799377" calcext:value-type="float">
            <text:p>-96.42799377</text:p>
          </table:table-cell>
          <table:table-cell office:value-type="float" office:value="-96.09343719" calcext:value-type="float">
            <text:p>-96.09343719</text:p>
          </table:table-cell>
          <table:table-cell office:value-type="float" office:value="-96.53671265" calcext:value-type="float">
            <text:p>-96.53671265</text:p>
          </table:table-cell>
          <table:table-cell office:value-type="float" office:value="-95.8225174" calcext:value-type="float">
            <text:p>-95.8225174</text:p>
          </table:table-cell>
          <table:table-cell office:value-type="float" office:value="-95.60207367" calcext:value-type="float">
            <text:p>-95.60207367</text:p>
          </table:table-cell>
          <table:table-cell office:value-type="float" office:value="-95.73014832" calcext:value-type="float">
            <text:p>-95.73014832</text:p>
          </table:table-cell>
          <table:table-cell office:value-type="float" office:value="-95.97198486" calcext:value-type="float">
            <text:p>-95.97198486</text:p>
          </table:table-cell>
          <table:table-cell office:value-type="float" office:value="-95.76147461" calcext:value-type="float">
            <text:p>-95.76147461</text:p>
          </table:table-cell>
          <table:table-cell office:value-type="float" office:value="-96.00623322" calcext:value-type="float">
            <text:p>-96.00623322</text:p>
          </table:table-cell>
          <table:table-cell office:value-type="float" office:value="-95.40777588" calcext:value-type="float">
            <text:p>-95.40777588</text:p>
          </table:table-cell>
          <table:table-cell office:value-type="float" office:value="-95.41719055" calcext:value-type="float">
            <text:p>-95.41719055</text:p>
          </table:table-cell>
          <table:table-cell office:value-type="float" office:value="-95.7457962" calcext:value-type="float">
            <text:p>-95.7457962</text:p>
          </table:table-cell>
          <table:table-cell office:value-type="float" office:value="-95.32714081" calcext:value-type="float">
            <text:p>-95.32714081</text:p>
          </table:table-cell>
          <table:table-cell office:value-type="float" office:value="-95.34395599" calcext:value-type="float">
            <text:p>-95.34395599</text:p>
          </table:table-cell>
          <table:table-cell office:value-type="float" office:value="-95.72624207" calcext:value-type="float">
            <text:p>-95.72624207</text:p>
          </table:table-cell>
          <table:table-cell office:value-type="float" office:value="-95.43228912" calcext:value-type="float">
            <text:p>-95.43228912</text:p>
          </table:table-cell>
          <table:table-cell office:value-type="float" office:value="-95.41908264" calcext:value-type="float">
            <text:p>-95.41908264</text:p>
          </table:table-cell>
          <table:table-cell office:value-type="float" office:value="-95.55787659" calcext:value-type="float">
            <text:p>-95.55787659</text:p>
          </table:table-cell>
          <table:table-cell office:value-type="float" office:value="-95.65811157" calcext:value-type="float">
            <text:p>-95.65811157</text:p>
          </table:table-cell>
          <table:table-cell office:value-type="float" office:value="-95.96193695" calcext:value-type="float">
            <text:p>-95.96193695</text:p>
          </table:table-cell>
          <table:table-cell office:value-type="float" office:value="-95.69503021" calcext:value-type="float">
            <text:p>-95.69503021</text:p>
          </table:table-cell>
          <table:table-cell office:value-type="float" office:value="-96.1036377" calcext:value-type="float">
            <text:p>-96.1036377</text:p>
          </table:table-cell>
          <table:table-cell office:value-type="float" office:value="-96.04059601" calcext:value-type="float">
            <text:p>-96.04059601</text:p>
          </table:table-cell>
          <table:table-cell office:value-type="float" office:value="-95.97801971" calcext:value-type="float">
            <text:p>-95.97801971</text:p>
          </table:table-cell>
          <table:table-cell office:value-type="float" office:value="-96.13021088" calcext:value-type="float">
            <text:p>-96.13021088</text:p>
          </table:table-cell>
          <table:table-cell office:value-type="float" office:value="-96.6056366" calcext:value-type="float">
            <text:p>-96.6056366</text:p>
          </table:table-cell>
          <table:table-cell office:value-type="float" office:value="-96.56680298" calcext:value-type="float">
            <text:p>-96.56680298</text:p>
          </table:table-cell>
          <table:table-cell office:value-type="float" office:value="-96.45558167" calcext:value-type="float">
            <text:p>-96.45558167</text:p>
          </table:table-cell>
          <table:table-cell office:value-type="float" office:value="-96.17536163" calcext:value-type="float">
            <text:p>-96.17536163</text:p>
          </table:table-cell>
          <table:table-cell office:value-type="float" office:value="-96.85570526" calcext:value-type="float">
            <text:p>-96.85570526</text:p>
          </table:table-cell>
          <table:table-cell office:value-type="float" office:value="-96.45133209" calcext:value-type="float">
            <text:p>-96.45133209</text:p>
          </table:table-cell>
          <table:table-cell office:value-type="float" office:value="-96.360466" calcext:value-type="float">
            <text:p>-96.360466</text:p>
          </table:table-cell>
          <table:table-cell office:value-type="float" office:value="-96.83125305" calcext:value-type="float">
            <text:p>-96.83125305</text:p>
          </table:table-cell>
          <table:table-cell office:value-type="float" office:value="-96.66639709" calcext:value-type="float">
            <text:p>-96.66639709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6.85124969" calcext:value-type="float">
            <text:p>-96.85124969</text:p>
          </table:table-cell>
          <table:table-cell office:value-type="float" office:value="-96.41952515" calcext:value-type="float">
            <text:p>-96.41952515</text:p>
          </table:table-cell>
          <table:table-cell table:number-columns-repeated="2" office:value-type="float" office:value="-96.7869873" calcext:value-type="float">
            <text:p>-96.7869873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6.41317749" calcext:value-type="float">
            <text:p>-96.41317749</text:p>
          </table:table-cell>
          <table:table-cell office:value-type="float" office:value="-96.35416412" calcext:value-type="float">
            <text:p>-96.35416412</text:p>
          </table:table-cell>
          <table:table-cell office:value-type="float" office:value="-96.34366608" calcext:value-type="float">
            <text:p>-96.34366608</text:p>
          </table:table-cell>
          <table:table-cell office:value-type="float" office:value="-96.67728424" calcext:value-type="float">
            <text:p>-96.67728424</text:p>
          </table:table-cell>
          <table:table-cell office:value-type="float" office:value="-96.48325348" calcext:value-type="float">
            <text:p>-96.48325348</text:p>
          </table:table-cell>
          <table:table-cell office:value-type="float" office:value="-96.13840485" calcext:value-type="float">
            <text:p>-96.13840485</text:p>
          </table:table-cell>
          <table:table-cell office:value-type="float" office:value="-96.44708252" calcext:value-type="float">
            <text:p>-96.44708252</text:p>
          </table:table-cell>
          <table:table-cell office:value-type="float" office:value="-96.71224213" calcext:value-type="float">
            <text:p>-96.71224213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6.79360962" calcext:value-type="float">
            <text:p>-96.79360962</text:p>
          </table:table-cell>
          <table:table-cell office:value-type="float" office:value="-96.541008" calcext:value-type="float">
            <text:p>-96.541008</text:p>
          </table:table-cell>
          <table:table-cell office:value-type="float" office:value="-96.68819427" calcext:value-type="float">
            <text:p>-96.68819427</text:p>
          </table:table-cell>
          <table:table-cell office:value-type="float" office:value="-96.76934052" calcext:value-type="float">
            <text:p>-96.76934052</text:p>
          </table:table-cell>
          <table:table-cell office:value-type="float" office:value="-96.65116119" calcext:value-type="float">
            <text:p>-96.65116119</text:p>
          </table:table-cell>
          <table:table-cell office:value-type="float" office:value="-95.96395111" calcext:value-type="float">
            <text:p>-95.96395111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7.21927643" calcext:value-type="float">
            <text:p>-97.21927643</text:p>
          </table:table-cell>
          <table:table-cell office:value-type="float" office:value="-96.50460052" calcext:value-type="float">
            <text:p>-96.50460052</text:p>
          </table:table-cell>
          <table:table-cell office:value-type="float" office:value="-96.40683746" calcext:value-type="float">
            <text:p>-96.40683746</text:p>
          </table:table-cell>
          <table:table-cell office:value-type="float" office:value="-96.70786285" calcext:value-type="float">
            <text:p>-96.70786285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6.57756805" calcext:value-type="float">
            <text:p>-96.57756805</text:p>
          </table:table-cell>
          <table:table-cell office:value-type="float" office:value="-96.70567322" calcext:value-type="float">
            <text:p>-96.70567322</text:p>
          </table:table-cell>
          <table:table-cell office:value-type="float" office:value="-96.45346069" calcext:value-type="float">
            <text:p>-96.45346069</text:p>
          </table:table-cell>
          <table:table-cell office:value-type="float" office:value="-96.68164062" calcext:value-type="float">
            <text:p>-96.68164062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6.57541656" calcext:value-type="float">
            <text:p>-96.57541656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30807495" calcext:value-type="float">
            <text:p>-96.30807495</text:p>
          </table:table-cell>
          <table:table-cell office:value-type="float" office:value="-96.69692993" calcext:value-type="float">
            <text:p>-96.69692993</text:p>
          </table:table-cell>
          <table:table-cell office:value-type="float" office:value="-96.59699249" calcext:value-type="float">
            <text:p>-96.59699249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6.35205841" calcext:value-type="float">
            <text:p>-96.35205841</text:p>
          </table:table-cell>
          <table:table-cell office:value-type="float" office:value="-96.45983124" calcext:value-type="float">
            <text:p>-96.45983124</text:p>
          </table:table-cell>
          <table:table-cell office:value-type="float" office:value="-96.63378906" calcext:value-type="float">
            <text:p>-96.63378906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35205841" calcext:value-type="float">
            <text:p>-96.35205841</text:p>
          </table:table-cell>
          <table:table-cell office:value-type="float" office:value="-96.37098694" calcext:value-type="float">
            <text:p>-96.37098694</text:p>
          </table:table-cell>
          <table:table-cell office:value-type="float" office:value="-95.76344299" calcext:value-type="float">
            <text:p>-95.76344299</text:p>
          </table:table-cell>
          <table:table-cell office:value-type="float" office:value="-96.29137421" calcext:value-type="float">
            <text:p>-96.29137421</text:p>
          </table:table-cell>
          <table:table-cell office:value-type="float" office:value="-96.07511902" calcext:value-type="float">
            <text:p>-96.07511902</text:p>
          </table:table-cell>
          <table:table-cell office:value-type="float" office:value="-95.97801971" calcext:value-type="float">
            <text:p>-95.97801971</text:p>
          </table:table-cell>
          <table:table-cell office:value-type="float" office:value="-96.25183868" calcext:value-type="float">
            <text:p>-96.25183868</text:p>
          </table:table-cell>
          <table:table-cell office:value-type="float" office:value="-96.35626984" calcext:value-type="float">
            <text:p>-96.35626984</text:p>
          </table:table-cell>
          <table:table-cell office:value-type="float" office:value="-96.01026154" calcext:value-type="float">
            <text:p>-96.01026154</text:p>
          </table:table-cell>
          <table:table-cell office:value-type="float" office:value="-96.43647766" calcext:value-type="float">
            <text:p>-96.43647766</text:p>
          </table:table-cell>
          <table:table-cell office:value-type="float" office:value="-96.2767868" calcext:value-type="float">
            <text:p>-96.2767868</text:p>
          </table:table-cell>
          <table:table-cell office:value-type="float" office:value="-95.63488007" calcext:value-type="float">
            <text:p>-95.63488007</text:p>
          </table:table-cell>
          <table:table-cell office:value-type="float" office:value="-96.19184113" calcext:value-type="float">
            <text:p>-96.19184113</text:p>
          </table:table-cell>
          <table:table-cell office:value-type="float" office:value="-96.13840485" calcext:value-type="float">
            <text:p>-96.13840485</text:p>
          </table:table-cell>
          <table:table-cell office:value-type="float" office:value="-96.27262115" calcext:value-type="float">
            <text:p>-96.27262115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01026154" calcext:value-type="float">
            <text:p>-96.01026154</text:p>
          </table:table-cell>
          <table:table-cell office:value-type="float" office:value="-96.2021637" calcext:value-type="float">
            <text:p>-96.2021637</text:p>
          </table:table-cell>
          <table:table-cell office:value-type="float" office:value="-96.82016754" calcext:value-type="float">
            <text:p>-96.82016754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6.59699249" calcext:value-type="float">
            <text:p>-96.59699249</text:p>
          </table:table-cell>
          <table:table-cell office:value-type="float" office:value="-96.48325348" calcext:value-type="float">
            <text:p>-96.48325348</text:p>
          </table:table-cell>
          <table:table-cell office:value-type="float" office:value="-96.27262115" calcext:value-type="float">
            <text:p>-96.27262115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8846817" calcext:value-type="float">
            <text:p>-96.8846817</text:p>
          </table:table-cell>
          <table:table-cell office:value-type="float" office:value="-96.68383026" calcext:value-type="float">
            <text:p>-96.68383026</text:p>
          </table:table-cell>
          <table:table-cell office:value-type="float" office:value="-97.15914917" calcext:value-type="float">
            <text:p>-97.15914917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6.74953461" calcext:value-type="float">
            <text:p>-96.74953461</text:p>
          </table:table-cell>
          <table:table-cell office:value-type="float" office:value="-96.48325348" calcext:value-type="float">
            <text:p>-96.48325348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6.63596344" calcext:value-type="float">
            <text:p>-96.63596344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6.59051514" calcext:value-type="float">
            <text:p>-96.59051514</text:p>
          </table:table-cell>
          <table:table-cell office:value-type="float" office:value="-96.18360138" calcext:value-type="float">
            <text:p>-96.18360138</text:p>
          </table:table-cell>
          <table:table-cell office:value-type="float" office:value="-97.03785706" calcext:value-type="float">
            <text:p>-97.03785706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6.92047882" calcext:value-type="float">
            <text:p>-96.92047882</text:p>
          </table:table-cell>
          <table:table-cell office:value-type="float" office:value="-96.3920517" calcext:value-type="float">
            <text:p>-96.3920517</text:p>
          </table:table-cell>
          <table:table-cell office:value-type="float" office:value="-96.50673676" calcext:value-type="float">
            <text:p>-96.50673676</text:p>
          </table:table-cell>
          <table:table-cell office:value-type="float" office:value="-96.64463806" calcext:value-type="float">
            <text:p>-96.64463806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7.15914917" calcext:value-type="float">
            <text:p>-97.15914917</text:p>
          </table:table-cell>
          <table:table-cell office:value-type="float" office:value="-96.57756805" calcext:value-type="float">
            <text:p>-96.57756805</text:p>
          </table:table-cell>
          <table:table-cell office:value-type="float" office:value="-96.63162231" calcext:value-type="float">
            <text:p>-96.63162231</text:p>
          </table:table-cell>
          <table:table-cell office:value-type="float" office:value="-96.40895081" calcext:value-type="float">
            <text:p>-96.40895081</text:p>
          </table:table-cell>
          <table:table-cell office:value-type="float" office:value="-96.95192719" calcext:value-type="float">
            <text:p>-96.95192719</text:p>
          </table:table-cell>
          <table:table-cell office:value-type="float" office:value="-96.72100067" calcext:value-type="float">
            <text:p>-96.72100067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6.58835602" calcext:value-type="float">
            <text:p>-96.58835602</text:p>
          </table:table-cell>
          <table:table-cell office:value-type="float" office:value="-96.47898865" calcext:value-type="float">
            <text:p>-96.47898865</text:p>
          </table:table-cell>
          <table:table-cell office:value-type="float" office:value="-96.54530334" calcext:value-type="float">
            <text:p>-96.54530334</text:p>
          </table:table-cell>
          <table:table-cell office:value-type="float" office:value="-96.81573486" calcext:value-type="float">
            <text:p>-96.81573486</text:p>
          </table:table-cell>
          <table:table-cell office:value-type="float" office:value="-96.44921112" calcext:value-type="float">
            <text:p>-96.44921112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6.70786285" calcext:value-type="float">
            <text:p>-96.70786285</text:p>
          </table:table-cell>
          <table:table-cell office:value-type="float" office:value="-96.82460022" calcext:value-type="float">
            <text:p>-96.82460022</text:p>
          </table:table-cell>
          <table:table-cell office:value-type="float" office:value="-96.57541656" calcext:value-type="float">
            <text:p>-96.57541656</text:p>
          </table:table-cell>
          <table:table-cell office:value-type="float" office:value="-96.25806427" calcext:value-type="float">
            <text:p>-96.25806427</text:p>
          </table:table-cell>
          <table:table-cell office:value-type="float" office:value="-96.53456879" calcext:value-type="float">
            <text:p>-96.53456879</text:p>
          </table:table-cell>
          <table:table-cell office:value-type="float" office:value="-96.68601227" calcext:value-type="float">
            <text:p>-96.68601227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6.62295532" calcext:value-type="float">
            <text:p>-96.62295532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6.05682373" calcext:value-type="float">
            <text:p>-96.05682373</text:p>
          </table:table-cell>
          <table:table-cell office:value-type="float" office:value="-96.82016754" calcext:value-type="float">
            <text:p>-96.82016754</text:p>
          </table:table-cell>
          <table:table-cell office:value-type="float" office:value="-96.38994598" calcext:value-type="float">
            <text:p>-96.38994598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6.40683746" calcext:value-type="float">
            <text:p>-96.40683746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6.74074554" calcext:value-type="float">
            <text:p>-96.74074554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6.63813019" calcext:value-type="float">
            <text:p>-96.63813019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8.19055939" calcext:value-type="float">
            <text:p>-98.19055939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8.59425354" calcext:value-type="float">
            <text:p>-98.59425354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8.26352692" calcext:value-type="float">
            <text:p>-98.26352692</text:p>
          </table:table-cell>
          <table:table-cell office:value-type="float" office:value="-99.0548172" calcext:value-type="float">
            <text:p>-99.0548172</text:p>
          </table:table-cell>
          <table:table-cell office:value-type="float" office:value="-98.36619568" calcext:value-type="float">
            <text:p>-98.36619568</text:p>
          </table:table-cell>
          <table:table-cell office:value-type="float" office:value="-99.0749054" calcext:value-type="float">
            <text:p>-99.0749054</text:p>
          </table:table-cell>
          <table:table-cell office:value-type="float" office:value="-98.28448486" calcext:value-type="float">
            <text:p>-98.28448486</text:p>
          </table:table-cell>
          <table:table-cell office:value-type="float" office:value="-98.56710815" calcext:value-type="float">
            <text:p>-98.56710815</text:p>
          </table:table-cell>
          <table:table-cell office:value-type="float" office:value="-99.240242" calcext:value-type="float">
            <text:p>-99.240242</text:p>
          </table:table-cell>
          <table:table-cell office:value-type="float" office:value="-98.3397522" calcext:value-type="float">
            <text:p>-98.3397522</text:p>
          </table:table-cell>
          <table:table-cell office:value-type="float" office:value="-99.15283966" calcext:value-type="float">
            <text:p>-99.15283966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8.25306702" calcext:value-type="float">
            <text:p>-98.25306702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8.38209534" calcext:value-type="float">
            <text:p>-98.38209534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57936096" calcext:value-type="float">
            <text:p>-97.57936096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8.24000549" calcext:value-type="float">
            <text:p>-98.24000549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64247894" calcext:value-type="float">
            <text:p>-97.64247894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6.76493073" calcext:value-type="float">
            <text:p>-96.76493073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9879303" calcext:value-type="float">
            <text:p>-97.9879303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8.14138794" calcext:value-type="float">
            <text:p>-98.14138794</text:p>
          </table:table-cell>
          <table:table-cell office:value-type="float" office:value="-98.50769043" calcext:value-type="float">
            <text:p>-98.50769043</text:p>
          </table:table-cell>
          <table:table-cell office:value-type="float" office:value="-98.28710937" calcext:value-type="float">
            <text:p>-98.28710937</text:p>
          </table:table-cell>
          <table:table-cell office:value-type="float" office:value="-98.3239212" calcext:value-type="float">
            <text:p>-98.3239212</text:p>
          </table:table-cell>
          <table:table-cell office:value-type="float" office:value="-98.27138519" calcext:value-type="float">
            <text:p>-98.27138519</text:p>
          </table:table-cell>
          <table:table-cell office:value-type="float" office:value="-97.8396225" calcext:value-type="float">
            <text:p>-97.8396225</text:p>
          </table:table-cell>
          <table:table-cell office:value-type="float" office:value="-98.56981659" calcext:value-type="float">
            <text:p>-98.56981659</text:p>
          </table:table-cell>
          <table:table-cell office:value-type="float" office:value="-98.54545593" calcext:value-type="float">
            <text:p>-98.54545593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8.41399384" calcext:value-type="float">
            <text:p>-98.41399384</text:p>
          </table:table-cell>
          <table:table-cell office:value-type="float" office:value="-98.34767914" calcext:value-type="float">
            <text:p>-98.34767914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8.60785675" calcext:value-type="float">
            <text:p>-98.60785675</text:p>
          </table:table-cell>
          <table:table-cell office:value-type="float" office:value="-98.05664825" calcext:value-type="float">
            <text:p>-98.05664825</text:p>
          </table:table-cell>
          <table:table-cell office:value-type="float" office:value="-98.00823212" calcext:value-type="float">
            <text:p>-98.00823212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8.06943512" calcext:value-type="float">
            <text:p>-98.06943512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8.11305237" calcext:value-type="float">
            <text:p>-98.11305237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05606079" calcext:value-type="float">
            <text:p>-97.05606079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20304871" calcext:value-type="float">
            <text:p>-97.20304871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03559113" calcext:value-type="float">
            <text:p>-97.03559113</text:p>
          </table:table-cell>
          <table:table-cell office:value-type="float" office:value="-96.83347321" calcext:value-type="float">
            <text:p>-96.83347321</text:p>
          </table:table-cell>
          <table:table-cell office:value-type="float" office:value="-96.7759552" calcext:value-type="float">
            <text:p>-96.7759552</text:p>
          </table:table-cell>
          <table:table-cell office:value-type="float" office:value="-96.46621704" calcext:value-type="float">
            <text:p>-96.46621704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65333557" calcext:value-type="float">
            <text:p>-96.65333557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6.69474792" calcext:value-type="float">
            <text:p>-96.69474792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6.96318054" calcext:value-type="float">
            <text:p>-96.96318054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7.73802185" calcext:value-type="float">
            <text:p>-97.73802185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6.89809418" calcext:value-type="float">
            <text:p>-96.89809418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6.67510986" calcext:value-type="float">
            <text:p>-96.67510986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6.67292786" calcext:value-type="float">
            <text:p>-96.67292786</text:p>
          </table:table-cell>
          <table:table-cell office:value-type="float" office:value="-96.71004486" calcext:value-type="float">
            <text:p>-96.71004486</text:p>
          </table:table-cell>
          <table:table-cell office:value-type="float" office:value="-96.59267426" calcext:value-type="float">
            <text:p>-96.59267426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6.62944794" calcext:value-type="float">
            <text:p>-96.62944794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6.71004486" calcext:value-type="float">
            <text:p>-96.71004486</text:p>
          </table:table-cell>
          <table:table-cell office:value-type="float" office:value="-96.31434631" calcext:value-type="float">
            <text:p>-96.31434631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6.86460876" calcext:value-type="float">
            <text:p>-96.86460876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7.93736267" calcext:value-type="float">
            <text:p>-97.93736267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7.71833801" calcext:value-type="float">
            <text:p>-97.71833801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4045639" calcext:value-type="float">
            <text:p>-97.4045639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8.45402527" calcext:value-type="float">
            <text:p>-98.45402527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8.05153656" calcext:value-type="float">
            <text:p>-98.05153656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80727386" calcext:value-type="float">
            <text:p>-97.80727386</text:p>
          </table:table-cell>
          <table:table-cell office:value-type="float" office:value="-96.63813019" calcext:value-type="float">
            <text:p>-96.63813019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46881104" calcext:value-type="float">
            <text:p>-97.46881104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6.71224213" calcext:value-type="float">
            <text:p>-96.71224213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6.9249649" calcext:value-type="float">
            <text:p>-96.9249649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6.92047882" calcext:value-type="float">
            <text:p>-96.92047882</text:p>
          </table:table-cell>
          <table:table-cell office:value-type="float" office:value="-97.24018097" calcext:value-type="float">
            <text:p>-97.24018097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6.46834564" calcext:value-type="float">
            <text:p>-96.46834564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6.41952515" calcext:value-type="float">
            <text:p>-96.41952515</text:p>
          </table:table-cell>
          <table:table-cell office:value-type="float" office:value="-96.65550995" calcext:value-type="float">
            <text:p>-96.65550995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6.55389404" calcext:value-type="float">
            <text:p>-96.55389404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6.69255829" calcext:value-type="float">
            <text:p>-96.69255829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7.66199493" calcext:value-type="float">
            <text:p>-97.66199493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7.17298889" calcext:value-type="float">
            <text:p>-97.17298889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8.0464325" calcext:value-type="float">
            <text:p>-98.0464325</text:p>
          </table:table-cell>
          <table:table-cell office:value-type="float" office:value="-97.94998169" calcext:value-type="float">
            <text:p>-97.94998169</text:p>
          </table:table-cell>
          <table:table-cell office:value-type="float" office:value="-98.45402527" calcext:value-type="float">
            <text:p>-98.45402527</text:p>
          </table:table-cell>
          <table:table-cell office:value-type="float" office:value="-98.08224487" calcext:value-type="float">
            <text:p>-98.08224487</text:p>
          </table:table-cell>
          <table:table-cell office:value-type="float" office:value="-98.09506989" calcext:value-type="float">
            <text:p>-98.09506989</text:p>
          </table:table-cell>
          <table:table-cell office:value-type="float" office:value="-98.18536377" calcext:value-type="float">
            <text:p>-98.18536377</text:p>
          </table:table-cell>
          <table:table-cell office:value-type="float" office:value="-98.07967377" calcext:value-type="float">
            <text:p>-98.07967377</text:p>
          </table:table-cell>
          <table:table-cell office:value-type="float" office:value="-98.24523163" calcext:value-type="float">
            <text:p>-98.24523163</text:p>
          </table:table-cell>
          <table:table-cell office:value-type="float" office:value="-98.15171814" calcext:value-type="float">
            <text:p>-98.15171814</text:p>
          </table:table-cell>
          <table:table-cell office:value-type="float" office:value="-98.22696686" calcext:value-type="float">
            <text:p>-98.22696686</text:p>
          </table:table-cell>
          <table:table-cell office:value-type="float" office:value="-97.44734192" calcext:value-type="float">
            <text:p>-97.44734192</text:p>
          </table:table-cell>
          <table:table-cell office:value-type="float" office:value="-98.42998505" calcext:value-type="float">
            <text:p>-98.42998505</text:p>
          </table:table-cell>
          <table:table-cell office:value-type="float" office:value="-97.90968323" calcext:value-type="float">
            <text:p>-97.90968323</text:p>
          </table:table-cell>
          <table:table-cell office:value-type="float" office:value="-98.64606476" calcext:value-type="float">
            <text:p>-98.64606476</text:p>
          </table:table-cell>
          <table:table-cell office:value-type="float" office:value="-98.97776794" calcext:value-type="float">
            <text:p>-98.97776794</text:p>
          </table:table-cell>
          <table:table-cell office:value-type="float" office:value="-98.45402527" calcext:value-type="float">
            <text:p>-98.45402527</text:p>
          </table:table-cell>
          <table:table-cell office:value-type="float" office:value="-98.52655792" calcext:value-type="float">
            <text:p>-98.52655792</text:p>
          </table:table-cell>
          <table:table-cell office:value-type="float" office:value="-98.34503937" calcext:value-type="float">
            <text:p>-98.34503937</text:p>
          </table:table-cell>
          <table:table-cell office:value-type="float" office:value="-98.4861908" calcext:value-type="float">
            <text:p>-98.4861908</text:p>
          </table:table-cell>
          <table:table-cell office:value-type="float" office:value="-98.198349" calcext:value-type="float">
            <text:p>-98.198349</text:p>
          </table:table-cell>
          <table:table-cell office:value-type="float" office:value="-98.57796478" calcext:value-type="float">
            <text:p>-98.57796478</text:p>
          </table:table-cell>
          <table:table-cell office:value-type="float" office:value="-98.14654541" calcext:value-type="float">
            <text:p>-98.14654541</text:p>
          </table:table-cell>
          <table:table-cell office:value-type="float" office:value="-98.34767914" calcext:value-type="float">
            <text:p>-98.34767914</text:p>
          </table:table-cell>
          <table:table-cell office:value-type="float" office:value="-98.80892944" calcext:value-type="float">
            <text:p>-98.80892944</text:p>
          </table:table-cell>
          <table:table-cell office:value-type="float" office:value="-98.20613861" calcext:value-type="float">
            <text:p>-98.20613861</text:p>
          </table:table-cell>
          <table:table-cell office:value-type="float" office:value="-98.37414551" calcext:value-type="float">
            <text:p>-98.37414551</text:p>
          </table:table-cell>
          <table:table-cell office:value-type="float" office:value="-98.47277069" calcext:value-type="float">
            <text:p>-98.47277069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8.14654541" calcext:value-type="float">
            <text:p>-98.14654541</text:p>
          </table:table-cell>
          <table:table-cell office:value-type="float" office:value="-98.20353699" calcext:value-type="float">
            <text:p>-98.20353699</text:p>
          </table:table-cell>
          <table:table-cell office:value-type="float" office:value="-98.46473694" calcext:value-type="float">
            <text:p>-98.46473694</text:p>
          </table:table-cell>
          <table:table-cell office:value-type="float" office:value="-98.42198181" calcext:value-type="float">
            <text:p>-98.42198181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8.17240906" calcext:value-type="float">
            <text:p>-98.17240906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8.39802551" calcext:value-type="float">
            <text:p>-98.39802551</text:p>
          </table:table-cell>
          <table:table-cell office:value-type="float" office:value="-97.21927643" calcext:value-type="float">
            <text:p>-97.21927643</text:p>
          </table:table-cell>
          <table:table-cell office:value-type="float" office:value="-98.0643158" calcext:value-type="float">
            <text:p>-98.0643158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88459015" calcext:value-type="float">
            <text:p>-97.88459015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6.80688477" calcext:value-type="float">
            <text:p>-96.80688477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6.53671265" calcext:value-type="float">
            <text:p>-96.53671265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6.90927124" calcext:value-type="float">
            <text:p>-96.90927124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6.8846817" calcext:value-type="float">
            <text:p>-96.8846817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6.72537994" calcext:value-type="float">
            <text:p>-96.72537994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6.62078094" calcext:value-type="float">
            <text:p>-96.62078094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6.62511444" calcext:value-type="float">
            <text:p>-96.62511444</text:p>
          </table:table-cell>
          <table:table-cell office:value-type="float" office:value="-96.71443176" calcext:value-type="float">
            <text:p>-96.71443176</text:p>
          </table:table-cell>
          <table:table-cell office:value-type="float" office:value="-96.27053833" calcext:value-type="float">
            <text:p>-96.27053833</text:p>
          </table:table-cell>
          <table:table-cell office:value-type="float" office:value="-96.62295532" calcext:value-type="float">
            <text:p>-96.62295532</text:p>
          </table:table-cell>
          <table:table-cell office:value-type="float" office:value="-96.36677551" calcext:value-type="float">
            <text:p>-96.36677551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40683746" calcext:value-type="float">
            <text:p>-96.40683746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6.61428833" calcext:value-type="float">
            <text:p>-96.61428833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45771027" calcext:value-type="float">
            <text:p>-96.45771027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6.50673676" calcext:value-type="float">
            <text:p>-96.50673676</text:p>
          </table:table-cell>
          <table:table-cell office:value-type="float" office:value="-96.73196411" calcext:value-type="float">
            <text:p>-96.73196411</text:p>
          </table:table-cell>
          <table:table-cell office:value-type="float" office:value="-96.8846817" calcext:value-type="float">
            <text:p>-96.8846817</text:p>
          </table:table-cell>
          <table:table-cell office:value-type="float" office:value="-96.51314545" calcext:value-type="float">
            <text:p>-96.51314545</text:p>
          </table:table-cell>
          <table:table-cell office:value-type="float" office:value="-96.36257172" calcext:value-type="float">
            <text:p>-96.36257172</text:p>
          </table:table-cell>
          <table:table-cell office:value-type="float" office:value="-96.88691711" calcext:value-type="float">
            <text:p>-96.88691711</text:p>
          </table:table-cell>
          <table:table-cell office:value-type="float" office:value="-96.80688477" calcext:value-type="float">
            <text:p>-96.80688477</text:p>
          </table:table-cell>
          <table:table-cell office:value-type="float" office:value="-96.39839172" calcext:value-type="float">
            <text:p>-96.39839172</text:p>
          </table:table-cell>
          <table:table-cell office:value-type="float" office:value="-96.76713562" calcext:value-type="float">
            <text:p>-96.76713562</text:p>
          </table:table-cell>
          <table:table-cell office:value-type="float" office:value="-96.6598587" calcext:value-type="float">
            <text:p>-96.6598587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6.57972717" calcext:value-type="float">
            <text:p>-96.57972717</text:p>
          </table:table-cell>
          <table:table-cell office:value-type="float" office:value="-96.35205841" calcext:value-type="float">
            <text:p>-96.35205841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6.45771027" calcext:value-type="float">
            <text:p>-96.45771027</text:p>
          </table:table-cell>
          <table:table-cell office:value-type="float" office:value="-96.39627838" calcext:value-type="float">
            <text:p>-96.39627838</text:p>
          </table:table-cell>
          <table:table-cell office:value-type="float" office:value="-96.31852722" calcext:value-type="float">
            <text:p>-96.31852722</text:p>
          </table:table-cell>
          <table:table-cell office:value-type="float" office:value="-96.9249649" calcext:value-type="float">
            <text:p>-96.9249649</text:p>
          </table:table-cell>
          <table:table-cell office:value-type="float" office:value="-96.33108521" calcext:value-type="float">
            <text:p>-96.33108521</text:p>
          </table:table-cell>
          <table:table-cell office:value-type="float" office:value="-96.61212921" calcext:value-type="float">
            <text:p>-96.61212921</text:p>
          </table:table-cell>
          <table:table-cell office:value-type="float" office:value="-96.69255829" calcext:value-type="float">
            <text:p>-96.69255829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6.56895447" calcext:value-type="float">
            <text:p>-96.56895447</text:p>
          </table:table-cell>
          <table:table-cell office:value-type="float" office:value="-96.24768829" calcext:value-type="float">
            <text:p>-96.24768829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33318329" calcext:value-type="float">
            <text:p>-96.33318329</text:p>
          </table:table-cell>
          <table:table-cell office:value-type="float" office:value="-96.11793518" calcext:value-type="float">
            <text:p>-96.11793518</text:p>
          </table:table-cell>
          <table:table-cell office:value-type="float" office:value="-96.60131073" calcext:value-type="float">
            <text:p>-96.60131073</text:p>
          </table:table-cell>
          <table:table-cell office:value-type="float" office:value="-96.58403778" calcext:value-type="float">
            <text:p>-96.58403778</text:p>
          </table:table-cell>
          <table:table-cell office:value-type="float" office:value="-96.47260284" calcext:value-type="float">
            <text:p>-96.47260284</text:p>
          </table:table-cell>
          <table:table-cell office:value-type="float" office:value="-96.13430786" calcext:value-type="float">
            <text:p>-96.13430786</text:p>
          </table:table-cell>
          <table:table-cell office:value-type="float" office:value="-95.8403244" calcext:value-type="float">
            <text:p>-95.8403244</text:p>
          </table:table-cell>
          <table:table-cell office:value-type="float" office:value="-96.0690155" calcext:value-type="float">
            <text:p>-96.0690155</text:p>
          </table:table-cell>
          <table:table-cell office:value-type="float" office:value="-96.25806427" calcext:value-type="float">
            <text:p>-96.25806427</text:p>
          </table:table-cell>
          <table:table-cell office:value-type="float" office:value="-96.44921112" calcext:value-type="float">
            <text:p>-96.44921112</text:p>
          </table:table-cell>
          <table:table-cell office:value-type="float" office:value="-95.95591736" calcext:value-type="float">
            <text:p>-95.95591736</text:p>
          </table:table-cell>
          <table:table-cell office:value-type="float" office:value="-95.88399506" calcext:value-type="float">
            <text:p>-95.88399506</text:p>
          </table:table-cell>
          <table:table-cell office:value-type="float" office:value="-96.3920517" calcext:value-type="float">
            <text:p>-96.3920517</text:p>
          </table:table-cell>
          <table:table-cell office:value-type="float" office:value="-95.67363739" calcext:value-type="float">
            <text:p>-95.67363739</text:p>
          </table:table-cell>
          <table:table-cell office:value-type="float" office:value="-95.9019165" calcext:value-type="float">
            <text:p>-95.9019165</text:p>
          </table:table-cell>
          <table:table-cell office:value-type="float" office:value="-96.29137421" calcext:value-type="float">
            <text:p>-96.29137421</text:p>
          </table:table-cell>
          <table:table-cell office:value-type="float" office:value="-96.22489166" calcext:value-type="float">
            <text:p>-96.22489166</text:p>
          </table:table-cell>
          <table:table-cell office:value-type="float" office:value="-96.05885315" calcext:value-type="float">
            <text:p>-96.05885315</text:p>
          </table:table-cell>
          <table:table-cell office:value-type="float" office:value="-96.19390106" calcext:value-type="float">
            <text:p>-96.19390106</text:p>
          </table:table-cell>
          <table:table-cell office:value-type="float" office:value="-95.62135315" calcext:value-type="float">
            <text:p>-95.62135315</text:p>
          </table:table-cell>
          <table:table-cell office:value-type="float" office:value="-95.71257019" calcext:value-type="float">
            <text:p>-95.71257019</text:p>
          </table:table-cell>
          <table:table-cell office:value-type="float" office:value="-95.91588593" calcext:value-type="float">
            <text:p>-95.91588593</text:p>
          </table:table-cell>
          <table:table-cell office:value-type="float" office:value="-96.28095245" calcext:value-type="float">
            <text:p>-96.28095245</text:p>
          </table:table-cell>
          <table:table-cell office:value-type="float" office:value="-95.93588257" calcext:value-type="float">
            <text:p>-95.93588257</text:p>
          </table:table-cell>
          <table:table-cell office:value-type="float" office:value="-95.22509766" calcext:value-type="float">
            <text:p>-95.22509766</text:p>
          </table:table-cell>
          <table:table-cell office:value-type="float" office:value="-96.00623322" calcext:value-type="float">
            <text:p>-96.00623322</text:p>
          </table:table-cell>
          <table:table-cell office:value-type="float" office:value="-95.8225174" calcext:value-type="float">
            <text:p>-95.8225174</text:p>
          </table:table-cell>
          <table:table-cell office:value-type="float" office:value="-96.01430511" calcext:value-type="float">
            <text:p>-96.01430511</text:p>
          </table:table-cell>
          <table:table-cell office:value-type="float" office:value="-96.14660645" calcext:value-type="float">
            <text:p>-96.14660645</text:p>
          </table:table-cell>
          <table:table-cell office:value-type="float" office:value="-95.96193695" calcext:value-type="float">
            <text:p>-95.96193695</text:p>
          </table:table-cell>
          <table:table-cell office:value-type="float" office:value="-95.74384308" calcext:value-type="float">
            <text:p>-95.74384308</text:p>
          </table:table-cell>
          <table:table-cell office:value-type="float" office:value="-95.74188232" calcext:value-type="float">
            <text:p>-95.74188232</text:p>
          </table:table-cell>
          <table:table-cell office:value-type="float" office:value="-95.5196228" calcext:value-type="float">
            <text:p>-95.5196228</text:p>
          </table:table-cell>
          <table:table-cell office:value-type="float" office:value="-96.30389404" calcext:value-type="float">
            <text:p>-96.30389404</text:p>
          </table:table-cell>
          <table:table-cell office:value-type="float" office:value="-96.47686005" calcext:value-type="float">
            <text:p>-96.47686005</text:p>
          </table:table-cell>
          <table:table-cell office:value-type="float" office:value="-95.85418701" calcext:value-type="float">
            <text:p>-95.85418701</text:p>
          </table:table-cell>
          <table:table-cell office:value-type="float" office:value="-96.06495667" calcext:value-type="float">
            <text:p>-96.06495667</text:p>
          </table:table-cell>
          <table:table-cell office:value-type="float" office:value="-96.43011475" calcext:value-type="float">
            <text:p>-96.43011475</text:p>
          </table:table-cell>
          <table:table-cell office:value-type="float" office:value="-96.28095245" calcext:value-type="float">
            <text:p>-96.28095245</text:p>
          </table:table-cell>
          <table:table-cell office:value-type="float" office:value="-95.69113159" calcext:value-type="float">
            <text:p>-95.69113159</text:p>
          </table:table-cell>
          <table:table-cell office:value-type="float" office:value="-95.66199493" calcext:value-type="float">
            <text:p>-95.66199493</text:p>
          </table:table-cell>
          <table:table-cell office:value-type="float" office:value="-96.02845764" calcext:value-type="float">
            <text:p>-96.02845764</text:p>
          </table:table-cell>
          <table:table-cell office:value-type="float" office:value="-95.67946625" calcext:value-type="float">
            <text:p>-95.67946625</text:p>
          </table:table-cell>
          <table:table-cell office:value-type="float" office:value="-95.82845306" calcext:value-type="float">
            <text:p>-95.82845306</text:p>
          </table:table-cell>
          <table:table-cell office:value-type="float" office:value="-96.14045715" calcext:value-type="float">
            <text:p>-96.14045715</text:p>
          </table:table-cell>
          <table:table-cell office:value-type="float" office:value="-96.27886963" calcext:value-type="float">
            <text:p>-96.27886963</text:p>
          </table:table-cell>
          <table:table-cell office:value-type="float" office:value="-96.18154144" calcext:value-type="float">
            <text:p>-96.18154144</text:p>
          </table:table-cell>
          <table:table-cell office:value-type="float" office:value="-96.21455383" calcext:value-type="float">
            <text:p>-96.21455383</text:p>
          </table:table-cell>
          <table:table-cell office:value-type="float" office:value="-95.45878601" calcext:value-type="float">
            <text:p>-95.45878601</text:p>
          </table:table-cell>
          <table:table-cell office:value-type="float" office:value="-95.97399902" calcext:value-type="float">
            <text:p>-95.97399902</text:p>
          </table:table-cell>
          <table:table-cell office:value-type="float" office:value="-96.05479431" calcext:value-type="float">
            <text:p>-96.05479431</text:p>
          </table:table-cell>
          <table:table-cell office:value-type="float" office:value="-95.852211" calcext:value-type="float">
            <text:p>-95.852211</text:p>
          </table:table-cell>
          <table:table-cell office:value-type="float" office:value="-95.87205505" calcext:value-type="float">
            <text:p>-95.87205505</text:p>
          </table:table-cell>
          <table:table-cell office:value-type="float" office:value="-95.95391083" calcext:value-type="float">
            <text:p>-95.95391083</text:p>
          </table:table-cell>
          <table:table-cell office:value-type="float" office:value="-96.10771942" calcext:value-type="float">
            <text:p>-96.10771942</text:p>
          </table:table-cell>
          <table:table-cell office:value-type="float" office:value="-95.89593506" calcext:value-type="float">
            <text:p>-95.89593506</text:p>
          </table:table-cell>
          <table:table-cell office:value-type="float" office:value="-95.852211" calcext:value-type="float">
            <text:p>-95.852211</text:p>
          </table:table-cell>
          <table:table-cell office:value-type="float" office:value="-95.6872406" calcext:value-type="float">
            <text:p>-95.6872406</text:p>
          </table:table-cell>
          <table:table-cell office:value-type="float" office:value="-95.9438858" calcext:value-type="float">
            <text:p>-95.9438858</text:p>
          </table:table-cell>
          <table:table-cell office:value-type="float" office:value="-96.2559967" calcext:value-type="float">
            <text:p>-96.2559967</text:p>
          </table:table-cell>
          <table:table-cell office:value-type="float" office:value="-96.3688736" calcext:value-type="float">
            <text:p>-96.3688736</text:p>
          </table:table-cell>
          <table:table-cell office:value-type="float" office:value="-96.0690155" calcext:value-type="float">
            <text:p>-96.0690155</text:p>
          </table:table-cell>
          <table:table-cell office:value-type="float" office:value="-96.00218964" calcext:value-type="float">
            <text:p>-96.00218964</text:p>
          </table:table-cell>
          <table:table-cell office:value-type="float" office:value="-95.81856537" calcext:value-type="float">
            <text:p>-95.81856537</text:p>
          </table:table-cell>
          <table:table-cell office:value-type="float" office:value="-96.40261078" calcext:value-type="float">
            <text:p>-96.40261078</text:p>
          </table:table-cell>
          <table:table-cell office:value-type="float" office:value="-95.99613953" calcext:value-type="float">
            <text:p>-95.99613953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6.11180115" calcext:value-type="float">
            <text:p>-96.11180115</text:p>
          </table:table-cell>
          <table:table-cell office:value-type="float" office:value="-96.57110596" calcext:value-type="float">
            <text:p>-96.57110596</text:p>
          </table:table-cell>
          <table:table-cell office:value-type="float" office:value="-96.70130157" calcext:value-type="float">
            <text:p>-96.70130157</text:p>
          </table:table-cell>
          <table:table-cell office:value-type="float" office:value="-96.59699249" calcext:value-type="float">
            <text:p>-96.59699249</text:p>
          </table:table-cell>
          <table:table-cell office:value-type="float" office:value="-96.541008" calcext:value-type="float">
            <text:p>-96.541008</text:p>
          </table:table-cell>
          <table:table-cell office:value-type="float" office:value="-96.15070343" calcext:value-type="float">
            <text:p>-96.15070343</text:p>
          </table:table-cell>
          <table:table-cell office:value-type="float" office:value="-96.12202454" calcext:value-type="float">
            <text:p>-96.12202454</text:p>
          </table:table-cell>
          <table:table-cell office:value-type="float" office:value="-96.34996033" calcext:value-type="float">
            <text:p>-96.34996033</text:p>
          </table:table-cell>
          <table:table-cell office:value-type="float" office:value="-96.3059845" calcext:value-type="float">
            <text:p>-96.3059845</text:p>
          </table:table-cell>
          <table:table-cell office:value-type="float" office:value="-96.55819702" calcext:value-type="float">
            <text:p>-96.55819702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6.81130219" calcext:value-type="float">
            <text:p>-96.81130219</text:p>
          </table:table-cell>
          <table:table-cell office:value-type="float" office:value="-96.93170166" calcext:value-type="float">
            <text:p>-96.93170166</text:p>
          </table:table-cell>
          <table:table-cell office:value-type="float" office:value="-96.71661377" calcext:value-type="float">
            <text:p>-96.71661377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6.68164062" calcext:value-type="float">
            <text:p>-96.68164062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6.99026489" calcext:value-type="float">
            <text:p>-96.99026489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6.96543884" calcext:value-type="float">
            <text:p>-96.96543884</text:p>
          </table:table-cell>
          <table:table-cell office:value-type="float" office:value="-97.64004517" calcext:value-type="float">
            <text:p>-97.64004517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50230408" calcext:value-type="float">
            <text:p>-97.50230408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6.48964691" calcext:value-type="float">
            <text:p>-96.48964691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12005615" calcext:value-type="float">
            <text:p>-97.12005615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567276" calcext:value-type="float">
            <text:p>-97.567276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6.66857147" calcext:value-type="float">
            <text:p>-96.66857147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61572266" calcext:value-type="float">
            <text:p>-97.61572266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73310089" calcext:value-type="float">
            <text:p>-97.73310089</text:p>
          </table:table-cell>
          <table:table-cell office:value-type="float" office:value="-97.83463287" calcext:value-type="float">
            <text:p>-97.83463287</text:p>
          </table:table-cell>
          <table:table-cell office:value-type="float" office:value="-97.77258301" calcext:value-type="float">
            <text:p>-97.77258301</text:p>
          </table:table-cell>
          <table:table-cell office:value-type="float" office:value="-97.70360565" calcext:value-type="float">
            <text:p>-97.70360565</text:p>
          </table:table-cell>
          <table:table-cell office:value-type="float" office:value="-98.46740723" calcext:value-type="float">
            <text:p>-98.46740723</text:p>
          </table:table-cell>
          <table:table-cell office:value-type="float" office:value="-98.16205597" calcext:value-type="float">
            <text:p>-98.16205597</text:p>
          </table:table-cell>
          <table:table-cell office:value-type="float" office:value="-98.12850189" calcext:value-type="float">
            <text:p>-98.12850189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92477417" calcext:value-type="float">
            <text:p>-97.92477417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8.48350525" calcext:value-type="float">
            <text:p>-98.48350525</text:p>
          </table:table-cell>
          <table:table-cell office:value-type="float" office:value="-98.02603912" calcext:value-type="float">
            <text:p>-98.02603912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8.56169128" calcext:value-type="float">
            <text:p>-98.56169128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8.35825348" calcext:value-type="float">
            <text:p>-98.35825348</text:p>
          </table:table-cell>
          <table:table-cell office:value-type="float" office:value="-98.98345184" calcext:value-type="float">
            <text:p>-98.98345184</text:p>
          </table:table-cell>
          <table:table-cell office:value-type="float" office:value="-99.11234283" calcext:value-type="float">
            <text:p>-99.11234283</text:p>
          </table:table-cell>
          <table:table-cell office:value-type="float" office:value="-98.57524872" calcext:value-type="float">
            <text:p>-98.57524872</text:p>
          </table:table-cell>
          <table:table-cell office:value-type="float" office:value="-98.40068817" calcext:value-type="float">
            <text:p>-98.40068817</text:p>
          </table:table-cell>
          <table:table-cell office:value-type="float" office:value="-98.24000549" calcext:value-type="float">
            <text:p>-98.24000549</text:p>
          </table:table-cell>
          <table:table-cell office:value-type="float" office:value="-97.52631378" calcext:value-type="float">
            <text:p>-97.52631378</text:p>
          </table:table-cell>
          <table:table-cell office:value-type="float" office:value="-98.1388092" calcext:value-type="float">
            <text:p>-98.1388092</text:p>
          </table:table-cell>
          <table:table-cell office:value-type="float" office:value="-98.22957611" calcext:value-type="float">
            <text:p>-98.22957611</text:p>
          </table:table-cell>
          <table:table-cell office:value-type="float" office:value="-97.87458038" calcext:value-type="float">
            <text:p>-97.87458038</text:p>
          </table:table-cell>
          <table:table-cell office:value-type="float" office:value="-98.198349" calcext:value-type="float">
            <text:p>-98.198349</text:p>
          </table:table-cell>
          <table:table-cell office:value-type="float" office:value="-98.58882141" calcext:value-type="float">
            <text:p>-98.58882141</text:p>
          </table:table-cell>
          <table:table-cell office:value-type="float" office:value="-98.40068817" calcext:value-type="float">
            <text:p>-98.40068817</text:p>
          </table:table-cell>
          <table:table-cell office:value-type="float" office:value="-98.24784088" calcext:value-type="float">
            <text:p>-98.24784088</text:p>
          </table:table-cell>
          <table:table-cell office:value-type="float" office:value="-97.9651413" calcext:value-type="float">
            <text:p>-97.9651413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8.33711243" calcext:value-type="float">
            <text:p>-98.33711243</text:p>
          </table:table-cell>
          <table:table-cell office:value-type="float" office:value="-98.57796478" calcext:value-type="float">
            <text:p>-98.57796478</text:p>
          </table:table-cell>
          <table:table-cell office:value-type="float" office:value="-98.10791016" calcext:value-type="float">
            <text:p>-98.10791016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8.03623199" calcext:value-type="float">
            <text:p>-98.03623199</text:p>
          </table:table-cell>
          <table:table-cell office:value-type="float" office:value="-98.42198181" calcext:value-type="float">
            <text:p>-98.42198181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8.3239212" calcext:value-type="float">
            <text:p>-98.3239212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8.26876068" calcext:value-type="float">
            <text:p>-98.26876068</text:p>
          </table:table-cell>
          <table:table-cell office:value-type="float" office:value="-97.96766663" calcext:value-type="float">
            <text:p>-97.96766663</text:p>
          </table:table-cell>
          <table:table-cell office:value-type="float" office:value="-98.32920074" calcext:value-type="float">
            <text:p>-98.32920074</text:p>
          </table:table-cell>
          <table:table-cell office:value-type="float" office:value="-98.47009277" calcext:value-type="float">
            <text:p>-98.47009277</text:p>
          </table:table-cell>
          <table:table-cell office:value-type="float" office:value="-98.21915436" calcext:value-type="float">
            <text:p>-98.21915436</text:p>
          </table:table-cell>
          <table:table-cell office:value-type="float" office:value="-97.8221817" calcext:value-type="float">
            <text:p>-97.8221817</text:p>
          </table:table-cell>
          <table:table-cell office:value-type="float" office:value="-98.4246521" calcext:value-type="float">
            <text:p>-98.4246521</text:p>
          </table:table-cell>
          <table:table-cell office:value-type="float" office:value="-98.66796875" calcext:value-type="float">
            <text:p>-98.66796875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8.16464996" calcext:value-type="float">
            <text:p>-98.16464996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8.09249878" calcext:value-type="float">
            <text:p>-98.09249878</text:p>
          </table:table-cell>
          <table:table-cell office:value-type="float" office:value="-97.78000641" calcext:value-type="float">
            <text:p>-97.78000641</text:p>
          </table:table-cell>
          <table:table-cell office:value-type="float" office:value="-98.23217773" calcext:value-type="float">
            <text:p>-98.23217773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8.32128906" calcext:value-type="float">
            <text:p>-98.32128906</text:p>
          </table:table-cell>
          <table:table-cell office:value-type="float" office:value="-97.51670074" calcext:value-type="float">
            <text:p>-97.51670074</text:p>
          </table:table-cell>
          <table:table-cell office:value-type="float" office:value="-97.89211273" calcext:value-type="float">
            <text:p>-97.89211273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8.11048126" calcext:value-type="float">
            <text:p>-98.11048126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8.198349" calcext:value-type="float">
            <text:p>-98.198349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8.131073" calcext:value-type="float">
            <text:p>-98.131073</text:p>
          </table:table-cell>
          <table:table-cell office:value-type="float" office:value="-98.12334442" calcext:value-type="float">
            <text:p>-98.12334442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6.72319031" calcext:value-type="float">
            <text:p>-96.72319031</text:p>
          </table:table-cell>
          <table:table-cell office:value-type="float" office:value="-96.90032959" calcext:value-type="float">
            <text:p>-96.90032959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6.81573486" calcext:value-type="float">
            <text:p>-96.81573486</text:p>
          </table:table-cell>
          <table:table-cell office:value-type="float" office:value="-97.59146118" calcext:value-type="float">
            <text:p>-97.59146118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7.67421722" calcext:value-type="float">
            <text:p>-97.67421722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05150604" calcext:value-type="float">
            <text:p>-97.05150604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6.57326508" calcext:value-type="float">
            <text:p>-96.57326508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74294281" calcext:value-type="float">
            <text:p>-96.74294281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6.68601227" calcext:value-type="float">
            <text:p>-96.68601227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5.1041336" calcext:value-type="float">
            <text:p>-105.1041336</text:p>
          </table:table-cell>
          <table:table-cell office:value-type="float" office:value="-105.0468063" calcext:value-type="float">
            <text:p>-105.0468063</text:p>
          </table:table-cell>
          <table:table-cell office:value-type="float" office:value="-103.8776779" calcext:value-type="float">
            <text:p>-103.8776779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3.6120681" calcext:value-type="float">
            <text:p>-103.6120681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5.3906707" calcext:value-type="float">
            <text:p>-105.3906707</text:p>
          </table:table-cell>
          <table:table-cell office:value-type="float" office:value="-104.1826629" calcext:value-type="float">
            <text:p>-104.1826629</text:p>
          </table:table-cell>
          <table:table-cell office:value-type="float" office:value="-104.1413726" calcext:value-type="float">
            <text:p>-104.1413726</text:p>
          </table:table-cell>
          <table:table-cell office:value-type="float" office:value="-103.2607879" calcext:value-type="float">
            <text:p>-103.2607879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3.8776779" calcext:value-type="float">
            <text:p>-103.8776779</text:p>
          </table:table-cell>
          <table:table-cell office:value-type="float" office:value="-105.8923873" calcext:value-type="float">
            <text:p>-105.8923873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4.1156616" calcext:value-type="float">
            <text:p>-104.1156616</text:p>
          </table:table-cell>
          <table:table-cell office:value-type="float" office:value="-105.4144821" calcext:value-type="float">
            <text:p>-105.4144821</text:p>
          </table:table-cell>
          <table:table-cell office:value-type="float" office:value="-103.862709" calcext:value-type="float">
            <text:p>-103.862709</text:p>
          </table:table-cell>
          <table:table-cell office:value-type="float" office:value="-105.0754241" calcext:value-type="float">
            <text:p>-105.0754241</text:p>
          </table:table-cell>
          <table:table-cell office:value-type="float" office:value="-105.8046569" calcext:value-type="float">
            <text:p>-105.8046569</text:p>
          </table:table-cell>
          <table:table-cell office:value-type="float" office:value="-105.3019409" calcext:value-type="float">
            <text:p>-105.3019409</text:p>
          </table:table-cell>
          <table:table-cell office:value-type="float" office:value="-105.6440277" calcext:value-type="float">
            <text:p>-105.6440277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4.1156616" calcext:value-type="float">
            <text:p>-104.1156616</text:p>
          </table:table-cell>
          <table:table-cell office:value-type="float" office:value="-104.4559249" calcext:value-type="float">
            <text:p>-104.4559249</text:p>
          </table:table-cell>
          <table:table-cell office:value-type="float" office:value="-104.6557312" calcext:value-type="float">
            <text:p>-104.6557312</text:p>
          </table:table-cell>
          <table:table-cell office:value-type="float" office:value="-105.1041336" calcext:value-type="float">
            <text:p>-105.1041336</text:p>
          </table:table-cell>
          <table:table-cell office:value-type="float" office:value="-103.6557769" calcext:value-type="float">
            <text:p>-103.6557769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3.396759" calcext:value-type="float">
            <text:p>-103.396759</text:p>
          </table:table-cell>
          <table:table-cell office:value-type="float" office:value="-103.7193069" calcext:value-type="float">
            <text:p>-103.7193069</text:p>
          </table:table-cell>
          <table:table-cell office:value-type="float" office:value="-104.239746" calcext:value-type="float">
            <text:p>-104.239746</text:p>
          </table:table-cell>
          <table:table-cell office:value-type="float" office:value="-103.8129882" calcext:value-type="float">
            <text:p>-103.8129882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2422027" calcext:value-type="float">
            <text:p>-103.2422027</text:p>
          </table:table-cell>
          <table:table-cell office:value-type="float" office:value="-102.4486007" calcext:value-type="float">
            <text:p>-102.4486007</text:p>
          </table:table-cell>
          <table:table-cell office:value-type="float" office:value="-103.4346542" calcext:value-type="float">
            <text:p>-103.4346542</text:p>
          </table:table-cell>
          <table:table-cell office:value-type="float" office:value="-102.5680465" calcext:value-type="float">
            <text:p>-102.5680465</text:p>
          </table:table-cell>
          <table:table-cell office:value-type="float" office:value="-102.842987" calcext:value-type="float">
            <text:p>-102.842987</text:p>
          </table:table-cell>
          <table:table-cell office:value-type="float" office:value="-103.1406631" calcext:value-type="float">
            <text:p>-103.1406631</text:p>
          </table:table-cell>
          <table:table-cell office:value-type="float" office:value="-103.852745" calcext:value-type="float">
            <text:p>-103.852745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2.2227554" calcext:value-type="float">
            <text:p>-102.2227554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2.3307647" calcext:value-type="float">
            <text:p>-102.3307647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1.7331695" calcext:value-type="float">
            <text:p>-101.7331695</text:p>
          </table:table-cell>
          <table:table-cell office:value-type="float" office:value="-101.4642334" calcext:value-type="float">
            <text:p>-101.4642334</text:p>
          </table:table-cell>
          <table:table-cell office:value-type="float" office:value="-102.1528625" calcext:value-type="float">
            <text:p>-102.1528625</text:p>
          </table:table-cell>
          <table:table-cell office:value-type="float" office:value="-101.1704025" calcext:value-type="float">
            <text:p>-101.1704025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2.3224105" calcext:value-type="float">
            <text:p>-102.3224105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1.3291015" calcext:value-type="float">
            <text:p>-101.3291015</text:p>
          </table:table-cell>
          <table:table-cell office:value-type="float" office:value="-102.9365997" calcext:value-type="float">
            <text:p>-102.9365997</text:p>
          </table:table-cell>
          <table:table-cell office:value-type="float" office:value="-102.6500549" calcext:value-type="float">
            <text:p>-102.6500549</text:p>
          </table:table-cell>
          <table:table-cell office:value-type="float" office:value="-102.9995651" calcext:value-type="float">
            <text:p>-102.9995651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3.0584564" calcext:value-type="float">
            <text:p>-103.0584564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2.7240905" calcext:value-type="float">
            <text:p>-102.7240905</text:p>
          </table:table-cell>
          <table:table-cell office:value-type="float" office:value="-101.7722778" calcext:value-type="float">
            <text:p>-101.7722778</text:p>
          </table:table-cell>
          <table:table-cell office:value-type="float" office:value="-102.9500503" calcext:value-type="float">
            <text:p>-102.9500503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2.0551223" calcext:value-type="float">
            <text:p>-102.0551223</text:p>
          </table:table-cell>
          <table:table-cell office:value-type="float" office:value="-101.3552169" calcext:value-type="float">
            <text:p>-101.3552169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2.3684616" calcext:value-type="float">
            <text:p>-102.3684616</text:p>
          </table:table-cell>
          <table:table-cell office:value-type="float" office:value="-102.2103805" calcext:value-type="float">
            <text:p>-102.2103805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4.2501678" calcext:value-type="float">
            <text:p>-104.2501678</text:p>
          </table:table-cell>
          <table:table-cell office:value-type="float" office:value="-103.4251632" calcext:value-type="float">
            <text:p>-103.4251632</text:p>
          </table:table-cell>
          <table:table-cell office:value-type="float" office:value="-103.6850357" calcext:value-type="float">
            <text:p>-103.6850357</text:p>
          </table:table-cell>
          <table:table-cell office:value-type="float" office:value="-104.4665985" calcext:value-type="float">
            <text:p>-104.4665985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4.9615097" calcext:value-type="float">
            <text:p>-104.9615097</text:p>
          </table:table-cell>
          <table:table-cell office:value-type="float" office:value="-104.9276199" calcext:value-type="float">
            <text:p>-104.9276199</text:p>
          </table:table-cell>
          <table:table-cell office:value-type="float" office:value="-105.3314132" calcext:value-type="float">
            <text:p>-105.3314132</text:p>
          </table:table-cell>
          <table:table-cell office:value-type="float" office:value="-105.2374572" calcext:value-type="float">
            <text:p>-105.2374572</text:p>
          </table:table-cell>
          <table:table-cell office:value-type="float" office:value="-105.9682998" calcext:value-type="float">
            <text:p>-105.9682998</text:p>
          </table:table-cell>
          <table:table-cell office:value-type="float" office:value="-104.8882522" calcext:value-type="float">
            <text:p>-104.8882522</text:p>
          </table:table-cell>
          <table:table-cell office:value-type="float" office:value="-104.6448135" calcext:value-type="float">
            <text:p>-104.6448135</text:p>
          </table:table-cell>
          <table:table-cell office:value-type="float" office:value="-104.6557312" calcext:value-type="float">
            <text:p>-104.6557312</text:p>
          </table:table-cell>
          <table:table-cell office:value-type="float" office:value="-106.1545486" calcext:value-type="float">
            <text:p>-106.1545486</text:p>
          </table:table-cell>
          <table:table-cell office:value-type="float" office:value="-104.6448135" calcext:value-type="float">
            <text:p>-104.6448135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6.3847808" calcext:value-type="float">
            <text:p>-106.3847808</text:p>
          </table:table-cell>
          <table:table-cell office:value-type="float" office:value="-105.8108825" calcext:value-type="float">
            <text:p>-105.8108825</text:p>
          </table:table-cell>
          <table:table-cell office:value-type="float" office:value="-105.7487182" calcext:value-type="float">
            <text:p>-105.7487182</text:p>
          </table:table-cell>
          <table:table-cell office:value-type="float" office:value="-107.4170074" calcext:value-type="float">
            <text:p>-107.4170074</text:p>
          </table:table-cell>
          <table:table-cell office:value-type="float" office:value="-106.8503341" calcext:value-type="float">
            <text:p>-106.8503341</text:p>
          </table:table-cell>
          <table:table-cell office:value-type="float" office:value="-106.3382415" calcext:value-type="float">
            <text:p>-106.3382415</text:p>
          </table:table-cell>
          <table:table-cell office:value-type="float" office:value="-106.1286239" calcext:value-type="float">
            <text:p>-106.1286239</text:p>
          </table:table-cell>
          <table:table-cell office:value-type="float" office:value="-106.1221542" calcext:value-type="float">
            <text:p>-106.1221542</text:p>
          </table:table-cell>
          <table:table-cell office:value-type="float" office:value="-105.5284957" calcext:value-type="float">
            <text:p>-105.5284957</text:p>
          </table:table-cell>
          <table:table-cell office:value-type="float" office:value="-106.7385253" calcext:value-type="float">
            <text:p>-106.7385253</text:p>
          </table:table-cell>
          <table:table-cell office:value-type="float" office:value="-106.600769" calcext:value-type="float">
            <text:p>-106.600769</text:p>
          </table:table-cell>
          <table:table-cell office:value-type="float" office:value="-105.8046569" calcext:value-type="float">
            <text:p>-105.8046569</text:p>
          </table:table-cell>
          <table:table-cell office:value-type="float" office:value="-106.4248733" calcext:value-type="float">
            <text:p>-106.4248733</text:p>
          </table:table-cell>
          <table:table-cell office:value-type="float" office:value="-106.5530548" calcext:value-type="float">
            <text:p>-106.5530548</text:p>
          </table:table-cell>
          <table:table-cell office:value-type="float" office:value="-107.5227432" calcext:value-type="float">
            <text:p>-107.5227432</text:p>
          </table:table-cell>
          <table:table-cell office:value-type="float" office:value="-107.3125305" calcext:value-type="float">
            <text:p>-107.3125305</text:p>
          </table:table-cell>
          <table:table-cell office:value-type="float" office:value="-106.6350021" calcext:value-type="float">
            <text:p>-106.6350021</text:p>
          </table:table-cell>
          <table:table-cell office:value-type="float" office:value="-107.7381744" calcext:value-type="float">
            <text:p>-107.7381744</text:p>
          </table:table-cell>
          <table:table-cell office:value-type="float" office:value="-106.6075973" calcext:value-type="float">
            <text:p>-106.6075973</text:p>
          </table:table-cell>
          <table:table-cell office:value-type="float" office:value="-106.5191421" calcext:value-type="float">
            <text:p>-106.5191421</text:p>
          </table:table-cell>
          <table:table-cell office:value-type="float" office:value="-106.6624832" calcext:value-type="float">
            <text:p>-106.6624832</text:p>
          </table:table-cell>
          <table:table-cell office:value-type="float" office:value="-106.2262496" calcext:value-type="float">
            <text:p>-106.2262496</text:p>
          </table:table-cell>
          <table:table-cell office:value-type="float" office:value="-107.253395" calcext:value-type="float">
            <text:p>-107.253395</text:p>
          </table:table-cell>
          <table:table-cell office:value-type="float" office:value="-105.7549133" calcext:value-type="float">
            <text:p>-105.7549133</text:p>
          </table:table-cell>
          <table:table-cell office:value-type="float" office:value="-106.1870727" calcext:value-type="float">
            <text:p>-106.1870727</text:p>
          </table:table-cell>
          <table:table-cell office:value-type="float" office:value="-105.1618423" calcext:value-type="float">
            <text:p>-105.1618423</text:p>
          </table:table-cell>
          <table:table-cell office:value-type="float" office:value="-103.8427887" calcext:value-type="float">
            <text:p>-103.8427887</text:p>
          </table:table-cell>
          <table:table-cell office:value-type="float" office:value="-104.5741729" calcext:value-type="float">
            <text:p>-104.5741729</text:p>
          </table:table-cell>
          <table:table-cell office:value-type="float" office:value="-105.3196182" calcext:value-type="float">
            <text:p>-105.3196182</text:p>
          </table:table-cell>
          <table:table-cell office:value-type="float" office:value="-104.6830825" calcext:value-type="float">
            <text:p>-104.6830825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3.396759" calcext:value-type="float">
            <text:p>-103.396759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4.6557312" calcext:value-type="float">
            <text:p>-104.6557312</text:p>
          </table:table-cell>
          <table:table-cell office:value-type="float" office:value="-103.0675506" calcext:value-type="float">
            <text:p>-103.0675506</text:p>
          </table:table-cell>
          <table:table-cell office:value-type="float" office:value="-102.6067962" calcext:value-type="float">
            <text:p>-102.6067962</text:p>
          </table:table-cell>
          <table:table-cell office:value-type="float" office:value="-103.9529266" calcext:value-type="float">
            <text:p>-103.9529266</text:p>
          </table:table-cell>
          <table:table-cell office:value-type="float" office:value="-103.9478912" calcext:value-type="float">
            <text:p>-103.9478912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2.9276351" calcext:value-type="float">
            <text:p>-102.9276351</text:p>
          </table:table-cell>
          <table:table-cell office:value-type="float" office:value="-104.1054077" calcext:value-type="float">
            <text:p>-104.1054077</text:p>
          </table:table-cell>
          <table:table-cell office:value-type="float" office:value="-103.4917984" calcext:value-type="float">
            <text:p>-103.4917984</text:p>
          </table:table-cell>
          <table:table-cell office:value-type="float" office:value="-104.323471" calcext:value-type="float">
            <text:p>-104.323471</text:p>
          </table:table-cell>
          <table:table-cell office:value-type="float" office:value="-103.5109252" calcext:value-type="float">
            <text:p>-103.5109252</text:p>
          </table:table-cell>
          <table:table-cell office:value-type="float" office:value="-104.1413726" calcext:value-type="float">
            <text:p>-104.1413726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4.0339126" calcext:value-type="float">
            <text:p>-104.0339126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3.817955" calcext:value-type="float">
            <text:p>-103.817955</text:p>
          </table:table-cell>
          <table:table-cell office:value-type="float" office:value="-105.5526886" calcext:value-type="float">
            <text:p>-105.5526886</text:p>
          </table:table-cell>
          <table:table-cell office:value-type="float" office:value="-104.4452438" calcext:value-type="float">
            <text:p>-104.4452438</text:p>
          </table:table-cell>
          <table:table-cell office:value-type="float" office:value="-103.9277725" calcext:value-type="float">
            <text:p>-103.9277725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3.7734222" calcext:value-type="float">
            <text:p>-103.7734222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3.4488983" calcext:value-type="float">
            <text:p>-103.4488983</text:p>
          </table:table-cell>
          <table:table-cell office:value-type="float" office:value="-103.5782165" calcext:value-type="float">
            <text:p>-103.5782165</text:p>
          </table:table-cell>
          <table:table-cell office:value-type="float" office:value="-103.5157165" calcext:value-type="float">
            <text:p>-103.5157165</text:p>
          </table:table-cell>
          <table:table-cell office:value-type="float" office:value="-102.9231567" calcext:value-type="float">
            <text:p>-102.9231567</text:p>
          </table:table-cell>
          <table:table-cell office:value-type="float" office:value="-103.738945" calcext:value-type="float">
            <text:p>-103.738945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2.5123825" calcext:value-type="float">
            <text:p>-102.5123825</text:p>
          </table:table-cell>
          <table:table-cell office:value-type="float" office:value="-101.5097503" calcext:value-type="float">
            <text:p>-101.5097503</text:p>
          </table:table-cell>
          <table:table-cell office:value-type="float" office:value="-101.6168899" calcext:value-type="float">
            <text:p>-101.6168899</text:p>
          </table:table-cell>
          <table:table-cell office:value-type="float" office:value="-101.986557" calcext:value-type="float">
            <text:p>-101.986557</text:p>
          </table:table-cell>
          <table:table-cell office:value-type="float" office:value="-102.107933" calcext:value-type="float">
            <text:p>-102.107933</text:p>
          </table:table-cell>
          <table:table-cell office:value-type="float" office:value="-101.7919006" calcext:value-type="float">
            <text:p>-101.7919006</text:p>
          </table:table-cell>
          <table:table-cell office:value-type="float" office:value="-101.7997589" calcext:value-type="float">
            <text:p>-101.7997589</text:p>
          </table:table-cell>
          <table:table-cell office:value-type="float" office:value="-101.2327957" calcext:value-type="float">
            <text:p>-101.2327957</text:p>
          </table:table-cell>
          <table:table-cell office:value-type="float" office:value="-101.2660141" calcext:value-type="float">
            <text:p>-101.2660141</text:p>
          </table:table-cell>
          <table:table-cell office:value-type="float" office:value="-101.4642334" calcext:value-type="float">
            <text:p>-101.4642334</text:p>
          </table:table-cell>
          <table:table-cell office:value-type="float" office:value="-101.8986206" calcext:value-type="float">
            <text:p>-101.8986206</text:p>
          </table:table-cell>
          <table:table-cell office:value-type="float" office:value="-102.2434234" calcext:value-type="float">
            <text:p>-102.2434234</text:p>
          </table:table-cell>
          <table:table-cell office:value-type="float" office:value="-101.7722778" calcext:value-type="float">
            <text:p>-101.7722778</text:p>
          </table:table-cell>
          <table:table-cell office:value-type="float" office:value="-101.9785232" calcext:value-type="float">
            <text:p>-101.9785232</text:p>
          </table:table-cell>
          <table:table-cell office:value-type="float" office:value="-101.2143936" calcext:value-type="float">
            <text:p>-101.2143936</text:p>
          </table:table-cell>
          <table:table-cell office:value-type="float" office:value="-101.9745178" calcext:value-type="float">
            <text:p>-101.9745178</text:p>
          </table:table-cell>
          <table:table-cell office:value-type="float" office:value="-102.0106964" calcext:value-type="float">
            <text:p>-102.0106964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3.0766601" calcext:value-type="float">
            <text:p>-103.0766601</text:p>
          </table:table-cell>
          <table:table-cell office:value-type="float" office:value="-101.5097503" calcext:value-type="float">
            <text:p>-101.5097503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1.8076248" calcext:value-type="float">
            <text:p>-101.8076248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4.0034561" calcext:value-type="float">
            <text:p>-104.0034561</text:p>
          </table:table-cell>
          <table:table-cell office:value-type="float" office:value="-102.9500503" calcext:value-type="float">
            <text:p>-102.9500503</text:p>
          </table:table-cell>
          <table:table-cell office:value-type="float" office:value="-104.0390014" calcext:value-type="float">
            <text:p>-104.0390014</text:p>
          </table:table-cell>
          <table:table-cell office:value-type="float" office:value="-103.5348968" calcext:value-type="float">
            <text:p>-103.5348968</text:p>
          </table:table-cell>
          <table:table-cell office:value-type="float" office:value="-103.6460418" calcext:value-type="float">
            <text:p>-103.6460418</text:p>
          </table:table-cell>
          <table:table-cell office:value-type="float" office:value="-103.4014892" calcext:value-type="float">
            <text:p>-103.4014892</text:p>
          </table:table-cell>
          <table:table-cell office:value-type="float" office:value="-104.1568298" calcext:value-type="float">
            <text:p>-104.1568298</text:p>
          </table:table-cell>
          <table:table-cell office:value-type="float" office:value="-104.2189483" calcext:value-type="float">
            <text:p>-104.2189483</text:p>
          </table:table-cell>
          <table:table-cell office:value-type="float" office:value="-105.0068969" calcext:value-type="float">
            <text:p>-105.0068969</text:p>
          </table:table-cell>
          <table:table-cell office:value-type="float" office:value="-105.1271667" calcext:value-type="float">
            <text:p>-105.1271667</text:p>
          </table:table-cell>
          <table:table-cell office:value-type="float" office:value="-105.1098938" calcext:value-type="float">
            <text:p>-105.1098938</text:p>
          </table:table-cell>
          <table:table-cell office:value-type="float" office:value="-106.3581543" calcext:value-type="float">
            <text:p>-106.3581543</text:p>
          </table:table-cell>
          <table:table-cell office:value-type="float" office:value="-107.1435852" calcext:value-type="float">
            <text:p>-107.1435852</text:p>
          </table:table-cell>
          <table:table-cell office:value-type="float" office:value="-106.1480636" calcext:value-type="float">
            <text:p>-106.1480636</text:p>
          </table:table-cell>
          <table:table-cell office:value-type="float" office:value="-105.7735214" calcext:value-type="float">
            <text:p>-105.7735214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6.2985611" calcext:value-type="float">
            <text:p>-106.2985611</text:p>
          </table:table-cell>
          <table:table-cell office:value-type="float" office:value="-105.2257766" calcext:value-type="float">
            <text:p>-105.2257766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4.1105346" calcext:value-type="float">
            <text:p>-104.1105346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3.4346542" calcext:value-type="float">
            <text:p>-103.4346542</text:p>
          </table:table-cell>
          <table:table-cell office:value-type="float" office:value="-102.860733" calcext:value-type="float">
            <text:p>-102.860733</text:p>
          </table:table-cell>
          <table:table-cell office:value-type="float" office:value="-102.7240905" calcext:value-type="float">
            <text:p>-102.7240905</text:p>
          </table:table-cell>
          <table:table-cell office:value-type="float" office:value="-102.5466003" calcext:value-type="float">
            <text:p>-102.5466003</text:p>
          </table:table-cell>
          <table:table-cell office:value-type="float" office:value="-102.8252639" calcext:value-type="float">
            <text:p>-102.8252639</text:p>
          </table:table-cell>
          <table:table-cell office:value-type="float" office:value="-101.5326004" calcext:value-type="float">
            <text:p>-101.5326004</text:p>
          </table:table-cell>
          <table:table-cell office:value-type="float" office:value="-100.9287567" calcext:value-type="float">
            <text:p>-100.9287567</text:p>
          </table:table-cell>
          <table:table-cell office:value-type="float" office:value="-101.046936" calcext:value-type="float">
            <text:p>-101.046936</text:p>
          </table:table-cell>
          <table:table-cell office:value-type="float" office:value="-101.4415664" calcext:value-type="float">
            <text:p>-101.4415664</text:p>
          </table:table-cell>
          <table:table-cell office:value-type="float" office:value="-102.0713424" calcext:value-type="float">
            <text:p>-102.0713424</text:p>
          </table:table-cell>
          <table:table-cell office:value-type="float" office:value="-100.8051528" calcext:value-type="float">
            <text:p>-100.8051528</text:p>
          </table:table-cell>
          <table:table-cell office:value-type="float" office:value="-101.4001617" calcext:value-type="float">
            <text:p>-101.4001617</text:p>
          </table:table-cell>
          <table:table-cell office:value-type="float" office:value="-101.0361251" calcext:value-type="float">
            <text:p>-101.0361251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2.5766449" calcext:value-type="float">
            <text:p>-102.5766449</text:p>
          </table:table-cell>
          <table:table-cell office:value-type="float" office:value="-102.0713424" calcext:value-type="float">
            <text:p>-102.0713424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2.602478" calcext:value-type="float">
            <text:p>-102.602478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3.8080291" calcext:value-type="float">
            <text:p>-103.8080291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3.5300979" calcext:value-type="float">
            <text:p>-103.5300979</text:p>
          </table:table-cell>
          <table:table-cell office:value-type="float" office:value="-104.2658233" calcext:value-type="float">
            <text:p>-104.2658233</text:p>
          </table:table-cell>
          <table:table-cell office:value-type="float" office:value="-103.8676986" calcext:value-type="float">
            <text:p>-103.8676986</text:p>
          </table:table-cell>
          <table:table-cell office:value-type="float" office:value="-103.9127197" calcext:value-type="float">
            <text:p>-103.9127197</text:p>
          </table:table-cell>
          <table:table-cell office:value-type="float" office:value="-105.2784347" calcext:value-type="float">
            <text:p>-105.2784347</text:p>
          </table:table-cell>
          <table:table-cell office:value-type="float" office:value="-106.3249969" calcext:value-type="float">
            <text:p>-106.3249969</text:p>
          </table:table-cell>
          <table:table-cell office:value-type="float" office:value="-103.8577194" calcext:value-type="float">
            <text:p>-103.8577194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3.9680557" calcext:value-type="float">
            <text:p>-103.9680557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4.9955215" calcext:value-type="float">
            <text:p>-104.9955215</text:p>
          </table:table-cell>
          <table:table-cell office:value-type="float" office:value="-103.4584121" calcext:value-type="float">
            <text:p>-103.4584121</text:p>
          </table:table-cell>
          <table:table-cell office:value-type="float" office:value="-103.5348968" calcext:value-type="float">
            <text:p>-103.5348968</text:p>
          </table:table-cell>
          <table:table-cell office:value-type="float" office:value="-103.7635574" calcext:value-type="float">
            <text:p>-103.7635574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2.9860382" calcext:value-type="float">
            <text:p>-102.9860382</text:p>
          </table:table-cell>
          <table:table-cell office:value-type="float" office:value="-103.0721054" calcext:value-type="float">
            <text:p>-103.0721054</text:p>
          </table:table-cell>
          <table:table-cell office:value-type="float" office:value="-102.0672836" calcext:value-type="float">
            <text:p>-102.0672836</text:p>
          </table:table-cell>
          <table:table-cell office:value-type="float" office:value="-102.0066757" calcext:value-type="float">
            <text:p>-102.0066757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1.3851547" calcext:value-type="float">
            <text:p>-101.3851547</text:p>
          </table:table-cell>
          <table:table-cell office:value-type="float" office:value="-101.3889007" calcext:value-type="float">
            <text:p>-101.3889007</text:p>
          </table:table-cell>
          <table:table-cell office:value-type="float" office:value="-102.0591735" calcext:value-type="float">
            <text:p>-102.0591735</text:p>
          </table:table-cell>
          <table:table-cell office:value-type="float" office:value="-102.5081176" calcext:value-type="float">
            <text:p>-102.5081176</text:p>
          </table:table-cell>
          <table:table-cell office:value-type="float" office:value="-101.4566726" calcext:value-type="float">
            <text:p>-101.4566726</text:p>
          </table:table-cell>
          <table:table-cell office:value-type="float" office:value="-102.272438" calcext:value-type="float">
            <text:p>-102.272438</text:p>
          </table:table-cell>
          <table:table-cell office:value-type="float" office:value="-101.906578" calcext:value-type="float">
            <text:p>-101.906578</text:p>
          </table:table-cell>
          <table:table-cell office:value-type="float" office:value="-101.9225158" calcext:value-type="float">
            <text:p>-101.9225158</text:p>
          </table:table-cell>
          <table:table-cell office:value-type="float" office:value="-102.2227554" calcext:value-type="float">
            <text:p>-102.2227554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2.499588" calcext:value-type="float">
            <text:p>-102.499588</text:p>
          </table:table-cell>
          <table:table-cell office:value-type="float" office:value="-101.8827285" calcext:value-type="float">
            <text:p>-101.8827285</text:p>
          </table:table-cell>
          <table:table-cell office:value-type="float" office:value="-103.0131301" calcext:value-type="float">
            <text:p>-103.0131301</text:p>
          </table:table-cell>
          <table:table-cell office:value-type="float" office:value="-103.4679412" calcext:value-type="float">
            <text:p>-103.4679412</text:p>
          </table:table-cell>
          <table:table-cell office:value-type="float" office:value="-102.1980209" calcext:value-type="float">
            <text:p>-102.1980209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2.7547531" calcext:value-type="float">
            <text:p>-102.7547531</text:p>
          </table:table-cell>
          <table:table-cell office:value-type="float" office:value="-102.905281" calcext:value-type="float">
            <text:p>-102.905281</text:p>
          </table:table-cell>
          <table:table-cell office:value-type="float" office:value="-103.2654418" calcext:value-type="float">
            <text:p>-103.2654418</text:p>
          </table:table-cell>
          <table:table-cell office:value-type="float" office:value="-103.3637466" calcext:value-type="float">
            <text:p>-103.3637466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2.5680465" calcext:value-type="float">
            <text:p>-102.5680465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2.8474197" calcext:value-type="float">
            <text:p>-102.8474197</text:p>
          </table:table-cell>
          <table:table-cell office:value-type="float" office:value="-102.9276351" calcext:value-type="float">
            <text:p>-102.9276351</text:p>
          </table:table-cell>
          <table:table-cell office:value-type="float" office:value="-103.1820526" calcext:value-type="float">
            <text:p>-103.1820526</text:p>
          </table:table-cell>
          <table:table-cell office:value-type="float" office:value="-103.3731613" calcext:value-type="float">
            <text:p>-103.3731613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4.5741729" calcext:value-type="float">
            <text:p>-104.5741729</text:p>
          </table:table-cell>
          <table:table-cell office:value-type="float" office:value="-103.7487793" calcext:value-type="float">
            <text:p>-103.7487793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4.0390014" calcext:value-type="float">
            <text:p>-104.0390014</text:p>
          </table:table-cell>
          <table:table-cell office:value-type="float" office:value="-103.2980804" calcext:value-type="float">
            <text:p>-103.2980804</text:p>
          </table:table-cell>
          <table:table-cell office:value-type="float" office:value="-105.2491455" calcext:value-type="float">
            <text:p>-105.2491455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4.0237503" calcext:value-type="float">
            <text:p>-104.0237503</text:p>
          </table:table-cell>
          <table:table-cell office:value-type="float" office:value="-104.7490921" calcext:value-type="float">
            <text:p>-104.7490921</text:p>
          </table:table-cell>
          <table:table-cell office:value-type="float" office:value="-104.2815094" calcext:value-type="float">
            <text:p>-104.2815094</text:p>
          </table:table-cell>
          <table:table-cell office:value-type="float" office:value="-104.4133148" calcext:value-type="float">
            <text:p>-104.4133148</text:p>
          </table:table-cell>
          <table:table-cell office:value-type="float" office:value="-104.5363769" calcext:value-type="float">
            <text:p>-104.5363769</text:p>
          </table:table-cell>
          <table:table-cell office:value-type="float" office:value="-103.4299011" calcext:value-type="float">
            <text:p>-103.4299011</text:p>
          </table:table-cell>
          <table:table-cell office:value-type="float" office:value="-104.1619949" calcext:value-type="float">
            <text:p>-104.1619949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5.0012054" calcext:value-type="float">
            <text:p>-105.0012054</text:p>
          </table:table-cell>
          <table:table-cell office:value-type="float" office:value="-104.5633544" calcext:value-type="float">
            <text:p>-104.5633544</text:p>
          </table:table-cell>
          <table:table-cell office:value-type="float" office:value="-103.7832946" calcext:value-type="float">
            <text:p>-103.7832946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4.8434753" calcext:value-type="float">
            <text:p>-104.8434753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4.8546524" calcext:value-type="float">
            <text:p>-104.8546524</text:p>
          </table:table-cell>
          <table:table-cell office:value-type="float" office:value="-103.501358" calcext:value-type="float">
            <text:p>-103.501358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3.6169128" calcext:value-type="float">
            <text:p>-103.6169128</text:p>
          </table:table-cell>
          <table:table-cell office:value-type="float" office:value="-103.1820526" calcext:value-type="float">
            <text:p>-103.1820526</text:p>
          </table:table-cell>
          <table:table-cell office:value-type="float" office:value="-103.0448379" calcext:value-type="float">
            <text:p>-103.0448379</text:p>
          </table:table-cell>
          <table:table-cell office:value-type="float" office:value="-102.5294723" calcext:value-type="float">
            <text:p>-102.5294723</text:p>
          </table:table-cell>
          <table:table-cell office:value-type="float" office:value="-103.4679412" calcext:value-type="float">
            <text:p>-103.4679412</text:p>
          </table:table-cell>
          <table:table-cell office:value-type="float" office:value="-104.7215347" calcext:value-type="float">
            <text:p>-104.7215347</text:p>
          </table:table-cell>
          <table:table-cell office:value-type="float" office:value="-102.5423126" calcext:value-type="float">
            <text:p>-102.5423126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2.8651809" calcext:value-type="float">
            <text:p>-102.8651809</text:p>
          </table:table-cell>
          <table:table-cell office:value-type="float" office:value="-104.1671524" calcext:value-type="float">
            <text:p>-104.1671524</text:p>
          </table:table-cell>
          <table:table-cell office:value-type="float" office:value="-104.3024673" calcext:value-type="float">
            <text:p>-104.3024673</text:p>
          </table:table-cell>
          <table:table-cell office:value-type="float" office:value="-103.6072235" calcext:value-type="float">
            <text:p>-103.6072235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3.5205078" calcext:value-type="float">
            <text:p>-103.5205078</text:p>
          </table:table-cell>
          <table:table-cell office:value-type="float" office:value="-104.4559249" calcext:value-type="float">
            <text:p>-104.4559249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4.2033767" calcext:value-type="float">
            <text:p>-104.2033767</text:p>
          </table:table-cell>
          <table:table-cell office:value-type="float" office:value="-104.8882522" calcext:value-type="float">
            <text:p>-104.8882522</text:p>
          </table:table-cell>
          <table:table-cell office:value-type="float" office:value="-105.5164184" calcext:value-type="float">
            <text:p>-105.5164184</text:p>
          </table:table-cell>
          <table:table-cell office:value-type="float" office:value="-103.5975494" calcext:value-type="float">
            <text:p>-103.5975494</text:p>
          </table:table-cell>
          <table:table-cell office:value-type="float" office:value="-104.0746917" calcext:value-type="float">
            <text:p>-104.0746917</text:p>
          </table:table-cell>
          <table:table-cell office:value-type="float" office:value="-103.9579696" calcext:value-type="float">
            <text:p>-103.9579696</text:p>
          </table:table-cell>
          <table:table-cell office:value-type="float" office:value="-105.5769577" calcext:value-type="float">
            <text:p>-105.5769577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3.7734222" calcext:value-type="float">
            <text:p>-103.7734222</text:p>
          </table:table-cell>
          <table:table-cell office:value-type="float" office:value="-103.4109497" calcext:value-type="float">
            <text:p>-103.4109497</text:p>
          </table:table-cell>
          <table:table-cell office:value-type="float" office:value="-104.239746" calcext:value-type="float">
            <text:p>-104.239746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3.1912841" calcext:value-type="float">
            <text:p>-103.1912841</text:p>
          </table:table-cell>
          <table:table-cell office:value-type="float" office:value="-103.67527" calcext:value-type="float">
            <text:p>-103.67527</text:p>
          </table:table-cell>
          <table:table-cell office:value-type="float" office:value="-103.0857772" calcext:value-type="float">
            <text:p>-103.0857772</text:p>
          </table:table-cell>
          <table:table-cell office:value-type="float" office:value="-103.2654418" calcext:value-type="float">
            <text:p>-103.2654418</text:p>
          </table:table-cell>
          <table:table-cell office:value-type="float" office:value="-102.7723236" calcext:value-type="float">
            <text:p>-102.7723236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3.5927047" calcext:value-type="float">
            <text:p>-103.5927047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3.5541305" calcext:value-type="float">
            <text:p>-103.5541305</text:p>
          </table:table-cell>
          <table:table-cell office:value-type="float" office:value="-102.4232101" calcext:value-type="float">
            <text:p>-102.4232101</text:p>
          </table:table-cell>
          <table:table-cell office:value-type="float" office:value="-103.5878753" calcext:value-type="float">
            <text:p>-103.5878753</text:p>
          </table:table-cell>
          <table:table-cell office:value-type="float" office:value="-104.0849227" calcext:value-type="float">
            <text:p>-104.0849227</text:p>
          </table:table-cell>
          <table:table-cell office:value-type="float" office:value="-104.5202179" calcext:value-type="float">
            <text:p>-104.5202179</text:p>
          </table:table-cell>
          <table:table-cell office:value-type="float" office:value="-104.1465225" calcext:value-type="float">
            <text:p>-104.1465225</text:p>
          </table:table-cell>
          <table:table-cell office:value-type="float" office:value="-103.5782165" calcext:value-type="float">
            <text:p>-103.5782165</text:p>
          </table:table-cell>
          <table:table-cell office:value-type="float" office:value="-103.4109497" calcext:value-type="float">
            <text:p>-103.4109497</text:p>
          </table:table-cell>
          <table:table-cell office:value-type="float" office:value="-105.3255157" calcext:value-type="float">
            <text:p>-105.3255157</text:p>
          </table:table-cell>
          <table:table-cell office:value-type="float" office:value="-104.3656311" calcext:value-type="float">
            <text:p>-104.3656311</text:p>
          </table:table-cell>
          <table:table-cell office:value-type="float" office:value="-104.6284637" calcext:value-type="float">
            <text:p>-104.6284637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3.978157" calcext:value-type="float">
            <text:p>-103.978157</text:p>
          </table:table-cell>
          <table:table-cell office:value-type="float" office:value="-103.9227447" calcext:value-type="float">
            <text:p>-103.9227447</text:p>
          </table:table-cell>
          <table:table-cell office:value-type="float" office:value="-104.386795" calcext:value-type="float">
            <text:p>-104.386795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5.4264144" calcext:value-type="float">
            <text:p>-105.4264144</text:p>
          </table:table-cell>
          <table:table-cell office:value-type="float" office:value="-105.3728485" calcext:value-type="float">
            <text:p>-105.3728485</text:p>
          </table:table-cell>
          <table:table-cell office:value-type="float" office:value="-104.0186691" calcext:value-type="float">
            <text:p>-104.0186691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3.7981338" calcext:value-type="float">
            <text:p>-103.7981338</text:p>
          </table:table-cell>
          <table:table-cell office:value-type="float" office:value="-103.6655197" calcext:value-type="float">
            <text:p>-103.6655197</text:p>
          </table:table-cell>
          <table:table-cell office:value-type="float" office:value="-103.9882659" calcext:value-type="float">
            <text:p>-103.9882659</text:p>
          </table:table-cell>
          <table:table-cell office:value-type="float" office:value="-105.1966629" calcext:value-type="float">
            <text:p>-105.1966629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4.5309829" calcext:value-type="float">
            <text:p>-104.5309829</text:p>
          </table:table-cell>
          <table:table-cell office:value-type="float" office:value="-105.0983886" calcext:value-type="float">
            <text:p>-105.0983886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4.743576" calcext:value-type="float">
            <text:p>-104.743576</text:p>
          </table:table-cell>
          <table:table-cell office:value-type="float" office:value="-104.9445419" calcext:value-type="float">
            <text:p>-104.9445419</text:p>
          </table:table-cell>
          <table:table-cell office:value-type="float" office:value="-104.8156127" calcext:value-type="float">
            <text:p>-104.8156127</text:p>
          </table:table-cell>
          <table:table-cell office:value-type="float" office:value="-104.1310806" calcext:value-type="float">
            <text:p>-104.1310806</text:p>
          </table:table-cell>
          <table:table-cell office:value-type="float" office:value="-104.9898452" calcext:value-type="float">
            <text:p>-104.9898452</text:p>
          </table:table-cell>
          <table:table-cell office:value-type="float" office:value="-104.2867431" calcext:value-type="float">
            <text:p>-104.2867431</text:p>
          </table:table-cell>
          <table:table-cell office:value-type="float" office:value="-105.2141189" calcext:value-type="float">
            <text:p>-105.2141189</text:p>
          </table:table-cell>
          <table:table-cell office:value-type="float" office:value="-104.3920898" calcext:value-type="float">
            <text:p>-104.3920898</text:p>
          </table:table-cell>
          <table:table-cell office:value-type="float" office:value="-103.0086059" calcext:value-type="float">
            <text:p>-103.0086059</text:p>
          </table:table-cell>
          <table:table-cell office:value-type="float" office:value="-104.2345504" calcext:value-type="float">
            <text:p>-104.2345504</text:p>
          </table:table-cell>
          <table:table-cell office:value-type="float" office:value="-104.0390014" calcext:value-type="float">
            <text:p>-104.0390014</text:p>
          </table:table-cell>
          <table:table-cell office:value-type="float" office:value="-104.4826583" calcext:value-type="float">
            <text:p>-104.4826583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3.6948089" calcext:value-type="float">
            <text:p>-103.6948089</text:p>
          </table:table-cell>
          <table:table-cell office:value-type="float" office:value="-105.0639572" calcext:value-type="float">
            <text:p>-105.0639572</text:p>
          </table:table-cell>
          <table:table-cell office:value-type="float" office:value="-103.9478912" calcext:value-type="float">
            <text:p>-103.9478912</text:p>
          </table:table-cell>
          <table:table-cell office:value-type="float" office:value="-103.6460418" calcext:value-type="float">
            <text:p>-103.6460418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3.67527" calcext:value-type="float">
            <text:p>-103.67527</text:p>
          </table:table-cell>
          <table:table-cell office:value-type="float" office:value="-104.0849227" calcext:value-type="float">
            <text:p>-104.0849227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5.4682998" calcext:value-type="float">
            <text:p>-105.4682998</text:p>
          </table:table-cell>
          <table:table-cell office:value-type="float" office:value="-104.3077087" calcext:value-type="float">
            <text:p>-104.3077087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3.1820526" calcext:value-type="float">
            <text:p>-103.1820526</text:p>
          </table:table-cell>
          <table:table-cell office:value-type="float" office:value="-104.2815094" calcext:value-type="float">
            <text:p>-104.2815094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4.8770446" calcext:value-type="float">
            <text:p>-104.8770446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4.1105346" calcext:value-type="float">
            <text:p>-104.1105346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4.3815002" calcext:value-type="float">
            <text:p>-104.3815002</text:p>
          </table:table-cell>
          <table:table-cell office:value-type="float" office:value="-103.699707" calcext:value-type="float">
            <text:p>-103.699707</text:p>
          </table:table-cell>
          <table:table-cell office:value-type="float" office:value="-104.2606048" calcext:value-type="float">
            <text:p>-104.2606048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3.8030853" calcext:value-type="float">
            <text:p>-103.8030853</text:p>
          </table:table-cell>
          <table:table-cell office:value-type="float" office:value="-103.3308486" calcext:value-type="float">
            <text:p>-103.3308486</text:p>
          </table:table-cell>
          <table:table-cell office:value-type="float" office:value="-102.7899398" calcext:value-type="float">
            <text:p>-102.7899398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2.0551223" calcext:value-type="float">
            <text:p>-102.0551223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2.9680252" calcext:value-type="float">
            <text:p>-102.9680252</text:p>
          </table:table-cell>
          <table:table-cell office:value-type="float" office:value="-102.8252639" calcext:value-type="float">
            <text:p>-102.8252639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3.67527" calcext:value-type="float">
            <text:p>-103.67527</text:p>
          </table:table-cell>
          <table:table-cell office:value-type="float" office:value="-103.7832946" calcext:value-type="float">
            <text:p>-103.7832946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3.1223297" calcext:value-type="float">
            <text:p>-103.1223297</text:p>
          </table:table-cell>
          <table:table-cell office:value-type="float" office:value="-104.3920898" calcext:value-type="float">
            <text:p>-104.3920898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3.699707" calcext:value-type="float">
            <text:p>-103.699707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2.8474197" calcext:value-type="float">
            <text:p>-102.8474197</text:p>
          </table:table-cell>
          <table:table-cell office:value-type="float" office:value="-102.0147247" calcext:value-type="float">
            <text:p>-102.0147247</text:p>
          </table:table-cell>
          <table:table-cell office:value-type="float" office:value="-103.7537002" calcext:value-type="float">
            <text:p>-103.7537002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3.6460418" calcext:value-type="float">
            <text:p>-103.6460418</text:p>
          </table:table-cell>
          <table:table-cell office:value-type="float" office:value="-104.8211746" calcext:value-type="float">
            <text:p>-104.8211746</text:p>
          </table:table-cell>
          <table:table-cell office:value-type="float" office:value="-103.9428634" calcext:value-type="float">
            <text:p>-103.9428634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3.6266098" calcext:value-type="float">
            <text:p>-103.6266098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3.862709" calcext:value-type="float">
            <text:p>-103.862709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3.3308486" calcext:value-type="float">
            <text:p>-103.3308486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2.7547531" calcext:value-type="float">
            <text:p>-102.7547531</text:p>
          </table:table-cell>
          <table:table-cell office:value-type="float" office:value="-102.9186859" calcext:value-type="float">
            <text:p>-102.9186859</text:p>
          </table:table-cell>
          <table:table-cell office:value-type="float" office:value="-102.5551757" calcext:value-type="float">
            <text:p>-102.5551757</text:p>
          </table:table-cell>
          <table:table-cell office:value-type="float" office:value="-103.4251632" calcext:value-type="float">
            <text:p>-103.4251632</text:p>
          </table:table-cell>
          <table:table-cell office:value-type="float" office:value="-103.7094955" calcext:value-type="float">
            <text:p>-103.7094955</text:p>
          </table:table-cell>
          <table:table-cell office:value-type="float" office:value="-103.4204177" calcext:value-type="float">
            <text:p>-103.4204177</text:p>
          </table:table-cell>
          <table:table-cell office:value-type="float" office:value="-104.0135955" calcext:value-type="float">
            <text:p>-104.0135955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8341217" calcext:value-type="float">
            <text:p>-102.8341217</text:p>
          </table:table-cell>
          <table:table-cell office:value-type="float" office:value="-101.8906707" calcext:value-type="float">
            <text:p>-101.8906707</text:p>
          </table:table-cell>
          <table:table-cell office:value-type="float" office:value="-103.8976821" calcext:value-type="float">
            <text:p>-103.8976821</text:p>
          </table:table-cell>
          <table:table-cell office:value-type="float" office:value="-103.6217575" calcext:value-type="float">
            <text:p>-103.6217575</text:p>
          </table:table-cell>
          <table:table-cell office:value-type="float" office:value="-103.9227447" calcext:value-type="float">
            <text:p>-103.9227447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3543319" calcext:value-type="float">
            <text:p>-103.3543319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3.6606521" calcext:value-type="float">
            <text:p>-103.6606521</text:p>
          </table:table-cell>
          <table:table-cell office:value-type="float" office:value="-104.1362228" calcext:value-type="float">
            <text:p>-104.1362228</text:p>
          </table:table-cell>
          <table:table-cell office:value-type="float" office:value="-103.1223297" calcext:value-type="float">
            <text:p>-103.1223297</text:p>
          </table:table-cell>
          <table:table-cell office:value-type="float" office:value="-105.6012878" calcext:value-type="float">
            <text:p>-105.6012878</text:p>
          </table:table-cell>
          <table:table-cell office:value-type="float" office:value="-103.7438583" calcext:value-type="float">
            <text:p>-103.7438583</text:p>
          </table:table-cell>
          <table:table-cell office:value-type="float" office:value="-105.1908493" calcext:value-type="float">
            <text:p>-105.1908493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4.9107208" calcext:value-type="float">
            <text:p>-104.9107208</text:p>
          </table:table-cell>
          <table:table-cell office:value-type="float" office:value="-106.2197036" calcext:value-type="float">
            <text:p>-106.2197036</text:p>
          </table:table-cell>
          <table:table-cell office:value-type="float" office:value="-104.9728317" calcext:value-type="float">
            <text:p>-104.9728317</text:p>
          </table:table-cell>
          <table:table-cell office:value-type="float" office:value="-105.0754241" calcext:value-type="float">
            <text:p>-105.0754241</text:p>
          </table:table-cell>
          <table:table-cell office:value-type="float" office:value="-105.0012054" calcext:value-type="float">
            <text:p>-105.0012054</text:p>
          </table:table-cell>
          <table:table-cell office:value-type="float" office:value="-106.1415786" calcext:value-type="float">
            <text:p>-106.1415786</text:p>
          </table:table-cell>
          <table:table-cell office:value-type="float" office:value="-105.7921905" calcext:value-type="float">
            <text:p>-105.7921905</text:p>
          </table:table-cell>
          <table:table-cell office:value-type="float" office:value="-105.7735214" calcext:value-type="float">
            <text:p>-105.7735214</text:p>
          </table:table-cell>
          <table:table-cell office:value-type="float" office:value="-106.6900634" calcext:value-type="float">
            <text:p>-106.6900634</text:p>
          </table:table-cell>
          <table:table-cell office:value-type="float" office:value="-107.5379638" calcext:value-type="float">
            <text:p>-107.5379638</text:p>
          </table:table-cell>
          <table:table-cell office:value-type="float" office:value="-107.8085708" calcext:value-type="float">
            <text:p>-107.8085708</text:p>
          </table:table-cell>
          <table:table-cell office:value-type="float" office:value="-106.6762619" calcext:value-type="float">
            <text:p>-106.6762619</text:p>
          </table:table-cell>
          <table:table-cell office:value-type="float" office:value="-106.3981246" calcext:value-type="float">
            <text:p>-106.3981246</text:p>
          </table:table-cell>
          <table:table-cell office:value-type="float" office:value="-107.6297912" calcext:value-type="float">
            <text:p>-107.6297912</text:p>
          </table:table-cell>
          <table:table-cell office:value-type="float" office:value="-106.7315902" calcext:value-type="float">
            <text:p>-106.7315902</text:p>
          </table:table-cell>
          <table:table-cell office:value-type="float" office:value="-107.3125305" calcext:value-type="float">
            <text:p>-107.3125305</text:p>
          </table:table-cell>
          <table:table-cell office:value-type="float" office:value="-107.4999847" calcext:value-type="float">
            <text:p>-107.4999847</text:p>
          </table:table-cell>
          <table:table-cell office:value-type="float" office:value="-107.5303497" calcext:value-type="float">
            <text:p>-107.5303497</text:p>
          </table:table-cell>
          <table:table-cell office:value-type="float" office:value="-106.3382415" calcext:value-type="float">
            <text:p>-106.3382415</text:p>
          </table:table-cell>
          <table:table-cell office:value-type="float" office:value="-107.645195" calcext:value-type="float">
            <text:p>-107.645195</text:p>
          </table:table-cell>
          <table:table-cell office:value-type="float" office:value="-106.3914489" calcext:value-type="float">
            <text:p>-106.3914489</text:p>
          </table:table-cell>
          <table:table-cell office:value-type="float" office:value="-107.5990753" calcext:value-type="float">
            <text:p>-107.5990753</text:p>
          </table:table-cell>
          <table:table-cell office:value-type="float" office:value="-105.5043716" calcext:value-type="float">
            <text:p>-105.5043716</text:p>
          </table:table-cell>
          <table:table-cell office:value-type="float" office:value="-107.4245224" calcext:value-type="float">
            <text:p>-107.4245224</text:p>
          </table:table-cell>
          <table:table-cell office:value-type="float" office:value="-107.0423355" calcext:value-type="float">
            <text:p>-107.0423355</text:p>
          </table:table-cell>
          <table:table-cell office:value-type="float" office:value="-105.6501464" calcext:value-type="float">
            <text:p>-105.6501464</text:p>
          </table:table-cell>
          <table:table-cell office:value-type="float" office:value="-106.546257" calcext:value-type="float">
            <text:p>-106.546257</text:p>
          </table:table-cell>
          <table:table-cell office:value-type="float" office:value="-106.4382782" calcext:value-type="float">
            <text:p>-106.4382782</text:p>
          </table:table-cell>
          <table:table-cell office:value-type="float" office:value="-107.3646087" calcext:value-type="float">
            <text:p>-107.3646087</text:p>
          </table:table-cell>
          <table:table-cell office:value-type="float" office:value="-105.2667083" calcext:value-type="float">
            <text:p>-105.2667083</text:p>
          </table:table-cell>
          <table:table-cell office:value-type="float" office:value="-106.2590484" calcext:value-type="float">
            <text:p>-106.2590484</text:p>
          </table:table-cell>
          <table:table-cell office:value-type="float" office:value="-106.9564743" calcext:value-type="float">
            <text:p>-106.9564743</text:p>
          </table:table-cell>
          <table:table-cell office:value-type="float" office:value="-105.4383544" calcext:value-type="float">
            <text:p>-105.4383544</text:p>
          </table:table-cell>
          <table:table-cell office:value-type="float" office:value="-105.4443359" calcext:value-type="float">
            <text:p>-105.4443359</text:p>
          </table:table-cell>
          <table:table-cell office:value-type="float" office:value="-104.73806" calcext:value-type="float">
            <text:p>-104.73806</text:p>
          </table:table-cell>
          <table:table-cell office:value-type="float" office:value="-104.9445419" calcext:value-type="float">
            <text:p>-104.9445419</text:p>
          </table:table-cell>
          <table:table-cell office:value-type="float" office:value="-105.5587463" calcext:value-type="float">
            <text:p>-105.5587463</text:p>
          </table:table-cell>
          <table:table-cell office:value-type="float" office:value="-104.5958404" calcext:value-type="float">
            <text:p>-104.5958404</text:p>
          </table:table-cell>
          <table:table-cell office:value-type="float" office:value="-105.5164184" calcext:value-type="float">
            <text:p>-105.5164184</text:p>
          </table:table-cell>
          <table:table-cell office:value-type="float" office:value="-104.6121368" calcext:value-type="float">
            <text:p>-104.6121368</text:p>
          </table:table-cell>
          <table:table-cell office:value-type="float" office:value="-105.4323883" calcext:value-type="float">
            <text:p>-105.4323883</text:p>
          </table:table-cell>
          <table:table-cell office:value-type="float" office:value="-106.3448791" calcext:value-type="float">
            <text:p>-106.3448791</text:p>
          </table:table-cell>
          <table:table-cell office:value-type="float" office:value="-105.6562805" calcext:value-type="float">
            <text:p>-105.6562805</text:p>
          </table:table-cell>
          <table:table-cell office:value-type="float" office:value="-106.2393569" calcext:value-type="float">
            <text:p>-106.2393569</text:p>
          </table:table-cell>
          <table:table-cell office:value-type="float" office:value="-105.0639572" calcext:value-type="float">
            <text:p>-105.0639572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5.1444931" calcext:value-type="float">
            <text:p>-105.1444931</text:p>
          </table:table-cell>
          <table:table-cell office:value-type="float" office:value="-106.8997116" calcext:value-type="float">
            <text:p>-106.8997116</text:p>
          </table:table-cell>
          <table:table-cell office:value-type="float" office:value="-105.9873886" calcext:value-type="float">
            <text:p>-105.9873886</text:p>
          </table:table-cell>
          <table:table-cell office:value-type="float" office:value="-106.3117599" calcext:value-type="float">
            <text:p>-106.3117599</text:p>
          </table:table-cell>
          <table:table-cell office:value-type="float" office:value="-106.0448837" calcext:value-type="float">
            <text:p>-106.0448837</text:p>
          </table:table-cell>
          <table:table-cell office:value-type="float" office:value="-106.7315902" calcext:value-type="float">
            <text:p>-106.7315902</text:p>
          </table:table-cell>
          <table:table-cell office:value-type="float" office:value="-106.1675491" calcext:value-type="float">
            <text:p>-106.1675491</text:p>
          </table:table-cell>
          <table:table-cell office:value-type="float" office:value="-104.4987335" calcext:value-type="float">
            <text:p>-104.4987335</text:p>
          </table:table-cell>
          <table:table-cell office:value-type="float" office:value="-103.9277725" calcext:value-type="float">
            <text:p>-103.9277725</text:p>
          </table:table-cell>
          <table:table-cell office:value-type="float" office:value="-104.0390014" calcext:value-type="float">
            <text:p>-104.0390014</text:p>
          </table:table-cell>
          <table:table-cell office:value-type="float" office:value="-103.8328476" calcext:value-type="float">
            <text:p>-103.8328476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4.2606048" calcext:value-type="float">
            <text:p>-104.2606048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5.3906707" calcext:value-type="float">
            <text:p>-105.3906707</text:p>
          </table:table-cell>
          <table:table-cell office:value-type="float" office:value="-106.2393569" calcext:value-type="float">
            <text:p>-106.2393569</text:p>
          </table:table-cell>
          <table:table-cell office:value-type="float" office:value="-104.9332504" calcext:value-type="float">
            <text:p>-104.9332504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6.2590484" calcext:value-type="float">
            <text:p>-106.2590484</text:p>
          </table:table-cell>
          <table:table-cell office:value-type="float" office:value="-106.7663421" calcext:value-type="float">
            <text:p>-106.7663421</text:p>
          </table:table-cell>
          <table:table-cell office:value-type="float" office:value="-107.683815" calcext:value-type="float">
            <text:p>-107.683815</text:p>
          </table:table-cell>
          <table:table-cell office:value-type="float" office:value="-105.7054519" calcext:value-type="float">
            <text:p>-105.7054519</text:p>
          </table:table-cell>
          <table:table-cell office:value-type="float" office:value="-105.6624069" calcext:value-type="float">
            <text:p>-105.6624069</text:p>
          </table:table-cell>
          <table:table-cell office:value-type="float" office:value="-104.6339035" calcext:value-type="float">
            <text:p>-104.6339035</text:p>
          </table:table-cell>
          <table:table-cell office:value-type="float" office:value="-105.2725677" calcext:value-type="float">
            <text:p>-105.2725677</text:p>
          </table:table-cell>
          <table:table-cell office:value-type="float" office:value="-104.1568298" calcext:value-type="float">
            <text:p>-104.1568298</text:p>
          </table:table-cell>
          <table:table-cell office:value-type="float" office:value="-102.6370544" calcext:value-type="float">
            <text:p>-102.6370544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3.0086059" calcext:value-type="float">
            <text:p>-103.0086059</text:p>
          </table:table-cell>
          <table:table-cell office:value-type="float" office:value="-104.2449569" calcext:value-type="float">
            <text:p>-104.2449569</text:p>
          </table:table-cell>
          <table:table-cell office:value-type="float" office:value="-104.2553863" calcext:value-type="float">
            <text:p>-104.2553863</text:p>
          </table:table-cell>
          <table:table-cell office:value-type="float" office:value="-105.7425155" calcext:value-type="float">
            <text:p>-105.7425155</text:p>
          </table:table-cell>
          <table:table-cell office:value-type="float" office:value="-104.8658371" calcext:value-type="float">
            <text:p>-104.8658371</text:p>
          </table:table-cell>
          <table:table-cell office:value-type="float" office:value="-105.4983444" calcext:value-type="float">
            <text:p>-105.4983444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6.8573684" calcext:value-type="float">
            <text:p>-106.8573684</text:p>
          </table:table-cell>
          <table:table-cell office:value-type="float" office:value="-106.525917" calcext:value-type="float">
            <text:p>-106.525917</text:p>
          </table:table-cell>
          <table:table-cell office:value-type="float" office:value="-106.1870727" calcext:value-type="float">
            <text:p>-106.1870727</text:p>
          </table:table-cell>
          <table:table-cell office:value-type="float" office:value="-106.1740493" calcext:value-type="float">
            <text:p>-106.1740493</text:p>
          </table:table-cell>
          <table:table-cell office:value-type="float" office:value="-104.6448135" calcext:value-type="float">
            <text:p>-104.6448135</text:p>
          </table:table-cell>
          <table:table-cell office:value-type="float" office:value="-105.8923873" calcext:value-type="float">
            <text:p>-105.8923873</text:p>
          </table:table-cell>
          <table:table-cell office:value-type="float" office:value="-105.4443359" calcext:value-type="float">
            <text:p>-105.4443359</text:p>
          </table:table-cell>
          <table:table-cell office:value-type="float" office:value="-105.7116241" calcext:value-type="float">
            <text:p>-105.7116241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4.2972183" calcext:value-type="float">
            <text:p>-104.2972183</text:p>
          </table:table-cell>
          <table:table-cell office:value-type="float" office:value="-103.6072235" calcext:value-type="float">
            <text:p>-103.6072235</text:p>
          </table:table-cell>
          <table:table-cell office:value-type="float" office:value="-103.4299011" calcext:value-type="float">
            <text:p>-103.4299011</text:p>
          </table:table-cell>
          <table:table-cell office:value-type="float" office:value="-105.1214065" calcext:value-type="float">
            <text:p>-105.1214065</text:p>
          </table:table-cell>
          <table:table-cell office:value-type="float" office:value="-105.7116241" calcext:value-type="float">
            <text:p>-105.7116241</text:p>
          </table:table-cell>
          <table:table-cell office:value-type="float" office:value="-105.2549896" calcext:value-type="float">
            <text:p>-105.2549896</text:p>
          </table:table-cell>
          <table:table-cell office:value-type="float" office:value="-104.3077087" calcext:value-type="float">
            <text:p>-104.3077087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3.5734024" calcext:value-type="float">
            <text:p>-103.5734024</text:p>
          </table:table-cell>
          <table:table-cell office:value-type="float" office:value="-102.8651809" calcext:value-type="float">
            <text:p>-102.8651809</text:p>
          </table:table-cell>
          <table:table-cell office:value-type="float" office:value="-104.0034561" calcext:value-type="float">
            <text:p>-104.0034561</text:p>
          </table:table-cell>
          <table:table-cell office:value-type="float" office:value="-102.7066116" calcext:value-type="float">
            <text:p>-102.7066116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4.5741729" calcext:value-type="float">
            <text:p>-104.5741729</text:p>
          </table:table-cell>
          <table:table-cell office:value-type="float" office:value="-102.6240768" calcext:value-type="float">
            <text:p>-102.6240768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2.78553" calcext:value-type="float">
            <text:p>-102.78553</text:p>
          </table:table-cell>
          <table:table-cell office:value-type="float" office:value="-102.8518524" calcext:value-type="float">
            <text:p>-102.8518524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2.1364898" calcext:value-type="float">
            <text:p>-102.1364898</text:p>
          </table:table-cell>
          <table:table-cell office:value-type="float" office:value="-102.8740692" calcext:value-type="float">
            <text:p>-102.8740692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2.5680465" calcext:value-type="float">
            <text:p>-102.5680465</text:p>
          </table:table-cell>
          <table:table-cell office:value-type="float" office:value="-103.3778839" calcext:value-type="float">
            <text:p>-103.3778839</text:p>
          </table:table-cell>
          <table:table-cell office:value-type="float" office:value="-102.5680465" calcext:value-type="float">
            <text:p>-102.5680465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1.6323089" calcext:value-type="float">
            <text:p>-101.6323089</text:p>
          </table:table-cell>
          <table:table-cell office:value-type="float" office:value="-102.2021408" calcext:value-type="float">
            <text:p>-102.2021408</text:p>
          </table:table-cell>
          <table:table-cell office:value-type="float" office:value="-102.3684616" calcext:value-type="float">
            <text:p>-102.3684616</text:p>
          </table:table-cell>
          <table:table-cell office:value-type="float" office:value="-102.7591476" calcext:value-type="float">
            <text:p>-102.7591476</text:p>
          </table:table-cell>
          <table:table-cell office:value-type="float" office:value="-102.9231567" calcext:value-type="float">
            <text:p>-102.9231567</text:p>
          </table:table-cell>
          <table:table-cell office:value-type="float" office:value="-102.2599945" calcext:value-type="float">
            <text:p>-102.2599945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7459869" calcext:value-type="float">
            <text:p>-102.7459869</text:p>
          </table:table-cell>
          <table:table-cell office:value-type="float" office:value="-104.323471" calcext:value-type="float">
            <text:p>-104.323471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3.4299011" calcext:value-type="float">
            <text:p>-103.4299011</text:p>
          </table:table-cell>
          <table:table-cell office:value-type="float" office:value="-105.7735214" calcext:value-type="float">
            <text:p>-105.7735214</text:p>
          </table:table-cell>
          <table:table-cell office:value-type="float" office:value="-103.8427887" calcext:value-type="float">
            <text:p>-103.8427887</text:p>
          </table:table-cell>
          <table:table-cell office:value-type="float" office:value="-103.6655197" calcext:value-type="float">
            <text:p>-103.6655197</text:p>
          </table:table-cell>
          <table:table-cell office:value-type="float" office:value="-103.7094955" calcext:value-type="float">
            <text:p>-103.7094955</text:p>
          </table:table-cell>
          <table:table-cell office:value-type="float" office:value="-103.738945" calcext:value-type="float">
            <text:p>-103.738945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4.3709182" calcext:value-type="float">
            <text:p>-104.3709182</text:p>
          </table:table-cell>
          <table:table-cell office:value-type="float" office:value="-103.3637466" calcext:value-type="float">
            <text:p>-103.3637466</text:p>
          </table:table-cell>
          <table:table-cell office:value-type="float" office:value="-104.5958404" calcext:value-type="float">
            <text:p>-104.5958404</text:p>
          </table:table-cell>
          <table:table-cell office:value-type="float" office:value="-104.6557312" calcext:value-type="float">
            <text:p>-104.6557312</text:p>
          </table:table-cell>
          <table:table-cell office:value-type="float" office:value="-104.7270355" calcext:value-type="float">
            <text:p>-104.7270355</text:p>
          </table:table-cell>
          <table:table-cell office:value-type="float" office:value="-104.0542831" calcext:value-type="float">
            <text:p>-104.0542831</text:p>
          </table:table-cell>
          <table:table-cell office:value-type="float" office:value="-104.1310806" calcext:value-type="float">
            <text:p>-104.1310806</text:p>
          </table:table-cell>
          <table:table-cell office:value-type="float" office:value="-104.9785003" calcext:value-type="float">
            <text:p>-104.9785003</text:p>
          </table:table-cell>
          <table:table-cell office:value-type="float" office:value="-105.0811538" calcext:value-type="float">
            <text:p>-105.0811538</text:p>
          </table:table-cell>
          <table:table-cell office:value-type="float" office:value="-104.0900344" calcext:value-type="float">
            <text:p>-104.0900344</text:p>
          </table:table-cell>
          <table:table-cell office:value-type="float" office:value="-104.2867431" calcext:value-type="float">
            <text:p>-104.2867431</text:p>
          </table:table-cell>
          <table:table-cell office:value-type="float" office:value="-104.064476" calcext:value-type="float">
            <text:p>-104.064476</text:p>
          </table:table-cell>
          <table:table-cell office:value-type="float" office:value="-104.0390014" calcext:value-type="float">
            <text:p>-104.0390014</text:p>
          </table:table-cell>
          <table:table-cell office:value-type="float" office:value="-102.9995651" calcext:value-type="float">
            <text:p>-102.9995651</text:p>
          </table:table-cell>
          <table:table-cell office:value-type="float" office:value="-103.3402328" calcext:value-type="float">
            <text:p>-103.3402328</text:p>
          </table:table-cell>
          <table:table-cell office:value-type="float" office:value="-104.5525512" calcext:value-type="float">
            <text:p>-104.5525512</text:p>
          </table:table-cell>
          <table:table-cell office:value-type="float" office:value="-104.4345932" calcext:value-type="float">
            <text:p>-104.4345932</text:p>
          </table:table-cell>
          <table:table-cell office:value-type="float" office:value="-105.0012054" calcext:value-type="float">
            <text:p>-105.0012054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3.1958923" calcext:value-type="float">
            <text:p>-103.1958923</text:p>
          </table:table-cell>
          <table:table-cell office:value-type="float" office:value="-104.5958404" calcext:value-type="float">
            <text:p>-104.5958404</text:p>
          </table:table-cell>
          <table:table-cell office:value-type="float" office:value="-104.6284637" calcext:value-type="float">
            <text:p>-104.6284637</text:p>
          </table:table-cell>
          <table:table-cell office:value-type="float" office:value="-104.84906" calcext:value-type="float">
            <text:p>-104.84906</text:p>
          </table:table-cell>
          <table:table-cell office:value-type="float" office:value="-104.7822952" calcext:value-type="float">
            <text:p>-104.7822952</text:p>
          </table:table-cell>
          <table:table-cell office:value-type="float" office:value="-104.5579528" calcext:value-type="float">
            <text:p>-104.5579528</text:p>
          </table:table-cell>
          <table:table-cell office:value-type="float" office:value="-103.8577194" calcext:value-type="float">
            <text:p>-103.8577194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3.9933242" calcext:value-type="float">
            <text:p>-103.9933242</text:p>
          </table:table-cell>
          <table:table-cell office:value-type="float" office:value="-104.8602447" calcext:value-type="float">
            <text:p>-104.8602447</text:p>
          </table:table-cell>
          <table:table-cell office:value-type="float" office:value="-103.8278732" calcext:value-type="float">
            <text:p>-103.8278732</text:p>
          </table:table-cell>
          <table:table-cell office:value-type="float" office:value="-104.6612014" calcext:value-type="float">
            <text:p>-104.6612014</text:p>
          </table:table-cell>
          <table:table-cell office:value-type="float" office:value="-105.2374572" calcext:value-type="float">
            <text:p>-105.2374572</text:p>
          </table:table-cell>
          <table:table-cell office:value-type="float" office:value="-103.9177246" calcext:value-type="float">
            <text:p>-103.9177246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4.5525512" calcext:value-type="float">
            <text:p>-104.5525512</text:p>
          </table:table-cell>
          <table:table-cell office:value-type="float" office:value="-104.6121368" calcext:value-type="float">
            <text:p>-104.6121368</text:p>
          </table:table-cell>
          <table:table-cell office:value-type="float" office:value="-105.1850357" calcext:value-type="float">
            <text:p>-105.1850357</text:p>
          </table:table-cell>
          <table:table-cell office:value-type="float" office:value="-104.1054077" calcext:value-type="float">
            <text:p>-104.1054077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4.386795" calcext:value-type="float">
            <text:p>-104.386795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5.0125808" calcext:value-type="float">
            <text:p>-105.0125808</text:p>
          </table:table-cell>
          <table:table-cell office:value-type="float" office:value="-105.4204483" calcext:value-type="float">
            <text:p>-105.4204483</text:p>
          </table:table-cell>
          <table:table-cell office:value-type="float" office:value="-105.4383544" calcext:value-type="float">
            <text:p>-105.4383544</text:p>
          </table:table-cell>
          <table:table-cell office:value-type="float" office:value="-104.064476" calcext:value-type="float">
            <text:p>-104.064476</text:p>
          </table:table-cell>
          <table:table-cell office:value-type="float" office:value="-105.3491516" calcext:value-type="float">
            <text:p>-105.3491516</text:p>
          </table:table-cell>
          <table:table-cell office:value-type="float" office:value="-105.1214065" calcext:value-type="float">
            <text:p>-105.1214065</text:p>
          </table:table-cell>
          <table:table-cell office:value-type="float" office:value="-104.0900344" calcext:value-type="float">
            <text:p>-104.0900344</text:p>
          </table:table-cell>
          <table:table-cell office:value-type="float" office:value="-105.9682998" calcext:value-type="float">
            <text:p>-105.9682998</text:p>
          </table:table-cell>
          <table:table-cell office:value-type="float" office:value="-105.4443359" calcext:value-type="float">
            <text:p>-105.4443359</text:p>
          </table:table-cell>
          <table:table-cell office:value-type="float" office:value="-104.0798034" calcext:value-type="float">
            <text:p>-104.0798034</text:p>
          </table:table-cell>
          <table:table-cell office:value-type="float" office:value="-104.871437" calcext:value-type="float">
            <text:p>-104.871437</text:p>
          </table:table-cell>
          <table:table-cell office:value-type="float" office:value="-103.5493164" calcext:value-type="float">
            <text:p>-103.5493164</text:p>
          </table:table-cell>
          <table:table-cell office:value-type="float" office:value="-104.9051055" calcext:value-type="float">
            <text:p>-104.9051055</text:p>
          </table:table-cell>
          <table:table-cell office:value-type="float" office:value="-103.3731613" calcext:value-type="float">
            <text:p>-103.3731613</text:p>
          </table:table-cell>
          <table:table-cell office:value-type="float" office:value="-105.337326" calcext:value-type="float">
            <text:p>-105.337326</text:p>
          </table:table-cell>
          <table:table-cell office:value-type="float" office:value="-104.5255966" calcext:value-type="float">
            <text:p>-104.5255966</text:p>
          </table:table-cell>
          <table:table-cell office:value-type="float" office:value="-103.1314926" calcext:value-type="float">
            <text:p>-103.1314926</text:p>
          </table:table-cell>
          <table:table-cell office:value-type="float" office:value="-103.6120681" calcext:value-type="float">
            <text:p>-103.6120681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3.5109252" calcext:value-type="float">
            <text:p>-103.5109252</text:p>
          </table:table-cell>
          <table:table-cell office:value-type="float" office:value="-103.5445098" calcext:value-type="float">
            <text:p>-103.5445098</text:p>
          </table:table-cell>
          <table:table-cell office:value-type="float" office:value="-103.5734024" calcext:value-type="float">
            <text:p>-103.5734024</text:p>
          </table:table-cell>
          <table:table-cell office:value-type="float" office:value="-103.477478" calcext:value-type="float">
            <text:p>-103.477478</text:p>
          </table:table-cell>
          <table:table-cell office:value-type="float" office:value="-103.0131301" calcext:value-type="float">
            <text:p>-103.0131301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2.8208389" calcext:value-type="float">
            <text:p>-102.8208389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2.0268249" calcext:value-type="float">
            <text:p>-102.0268249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8252639" calcext:value-type="float">
            <text:p>-102.8252639</text:p>
          </table:table-cell>
          <table:table-cell office:value-type="float" office:value="-101.6825866" calcext:value-type="float">
            <text:p>-101.6825866</text:p>
          </table:table-cell>
          <table:table-cell office:value-type="float" office:value="-102.2807464" calcext:value-type="float">
            <text:p>-102.2807464</text:p>
          </table:table-cell>
          <table:table-cell office:value-type="float" office:value="-102.2062606" calcext:value-type="float">
            <text:p>-102.2062606</text:p>
          </table:table-cell>
          <table:table-cell office:value-type="float" office:value="-101.8154983" calcext:value-type="float">
            <text:p>-101.8154983</text:p>
          </table:table-cell>
          <table:table-cell table:number-columns-repeated="2" office:value-type="float" office:value="-101.3291015" calcext:value-type="float">
            <text:p>-101.3291015</text:p>
          </table:table-cell>
          <table:table-cell office:value-type="float" office:value="-101.3030624" calcext:value-type="float">
            <text:p>-101.3030624</text:p>
          </table:table-cell>
          <table:table-cell office:value-type="float" office:value="-102.3768615" calcext:value-type="float">
            <text:p>-102.3768615</text:p>
          </table:table-cell>
          <table:table-cell office:value-type="float" office:value="-102.9500503" calcext:value-type="float">
            <text:p>-102.9500503</text:p>
          </table:table-cell>
          <table:table-cell office:value-type="float" office:value="-101.7722778" calcext:value-type="float">
            <text:p>-101.7722778</text:p>
          </table:table-cell>
          <table:table-cell office:value-type="float" office:value="-103.2375564" calcext:value-type="float">
            <text:p>-103.2375564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3.8129882" calcext:value-type="float">
            <text:p>-103.8129882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4.4345932" calcext:value-type="float">
            <text:p>-104.4345932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4.7878341" calcext:value-type="float">
            <text:p>-104.7878341</text:p>
          </table:table-cell>
          <table:table-cell office:value-type="float" office:value="-104.7546157" calcext:value-type="float">
            <text:p>-104.7546157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5.2843093" calcext:value-type="float">
            <text:p>-105.2843093</text:p>
          </table:table-cell>
          <table:table-cell office:value-type="float" office:value="-106.3249969" calcext:value-type="float">
            <text:p>-106.3249969</text:p>
          </table:table-cell>
          <table:table-cell office:value-type="float" office:value="-106.0065078" calcext:value-type="float">
            <text:p>-106.0065078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9.3514556" calcext:value-type="float">
            <text:p>-109.3514556</text:p>
          </table:table-cell>
          <table:table-cell office:value-type="float" office:value="-105.3728485" calcext:value-type="float">
            <text:p>-105.3728485</text:p>
          </table:table-cell>
          <table:table-cell office:value-type="float" office:value="-105.4623031" calcext:value-type="float">
            <text:p>-105.4623031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5.981018" calcext:value-type="float">
            <text:p>-105.981018</text:p>
          </table:table-cell>
          <table:table-cell office:value-type="float" office:value="-103.852745" calcext:value-type="float">
            <text:p>-103.852745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4.6012725" calcext:value-type="float">
            <text:p>-104.6012725</text:p>
          </table:table-cell>
          <table:table-cell office:value-type="float" office:value="-106.8152389" calcext:value-type="float">
            <text:p>-106.8152389</text:p>
          </table:table-cell>
          <table:table-cell office:value-type="float" office:value="-104.3445282" calcext:value-type="float">
            <text:p>-104.3445282</text:p>
          </table:table-cell>
          <table:table-cell office:value-type="float" office:value="-104.3920898" calcext:value-type="float">
            <text:p>-104.3920898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4.2345504" calcext:value-type="float">
            <text:p>-104.2345504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5.0410842" calcext:value-type="float">
            <text:p>-105.0410842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4.9955215" calcext:value-type="float">
            <text:p>-104.9955215</text:p>
          </table:table-cell>
          <table:table-cell office:value-type="float" office:value="-103.3543319" calcext:value-type="float">
            <text:p>-103.3543319</text:p>
          </table:table-cell>
          <table:table-cell office:value-type="float" office:value="-105.4623031" calcext:value-type="float">
            <text:p>-105.4623031</text:p>
          </table:table-cell>
          <table:table-cell office:value-type="float" office:value="-103.9076995" calcext:value-type="float">
            <text:p>-103.9076995</text:p>
          </table:table-cell>
          <table:table-cell office:value-type="float" office:value="-104.1878356" calcext:value-type="float">
            <text:p>-104.1878356</text:p>
          </table:table-cell>
          <table:table-cell office:value-type="float" office:value="-103.4109497" calcext:value-type="float">
            <text:p>-103.4109497</text:p>
          </table:table-cell>
          <table:table-cell office:value-type="float" office:value="-104.8938674" calcext:value-type="float">
            <text:p>-104.8938674</text:p>
          </table:table-cell>
          <table:table-cell office:value-type="float" office:value="-105.1618423" calcext:value-type="float">
            <text:p>-105.1618423</text:p>
          </table:table-cell>
          <table:table-cell office:value-type="float" office:value="-105.6869812" calcext:value-type="float">
            <text:p>-105.6869812</text:p>
          </table:table-cell>
          <table:table-cell office:value-type="float" office:value="-105.5526886" calcext:value-type="float">
            <text:p>-105.5526886</text:p>
          </table:table-cell>
          <table:table-cell office:value-type="float" office:value="-105.2316207" calcext:value-type="float">
            <text:p>-105.2316207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4.355072" calcext:value-type="float">
            <text:p>-104.355072</text:p>
          </table:table-cell>
          <table:table-cell office:value-type="float" office:value="-105.5830307" calcext:value-type="float">
            <text:p>-105.5830307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2.5895614" calcext:value-type="float">
            <text:p>-102.5895614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4.2137527" calcext:value-type="float">
            <text:p>-104.2137527</text:p>
          </table:table-cell>
          <table:table-cell office:value-type="float" office:value="-105.8797988" calcext:value-type="float">
            <text:p>-105.8797988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2.9815368" calcext:value-type="float">
            <text:p>-102.9815368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4.760147" calcext:value-type="float">
            <text:p>-104.760147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5.5103912" calcext:value-type="float">
            <text:p>-105.5103912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3.4822464" calcext:value-type="float">
            <text:p>-103.4822464</text:p>
          </table:table-cell>
          <table:table-cell office:value-type="float" office:value="-104.1002807" calcext:value-type="float">
            <text:p>-104.1002807</text:p>
          </table:table-cell>
          <table:table-cell office:value-type="float" office:value="-104.8938674" calcext:value-type="float">
            <text:p>-104.8938674</text:p>
          </table:table-cell>
          <table:table-cell office:value-type="float" office:value="-106.3781204" calcext:value-type="float">
            <text:p>-106.3781204</text:p>
          </table:table-cell>
          <table:table-cell office:value-type="float" office:value="-105.0468063" calcext:value-type="float">
            <text:p>-105.0468063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6.3448791" calcext:value-type="float">
            <text:p>-106.3448791</text:p>
          </table:table-cell>
          <table:table-cell office:value-type="float" office:value="-106.573471" calcext:value-type="float">
            <text:p>-106.573471</text:p>
          </table:table-cell>
          <table:table-cell office:value-type="float" office:value="-106.6075973" calcext:value-type="float">
            <text:p>-106.6075973</text:p>
          </table:table-cell>
          <table:table-cell office:value-type="float" office:value="-107.1290435" calcext:value-type="float">
            <text:p>-107.1290435</text:p>
          </table:table-cell>
          <table:table-cell office:value-type="float" office:value="-107.1873474" calcext:value-type="float">
            <text:p>-107.1873474</text:p>
          </table:table-cell>
          <table:table-cell office:value-type="float" office:value="-106.6487274" calcext:value-type="float">
            <text:p>-106.6487274</text:p>
          </table:table-cell>
          <table:table-cell office:value-type="float" office:value="-107.290306" calcext:value-type="float">
            <text:p>-107.290306</text:p>
          </table:table-cell>
          <table:table-cell office:value-type="float" office:value="-105.5769577" calcext:value-type="float">
            <text:p>-105.5769577</text:p>
          </table:table-cell>
          <table:table-cell office:value-type="float" office:value="-105.4682998" calcext:value-type="float">
            <text:p>-105.4682998</text:p>
          </table:table-cell>
          <table:table-cell office:value-type="float" office:value="-103.6509094" calcext:value-type="float">
            <text:p>-103.6509094</text:p>
          </table:table-cell>
          <table:table-cell office:value-type="float" office:value="-105.7859649" calcext:value-type="float">
            <text:p>-105.7859649</text:p>
          </table:table-cell>
          <table:table-cell office:value-type="float" office:value="-106.0963134" calcext:value-type="float">
            <text:p>-106.0963134</text:p>
          </table:table-cell>
          <table:table-cell office:value-type="float" office:value="-104.4080047" calcext:value-type="float">
            <text:p>-104.4080047</text:p>
          </table:table-cell>
          <table:table-cell office:value-type="float" office:value="-103.7438583" calcext:value-type="float">
            <text:p>-103.7438583</text:p>
          </table:table-cell>
          <table:table-cell office:value-type="float" office:value="-103.1866684" calcext:value-type="float">
            <text:p>-103.1866684</text:p>
          </table:table-cell>
          <table:table-cell office:value-type="float" office:value="-103.8080291" calcext:value-type="float">
            <text:p>-103.8080291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4.2137527" calcext:value-type="float">
            <text:p>-104.2137527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2.8164215" calcext:value-type="float">
            <text:p>-102.8164215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1.3589553" calcext:value-type="float">
            <text:p>-101.3589553</text:p>
          </table:table-cell>
          <table:table-cell office:value-type="float" office:value="-101.2217559" calcext:value-type="float">
            <text:p>-101.2217559</text:p>
          </table:table-cell>
          <table:table-cell office:value-type="float" office:value="-101.445343" calcext:value-type="float">
            <text:p>-101.445343</text:p>
          </table:table-cell>
          <table:table-cell office:value-type="float" office:value="-101.1777191" calcext:value-type="float">
            <text:p>-101.1777191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2.1569519" calcext:value-type="float">
            <text:p>-102.1569519</text:p>
          </table:table-cell>
          <table:table-cell office:value-type="float" office:value="-101.4001617" calcext:value-type="float">
            <text:p>-101.4001617</text:p>
          </table:table-cell>
          <table:table-cell office:value-type="float" office:value="-102.3015518" calcext:value-type="float">
            <text:p>-102.3015518</text:p>
          </table:table-cell>
          <table:table-cell office:value-type="float" office:value="-101.7958221" calcext:value-type="float">
            <text:p>-101.7958221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9815368" calcext:value-type="float">
            <text:p>-102.9815368</text:p>
          </table:table-cell>
          <table:table-cell office:value-type="float" office:value="-103.0176467" calcext:value-type="float">
            <text:p>-103.0176467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2.9725265" calcext:value-type="float">
            <text:p>-102.9725265</text:p>
          </table:table-cell>
          <table:table-cell office:value-type="float" office:value="-101.6284484" calcext:value-type="float">
            <text:p>-101.6284484</text:p>
          </table:table-cell>
          <table:table-cell office:value-type="float" office:value="-102.6067962" calcext:value-type="float">
            <text:p>-102.6067962</text:p>
          </table:table-cell>
          <table:table-cell office:value-type="float" office:value="-103.9227447" calcext:value-type="float">
            <text:p>-103.9227447</text:p>
          </table:table-cell>
          <table:table-cell office:value-type="float" office:value="-102.4358902" calcext:value-type="float">
            <text:p>-102.4358902</text:p>
          </table:table-cell>
          <table:table-cell office:value-type="float" office:value="-102.6457214" calcext:value-type="float">
            <text:p>-102.6457214</text:p>
          </table:table-cell>
          <table:table-cell office:value-type="float" office:value="-102.9276351" calcext:value-type="float">
            <text:p>-102.9276351</text:p>
          </table:table-cell>
          <table:table-cell office:value-type="float" office:value="-102.0147247" calcext:value-type="float">
            <text:p>-102.0147247</text:p>
          </table:table-cell>
          <table:table-cell office:value-type="float" office:value="-102.1364898" calcext:value-type="float">
            <text:p>-102.1364898</text:p>
          </table:table-cell>
          <table:table-cell office:value-type="float" office:value="-102.2268905" calcext:value-type="float">
            <text:p>-102.2268905</text:p>
          </table:table-cell>
          <table:table-cell office:value-type="float" office:value="-102.4358902" calcext:value-type="float">
            <text:p>-102.4358902</text:p>
          </table:table-cell>
          <table:table-cell office:value-type="float" office:value="-100.8262176" calcext:value-type="float">
            <text:p>-100.8262176</text:p>
          </table:table-cell>
          <table:table-cell office:value-type="float" office:value="-102.9186859" calcext:value-type="float">
            <text:p>-102.9186859</text:p>
          </table:table-cell>
          <table:table-cell office:value-type="float" office:value="-103.501358" calcext:value-type="float">
            <text:p>-103.501358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3.6169128" calcext:value-type="float">
            <text:p>-103.6169128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8776779" calcext:value-type="float">
            <text:p>-103.8776779</text:p>
          </table:table-cell>
          <table:table-cell office:value-type="float" office:value="-104.7105255" calcext:value-type="float">
            <text:p>-104.7105255</text:p>
          </table:table-cell>
          <table:table-cell office:value-type="float" office:value="-105.6195755" calcext:value-type="float">
            <text:p>-105.6195755</text:p>
          </table:table-cell>
          <table:table-cell office:value-type="float" office:value="-107.1000442" calcext:value-type="float">
            <text:p>-107.1000442</text:p>
          </table:table-cell>
          <table:table-cell office:value-type="float" office:value="-103.5927047" calcext:value-type="float">
            <text:p>-103.5927047</text:p>
          </table:table-cell>
          <table:table-cell office:value-type="float" office:value="-105.2843093" calcext:value-type="float">
            <text:p>-105.2843093</text:p>
          </table:table-cell>
          <table:table-cell office:value-type="float" office:value="-105.7921905" calcext:value-type="float">
            <text:p>-105.7921905</text:p>
          </table:table-cell>
          <table:table-cell office:value-type="float" office:value="-103.7635574" calcext:value-type="float">
            <text:p>-103.7635574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4.4612579" calcext:value-type="float">
            <text:p>-104.4612579</text:p>
          </table:table-cell>
          <table:table-cell office:value-type="float" office:value="-102.8208389" calcext:value-type="float">
            <text:p>-102.8208389</text:p>
          </table:table-cell>
          <table:table-cell office:value-type="float" office:value="-103.9277725" calcext:value-type="float">
            <text:p>-103.9277725</text:p>
          </table:table-cell>
          <table:table-cell office:value-type="float" office:value="-102.9231567" calcext:value-type="float">
            <text:p>-102.9231567</text:p>
          </table:table-cell>
          <table:table-cell office:value-type="float" office:value="-103.1774444" calcext:value-type="float">
            <text:p>-103.1774444</text:p>
          </table:table-cell>
          <table:table-cell office:value-type="float" office:value="-101.9384841" calcext:value-type="float">
            <text:p>-101.9384841</text:p>
          </table:table-cell>
          <table:table-cell office:value-type="float" office:value="-103.7487793" calcext:value-type="float">
            <text:p>-103.7487793</text:p>
          </table:table-cell>
          <table:table-cell office:value-type="float" office:value="-103.6023864" calcext:value-type="float">
            <text:p>-103.6023864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3.0675506" calcext:value-type="float">
            <text:p>-103.0675506</text:p>
          </table:table-cell>
          <table:table-cell office:value-type="float" office:value="-102.2021408" calcext:value-type="float">
            <text:p>-102.2021408</text:p>
          </table:table-cell>
          <table:table-cell office:value-type="float" office:value="-102.0875778" calcext:value-type="float">
            <text:p>-102.0875778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2.6891708" calcext:value-type="float">
            <text:p>-102.6891708</text:p>
          </table:table-cell>
          <table:table-cell office:value-type="float" office:value="-101.3179321" calcext:value-type="float">
            <text:p>-101.3179321</text:p>
          </table:table-cell>
          <table:table-cell office:value-type="float" office:value="-101.5593338" calcext:value-type="float">
            <text:p>-101.5593338</text:p>
          </table:table-cell>
          <table:table-cell office:value-type="float" office:value="-102.3182296" calcext:value-type="float">
            <text:p>-102.3182296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2.0510788" calcext:value-type="float">
            <text:p>-102.0510788</text:p>
          </table:table-cell>
          <table:table-cell office:value-type="float" office:value="-102.0026474" calcext:value-type="float">
            <text:p>-102.0026474</text:p>
          </table:table-cell>
          <table:table-cell office:value-type="float" office:value="-101.906578" calcext:value-type="float">
            <text:p>-101.906578</text:p>
          </table:table-cell>
          <table:table-cell office:value-type="float" office:value="-102.914215" calcext:value-type="float">
            <text:p>-102.914215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2.5337524" calcext:value-type="float">
            <text:p>-102.5337524</text:p>
          </table:table-cell>
          <table:table-cell office:value-type="float" office:value="-102.022789" calcext:value-type="float">
            <text:p>-102.022789</text:p>
          </table:table-cell>
          <table:table-cell office:value-type="float" office:value="-102.7416" calcext:value-type="float">
            <text:p>-102.7416</text:p>
          </table:table-cell>
          <table:table-cell office:value-type="float" office:value="-102.2517089" calcext:value-type="float">
            <text:p>-102.2517089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3.8278732" calcext:value-type="float">
            <text:p>-103.8278732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4.3498077" calcext:value-type="float">
            <text:p>-104.3498077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3.7537002" calcext:value-type="float">
            <text:p>-103.7537002</text:p>
          </table:table-cell>
          <table:table-cell office:value-type="float" office:value="-104.1619949" calcext:value-type="float">
            <text:p>-104.1619949</text:p>
          </table:table-cell>
          <table:table-cell office:value-type="float" office:value="-103.852745" calcext:value-type="float">
            <text:p>-103.852745</text:p>
          </table:table-cell>
          <table:table-cell office:value-type="float" office:value="-103.7193069" calcext:value-type="float">
            <text:p>-103.7193069</text:p>
          </table:table-cell>
          <table:table-cell office:value-type="float" office:value="-103.6948089" calcext:value-type="float">
            <text:p>-103.6948089</text:p>
          </table:table-cell>
          <table:table-cell office:value-type="float" office:value="-104.2867431" calcext:value-type="float">
            <text:p>-104.2867431</text:p>
          </table:table-cell>
          <table:table-cell office:value-type="float" office:value="-103.7586288" calcext:value-type="float">
            <text:p>-103.7586288</text:p>
          </table:table-cell>
          <table:table-cell office:value-type="float" office:value="-103.7882385" calcext:value-type="float">
            <text:p>-103.7882385</text:p>
          </table:table-cell>
          <table:table-cell office:value-type="float" office:value="-104.9163513" calcext:value-type="float">
            <text:p>-104.9163513</text:p>
          </table:table-cell>
          <table:table-cell office:value-type="float" office:value="-105.5769577" calcext:value-type="float">
            <text:p>-105.5769577</text:p>
          </table:table-cell>
          <table:table-cell office:value-type="float" office:value="-103.6120681" calcext:value-type="float">
            <text:p>-103.6120681</text:p>
          </table:table-cell>
          <table:table-cell office:value-type="float" office:value="-104.6721344" calcext:value-type="float">
            <text:p>-104.6721344</text:p>
          </table:table-cell>
          <table:table-cell office:value-type="float" office:value="-102.7416" calcext:value-type="float">
            <text:p>-102.7416</text:p>
          </table:table-cell>
          <table:table-cell office:value-type="float" office:value="-103.6557769" calcext:value-type="float">
            <text:p>-103.6557769</text:p>
          </table:table-cell>
          <table:table-cell office:value-type="float" office:value="-104.2762832" calcext:value-type="float">
            <text:p>-104.2762832</text:p>
          </table:table-cell>
          <table:table-cell office:value-type="float" office:value="-103.9882659" calcext:value-type="float">
            <text:p>-103.9882659</text:p>
          </table:table-cell>
          <table:table-cell office:value-type="float" office:value="-104.8378982" calcext:value-type="float">
            <text:p>-104.8378982</text:p>
          </table:table-cell>
          <table:table-cell office:value-type="float" office:value="-104.9615097" calcext:value-type="float">
            <text:p>-104.9615097</text:p>
          </table:table-cell>
          <table:table-cell office:value-type="float" office:value="-104.2710495" calcext:value-type="float">
            <text:p>-104.2710495</text:p>
          </table:table-cell>
          <table:table-cell office:value-type="float" office:value="-103.5734024" calcext:value-type="float">
            <text:p>-103.5734024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3.4679412" calcext:value-type="float">
            <text:p>-103.4679412</text:p>
          </table:table-cell>
          <table:table-cell office:value-type="float" office:value="-102.5380249" calcext:value-type="float">
            <text:p>-102.5380249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4.509468" calcext:value-type="float">
            <text:p>-104.509468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2.0308609" calcext:value-type="float">
            <text:p>-102.0308609</text:p>
          </table:table-cell>
          <table:table-cell office:value-type="float" office:value="-102.8341217" calcext:value-type="float">
            <text:p>-102.8341217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2.9815368" calcext:value-type="float">
            <text:p>-102.9815368</text:p>
          </table:table-cell>
          <table:table-cell office:value-type="float" office:value="-102.5123825" calcext:value-type="float">
            <text:p>-102.5123825</text:p>
          </table:table-cell>
          <table:table-cell office:value-type="float" office:value="-104.3445282" calcext:value-type="float">
            <text:p>-104.3445282</text:p>
          </table:table-cell>
          <table:table-cell office:value-type="float" office:value="-103.4109497" calcext:value-type="float">
            <text:p>-103.4109497</text:p>
          </table:table-cell>
          <table:table-cell office:value-type="float" office:value="-103.3590393" calcext:value-type="float">
            <text:p>-103.3590393</text:p>
          </table:table-cell>
          <table:table-cell office:value-type="float" office:value="-103.2700958" calcext:value-type="float">
            <text:p>-103.2700958</text:p>
          </table:table-cell>
          <table:table-cell office:value-type="float" office:value="-102.2392807" calcext:value-type="float">
            <text:p>-102.2392807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2.1733627" calcext:value-type="float">
            <text:p>-102.1733627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3.3920364" calcext:value-type="float">
            <text:p>-103.3920364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3.768486" calcext:value-type="float">
            <text:p>-103.768486</text:p>
          </table:table-cell>
          <table:table-cell office:value-type="float" office:value="-101.7253646" calcext:value-type="float">
            <text:p>-101.7253646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4.0951538" calcext:value-type="float">
            <text:p>-104.0951538</text:p>
          </table:table-cell>
          <table:table-cell office:value-type="float" office:value="-102.654396" calcext:value-type="float">
            <text:p>-102.654396</text:p>
          </table:table-cell>
          <table:table-cell office:value-type="float" office:value="-103.0131301" calcext:value-type="float">
            <text:p>-103.0131301</text:p>
          </table:table-cell>
          <table:table-cell office:value-type="float" office:value="-102.4953231" calcext:value-type="float">
            <text:p>-102.4953231</text:p>
          </table:table-cell>
          <table:table-cell office:value-type="float" office:value="-103.2607879" calcext:value-type="float">
            <text:p>-103.2607879</text:p>
          </table:table-cell>
          <table:table-cell office:value-type="float" office:value="-103.3496398" calcext:value-type="float">
            <text:p>-103.3496398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2.5466003" calcext:value-type="float">
            <text:p>-102.5466003</text:p>
          </table:table-cell>
          <table:table-cell office:value-type="float" office:value="-102.1487655" calcext:value-type="float">
            <text:p>-102.1487655</text:p>
          </table:table-cell>
          <table:table-cell office:value-type="float" office:value="-101.998619" calcext:value-type="float">
            <text:p>-101.998619</text:p>
          </table:table-cell>
          <table:table-cell office:value-type="float" office:value="-102.5123825" calcext:value-type="float">
            <text:p>-102.5123825</text:p>
          </table:table-cell>
          <table:table-cell office:value-type="float" office:value="-102.3642654" calcext:value-type="float">
            <text:p>-102.3642654</text:p>
          </table:table-cell>
          <table:table-cell office:value-type="float" office:value="-102.4570694" calcext:value-type="float">
            <text:p>-102.4570694</text:p>
          </table:table-cell>
          <table:table-cell office:value-type="float" office:value="-103.4299011" calcext:value-type="float">
            <text:p>-103.4299011</text:p>
          </table:table-cell>
          <table:table-cell office:value-type="float" office:value="-104.3603591" calcext:value-type="float">
            <text:p>-104.3603591</text:p>
          </table:table-cell>
          <table:table-cell office:value-type="float" office:value="-102.78553" calcext:value-type="float">
            <text:p>-102.78553</text:p>
          </table:table-cell>
          <table:table-cell office:value-type="float" office:value="-103.1314926" calcext:value-type="float">
            <text:p>-103.1314926</text:p>
          </table:table-cell>
          <table:table-cell office:value-type="float" office:value="-101.8470764" calcext:value-type="float">
            <text:p>-101.8470764</text:p>
          </table:table-cell>
          <table:table-cell office:value-type="float" office:value="-102.3182296" calcext:value-type="float">
            <text:p>-102.3182296</text:p>
          </table:table-cell>
          <table:table-cell office:value-type="float" office:value="-102.842987" calcext:value-type="float">
            <text:p>-102.842987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3.0448379" calcext:value-type="float">
            <text:p>-103.0448379</text:p>
          </table:table-cell>
          <table:table-cell office:value-type="float" office:value="-103.4965744" calcext:value-type="float">
            <text:p>-103.4965744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2.1815719" calcext:value-type="float">
            <text:p>-102.1815719</text:p>
          </table:table-cell>
          <table:table-cell office:value-type="float" office:value="-103.1131744" calcext:value-type="float">
            <text:p>-103.1131744</text:p>
          </table:table-cell>
          <table:table-cell office:value-type="float" office:value="-102.1160812" calcext:value-type="float">
            <text:p>-102.1160812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4.6121368" calcext:value-type="float">
            <text:p>-104.6121368</text:p>
          </table:table-cell>
          <table:table-cell office:value-type="float" office:value="-102.9276351" calcext:value-type="float">
            <text:p>-102.9276351</text:p>
          </table:table-cell>
          <table:table-cell office:value-type="float" office:value="-102.3684616" calcext:value-type="float">
            <text:p>-102.3684616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2.2351455" calcext:value-type="float">
            <text:p>-102.2351455</text:p>
          </table:table-cell>
          <table:table-cell office:value-type="float" office:value="-104.5148468" calcext:value-type="float">
            <text:p>-104.5148468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3.2700958" calcext:value-type="float">
            <text:p>-103.2700958</text:p>
          </table:table-cell>
          <table:table-cell office:value-type="float" office:value="-103.9277725" calcext:value-type="float">
            <text:p>-103.9277725</text:p>
          </table:table-cell>
          <table:table-cell office:value-type="float" office:value="-103.847763" calcext:value-type="float">
            <text:p>-103.847763</text:p>
          </table:table-cell>
          <table:table-cell office:value-type="float" office:value="-104.0593795" calcext:value-type="float">
            <text:p>-104.0593795</text:p>
          </table:table-cell>
          <table:table-cell office:value-type="float" office:value="-103.3402328" calcext:value-type="float">
            <text:p>-103.3402328</text:p>
          </table:table-cell>
          <table:table-cell office:value-type="float" office:value="-102.4528274" calcext:value-type="float">
            <text:p>-102.4528274</text:p>
          </table:table-cell>
          <table:table-cell office:value-type="float" office:value="-102.598175" calcext:value-type="float">
            <text:p>-102.598175</text:p>
          </table:table-cell>
          <table:table-cell office:value-type="float" office:value="-101.6787109" calcext:value-type="float">
            <text:p>-101.6787109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1.926506" calcext:value-type="float">
            <text:p>-101.926506</text:p>
          </table:table-cell>
          <table:table-cell office:value-type="float" office:value="-102.0875778" calcext:value-type="float">
            <text:p>-102.0875778</text:p>
          </table:table-cell>
          <table:table-cell office:value-type="float" office:value="-101.9424743" calcext:value-type="float">
            <text:p>-101.9424743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1.8866958" calcext:value-type="float">
            <text:p>-101.8866958</text:p>
          </table:table-cell>
          <table:table-cell office:value-type="float" office:value="-102.1733627" calcext:value-type="float">
            <text:p>-102.1733627</text:p>
          </table:table-cell>
          <table:table-cell office:value-type="float" office:value="-102.78553" calcext:value-type="float">
            <text:p>-102.78553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1.8906707" calcext:value-type="float">
            <text:p>-101.8906707</text:p>
          </table:table-cell>
          <table:table-cell office:value-type="float" office:value="-101.3328247" calcext:value-type="float">
            <text:p>-101.3328247</text:p>
          </table:table-cell>
          <table:table-cell office:value-type="float" office:value="-102.3936843" calcext:value-type="float">
            <text:p>-102.3936843</text:p>
          </table:table-cell>
          <table:table-cell office:value-type="float" office:value="-101.9145431" calcext:value-type="float">
            <text:p>-101.9145431</text:p>
          </table:table-cell>
          <table:table-cell office:value-type="float" office:value="-102.4528274" calcext:value-type="float">
            <text:p>-102.4528274</text:p>
          </table:table-cell>
          <table:table-cell office:value-type="float" office:value="-103.4251632" calcext:value-type="float">
            <text:p>-103.4251632</text:p>
          </table:table-cell>
          <table:table-cell office:value-type="float" office:value="-101.9624862" calcext:value-type="float">
            <text:p>-101.9624862</text:p>
          </table:table-cell>
          <table:table-cell office:value-type="float" office:value="-102.5723419" calcext:value-type="float">
            <text:p>-102.5723419</text:p>
          </table:table-cell>
          <table:table-cell office:value-type="float" office:value="-101.4415664" calcext:value-type="float">
            <text:p>-101.4415664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2.5551757" calcext:value-type="float">
            <text:p>-102.5551757</text:p>
          </table:table-cell>
          <table:table-cell office:value-type="float" office:value="-102.0308609" calcext:value-type="float">
            <text:p>-102.0308609</text:p>
          </table:table-cell>
          <table:table-cell office:value-type="float" office:value="-103.738945" calcext:value-type="float">
            <text:p>-103.738945</text:p>
          </table:table-cell>
          <table:table-cell office:value-type="float" office:value="-101.8194427" calcext:value-type="float">
            <text:p>-101.8194427</text:p>
          </table:table-cell>
          <table:table-cell office:value-type="float" office:value="-102.5594635" calcext:value-type="float">
            <text:p>-102.5594635</text:p>
          </table:table-cell>
          <table:table-cell office:value-type="float" office:value="-102.9860382" calcext:value-type="float">
            <text:p>-102.9860382</text:p>
          </table:table-cell>
          <table:table-cell office:value-type="float" office:value="-102.7723236" calcext:value-type="float">
            <text:p>-102.7723236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2.2434234" calcext:value-type="float">
            <text:p>-102.2434234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2.954544" calcext:value-type="float">
            <text:p>-102.954544</text:p>
          </table:table-cell>
          <table:table-cell office:value-type="float" office:value="-102.6067962" calcext:value-type="float">
            <text:p>-102.6067962</text:p>
          </table:table-cell>
          <table:table-cell office:value-type="float" office:value="-104.8826446" calcext:value-type="float">
            <text:p>-104.8826446</text:p>
          </table:table-cell>
          <table:table-cell office:value-type="float" office:value="-103.817955" calcext:value-type="float">
            <text:p>-103.817955</text:p>
          </table:table-cell>
          <table:table-cell office:value-type="float" office:value="-104.064476" calcext:value-type="float">
            <text:p>-104.064476</text:p>
          </table:table-cell>
          <table:table-cell office:value-type="float" office:value="-104.0593795" calcext:value-type="float">
            <text:p>-104.0593795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3.817955" calcext:value-type="float">
            <text:p>-103.817955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2.6500549" calcext:value-type="float">
            <text:p>-102.6500549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3.9832077" calcext:value-type="float">
            <text:p>-103.9832077</text:p>
          </table:table-cell>
          <table:table-cell office:value-type="float" office:value="-103.2747573" calcext:value-type="float">
            <text:p>-103.2747573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3.1636276" calcext:value-type="float">
            <text:p>-103.1636276</text:p>
          </table:table-cell>
          <table:table-cell office:value-type="float" office:value="-104.6448135" calcext:value-type="float">
            <text:p>-104.6448135</text:p>
          </table:table-cell>
          <table:table-cell office:value-type="float" office:value="-104.5525512" calcext:value-type="float">
            <text:p>-104.5525512</text:p>
          </table:table-cell>
          <table:table-cell office:value-type="float" office:value="-104.0951538" calcext:value-type="float">
            <text:p>-104.0951538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4.6393508" calcext:value-type="float">
            <text:p>-104.6393508</text:p>
          </table:table-cell>
          <table:table-cell office:value-type="float" office:value="-103.3873214" calcext:value-type="float">
            <text:p>-103.38732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miar 3</text:p>
          </table:table-cell>
          <table:table-cell office:value-type="string" calcext:value-type="string">
            <text:p>Mon May 20 17:55:14 2024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18.4996185" calcext:value-type="float">
            <text:p>-118.4996185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18.131073" calcext:value-type="float">
            <text:p>-118.131073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15.8541946" calcext:value-type="float">
            <text:p>-115.8541946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17.9021453" calcext:value-type="float">
            <text:p>-117.9021453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7.6060104" calcext:value-type="float">
            <text:p>-117.6060104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7.4140472" calcext:value-type="float">
            <text:p>-117.4140472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40.7248688" calcext:value-type="float">
            <text:p>-140.7248688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15.8740463" calcext:value-type="float">
            <text:p>-115.8740463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8.9409103" calcext:value-type="float">
            <text:p>-118.940910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17.203041" calcext:value-type="float">
            <text:p>-117.203041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13.5509491" calcext:value-type="float">
            <text:p>-113.550949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18.0031509" calcext:value-type="float">
            <text:p>-118.003150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17.4140472" calcext:value-type="float">
            <text:p>-117.4140472</text:p>
          </table:table-cell>
          <table:table-cell table:number-columns-repeated="2" office:value-type="float" office:value="-131.4172211" calcext:value-type="float">
            <text:p>-131.4172211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17.9777908" calcext:value-type="float">
            <text:p>-117.9777908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8.0796814" calcext:value-type="float">
            <text:p>-118.0796814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40.0563965" calcext:value-type="float">
            <text:p>-140.0563965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0.4176788" calcext:value-type="float">
            <text:p>-120.4176788</text:p>
          </table:table-cell>
          <table:table-cell table:number-columns-repeated="2" office:value-type="float" office:value="-125.7611084" calcext:value-type="float">
            <text:p>-125.761108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7.4140472" calcext:value-type="float">
            <text:p>-117.4140472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37.8023071" calcext:value-type="float">
            <text:p>-137.802307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17.2262344" calcext:value-type="float">
            <text:p>-117.2262344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18.3397598" calcext:value-type="float">
            <text:p>-118.3397598</text:p>
          </table:table-cell>
          <table:table-cell office:value-type="float" office:value="-141.0794525" calcext:value-type="float">
            <text:p>-141.0794525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42.2392883" calcext:value-type="float">
            <text:p>-142.2392883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44.074707" calcext:value-type="float">
            <text:p>-144.074707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18.6078643" calcext:value-type="float">
            <text:p>-118.6078643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19.3760147" calcext:value-type="float">
            <text:p>-119.376014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19.740509" calcext:value-type="float">
            <text:p>-119.740509</text:p>
          </table:table-cell>
          <table:table-cell table:number-columns-repeated="2" office:value-type="float" office:value="-124.0237503" calcext:value-type="float">
            <text:p>-124.0237503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18.0285873" calcext:value-type="float">
            <text:p>-118.028587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17.3667144" calcext:value-type="float">
            <text:p>-117.3667144</text:p>
          </table:table-cell>
          <table:table-cell office:value-type="float" office:value="-118.0796814" calcext:value-type="float">
            <text:p>-118.0796814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40.0563965" calcext:value-type="float">
            <text:p>-140.0563965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18.1827774" calcext:value-type="float">
            <text:p>-118.1827774</text:p>
          </table:table-cell>
          <table:table-cell office:value-type="float" office:value="-117.461647" calcext:value-type="float">
            <text:p>-117.461647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3.4151154" calcext:value-type="float">
            <text:p>-133.4151154</text:p>
          </table:table-cell>
          <table:table-cell table:number-columns-repeated="2" office:value-type="float" office:value="-125.5769501" calcext:value-type="float">
            <text:p>-125.576950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18.0031509" calcext:value-type="float">
            <text:p>-118.0031509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16.1363525" calcext:value-type="float">
            <text:p>-116.1363525</text:p>
          </table:table-cell>
          <table:table-cell office:value-type="float" office:value="-116.9744491" calcext:value-type="float">
            <text:p>-116.9744491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42.2392883" calcext:value-type="float">
            <text:p>-142.239288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4.1259384" calcext:value-type="float">
            <text:p>-124.1259384</text:p>
          </table:table-cell>
          <table:table-cell table:number-columns-repeated="2" office:value-type="float" office:value="-128.7709656" calcext:value-type="float">
            <text:p>-128.770965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16.0751113" calcext:value-type="float">
            <text:p>-116.075111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7.1000519" calcext:value-type="float">
            <text:p>-127.1000519</text:p>
          </table:table-cell>
          <table:table-cell table:number-columns-repeated="2" office:value-type="float" office:value="-130.3021088" calcext:value-type="float">
            <text:p>-130.3021088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14.8797531" calcext:value-type="float">
            <text:p>-114.8797531</text:p>
          </table:table-cell>
          <table:table-cell office:value-type="float" office:value="-117.7775268" calcext:value-type="float">
            <text:p>-117.7775268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17.9272918" calcext:value-type="float">
            <text:p>-117.9272918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40.0563965" calcext:value-type="float">
            <text:p>-140.0563965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18.4996185" calcext:value-type="float">
            <text:p>-118.499618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19.6479415" calcext:value-type="float">
            <text:p>-119.6479415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14.2804794" calcext:value-type="float">
            <text:p>-114.280479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17.8770828" calcext:value-type="float">
            <text:p>-117.877082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4.247467" calcext:value-type="float">
            <text:p>-114.247467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17.8023147" calcext:value-type="float">
            <text:p>-117.8023147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19.4058151" calcext:value-type="float">
            <text:p>-119.4058151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16.034523" calcext:value-type="float">
            <text:p>-116.03452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8.0796814" calcext:value-type="float">
            <text:p>-118.079681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43.1085968" calcext:value-type="float">
            <text:p>-143.1085968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8.1568832" calcext:value-type="float">
            <text:p>-118.1568832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19.1993484" calcext:value-type="float">
            <text:p>-119.19934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miar 1</text:p>
          </table:table-cell>
          <table:table-cell office:value-type="string" calcext:value-type="string">
            <text:p>Mon May 20 18:03:25 2024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18.131073" calcext:value-type="float">
            <text:p>-118.131073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17.2262344" calcext:value-type="float">
            <text:p>-117.2262344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4.0680236" calcext:value-type="float">
            <text:p>-114.0680236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18.8845062" calcext:value-type="float">
            <text:p>-118.8845062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17.5094986" calcext:value-type="float">
            <text:p>-117.509498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17.9777908" calcext:value-type="float">
            <text:p>-117.9777908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17.088005" calcext:value-type="float">
            <text:p>-117.088005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18.5806732" calcext:value-type="float">
            <text:p>-118.580673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15.7360076" calcext:value-type="float">
            <text:p>-115.7360076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6.8401336" calcext:value-type="float">
            <text:p>-116.840133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0.3508606" calcext:value-type="float">
            <text:p>-120.3508606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18.5535736" calcext:value-type="float">
            <text:p>-118.5535736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19.316719" calcext:value-type="float">
            <text:p>-119.316719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17.7775268" calcext:value-type="float">
            <text:p>-117.7775268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36.4279938" calcext:value-type="float">
            <text:p>-136.4279938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18.131073" calcext:value-type="float">
            <text:p>-118.131073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17.4140472" calcext:value-type="float">
            <text:p>-117.4140472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6.0769958" calcext:value-type="float">
            <text:p>-126.0769958</text:p>
          </table:table-cell>
          <table:table-cell table:number-columns-repeated="2" office:value-type="float" office:value="-125.2784424" calcext:value-type="float">
            <text:p>-125.2784424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18.0285873" calcext:value-type="float">
            <text:p>-118.0285873</text:p>
          </table:table-cell>
          <table:table-cell office:value-type="float" office:value="-141.0794525" calcext:value-type="float">
            <text:p>-141.0794525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9.1993484" calcext:value-type="float">
            <text:p>-119.1993484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18.745079" calcext:value-type="float">
            <text:p>-118.745079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2.8829803" calcext:value-type="float">
            <text:p>-122.8829803</text:p>
          </table:table-cell>
          <table:table-cell office:value-type="float" office:value="-120.586998" calcext:value-type="float">
            <text:p>-120.58699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6.2809524" calcext:value-type="float">
            <text:p>-116.280952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39.1412354" calcext:value-type="float">
            <text:p>-139.141235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8.131073" calcext:value-type="float">
            <text:p>-118.131073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18.997673" calcext:value-type="float">
            <text:p>-118.99767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18.287117" calcext:value-type="float">
            <text:p>-118.287117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7.8558197" calcext:value-type="float">
            <text:p>-127.8558197</text:p>
          </table:table-cell>
          <table:table-cell table:number-columns-repeated="2" office:value-type="float" office:value="-128.8591461" calcext:value-type="float">
            <text:p>-128.8591461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41.8352203" calcext:value-type="float">
            <text:p>-141.8352203</text:p>
          </table:table-cell>
          <table:table-cell office:value-type="float" office:value="-118.0285873" calcext:value-type="float">
            <text:p>-118.0285873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17.0651702" calcext:value-type="float">
            <text:p>-117.0651702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15.3159561" calcext:value-type="float">
            <text:p>-115.3159561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8.4996185" calcext:value-type="float">
            <text:p>-118.4996185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42.2392883" calcext:value-type="float">
            <text:p>-142.239288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9.5988159" calcext:value-type="float">
            <text:p>-129.5988159</text:p>
          </table:table-cell>
          <table:table-cell table:number-columns-repeated="2" office:value-type="float" office:value="-126.0769958" calcext:value-type="float">
            <text:p>-126.0769958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7.2494964" calcext:value-type="float">
            <text:p>-117.2494964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8.8284683" calcext:value-type="float">
            <text:p>-118.8284683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18.9692459" calcext:value-type="float">
            <text:p>-118.9692459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43.5782166" calcext:value-type="float">
            <text:p>-143.5782166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41.8352203" calcext:value-type="float">
            <text:p>-141.8352203</text:p>
          </table:table-cell>
          <table:table-cell table:number-columns-repeated="2" office:value-type="float" office:value="-121.7566147" calcext:value-type="float">
            <text:p>-121.7566147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17.63031" calcext:value-type="float">
            <text:p>-117.63031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4.2293396" calcext:value-type="float">
            <text:p>-124.2293396</text:p>
          </table:table-cell>
          <table:table-cell table:number-columns-repeated="2" office:value-type="float" office:value="-125.3966141" calcext:value-type="float">
            <text:p>-125.3966141</text:p>
          </table:table-cell>
          <table:table-cell table:number-columns-repeated="2" office:value-type="float" office:value="-126.6075974" calcext:value-type="float">
            <text:p>-126.607597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17.8770828" calcext:value-type="float">
            <text:p>-117.8770828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0.2845612" calcext:value-type="float">
            <text:p>-120.2845612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16.0751113" calcext:value-type="float">
            <text:p>-116.0751113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15.5234451" calcext:value-type="float">
            <text:p>-115.5234451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41.8352203" calcext:value-type="float">
            <text:p>-141.8352203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18.4459991" calcext:value-type="float">
            <text:p>-118.4459991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2.9276352" calcext:value-type="float">
            <text:p>-122.9276352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0.4512711" calcext:value-type="float">
            <text:p>-120.451271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5.104126" calcext:value-type="float">
            <text:p>-125.104126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6.884674" calcext:value-type="float">
            <text:p>-116.88467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7.2961959" calcext:value-type="float">
            <text:p>-117.2961959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16.0751113" calcext:value-type="float">
            <text:p>-116.0751113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17.9272918" calcext:value-type="float">
            <text:p>-117.927291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38.0540924" calcext:value-type="float">
            <text:p>-138.054092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17.461647" calcext:value-type="float">
            <text:p>-117.461647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41.8352203" calcext:value-type="float">
            <text:p>-141.835220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17.2728195" calcext:value-type="float">
            <text:p>-117.2728195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1.4491119" calcext:value-type="float">
            <text:p>-121.4491119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7.3945084" calcext:value-type="float">
            <text:p>-127.3945084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6.76934052" calcext:value-type="float">
            <text:p>-96.76934052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47119141" calcext:value-type="float">
            <text:p>-97.47119141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8.59425354" calcext:value-type="float">
            <text:p>-98.59425354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7.76022339" calcext:value-type="float">
            <text:p>-97.76022339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2239151" calcext:value-type="float">
            <text:p>-97.2239151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56486511" calcext:value-type="float">
            <text:p>-97.56486511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6.97897339" calcext:value-type="float">
            <text:p>-96.97897339</text:p>
          </table:table-cell>
          <table:table-cell office:value-type="float" office:value="-97.7948761" calcext:value-type="float">
            <text:p>-97.7948761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8.16723633" calcext:value-type="float">
            <text:p>-98.16723633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6.59051514" calcext:value-type="float">
            <text:p>-96.59051514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6.74074554" calcext:value-type="float">
            <text:p>-96.74074554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6.8891449" calcext:value-type="float">
            <text:p>-96.8891449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6.74732971" calcext:value-type="float">
            <text:p>-96.74732971</text:p>
          </table:table-cell>
          <table:table-cell office:value-type="float" office:value="-96.6598587" calcext:value-type="float">
            <text:p>-96.6598587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7.01969147" calcext:value-type="float">
            <text:p>-97.01969147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6.6056366" calcext:value-type="float">
            <text:p>-96.6056366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7.74788666" calcext:value-type="float">
            <text:p>-97.74788666</text:p>
          </table:table-cell>
          <table:table-cell office:value-type="float" office:value="-97.60359192" calcext:value-type="float">
            <text:p>-97.60359192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44972229" calcext:value-type="float">
            <text:p>-97.44972229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65711212" calcext:value-type="float">
            <text:p>-97.65711212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6.9564209" calcext:value-type="float">
            <text:p>-96.9564209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60843658" calcext:value-type="float">
            <text:p>-97.60843658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6.47047424" calcext:value-type="float">
            <text:p>-96.47047424</text:p>
          </table:table-cell>
          <table:table-cell office:value-type="float" office:value="-97.79982758" calcext:value-type="float">
            <text:p>-97.79982758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7.49032593" calcext:value-type="float">
            <text:p>-97.49032593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05606079" calcext:value-type="float">
            <text:p>-97.05606079</text:p>
          </table:table-cell>
          <table:table-cell office:value-type="float" office:value="-96.41529846" calcext:value-type="float">
            <text:p>-96.41529846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6.76934052" calcext:value-type="float">
            <text:p>-96.76934052</text:p>
          </table:table-cell>
          <table:table-cell office:value-type="float" office:value="-96.56680298" calcext:value-type="float">
            <text:p>-96.56680298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01062775" calcext:value-type="float">
            <text:p>-97.01062775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71096802" calcext:value-type="float">
            <text:p>-97.71096802</text:p>
          </table:table-cell>
          <table:table-cell office:value-type="float" office:value="-96.57541656" calcext:value-type="float">
            <text:p>-96.57541656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4211731" calcext:value-type="float">
            <text:p>-97.4211731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6.77815247" calcext:value-type="float">
            <text:p>-96.77815247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6.69255829" calcext:value-type="float">
            <text:p>-96.69255829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6.76493073" calcext:value-type="float">
            <text:p>-96.76493073</text:p>
          </table:table-cell>
          <table:table-cell office:value-type="float" office:value="-96.87799072" calcext:value-type="float">
            <text:p>-96.87799072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41880035" calcext:value-type="float">
            <text:p>-97.41880035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6.50460052" calcext:value-type="float">
            <text:p>-96.50460052</text:p>
          </table:table-cell>
          <table:table-cell office:value-type="float" office:value="-96.5302887" calcext:value-type="float">
            <text:p>-96.5302887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6.9564209" calcext:value-type="float">
            <text:p>-96.9564209</text:p>
          </table:table-cell>
          <table:table-cell office:value-type="float" office:value="-96.67075348" calcext:value-type="float">
            <text:p>-96.67075348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81351471" calcext:value-type="float">
            <text:p>-96.81351471</text:p>
          </table:table-cell>
          <table:table-cell office:value-type="float" office:value="-96.51529694" calcext:value-type="float">
            <text:p>-96.51529694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6.57756805" calcext:value-type="float">
            <text:p>-96.57756805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86460876" calcext:value-type="float">
            <text:p>-96.86460876</text:p>
          </table:table-cell>
          <table:table-cell office:value-type="float" office:value="-97.22159576" calcext:value-type="float">
            <text:p>-97.22159576</text:p>
          </table:table-cell>
          <table:table-cell office:value-type="float" office:value="-96.82904053" calcext:value-type="float">
            <text:p>-96.82904053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6.37309265" calcext:value-type="float">
            <text:p>-96.37309265</text:p>
          </table:table-cell>
          <table:table-cell office:value-type="float" office:value="-96.88244629" calcext:value-type="float">
            <text:p>-96.88244629</text:p>
          </table:table-cell>
          <table:table-cell office:value-type="float" office:value="-96.74732971" calcext:value-type="float">
            <text:p>-96.74732971</text:p>
          </table:table-cell>
          <table:table-cell office:value-type="float" office:value="-96.48111725" calcext:value-type="float">
            <text:p>-96.48111725</text:p>
          </table:table-cell>
          <table:table-cell office:value-type="float" office:value="-96.38783264" calcext:value-type="float">
            <text:p>-96.38783264</text:p>
          </table:table-cell>
          <table:table-cell office:value-type="float" office:value="-96.4174118" calcext:value-type="float">
            <text:p>-96.4174118</text:p>
          </table:table-cell>
          <table:table-cell office:value-type="float" office:value="-96.31434631" calcext:value-type="float">
            <text:p>-96.31434631</text:p>
          </table:table-cell>
          <table:table-cell office:value-type="float" office:value="-95.99211121" calcext:value-type="float">
            <text:p>-95.99211121</text:p>
          </table:table-cell>
          <table:table-cell office:value-type="float" office:value="-96.33527374" calcext:value-type="float">
            <text:p>-96.33527374</text:p>
          </table:table-cell>
          <table:table-cell office:value-type="float" office:value="-96.31642914" calcext:value-type="float">
            <text:p>-96.31642914</text:p>
          </table:table-cell>
          <table:table-cell office:value-type="float" office:value="-96.33108521" calcext:value-type="float">
            <text:p>-96.33108521</text:p>
          </table:table-cell>
          <table:table-cell office:value-type="float" office:value="-96.31852722" calcext:value-type="float">
            <text:p>-96.31852722</text:p>
          </table:table-cell>
          <table:table-cell office:value-type="float" office:value="-96.13225555" calcext:value-type="float">
            <text:p>-96.13225555</text:p>
          </table:table-cell>
          <table:table-cell office:value-type="float" office:value="-96.28303528" calcext:value-type="float">
            <text:p>-96.28303528</text:p>
          </table:table-cell>
          <table:table-cell office:value-type="float" office:value="-96.3688736" calcext:value-type="float">
            <text:p>-96.3688736</text:p>
          </table:table-cell>
          <table:table-cell office:value-type="float" office:value="-96.25806427" calcext:value-type="float">
            <text:p>-96.25806427</text:p>
          </table:table-cell>
          <table:table-cell office:value-type="float" office:value="-96.7759552" calcext:value-type="float">
            <text:p>-96.7759552</text:p>
          </table:table-cell>
          <table:table-cell office:value-type="float" office:value="-97.05606079" calcext:value-type="float">
            <text:p>-97.05606079</text:p>
          </table:table-cell>
          <table:table-cell office:value-type="float" office:value="-96.46621704" calcext:value-type="float">
            <text:p>-96.46621704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6.58403778" calcext:value-type="float">
            <text:p>-96.58403778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6.53671265" calcext:value-type="float">
            <text:p>-96.53671265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6.58620453" calcext:value-type="float">
            <text:p>-96.58620453</text:p>
          </table:table-cell>
          <table:table-cell office:value-type="float" office:value="-96.59267426" calcext:value-type="float">
            <text:p>-96.59267426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6.56895447" calcext:value-type="float">
            <text:p>-96.56895447</text:p>
          </table:table-cell>
          <table:table-cell office:value-type="float" office:value="-96.88244629" calcext:value-type="float">
            <text:p>-96.88244629</text:p>
          </table:table-cell>
          <table:table-cell office:value-type="float" office:value="-96.33737183" calcext:value-type="float">
            <text:p>-96.33737183</text:p>
          </table:table-cell>
          <table:table-cell office:value-type="float" office:value="-96.67510986" calcext:value-type="float">
            <text:p>-96.67510986</text:p>
          </table:table-cell>
          <table:table-cell office:value-type="float" office:value="-96.57110596" calcext:value-type="float">
            <text:p>-96.57110596</text:p>
          </table:table-cell>
          <table:table-cell office:value-type="float" office:value="-96.30180359" calcext:value-type="float">
            <text:p>-96.30180359</text:p>
          </table:table-cell>
          <table:table-cell office:value-type="float" office:value="-96.12202454" calcext:value-type="float">
            <text:p>-96.12202454</text:p>
          </table:table-cell>
          <table:table-cell office:value-type="float" office:value="-96.60995483" calcext:value-type="float">
            <text:p>-96.60995483</text:p>
          </table:table-cell>
          <table:table-cell office:value-type="float" office:value="-96.03250885" calcext:value-type="float">
            <text:p>-96.03250885</text:p>
          </table:table-cell>
          <table:table-cell office:value-type="float" office:value="-96.47473145" calcext:value-type="float">
            <text:p>-96.47473145</text:p>
          </table:table-cell>
          <table:table-cell office:value-type="float" office:value="-96.45558167" calcext:value-type="float">
            <text:p>-96.45558167</text:p>
          </table:table-cell>
          <table:table-cell office:value-type="float" office:value="-96.56249237" calcext:value-type="float">
            <text:p>-96.56249237</text:p>
          </table:table-cell>
          <table:table-cell office:value-type="float" office:value="-96.54530334" calcext:value-type="float">
            <text:p>-96.54530334</text:p>
          </table:table-cell>
          <table:table-cell office:value-type="float" office:value="-96.23317719" calcext:value-type="float">
            <text:p>-96.23317719</text:p>
          </table:table-cell>
          <table:table-cell office:value-type="float" office:value="-96.56895447" calcext:value-type="float">
            <text:p>-96.56895447</text:p>
          </table:table-cell>
          <table:table-cell office:value-type="float" office:value="-96.35205841" calcext:value-type="float">
            <text:p>-96.35205841</text:p>
          </table:table-cell>
          <table:table-cell office:value-type="float" office:value="-96.01228333" calcext:value-type="float">
            <text:p>-96.01228333</text:p>
          </table:table-cell>
          <table:table-cell office:value-type="float" office:value="-95.8999176" calcext:value-type="float">
            <text:p>-95.8999176</text:p>
          </table:table-cell>
          <table:table-cell office:value-type="float" office:value="-95.82646942" calcext:value-type="float">
            <text:p>-95.82646942</text:p>
          </table:table-cell>
          <table:table-cell office:value-type="float" office:value="-95.8660965" calcext:value-type="float">
            <text:p>-95.8660965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37729645" calcext:value-type="float">
            <text:p>-96.37729645</text:p>
          </table:table-cell>
          <table:table-cell office:value-type="float" office:value="-96.15481567" calcext:value-type="float">
            <text:p>-96.15481567</text:p>
          </table:table-cell>
          <table:table-cell office:value-type="float" office:value="-96.31434631" calcext:value-type="float">
            <text:p>-96.31434631</text:p>
          </table:table-cell>
          <table:table-cell table:number-columns-repeated="2" office:value-type="float" office:value="-95.98606873" calcext:value-type="float">
            <text:p>-95.98606873</text:p>
          </table:table-cell>
          <table:table-cell office:value-type="float" office:value="-95.72624207" calcext:value-type="float">
            <text:p>-95.72624207</text:p>
          </table:table-cell>
          <table:table-cell office:value-type="float" office:value="-96.56034851" calcext:value-type="float">
            <text:p>-96.56034851</text:p>
          </table:table-cell>
          <table:table-cell office:value-type="float" office:value="-95.94789886" calcext:value-type="float">
            <text:p>-95.94789886</text:p>
          </table:table-cell>
          <table:table-cell office:value-type="float" office:value="-95.97600555" calcext:value-type="float">
            <text:p>-95.97600555</text:p>
          </table:table-cell>
          <table:table-cell office:value-type="float" office:value="-96.15275574" calcext:value-type="float">
            <text:p>-96.15275574</text:p>
          </table:table-cell>
          <table:table-cell office:value-type="float" office:value="-95.65618134" calcext:value-type="float">
            <text:p>-95.65618134</text:p>
          </table:table-cell>
          <table:table-cell office:value-type="float" office:value="-96.48111725" calcext:value-type="float">
            <text:p>-96.48111725</text:p>
          </table:table-cell>
          <table:table-cell office:value-type="float" office:value="-96.67075348" calcext:value-type="float">
            <text:p>-96.67075348</text:p>
          </table:table-cell>
          <table:table-cell office:value-type="float" office:value="-96.03858185" calcext:value-type="float">
            <text:p>-96.03858185</text:p>
          </table:table-cell>
          <table:table-cell office:value-type="float" office:value="-96.33108521" calcext:value-type="float">
            <text:p>-96.33108521</text:p>
          </table:table-cell>
          <table:table-cell office:value-type="float" office:value="-96.04059601" calcext:value-type="float">
            <text:p>-96.04059601</text:p>
          </table:table-cell>
          <table:table-cell office:value-type="float" office:value="-96.30807495" calcext:value-type="float">
            <text:p>-96.30807495</text:p>
          </table:table-cell>
          <table:table-cell office:value-type="float" office:value="-96.19390106" calcext:value-type="float">
            <text:p>-96.19390106</text:p>
          </table:table-cell>
          <table:table-cell office:value-type="float" office:value="-96.15070343" calcext:value-type="float">
            <text:p>-96.15070343</text:p>
          </table:table-cell>
          <table:table-cell office:value-type="float" office:value="-96.11589813" calcext:value-type="float">
            <text:p>-96.11589813</text:p>
          </table:table-cell>
          <table:table-cell office:value-type="float" office:value="-95.92987061" calcext:value-type="float">
            <text:p>-95.92987061</text:p>
          </table:table-cell>
          <table:table-cell office:value-type="float" office:value="-95.45310211" calcext:value-type="float">
            <text:p>-95.45310211</text:p>
          </table:table-cell>
          <table:table-cell office:value-type="float" office:value="-96.40261078" calcext:value-type="float">
            <text:p>-96.40261078</text:p>
          </table:table-cell>
          <table:table-cell office:value-type="float" office:value="-96.23731995" calcext:value-type="float">
            <text:p>-96.23731995</text:p>
          </table:table-cell>
          <table:table-cell office:value-type="float" office:value="-96.16713715" calcext:value-type="float">
            <text:p>-96.16713715</text:p>
          </table:table-cell>
          <table:table-cell office:value-type="float" office:value="-95.7929306" calcext:value-type="float">
            <text:p>-95.7929306</text:p>
          </table:table-cell>
          <table:table-cell office:value-type="float" office:value="-95.74384308" calcext:value-type="float">
            <text:p>-95.74384308</text:p>
          </table:table-cell>
          <table:table-cell office:value-type="float" office:value="-96.24146271" calcext:value-type="float">
            <text:p>-96.24146271</text:p>
          </table:table-cell>
          <table:table-cell office:value-type="float" office:value="-96.19802856" calcext:value-type="float">
            <text:p>-96.19802856</text:p>
          </table:table-cell>
          <table:table-cell office:value-type="float" office:value="-96.23731995" calcext:value-type="float">
            <text:p>-96.23731995</text:p>
          </table:table-cell>
          <table:table-cell office:value-type="float" office:value="-96.28303528" calcext:value-type="float">
            <text:p>-96.28303528</text:p>
          </table:table-cell>
          <table:table-cell office:value-type="float" office:value="-96.25183868" calcext:value-type="float">
            <text:p>-96.25183868</text:p>
          </table:table-cell>
          <table:table-cell office:value-type="float" office:value="-96.69692993" calcext:value-type="float">
            <text:p>-96.69692993</text:p>
          </table:table-cell>
          <table:table-cell office:value-type="float" office:value="-96.19390106" calcext:value-type="float">
            <text:p>-96.19390106</text:p>
          </table:table-cell>
          <table:table-cell office:value-type="float" office:value="-96.3815155" calcext:value-type="float">
            <text:p>-96.3815155</text:p>
          </table:table-cell>
          <table:table-cell office:value-type="float" office:value="-96.21455383" calcext:value-type="float">
            <text:p>-96.21455383</text:p>
          </table:table-cell>
          <table:table-cell office:value-type="float" office:value="-96.52385712" calcext:value-type="float">
            <text:p>-96.52385712</text:p>
          </table:table-cell>
          <table:table-cell office:value-type="float" office:value="-96.08325195" calcext:value-type="float">
            <text:p>-96.08325195</text:p>
          </table:table-cell>
          <table:table-cell office:value-type="float" office:value="-96.14660645" calcext:value-type="float">
            <text:p>-96.14660645</text:p>
          </table:table-cell>
          <table:table-cell office:value-type="float" office:value="-96.14045715" calcext:value-type="float">
            <text:p>-96.14045715</text:p>
          </table:table-cell>
          <table:table-cell office:value-type="float" office:value="-96.16508484" calcext:value-type="float">
            <text:p>-96.16508484</text:p>
          </table:table-cell>
          <table:table-cell office:value-type="float" office:value="-95.98405457" calcext:value-type="float">
            <text:p>-95.98405457</text:p>
          </table:table-cell>
          <table:table-cell office:value-type="float" office:value="-96.56895447" calcext:value-type="float">
            <text:p>-96.56895447</text:p>
          </table:table-cell>
          <table:table-cell office:value-type="float" office:value="-96.1036377" calcext:value-type="float">
            <text:p>-96.1036377</text:p>
          </table:table-cell>
          <table:table-cell office:value-type="float" office:value="-95.97399902" calcext:value-type="float">
            <text:p>-95.97399902</text:p>
          </table:table-cell>
          <table:table-cell office:value-type="float" office:value="-96.10160065" calcext:value-type="float">
            <text:p>-96.10160065</text:p>
          </table:table-cell>
          <table:table-cell office:value-type="float" office:value="-96.55604553" calcext:value-type="float">
            <text:p>-96.55604553</text:p>
          </table:table-cell>
          <table:table-cell office:value-type="float" office:value="-96.40050507" calcext:value-type="float">
            <text:p>-96.40050507</text:p>
          </table:table-cell>
          <table:table-cell office:value-type="float" office:value="-96.34156799" calcext:value-type="float">
            <text:p>-96.34156799</text:p>
          </table:table-cell>
          <table:table-cell office:value-type="float" office:value="-96.51100922" calcext:value-type="float">
            <text:p>-96.51100922</text:p>
          </table:table-cell>
          <table:table-cell office:value-type="float" office:value="-96.81573486" calcext:value-type="float">
            <text:p>-96.81573486</text:p>
          </table:table-cell>
          <table:table-cell office:value-type="float" office:value="-96.54530334" calcext:value-type="float">
            <text:p>-96.54530334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7.4640274" calcext:value-type="float">
            <text:p>-97.4640274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6.98574829" calcext:value-type="float">
            <text:p>-96.98574829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6.81130219" calcext:value-type="float">
            <text:p>-96.81130219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6.74732971" calcext:value-type="float">
            <text:p>-96.74732971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6.71443176" calcext:value-type="float">
            <text:p>-96.71443176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6.64463806" calcext:value-type="float">
            <text:p>-96.64463806</text:p>
          </table:table-cell>
          <table:table-cell office:value-type="float" office:value="-96.68164062" calcext:value-type="float">
            <text:p>-96.68164062</text:p>
          </table:table-cell>
          <table:table-cell office:value-type="float" office:value="-96.79582214" calcext:value-type="float">
            <text:p>-96.79582214</text:p>
          </table:table-cell>
          <table:table-cell office:value-type="float" office:value="-96.39627838" calcext:value-type="float">
            <text:p>-96.39627838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62295532" calcext:value-type="float">
            <text:p>-96.62295532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6.89809418" calcext:value-type="float">
            <text:p>-96.89809418</text:p>
          </table:table-cell>
          <table:table-cell office:value-type="float" office:value="-96.81130219" calcext:value-type="float">
            <text:p>-96.81130219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70786285" calcext:value-type="float">
            <text:p>-96.70786285</text:p>
          </table:table-cell>
          <table:table-cell office:value-type="float" office:value="-97.70606232" calcext:value-type="float">
            <text:p>-97.70606232</text:p>
          </table:table-cell>
          <table:table-cell office:value-type="float" office:value="-97.48075104" calcext:value-type="float">
            <text:p>-97.48075104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6.83569336" calcext:value-type="float">
            <text:p>-96.83569336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6254425" calcext:value-type="float">
            <text:p>-97.6254425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7.8470993" calcext:value-type="float">
            <text:p>-97.8470993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8.00823212" calcext:value-type="float">
            <text:p>-98.00823212</text:p>
          </table:table-cell>
          <table:table-cell office:value-type="float" office:value="-97.64736176" calcext:value-type="float">
            <text:p>-97.64736176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8.06943512" calcext:value-type="float">
            <text:p>-98.06943512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78495789" calcext:value-type="float">
            <text:p>-97.78495789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54556274" calcext:value-type="float">
            <text:p>-97.54556274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6.69037628" calcext:value-type="float">
            <text:p>-96.69037628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6.7759552" calcext:value-type="float">
            <text:p>-96.7759552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6.42163849" calcext:value-type="float">
            <text:p>-96.42163849</text:p>
          </table:table-cell>
          <table:table-cell office:value-type="float" office:value="-96.56034851" calcext:value-type="float">
            <text:p>-96.56034851</text:p>
          </table:table-cell>
          <table:table-cell office:value-type="float" office:value="-96.67292786" calcext:value-type="float">
            <text:p>-96.67292786</text:p>
          </table:table-cell>
          <table:table-cell office:value-type="float" office:value="-95.84823608" calcext:value-type="float">
            <text:p>-95.84823608</text:p>
          </table:table-cell>
          <table:table-cell office:value-type="float" office:value="-96.55389404" calcext:value-type="float">
            <text:p>-96.55389404</text:p>
          </table:table-cell>
          <table:table-cell office:value-type="float" office:value="-96.39627838" calcext:value-type="float">
            <text:p>-96.39627838</text:p>
          </table:table-cell>
          <table:table-cell office:value-type="float" office:value="-96.53242493" calcext:value-type="float">
            <text:p>-96.53242493</text:p>
          </table:table-cell>
          <table:table-cell office:value-type="float" office:value="-96.16713715" calcext:value-type="float">
            <text:p>-96.16713715</text:p>
          </table:table-cell>
          <table:table-cell office:value-type="float" office:value="-96.59483337" calcext:value-type="float">
            <text:p>-96.59483337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41529846" calcext:value-type="float">
            <text:p>-96.41529846</text:p>
          </table:table-cell>
          <table:table-cell office:value-type="float" office:value="-96.46834564" calcext:value-type="float">
            <text:p>-96.46834564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6.81794739" calcext:value-type="float">
            <text:p>-96.81794739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6.72100067" calcext:value-type="float">
            <text:p>-96.72100067</text:p>
          </table:table-cell>
          <table:table-cell office:value-type="float" office:value="-96.63378906" calcext:value-type="float">
            <text:p>-96.63378906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6.35416412" calcext:value-type="float">
            <text:p>-96.35416412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5.90391541" calcext:value-type="float">
            <text:p>-95.90391541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6.24146271" calcext:value-type="float">
            <text:p>-96.24146271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6.42163849" calcext:value-type="float">
            <text:p>-96.42163849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6.64682007" calcext:value-type="float">
            <text:p>-96.64682007</text:p>
          </table:table-cell>
          <table:table-cell office:value-type="float" office:value="-96.63378906" calcext:value-type="float">
            <text:p>-96.63378906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6.7759552" calcext:value-type="float">
            <text:p>-96.7759552</text:p>
          </table:table-cell>
          <table:table-cell office:value-type="float" office:value="-96.69474792" calcext:value-type="float">
            <text:p>-96.69474792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6.23524475" calcext:value-type="float">
            <text:p>-96.23524475</text:p>
          </table:table-cell>
          <table:table-cell office:value-type="float" office:value="-96.3815155" calcext:value-type="float">
            <text:p>-96.3815155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53671265" calcext:value-type="float">
            <text:p>-96.53671265</text:p>
          </table:table-cell>
          <table:table-cell office:value-type="float" office:value="-96.10568237" calcext:value-type="float">
            <text:p>-96.10568237</text:p>
          </table:table-cell>
          <table:table-cell office:value-type="float" office:value="-96.50460052" calcext:value-type="float">
            <text:p>-96.50460052</text:p>
          </table:table-cell>
          <table:table-cell office:value-type="float" office:value="-96.30389404" calcext:value-type="float">
            <text:p>-96.30389404</text:p>
          </table:table-cell>
          <table:table-cell office:value-type="float" office:value="-96.31852722" calcext:value-type="float">
            <text:p>-96.31852722</text:p>
          </table:table-cell>
          <table:table-cell office:value-type="float" office:value="-96.62295532" calcext:value-type="float">
            <text:p>-96.62295532</text:p>
          </table:table-cell>
          <table:table-cell office:value-type="float" office:value="-96.43647766" calcext:value-type="float">
            <text:p>-96.43647766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6.39839172" calcext:value-type="float">
            <text:p>-96.39839172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6.67728424" calcext:value-type="float">
            <text:p>-96.67728424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6.02643585" calcext:value-type="float">
            <text:p>-96.02643585</text:p>
          </table:table-cell>
          <table:table-cell office:value-type="float" office:value="-97.39035034" calcext:value-type="float">
            <text:p>-97.39035034</text:p>
          </table:table-cell>
          <table:table-cell office:value-type="float" office:value="-96.55604553" calcext:value-type="float">
            <text:p>-96.55604553</text:p>
          </table:table-cell>
          <table:table-cell office:value-type="float" office:value="-96.8846817" calcext:value-type="float">
            <text:p>-96.8846817</text:p>
          </table:table-cell>
          <table:table-cell office:value-type="float" office:value="-96.31434631" calcext:value-type="float">
            <text:p>-96.31434631</text:p>
          </table:table-cell>
          <table:table-cell office:value-type="float" office:value="-96.72100067" calcext:value-type="float">
            <text:p>-96.72100067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6.2435379" calcext:value-type="float">
            <text:p>-96.2435379</text:p>
          </table:table-cell>
          <table:table-cell office:value-type="float" office:value="-96.50460052" calcext:value-type="float">
            <text:p>-96.50460052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7.02423096" calcext:value-type="float">
            <text:p>-97.02423096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6.57541656" calcext:value-type="float">
            <text:p>-96.57541656</text:p>
          </table:table-cell>
          <table:table-cell office:value-type="float" office:value="-96.33737183" calcext:value-type="float">
            <text:p>-96.33737183</text:p>
          </table:table-cell>
          <table:table-cell office:value-type="float" office:value="-96.6056366" calcext:value-type="float">
            <text:p>-96.6056366</text:p>
          </table:table-cell>
          <table:table-cell office:value-type="float" office:value="-96.58835602" calcext:value-type="float">
            <text:p>-96.58835602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7.48314667" calcext:value-type="float">
            <text:p>-97.48314667</text:p>
          </table:table-cell>
          <table:table-cell office:value-type="float" office:value="-97.94493103" calcext:value-type="float">
            <text:p>-97.94493103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7.69625092" calcext:value-type="float">
            <text:p>-97.69625092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78743744" calcext:value-type="float">
            <text:p>-97.78743744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54315948" calcext:value-type="float">
            <text:p>-97.54315948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52150726" calcext:value-type="float">
            <text:p>-97.52150726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45687103" calcext:value-type="float">
            <text:p>-97.45687103</text:p>
          </table:table-cell>
          <table:table-cell office:value-type="float" office:value="-97.5407486" calcext:value-type="float">
            <text:p>-97.5407486</text:p>
          </table:table-cell>
          <table:table-cell office:value-type="float" office:value="-97.47837067" calcext:value-type="float">
            <text:p>-97.47837067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8.16723633" calcext:value-type="float">
            <text:p>-98.16723633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95249939" calcext:value-type="float">
            <text:p>-97.95249939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47358704" calcext:value-type="float">
            <text:p>-97.47358704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97525787" calcext:value-type="float">
            <text:p>-97.97525787</text:p>
          </table:table-cell>
          <table:table-cell office:value-type="float" office:value="-97.97779083" calcext:value-type="float">
            <text:p>-97.97779083</text:p>
          </table:table-cell>
          <table:table-cell office:value-type="float" office:value="-97.95502472" calcext:value-type="float">
            <text:p>-97.95502472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87708282" calcext:value-type="float">
            <text:p>-97.87708282</text:p>
          </table:table-cell>
          <table:table-cell office:value-type="float" office:value="-97.63273621" calcext:value-type="float">
            <text:p>-97.63273621</text:p>
          </table:table-cell>
          <table:table-cell office:value-type="float" office:value="-97.85957336" calcext:value-type="float">
            <text:p>-97.85957336</text:p>
          </table:table-cell>
          <table:table-cell office:value-type="float" office:value="-97.78990936" calcext:value-type="float">
            <text:p>-97.78990936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7.35491943" calcext:value-type="float">
            <text:p>-97.35491943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65467072" calcext:value-type="float">
            <text:p>-97.65467072</text:p>
          </table:table-cell>
          <table:table-cell office:value-type="float" office:value="-97.98032379" calcext:value-type="float">
            <text:p>-97.98032379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7.71343231" calcext:value-type="float">
            <text:p>-97.71343231</text:p>
          </table:table-cell>
          <table:table-cell office:value-type="float" office:value="-97.48793793" calcext:value-type="float">
            <text:p>-97.48793793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71588135" calcext:value-type="float">
            <text:p>-97.71588135</text:p>
          </table:table-cell>
          <table:table-cell office:value-type="float" office:value="-97.23553467" calcext:value-type="float">
            <text:p>-97.23553467</text:p>
          </table:table-cell>
          <table:table-cell office:value-type="float" office:value="-97.06745911" calcext:value-type="float">
            <text:p>-97.06745911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6.97897339" calcext:value-type="float">
            <text:p>-96.97897339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6.81794739" calcext:value-type="float">
            <text:p>-96.81794739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6.71443176" calcext:value-type="float">
            <text:p>-96.71443176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49178314" calcext:value-type="float">
            <text:p>-96.49178314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59051514" calcext:value-type="float">
            <text:p>-96.59051514</text:p>
          </table:table-cell>
          <table:table-cell office:value-type="float" office:value="-96.79360962" calcext:value-type="float">
            <text:p>-96.79360962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6.50460052" calcext:value-type="float">
            <text:p>-96.50460052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01515961" calcext:value-type="float">
            <text:p>-97.01515961</text:p>
          </table:table-cell>
          <table:table-cell office:value-type="float" office:value="-96.67728424" calcext:value-type="float">
            <text:p>-96.67728424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24484253" calcext:value-type="float">
            <text:p>-97.24484253</text:p>
          </table:table-cell>
          <table:table-cell office:value-type="float" office:value="-96.66421509" calcext:value-type="float">
            <text:p>-96.66421509</text:p>
          </table:table-cell>
          <table:table-cell office:value-type="float" office:value="-96.51100922" calcext:value-type="float">
            <text:p>-96.51100922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6.83125305" calcext:value-type="float">
            <text:p>-96.83125305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70115662" calcext:value-type="float">
            <text:p>-97.70115662</text:p>
          </table:table-cell>
          <table:table-cell office:value-type="float" office:value="-96.65550995" calcext:value-type="float">
            <text:p>-96.65550995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6.69255829" calcext:value-type="float">
            <text:p>-96.69255829</text:p>
          </table:table-cell>
          <table:table-cell office:value-type="float" office:value="-96.84236145" calcext:value-type="float">
            <text:p>-96.84236145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6.97897339" calcext:value-type="float">
            <text:p>-96.97897339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7.38562012" calcext:value-type="float">
            <text:p>-97.38562012</text:p>
          </table:table-cell>
          <table:table-cell table:number-columns-repeated="2" office:value-type="float" office:value="-97.75775146" calcext:value-type="float">
            <text:p>-97.75775146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519104" calcext:value-type="float">
            <text:p>-97.519104</text:p>
          </table:table-cell>
          <table:table-cell office:value-type="float" office:value="-97.96007538" calcext:value-type="float">
            <text:p>-97.96007538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7.75528717" calcext:value-type="float">
            <text:p>-97.75528717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8.25829315" calcext:value-type="float">
            <text:p>-98.25829315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8.03113556" calcext:value-type="float">
            <text:p>-98.03113556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8.07967377" calcext:value-type="float">
            <text:p>-98.07967377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74049377" calcext:value-type="float">
            <text:p>-97.74049377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74542236" calcext:value-type="float">
            <text:p>-97.74542236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8.49423981" calcext:value-type="float">
            <text:p>-98.49423981</text:p>
          </table:table-cell>
          <table:table-cell office:value-type="float" office:value="-98.28186798" calcext:value-type="float">
            <text:p>-98.28186798</text:p>
          </table:table-cell>
          <table:table-cell office:value-type="float" office:value="-97.42829895" calcext:value-type="float">
            <text:p>-97.42829895</text:p>
          </table:table-cell>
          <table:table-cell office:value-type="float" office:value="-98.0719986" calcext:value-type="float">
            <text:p>-98.0719986</text:p>
          </table:table-cell>
          <table:table-cell office:value-type="float" office:value="-98.42198181" calcext:value-type="float">
            <text:p>-98.42198181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7.87958527" calcext:value-type="float">
            <text:p>-97.87958527</text:p>
          </table:table-cell>
          <table:table-cell office:value-type="float" office:value="-98.21915436" calcext:value-type="float">
            <text:p>-98.21915436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97525787" calcext:value-type="float">
            <text:p>-97.97525787</text:p>
          </table:table-cell>
          <table:table-cell office:value-type="float" office:value="-97.31494141" calcext:value-type="float">
            <text:p>-97.31494141</text:p>
          </table:table-cell>
          <table:table-cell office:value-type="float" office:value="-97.58420563" calcext:value-type="float">
            <text:p>-97.58420563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6181488" calcext:value-type="float">
            <text:p>-97.6181488</text:p>
          </table:table-cell>
          <table:table-cell office:value-type="float" office:value="-97.58904266" calcext:value-type="float">
            <text:p>-97.58904266</text:p>
          </table:table-cell>
          <table:table-cell office:value-type="float" office:value="-97.63761139" calcext:value-type="float">
            <text:p>-97.63761139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4855423" calcext:value-type="float">
            <text:p>-97.4855423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7.70851898" calcext:value-type="float">
            <text:p>-97.70851898</text:p>
          </table:table-cell>
          <table:table-cell office:value-type="float" office:value="-97.59630585" calcext:value-type="float">
            <text:p>-97.59630585</text:p>
          </table:table-cell>
          <table:table-cell office:value-type="float" office:value="-98.0719986" calcext:value-type="float">
            <text:p>-98.0719986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7.74295044" calcext:value-type="float">
            <text:p>-97.74295044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84460449" calcext:value-type="float">
            <text:p>-97.84460449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88961029" calcext:value-type="float">
            <text:p>-97.88961029</text:p>
          </table:table-cell>
          <table:table-cell office:value-type="float" office:value="-97.79238892" calcext:value-type="float">
            <text:p>-97.79238892</text:p>
          </table:table-cell>
          <table:table-cell office:value-type="float" office:value="-97.86708069" calcext:value-type="float">
            <text:p>-97.86708069</text:p>
          </table:table-cell>
          <table:table-cell office:value-type="float" office:value="-98.20095062" calcext:value-type="float">
            <text:p>-98.20095062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55038452" calcext:value-type="float">
            <text:p>-97.55038452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8.00315094" calcext:value-type="float">
            <text:p>-98.00315094</text:p>
          </table:table-cell>
          <table:table-cell office:value-type="float" office:value="-97.8695755" calcext:value-type="float">
            <text:p>-97.8695755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7.61086273" calcext:value-type="float">
            <text:p>-97.61086273</text:p>
          </table:table-cell>
          <table:table-cell office:value-type="float" office:value="-98.16464996" calcext:value-type="float">
            <text:p>-98.16464996</text:p>
          </table:table-cell>
          <table:table-cell office:value-type="float" office:value="-97.60116577" calcext:value-type="float">
            <text:p>-97.60116577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68399811" calcext:value-type="float">
            <text:p>-97.68399811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8.30550385" calcext:value-type="float">
            <text:p>-98.30550385</text:p>
          </table:table-cell>
          <table:table-cell office:value-type="float" office:value="-97.8946228" calcext:value-type="float">
            <text:p>-97.8946228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7.31728363" calcext:value-type="float">
            <text:p>-97.31728363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63517761" calcext:value-type="float">
            <text:p>-97.63517761</text:p>
          </table:table-cell>
          <table:table-cell office:value-type="float" office:value="-97.83712769" calcext:value-type="float">
            <text:p>-97.83712769</text:p>
          </table:table-cell>
          <table:table-cell office:value-type="float" office:value="-97.93484497" calcext:value-type="float">
            <text:p>-97.93484497</text:p>
          </table:table-cell>
          <table:table-cell office:value-type="float" office:value="-98.61058044" calcext:value-type="float">
            <text:p>-98.61058044</text:p>
          </table:table-cell>
          <table:table-cell office:value-type="float" office:value="-98.13365173" calcext:value-type="float">
            <text:p>-98.13365173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8.10791016" calcext:value-type="float">
            <text:p>-98.10791016</text:p>
          </table:table-cell>
          <table:table-cell office:value-type="float" office:value="-97.78247833" calcext:value-type="float">
            <text:p>-97.78247833</text:p>
          </table:table-cell>
          <table:table-cell office:value-type="float" office:value="-97.62058258" calcext:value-type="float">
            <text:p>-97.62058258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8.32920074" calcext:value-type="float">
            <text:p>-98.32920074</text:p>
          </table:table-cell>
          <table:table-cell office:value-type="float" office:value="-98.64332581" calcext:value-type="float">
            <text:p>-98.64332581</text:p>
          </table:table-cell>
          <table:table-cell office:value-type="float" office:value="-98.35560608" calcext:value-type="float">
            <text:p>-98.35560608</text:p>
          </table:table-cell>
          <table:table-cell office:value-type="float" office:value="-98.08480072" calcext:value-type="float">
            <text:p>-98.08480072</text:p>
          </table:table-cell>
          <table:table-cell office:value-type="float" office:value="-98.11562347" calcext:value-type="float">
            <text:p>-98.11562347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64491272" calcext:value-type="float">
            <text:p>-97.64491272</text:p>
          </table:table-cell>
          <table:table-cell office:value-type="float" office:value="-97.76763916" calcext:value-type="float">
            <text:p>-97.76763916</text:p>
          </table:table-cell>
          <table:table-cell office:value-type="float" office:value="-97.92980957" calcext:value-type="float">
            <text:p>-97.92980957</text:p>
          </table:table-cell>
          <table:table-cell office:value-type="float" office:value="-98.25567627" calcext:value-type="float">
            <text:p>-98.25567627</text:p>
          </table:table-cell>
          <table:table-cell office:value-type="float" office:value="-98.27138519" calcext:value-type="float">
            <text:p>-98.27138519</text:p>
          </table:table-cell>
          <table:table-cell office:value-type="float" office:value="-98.10791016" calcext:value-type="float">
            <text:p>-98.10791016</text:p>
          </table:table-cell>
          <table:table-cell office:value-type="float" office:value="-98.28974152" calcext:value-type="float">
            <text:p>-98.28974152</text:p>
          </table:table-cell>
          <table:table-cell office:value-type="float" office:value="-97.9172287" calcext:value-type="float">
            <text:p>-97.9172287</text:p>
          </table:table-cell>
          <table:table-cell office:value-type="float" office:value="-97.89713287" calcext:value-type="float">
            <text:p>-97.89713287</text:p>
          </table:table-cell>
          <table:table-cell office:value-type="float" office:value="-98.51307678" calcext:value-type="float">
            <text:p>-98.51307678</text:p>
          </table:table-cell>
          <table:table-cell office:value-type="float" office:value="-98.45937347" calcext:value-type="float">
            <text:p>-98.45937347</text:p>
          </table:table-cell>
          <table:table-cell office:value-type="float" office:value="-98.58882141" calcext:value-type="float">
            <text:p>-98.58882141</text:p>
          </table:table-cell>
          <table:table-cell office:value-type="float" office:value="-98.07455444" calcext:value-type="float">
            <text:p>-98.07455444</text:p>
          </table:table-cell>
          <table:table-cell office:value-type="float" office:value="-98.08224487" calcext:value-type="float">
            <text:p>-98.08224487</text:p>
          </table:table-cell>
          <table:table-cell office:value-type="float" office:value="-98.45937347" calcext:value-type="float">
            <text:p>-98.45937347</text:p>
          </table:table-cell>
          <table:table-cell office:value-type="float" office:value="-98.72850037" calcext:value-type="float">
            <text:p>-98.72850037</text:p>
          </table:table-cell>
          <table:table-cell office:value-type="float" office:value="-97.90215302" calcext:value-type="float">
            <text:p>-97.90215302</text:p>
          </table:table-cell>
          <table:table-cell office:value-type="float" office:value="-98.55898285" calcext:value-type="float">
            <text:p>-98.55898285</text:p>
          </table:table-cell>
          <table:table-cell office:value-type="float" office:value="-98.02858734" calcext:value-type="float">
            <text:p>-98.02858734</text:p>
          </table:table-cell>
          <table:table-cell office:value-type="float" office:value="-97.72572327" calcext:value-type="float">
            <text:p>-97.72572327</text:p>
          </table:table-cell>
          <table:table-cell office:value-type="float" office:value="-98.52655792" calcext:value-type="float">
            <text:p>-98.52655792</text:p>
          </table:table-cell>
          <table:table-cell office:value-type="float" office:value="-98.05410004" calcext:value-type="float">
            <text:p>-98.05410004</text:p>
          </table:table-cell>
          <table:table-cell office:value-type="float" office:value="-97.69379425" calcext:value-type="float">
            <text:p>-97.69379425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8.03878021" calcext:value-type="float">
            <text:p>-98.03878021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8.60513306" calcext:value-type="float">
            <text:p>-98.60513306</text:p>
          </table:table-cell>
          <table:table-cell office:value-type="float" office:value="-97.77505493" calcext:value-type="float">
            <text:p>-97.77505493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76268768" calcext:value-type="float">
            <text:p>-97.76268768</text:p>
          </table:table-cell>
          <table:table-cell office:value-type="float" office:value="-97.96260834" calcext:value-type="float">
            <text:p>-97.96260834</text:p>
          </table:table-cell>
          <table:table-cell office:value-type="float" office:value="-97.91973877" calcext:value-type="float">
            <text:p>-97.91973877</text:p>
          </table:table-cell>
          <table:table-cell office:value-type="float" office:value="-98.03367615" calcext:value-type="float">
            <text:p>-98.03367615</text:p>
          </table:table-cell>
          <table:table-cell office:value-type="float" office:value="-97.36435699" calcext:value-type="float">
            <text:p>-97.36435699</text:p>
          </table:table-cell>
          <table:table-cell office:value-type="float" office:value="-97.8122406" calcext:value-type="float">
            <text:p>-97.8122406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8.36354065" calcext:value-type="float">
            <text:p>-98.36354065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7.85707855" calcext:value-type="float">
            <text:p>-97.85707855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8.12334442" calcext:value-type="float">
            <text:p>-98.12334442</text:p>
          </table:table-cell>
          <table:table-cell office:value-type="float" office:value="-98.07455444" calcext:value-type="float">
            <text:p>-98.07455444</text:p>
          </table:table-cell>
          <table:table-cell office:value-type="float" office:value="-97.84959412" calcext:value-type="float">
            <text:p>-97.84959412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7.92477417" calcext:value-type="float">
            <text:p>-97.92477417</text:p>
          </table:table-cell>
          <table:table-cell office:value-type="float" office:value="-97.59873962" calcext:value-type="float">
            <text:p>-97.59873962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69134521" calcext:value-type="float">
            <text:p>-97.69134521</text:p>
          </table:table-cell>
          <table:table-cell office:value-type="float" office:value="-97.57211304" calcext:value-type="float">
            <text:p>-97.57211304</text:p>
          </table:table-cell>
          <table:table-cell office:value-type="float" office:value="-98.0184021" calcext:value-type="float">
            <text:p>-98.0184021</text:p>
          </table:table-cell>
          <table:table-cell office:value-type="float" office:value="-98.25829315" calcext:value-type="float">
            <text:p>-98.25829315</text:p>
          </table:table-cell>
          <table:table-cell office:value-type="float" office:value="-97.5094986" calcext:value-type="float">
            <text:p>-97.5094986</text:p>
          </table:table-cell>
          <table:table-cell office:value-type="float" office:value="-97.94745636" calcext:value-type="float">
            <text:p>-97.94745636</text:p>
          </table:table-cell>
          <table:table-cell office:value-type="float" office:value="-98.01077271" calcext:value-type="float">
            <text:p>-98.01077271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45210266" calcext:value-type="float">
            <text:p>-97.45210266</text:p>
          </table:table-cell>
          <table:table-cell office:value-type="float" office:value="-97.76516724" calcext:value-type="float">
            <text:p>-97.76516724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50710297" calcext:value-type="float">
            <text:p>-97.50710297</text:p>
          </table:table-cell>
          <table:table-cell office:value-type="float" office:value="-97.56244659" calcext:value-type="float">
            <text:p>-97.56244659</text:p>
          </table:table-cell>
          <table:table-cell office:value-type="float" office:value="-98.05153656" calcext:value-type="float">
            <text:p>-98.05153656</text:p>
          </table:table-cell>
          <table:table-cell office:value-type="float" office:value="-97.65222931" calcext:value-type="float">
            <text:p>-97.65222931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72080231" calcext:value-type="float">
            <text:p>-97.72080231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25182343" calcext:value-type="float">
            <text:p>-97.25182343</text:p>
          </table:table-cell>
          <table:table-cell office:value-type="float" office:value="-97.03785706" calcext:value-type="float">
            <text:p>-97.03785706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32433319" calcext:value-type="float">
            <text:p>-97.32433319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7.33374023" calcext:value-type="float">
            <text:p>-97.33374023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56003571" calcext:value-type="float">
            <text:p>-97.56003571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7.36671448" calcext:value-type="float">
            <text:p>-97.36671448</text:p>
          </table:table-cell>
          <table:table-cell office:value-type="float" office:value="-97.10172272" calcext:value-type="float">
            <text:p>-97.10172272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7.75281525" calcext:value-type="float">
            <text:p>-97.75281525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75035095" calcext:value-type="float">
            <text:p>-97.75035095</text:p>
          </table:table-cell>
          <table:table-cell office:value-type="float" office:value="-97.39982605" calcext:value-type="float">
            <text:p>-97.39982605</text:p>
          </table:table-cell>
          <table:table-cell office:value-type="float" office:value="-96.96318054" calcext:value-type="float">
            <text:p>-96.96318054</text:p>
          </table:table-cell>
          <table:table-cell office:value-type="float" office:value="-97.34785461" calcext:value-type="float">
            <text:p>-97.34785461</text:p>
          </table:table-cell>
          <table:table-cell office:value-type="float" office:value="-97.72817993" calcext:value-type="float">
            <text:p>-97.72817993</text:p>
          </table:table-cell>
          <table:table-cell office:value-type="float" office:value="-96.8846817" calcext:value-type="float">
            <text:p>-96.8846817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6.6598587" calcext:value-type="float">
            <text:p>-96.6598587</text:p>
          </table:table-cell>
          <table:table-cell office:value-type="float" office:value="-97.58662415" calcext:value-type="float">
            <text:p>-97.58662415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99026489" calcext:value-type="float">
            <text:p>-96.99026489</text:p>
          </table:table-cell>
          <table:table-cell office:value-type="float" office:value="-96.41317749" calcext:value-type="float">
            <text:p>-96.41317749</text:p>
          </table:table-cell>
          <table:table-cell office:value-type="float" office:value="-96.70130157" calcext:value-type="float">
            <text:p>-96.70130157</text:p>
          </table:table-cell>
          <table:table-cell office:value-type="float" office:value="-96.74514008" calcext:value-type="float">
            <text:p>-96.74514008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6.43435669" calcext:value-type="float">
            <text:p>-96.43435669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6.31852722" calcext:value-type="float">
            <text:p>-96.31852722</text:p>
          </table:table-cell>
          <table:table-cell office:value-type="float" office:value="-96.5302887" calcext:value-type="float">
            <text:p>-96.5302887</text:p>
          </table:table-cell>
          <table:table-cell office:value-type="float" office:value="-96.43435669" calcext:value-type="float">
            <text:p>-96.43435669</text:p>
          </table:table-cell>
          <table:table-cell office:value-type="float" office:value="-96.81794739" calcext:value-type="float">
            <text:p>-96.81794739</text:p>
          </table:table-cell>
          <table:table-cell office:value-type="float" office:value="-96.76273346" calcext:value-type="float">
            <text:p>-96.76273346</text:p>
          </table:table-cell>
          <table:table-cell office:value-type="float" office:value="-96.66639709" calcext:value-type="float">
            <text:p>-96.66639709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6.360466" calcext:value-type="float">
            <text:p>-96.360466</text:p>
          </table:table-cell>
          <table:table-cell office:value-type="float" office:value="-96.55175018" calcext:value-type="float">
            <text:p>-96.55175018</text:p>
          </table:table-cell>
          <table:table-cell office:value-type="float" office:value="-96.19390106" calcext:value-type="float">
            <text:p>-96.19390106</text:p>
          </table:table-cell>
          <table:table-cell office:value-type="float" office:value="-96.39839172" calcext:value-type="float">
            <text:p>-96.39839172</text:p>
          </table:table-cell>
          <table:table-cell office:value-type="float" office:value="-96.67946625" calcext:value-type="float">
            <text:p>-96.67946625</text:p>
          </table:table-cell>
          <table:table-cell office:value-type="float" office:value="-95.86808014" calcext:value-type="float">
            <text:p>-95.86808014</text:p>
          </table:table-cell>
          <table:table-cell office:value-type="float" office:value="-96.59267426" calcext:value-type="float">
            <text:p>-96.59267426</text:p>
          </table:table-cell>
          <table:table-cell office:value-type="float" office:value="-96.16508484" calcext:value-type="float">
            <text:p>-96.16508484</text:p>
          </table:table-cell>
          <table:table-cell office:value-type="float" office:value="-96.40050507" calcext:value-type="float">
            <text:p>-96.40050507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6.69474792" calcext:value-type="float">
            <text:p>-96.69474792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72537994" calcext:value-type="float">
            <text:p>-96.72537994</text:p>
          </table:table-cell>
          <table:table-cell office:value-type="float" office:value="-96.72100067" calcext:value-type="float">
            <text:p>-96.72100067</text:p>
          </table:table-cell>
          <table:table-cell office:value-type="float" office:value="-96.54315186" calcext:value-type="float">
            <text:p>-96.54315186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37519836" calcext:value-type="float">
            <text:p>-96.37519836</text:p>
          </table:table-cell>
          <table:table-cell office:value-type="float" office:value="-96.23110199" calcext:value-type="float">
            <text:p>-96.23110199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6.50673676" calcext:value-type="float">
            <text:p>-96.50673676</text:p>
          </table:table-cell>
          <table:table-cell office:value-type="float" office:value="-96.5302887" calcext:value-type="float">
            <text:p>-96.5302887</text:p>
          </table:table-cell>
          <table:table-cell office:value-type="float" office:value="-96.67946625" calcext:value-type="float">
            <text:p>-96.67946625</text:p>
          </table:table-cell>
          <table:table-cell office:value-type="float" office:value="-96.49604797" calcext:value-type="float">
            <text:p>-96.49604797</text:p>
          </table:table-cell>
          <table:table-cell office:value-type="float" office:value="-96.33737183" calcext:value-type="float">
            <text:p>-96.33737183</text:p>
          </table:table-cell>
          <table:table-cell office:value-type="float" office:value="-96.2435379" calcext:value-type="float">
            <text:p>-96.2435379</text:p>
          </table:table-cell>
          <table:table-cell office:value-type="float" office:value="-96.17124939" calcext:value-type="float">
            <text:p>-96.17124939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6.53886414" calcext:value-type="float">
            <text:p>-96.53886414</text:p>
          </table:table-cell>
          <table:table-cell office:value-type="float" office:value="-96.33946991" calcext:value-type="float">
            <text:p>-96.33946991</text:p>
          </table:table-cell>
          <table:table-cell office:value-type="float" office:value="-96.72319031" calcext:value-type="float">
            <text:p>-96.72319031</text:p>
          </table:table-cell>
          <table:table-cell office:value-type="float" office:value="-96.59483337" calcext:value-type="float">
            <text:p>-96.59483337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6.41317749" calcext:value-type="float">
            <text:p>-96.41317749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6.52814484" calcext:value-type="float">
            <text:p>-96.52814484</text:p>
          </table:table-cell>
          <table:table-cell office:value-type="float" office:value="-96.68383026" calcext:value-type="float">
            <text:p>-96.68383026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72977448" calcext:value-type="float">
            <text:p>-96.72977448</text:p>
          </table:table-cell>
          <table:table-cell office:value-type="float" office:value="-96.37940216" calcext:value-type="float">
            <text:p>-96.37940216</text:p>
          </table:table-cell>
          <table:table-cell office:value-type="float" office:value="-96.46195984" calcext:value-type="float">
            <text:p>-96.46195984</text:p>
          </table:table-cell>
          <table:table-cell office:value-type="float" office:value="-96.68164062" calcext:value-type="float">
            <text:p>-96.68164062</text:p>
          </table:table-cell>
          <table:table-cell office:value-type="float" office:value="-96.67075348" calcext:value-type="float">
            <text:p>-96.67075348</text:p>
          </table:table-cell>
          <table:table-cell office:value-type="float" office:value="-96.17536163" calcext:value-type="float">
            <text:p>-96.17536163</text:p>
          </table:table-cell>
          <table:table-cell office:value-type="float" office:value="-96.57756805" calcext:value-type="float">
            <text:p>-96.57756805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6.73196411" calcext:value-type="float">
            <text:p>-96.73196411</text:p>
          </table:table-cell>
          <table:table-cell office:value-type="float" office:value="-96.43859863" calcext:value-type="float">
            <text:p>-96.43859863</text:p>
          </table:table-cell>
          <table:table-cell office:value-type="float" office:value="-96.71004486" calcext:value-type="float">
            <text:p>-96.71004486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6.63596344" calcext:value-type="float">
            <text:p>-96.63596344</text:p>
          </table:table-cell>
          <table:table-cell office:value-type="float" office:value="-96.32480621" calcext:value-type="float">
            <text:p>-96.32480621</text:p>
          </table:table-cell>
          <table:table-cell office:value-type="float" office:value="-96.56034851" calcext:value-type="float">
            <text:p>-96.56034851</text:p>
          </table:table-cell>
          <table:table-cell office:value-type="float" office:value="-96.52171326" calcext:value-type="float">
            <text:p>-96.52171326</text:p>
          </table:table-cell>
          <table:table-cell office:value-type="float" office:value="-95.90789795" calcext:value-type="float">
            <text:p>-95.90789795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32898712" calcext:value-type="float">
            <text:p>-96.32898712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6.79803467" calcext:value-type="float">
            <text:p>-96.79803467</text:p>
          </table:table-cell>
          <table:table-cell office:value-type="float" office:value="-96.27053833" calcext:value-type="float">
            <text:p>-96.27053833</text:p>
          </table:table-cell>
          <table:table-cell office:value-type="float" office:value="-95.99815369" calcext:value-type="float">
            <text:p>-95.99815369</text:p>
          </table:table-cell>
          <table:table-cell office:value-type="float" office:value="-96.12202454" calcext:value-type="float">
            <text:p>-96.12202454</text:p>
          </table:table-cell>
          <table:table-cell office:value-type="float" office:value="-96.41952515" calcext:value-type="float">
            <text:p>-96.41952515</text:p>
          </table:table-cell>
          <table:table-cell office:value-type="float" office:value="-96.35205841" calcext:value-type="float">
            <text:p>-96.35205841</text:p>
          </table:table-cell>
          <table:table-cell office:value-type="float" office:value="-95.74188232" calcext:value-type="float">
            <text:p>-95.74188232</text:p>
          </table:table-cell>
          <table:table-cell office:value-type="float" office:value="-96.17948151" calcext:value-type="float">
            <text:p>-96.17948151</text:p>
          </table:table-cell>
          <table:table-cell office:value-type="float" office:value="-95.9418869" calcext:value-type="float">
            <text:p>-95.9418869</text:p>
          </table:table-cell>
          <table:table-cell office:value-type="float" office:value="-96.11385345" calcext:value-type="float">
            <text:p>-96.11385345</text:p>
          </table:table-cell>
          <table:table-cell office:value-type="float" office:value="-96.21661377" calcext:value-type="float">
            <text:p>-96.21661377</text:p>
          </table:table-cell>
          <table:table-cell office:value-type="float" office:value="-96.14250183" calcext:value-type="float">
            <text:p>-96.14250183</text:p>
          </table:table-cell>
          <table:table-cell office:value-type="float" office:value="-95.63101196" calcext:value-type="float">
            <text:p>-95.63101196</text:p>
          </table:table-cell>
          <table:table-cell office:value-type="float" office:value="-95.98405457" calcext:value-type="float">
            <text:p>-95.98405457</text:p>
          </table:table-cell>
          <table:table-cell office:value-type="float" office:value="-96.1036377" calcext:value-type="float">
            <text:p>-96.1036377</text:p>
          </table:table-cell>
          <table:table-cell office:value-type="float" office:value="-96.23939514" calcext:value-type="float">
            <text:p>-96.23939514</text:p>
          </table:table-cell>
          <table:table-cell office:value-type="float" office:value="-96.47473145" calcext:value-type="float">
            <text:p>-96.47473145</text:p>
          </table:table-cell>
          <table:table-cell office:value-type="float" office:value="-96.00218964" calcext:value-type="float">
            <text:p>-96.00218964</text:p>
          </table:table-cell>
          <table:table-cell office:value-type="float" office:value="-96.43223572" calcext:value-type="float">
            <text:p>-96.43223572</text:p>
          </table:table-cell>
          <table:table-cell office:value-type="float" office:value="-96.50673676" calcext:value-type="float">
            <text:p>-96.50673676</text:p>
          </table:table-cell>
          <table:table-cell office:value-type="float" office:value="-96.30389404" calcext:value-type="float">
            <text:p>-96.30389404</text:p>
          </table:table-cell>
          <table:table-cell office:value-type="float" office:value="-95.95793152" calcext:value-type="float">
            <text:p>-95.95793152</text:p>
          </table:table-cell>
          <table:table-cell office:value-type="float" office:value="-96.22695923" calcext:value-type="float">
            <text:p>-96.22695923</text:p>
          </table:table-cell>
          <table:table-cell office:value-type="float" office:value="-96.12406921" calcext:value-type="float">
            <text:p>-96.12406921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6.38573456" calcext:value-type="float">
            <text:p>-96.38573456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6.35205841" calcext:value-type="float">
            <text:p>-96.35205841</text:p>
          </table:table-cell>
          <table:table-cell office:value-type="float" office:value="-95.73210144" calcext:value-type="float">
            <text:p>-95.73210144</text:p>
          </table:table-cell>
          <table:table-cell office:value-type="float" office:value="-96.63378906" calcext:value-type="float">
            <text:p>-96.63378906</text:p>
          </table:table-cell>
          <table:table-cell office:value-type="float" office:value="-96.43011475" calcext:value-type="float">
            <text:p>-96.43011475</text:p>
          </table:table-cell>
          <table:table-cell office:value-type="float" office:value="-96.15481567" calcext:value-type="float">
            <text:p>-96.15481567</text:p>
          </table:table-cell>
          <table:table-cell office:value-type="float" office:value="-96.3815155" calcext:value-type="float">
            <text:p>-96.3815155</text:p>
          </table:table-cell>
          <table:table-cell office:value-type="float" office:value="-96.46621704" calcext:value-type="float">
            <text:p>-96.46621704</text:p>
          </table:table-cell>
          <table:table-cell office:value-type="float" office:value="-96.31015778" calcext:value-type="float">
            <text:p>-96.31015778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6.64463806" calcext:value-type="float">
            <text:p>-96.64463806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6.25806427" calcext:value-type="float">
            <text:p>-96.25806427</text:p>
          </table:table-cell>
          <table:table-cell office:value-type="float" office:value="-96.26014709" calcext:value-type="float">
            <text:p>-96.26014709</text:p>
          </table:table-cell>
          <table:table-cell office:value-type="float" office:value="-96.32480621" calcext:value-type="float">
            <text:p>-96.32480621</text:p>
          </table:table-cell>
          <table:table-cell office:value-type="float" office:value="-96.2767868" calcext:value-type="float">
            <text:p>-96.2767868</text:p>
          </table:table-cell>
          <table:table-cell office:value-type="float" office:value="-96.31434631" calcext:value-type="float">
            <text:p>-96.31434631</text:p>
          </table:table-cell>
          <table:table-cell office:value-type="float" office:value="-96.77154541" calcext:value-type="float">
            <text:p>-96.77154541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6.90927124" calcext:value-type="float">
            <text:p>-96.90927124</text:p>
          </table:table-cell>
          <table:table-cell office:value-type="float" office:value="-96.36677551" calcext:value-type="float">
            <text:p>-96.36677551</text:p>
          </table:table-cell>
          <table:table-cell office:value-type="float" office:value="-96.66639709" calcext:value-type="float">
            <text:p>-96.66639709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6.44921112" calcext:value-type="float">
            <text:p>-96.44921112</text:p>
          </table:table-cell>
          <table:table-cell office:value-type="float" office:value="-96.51314545" calcext:value-type="float">
            <text:p>-96.51314545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6.42375946" calcext:value-type="float">
            <text:p>-96.42375946</text:p>
          </table:table-cell>
          <table:table-cell office:value-type="float" office:value="-96.72100067" calcext:value-type="float">
            <text:p>-96.72100067</text:p>
          </table:table-cell>
          <table:table-cell office:value-type="float" office:value="-96.37940216" calcext:value-type="float">
            <text:p>-96.37940216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6.61645508" calcext:value-type="float">
            <text:p>-96.61645508</text:p>
          </table:table-cell>
          <table:table-cell office:value-type="float" office:value="-96.50887299" calcext:value-type="float">
            <text:p>-96.50887299</text:p>
          </table:table-cell>
          <table:table-cell office:value-type="float" office:value="-96.69037628" calcext:value-type="float">
            <text:p>-96.69037628</text:p>
          </table:table-cell>
          <table:table-cell office:value-type="float" office:value="-96.57756805" calcext:value-type="float">
            <text:p>-96.57756805</text:p>
          </table:table-cell>
          <table:table-cell office:value-type="float" office:value="-96.83569336" calcext:value-type="float">
            <text:p>-96.83569336</text:p>
          </table:table-cell>
          <table:table-cell office:value-type="float" office:value="-96.63162231" calcext:value-type="float">
            <text:p>-96.63162231</text:p>
          </table:table-cell>
          <table:table-cell office:value-type="float" office:value="-97.01062775" calcext:value-type="float">
            <text:p>-97.01062775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7.68644714" calcext:value-type="float">
            <text:p>-97.68644714</text:p>
          </table:table-cell>
          <table:table-cell office:value-type="float" office:value="-96.67946625" calcext:value-type="float">
            <text:p>-96.67946625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6.61645508" calcext:value-type="float">
            <text:p>-96.61645508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6.73415375" calcext:value-type="float">
            <text:p>-96.73415375</text:p>
          </table:table-cell>
          <table:table-cell office:value-type="float" office:value="-96.45346069" calcext:value-type="float">
            <text:p>-96.45346069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6.53886414" calcext:value-type="float">
            <text:p>-96.53886414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6.96318054" calcext:value-type="float">
            <text:p>-96.96318054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7.03559113" calcext:value-type="float">
            <text:p>-97.03559113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6.70130157" calcext:value-type="float">
            <text:p>-96.70130157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6.62511444" calcext:value-type="float">
            <text:p>-96.62511444</text:p>
          </table:table-cell>
          <table:table-cell office:value-type="float" office:value="-96.68601227" calcext:value-type="float">
            <text:p>-96.68601227</text:p>
          </table:table-cell>
          <table:table-cell office:value-type="float" office:value="-96.51529694" calcext:value-type="float">
            <text:p>-96.51529694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7.32668304" calcext:value-type="float">
            <text:p>-97.32668304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1.2512359" calcext:value-type="float">
            <text:p>-101.2512359</text:p>
          </table:table-cell>
          <table:table-cell office:value-type="float" office:value="-101.2586212" calcext:value-type="float">
            <text:p>-101.2586212</text:p>
          </table:table-cell>
          <table:table-cell office:value-type="float" office:value="-101.3889007" calcext:value-type="float">
            <text:p>-101.3889007</text:p>
          </table:table-cell>
          <table:table-cell office:value-type="float" office:value="-100.8543853" calcext:value-type="float">
            <text:p>-100.8543853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0.9429931" calcext:value-type="float">
            <text:p>-100.9429931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100.9644012" calcext:value-type="float">
            <text:p>-100.9644012</text:p>
          </table:table-cell>
          <table:table-cell office:value-type="float" office:value="-102.0066757" calcext:value-type="float">
            <text:p>-102.0066757</text:p>
          </table:table-cell>
          <table:table-cell office:value-type="float" office:value="-101.9785232" calcext:value-type="float">
            <text:p>-101.9785232</text:p>
          </table:table-cell>
          <table:table-cell office:value-type="float" office:value="-102.0187606" calcext:value-type="float">
            <text:p>-102.0187606</text:p>
          </table:table-cell>
          <table:table-cell office:value-type="float" office:value="-100.1991119" calcext:value-type="float">
            <text:p>-100.1991119</text:p>
          </table:table-cell>
          <table:table-cell office:value-type="float" office:value="-101.9745178" calcext:value-type="float">
            <text:p>-101.9745178</text:p>
          </table:table-cell>
          <table:table-cell office:value-type="float" office:value="-100.7283477" calcext:value-type="float">
            <text:p>-100.7283477</text:p>
          </table:table-cell>
          <table:table-cell office:value-type="float" office:value="-101.6207428" calcext:value-type="float">
            <text:p>-101.6207428</text:p>
          </table:table-cell>
          <table:table-cell office:value-type="float" office:value="-101.0433349" calcext:value-type="float">
            <text:p>-101.0433349</text:p>
          </table:table-cell>
          <table:table-cell office:value-type="float" office:value="-102.602478" calcext:value-type="float">
            <text:p>-102.602478</text:p>
          </table:table-cell>
          <table:table-cell office:value-type="float" office:value="-101.5287857" calcext:value-type="float">
            <text:p>-101.5287857</text:p>
          </table:table-cell>
          <table:table-cell office:value-type="float" office:value="-101.4869689" calcext:value-type="float">
            <text:p>-101.4869689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1.4415664" calcext:value-type="float">
            <text:p>-101.4415664</text:p>
          </table:table-cell>
          <table:table-cell office:value-type="float" office:value="-101.7644348" calcext:value-type="float">
            <text:p>-101.7644348</text:p>
          </table:table-cell>
          <table:table-cell office:value-type="float" office:value="-102.1446685" calcext:value-type="float">
            <text:p>-102.1446685</text:p>
          </table:table-cell>
          <table:table-cell office:value-type="float" office:value="-101.7059021" calcext:value-type="float">
            <text:p>-101.7059021</text:p>
          </table:table-cell>
          <table:table-cell office:value-type="float" office:value="-101.3664321" calcext:value-type="float">
            <text:p>-101.3664321</text:p>
          </table:table-cell>
          <table:table-cell office:value-type="float" office:value="-101.8470764" calcext:value-type="float">
            <text:p>-101.8470764</text:p>
          </table:table-cell>
          <table:table-cell office:value-type="float" office:value="-101.4189605" calcext:value-type="float">
            <text:p>-101.4189605</text:p>
          </table:table-cell>
          <table:table-cell office:value-type="float" office:value="-100.6212616" calcext:value-type="float">
            <text:p>-100.6212616</text:p>
          </table:table-cell>
          <table:table-cell office:value-type="float" office:value="-101.5249786" calcext:value-type="float">
            <text:p>-101.5249786</text:p>
          </table:table-cell>
          <table:table-cell office:value-type="float" office:value="-102.3936843" calcext:value-type="float">
            <text:p>-102.3936843</text:p>
          </table:table-cell>
          <table:table-cell office:value-type="float" office:value="-101.926506" calcext:value-type="float">
            <text:p>-101.926506</text:p>
          </table:table-cell>
          <table:table-cell office:value-type="float" office:value="-101.4189605" calcext:value-type="float">
            <text:p>-101.4189605</text:p>
          </table:table-cell>
          <table:table-cell office:value-type="float" office:value="-101.7253646" calcext:value-type="float">
            <text:p>-101.7253646</text:p>
          </table:table-cell>
          <table:table-cell office:value-type="float" office:value="-101.5059509" calcext:value-type="float">
            <text:p>-101.5059509</text:p>
          </table:table-cell>
          <table:table-cell office:value-type="float" office:value="-101.4302597" calcext:value-type="float">
            <text:p>-101.4302597</text:p>
          </table:table-cell>
          <table:table-cell office:value-type="float" office:value="-101.8036956" calcext:value-type="float">
            <text:p>-101.8036956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1.5593338" calcext:value-type="float">
            <text:p>-101.5593338</text:p>
          </table:table-cell>
          <table:table-cell office:value-type="float" office:value="-101.4907608" calcext:value-type="float">
            <text:p>-101.4907608</text:p>
          </table:table-cell>
          <table:table-cell office:value-type="float" office:value="-101.6825866" calcext:value-type="float">
            <text:p>-101.6825866</text:p>
          </table:table-cell>
          <table:table-cell office:value-type="float" office:value="-101.4793777" calcext:value-type="float">
            <text:p>-101.4793777</text:p>
          </table:table-cell>
          <table:table-cell office:value-type="float" office:value="-101.1777191" calcext:value-type="float">
            <text:p>-101.1777191</text:p>
          </table:table-cell>
          <table:table-cell office:value-type="float" office:value="-101.2327957" calcext:value-type="float">
            <text:p>-101.2327957</text:p>
          </table:table-cell>
          <table:table-cell office:value-type="float" office:value="-100.686737" calcext:value-type="float">
            <text:p>-100.686737</text:p>
          </table:table-cell>
          <table:table-cell office:value-type="float" office:value="-102.0753936" calcext:value-type="float">
            <text:p>-102.0753936</text:p>
          </table:table-cell>
          <table:table-cell office:value-type="float" office:value="-101.1850433" calcext:value-type="float">
            <text:p>-101.1850433</text:p>
          </table:table-cell>
          <table:table-cell office:value-type="float" office:value="-101.0001907" calcext:value-type="float">
            <text:p>-101.0001907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102.3810653" calcext:value-type="float">
            <text:p>-102.3810653</text:p>
          </table:table-cell>
          <table:table-cell office:value-type="float" office:value="-101.7448806" calcext:value-type="float">
            <text:p>-101.7448806</text:p>
          </table:table-cell>
          <table:table-cell office:value-type="float" office:value="-101.6670913" calcext:value-type="float">
            <text:p>-101.6670913</text:p>
          </table:table-cell>
          <table:table-cell office:value-type="float" office:value="-101.1375503" calcext:value-type="float">
            <text:p>-101.1375503</text:p>
          </table:table-cell>
          <table:table-cell office:value-type="float" office:value="-101.4001617" calcext:value-type="float">
            <text:p>-101.4001617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1.9825439" calcext:value-type="float">
            <text:p>-101.9825439</text:p>
          </table:table-cell>
          <table:table-cell office:value-type="float" office:value="-101.4680175" calcext:value-type="float">
            <text:p>-101.4680175</text:p>
          </table:table-cell>
          <table:table-cell office:value-type="float" office:value="-101.4114379" calcext:value-type="float">
            <text:p>-101.4114379</text:p>
          </table:table-cell>
          <table:table-cell office:value-type="float" office:value="-101.2143936" calcext:value-type="float">
            <text:p>-101.2143936</text:p>
          </table:table-cell>
          <table:table-cell office:value-type="float" office:value="-101.5555038" calcext:value-type="float">
            <text:p>-101.5555038</text:p>
          </table:table-cell>
          <table:table-cell office:value-type="float" office:value="-101.1339035" calcext:value-type="float">
            <text:p>-101.1339035</text:p>
          </table:table-cell>
          <table:table-cell office:value-type="float" office:value="-102.6111145" calcext:value-type="float">
            <text:p>-102.6111145</text:p>
          </table:table-cell>
          <table:table-cell office:value-type="float" office:value="-101.8352203" calcext:value-type="float">
            <text:p>-101.8352203</text:p>
          </table:table-cell>
          <table:table-cell office:value-type="float" office:value="-101.8510284" calcext:value-type="float">
            <text:p>-101.8510284</text:p>
          </table:table-cell>
          <table:table-cell office:value-type="float" office:value="-101.9664993" calcext:value-type="float">
            <text:p>-101.9664993</text:p>
          </table:table-cell>
          <table:table-cell office:value-type="float" office:value="-101.3365554" calcext:value-type="float">
            <text:p>-101.3365554</text:p>
          </table:table-cell>
          <table:table-cell office:value-type="float" office:value="-101.4566726" calcext:value-type="float">
            <text:p>-101.4566726</text:p>
          </table:table-cell>
          <table:table-cell office:value-type="float" office:value="-100.9930191" calcext:value-type="float">
            <text:p>-100.9930191</text:p>
          </table:table-cell>
          <table:table-cell office:value-type="float" office:value="-101.7919006" calcext:value-type="float">
            <text:p>-101.7919006</text:p>
          </table:table-cell>
          <table:table-cell office:value-type="float" office:value="-101.5823059" calcext:value-type="float">
            <text:p>-101.5823059</text:p>
          </table:table-cell>
          <table:table-cell office:value-type="float" office:value="-101.174057" calcext:value-type="float">
            <text:p>-101.174057</text:p>
          </table:table-cell>
          <table:table-cell office:value-type="float" office:value="-100.5358505" calcext:value-type="float">
            <text:p>-100.5358505</text:p>
          </table:table-cell>
          <table:table-cell office:value-type="float" office:value="-101.6787109" calcext:value-type="float">
            <text:p>-101.6787109</text:p>
          </table:table-cell>
          <table:table-cell office:value-type="float" office:value="-101.4114379" calcext:value-type="float">
            <text:p>-101.4114379</text:p>
          </table:table-cell>
          <table:table-cell office:value-type="float" office:value="-101.5478668" calcext:value-type="float">
            <text:p>-101.5478668</text:p>
          </table:table-cell>
          <table:table-cell office:value-type="float" office:value="-100.7318267" calcext:value-type="float">
            <text:p>-100.7318267</text:p>
          </table:table-cell>
          <table:table-cell office:value-type="float" office:value="-102.2765884" calcext:value-type="float">
            <text:p>-102.2765884</text:p>
          </table:table-cell>
          <table:table-cell office:value-type="float" office:value="-101.3253784" calcext:value-type="float">
            <text:p>-101.3253784</text:p>
          </table:table-cell>
          <table:table-cell office:value-type="float" office:value="-101.8154983" calcext:value-type="float">
            <text:p>-101.8154983</text:p>
          </table:table-cell>
          <table:table-cell office:value-type="float" office:value="-102.0349044" calcext:value-type="float">
            <text:p>-102.0349044</text:p>
          </table:table-cell>
          <table:table-cell office:value-type="float" office:value="-102.4655609" calcext:value-type="float">
            <text:p>-102.4655609</text:p>
          </table:table-cell>
          <table:table-cell office:value-type="float" office:value="-102.0957107" calcext:value-type="float">
            <text:p>-102.0957107</text:p>
          </table:table-cell>
          <table:table-cell office:value-type="float" office:value="-100.7841339" calcext:value-type="float">
            <text:p>-100.7841339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2.1692504" calcext:value-type="float">
            <text:p>-102.1692504</text:p>
          </table:table-cell>
          <table:table-cell office:value-type="float" office:value="-101.2291183" calcext:value-type="float">
            <text:p>-101.2291183</text:p>
          </table:table-cell>
          <table:table-cell office:value-type="float" office:value="-102.1038513" calcext:value-type="float">
            <text:p>-102.1038513</text:p>
          </table:table-cell>
          <table:table-cell office:value-type="float" office:value="-101.6709594" calcext:value-type="float">
            <text:p>-101.6709594</text:p>
          </table:table-cell>
          <table:table-cell office:value-type="float" office:value="-101.174057" calcext:value-type="float">
            <text:p>-101.174057</text:p>
          </table:table-cell>
          <table:table-cell office:value-type="float" office:value="-101.2107238" calcext:value-type="float">
            <text:p>-101.2107238</text:p>
          </table:table-cell>
          <table:table-cell office:value-type="float" office:value="-101.8391647" calcext:value-type="float">
            <text:p>-101.8391647</text:p>
          </table:table-cell>
          <table:table-cell office:value-type="float" office:value="-101.740982" calcext:value-type="float">
            <text:p>-101.740982</text:p>
          </table:table-cell>
          <table:table-cell office:value-type="float" office:value="-101.4151992" calcext:value-type="float">
            <text:p>-101.4151992</text:p>
          </table:table-cell>
          <table:table-cell office:value-type="float" office:value="-102.022789" calcext:value-type="float">
            <text:p>-102.022789</text:p>
          </table:table-cell>
          <table:table-cell office:value-type="float" office:value="-101.3701705" calcext:value-type="float">
            <text:p>-101.3701705</text:p>
          </table:table-cell>
          <table:table-cell office:value-type="float" office:value="-101.2660141" calcext:value-type="float">
            <text:p>-101.2660141</text:p>
          </table:table-cell>
          <table:table-cell office:value-type="float" office:value="-101.5211715" calcext:value-type="float">
            <text:p>-101.5211715</text:p>
          </table:table-cell>
          <table:table-cell office:value-type="float" office:value="-101.3291015" calcext:value-type="float">
            <text:p>-101.3291015</text:p>
          </table:table-cell>
          <table:table-cell office:value-type="float" office:value="-101.4566726" calcext:value-type="float">
            <text:p>-101.4566726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2.107933" calcext:value-type="float">
            <text:p>-102.107933</text:p>
          </table:table-cell>
          <table:table-cell office:value-type="float" office:value="-101.2919387" calcext:value-type="float">
            <text:p>-101.2919387</text:p>
          </table:table-cell>
          <table:table-cell office:value-type="float" office:value="-100.9287567" calcext:value-type="float">
            <text:p>-100.9287567</text:p>
          </table:table-cell>
          <table:table-cell office:value-type="float" office:value="-101.4945526" calcext:value-type="float">
            <text:p>-101.4945526</text:p>
          </table:table-cell>
          <table:table-cell office:value-type="float" office:value="-101.1704025" calcext:value-type="float">
            <text:p>-101.1704025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1.3105011" calcext:value-type="float">
            <text:p>-101.3105011</text:p>
          </table:table-cell>
          <table:table-cell office:value-type="float" office:value="-102.1120071" calcext:value-type="float">
            <text:p>-102.1120071</text:p>
          </table:table-cell>
          <table:table-cell office:value-type="float" office:value="-101.5440444" calcext:value-type="float">
            <text:p>-101.5440444</text:p>
          </table:table-cell>
          <table:table-cell office:value-type="float" office:value="-100.9930191" calcext:value-type="float">
            <text:p>-100.9930191</text:p>
          </table:table-cell>
          <table:table-cell office:value-type="float" office:value="-100.5733261" calcext:value-type="float">
            <text:p>-100.5733261</text:p>
          </table:table-cell>
          <table:table-cell office:value-type="float" office:value="-102.6674118" calcext:value-type="float">
            <text:p>-102.6674118</text:p>
          </table:table-cell>
          <table:table-cell office:value-type="float" office:value="-101.4151992" calcext:value-type="float">
            <text:p>-101.4151992</text:p>
          </table:table-cell>
          <table:table-cell office:value-type="float" office:value="-101.4945526" calcext:value-type="float">
            <text:p>-101.4945526</text:p>
          </table:table-cell>
          <table:table-cell office:value-type="float" office:value="-101.1411895" calcext:value-type="float">
            <text:p>-101.1411895</text:p>
          </table:table-cell>
          <table:table-cell office:value-type="float" office:value="-101.6323089" calcext:value-type="float">
            <text:p>-101.6323089</text:p>
          </table:table-cell>
          <table:table-cell office:value-type="float" office:value="-100.946556" calcext:value-type="float">
            <text:p>-100.946556</text:p>
          </table:table-cell>
          <table:table-cell office:value-type="float" office:value="-102.1283264" calcext:value-type="float">
            <text:p>-102.1283264</text:p>
          </table:table-cell>
          <table:table-cell office:value-type="float" office:value="-102.272438" calcext:value-type="float">
            <text:p>-102.272438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1.4415664" calcext:value-type="float">
            <text:p>-101.4415664</text:p>
          </table:table-cell>
          <table:table-cell office:value-type="float" office:value="-100.7492294" calcext:value-type="float">
            <text:p>-100.7492294</text:p>
          </table:table-cell>
          <table:table-cell office:value-type="float" office:value="-100.7353057" calcext:value-type="float">
            <text:p>-100.7353057</text:p>
          </table:table-cell>
          <table:table-cell office:value-type="float" office:value="-101.5440444" calcext:value-type="float">
            <text:p>-101.5440444</text:p>
          </table:table-cell>
          <table:table-cell office:value-type="float" office:value="-101.3105011" calcext:value-type="float">
            <text:p>-101.3105011</text:p>
          </table:table-cell>
          <table:table-cell office:value-type="float" office:value="-101.7487869" calcext:value-type="float">
            <text:p>-101.7487869</text:p>
          </table:table-cell>
          <table:table-cell office:value-type="float" office:value="-101.6323089" calcext:value-type="float">
            <text:p>-101.6323089</text:p>
          </table:table-cell>
          <table:table-cell office:value-type="float" office:value="-101.1923675" calcext:value-type="float">
            <text:p>-101.1923675</text:p>
          </table:table-cell>
          <table:table-cell office:value-type="float" office:value="-101.3889007" calcext:value-type="float">
            <text:p>-101.3889007</text:p>
          </table:table-cell>
          <table:table-cell office:value-type="float" office:value="-101.295639" calcext:value-type="float">
            <text:p>-101.295639</text:p>
          </table:table-cell>
          <table:table-cell office:value-type="float" office:value="-101.5861434" calcext:value-type="float">
            <text:p>-101.5861434</text:p>
          </table:table-cell>
          <table:table-cell office:value-type="float" office:value="-100.7353057" calcext:value-type="float">
            <text:p>-100.7353057</text:p>
          </table:table-cell>
          <table:table-cell office:value-type="float" office:value="-102.6370544" calcext:value-type="float">
            <text:p>-102.6370544</text:p>
          </table:table-cell>
          <table:table-cell office:value-type="float" office:value="-101.6323089" calcext:value-type="float">
            <text:p>-101.6323089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0.3242721" calcext:value-type="float">
            <text:p>-100.3242721</text:p>
          </table:table-cell>
          <table:table-cell office:value-type="float" office:value="-101.6361618" calcext:value-type="float">
            <text:p>-101.6361618</text:p>
          </table:table-cell>
          <table:table-cell office:value-type="float" office:value="-101.7840423" calcext:value-type="float">
            <text:p>-101.7840423</text:p>
          </table:table-cell>
          <table:table-cell office:value-type="float" office:value="-101.3067855" calcext:value-type="float">
            <text:p>-101.3067855</text:p>
          </table:table-cell>
          <table:table-cell office:value-type="float" office:value="-101.3626861" calcext:value-type="float">
            <text:p>-101.3626861</text:p>
          </table:table-cell>
          <table:table-cell office:value-type="float" office:value="-101.5249786" calcext:value-type="float">
            <text:p>-101.5249786</text:p>
          </table:table-cell>
          <table:table-cell office:value-type="float" office:value="-101.174057" calcext:value-type="float">
            <text:p>-101.174057</text:p>
          </table:table-cell>
          <table:table-cell office:value-type="float" office:value="-101.9424743" calcext:value-type="float">
            <text:p>-101.9424743</text:p>
          </table:table-cell>
          <table:table-cell office:value-type="float" office:value="-101.6593475" calcext:value-type="float">
            <text:p>-101.6593475</text:p>
          </table:table-cell>
          <table:table-cell office:value-type="float" office:value="-101.2734069" calcext:value-type="float">
            <text:p>-101.2734069</text:p>
          </table:table-cell>
          <table:table-cell office:value-type="float" office:value="-101.4377975" calcext:value-type="float">
            <text:p>-101.4377975</text:p>
          </table:table-cell>
          <table:table-cell office:value-type="float" office:value="-101.1048126" calcext:value-type="float">
            <text:p>-101.1048126</text:p>
          </table:table-cell>
          <table:table-cell office:value-type="float" office:value="-100.8367691" calcext:value-type="float">
            <text:p>-100.8367691</text:p>
          </table:table-cell>
          <table:table-cell office:value-type="float" office:value="-101.1302642" calcext:value-type="float">
            <text:p>-101.1302642</text:p>
          </table:table-cell>
          <table:table-cell office:value-type="float" office:value="-100.5086975" calcext:value-type="float">
            <text:p>-100.5086975</text:p>
          </table:table-cell>
          <table:table-cell office:value-type="float" office:value="-101.3552169" calcext:value-type="float">
            <text:p>-101.3552169</text:p>
          </table:table-cell>
          <table:table-cell office:value-type="float" office:value="-101.381401" calcext:value-type="float">
            <text:p>-101.381401</text:p>
          </table:table-cell>
          <table:table-cell office:value-type="float" office:value="-101.7292633" calcext:value-type="float">
            <text:p>-101.7292633</text:p>
          </table:table-cell>
          <table:table-cell office:value-type="float" office:value="-101.5861434" calcext:value-type="float">
            <text:p>-101.5861434</text:p>
          </table:table-cell>
          <table:table-cell office:value-type="float" office:value="-102.2973861" calcext:value-type="float">
            <text:p>-102.2973861</text:p>
          </table:table-cell>
          <table:table-cell office:value-type="float" office:value="-101.5211715" calcext:value-type="float">
            <text:p>-101.5211715</text:p>
          </table:table-cell>
          <table:table-cell office:value-type="float" office:value="-101.5440444" calcext:value-type="float">
            <text:p>-101.5440444</text:p>
          </table:table-cell>
          <table:table-cell office:value-type="float" office:value="-101.1229858" calcext:value-type="float">
            <text:p>-101.1229858</text:p>
          </table:table-cell>
          <table:table-cell office:value-type="float" office:value="-101.8076248" calcext:value-type="float">
            <text:p>-101.8076248</text:p>
          </table:table-cell>
          <table:table-cell office:value-type="float" office:value="-100.686737" calcext:value-type="float">
            <text:p>-100.686737</text:p>
          </table:table-cell>
          <table:table-cell office:value-type="float" office:value="-101.2327957" calcext:value-type="float">
            <text:p>-101.2327957</text:p>
          </table:table-cell>
          <table:table-cell office:value-type="float" office:value="-100.8968048" calcext:value-type="float">
            <text:p>-100.8968048</text:p>
          </table:table-cell>
          <table:table-cell office:value-type="float" office:value="-100.7666626" calcext:value-type="float">
            <text:p>-100.7666626</text:p>
          </table:table-cell>
          <table:table-cell office:value-type="float" office:value="-101.5173568" calcext:value-type="float">
            <text:p>-101.5173568</text:p>
          </table:table-cell>
          <table:table-cell office:value-type="float" office:value="-101.4604492" calcext:value-type="float">
            <text:p>-101.4604492</text:p>
          </table:table-cell>
          <table:table-cell office:value-type="float" office:value="-101.4302597" calcext:value-type="float">
            <text:p>-101.4302597</text:p>
          </table:table-cell>
          <table:table-cell office:value-type="float" office:value="-101.756607" calcext:value-type="float">
            <text:p>-101.756607</text:p>
          </table:table-cell>
          <table:table-cell office:value-type="float" office:value="-101.3030624" calcext:value-type="float">
            <text:p>-101.3030624</text:p>
          </table:table-cell>
          <table:table-cell office:value-type="float" office:value="-101.5287857" calcext:value-type="float">
            <text:p>-101.5287857</text:p>
          </table:table-cell>
          <table:table-cell office:value-type="float" office:value="-101.2993545" calcext:value-type="float">
            <text:p>-101.2993545</text:p>
          </table:table-cell>
          <table:table-cell office:value-type="float" office:value="-101.3964004" calcext:value-type="float">
            <text:p>-101.3964004</text:p>
          </table:table-cell>
          <table:table-cell office:value-type="float" office:value="-101.7331695" calcext:value-type="float">
            <text:p>-101.7331695</text:p>
          </table:table-cell>
          <table:table-cell office:value-type="float" office:value="-101.5631561" calcext:value-type="float">
            <text:p>-101.5631561</text:p>
          </table:table-cell>
          <table:table-cell office:value-type="float" office:value="-101.1339035" calcext:value-type="float">
            <text:p>-101.1339035</text:p>
          </table:table-cell>
          <table:table-cell office:value-type="float" office:value="-101.3105011" calcext:value-type="float">
            <text:p>-101.3105011</text:p>
          </table:table-cell>
          <table:table-cell office:value-type="float" office:value="-101.0325241" calcext:value-type="float">
            <text:p>-101.0325241</text:p>
          </table:table-cell>
          <table:table-cell office:value-type="float" office:value="-101.0613708" calcext:value-type="float">
            <text:p>-101.0613708</text:p>
          </table:table-cell>
          <table:table-cell office:value-type="float" office:value="-101.1084518" calcext:value-type="float">
            <text:p>-101.1084518</text:p>
          </table:table-cell>
          <table:table-cell office:value-type="float" office:value="-101.5708084" calcext:value-type="float">
            <text:p>-101.5708084</text:p>
          </table:table-cell>
          <table:table-cell office:value-type="float" office:value="-102.2062606" calcext:value-type="float">
            <text:p>-102.2062606</text:p>
          </table:table-cell>
          <table:table-cell office:value-type="float" office:value="-101.6593475" calcext:value-type="float">
            <text:p>-101.6593475</text:p>
          </table:table-cell>
          <table:table-cell office:value-type="float" office:value="-101.4642334" calcext:value-type="float">
            <text:p>-101.4642334</text:p>
          </table:table-cell>
          <table:table-cell office:value-type="float" office:value="-101.3589553" calcext:value-type="float">
            <text:p>-101.3589553</text:p>
          </table:table-cell>
          <table:table-cell office:value-type="float" office:value="-100.7144546" calcext:value-type="float">
            <text:p>-100.7144546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1.1084518" calcext:value-type="float">
            <text:p>-101.1084518</text:p>
          </table:table-cell>
          <table:table-cell office:value-type="float" office:value="-101.9145431" calcext:value-type="float">
            <text:p>-101.9145431</text:p>
          </table:table-cell>
          <table:table-cell office:value-type="float" office:value="-101.00737" calcext:value-type="float">
            <text:p>-101.00737</text:p>
          </table:table-cell>
          <table:table-cell office:value-type="float" office:value="-101.7136764" calcext:value-type="float">
            <text:p>-101.7136764</text:p>
          </table:table-cell>
          <table:table-cell office:value-type="float" office:value="-102.0875778" calcext:value-type="float">
            <text:p>-102.0875778</text:p>
          </table:table-cell>
          <table:table-cell office:value-type="float" office:value="-100.9287567" calcext:value-type="float">
            <text:p>-100.9287567</text:p>
          </table:table-cell>
          <table:table-cell office:value-type="float" office:value="-101.4718093" calcext:value-type="float">
            <text:p>-101.4718093</text:p>
          </table:table-cell>
          <table:table-cell office:value-type="float" office:value="-101.7879715" calcext:value-type="float">
            <text:p>-101.7879715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1.1886978" calcext:value-type="float">
            <text:p>-101.1886978</text:p>
          </table:table-cell>
          <table:table-cell office:value-type="float" office:value="-101.566986" calcext:value-type="float">
            <text:p>-101.566986</text:p>
          </table:table-cell>
          <table:table-cell office:value-type="float" office:value="-101.0289306" calcext:value-type="float">
            <text:p>-101.0289306</text:p>
          </table:table-cell>
          <table:table-cell office:value-type="float" office:value="-101.866867" calcext:value-type="float">
            <text:p>-101.866867</text:p>
          </table:table-cell>
          <table:table-cell office:value-type="float" office:value="-101.4076767" calcext:value-type="float">
            <text:p>-101.4076767</text:p>
          </table:table-cell>
          <table:table-cell office:value-type="float" office:value="-101.4869689" calcext:value-type="float">
            <text:p>-101.4869689</text:p>
          </table:table-cell>
          <table:table-cell office:value-type="float" office:value="-101.7644348" calcext:value-type="float">
            <text:p>-101.7644348</text:p>
          </table:table-cell>
          <table:table-cell office:value-type="float" office:value="-101.5135574" calcext:value-type="float">
            <text:p>-101.5135574</text:p>
          </table:table-cell>
          <table:table-cell office:value-type="float" office:value="-101.2475357" calcext:value-type="float">
            <text:p>-101.2475357</text:p>
          </table:table-cell>
          <table:table-cell office:value-type="float" office:value="-101.0758285" calcext:value-type="float">
            <text:p>-101.0758285</text:p>
          </table:table-cell>
          <table:table-cell office:value-type="float" office:value="-101.1667404" calcext:value-type="float">
            <text:p>-101.1667404</text:p>
          </table:table-cell>
          <table:table-cell office:value-type="float" office:value="-101.2771148" calcext:value-type="float">
            <text:p>-101.2771148</text:p>
          </table:table-cell>
          <table:table-cell office:value-type="float" office:value="-101.2697143" calcext:value-type="float">
            <text:p>-101.2697143</text:p>
          </table:table-cell>
          <table:table-cell office:value-type="float" office:value="-101.2993545" calcext:value-type="float">
            <text:p>-101.2993545</text:p>
          </table:table-cell>
          <table:table-cell office:value-type="float" office:value="-99.89701843" calcext:value-type="float">
            <text:p>-99.89701843</text:p>
          </table:table-cell>
          <table:table-cell office:value-type="float" office:value="-101.2254333" calcext:value-type="float">
            <text:p>-101.2254333</text:p>
          </table:table-cell>
          <table:table-cell office:value-type="float" office:value="-101.3851547" calcext:value-type="float">
            <text:p>-101.3851547</text:p>
          </table:table-cell>
          <table:table-cell office:value-type="float" office:value="-101.3589553" calcext:value-type="float">
            <text:p>-101.3589553</text:p>
          </table:table-cell>
          <table:table-cell office:value-type="float" office:value="-101.6632156" calcext:value-type="float">
            <text:p>-101.6632156</text:p>
          </table:table-cell>
          <table:table-cell office:value-type="float" office:value="-101.6400222" calcext:value-type="float">
            <text:p>-101.6400222</text:p>
          </table:table-cell>
          <table:table-cell office:value-type="float" office:value="-103.256134" calcext:value-type="float">
            <text:p>-103.256134</text:p>
          </table:table-cell>
          <table:table-cell office:value-type="float" office:value="-101.6903533" calcext:value-type="float">
            <text:p>-101.6903533</text:p>
          </table:table-cell>
          <table:table-cell office:value-type="float" office:value="-100.9216461" calcext:value-type="float">
            <text:p>-100.9216461</text:p>
          </table:table-cell>
          <table:table-cell office:value-type="float" office:value="-101.5708084" calcext:value-type="float">
            <text:p>-101.5708084</text:p>
          </table:table-cell>
          <table:table-cell office:value-type="float" office:value="-101.7527008" calcext:value-type="float">
            <text:p>-101.7527008</text:p>
          </table:table-cell>
          <table:table-cell office:value-type="float" office:value="-101.7214736" calcext:value-type="float">
            <text:p>-101.7214736</text:p>
          </table:table-cell>
          <table:table-cell office:value-type="float" office:value="-101.4793777" calcext:value-type="float">
            <text:p>-101.4793777</text:p>
          </table:table-cell>
          <table:table-cell office:value-type="float" office:value="-101.9464798" calcext:value-type="float">
            <text:p>-101.9464798</text:p>
          </table:table-cell>
          <table:table-cell office:value-type="float" office:value="-102.1324081" calcext:value-type="float">
            <text:p>-102.1324081</text:p>
          </table:table-cell>
          <table:table-cell office:value-type="float" office:value="-101.4831695" calcext:value-type="float">
            <text:p>-101.4831695</text:p>
          </table:table-cell>
          <table:table-cell office:value-type="float" office:value="-101.7059021" calcext:value-type="float">
            <text:p>-101.7059021</text:p>
          </table:table-cell>
          <table:table-cell office:value-type="float" office:value="-101.2771148" calcext:value-type="float">
            <text:p>-101.2771148</text:p>
          </table:table-cell>
          <table:table-cell office:value-type="float" office:value="-102.3224105" calcext:value-type="float">
            <text:p>-102.3224105</text:p>
          </table:table-cell>
          <table:table-cell office:value-type="float" office:value="-101.4680175" calcext:value-type="float">
            <text:p>-101.4680175</text:p>
          </table:table-cell>
          <table:table-cell office:value-type="float" office:value="-101.0397338" calcext:value-type="float">
            <text:p>-101.0397338</text:p>
          </table:table-cell>
          <table:table-cell office:value-type="float" office:value="-101.2401657" calcext:value-type="float">
            <text:p>-101.2401657</text:p>
          </table:table-cell>
          <table:table-cell office:value-type="float" office:value="-101.566986" calcext:value-type="float">
            <text:p>-101.566986</text:p>
          </table:table-cell>
          <table:table-cell office:value-type="float" office:value="-100.9252014" calcext:value-type="float">
            <text:p>-100.9252014</text:p>
          </table:table-cell>
          <table:table-cell office:value-type="float" office:value="-100.9039001" calcext:value-type="float">
            <text:p>-100.9039001</text:p>
          </table:table-cell>
          <table:table-cell office:value-type="float" office:value="-102.1897964" calcext:value-type="float">
            <text:p>-102.1897964</text:p>
          </table:table-cell>
          <table:table-cell office:value-type="float" office:value="-101.4227218" calcext:value-type="float">
            <text:p>-101.4227218</text:p>
          </table:table-cell>
          <table:table-cell office:value-type="float" office:value="-101.6284484" calcext:value-type="float">
            <text:p>-101.6284484</text:p>
          </table:table-cell>
          <table:table-cell office:value-type="float" office:value="-102.3936843" calcext:value-type="float">
            <text:p>-102.3936843</text:p>
          </table:table-cell>
          <table:table-cell office:value-type="float" office:value="-100.6350097" calcext:value-type="float">
            <text:p>-100.6350097</text:p>
          </table:table-cell>
          <table:table-cell office:value-type="float" office:value="-101.2327957" calcext:value-type="float">
            <text:p>-101.2327957</text:p>
          </table:table-cell>
          <table:table-cell office:value-type="float" office:value="-102.2807464" calcext:value-type="float">
            <text:p>-102.2807464</text:p>
          </table:table-cell>
          <table:table-cell office:value-type="float" office:value="-101.1557846" calcext:value-type="float">
            <text:p>-101.1557846</text:p>
          </table:table-cell>
          <table:table-cell office:value-type="float" office:value="-101.6981201" calcext:value-type="float">
            <text:p>-101.6981201</text:p>
          </table:table-cell>
          <table:table-cell office:value-type="float" office:value="-101.4001617" calcext:value-type="float">
            <text:p>-101.4001617</text:p>
          </table:table-cell>
          <table:table-cell office:value-type="float" office:value="-101.5021514" calcext:value-type="float">
            <text:p>-101.5021514</text:p>
          </table:table-cell>
          <table:table-cell office:value-type="float" office:value="-101.2919387" calcext:value-type="float">
            <text:p>-101.2919387</text:p>
          </table:table-cell>
          <table:table-cell office:value-type="float" office:value="-101.115715" calcext:value-type="float">
            <text:p>-101.115715</text:p>
          </table:table-cell>
          <table:table-cell office:value-type="float" office:value="-101.0866928" calcext:value-type="float">
            <text:p>-101.0866928</text:p>
          </table:table-cell>
          <table:table-cell office:value-type="float" office:value="-101.8589401" calcext:value-type="float">
            <text:p>-101.8589401</text:p>
          </table:table-cell>
          <table:table-cell office:value-type="float" office:value="-101.7919006" calcext:value-type="float">
            <text:p>-101.7919006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2.3810653" calcext:value-type="float">
            <text:p>-102.3810653</text:p>
          </table:table-cell>
          <table:table-cell office:value-type="float" office:value="-101.717575" calcext:value-type="float">
            <text:p>-101.717575</text:p>
          </table:table-cell>
          <table:table-cell office:value-type="float" office:value="-101.4039154" calcext:value-type="float">
            <text:p>-101.4039154</text:p>
          </table:table-cell>
          <table:table-cell office:value-type="float" office:value="-101.3365554" calcext:value-type="float">
            <text:p>-101.3365554</text:p>
          </table:table-cell>
          <table:table-cell office:value-type="float" office:value="-101.3926467" calcext:value-type="float">
            <text:p>-101.3926467</text:p>
          </table:table-cell>
          <table:table-cell office:value-type="float" office:value="-101.9905777" calcext:value-type="float">
            <text:p>-101.9905777</text:p>
          </table:table-cell>
          <table:table-cell office:value-type="float" office:value="-102.2973861" calcext:value-type="float">
            <text:p>-102.2973861</text:p>
          </table:table-cell>
          <table:table-cell office:value-type="float" office:value="-101.986557" calcext:value-type="float">
            <text:p>-101.986557</text:p>
          </table:table-cell>
          <table:table-cell office:value-type="float" office:value="-101.5059509" calcext:value-type="float">
            <text:p>-101.5059509</text:p>
          </table:table-cell>
          <table:table-cell office:value-type="float" office:value="-101.3440094" calcext:value-type="float">
            <text:p>-101.3440094</text:p>
          </table:table-cell>
          <table:table-cell office:value-type="float" office:value="-102.6067962" calcext:value-type="float">
            <text:p>-102.6067962</text:p>
          </table:table-cell>
          <table:table-cell office:value-type="float" office:value="-101.874794" calcext:value-type="float">
            <text:p>-101.874794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1.3440094" calcext:value-type="float">
            <text:p>-101.3440094</text:p>
          </table:table-cell>
          <table:table-cell office:value-type="float" office:value="-101.1630859" calcext:value-type="float">
            <text:p>-101.1630859</text:p>
          </table:table-cell>
          <table:table-cell office:value-type="float" office:value="-101.5135574" calcext:value-type="float">
            <text:p>-101.5135574</text:p>
          </table:table-cell>
          <table:table-cell office:value-type="float" office:value="-102.3558807" calcext:value-type="float">
            <text:p>-102.3558807</text:p>
          </table:table-cell>
          <table:table-cell office:value-type="float" office:value="-101.8866958" calcext:value-type="float">
            <text:p>-101.8866958</text:p>
          </table:table-cell>
          <table:table-cell office:value-type="float" office:value="-102.0835189" calcext:value-type="float">
            <text:p>-102.0835189</text:p>
          </table:table-cell>
          <table:table-cell office:value-type="float" office:value="-101.6554794" calcext:value-type="float">
            <text:p>-101.6554794</text:p>
          </table:table-cell>
          <table:table-cell office:value-type="float" office:value="-102.231018" calcext:value-type="float">
            <text:p>-102.231018</text:p>
          </table:table-cell>
          <table:table-cell office:value-type="float" office:value="-101.2586212" calcext:value-type="float">
            <text:p>-101.2586212</text:p>
          </table:table-cell>
          <table:table-cell office:value-type="float" office:value="-101.5249786" calcext:value-type="float">
            <text:p>-101.5249786</text:p>
          </table:table-cell>
          <table:table-cell office:value-type="float" office:value="-102.0713424" calcext:value-type="float">
            <text:p>-102.0713424</text:p>
          </table:table-cell>
          <table:table-cell office:value-type="float" office:value="-101.0903091" calcext:value-type="float">
            <text:p>-101.0903091</text:p>
          </table:table-cell>
          <table:table-cell office:value-type="float" office:value="-102.042984" calcext:value-type="float">
            <text:p>-102.042984</text:p>
          </table:table-cell>
          <table:table-cell office:value-type="float" office:value="-100.9858551" calcext:value-type="float">
            <text:p>-100.9858551</text:p>
          </table:table-cell>
          <table:table-cell office:value-type="float" office:value="-101.3964004" calcext:value-type="float">
            <text:p>-101.3964004</text:p>
          </table:table-cell>
          <table:table-cell office:value-type="float" office:value="-102.0308609" calcext:value-type="float">
            <text:p>-102.0308609</text:p>
          </table:table-cell>
          <table:table-cell office:value-type="float" office:value="-101.4340286" calcext:value-type="float">
            <text:p>-101.4340286</text:p>
          </table:table-cell>
          <table:table-cell office:value-type="float" office:value="-102.2848968" calcext:value-type="float">
            <text:p>-102.2848968</text:p>
          </table:table-cell>
          <table:table-cell office:value-type="float" office:value="-102.3726654" calcext:value-type="float">
            <text:p>-102.3726654</text:p>
          </table:table-cell>
          <table:table-cell office:value-type="float" office:value="-102.2848968" calcext:value-type="float">
            <text:p>-102.2848968</text:p>
          </table:table-cell>
          <table:table-cell office:value-type="float" office:value="-101.998619" calcext:value-type="float">
            <text:p>-101.998619</text:p>
          </table:table-cell>
          <table:table-cell office:value-type="float" office:value="-101.9185257" calcext:value-type="float">
            <text:p>-101.9185257</text:p>
          </table:table-cell>
          <table:table-cell office:value-type="float" office:value="-102.7987594" calcext:value-type="float">
            <text:p>-102.7987594</text:p>
          </table:table-cell>
          <table:table-cell office:value-type="float" office:value="-101.7840423" calcext:value-type="float">
            <text:p>-101.7840423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1.6284484" calcext:value-type="float">
            <text:p>-101.6284484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1.866867" calcext:value-type="float">
            <text:p>-101.866867</text:p>
          </table:table-cell>
          <table:table-cell office:value-type="float" office:value="-101.8194427" calcext:value-type="float">
            <text:p>-101.8194427</text:p>
          </table:table-cell>
          <table:table-cell office:value-type="float" office:value="-102.347496" calcext:value-type="float">
            <text:p>-102.347496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2.3098907" calcext:value-type="float">
            <text:p>-102.3098907</text:p>
          </table:table-cell>
          <table:table-cell office:value-type="float" office:value="-102.3726654" calcext:value-type="float">
            <text:p>-102.3726654</text:p>
          </table:table-cell>
          <table:table-cell office:value-type="float" office:value="-102.414772" calcext:value-type="float">
            <text:p>-102.414772</text:p>
          </table:table-cell>
          <table:table-cell office:value-type="float" office:value="-102.2807464" calcext:value-type="float">
            <text:p>-102.2807464</text:p>
          </table:table-cell>
          <table:table-cell office:value-type="float" office:value="-103.090332" calcext:value-type="float">
            <text:p>-103.090332</text:p>
          </table:table-cell>
          <table:table-cell office:value-type="float" office:value="-103.256134" calcext:value-type="float">
            <text:p>-103.256134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2.829689" calcext:value-type="float">
            <text:p>-102.829689</text:p>
          </table:table-cell>
          <table:table-cell office:value-type="float" office:value="-101.5593338" calcext:value-type="float">
            <text:p>-101.5593338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2.4570694" calcext:value-type="float">
            <text:p>-102.4570694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2.3600692" calcext:value-type="float">
            <text:p>-102.3600692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2.5938568" calcext:value-type="float">
            <text:p>-102.5938568</text:p>
          </table:table-cell>
          <table:table-cell office:value-type="float" office:value="-103.256134" calcext:value-type="float">
            <text:p>-103.256134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3.0584564" calcext:value-type="float">
            <text:p>-103.0584564</text:p>
          </table:table-cell>
          <table:table-cell office:value-type="float" office:value="-102.6240768" calcext:value-type="float">
            <text:p>-102.6240768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3.2654418" calcext:value-type="float">
            <text:p>-103.2654418</text:p>
          </table:table-cell>
          <table:table-cell office:value-type="float" office:value="-102.0875778" calcext:value-type="float">
            <text:p>-102.0875778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4488983" calcext:value-type="float">
            <text:p>-103.4488983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2.9365997" calcext:value-type="float">
            <text:p>-102.9365997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2.1651535" calcext:value-type="float">
            <text:p>-102.1651535</text:p>
          </table:table-cell>
          <table:table-cell office:value-type="float" office:value="-103.0176467" calcext:value-type="float">
            <text:p>-103.0176467</text:p>
          </table:table-cell>
          <table:table-cell office:value-type="float" office:value="-104.4559249" calcext:value-type="float">
            <text:p>-104.4559249</text:p>
          </table:table-cell>
          <table:table-cell office:value-type="float" office:value="-103.2329101" calcext:value-type="float">
            <text:p>-103.2329101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2.78553" calcext:value-type="float">
            <text:p>-102.78553</text:p>
          </table:table-cell>
          <table:table-cell office:value-type="float" office:value="-103.9428634" calcext:value-type="float">
            <text:p>-103.9428634</text:p>
          </table:table-cell>
          <table:table-cell office:value-type="float" office:value="-103.4679412" calcext:value-type="float">
            <text:p>-103.4679412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3.1086044" calcext:value-type="float">
            <text:p>-103.1086044</text:p>
          </table:table-cell>
          <table:table-cell office:value-type="float" office:value="-103.1912841" calcext:value-type="float">
            <text:p>-103.1912841</text:p>
          </table:table-cell>
          <table:table-cell office:value-type="float" office:value="-102.124237" calcext:value-type="float">
            <text:p>-102.124237</text:p>
          </table:table-cell>
          <table:table-cell office:value-type="float" office:value="-102.2392807" calcext:value-type="float">
            <text:p>-102.2392807</text:p>
          </table:table-cell>
          <table:table-cell office:value-type="float" office:value="-103.7291107" calcext:value-type="float">
            <text:p>-103.7291107</text:p>
          </table:table-cell>
          <table:table-cell office:value-type="float" office:value="-102.6891708" calcext:value-type="float">
            <text:p>-102.6891708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2.4613113" calcext:value-type="float">
            <text:p>-102.4613113</text:p>
          </table:table-cell>
          <table:table-cell office:value-type="float" office:value="-102.2103805" calcext:value-type="float">
            <text:p>-102.2103805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1.9384841" calcext:value-type="float">
            <text:p>-101.9384841</text:p>
          </table:table-cell>
          <table:table-cell office:value-type="float" office:value="-103.0857772" calcext:value-type="float">
            <text:p>-103.0857772</text:p>
          </table:table-cell>
          <table:table-cell office:value-type="float" office:value="-102.7153472" calcext:value-type="float">
            <text:p>-102.7153472</text:p>
          </table:table-cell>
          <table:table-cell office:value-type="float" office:value="-103.1086044" calcext:value-type="float">
            <text:p>-103.1086044</text:p>
          </table:table-cell>
          <table:table-cell office:value-type="float" office:value="-103.1866684" calcext:value-type="float">
            <text:p>-103.1866684</text:p>
          </table:table-cell>
          <table:table-cell office:value-type="float" office:value="-102.6457214" calcext:value-type="float">
            <text:p>-102.6457214</text:p>
          </table:table-cell>
          <table:table-cell office:value-type="float" office:value="-102.7547531" calcext:value-type="float">
            <text:p>-102.7547531</text:p>
          </table:table-cell>
          <table:table-cell office:value-type="float" office:value="-102.9321136" calcext:value-type="float">
            <text:p>-102.9321136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6891708" calcext:value-type="float">
            <text:p>-102.6891708</text:p>
          </table:table-cell>
          <table:table-cell office:value-type="float" office:value="-103.9428634" calcext:value-type="float">
            <text:p>-103.9428634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2.7066116" calcext:value-type="float">
            <text:p>-102.7066116</text:p>
          </table:table-cell>
          <table:table-cell office:value-type="float" office:value="-103.5685806" calcext:value-type="float">
            <text:p>-103.5685806</text:p>
          </table:table-cell>
          <table:table-cell office:value-type="float" office:value="-104.73806" calcext:value-type="float">
            <text:p>-104.73806</text:p>
          </table:table-cell>
          <table:table-cell office:value-type="float" office:value="-104.2815094" calcext:value-type="float">
            <text:p>-104.2815094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3.0630035" calcext:value-type="float">
            <text:p>-103.0630035</text:p>
          </table:table-cell>
          <table:table-cell office:value-type="float" office:value="-103.4014892" calcext:value-type="float">
            <text:p>-103.4014892</text:p>
          </table:table-cell>
          <table:table-cell office:value-type="float" office:value="-103.5445098" calcext:value-type="float">
            <text:p>-103.5445098</text:p>
          </table:table-cell>
          <table:table-cell office:value-type="float" office:value="-103.0766601" calcext:value-type="float">
            <text:p>-103.0766601</text:p>
          </table:table-cell>
          <table:table-cell office:value-type="float" office:value="-103.7783584" calcext:value-type="float">
            <text:p>-103.7783584</text:p>
          </table:table-cell>
          <table:table-cell office:value-type="float" office:value="-103.4109497" calcext:value-type="float">
            <text:p>-103.4109497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3.6217575" calcext:value-type="float">
            <text:p>-103.6217575</text:p>
          </table:table-cell>
          <table:table-cell office:value-type="float" office:value="-104.0237503" calcext:value-type="float">
            <text:p>-104.0237503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4.064476" calcext:value-type="float">
            <text:p>-104.064476</text:p>
          </table:table-cell>
          <table:table-cell office:value-type="float" office:value="-102.5166549" calcext:value-type="float">
            <text:p>-102.5166549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2.4825592" calcext:value-type="float">
            <text:p>-102.4825592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2.680458" calcext:value-type="float">
            <text:p>-102.680458</text:p>
          </table:table-cell>
          <table:table-cell office:value-type="float" office:value="-103.0539169" calcext:value-type="float">
            <text:p>-103.0539169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2.8696212" calcext:value-type="float">
            <text:p>-102.8696212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2.7416" calcext:value-type="float">
            <text:p>-102.7416</text:p>
          </table:table-cell>
          <table:table-cell office:value-type="float" office:value="-102.3558807" calcext:value-type="float">
            <text:p>-102.3558807</text:p>
          </table:table-cell>
          <table:table-cell office:value-type="float" office:value="-101.3402786" calcext:value-type="float">
            <text:p>-101.3402786</text:p>
          </table:table-cell>
          <table:table-cell office:value-type="float" office:value="-102.4063262" calcext:value-type="float">
            <text:p>-102.4063262</text:p>
          </table:table-cell>
          <table:table-cell office:value-type="float" office:value="-102.2599945" calcext:value-type="float">
            <text:p>-102.2599945</text:p>
          </table:table-cell>
          <table:table-cell office:value-type="float" office:value="-102.6327209" calcext:value-type="float">
            <text:p>-102.6327209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1.5059509" calcext:value-type="float">
            <text:p>-101.5059509</text:p>
          </table:table-cell>
          <table:table-cell office:value-type="float" office:value="-102.042984" calcext:value-type="float">
            <text:p>-102.042984</text:p>
          </table:table-cell>
          <table:table-cell office:value-type="float" office:value="-102.0916442" calcext:value-type="float">
            <text:p>-102.0916442</text:p>
          </table:table-cell>
          <table:table-cell office:value-type="float" office:value="-102.499588" calcext:value-type="float">
            <text:p>-102.499588</text:p>
          </table:table-cell>
          <table:table-cell office:value-type="float" office:value="-101.3964004" calcext:value-type="float">
            <text:p>-101.3964004</text:p>
          </table:table-cell>
          <table:table-cell office:value-type="float" office:value="-101.2993545" calcext:value-type="float">
            <text:p>-101.2993545</text:p>
          </table:table-cell>
          <table:table-cell office:value-type="float" office:value="-100.9039001" calcext:value-type="float">
            <text:p>-100.9039001</text:p>
          </table:table-cell>
          <table:table-cell office:value-type="float" office:value="-102.2682876" calcext:value-type="float">
            <text:p>-102.2682876</text:p>
          </table:table-cell>
          <table:table-cell office:value-type="float" office:value="-101.7958221" calcext:value-type="float">
            <text:p>-101.7958221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1.7487869" calcext:value-type="float">
            <text:p>-101.7487869</text:p>
          </table:table-cell>
          <table:table-cell office:value-type="float" office:value="-102.7723236" calcext:value-type="float">
            <text:p>-102.7723236</text:p>
          </table:table-cell>
          <table:table-cell office:value-type="float" office:value="-101.566986" calcext:value-type="float">
            <text:p>-101.566986</text:p>
          </table:table-cell>
          <table:table-cell office:value-type="float" office:value="-101.9025955" calcext:value-type="float">
            <text:p>-101.9025955</text:p>
          </table:table-cell>
          <table:table-cell office:value-type="float" office:value="-101.8115615" calcext:value-type="float">
            <text:p>-101.8115615</text:p>
          </table:table-cell>
          <table:table-cell office:value-type="float" office:value="-101.3142166" calcext:value-type="float">
            <text:p>-101.3142166</text:p>
          </table:table-cell>
          <table:table-cell office:value-type="float" office:value="-101.5478668" calcext:value-type="float">
            <text:p>-101.5478668</text:p>
          </table:table-cell>
          <table:table-cell office:value-type="float" office:value="-101.4869689" calcext:value-type="float">
            <text:p>-101.4869689</text:p>
          </table:table-cell>
          <table:table-cell office:value-type="float" office:value="-101.1704025" calcext:value-type="float">
            <text:p>-101.1704025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1.7331695" calcext:value-type="float">
            <text:p>-101.7331695</text:p>
          </table:table-cell>
          <table:table-cell office:value-type="float" office:value="-100.7492294" calcext:value-type="float">
            <text:p>-100.7492294</text:p>
          </table:table-cell>
          <table:table-cell office:value-type="float" office:value="-100.3708572" calcext:value-type="float">
            <text:p>-100.3708572</text:p>
          </table:table-cell>
          <table:table-cell office:value-type="float" office:value="-101.0181427" calcext:value-type="float">
            <text:p>-101.0181427</text:p>
          </table:table-cell>
          <table:table-cell office:value-type="float" office:value="-101.7722778" calcext:value-type="float">
            <text:p>-101.7722778</text:p>
          </table:table-cell>
          <table:table-cell office:value-type="float" office:value="-102.2807464" calcext:value-type="float">
            <text:p>-102.2807464</text:p>
          </table:table-cell>
          <table:table-cell office:value-type="float" office:value="-101.8827285" calcext:value-type="float">
            <text:p>-101.8827285</text:p>
          </table:table-cell>
          <table:table-cell office:value-type="float" office:value="-102.1038513" calcext:value-type="float">
            <text:p>-102.1038513</text:p>
          </table:table-cell>
          <table:table-cell office:value-type="float" office:value="-102.0551223" calcext:value-type="float">
            <text:p>-102.0551223</text:p>
          </table:table-cell>
          <table:table-cell office:value-type="float" office:value="-101.874794" calcext:value-type="float">
            <text:p>-101.874794</text:p>
          </table:table-cell>
          <table:table-cell office:value-type="float" office:value="-101.6053466" calcext:value-type="float">
            <text:p>-101.6053466</text:p>
          </table:table-cell>
          <table:table-cell office:value-type="float" office:value="-101.6015014" calcext:value-type="float">
            <text:p>-101.6015014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2.9725265" calcext:value-type="float">
            <text:p>-102.9725265</text:p>
          </table:table-cell>
          <table:table-cell office:value-type="float" office:value="-101.5440444" calcext:value-type="float">
            <text:p>-101.5440444</text:p>
          </table:table-cell>
          <table:table-cell office:value-type="float" office:value="-102.2890625" calcext:value-type="float">
            <text:p>-102.2890625</text:p>
          </table:table-cell>
          <table:table-cell office:value-type="float" office:value="-101.4114379" calcext:value-type="float">
            <text:p>-101.4114379</text:p>
          </table:table-cell>
          <table:table-cell office:value-type="float" office:value="-103.2051391" calcext:value-type="float">
            <text:p>-103.2051391</text:p>
          </table:table-cell>
          <table:table-cell office:value-type="float" office:value="-102.0308609" calcext:value-type="float">
            <text:p>-102.0308609</text:p>
          </table:table-cell>
          <table:table-cell office:value-type="float" office:value="-102.0672836" calcext:value-type="float">
            <text:p>-102.0672836</text:p>
          </table:table-cell>
          <table:table-cell office:value-type="float" office:value="-101.3964004" calcext:value-type="float">
            <text:p>-101.3964004</text:p>
          </table:table-cell>
          <table:table-cell office:value-type="float" office:value="-101.0613708" calcext:value-type="float">
            <text:p>-101.0613708</text:p>
          </table:table-cell>
          <table:table-cell office:value-type="float" office:value="-102.6500549" calcext:value-type="float">
            <text:p>-102.6500549</text:p>
          </table:table-cell>
          <table:table-cell office:value-type="float" office:value="-102.9860382" calcext:value-type="float">
            <text:p>-102.9860382</text:p>
          </table:table-cell>
          <table:table-cell office:value-type="float" office:value="-101.3664321" calcext:value-type="float">
            <text:p>-101.3664321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2.7679367" calcext:value-type="float">
            <text:p>-102.7679367</text:p>
          </table:table-cell>
          <table:table-cell office:value-type="float" office:value="-102.0551223" calcext:value-type="float">
            <text:p>-102.0551223</text:p>
          </table:table-cell>
          <table:table-cell office:value-type="float" office:value="-103.2980804" calcext:value-type="float">
            <text:p>-103.2980804</text:p>
          </table:table-cell>
          <table:table-cell office:value-type="float" office:value="-102.860733" calcext:value-type="float">
            <text:p>-102.860733</text:p>
          </table:table-cell>
          <table:table-cell office:value-type="float" office:value="-102.1120071" calcext:value-type="float">
            <text:p>-102.1120071</text:p>
          </table:table-cell>
          <table:table-cell office:value-type="float" office:value="-102.2227554" calcext:value-type="float">
            <text:p>-102.2227554</text:p>
          </table:table-cell>
          <table:table-cell office:value-type="float" office:value="-102.7547531" calcext:value-type="float">
            <text:p>-102.7547531</text:p>
          </table:table-cell>
          <table:table-cell office:value-type="float" office:value="-101.926506" calcext:value-type="float">
            <text:p>-101.926506</text:p>
          </table:table-cell>
          <table:table-cell office:value-type="float" office:value="-102.8562927" calcext:value-type="float">
            <text:p>-102.8562927</text:p>
          </table:table-cell>
          <table:table-cell office:value-type="float" office:value="-102.124237" calcext:value-type="float">
            <text:p>-102.124237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4.2189483" calcext:value-type="float">
            <text:p>-104.2189483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1.8391647" calcext:value-type="float">
            <text:p>-101.8391647</text:p>
          </table:table-cell>
          <table:table-cell office:value-type="float" office:value="-102.9231567" calcext:value-type="float">
            <text:p>-102.9231567</text:p>
          </table:table-cell>
          <table:table-cell office:value-type="float" office:value="-102.1487655" calcext:value-type="float">
            <text:p>-102.1487655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3.1866684" calcext:value-type="float">
            <text:p>-103.1866684</text:p>
          </table:table-cell>
          <table:table-cell office:value-type="float" office:value="-101.6709594" calcext:value-type="float">
            <text:p>-101.6709594</text:p>
          </table:table-cell>
          <table:table-cell office:value-type="float" office:value="-101.986557" calcext:value-type="float">
            <text:p>-101.986557</text:p>
          </table:table-cell>
          <table:table-cell office:value-type="float" office:value="-101.8510284" calcext:value-type="float">
            <text:p>-101.8510284</text:p>
          </table:table-cell>
          <table:table-cell office:value-type="float" office:value="-102.3978958" calcext:value-type="float">
            <text:p>-102.3978958</text:p>
          </table:table-cell>
          <table:table-cell office:value-type="float" office:value="-103.7783584" calcext:value-type="float">
            <text:p>-103.7783584</text:p>
          </table:table-cell>
          <table:table-cell office:value-type="float" office:value="-102.5123825" calcext:value-type="float">
            <text:p>-102.5123825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2.2599945" calcext:value-type="float">
            <text:p>-102.2599945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0.7457428" calcext:value-type="float">
            <text:p>-100.7457428</text:p>
          </table:table-cell>
          <table:table-cell office:value-type="float" office:value="-102.2103805" calcext:value-type="float">
            <text:p>-102.2103805</text:p>
          </table:table-cell>
          <table:table-cell office:value-type="float" office:value="-102.7109756" calcext:value-type="float">
            <text:p>-102.7109756</text:p>
          </table:table-cell>
          <table:table-cell office:value-type="float" office:value="-101.5976562" calcext:value-type="float">
            <text:p>-101.5976562</text:p>
          </table:table-cell>
          <table:table-cell office:value-type="float" office:value="-102.6630783" calcext:value-type="float">
            <text:p>-102.6630783</text:p>
          </table:table-cell>
          <table:table-cell office:value-type="float" office:value="-101.9664993" calcext:value-type="float">
            <text:p>-101.9664993</text:p>
          </table:table-cell>
          <table:table-cell office:value-type="float" office:value="-102.8785324" calcext:value-type="float">
            <text:p>-102.8785324</text:p>
          </table:table-cell>
          <table:table-cell office:value-type="float" office:value="-101.9704971" calcext:value-type="float">
            <text:p>-101.9704971</text:p>
          </table:table-cell>
          <table:table-cell office:value-type="float" office:value="-102.2807464" calcext:value-type="float">
            <text:p>-102.2807464</text:p>
          </table:table-cell>
          <table:table-cell office:value-type="float" office:value="-102.4063262" calcext:value-type="float">
            <text:p>-102.4063262</text:p>
          </table:table-cell>
          <table:table-cell office:value-type="float" office:value="-101.5555038" calcext:value-type="float">
            <text:p>-101.5555038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6327209" calcext:value-type="float">
            <text:p>-102.6327209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2.0066757" calcext:value-type="float">
            <text:p>-102.0066757</text:p>
          </table:table-cell>
          <table:table-cell office:value-type="float" office:value="-103.1223297" calcext:value-type="float">
            <text:p>-103.1223297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3.1544342" calcext:value-type="float">
            <text:p>-103.1544342</text:p>
          </table:table-cell>
          <table:table-cell office:value-type="float" office:value="-102.3684616" calcext:value-type="float">
            <text:p>-102.3684616</text:p>
          </table:table-cell>
          <table:table-cell office:value-type="float" office:value="-102.5508804" calcext:value-type="float">
            <text:p>-102.5508804</text:p>
          </table:table-cell>
          <table:table-cell office:value-type="float" office:value="-103.6072235" calcext:value-type="float">
            <text:p>-103.6072235</text:p>
          </table:table-cell>
          <table:table-cell office:value-type="float" office:value="-103.6557769" calcext:value-type="float">
            <text:p>-103.6557769</text:p>
          </table:table-cell>
          <table:table-cell office:value-type="float" office:value="-103.4822464" calcext:value-type="float">
            <text:p>-103.4822464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4.1465225" calcext:value-type="float">
            <text:p>-104.1465225</text:p>
          </table:table-cell>
          <table:table-cell office:value-type="float" office:value="-102.7328414" calcext:value-type="float">
            <text:p>-102.7328414</text:p>
          </table:table-cell>
          <table:table-cell office:value-type="float" office:value="-104.1259307" calcext:value-type="float">
            <text:p>-104.1259307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2.8075866" calcext:value-type="float">
            <text:p>-102.8075866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3.0448379" calcext:value-type="float">
            <text:p>-103.0448379</text:p>
          </table:table-cell>
          <table:table-cell office:value-type="float" office:value="-102.9410781" calcext:value-type="float">
            <text:p>-102.9410781</text:p>
          </table:table-cell>
          <table:table-cell office:value-type="float" office:value="-102.2641372" calcext:value-type="float">
            <text:p>-102.2641372</text:p>
          </table:table-cell>
          <table:table-cell office:value-type="float" office:value="-102.0106964" calcext:value-type="float">
            <text:p>-102.0106964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2.6111145" calcext:value-type="float">
            <text:p>-102.6111145</text:p>
          </table:table-cell>
          <table:table-cell office:value-type="float" office:value="-102.9231567" calcext:value-type="float">
            <text:p>-102.9231567</text:p>
          </table:table-cell>
          <table:table-cell office:value-type="float" office:value="-103.5734024" calcext:value-type="float">
            <text:p>-103.5734024</text:p>
          </table:table-cell>
          <table:table-cell office:value-type="float" office:value="-101.9225158" calcext:value-type="float">
            <text:p>-101.9225158</text:p>
          </table:table-cell>
          <table:table-cell office:value-type="float" office:value="-102.8785324" calcext:value-type="float">
            <text:p>-102.8785324</text:p>
          </table:table-cell>
          <table:table-cell office:value-type="float" office:value="-101.9905777" calcext:value-type="float">
            <text:p>-101.9905777</text:p>
          </table:table-cell>
          <table:table-cell office:value-type="float" office:value="-101.6400222" calcext:value-type="float">
            <text:p>-101.6400222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3.8776779" calcext:value-type="float">
            <text:p>-103.8776779</text:p>
          </table:table-cell>
          <table:table-cell office:value-type="float" office:value="-102.347496" calcext:value-type="float">
            <text:p>-102.347496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3.6850357" calcext:value-type="float">
            <text:p>-103.6850357</text:p>
          </table:table-cell>
          <table:table-cell table:number-columns-repeated="2" office:value-type="float" office:value="-102.5594635" calcext:value-type="float">
            <text:p>-102.5594635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1.8708267" calcext:value-type="float">
            <text:p>-101.8708267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2.478302" calcext:value-type="float">
            <text:p>-102.478302</text:p>
          </table:table-cell>
          <table:table-cell office:value-type="float" office:value="-102.8474197" calcext:value-type="float">
            <text:p>-102.8474197</text:p>
          </table:table-cell>
          <table:table-cell office:value-type="float" office:value="-102.3558807" calcext:value-type="float">
            <text:p>-102.3558807</text:p>
          </table:table-cell>
          <table:table-cell office:value-type="float" office:value="-101.8986206" calcext:value-type="float">
            <text:p>-101.8986206</text:p>
          </table:table-cell>
          <table:table-cell office:value-type="float" office:value="-102.414772" calcext:value-type="float">
            <text:p>-102.414772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1.8076248" calcext:value-type="float">
            <text:p>-101.8076248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9832077" calcext:value-type="float">
            <text:p>-103.9832077</text:p>
          </table:table-cell>
          <table:table-cell office:value-type="float" office:value="-104.9615097" calcext:value-type="float">
            <text:p>-104.9615097</text:p>
          </table:table-cell>
          <table:table-cell office:value-type="float" office:value="-102.829689" calcext:value-type="float">
            <text:p>-102.829689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2.1120071" calcext:value-type="float">
            <text:p>-102.1120071</text:p>
          </table:table-cell>
          <table:table-cell office:value-type="float" office:value="-102.4443588" calcext:value-type="float">
            <text:p>-102.4443588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3.0539169" calcext:value-type="float">
            <text:p>-103.0539169</text:p>
          </table:table-cell>
          <table:table-cell office:value-type="float" office:value="-102.478302" calcext:value-type="float">
            <text:p>-102.478302</text:p>
          </table:table-cell>
          <table:table-cell office:value-type="float" office:value="-103.0448379" calcext:value-type="float">
            <text:p>-103.0448379</text:p>
          </table:table-cell>
          <table:table-cell office:value-type="float" office:value="-101.7919006" calcext:value-type="float">
            <text:p>-101.7919006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3.2097625" calcext:value-type="float">
            <text:p>-103.2097625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4.2085647" calcext:value-type="float">
            <text:p>-104.2085647</text:p>
          </table:table-cell>
          <table:table-cell office:value-type="float" office:value="-102.2268905" calcext:value-type="float">
            <text:p>-102.2268905</text:p>
          </table:table-cell>
          <table:table-cell office:value-type="float" office:value="-102.1939086" calcext:value-type="float">
            <text:p>-102.1939086</text:p>
          </table:table-cell>
          <table:table-cell office:value-type="float" office:value="-103.0721054" calcext:value-type="float">
            <text:p>-103.0721054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2.2973861" calcext:value-type="float">
            <text:p>-102.2973861</text:p>
          </table:table-cell>
          <table:table-cell office:value-type="float" office:value="-103.4299011" calcext:value-type="float">
            <text:p>-103.4299011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5081176" calcext:value-type="float">
            <text:p>-102.5081176</text:p>
          </table:table-cell>
          <table:table-cell office:value-type="float" office:value="-102.0349044" calcext:value-type="float">
            <text:p>-102.0349044</text:p>
          </table:table-cell>
          <table:table-cell office:value-type="float" office:value="-102.7987594" calcext:value-type="float">
            <text:p>-102.7987594</text:p>
          </table:table-cell>
          <table:table-cell office:value-type="float" office:value="-102.4570694" calcext:value-type="float">
            <text:p>-102.4570694</text:p>
          </table:table-cell>
          <table:table-cell office:value-type="float" office:value="-102.414772" calcext:value-type="float">
            <text:p>-102.414772</text:p>
          </table:table-cell>
          <table:table-cell office:value-type="float" office:value="-103.6120681" calcext:value-type="float">
            <text:p>-103.6120681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2.1528625" calcext:value-type="float">
            <text:p>-102.1528625</text:p>
          </table:table-cell>
          <table:table-cell office:value-type="float" office:value="-102.3684616" calcext:value-type="float">
            <text:p>-102.3684616</text:p>
          </table:table-cell>
          <table:table-cell office:value-type="float" office:value="-101.7527008" calcext:value-type="float">
            <text:p>-101.7527008</text:p>
          </table:table-cell>
          <table:table-cell office:value-type="float" office:value="-102.4570694" calcext:value-type="float">
            <text:p>-102.4570694</text:p>
          </table:table-cell>
          <table:table-cell office:value-type="float" office:value="-104.0849227" calcext:value-type="float">
            <text:p>-104.0849227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2.8518524" calcext:value-type="float">
            <text:p>-102.8518524</text:p>
          </table:table-cell>
          <table:table-cell office:value-type="float" office:value="-103.4965744" calcext:value-type="float">
            <text:p>-103.4965744</text:p>
          </table:table-cell>
          <table:table-cell office:value-type="float" office:value="-102.478302" calcext:value-type="float">
            <text:p>-102.478302</text:p>
          </table:table-cell>
          <table:table-cell office:value-type="float" office:value="-103.6606521" calcext:value-type="float">
            <text:p>-103.6606521</text:p>
          </table:table-cell>
          <table:table-cell office:value-type="float" office:value="-103.2654418" calcext:value-type="float">
            <text:p>-103.2654418</text:p>
          </table:table-cell>
          <table:table-cell office:value-type="float" office:value="-102.5209198" calcext:value-type="float">
            <text:p>-102.5209198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2.6370544" calcext:value-type="float">
            <text:p>-102.6370544</text:p>
          </table:table-cell>
          <table:table-cell office:value-type="float" office:value="-102.7767334" calcext:value-type="float">
            <text:p>-102.7767334</text:p>
          </table:table-cell>
          <table:table-cell office:value-type="float" office:value="-102.842987" calcext:value-type="float">
            <text:p>-102.842987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3.3637466" calcext:value-type="float">
            <text:p>-103.3637466</text:p>
          </table:table-cell>
          <table:table-cell office:value-type="float" office:value="-102.214508" calcext:value-type="float">
            <text:p>-102.214508</text:p>
          </table:table-cell>
          <table:table-cell office:value-type="float" office:value="-103.5445098" calcext:value-type="float">
            <text:p>-103.5445098</text:p>
          </table:table-cell>
          <table:table-cell office:value-type="float" office:value="-103.6120681" calcext:value-type="float">
            <text:p>-103.6120681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2.6284027" calcext:value-type="float">
            <text:p>-102.6284027</text:p>
          </table:table-cell>
          <table:table-cell office:value-type="float" office:value="-102.3810653" calcext:value-type="float">
            <text:p>-102.3810653</text:p>
          </table:table-cell>
          <table:table-cell office:value-type="float" office:value="-103.5685806" calcext:value-type="float">
            <text:p>-103.5685806</text:p>
          </table:table-cell>
          <table:table-cell office:value-type="float" office:value="-103.0675506" calcext:value-type="float">
            <text:p>-103.0675506</text:p>
          </table:table-cell>
          <table:table-cell office:value-type="float" office:value="-104.3182144" calcext:value-type="float">
            <text:p>-104.3182144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2.7459869" calcext:value-type="float">
            <text:p>-102.7459869</text:p>
          </table:table-cell>
          <table:table-cell office:value-type="float" office:value="-103.2607879" calcext:value-type="float">
            <text:p>-103.2607879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3.2375564" calcext:value-type="float">
            <text:p>-103.2375564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2.5423126" calcext:value-type="float">
            <text:p>-102.5423126</text:p>
          </table:table-cell>
          <table:table-cell office:value-type="float" office:value="-103.0766601" calcext:value-type="float">
            <text:p>-103.0766601</text:p>
          </table:table-cell>
          <table:table-cell office:value-type="float" office:value="-102.0997848" calcext:value-type="float">
            <text:p>-102.0997848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1.3626861" calcext:value-type="float">
            <text:p>-101.3626861</text:p>
          </table:table-cell>
          <table:table-cell office:value-type="float" office:value="-103.3121109" calcext:value-type="float">
            <text:p>-103.3121109</text:p>
          </table:table-cell>
          <table:table-cell office:value-type="float" office:value="-103.3637466" calcext:value-type="float">
            <text:p>-103.3637466</text:p>
          </table:table-cell>
          <table:table-cell office:value-type="float" office:value="-102.680458" calcext:value-type="float">
            <text:p>-102.680458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3.0086059" calcext:value-type="float">
            <text:p>-103.0086059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3.0857772" calcext:value-type="float">
            <text:p>-103.0857772</text:p>
          </table:table-cell>
          <table:table-cell office:value-type="float" office:value="-103.2143859" calcext:value-type="float">
            <text:p>-103.2143859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2.8341217" calcext:value-type="float">
            <text:p>-102.8341217</text:p>
          </table:table-cell>
          <table:table-cell office:value-type="float" office:value="-103.506134" calcext:value-type="float">
            <text:p>-103.506134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3.4822464" calcext:value-type="float">
            <text:p>-103.4822464</text:p>
          </table:table-cell>
          <table:table-cell office:value-type="float" office:value="-103.7635574" calcext:value-type="float">
            <text:p>-103.7635574</text:p>
          </table:table-cell>
          <table:table-cell office:value-type="float" office:value="-104.3920898" calcext:value-type="float">
            <text:p>-104.3920898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4.2137527" calcext:value-type="float">
            <text:p>-104.2137527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3.734024" calcext:value-type="float">
            <text:p>-103.734024</text:p>
          </table:table-cell>
          <table:table-cell office:value-type="float" office:value="-104.0849227" calcext:value-type="float">
            <text:p>-104.0849227</text:p>
          </table:table-cell>
          <table:table-cell office:value-type="float" office:value="-103.0584564" calcext:value-type="float">
            <text:p>-103.0584564</text:p>
          </table:table-cell>
          <table:table-cell office:value-type="float" office:value="-104.376213" calcext:value-type="float">
            <text:p>-104.376213</text:p>
          </table:table-cell>
          <table:table-cell office:value-type="float" office:value="-103.8826828" calcext:value-type="float">
            <text:p>-103.8826828</text:p>
          </table:table-cell>
          <table:table-cell office:value-type="float" office:value="-103.3402328" calcext:value-type="float">
            <text:p>-103.3402328</text:p>
          </table:table-cell>
          <table:table-cell office:value-type="float" office:value="-104.1516723" calcext:value-type="float">
            <text:p>-104.1516723</text:p>
          </table:table-cell>
          <table:table-cell office:value-type="float" office:value="-103.3637466" calcext:value-type="float">
            <text:p>-103.3637466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3.3167953" calcext:value-type="float">
            <text:p>-103.3167953</text:p>
          </table:table-cell>
          <table:table-cell office:value-type="float" office:value="-103.738945" calcext:value-type="float">
            <text:p>-103.738945</text:p>
          </table:table-cell>
          <table:table-cell office:value-type="float" office:value="-104.0288314" calcext:value-type="float">
            <text:p>-104.0288314</text:p>
          </table:table-cell>
          <table:table-cell office:value-type="float" office:value="-103.6023864" calcext:value-type="float">
            <text:p>-103.6023864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3.9933242" calcext:value-type="float">
            <text:p>-103.9933242</text:p>
          </table:table-cell>
          <table:table-cell office:value-type="float" office:value="-102.7767334" calcext:value-type="float">
            <text:p>-102.7767334</text:p>
          </table:table-cell>
          <table:table-cell office:value-type="float" office:value="-103.396759" calcext:value-type="float">
            <text:p>-103.396759</text:p>
          </table:table-cell>
          <table:table-cell office:value-type="float" office:value="-103.3496398" calcext:value-type="float">
            <text:p>-103.3496398</text:p>
          </table:table-cell>
          <table:table-cell office:value-type="float" office:value="-103.9731063" calcext:value-type="float">
            <text:p>-103.9731063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4.2449569" calcext:value-type="float">
            <text:p>-104.2449569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5541305" calcext:value-type="float">
            <text:p>-103.5541305</text:p>
          </table:table-cell>
          <table:table-cell office:value-type="float" office:value="-102.9365997" calcext:value-type="float">
            <text:p>-102.9365997</text:p>
          </table:table-cell>
          <table:table-cell office:value-type="float" office:value="-103.8427887" calcext:value-type="float">
            <text:p>-103.8427887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9983902" calcext:value-type="float">
            <text:p>-103.9983902</text:p>
          </table:table-cell>
          <table:table-cell office:value-type="float" office:value="-102.9725265" calcext:value-type="float">
            <text:p>-102.9725265</text:p>
          </table:table-cell>
          <table:table-cell office:value-type="float" office:value="-103.8030853" calcext:value-type="float">
            <text:p>-103.8030853</text:p>
          </table:table-cell>
          <table:table-cell office:value-type="float" office:value="-102.6111145" calcext:value-type="float">
            <text:p>-102.6111145</text:p>
          </table:table-cell>
          <table:table-cell office:value-type="float" office:value="-103.768486" calcext:value-type="float">
            <text:p>-103.768486</text:p>
          </table:table-cell>
          <table:table-cell office:value-type="float" office:value="-103.6606521" calcext:value-type="float">
            <text:p>-103.6606521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2.9905471" calcext:value-type="float">
            <text:p>-102.9905471</text:p>
          </table:table-cell>
          <table:table-cell office:value-type="float" office:value="-104.2293472" calcext:value-type="float">
            <text:p>-104.2293472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4.0849227" calcext:value-type="float">
            <text:p>-104.0849227</text:p>
          </table:table-cell>
          <table:table-cell office:value-type="float" office:value="-104.1723098" calcext:value-type="float">
            <text:p>-104.1723098</text:p>
          </table:table-cell>
          <table:table-cell office:value-type="float" office:value="-103.1728439" calcext:value-type="float">
            <text:p>-103.1728439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5.2199478" calcext:value-type="float">
            <text:p>-105.2199478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3.1774444" calcext:value-type="float">
            <text:p>-103.1774444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4.9955215" calcext:value-type="float">
            <text:p>-104.9955215</text:p>
          </table:table-cell>
          <table:table-cell office:value-type="float" office:value="-105.3019409" calcext:value-type="float">
            <text:p>-105.3019409</text:p>
          </table:table-cell>
          <table:table-cell office:value-type="float" office:value="-104.5741729" calcext:value-type="float">
            <text:p>-104.5741729</text:p>
          </table:table-cell>
          <table:table-cell office:value-type="float" office:value="-104.4987335" calcext:value-type="float">
            <text:p>-104.4987335</text:p>
          </table:table-cell>
          <table:table-cell office:value-type="float" office:value="-103.396759" calcext:value-type="float">
            <text:p>-103.396759</text:p>
          </table:table-cell>
          <table:table-cell office:value-type="float" office:value="-104.7105255" calcext:value-type="float">
            <text:p>-104.7105255</text:p>
          </table:table-cell>
          <table:table-cell office:value-type="float" office:value="-104.1774902" calcext:value-type="float">
            <text:p>-104.1774902</text:p>
          </table:table-cell>
          <table:table-cell office:value-type="float" office:value="-103.7046051" calcext:value-type="float">
            <text:p>-103.7046051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4.5687637" calcext:value-type="float">
            <text:p>-104.5687637</text:p>
          </table:table-cell>
          <table:table-cell office:value-type="float" office:value="-104.967163" calcext:value-type="float">
            <text:p>-104.967163</text:p>
          </table:table-cell>
          <table:table-cell office:value-type="float" office:value="-105.0182724" calcext:value-type="float">
            <text:p>-105.0182724</text:p>
          </table:table-cell>
          <table:table-cell office:value-type="float" office:value="-103.7094955" calcext:value-type="float">
            <text:p>-103.7094955</text:p>
          </table:table-cell>
          <table:table-cell office:value-type="float" office:value="-103.2700958" calcext:value-type="float">
            <text:p>-103.2700958</text:p>
          </table:table-cell>
          <table:table-cell office:value-type="float" office:value="-104.2033767" calcext:value-type="float">
            <text:p>-104.2033767</text:p>
          </table:table-cell>
          <table:table-cell office:value-type="float" office:value="-103.1912841" calcext:value-type="float">
            <text:p>-103.1912841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3.4156875" calcext:value-type="float">
            <text:p>-103.4156875</text:p>
          </table:table-cell>
          <table:table-cell office:value-type="float" office:value="-104.5417556" calcext:value-type="float">
            <text:p>-104.5417556</text:p>
          </table:table-cell>
          <table:table-cell office:value-type="float" office:value="-103.6557769" calcext:value-type="float">
            <text:p>-103.6557769</text:p>
          </table:table-cell>
          <table:table-cell office:value-type="float" office:value="-102.842987" calcext:value-type="float">
            <text:p>-102.842987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3.117752" calcext:value-type="float">
            <text:p>-103.117752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3.2329101" calcext:value-type="float">
            <text:p>-103.2329101</text:p>
          </table:table-cell>
          <table:table-cell office:value-type="float" office:value="-105.0182724" calcext:value-type="float">
            <text:p>-105.0182724</text:p>
          </table:table-cell>
          <table:table-cell office:value-type="float" office:value="-102.954544" calcext:value-type="float">
            <text:p>-102.954544</text:p>
          </table:table-cell>
          <table:table-cell office:value-type="float" office:value="-103.734024" calcext:value-type="float">
            <text:p>-103.734024</text:p>
          </table:table-cell>
          <table:table-cell office:value-type="float" office:value="-104.239746" calcext:value-type="float">
            <text:p>-104.239746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3.5493164" calcext:value-type="float">
            <text:p>-103.5493164</text:p>
          </table:table-cell>
          <table:table-cell office:value-type="float" office:value="-103.9882659" calcext:value-type="float">
            <text:p>-103.9882659</text:p>
          </table:table-cell>
          <table:table-cell office:value-type="float" office:value="-103.5300979" calcext:value-type="float">
            <text:p>-103.5300979</text:p>
          </table:table-cell>
          <table:table-cell office:value-type="float" office:value="-103.852745" calcext:value-type="float">
            <text:p>-103.852745</text:p>
          </table:table-cell>
          <table:table-cell office:value-type="float" office:value="-104.7325439" calcext:value-type="float">
            <text:p>-104.7325439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3.6072235" calcext:value-type="float">
            <text:p>-103.6072235</text:p>
          </table:table-cell>
          <table:table-cell office:value-type="float" office:value="-104.8044967" calcext:value-type="float">
            <text:p>-104.8044967</text:p>
          </table:table-cell>
          <table:table-cell office:value-type="float" office:value="-105.1271667" calcext:value-type="float">
            <text:p>-105.1271667</text:p>
          </table:table-cell>
          <table:table-cell office:value-type="float" office:value="-104.73806" calcext:value-type="float">
            <text:p>-104.73806</text:p>
          </table:table-cell>
          <table:table-cell office:value-type="float" office:value="-104.9785003" calcext:value-type="float">
            <text:p>-104.9785003</text:p>
          </table:table-cell>
          <table:table-cell office:value-type="float" office:value="-104.1981887" calcext:value-type="float">
            <text:p>-104.1981887</text:p>
          </table:table-cell>
          <table:table-cell office:value-type="float" office:value="-105.3019409" calcext:value-type="float">
            <text:p>-105.3019409</text:p>
          </table:table-cell>
          <table:table-cell office:value-type="float" office:value="-105.2491455" calcext:value-type="float">
            <text:p>-105.2491455</text:p>
          </table:table-cell>
          <table:table-cell office:value-type="float" office:value="-103.9832077" calcext:value-type="float">
            <text:p>-103.9832077</text:p>
          </table:table-cell>
          <table:table-cell office:value-type="float" office:value="-104.5363769" calcext:value-type="float">
            <text:p>-104.5363769</text:p>
          </table:table-cell>
          <table:table-cell office:value-type="float" office:value="-103.4822464" calcext:value-type="float">
            <text:p>-103.4822464</text:p>
          </table:table-cell>
          <table:table-cell office:value-type="float" office:value="-104.8211746" calcext:value-type="float">
            <text:p>-104.8211746</text:p>
          </table:table-cell>
          <table:table-cell office:value-type="float" office:value="-104.84906" calcext:value-type="float">
            <text:p>-104.84906</text:p>
          </table:table-cell>
          <table:table-cell office:value-type="float" office:value="-104.1878356" calcext:value-type="float">
            <text:p>-104.1878356</text:p>
          </table:table-cell>
          <table:table-cell office:value-type="float" office:value="-104.606697" calcext:value-type="float">
            <text:p>-104.606697</text:p>
          </table:table-cell>
          <table:table-cell office:value-type="float" office:value="-103.5300979" calcext:value-type="float">
            <text:p>-103.5300979</text:p>
          </table:table-cell>
          <table:table-cell office:value-type="float" office:value="-103.734024" calcext:value-type="float">
            <text:p>-103.734024</text:p>
          </table:table-cell>
          <table:table-cell office:value-type="float" office:value="-104.7105255" calcext:value-type="float">
            <text:p>-104.7105255</text:p>
          </table:table-cell>
          <table:table-cell office:value-type="float" office:value="-103.396759" calcext:value-type="float">
            <text:p>-103.396759</text:p>
          </table:table-cell>
          <table:table-cell office:value-type="float" office:value="-104.6830825" calcext:value-type="float">
            <text:p>-104.6830825</text:p>
          </table:table-cell>
          <table:table-cell office:value-type="float" office:value="-102.680458" calcext:value-type="float">
            <text:p>-102.680458</text:p>
          </table:table-cell>
          <table:table-cell office:value-type="float" office:value="-104.4665985" calcext:value-type="float">
            <text:p>-104.4665985</text:p>
          </table:table-cell>
          <table:table-cell office:value-type="float" office:value="-104.2345504" calcext:value-type="float">
            <text:p>-104.2345504</text:p>
          </table:table-cell>
          <table:table-cell office:value-type="float" office:value="-104.8378982" calcext:value-type="float">
            <text:p>-104.8378982</text:p>
          </table:table-cell>
          <table:table-cell office:value-type="float" office:value="-102.0875778" calcext:value-type="float">
            <text:p>-102.0875778</text:p>
          </table:table-cell>
          <table:table-cell office:value-type="float" office:value="-103.2422027" calcext:value-type="float">
            <text:p>-103.2422027</text:p>
          </table:table-cell>
          <table:table-cell office:value-type="float" office:value="-103.1820526" calcext:value-type="float">
            <text:p>-103.1820526</text:p>
          </table:table-cell>
          <table:table-cell office:value-type="float" office:value="-102.0753936" calcext:value-type="float">
            <text:p>-102.0753936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3.3873214" calcext:value-type="float">
            <text:p>-103.3873214</text:p>
          </table:table-cell>
          <table:table-cell office:value-type="float" office:value="-102.2558517" calcext:value-type="float">
            <text:p>-102.2558517</text:p>
          </table:table-cell>
          <table:table-cell office:value-type="float" office:value="-102.8075866" calcext:value-type="float">
            <text:p>-102.8075866</text:p>
          </table:table-cell>
          <table:table-cell office:value-type="float" office:value="-101.4528961" calcext:value-type="float">
            <text:p>-101.4528961</text:p>
          </table:table-cell>
          <table:table-cell office:value-type="float" office:value="-102.5852508" calcext:value-type="float">
            <text:p>-102.5852508</text:p>
          </table:table-cell>
          <table:table-cell office:value-type="float" office:value="-102.9365997" calcext:value-type="float">
            <text:p>-102.9365997</text:p>
          </table:table-cell>
          <table:table-cell office:value-type="float" office:value="-102.1651535" calcext:value-type="float">
            <text:p>-102.1651535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2.8651809" calcext:value-type="float">
            <text:p>-102.8651809</text:p>
          </table:table-cell>
          <table:table-cell office:value-type="float" office:value="-103.6460418" calcext:value-type="float">
            <text:p>-103.6460418</text:p>
          </table:table-cell>
          <table:table-cell office:value-type="float" office:value="-102.7679367" calcext:value-type="float">
            <text:p>-102.7679367</text:p>
          </table:table-cell>
          <table:table-cell office:value-type="float" office:value="-102.3684616" calcext:value-type="float">
            <text:p>-102.3684616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4.2189483" calcext:value-type="float">
            <text:p>-104.2189483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2.107933" calcext:value-type="float">
            <text:p>-102.107933</text:p>
          </table:table-cell>
          <table:table-cell office:value-type="float" office:value="-101.6400222" calcext:value-type="float">
            <text:p>-101.6400222</text:p>
          </table:table-cell>
          <table:table-cell office:value-type="float" office:value="-103.4299011" calcext:value-type="float">
            <text:p>-103.4299011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2.860733" calcext:value-type="float">
            <text:p>-102.860733</text:p>
          </table:table-cell>
          <table:table-cell office:value-type="float" office:value="-102.107933" calcext:value-type="float">
            <text:p>-102.107933</text:p>
          </table:table-cell>
          <table:table-cell office:value-type="float" office:value="-103.9680557" calcext:value-type="float">
            <text:p>-103.9680557</text:p>
          </table:table-cell>
          <table:table-cell office:value-type="float" office:value="-102.680458" calcext:value-type="float">
            <text:p>-102.680458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3.862709" calcext:value-type="float">
            <text:p>-103.862709</text:p>
          </table:table-cell>
          <table:table-cell office:value-type="float" office:value="-104.8378982" calcext:value-type="float">
            <text:p>-104.8378982</text:p>
          </table:table-cell>
          <table:table-cell office:value-type="float" office:value="-103.2143859" calcext:value-type="float">
            <text:p>-103.2143859</text:p>
          </table:table-cell>
          <table:table-cell office:value-type="float" office:value="-103.3825988" calcext:value-type="float">
            <text:p>-103.3825988</text:p>
          </table:table-cell>
          <table:table-cell office:value-type="float" office:value="-101.8115615" calcext:value-type="float">
            <text:p>-101.8115615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3.6850357" calcext:value-type="float">
            <text:p>-103.6850357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4.1671524" calcext:value-type="float">
            <text:p>-104.1671524</text:p>
          </table:table-cell>
          <table:table-cell office:value-type="float" office:value="-103.7046051" calcext:value-type="float">
            <text:p>-103.7046051</text:p>
          </table:table-cell>
          <table:table-cell office:value-type="float" office:value="-102.9815368" calcext:value-type="float">
            <text:p>-102.9815368</text:p>
          </table:table-cell>
          <table:table-cell office:value-type="float" office:value="-103.8278732" calcext:value-type="float">
            <text:p>-103.8278732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2.8075866" calcext:value-type="float">
            <text:p>-102.8075866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2.9995651" calcext:value-type="float">
            <text:p>-102.9995651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3.1498413" calcext:value-type="float">
            <text:p>-103.1498413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3.0086059" calcext:value-type="float">
            <text:p>-103.0086059</text:p>
          </table:table-cell>
          <table:table-cell office:value-type="float" office:value="-103.5493164" calcext:value-type="float">
            <text:p>-103.5493164</text:p>
          </table:table-cell>
          <table:table-cell office:value-type="float" office:value="-103.6072235" calcext:value-type="float">
            <text:p>-103.6072235</text:p>
          </table:table-cell>
          <table:table-cell office:value-type="float" office:value="-103.9378204" calcext:value-type="float">
            <text:p>-103.9378204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4.2345504" calcext:value-type="float">
            <text:p>-104.2345504</text:p>
          </table:table-cell>
          <table:table-cell office:value-type="float" office:value="-103.6217575" calcext:value-type="float">
            <text:p>-103.6217575</text:p>
          </table:table-cell>
          <table:table-cell office:value-type="float" office:value="-102.5166549" calcext:value-type="float">
            <text:p>-102.5166549</text:p>
          </table:table-cell>
          <table:table-cell office:value-type="float" office:value="-102.4443588" calcext:value-type="float">
            <text:p>-102.4443588</text:p>
          </table:table-cell>
          <table:table-cell office:value-type="float" office:value="-103.2747573" calcext:value-type="float">
            <text:p>-103.2747573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3.5157165" calcext:value-type="float">
            <text:p>-103.5157165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4.4773025" calcext:value-type="float">
            <text:p>-104.4773025</text:p>
          </table:table-cell>
          <table:table-cell office:value-type="float" office:value="-103.1590347" calcext:value-type="float">
            <text:p>-103.1590347</text:p>
          </table:table-cell>
          <table:table-cell office:value-type="float" office:value="-103.9983902" calcext:value-type="float">
            <text:p>-103.9983902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2.6500549" calcext:value-type="float">
            <text:p>-102.6500549</text:p>
          </table:table-cell>
          <table:table-cell office:value-type="float" office:value="-103.477478" calcext:value-type="float">
            <text:p>-103.477478</text:p>
          </table:table-cell>
          <table:table-cell office:value-type="float" office:value="-104.4933776" calcext:value-type="float">
            <text:p>-104.4933776</text:p>
          </table:table-cell>
          <table:table-cell office:value-type="float" office:value="-102.7943496" calcext:value-type="float">
            <text:p>-102.7943496</text:p>
          </table:table-cell>
          <table:table-cell office:value-type="float" office:value="-103.5541305" calcext:value-type="float">
            <text:p>-103.5541305</text:p>
          </table:table-cell>
          <table:table-cell office:value-type="float" office:value="-101.8312683" calcext:value-type="float">
            <text:p>-101.8312683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2.5038528" calcext:value-type="float">
            <text:p>-102.5038528</text:p>
          </table:table-cell>
          <table:table-cell office:value-type="float" office:value="-102.4868087" calcext:value-type="float">
            <text:p>-102.4868087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1.9025955" calcext:value-type="float">
            <text:p>-101.9025955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2.478302" calcext:value-type="float">
            <text:p>-102.478302</text:p>
          </table:table-cell>
          <table:table-cell office:value-type="float" office:value="-103.1912841" calcext:value-type="float">
            <text:p>-103.1912841</text:p>
          </table:table-cell>
          <table:table-cell office:value-type="float" office:value="-102.7240905" calcext:value-type="float">
            <text:p>-102.7240905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5938568" calcext:value-type="float">
            <text:p>-102.5938568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2.5423126" calcext:value-type="float">
            <text:p>-102.5423126</text:p>
          </table:table-cell>
          <table:table-cell office:value-type="float" office:value="-101.5097503" calcext:value-type="float">
            <text:p>-101.5097503</text:p>
          </table:table-cell>
          <table:table-cell office:value-type="float" office:value="-103.0176467" calcext:value-type="float">
            <text:p>-103.0176467</text:p>
          </table:table-cell>
          <table:table-cell office:value-type="float" office:value="-102.6457214" calcext:value-type="float">
            <text:p>-102.6457214</text:p>
          </table:table-cell>
          <table:table-cell office:value-type="float" office:value="-103.1223297" calcext:value-type="float">
            <text:p>-103.1223297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1.6787109" calcext:value-type="float">
            <text:p>-101.6787109</text:p>
          </table:table-cell>
          <table:table-cell office:value-type="float" office:value="-101.7683563" calcext:value-type="float">
            <text:p>-101.7683563</text:p>
          </table:table-cell>
          <table:table-cell office:value-type="float" office:value="-101.4528961" calcext:value-type="float">
            <text:p>-101.4528961</text:p>
          </table:table-cell>
          <table:table-cell office:value-type="float" office:value="-102.5466003" calcext:value-type="float">
            <text:p>-102.5466003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2.914215" calcext:value-type="float">
            <text:p>-102.914215</text:p>
          </table:table-cell>
          <table:table-cell office:value-type="float" office:value="-101.9225158" calcext:value-type="float">
            <text:p>-101.9225158</text:p>
          </table:table-cell>
          <table:table-cell office:value-type="float" office:value="-102.1201553" calcext:value-type="float">
            <text:p>-102.1201553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2.1651535" calcext:value-type="float">
            <text:p>-102.1651535</text:p>
          </table:table-cell>
          <table:table-cell office:value-type="float" office:value="-101.8906707" calcext:value-type="float">
            <text:p>-101.8906707</text:p>
          </table:table-cell>
          <table:table-cell office:value-type="float" office:value="-101.5861434" calcext:value-type="float">
            <text:p>-101.5861434</text:p>
          </table:table-cell>
          <table:table-cell office:value-type="float" office:value="-101.4415664" calcext:value-type="float">
            <text:p>-101.4415664</text:p>
          </table:table-cell>
          <table:table-cell office:value-type="float" office:value="-102.1160812" calcext:value-type="float">
            <text:p>-102.1160812</text:p>
          </table:table-cell>
          <table:table-cell office:value-type="float" office:value="-101.9745178" calcext:value-type="float">
            <text:p>-101.9745178</text:p>
          </table:table-cell>
          <table:table-cell office:value-type="float" office:value="-102.1692504" calcext:value-type="float">
            <text:p>-102.1692504</text:p>
          </table:table-cell>
          <table:table-cell office:value-type="float" office:value="-101.9825439" calcext:value-type="float">
            <text:p>-101.9825439</text:p>
          </table:table-cell>
          <table:table-cell office:value-type="float" office:value="-101.934494" calcext:value-type="float">
            <text:p>-101.934494</text:p>
          </table:table-cell>
          <table:table-cell office:value-type="float" office:value="-102.2475662" calcext:value-type="float">
            <text:p>-102.2475662</text:p>
          </table:table-cell>
          <table:table-cell office:value-type="float" office:value="-102.1160812" calcext:value-type="float">
            <text:p>-102.1160812</text:p>
          </table:table-cell>
          <table:table-cell office:value-type="float" office:value="-101.4680175" calcext:value-type="float">
            <text:p>-101.4680175</text:p>
          </table:table-cell>
          <table:table-cell office:value-type="float" office:value="-101.7020034" calcext:value-type="float">
            <text:p>-101.7020034</text:p>
          </table:table-cell>
          <table:table-cell office:value-type="float" office:value="-102.1569519" calcext:value-type="float">
            <text:p>-102.1569519</text:p>
          </table:table-cell>
          <table:table-cell office:value-type="float" office:value="-101.6632156" calcext:value-type="float">
            <text:p>-101.6632156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3.3543319" calcext:value-type="float">
            <text:p>-103.3543319</text:p>
          </table:table-cell>
          <table:table-cell office:value-type="float" office:value="-102.7767334" calcext:value-type="float">
            <text:p>-102.7767334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1.6400222" calcext:value-type="float">
            <text:p>-101.6400222</text:p>
          </table:table-cell>
          <table:table-cell office:value-type="float" office:value="-101.9105606" calcext:value-type="float">
            <text:p>-101.9105606</text:p>
          </table:table-cell>
          <table:table-cell office:value-type="float" office:value="-103.8030853" calcext:value-type="float">
            <text:p>-103.8030853</text:p>
          </table:table-cell>
          <table:table-cell office:value-type="float" office:value="-101.4491195" calcext:value-type="float">
            <text:p>-101.4491195</text:p>
          </table:table-cell>
          <table:table-cell office:value-type="float" office:value="-101.3889007" calcext:value-type="float">
            <text:p>-101.3889007</text:p>
          </table:table-cell>
          <table:table-cell office:value-type="float" office:value="-101.9745178" calcext:value-type="float">
            <text:p>-101.9745178</text:p>
          </table:table-cell>
          <table:table-cell office:value-type="float" office:value="-102.5766449" calcext:value-type="float">
            <text:p>-102.5766449</text:p>
          </table:table-cell>
          <table:table-cell office:value-type="float" office:value="-101.6981201" calcext:value-type="float">
            <text:p>-101.6981201</text:p>
          </table:table-cell>
          <table:table-cell office:value-type="float" office:value="-102.5038528" calcext:value-type="float">
            <text:p>-102.5038528</text:p>
          </table:table-cell>
          <table:table-cell office:value-type="float" office:value="-102.6327209" calcext:value-type="float">
            <text:p>-102.6327209</text:p>
          </table:table-cell>
          <table:table-cell office:value-type="float" office:value="-101.8194427" calcext:value-type="float">
            <text:p>-101.8194427</text:p>
          </table:table-cell>
          <table:table-cell office:value-type="float" office:value="-102.1815719" calcext:value-type="float">
            <text:p>-102.1815719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1.6748352" calcext:value-type="float">
            <text:p>-101.6748352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1.5135574" calcext:value-type="float">
            <text:p>-101.5135574</text:p>
          </table:table-cell>
          <table:table-cell office:value-type="float" office:value="-102.0026474" calcext:value-type="float">
            <text:p>-102.0026474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1.7253646" calcext:value-type="float">
            <text:p>-101.7253646</text:p>
          </table:table-cell>
          <table:table-cell office:value-type="float" office:value="-102.1569519" calcext:value-type="float">
            <text:p>-102.1569519</text:p>
          </table:table-cell>
          <table:table-cell office:value-type="float" office:value="-102.0026474" calcext:value-type="float">
            <text:p>-102.0026474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1.6516113" calcext:value-type="float">
            <text:p>-101.6516113</text:p>
          </table:table-cell>
          <table:table-cell office:value-type="float" office:value="-101.8431167" calcext:value-type="float">
            <text:p>-101.8431167</text:p>
          </table:table-cell>
          <table:table-cell office:value-type="float" office:value="-102.2475662" calcext:value-type="float">
            <text:p>-102.2475662</text:p>
          </table:table-cell>
          <table:table-cell office:value-type="float" office:value="-101.7059021" calcext:value-type="float">
            <text:p>-101.7059021</text:p>
          </table:table-cell>
          <table:table-cell office:value-type="float" office:value="-101.7958221" calcext:value-type="float">
            <text:p>-101.7958221</text:p>
          </table:table-cell>
          <table:table-cell office:value-type="float" office:value="-102.0997848" calcext:value-type="float">
            <text:p>-102.0997848</text:p>
          </table:table-cell>
          <table:table-cell office:value-type="float" office:value="-102.6457214" calcext:value-type="float">
            <text:p>-102.6457214</text:p>
          </table:table-cell>
          <table:table-cell office:value-type="float" office:value="-101.7801208" calcext:value-type="float">
            <text:p>-101.7801208</text:p>
          </table:table-cell>
          <table:table-cell office:value-type="float" office:value="-102.124237" calcext:value-type="float">
            <text:p>-102.124237</text:p>
          </table:table-cell>
          <table:table-cell office:value-type="float" office:value="-102.0026474" calcext:value-type="float">
            <text:p>-102.0026474</text:p>
          </table:table-cell>
          <table:table-cell office:value-type="float" office:value="-101.5631561" calcext:value-type="float">
            <text:p>-101.5631561</text:p>
          </table:table-cell>
          <table:table-cell office:value-type="float" office:value="-101.4001617" calcext:value-type="float">
            <text:p>-101.4001617</text:p>
          </table:table-cell>
          <table:table-cell office:value-type="float" office:value="-101.2401657" calcext:value-type="float">
            <text:p>-101.2401657</text:p>
          </table:table-cell>
          <table:table-cell office:value-type="float" office:value="-101.926506" calcext:value-type="float">
            <text:p>-101.926506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1.6825866" calcext:value-type="float">
            <text:p>-101.6825866</text:p>
          </table:table-cell>
          <table:table-cell office:value-type="float" office:value="-103.2980804" calcext:value-type="float">
            <text:p>-103.2980804</text:p>
          </table:table-cell>
          <table:table-cell office:value-type="float" office:value="-101.8628997" calcext:value-type="float">
            <text:p>-101.8628997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2.6284027" calcext:value-type="float">
            <text:p>-102.6284027</text:p>
          </table:table-cell>
          <table:table-cell office:value-type="float" office:value="-102.3307647" calcext:value-type="float">
            <text:p>-102.3307647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2558517" calcext:value-type="float">
            <text:p>-102.2558517</text:p>
          </table:table-cell>
          <table:table-cell office:value-type="float" office:value="-102.7372207" calcext:value-type="float">
            <text:p>-102.7372207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2.1692504" calcext:value-type="float">
            <text:p>-102.1692504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2.1815719" calcext:value-type="float">
            <text:p>-102.1815719</text:p>
          </table:table-cell>
          <table:table-cell office:value-type="float" office:value="-100.6418838" calcext:value-type="float">
            <text:p>-100.6418838</text:p>
          </table:table-cell>
          <table:table-cell office:value-type="float" office:value="-103.3402328" calcext:value-type="float">
            <text:p>-103.3402328</text:p>
          </table:table-cell>
          <table:table-cell office:value-type="float" office:value="-101.8273239" calcext:value-type="float">
            <text:p>-101.8273239</text:p>
          </table:table-cell>
          <table:table-cell office:value-type="float" office:value="-102.107933" calcext:value-type="float">
            <text:p>-102.107933</text:p>
          </table:table-cell>
          <table:table-cell office:value-type="float" office:value="-102.0510788" calcext:value-type="float">
            <text:p>-102.0510788</text:p>
          </table:table-cell>
          <table:table-cell office:value-type="float" office:value="-103.2700958" calcext:value-type="float">
            <text:p>-103.2700958</text:p>
          </table:table-cell>
          <table:table-cell office:value-type="float" office:value="-101.4793777" calcext:value-type="float">
            <text:p>-101.4793777</text:p>
          </table:table-cell>
          <table:table-cell office:value-type="float" office:value="-102.0713424" calcext:value-type="float">
            <text:p>-102.0713424</text:p>
          </table:table-cell>
          <table:table-cell office:value-type="float" office:value="-101.3477478" calcext:value-type="float">
            <text:p>-101.3477478</text:p>
          </table:table-cell>
          <table:table-cell office:value-type="float" office:value="-102.5852508" calcext:value-type="float">
            <text:p>-102.5852508</text:p>
          </table:table-cell>
          <table:table-cell office:value-type="float" office:value="-101.8076248" calcext:value-type="float">
            <text:p>-101.8076248</text:p>
          </table:table-cell>
          <table:table-cell office:value-type="float" office:value="-102.4232101" calcext:value-type="float">
            <text:p>-102.4232101</text:p>
          </table:table-cell>
          <table:table-cell office:value-type="float" office:value="-102.3307647" calcext:value-type="float">
            <text:p>-102.3307647</text:p>
          </table:table-cell>
          <table:table-cell office:value-type="float" office:value="-101.4604492" calcext:value-type="float">
            <text:p>-101.4604492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3.0040893" calcext:value-type="float">
            <text:p>-103.0040893</text:p>
          </table:table-cell>
          <table:table-cell office:value-type="float" office:value="-102.022789" calcext:value-type="float">
            <text:p>-102.022789</text:p>
          </table:table-cell>
          <table:table-cell office:value-type="float" office:value="-102.478302" calcext:value-type="float">
            <text:p>-102.478302</text:p>
          </table:table-cell>
          <table:table-cell office:value-type="float" office:value="-102.0268249" calcext:value-type="float">
            <text:p>-102.0268249</text:p>
          </table:table-cell>
          <table:table-cell office:value-type="float" office:value="-102.829689" calcext:value-type="float">
            <text:p>-102.829689</text:p>
          </table:table-cell>
          <table:table-cell office:value-type="float" office:value="-101.874794" calcext:value-type="float">
            <text:p>-101.874794</text:p>
          </table:table-cell>
          <table:table-cell office:value-type="float" office:value="-102.5209198" calcext:value-type="float">
            <text:p>-102.5209198</text:p>
          </table:table-cell>
          <table:table-cell office:value-type="float" office:value="-102.4486007" calcext:value-type="float">
            <text:p>-102.4486007</text:p>
          </table:table-cell>
          <table:table-cell office:value-type="float" office:value="-104.1259307" calcext:value-type="float">
            <text:p>-104.1259307</text:p>
          </table:table-cell>
          <table:table-cell office:value-type="float" office:value="-102.1651535" calcext:value-type="float">
            <text:p>-102.1651535</text:p>
          </table:table-cell>
          <table:table-cell office:value-type="float" office:value="-102.272438" calcext:value-type="float">
            <text:p>-102.272438</text:p>
          </table:table-cell>
          <table:table-cell office:value-type="float" office:value="-102.8252639" calcext:value-type="float">
            <text:p>-102.8252639</text:p>
          </table:table-cell>
          <table:table-cell office:value-type="float" office:value="-101.4302597" calcext:value-type="float">
            <text:p>-101.4302597</text:p>
          </table:table-cell>
          <table:table-cell office:value-type="float" office:value="-101.8312683" calcext:value-type="float">
            <text:p>-101.8312683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3.0812149" calcext:value-type="float">
            <text:p>-103.0812149</text:p>
          </table:table-cell>
          <table:table-cell office:value-type="float" office:value="-102.8518524" calcext:value-type="float">
            <text:p>-102.8518524</text:p>
          </table:table-cell>
          <table:table-cell office:value-type="float" office:value="-102.1324081" calcext:value-type="float">
            <text:p>-102.1324081</text:p>
          </table:table-cell>
          <table:table-cell office:value-type="float" office:value="-102.6761093" calcext:value-type="float">
            <text:p>-102.6761093</text:p>
          </table:table-cell>
          <table:table-cell office:value-type="float" office:value="-102.5081176" calcext:value-type="float">
            <text:p>-102.5081176</text:p>
          </table:table-cell>
          <table:table-cell office:value-type="float" office:value="-102.1569519" calcext:value-type="float">
            <text:p>-102.1569519</text:p>
          </table:table-cell>
          <table:table-cell office:value-type="float" office:value="-102.272438" calcext:value-type="float">
            <text:p>-102.272438</text:p>
          </table:table-cell>
          <table:table-cell office:value-type="float" office:value="-102.2268905" calcext:value-type="float">
            <text:p>-102.2268905</text:p>
          </table:table-cell>
          <table:table-cell office:value-type="float" office:value="-102.602478" calcext:value-type="float">
            <text:p>-102.602478</text:p>
          </table:table-cell>
          <table:table-cell office:value-type="float" office:value="-101.6942367" calcext:value-type="float">
            <text:p>-101.6942367</text:p>
          </table:table-cell>
          <table:table-cell office:value-type="float" office:value="-101.3253784" calcext:value-type="float">
            <text:p>-101.3253784</text:p>
          </table:table-cell>
          <table:table-cell office:value-type="float" office:value="-102.6978836" calcext:value-type="float">
            <text:p>-102.6978836</text:p>
          </table:table-cell>
          <table:table-cell office:value-type="float" office:value="-102.4443588" calcext:value-type="float">
            <text:p>-102.4443588</text:p>
          </table:table-cell>
          <table:table-cell office:value-type="float" office:value="-101.0001907" calcext:value-type="float">
            <text:p>-101.0001907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1.1193542" calcext:value-type="float">
            <text:p>-101.1193542</text:p>
          </table:table-cell>
          <table:table-cell office:value-type="float" office:value="-101.9905777" calcext:value-type="float">
            <text:p>-101.9905777</text:p>
          </table:table-cell>
          <table:table-cell office:value-type="float" office:value="-102.5038528" calcext:value-type="float">
            <text:p>-102.5038528</text:p>
          </table:table-cell>
          <table:table-cell office:value-type="float" office:value="-102.5594635" calcext:value-type="float">
            <text:p>-102.5594635</text:p>
          </table:table-cell>
          <table:table-cell office:value-type="float" office:value="-101.4114379" calcext:value-type="float">
            <text:p>-101.4114379</text:p>
          </table:table-cell>
          <table:table-cell office:value-type="float" office:value="-101.3365554" calcext:value-type="float">
            <text:p>-101.3365554</text:p>
          </table:table-cell>
          <table:table-cell office:value-type="float" office:value="-101.2033767" calcext:value-type="float">
            <text:p>-101.2033767</text:p>
          </table:table-cell>
          <table:table-cell office:value-type="float" office:value="-101.4076767" calcext:value-type="float">
            <text:p>-101.4076767</text:p>
          </table:table-cell>
          <table:table-cell office:value-type="float" office:value="-102.2558517" calcext:value-type="float">
            <text:p>-102.2558517</text:p>
          </table:table-cell>
          <table:table-cell office:value-type="float" office:value="-101.5938262" calcext:value-type="float">
            <text:p>-101.5938262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1.9504776" calcext:value-type="float">
            <text:p>-101.9504776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1.866867" calcext:value-type="float">
            <text:p>-101.866867</text:p>
          </table:table-cell>
          <table:table-cell office:value-type="float" office:value="-101.2364807" calcext:value-type="float">
            <text:p>-101.2364807</text:p>
          </table:table-cell>
          <table:table-cell office:value-type="float" office:value="-101.3440094" calcext:value-type="float">
            <text:p>-101.3440094</text:p>
          </table:table-cell>
          <table:table-cell office:value-type="float" office:value="-101.1667404" calcext:value-type="float">
            <text:p>-101.1667404</text:p>
          </table:table-cell>
          <table:table-cell office:value-type="float" office:value="-101.5440444" calcext:value-type="float">
            <text:p>-101.5440444</text:p>
          </table:table-cell>
          <table:table-cell office:value-type="float" office:value="-101.6245956" calcext:value-type="float">
            <text:p>-101.6245956</text:p>
          </table:table-cell>
          <table:table-cell office:value-type="float" office:value="-101.7997589" calcext:value-type="float">
            <text:p>-101.7997589</text:p>
          </table:table-cell>
          <table:table-cell office:value-type="float" office:value="-101.5249786" calcext:value-type="float">
            <text:p>-101.5249786</text:p>
          </table:table-cell>
          <table:table-cell office:value-type="float" office:value="-101.8986206" calcext:value-type="float">
            <text:p>-101.8986206</text:p>
          </table:table-cell>
          <table:table-cell office:value-type="float" office:value="-101.8470764" calcext:value-type="float">
            <text:p>-101.8470764</text:p>
          </table:table-cell>
          <table:table-cell office:value-type="float" office:value="-102.124237" calcext:value-type="float">
            <text:p>-102.124237</text:p>
          </table:table-cell>
          <table:table-cell office:value-type="float" office:value="-102.0308609" calcext:value-type="float">
            <text:p>-102.0308609</text:p>
          </table:table-cell>
          <table:table-cell office:value-type="float" office:value="-101.2291183" calcext:value-type="float">
            <text:p>-101.2291183</text:p>
          </table:table-cell>
          <table:table-cell office:value-type="float" office:value="-102.7109756" calcext:value-type="float">
            <text:p>-102.7109756</text:p>
          </table:table-cell>
          <table:table-cell office:value-type="float" office:value="-101.7292633" calcext:value-type="float">
            <text:p>-101.7292633</text:p>
          </table:table-cell>
          <table:table-cell office:value-type="float" office:value="-102.7503662" calcext:value-type="float">
            <text:p>-102.7503662</text:p>
          </table:table-cell>
          <table:table-cell office:value-type="float" office:value="-101.8470764" calcext:value-type="float">
            <text:p>-101.8470764</text:p>
          </table:table-cell>
          <table:table-cell office:value-type="float" office:value="-101.9704971" calcext:value-type="float">
            <text:p>-101.9704971</text:p>
          </table:table-cell>
          <table:table-cell office:value-type="float" office:value="-101.589981" calcext:value-type="float">
            <text:p>-101.589981</text:p>
          </table:table-cell>
          <table:table-cell office:value-type="float" office:value="-101.866867" calcext:value-type="float">
            <text:p>-101.866867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2.2848968" calcext:value-type="float">
            <text:p>-102.2848968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2.3140564" calcext:value-type="float">
            <text:p>-102.3140564</text:p>
          </table:table-cell>
          <table:table-cell office:value-type="float" office:value="-101.9544754" calcext:value-type="float">
            <text:p>-101.9544754</text:p>
          </table:table-cell>
          <table:table-cell office:value-type="float" office:value="-101.998619" calcext:value-type="float">
            <text:p>-101.998619</text:p>
          </table:table-cell>
          <table:table-cell office:value-type="float" office:value="-102.0026474" calcext:value-type="float">
            <text:p>-102.0026474</text:p>
          </table:table-cell>
          <table:table-cell office:value-type="float" office:value="-102.7066116" calcext:value-type="float">
            <text:p>-102.7066116</text:p>
          </table:table-cell>
          <table:table-cell office:value-type="float" office:value="-103.1866684" calcext:value-type="float">
            <text:p>-103.1866684</text:p>
          </table:table-cell>
          <table:table-cell office:value-type="float" office:value="-101.6670913" calcext:value-type="float">
            <text:p>-101.6670913</text:p>
          </table:table-cell>
          <table:table-cell office:value-type="float" office:value="-101.7958221" calcext:value-type="float">
            <text:p>-101.7958221</text:p>
          </table:table-cell>
          <table:table-cell office:value-type="float" office:value="-103.288742" calcext:value-type="float">
            <text:p>-103.288742</text:p>
          </table:table-cell>
          <table:table-cell office:value-type="float" office:value="-102.1324081" calcext:value-type="float">
            <text:p>-102.1324081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1.9745178" calcext:value-type="float">
            <text:p>-101.9745178</text:p>
          </table:table-cell>
          <table:table-cell office:value-type="float" office:value="-103.0448379" calcext:value-type="float">
            <text:p>-103.0448379</text:p>
          </table:table-cell>
          <table:table-cell office:value-type="float" office:value="-102.3726654" calcext:value-type="float">
            <text:p>-102.37266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miar 2</text:p>
          </table:table-cell>
          <table:table-cell office:value-type="string" calcext:value-type="string">
            <text:p>Mon May 20 18:03:56 2024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17.203041" calcext:value-type="float">
            <text:p>-117.203041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0.15345" calcext:value-type="float">
            <text:p>-120.15345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17.4140472" calcext:value-type="float">
            <text:p>-117.4140472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19.495819" calcext:value-type="float">
            <text:p>-119.495819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17.5094986" calcext:value-type="float">
            <text:p>-117.5094986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18.3661956" calcext:value-type="float">
            <text:p>-118.3661956</text:p>
          </table:table-cell>
          <table:table-cell office:value-type="float" office:value="-117.3667144" calcext:value-type="float">
            <text:p>-117.366714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7.4855346" calcext:value-type="float">
            <text:p>-117.4855346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37.3196411" calcext:value-type="float">
            <text:p>-137.3196411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39.740509" calcext:value-type="float">
            <text:p>-139.740509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18.3397598" calcext:value-type="float">
            <text:p>-118.3397598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2.2807465" calcext:value-type="float">
            <text:p>-122.2807465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19.9604187" calcext:value-type="float">
            <text:p>-119.960418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18.26091" calcext:value-type="float">
            <text:p>-118.26091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0794449" calcext:value-type="float">
            <text:p>-121.0794449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14.756546" calcext:value-type="float">
            <text:p>-114.756546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15.6001434" calcext:value-type="float">
            <text:p>-115.600143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19.4357147" calcext:value-type="float">
            <text:p>-119.4357147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20.2187576" calcext:value-type="float">
            <text:p>-120.2187576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17.156845" calcext:value-type="float">
            <text:p>-117.156845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2.6630707" calcext:value-type="float">
            <text:p>-122.6630707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18.7174606" calcext:value-type="float">
            <text:p>-118.7174606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2.2392883" calcext:value-type="float">
            <text:p>-122.2392883</text:p>
          </table:table-cell>
          <table:table-cell office:value-type="float" office:value="-119.6173095" calcext:value-type="float">
            <text:p>-119.6173095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2.4063263" calcext:value-type="float">
            <text:p>-122.4063263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17.7775268" calcext:value-type="float">
            <text:p>-117.777526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37.0879974" calcext:value-type="float">
            <text:p>-137.0879974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1.1521301" calcext:value-type="float">
            <text:p>-121.152130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18.0796814" calcext:value-type="float">
            <text:p>-118.0796814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16.4917831" calcext:value-type="float">
            <text:p>-116.4917831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0.8297272" calcext:value-type="float">
            <text:p>-120.8297272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19.5260314" calcext:value-type="float">
            <text:p>-119.5260314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30.0952911" calcext:value-type="float">
            <text:p>-130.0952911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2.8385468" calcext:value-type="float">
            <text:p>-122.8385468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0.9715424" calcext:value-type="float">
            <text:p>-120.9715424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1.2254333" calcext:value-type="float">
            <text:p>-121.2254333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17.8023147" calcext:value-type="float">
            <text:p>-117.8023147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7.5335311" calcext:value-type="float">
            <text:p>-117.5335311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17.8520889" calcext:value-type="float">
            <text:p>-117.8520889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19.5563507" calcext:value-type="float">
            <text:p>-119.5563507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36.0142975" calcext:value-type="float">
            <text:p>-136.0142975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5.5769501" calcext:value-type="float">
            <text:p>-125.5769501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30.9538574" calcext:value-type="float">
            <text:p>-130.9538574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17.3196334" calcext:value-type="float">
            <text:p>-117.3196334</text:p>
          </table:table-cell>
          <table:table-cell office:value-type="float" office:value="-118.6351318" calcext:value-type="float">
            <text:p>-118.635131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17.9021453" calcext:value-type="float">
            <text:p>-117.9021453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19.5867767" calcext:value-type="float">
            <text:p>-119.5867767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33.4151154" calcext:value-type="float">
            <text:p>-133.4151154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31.5370178" calcext:value-type="float">
            <text:p>-131.537017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36.862381" calcext:value-type="float">
            <text:p>-136.862381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19.2285461" calcext:value-type="float">
            <text:p>-119.2285461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33.7199097" calcext:value-type="float">
            <text:p>-133.7199097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18.5265502" calcext:value-type="float">
            <text:p>-118.5265502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1.8352127" calcext:value-type="float">
            <text:p>-121.8352127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5.6379013" calcext:value-type="float">
            <text:p>-125.6379013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4.9898453" calcext:value-type="float">
            <text:p>-124.9898453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18.131073" calcext:value-type="float">
            <text:p>-118.131073</text:p>
          </table:table-cell>
          <table:table-cell office:value-type="float" office:value="-135.4285126" calcext:value-type="float">
            <text:p>-135.4285126</text:p>
          </table:table-cell>
          <table:table-cell office:value-type="float" office:value="-134.3636017" calcext:value-type="float">
            <text:p>-134.3636017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7.5576171" calcext:value-type="float">
            <text:p>-117.5576171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6.2066422" calcext:value-type="float">
            <text:p>-126.2066422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3.8726883" calcext:value-type="float">
            <text:p>-123.8726883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5394745" calcext:value-type="float">
            <text:p>-126.5394745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18.3133926" calcext:value-type="float">
            <text:p>-118.3133926</text:p>
          </table:table-cell>
          <table:table-cell office:value-type="float" office:value="-120.6901932" calcext:value-type="float">
            <text:p>-120.6901932</text:p>
          </table:table-cell>
          <table:table-cell office:value-type="float" office:value="-116.3857269" calcext:value-type="float">
            <text:p>-116.3857269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24.1259384" calcext:value-type="float">
            <text:p>-124.1259384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17.4855346" calcext:value-type="float">
            <text:p>-117.4855346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1.4869614" calcext:value-type="float">
            <text:p>-121.486961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47.8558197" calcext:value-type="float">
            <text:p>-147.8558197</text:p>
          </table:table-cell>
          <table:table-cell office:value-type="float" office:value="-122.4485931" calcext:value-type="float">
            <text:p>-122.4485931</text:p>
          </table:table-cell>
          <table:table-cell office:value-type="float" office:value="-120.5188751" calcext:value-type="float">
            <text:p>-120.5188751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18.0540924" calcext:value-type="float">
            <text:p>-118.0540924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8.0540924" calcext:value-type="float">
            <text:p>-118.0540924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19.678688" calcext:value-type="float">
            <text:p>-119.678688</text:p>
          </table:table-cell>
          <table:table-cell office:value-type="float" office:value="-129.3140106" calcext:value-type="float">
            <text:p>-129.3140106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8.5972443" calcext:value-type="float">
            <text:p>-128.597244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19.0835342" calcext:value-type="float">
            <text:p>-119.0835342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19.8654861" calcext:value-type="float">
            <text:p>-119.8654861</text:p>
          </table:table-cell>
          <table:table-cell office:value-type="float" office:value="-117.5576171" calcext:value-type="float">
            <text:p>-117.5576171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26.0769958" calcext:value-type="float">
            <text:p>-126.0769958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0.0563965" calcext:value-type="float">
            <text:p>-120.0563965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9.89328" calcext:value-type="float">
            <text:p>-129.89328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0.1860352" calcext:value-type="float">
            <text:p>-120.1860352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17.461647" calcext:value-type="float">
            <text:p>-117.461647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3.0176468" calcext:value-type="float">
            <text:p>-123.017646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31.2990417" calcext:value-type="float">
            <text:p>-131.2990417</text:p>
          </table:table-cell>
          <table:table-cell office:value-type="float" office:value="-117.8770828" calcext:value-type="float">
            <text:p>-117.8770828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0.0886307" calcext:value-type="float">
            <text:p>-120.0886307</text:p>
          </table:table-cell>
          <table:table-cell office:value-type="float" office:value="-122.1569595" calcext:value-type="float">
            <text:p>-122.1569595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1.3365555" calcext:value-type="float">
            <text:p>-121.3365555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17.8770828" calcext:value-type="float">
            <text:p>-117.8770828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5.6992874" calcext:value-type="float">
            <text:p>-125.6992874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1.7958298" calcext:value-type="float">
            <text:p>-121.7958298</text:p>
          </table:table-cell>
          <table:table-cell office:value-type="float" office:value="-118.2347869" calcext:value-type="float">
            <text:p>-118.2347869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1.7566147" calcext:value-type="float">
            <text:p>-121.7566147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9.0262069" calcext:value-type="float">
            <text:p>-119.0262069</text:p>
          </table:table-cell>
          <table:table-cell office:value-type="float" office:value="-114.6178436" calcext:value-type="float">
            <text:p>-114.6178436</text:p>
          </table:table-cell>
          <table:table-cell office:value-type="float" office:value="-122.0348969" calcext:value-type="float">
            <text:p>-122.0348969</text:p>
          </table:table-cell>
          <table:table-cell office:value-type="float" office:value="-118.5806732" calcext:value-type="float">
            <text:p>-118.5806732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3.3873138" calcext:value-type="float">
            <text:p>-123.3873138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0.6556625" calcext:value-type="float">
            <text:p>-120.6556625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2.1160736" calcext:value-type="float">
            <text:p>-122.1160736</text:p>
          </table:table-cell>
          <table:table-cell office:value-type="float" office:value="-119.7715835" calcext:value-type="float">
            <text:p>-119.7715835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17.3667144" calcext:value-type="float">
            <text:p>-117.3667144</text:p>
          </table:table-cell>
          <table:table-cell office:value-type="float" office:value="-134.8797455" calcext:value-type="float">
            <text:p>-134.8797455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18.5806732" calcext:value-type="float">
            <text:p>-118.5806732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31.4172211" calcext:value-type="float">
            <text:p>-131.4172211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18.4193191" calcext:value-type="float">
            <text:p>-118.4193191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19.3463211" calcext:value-type="float">
            <text:p>-119.3463211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14.7740402" calcext:value-type="float">
            <text:p>-114.7740402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38.3134003" calcext:value-type="float">
            <text:p>-138.313400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1.1157074" calcext:value-type="float">
            <text:p>-121.115707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9.4079132" calcext:value-type="float">
            <text:p>-129.4079132</text:p>
          </table:table-cell>
          <table:table-cell office:value-type="float" office:value="-123.8229141" calcext:value-type="float">
            <text:p>-123.8229141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9.5988159" calcext:value-type="float">
            <text:p>-129.5988159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31.1824493" calcext:value-type="float">
            <text:p>-131.1824493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5.814621" calcext:value-type="float">
            <text:p>-135.81462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18.4727706" calcext:value-type="float">
            <text:p>-118.4727706</text:p>
          </table:table-cell>
          <table:table-cell office:value-type="float" office:value="-124.6012726" calcext:value-type="float">
            <text:p>-124.6012726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4.6557236" calcext:value-type="float">
            <text:p>-124.6557236</text:p>
          </table:table-cell>
          <table:table-cell office:value-type="float" office:value="-139.4357147" calcext:value-type="float">
            <text:p>-139.4357147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3.6752701" calcext:value-type="float">
            <text:p>-123.6752701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4.333992" calcext:value-type="float">
            <text:p>-124.333992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23.4822464" calcext:value-type="float">
            <text:p>-123.4822464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6.141571" calcext:value-type="float">
            <text:p>-126.141571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23.4346466" calcext:value-type="float">
            <text:p>-123.4346466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1.9544754" calcext:value-type="float">
            <text:p>-121.9544754</text:p>
          </table:table-cell>
          <table:table-cell office:value-type="float" office:value="-130.1980743" calcext:value-type="float">
            <text:p>-130.1980743</text:p>
          </table:table-cell>
          <table:table-cell office:value-type="float" office:value="-121.7175751" calcext:value-type="float">
            <text:p>-121.7175751</text:p>
          </table:table-cell>
          <table:table-cell office:value-type="float" office:value="-126.0128937" calcext:value-type="float">
            <text:p>-126.0128937</text:p>
          </table:table-cell>
          <table:table-cell office:value-type="float" office:value="-132.5600739" calcext:value-type="float">
            <text:p>-132.5600739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0.9003448" calcext:value-type="float">
            <text:p>-120.900344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18.8564376" calcext:value-type="float">
            <text:p>-118.8564376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18.3661956" calcext:value-type="float">
            <text:p>-118.3661956</text:p>
          </table:table-cell>
          <table:table-cell office:value-type="float" office:value="-123.9730988" calcext:value-type="float">
            <text:p>-123.9730988</text:p>
          </table:table-cell>
          <table:table-cell office:value-type="float" office:value="-121.1887054" calcext:value-type="float">
            <text:p>-121.1887054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0.8649673" calcext:value-type="float">
            <text:p>-120.8649673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0.384201" calcext:value-type="float">
            <text:p>-120.38420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34.5322723" calcext:value-type="float">
            <text:p>-134.5322723</text:p>
          </table:table-cell>
          <table:table-cell office:value-type="float" office:value="-122.4910736" calcext:value-type="float">
            <text:p>-122.4910736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34.1981506" calcext:value-type="float">
            <text:p>-134.1981506</text:p>
          </table:table-cell>
          <table:table-cell office:value-type="float" office:value="-129.9936981" calcext:value-type="float">
            <text:p>-129.9936981</text:p>
          </table:table-cell>
          <table:table-cell office:value-type="float" office:value="-120.7946396" calcext:value-type="float">
            <text:p>-120.7946396</text:p>
          </table:table-cell>
          <table:table-cell office:value-type="float" office:value="-120.9358749" calcext:value-type="float">
            <text:p>-120.9358749</text:p>
          </table:table-cell>
          <table:table-cell office:value-type="float" office:value="-123.3402405" calcext:value-type="float">
            <text:p>-123.3402405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4.2293396" calcext:value-type="float">
            <text:p>-124.2293396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29.7940216" calcext:value-type="float">
            <text:p>-129.7940216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3.1085968" calcext:value-type="float">
            <text:p>-123.1085968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20.1209793" calcext:value-type="float">
            <text:p>-120.1209793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19.2872314" calcext:value-type="float">
            <text:p>-119.2872314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7.3199539" calcext:value-type="float">
            <text:p>-127.3199539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16.5775756" calcext:value-type="float">
            <text:p>-116.5775756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1.2623138" calcext:value-type="float">
            <text:p>-121.2623138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5.337326" calcext:value-type="float">
            <text:p>-125.337326</text:p>
          </table:table-cell>
          <table:table-cell office:value-type="float" office:value="-132.6968536" calcext:value-type="float">
            <text:p>-132.6968536</text:p>
          </table:table-cell>
          <table:table-cell office:value-type="float" office:value="-132.2927856" calcext:value-type="float">
            <text:p>-132.2927856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5.5164261" calcext:value-type="float">
            <text:p>-125.5164261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34.7042694" calcext:value-type="float">
            <text:p>-134.7042694</text:p>
          </table:table-cell>
          <table:table-cell office:value-type="float" office:value="-118.6899261" calcext:value-type="float">
            <text:p>-118.6899261</text:p>
          </table:table-cell>
          <table:table-cell office:value-type="float" office:value="-127.4697189" calcext:value-type="float">
            <text:p>-127.4697189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4.7105331" calcext:value-type="float">
            <text:p>-124.7105331</text:p>
          </table:table-cell>
          <table:table-cell office:value-type="float" office:value="-122.3642654" calcext:value-type="float">
            <text:p>-122.3642654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2.5337448" calcext:value-type="float">
            <text:p>-122.5337448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0.5528717" calcext:value-type="float">
            <text:p>-120.5528717</text:p>
          </table:table-cell>
          <table:table-cell office:value-type="float" office:value="-119.4657211" calcext:value-type="float">
            <text:p>-119.4657211</text:p>
          </table:table-cell>
          <table:table-cell office:value-type="float" office:value="-121.3739166" calcext:value-type="float">
            <text:p>-121.3739166</text:p>
          </table:table-cell>
          <table:table-cell office:value-type="float" office:value="-117.1108932" calcext:value-type="float">
            <text:p>-117.1108932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21.0073624" calcext:value-type="float">
            <text:p>-121.0073624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5.16185" calcext:value-type="float">
            <text:p>-125.16185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19.9286575" calcext:value-type="float">
            <text:p>-119.9286575</text:p>
          </table:table-cell>
          <table:table-cell office:value-type="float" office:value="-129.5028534" calcext:value-type="float">
            <text:p>-129.5028534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27.1000519" calcext:value-type="float">
            <text:p>-127.1000519</text:p>
          </table:table-cell>
          <table:table-cell office:value-type="float" office:value="-140.0563965" calcext:value-type="float">
            <text:p>-140.0563965</text:p>
          </table:table-cell>
          <table:table-cell office:value-type="float" office:value="-123.2005157" calcext:value-type="float">
            <text:p>-123.2005157</text:p>
          </table:table-cell>
          <table:table-cell office:value-type="float" office:value="-120.4850159" calcext:value-type="float">
            <text:p>-120.4850159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2.9725266" calcext:value-type="float">
            <text:p>-122.9725266</text:p>
          </table:table-cell>
          <table:table-cell office:value-type="float" office:value="-117.8271637" calcext:value-type="float">
            <text:p>-117.8271637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41.4491119" calcext:value-type="float">
            <text:p>-141.4491119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4.9332581" calcext:value-type="float">
            <text:p>-124.9332581</text:p>
          </table:table-cell>
          <table:table-cell office:value-type="float" office:value="-120.7596817" calcext:value-type="float">
            <text:p>-120.7596817</text:p>
          </table:table-cell>
          <table:table-cell office:value-type="float" office:value="-138.5806732" calcext:value-type="float">
            <text:p>-138.5806732</text:p>
          </table:table-cell>
          <table:table-cell office:value-type="float" office:value="-121.2993546" calcext:value-type="float">
            <text:p>-121.2993546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38.8564301" calcext:value-type="float">
            <text:p>-138.8564301</text:p>
          </table:table-cell>
          <table:table-cell office:value-type="float" office:value="-118.1568832" calcext:value-type="float">
            <text:p>-118.1568832</text:p>
          </table:table-cell>
          <table:table-cell office:value-type="float" office:value="-136.6424713" calcext:value-type="float">
            <text:p>-136.6424713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35.2417145" calcext:value-type="float">
            <text:p>-135.2417145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6.8855743" calcext:value-type="float">
            <text:p>-126.8855743</text:p>
          </table:table-cell>
          <table:table-cell office:value-type="float" office:value="-128.7709656" calcext:value-type="float">
            <text:p>-128.7709656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8.4269257" calcext:value-type="float">
            <text:p>-128.4269257</text:p>
          </table:table-cell>
          <table:table-cell office:value-type="float" office:value="-121.6787109" calcext:value-type="float">
            <text:p>-121.6787109</text:p>
          </table:table-cell>
          <table:table-cell office:value-type="float" office:value="-125.8233795" calcext:value-type="float">
            <text:p>-125.8233795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33.1206512" calcext:value-type="float">
            <text:p>-133.1206512</text:p>
          </table:table-cell>
          <table:table-cell office:value-type="float" office:value="-124.2815094" calcext:value-type="float">
            <text:p>-124.2815094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5.7611084" calcext:value-type="float">
            <text:p>-125.7611084</text:p>
          </table:table-cell>
          <table:table-cell office:value-type="float" office:value="-120.2515945" calcext:value-type="float">
            <text:p>-120.2515945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0.4176788" calcext:value-type="float">
            <text:p>-120.4176788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9.1291962" calcext:value-type="float">
            <text:p>-129.1291962</text:p>
          </table:table-cell>
          <table:table-cell office:value-type="float" office:value="-120.0242844" calcext:value-type="float">
            <text:p>-120.0242844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19.9922943" calcext:value-type="float">
            <text:p>-119.992294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30.8417816" calcext:value-type="float">
            <text:p>-130.8417816</text:p>
          </table:table-cell>
          <table:table-cell office:value-type="float" office:value="-119.1412429" calcext:value-type="float">
            <text:p>-119.1412429</text:p>
          </table:table-cell>
          <table:table-cell office:value-type="float" office:value="-124.8211823" calcext:value-type="float">
            <text:p>-124.8211823</text:p>
          </table:table-cell>
          <table:table-cell office:value-type="float" office:value="-136.218689" calcext:value-type="float">
            <text:p>-136.218689</text:p>
          </table:table-cell>
          <table:table-cell office:value-type="float" office:value="-124.877037" calcext:value-type="float">
            <text:p>-124.877037</text:p>
          </table:table-cell>
          <table:table-cell office:value-type="float" office:value="-126.4718781" calcext:value-type="float">
            <text:p>-126.4718781</text:p>
          </table:table-cell>
          <table:table-cell office:value-type="float" office:value="-125.4563141" calcext:value-type="float">
            <text:p>-125.456314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27.6221008" calcext:value-type="float">
            <text:p>-127.6221008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24.1774826" calcext:value-type="float">
            <text:p>-124.1774826</text:p>
          </table:table-cell>
          <table:table-cell office:value-type="float" office:value="-128.68367" calcext:value-type="float">
            <text:p>-128.68367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6.404808" calcext:value-type="float">
            <text:p>-126.404808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18.772789" calcext:value-type="float">
            <text:p>-118.772789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8.511673" calcext:value-type="float">
            <text:p>-128.511673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32.4253998" calcext:value-type="float">
            <text:p>-132.4253998</text:p>
          </table:table-cell>
          <table:table-cell office:value-type="float" office:value="-116.5560455" calcext:value-type="float">
            <text:p>-116.556045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23.5301056" calcext:value-type="float">
            <text:p>-123.5301056</text:p>
          </table:table-cell>
          <table:table-cell office:value-type="float" office:value="-123.2934113" calcext:value-type="float">
            <text:p>-123.2934113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5.0467987" calcext:value-type="float">
            <text:p>-125.0467987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19.2578353" calcext:value-type="float">
            <text:p>-119.2578353</text:p>
          </table:table-cell>
          <table:table-cell office:value-type="float" office:value="-119.0548248" calcext:value-type="float">
            <text:p>-119.0548248</text:p>
          </table:table-cell>
          <table:table-cell office:value-type="float" office:value="-122.619751" calcext:value-type="float">
            <text:p>-122.619751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15.3159561" calcext:value-type="float">
            <text:p>-115.3159561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5.2199478" calcext:value-type="float">
            <text:p>-125.2199478</text:p>
          </table:table-cell>
          <table:table-cell office:value-type="float" office:value="-133.8764191" calcext:value-type="float">
            <text:p>-133.8764191</text:p>
          </table:table-cell>
          <table:table-cell office:value-type="float" office:value="-131.9066925" calcext:value-type="float">
            <text:p>-131.9066925</text:p>
          </table:table-cell>
          <table:table-cell office:value-type="float" office:value="-135.0588379" calcext:value-type="float">
            <text:p>-135.0588379</text:p>
          </table:table-cell>
          <table:table-cell office:value-type="float" office:value="-122.7066116" calcext:value-type="float">
            <text:p>-122.7066116</text:p>
          </table:table-cell>
          <table:table-cell office:value-type="float" office:value="-127.545578" calcext:value-type="float">
            <text:p>-127.545578</text:p>
          </table:table-cell>
          <table:table-cell office:value-type="float" office:value="-121.8747864" calcext:value-type="float">
            <text:p>-121.8747864</text:p>
          </table:table-cell>
          <table:table-cell office:value-type="float" office:value="-120.7248688" calcext:value-type="float">
            <text:p>-120.7248688</text:p>
          </table:table-cell>
          <table:table-cell office:value-type="float" office:value="-122.1980286" calcext:value-type="float">
            <text:p>-122.1980286</text:p>
          </table:table-cell>
          <table:table-cell office:value-type="float" office:value="-133.2666321" calcext:value-type="float">
            <text:p>-133.2666321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18.3927154" calcext:value-type="float">
            <text:p>-118.3927154</text:p>
          </table:table-cell>
          <table:table-cell office:value-type="float" office:value="-124.4933701" calcext:value-type="float">
            <text:p>-124.4933701</text:p>
          </table:table-cell>
          <table:table-cell office:value-type="float" office:value="-118.9126586" calcext:value-type="float">
            <text:p>-118.9126586</text:p>
          </table:table-cell>
          <table:table-cell office:value-type="float" office:value="-124.0746994" calcext:value-type="float">
            <text:p>-124.0746994</text:p>
          </table:table-cell>
          <table:table-cell office:value-type="float" office:value="-124.7656784" calcext:value-type="float">
            <text:p>-124.7656784</text:p>
          </table:table-cell>
          <table:table-cell office:value-type="float" office:value="-126.2721939" calcext:value-type="float">
            <text:p>-126.2721939</text:p>
          </table:table-cell>
          <table:table-cell office:value-type="float" office:value="-122.0753937" calcext:value-type="float">
            <text:p>-122.0753937</text:p>
          </table:table-cell>
          <table:table-cell office:value-type="float" office:value="-125.9492645" calcext:value-type="float">
            <text:p>-125.9492645</text:p>
          </table:table-cell>
          <table:table-cell office:value-type="float" office:value="-126.6075974" calcext:value-type="float">
            <text:p>-126.6075974</text:p>
          </table:table-cell>
          <table:table-cell office:value-type="float" office:value="-118.0031509" calcext:value-type="float">
            <text:p>-118.0031509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21.9145355" calcext:value-type="float">
            <text:p>-121.9145355</text:p>
          </table:table-cell>
          <table:table-cell office:value-type="float" office:value="-125.8860931" calcext:value-type="float">
            <text:p>-125.8860931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16.513153" calcext:value-type="float">
            <text:p>-116.513153</text:p>
          </table:table-cell>
          <table:table-cell office:value-type="float" office:value="-122.7503662" calcext:value-type="float">
            <text:p>-122.7503662</text:p>
          </table:table-cell>
          <table:table-cell office:value-type="float" office:value="-119.7095413" calcext:value-type="float">
            <text:p>-119.7095413</text:p>
          </table:table-cell>
          <table:table-cell office:value-type="float" office:value="-120.6212616" calcext:value-type="float">
            <text:p>-120.6212616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31.0673981" calcext:value-type="float">
            <text:p>-131.0673981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32.033493" calcext:value-type="float">
            <text:p>-132.033493</text:p>
          </table:table-cell>
          <table:table-cell office:value-type="float" office:value="-124.0237503" calcext:value-type="float">
            <text:p>-124.0237503</text:p>
          </table:table-cell>
          <table:table-cell office:value-type="float" office:value="-122.7943497" calcext:value-type="float">
            <text:p>-122.7943497</text:p>
          </table:table-cell>
          <table:table-cell office:value-type="float" office:value="-119.1702423" calcext:value-type="float">
            <text:p>-119.1702423</text:p>
          </table:table-cell>
          <table:table-cell office:value-type="float" office:value="-137.5576172" calcext:value-type="float">
            <text:p>-137.5576172</text:p>
          </table:table-cell>
          <table:table-cell office:value-type="float" office:value="-128.3430023" calcext:value-type="float">
            <text:p>-128.343002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21.6400223" calcext:value-type="float">
            <text:p>-121.6400223</text:p>
          </table:table-cell>
          <table:table-cell office:value-type="float" office:value="-119.8027725" calcext:value-type="float">
            <text:p>-119.8027725</text:p>
          </table:table-cell>
          <table:table-cell office:value-type="float" office:value="-117.9524993" calcext:value-type="float">
            <text:p>-117.9524993</text:p>
          </table:table-cell>
          <table:table-cell office:value-type="float" office:value="-127.2460327" calcext:value-type="float">
            <text:p>-127.2460327</text:p>
          </table:table-cell>
          <table:table-cell office:value-type="float" office:value="-134.0357971" calcext:value-type="float">
            <text:p>-134.0357971</text:p>
          </table:table-cell>
          <table:table-cell office:value-type="float" office:value="-123.9227524" calcext:value-type="float">
            <text:p>-123.9227524</text:p>
          </table:table-cell>
          <table:table-cell office:value-type="float" office:value="-121.524971" calcext:value-type="float">
            <text:p>-121.524971</text:p>
          </table:table-cell>
          <table:table-cell office:value-type="float" office:value="-132.1621704" calcext:value-type="float">
            <text:p>-132.1621704</text:p>
          </table:table-cell>
          <table:table-cell office:value-type="float" office:value="-132.8358459" calcext:value-type="float">
            <text:p>-132.8358459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26.6762543" calcext:value-type="float">
            <text:p>-126.6762543</text:p>
          </table:table-cell>
          <table:table-cell office:value-type="float" office:value="-126.3382492" calcext:value-type="float">
            <text:p>-126.3382492</text:p>
          </table:table-cell>
          <table:table-cell office:value-type="float" office:value="-126.7454758" calcext:value-type="float">
            <text:p>-126.7454758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1.5631561" calcext:value-type="float">
            <text:p>-121.5631561</text:p>
          </table:table-cell>
          <table:table-cell office:value-type="float" office:value="-119.1123428" calcext:value-type="float">
            <text:p>-119.1123428</text:p>
          </table:table-cell>
          <table:table-cell office:value-type="float" office:value="-129.2211151" calcext:value-type="float">
            <text:p>-129.2211151</text:p>
          </table:table-cell>
          <table:table-cell office:value-type="float" office:value="-131.6585083" calcext:value-type="float">
            <text:p>-131.6585083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7.3945084" calcext:value-type="float">
            <text:p>-127.3945084</text:p>
          </table:table-cell>
          <table:table-cell office:value-type="float" office:value="-123.1544342" calcext:value-type="float">
            <text:p>-123.1544342</text:p>
          </table:table-cell>
          <table:table-cell office:value-type="float" office:value="-122.5766373" calcext:value-type="float">
            <text:p>-122.5766373</text:p>
          </table:table-cell>
          <table:table-cell office:value-type="float" office:value="-124.5471573" calcext:value-type="float">
            <text:p>-124.5471573</text:p>
          </table:table-cell>
          <table:table-cell office:value-type="float" office:value="-127.6993103" calcext:value-type="float">
            <text:p>-127.6993103</text:p>
          </table:table-cell>
          <table:table-cell office:value-type="float" office:value="-121.0433273" calcext:value-type="float">
            <text:p>-121.0433273</text:p>
          </table:table-cell>
          <table:table-cell office:value-type="float" office:value="-118.6624832" calcext:value-type="float">
            <text:p>-118.6624832</text:p>
          </table:table-cell>
          <table:table-cell office:value-type="float" office:value="-133.5661774" calcext:value-type="float">
            <text:p>-133.5661774</text:p>
          </table:table-cell>
          <table:table-cell office:value-type="float" office:value="-123.5782242" calcext:value-type="float">
            <text:p>-123.5782242</text:p>
          </table:table-cell>
          <table:table-cell office:value-type="float" office:value="-127.7772064" calcext:value-type="float">
            <text:p>-127.7772064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18.5806732" calcext:value-type="float">
            <text:p>-118.5806732</text:p>
          </table:table-cell>
          <table:table-cell office:value-type="float" office:value="-127.0279694" calcext:value-type="float">
            <text:p>-127.0279694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5.2784424" calcext:value-type="float">
            <text:p>-125.2784424</text:p>
          </table:table-cell>
          <table:table-cell office:value-type="float" office:value="-125.3966141" calcext:value-type="float">
            <text:p>-125.3966141</text:p>
          </table:table-cell>
          <table:table-cell office:value-type="float" office:value="-123.7734146" calcext:value-type="float">
            <text:p>-123.7734146</text:p>
          </table:table-cell>
          <table:table-cell office:value-type="float" office:value="-124.386795" calcext:value-type="float">
            <text:p>-124.386795</text:p>
          </table:table-cell>
          <table:table-cell office:value-type="float" office:value="-121.9945984" calcext:value-type="float">
            <text:p>-121.9945984</text:p>
          </table:table-cell>
          <table:table-cell office:value-type="float" office:value="-129.6958618" calcext:value-type="float">
            <text:p>-129.6958618</text:p>
          </table:table-cell>
          <table:table-cell office:value-type="float" office:value="-128.8591461" calcext:value-type="float">
            <text:p>-128.8591461</text:p>
          </table:table-cell>
          <table:table-cell office:value-type="float" office:value="-119.740509" calcext:value-type="float">
            <text:p>-119.740509</text:p>
          </table:table-cell>
          <table:table-cell office:value-type="float" office:value="-130.4073944" calcext:value-type="float">
            <text:p>-130.4073944</text:p>
          </table:table-cell>
          <table:table-cell office:value-type="float" office:value="-121.6015015" calcext:value-type="float">
            <text:p>-121.6015015</text:p>
          </table:table-cell>
          <table:table-cell office:value-type="float" office:value="-123.724205" calcext:value-type="float">
            <text:p>-123.724205</text:p>
          </table:table-cell>
          <table:table-cell office:value-type="float" office:value="-126.9564743" calcext:value-type="float">
            <text:p>-126.9564743</text:p>
          </table:table-cell>
          <table:table-cell office:value-type="float" office:value="-128.095993" calcext:value-type="float">
            <text:p>-128.095993</text:p>
          </table:table-cell>
          <table:table-cell office:value-type="float" office:value="-119.8340759" calcext:value-type="float">
            <text:p>-119.8340759</text:p>
          </table:table-cell>
          <table:table-cell office:value-type="float" office:value="-122.322403" calcext:value-type="float">
            <text:p>-122.322403</text:p>
          </table:table-cell>
          <table:table-cell office:value-type="float" office:value="-127.1727295" calcext:value-type="float">
            <text:p>-127.1727295</text:p>
          </table:table-cell>
          <table:table-cell office:value-type="float" office:value="-121.4114304" calcext:value-type="float">
            <text:p>-121.4114304</text:p>
          </table:table-cell>
          <table:table-cell office:value-type="float" office:value="-123.2468414" calcext:value-type="float">
            <text:p>-123.2468414</text:p>
          </table:table-cell>
          <table:table-cell office:value-type="float" office:value="-130.6218719" calcext:value-type="float">
            <text:p>-130.6218719</text:p>
          </table:table-cell>
          <table:table-cell office:value-type="float" office:value="-123.6266098" calcext:value-type="float">
            <text:p>-123.6266098</text:p>
          </table:table-cell>
          <table:table-cell office:value-type="float" office:value="-119.8970184" calcext:value-type="float">
            <text:p>-119.8970184</text:p>
          </table:table-cell>
          <table:table-cell office:value-type="float" office:value="-128.0151978" calcext:value-type="float">
            <text:p>-128.0151978</text:p>
          </table:table-cell>
          <table:table-cell office:value-type="float" office:value="-135.6194305" calcext:value-type="float">
            <text:p>-135.6194305</text:p>
          </table:table-cell>
          <table:table-cell office:value-type="float" office:value="-128.1775513" calcext:value-type="float">
            <text:p>-128.1775513</text:p>
          </table:table-cell>
          <table:table-cell office:value-type="float" office:value="-128.9482269" calcext:value-type="float">
            <text:p>-128.9482269</text:p>
          </table:table-cell>
          <table:table-cell office:value-type="float" office:value="-130.3021088" calcext:value-type="float">
            <text:p>-130.3021088</text:p>
          </table:table-cell>
          <table:table-cell office:value-type="float" office:value="-127.9351425" calcext:value-type="float">
            <text:p>-127.9351425</text:p>
          </table:table-cell>
          <table:table-cell office:value-type="float" office:value="-126.815239" calcext:value-type="float">
            <text:p>-126.815239</text:p>
          </table:table-cell>
          <table:table-cell office:value-type="float" office:value="-117.1799163" calcext:value-type="float">
            <text:p>-117.1799163</text:p>
          </table:table-cell>
          <table:table-cell office:value-type="float" office:value="-128.2598877" calcext:value-type="float">
            <text:p>-128.2598877</text:p>
          </table:table-cell>
          <table:table-cell office:value-type="float" office:value="-129.0382538" calcext:value-type="float">
            <text:p>-129.0382538</text:p>
          </table:table-cell>
          <table:table-cell office:value-type="float" office:value="-123.0630035" calcext:value-type="float">
            <text:p>-123.0630035</text:p>
          </table:table-cell>
          <table:table-cell office:value-type="float" office:value="-131.7817078" calcext:value-type="float">
            <text:p>-131.7817078</text:p>
          </table:table-cell>
          <table:table-cell office:value-type="float" office:value="-127.8558197" calcext:value-type="float">
            <text:p>-127.8558197</text:p>
          </table:table-cell>
          <table:table-cell office:value-type="float" office:value="-130.5139771" calcext:value-type="float">
            <text:p>-130.5139771</text:p>
          </table:table-cell>
          <table:table-cell office:value-type="float" office:value="-132.9770813" calcext:value-type="float">
            <text:p>-132.9770813</text:p>
          </table:table-cell>
          <table:table-cell office:value-type="float" office:value="-124.4399185" calcext:value-type="float">
            <text:p>-124.4399185</text:p>
          </table:table-cell>
          <table:table-cell office:value-type="float" office:value="-116.6860122" calcext:value-type="float">
            <text:p>-116.6860122</text:p>
          </table:table-cell>
          <table:table-cell office:value-type="float" office:value="-130.7311249" calcext:value-type="float">
            <text:p>-130.7311249</text:p>
          </table:table-cell>
          <table:table-cell office:value-type="float" office:value="-126.0769958" calcext:value-type="float">
            <text:p>-126.0769958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96.97897339" calcext:value-type="float">
            <text:p>-96.97897339</text:p>
          </table:table-cell>
          <table:table-cell office:value-type="float" office:value="-96.94293213" calcext:value-type="float">
            <text:p>-96.94293213</text:p>
          </table:table-cell>
          <table:table-cell table:number-columns-repeated="2" office:value-type="float" office:value="-96.98799896" calcext:value-type="float">
            <text:p>-96.98799896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7.67665863" calcext:value-type="float">
            <text:p>-97.67665863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7.57453156" calcext:value-type="float">
            <text:p>-97.57453156</text:p>
          </table:table-cell>
          <table:table-cell office:value-type="float" office:value="-97.49990845" calcext:value-type="float">
            <text:p>-97.49990845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7.53833771" calcext:value-type="float">
            <text:p>-97.53833771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24251556" calcext:value-type="float">
            <text:p>-97.24251556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37379456" calcext:value-type="float">
            <text:p>-97.37379456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7.82965851" calcext:value-type="float">
            <text:p>-97.82965851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6.94517517" calcext:value-type="float">
            <text:p>-96.94517517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67176819" calcext:value-type="float">
            <text:p>-97.67176819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83569336" calcext:value-type="float">
            <text:p>-96.83569336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7.42354584" calcext:value-type="float">
            <text:p>-97.42354584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44496155" calcext:value-type="float">
            <text:p>-97.44496155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49511719" calcext:value-type="float">
            <text:p>-97.49511719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09028625" calcext:value-type="float">
            <text:p>-97.09028625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6.70348358" calcext:value-type="float">
            <text:p>-96.70348358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2798233" calcext:value-type="float">
            <text:p>-97.2798233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66932678" calcext:value-type="float">
            <text:p>-97.66932678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1223526" calcext:value-type="float">
            <text:p>-97.1223526</text:p>
          </table:table-cell>
          <table:table-cell office:value-type="float" office:value="-96.77154541" calcext:value-type="float">
            <text:p>-96.77154541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21927643" calcext:value-type="float">
            <text:p>-97.21927643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6.79582214" calcext:value-type="float">
            <text:p>-96.79582214</text:p>
          </table:table-cell>
          <table:table-cell office:value-type="float" office:value="-96.65116119" calcext:value-type="float">
            <text:p>-96.65116119</text:p>
          </table:table-cell>
          <table:table-cell office:value-type="float" office:value="-96.59699249" calcext:value-type="float">
            <text:p>-96.59699249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6.81794739" calcext:value-type="float">
            <text:p>-96.81794739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6.66421509" calcext:value-type="float">
            <text:p>-96.66421509</text:p>
          </table:table-cell>
          <table:table-cell office:value-type="float" office:value="-97.6815567" calcext:value-type="float">
            <text:p>-97.6815567</text:p>
          </table:table-cell>
          <table:table-cell office:value-type="float" office:value="-97.46641541" calcext:value-type="float">
            <text:p>-97.46641541</text:p>
          </table:table-cell>
          <table:table-cell office:value-type="float" office:value="-97.37143707" calcext:value-type="float">
            <text:p>-97.37143707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7.20304871" calcext:value-type="float">
            <text:p>-97.20304871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41642761" calcext:value-type="float">
            <text:p>-97.41642761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7.56969452" calcext:value-type="float">
            <text:p>-97.56969452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6.61645508" calcext:value-type="float">
            <text:p>-96.61645508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6.49604797" calcext:value-type="float">
            <text:p>-96.49604797</text:p>
          </table:table-cell>
          <table:table-cell office:value-type="float" office:value="-97.23786163" calcext:value-type="float">
            <text:p>-97.23786163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66444397" calcext:value-type="float">
            <text:p>-97.66444397</text:p>
          </table:table-cell>
          <table:table-cell office:value-type="float" office:value="-97.18222809" calcext:value-type="float">
            <text:p>-97.18222809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6.71224213" calcext:value-type="float">
            <text:p>-96.71224213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6.62944794" calcext:value-type="float">
            <text:p>-96.62944794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65955353" calcext:value-type="float">
            <text:p>-97.65955353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7.55762482" calcext:value-type="float">
            <text:p>-97.55762482</text:p>
          </table:table-cell>
          <table:table-cell office:value-type="float" office:value="-97.61329651" calcext:value-type="float">
            <text:p>-97.61329651</text:p>
          </table:table-cell>
          <table:table-cell office:value-type="float" office:value="-97.52391052" calcext:value-type="float">
            <text:p>-97.52391052</text:p>
          </table:table-cell>
          <table:table-cell office:value-type="float" office:value="-96.85570526" calcext:value-type="float">
            <text:p>-96.85570526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7.5552063" calcext:value-type="float">
            <text:p>-97.5552063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7.14073181" calcext:value-type="float">
            <text:p>-97.14073181</text:p>
          </table:table-cell>
          <table:table-cell office:value-type="float" office:value="-97.11088562" calcext:value-type="float">
            <text:p>-97.11088562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6.5474472" calcext:value-type="float">
            <text:p>-96.5474472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7.93232727" calcext:value-type="float">
            <text:p>-97.93232727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60601044" calcext:value-type="float">
            <text:p>-97.60601044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6.52385712" calcext:value-type="float">
            <text:p>-96.52385712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7.21927643" calcext:value-type="float">
            <text:p>-97.21927643</text:p>
          </table:table-cell>
          <table:table-cell office:value-type="float" office:value="-97.04695129" calcext:value-type="float">
            <text:p>-97.04695129</text:p>
          </table:table-cell>
          <table:table-cell office:value-type="float" office:value="-96.70348358" calcext:value-type="float">
            <text:p>-96.70348358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7.63031006" calcext:value-type="float">
            <text:p>-97.63031006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86460876" calcext:value-type="float">
            <text:p>-96.86460876</text:p>
          </table:table-cell>
          <table:table-cell office:value-type="float" office:value="-96.87799072" calcext:value-type="float">
            <text:p>-96.87799072</text:p>
          </table:table-cell>
          <table:table-cell office:value-type="float" office:value="-96.83569336" calcext:value-type="float">
            <text:p>-96.83569336</text:p>
          </table:table-cell>
          <table:table-cell office:value-type="float" office:value="-96.73415375" calcext:value-type="float">
            <text:p>-96.73415375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6.86460876" calcext:value-type="float">
            <text:p>-96.86460876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6.96994781" calcext:value-type="float">
            <text:p>-96.96994781</text:p>
          </table:table-cell>
          <table:table-cell office:value-type="float" office:value="-96.76273346" calcext:value-type="float">
            <text:p>-96.76273346</text:p>
          </table:table-cell>
          <table:table-cell office:value-type="float" office:value="-96.45983124" calcext:value-type="float">
            <text:p>-96.45983124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7.53112793" calcext:value-type="float">
            <text:p>-97.53112793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13384247" calcext:value-type="float">
            <text:p>-97.13384247</text:p>
          </table:table-cell>
          <table:table-cell office:value-type="float" office:value="-97.02423096" calcext:value-type="float">
            <text:p>-97.02423096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7.38088989" calcext:value-type="float">
            <text:p>-97.38088989</text:p>
          </table:table-cell>
          <table:table-cell office:value-type="float" office:value="-96.96543884" calcext:value-type="float">
            <text:p>-96.96543884</text:p>
          </table:table-cell>
          <table:table-cell office:value-type="float" office:value="-96.85570526" calcext:value-type="float">
            <text:p>-96.85570526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17067719" calcext:value-type="float">
            <text:p>-97.17067719</text:p>
          </table:table-cell>
          <table:table-cell office:value-type="float" office:value="-97.35020447" calcext:value-type="float">
            <text:p>-97.35020447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7.1269455" calcext:value-type="float">
            <text:p>-97.1269455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7.40930939" calcext:value-type="float">
            <text:p>-97.40930939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6.66639709" calcext:value-type="float">
            <text:p>-96.66639709</text:p>
          </table:table-cell>
          <table:table-cell office:value-type="float" office:value="-97.24949646" calcext:value-type="float">
            <text:p>-97.24949646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6.69037628" calcext:value-type="float">
            <text:p>-96.69037628</text:p>
          </table:table-cell>
          <table:table-cell office:value-type="float" office:value="-98.36090088" calcext:value-type="float">
            <text:p>-98.36090088</text:p>
          </table:table-cell>
          <table:table-cell office:value-type="float" office:value="-96.99478149" calcext:value-type="float">
            <text:p>-96.99478149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18915558" calcext:value-type="float">
            <text:p>-97.18915558</text:p>
          </table:table-cell>
          <table:table-cell office:value-type="float" office:value="-96.72537994" calcext:value-type="float">
            <text:p>-96.72537994</text:p>
          </table:table-cell>
          <table:table-cell office:value-type="float" office:value="-96.82460022" calcext:value-type="float">
            <text:p>-96.82460022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6.58835602" calcext:value-type="float">
            <text:p>-96.58835602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43305969" calcext:value-type="float">
            <text:p>-97.43305969</text:p>
          </table:table-cell>
          <table:table-cell office:value-type="float" office:value="-96.43647766" calcext:value-type="float">
            <text:p>-96.43647766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6.80688477" calcext:value-type="float">
            <text:p>-96.80688477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6.76493073" calcext:value-type="float">
            <text:p>-96.76493073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6.59267426" calcext:value-type="float">
            <text:p>-96.59267426</text:p>
          </table:table-cell>
          <table:table-cell office:value-type="float" office:value="-96.85570526" calcext:value-type="float">
            <text:p>-96.85570526</text:p>
          </table:table-cell>
          <table:table-cell office:value-type="float" office:value="-97.46164703" calcext:value-type="float">
            <text:p>-97.46164703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6.63378906" calcext:value-type="float">
            <text:p>-96.63378906</text:p>
          </table:table-cell>
          <table:table-cell office:value-type="float" office:value="-96.51314545" calcext:value-type="float">
            <text:p>-96.51314545</text:p>
          </table:table-cell>
          <table:table-cell office:value-type="float" office:value="-97.20767975" calcext:value-type="float">
            <text:p>-97.20767975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6.9564209" calcext:value-type="float">
            <text:p>-96.9564209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6.64463806" calcext:value-type="float">
            <text:p>-96.64463806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83569336" calcext:value-type="float">
            <text:p>-96.83569336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6.36257172" calcext:value-type="float">
            <text:p>-96.36257172</text:p>
          </table:table-cell>
          <table:table-cell office:value-type="float" office:value="-97.09485626" calcext:value-type="float">
            <text:p>-97.09485626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6.57972717" calcext:value-type="float">
            <text:p>-96.57972717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94517517" calcext:value-type="float">
            <text:p>-96.94517517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6.55389404" calcext:value-type="float">
            <text:p>-96.55389404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6.82682037" calcext:value-type="float">
            <text:p>-96.82682037</text:p>
          </table:table-cell>
          <table:table-cell office:value-type="float" office:value="-96.79360962" calcext:value-type="float">
            <text:p>-96.79360962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01515961" calcext:value-type="float">
            <text:p>-97.01515961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7.3079071" calcext:value-type="float">
            <text:p>-97.3079071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6.82682037" calcext:value-type="float">
            <text:p>-96.82682037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6.80909729" calcext:value-type="float">
            <text:p>-96.80909729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31964111" calcext:value-type="float">
            <text:p>-97.31964111</text:p>
          </table:table-cell>
          <table:table-cell office:value-type="float" office:value="-97.51190186" calcext:value-type="float">
            <text:p>-97.51190186</text:p>
          </table:table-cell>
          <table:table-cell office:value-type="float" office:value="-96.56249237" calcext:value-type="float">
            <text:p>-96.56249237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6.63378906" calcext:value-type="float">
            <text:p>-96.63378906</text:p>
          </table:table-cell>
          <table:table-cell office:value-type="float" office:value="-96.81351471" calcext:value-type="float">
            <text:p>-96.81351471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7.01062775" calcext:value-type="float">
            <text:p>-97.01062775</text:p>
          </table:table-cell>
          <table:table-cell office:value-type="float" office:value="-96.85124969" calcext:value-type="float">
            <text:p>-96.85124969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7.21463776" calcext:value-type="float">
            <text:p>-97.21463776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6.40261078" calcext:value-type="float">
            <text:p>-96.40261078</text:p>
          </table:table-cell>
          <table:table-cell office:value-type="float" office:value="-96.96768951" calcext:value-type="float">
            <text:p>-96.96768951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6.98574829" calcext:value-type="float">
            <text:p>-96.98574829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6.99026489" calcext:value-type="float">
            <text:p>-96.99026489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6.62944794" calcext:value-type="float">
            <text:p>-96.62944794</text:p>
          </table:table-cell>
          <table:table-cell office:value-type="float" office:value="-96.82682037" calcext:value-type="float">
            <text:p>-96.82682037</text:p>
          </table:table-cell>
          <table:table-cell office:value-type="float" office:value="-97.35964203" calcext:value-type="float">
            <text:p>-97.35964203</text:p>
          </table:table-cell>
          <table:table-cell office:value-type="float" office:value="-97.03559113" calcext:value-type="float">
            <text:p>-97.03559113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6.8891449" calcext:value-type="float">
            <text:p>-96.8891449</text:p>
          </table:table-cell>
          <table:table-cell office:value-type="float" office:value="-96.71224213" calcext:value-type="float">
            <text:p>-96.71224213</text:p>
          </table:table-cell>
          <table:table-cell office:value-type="float" office:value="-96.66639709" calcext:value-type="float">
            <text:p>-96.66639709</text:p>
          </table:table-cell>
          <table:table-cell office:value-type="float" office:value="-97.01969147" calcext:value-type="float">
            <text:p>-97.01969147</text:p>
          </table:table-cell>
          <table:table-cell office:value-type="float" office:value="-97.3950882" calcext:value-type="float">
            <text:p>-97.3950882</text:p>
          </table:table-cell>
          <table:table-cell office:value-type="float" office:value="-97.09028625" calcext:value-type="float">
            <text:p>-97.09028625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6.74732971" calcext:value-type="float">
            <text:p>-96.74732971</text:p>
          </table:table-cell>
          <table:table-cell office:value-type="float" office:value="-97.37852478" calcext:value-type="float">
            <text:p>-97.37852478</text:p>
          </table:table-cell>
          <table:table-cell office:value-type="float" office:value="-97.26114655" calcext:value-type="float">
            <text:p>-97.26114655</text:p>
          </table:table-cell>
          <table:table-cell office:value-type="float" office:value="-96.97445679" calcext:value-type="float">
            <text:p>-96.97445679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6.85570526" calcext:value-type="float">
            <text:p>-96.85570526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29619598" calcext:value-type="float">
            <text:p>-97.29619598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6.91600037" calcext:value-type="float">
            <text:p>-96.91600037</text:p>
          </table:table-cell>
          <table:table-cell office:value-type="float" office:value="-97.20536041" calcext:value-type="float">
            <text:p>-97.20536041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55175018" calcext:value-type="float">
            <text:p>-96.55175018</text:p>
          </table:table-cell>
          <table:table-cell office:value-type="float" office:value="-96.67728424" calcext:value-type="float">
            <text:p>-96.67728424</text:p>
          </table:table-cell>
          <table:table-cell office:value-type="float" office:value="-96.62944794" calcext:value-type="float">
            <text:p>-96.62944794</text:p>
          </table:table-cell>
          <table:table-cell office:value-type="float" office:value="-97.1660614" calcext:value-type="float">
            <text:p>-97.1660614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7.01062775" calcext:value-type="float">
            <text:p>-97.01062775</text:p>
          </table:table-cell>
          <table:table-cell office:value-type="float" office:value="-97.67910004" calcext:value-type="float">
            <text:p>-97.67910004</text:p>
          </table:table-cell>
          <table:table-cell office:value-type="float" office:value="-96.67292786" calcext:value-type="float">
            <text:p>-96.67292786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43543243" calcext:value-type="float">
            <text:p>-97.43543243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7.17760468" calcext:value-type="float">
            <text:p>-97.17760468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6.93843079" calcext:value-type="float">
            <text:p>-96.93843079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6.31224823" calcext:value-type="float">
            <text:p>-96.31224823</text:p>
          </table:table-cell>
          <table:table-cell office:value-type="float" office:value="-97.40219116" calcext:value-type="float">
            <text:p>-97.40219116</text:p>
          </table:table-cell>
          <table:table-cell office:value-type="float" office:value="-96.8891449" calcext:value-type="float">
            <text:p>-96.8891449</text:p>
          </table:table-cell>
          <table:table-cell office:value-type="float" office:value="-96.79582214" calcext:value-type="float">
            <text:p>-96.79582214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7.59388733" calcext:value-type="float">
            <text:p>-97.59388733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6.71661377" calcext:value-type="float">
            <text:p>-96.71661377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6.71443176" calcext:value-type="float">
            <text:p>-96.71443176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7.15454102" calcext:value-type="float">
            <text:p>-97.15454102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6.87799072" calcext:value-type="float">
            <text:p>-96.87799072</text:p>
          </table:table-cell>
          <table:table-cell office:value-type="float" office:value="-96.74514008" calcext:value-type="float">
            <text:p>-96.74514008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7.34079742" calcext:value-type="float">
            <text:p>-97.34079742</text:p>
          </table:table-cell>
          <table:table-cell office:value-type="float" office:value="-97.06061554" calcext:value-type="float">
            <text:p>-97.06061554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6.48538208" calcext:value-type="float">
            <text:p>-96.48538208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7.47597504" calcext:value-type="float">
            <text:p>-97.47597504</text:p>
          </table:table-cell>
          <table:table-cell office:value-type="float" office:value="-96.85124969" calcext:value-type="float">
            <text:p>-96.85124969</text:p>
          </table:table-cell>
          <table:table-cell office:value-type="float" office:value="-96.51314545" calcext:value-type="float">
            <text:p>-96.51314545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6.60779572" calcext:value-type="float">
            <text:p>-96.60779572</text:p>
          </table:table-cell>
          <table:table-cell office:value-type="float" office:value="-96.68601227" calcext:value-type="float">
            <text:p>-96.68601227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6.34996033" calcext:value-type="float">
            <text:p>-96.34996033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6.71443176" calcext:value-type="float">
            <text:p>-96.71443176</text:p>
          </table:table-cell>
          <table:table-cell office:value-type="float" office:value="-96.80688477" calcext:value-type="float">
            <text:p>-96.80688477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6.12612152" calcext:value-type="float">
            <text:p>-96.12612152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7.09257507" calcext:value-type="float">
            <text:p>-97.09257507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6.8891449" calcext:value-type="float">
            <text:p>-96.8891449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6.90703583" calcext:value-type="float">
            <text:p>-96.90703583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6.76273346" calcext:value-type="float">
            <text:p>-96.76273346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7.54797363" calcext:value-type="float">
            <text:p>-97.54797363</text:p>
          </table:table-cell>
          <table:table-cell office:value-type="float" office:value="-96.82460022" calcext:value-type="float">
            <text:p>-96.82460022</text:p>
          </table:table-cell>
          <table:table-cell office:value-type="float" office:value="-96.59915161" calcext:value-type="float">
            <text:p>-96.59915161</text:p>
          </table:table-cell>
          <table:table-cell office:value-type="float" office:value="-96.87799072" calcext:value-type="float">
            <text:p>-96.87799072</text:p>
          </table:table-cell>
          <table:table-cell office:value-type="float" office:value="-97.12464905" calcext:value-type="float">
            <text:p>-97.12464905</text:p>
          </table:table-cell>
          <table:table-cell office:value-type="float" office:value="-96.78919983" calcext:value-type="float">
            <text:p>-96.78919983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42592621" calcext:value-type="float">
            <text:p>-97.42592621</text:p>
          </table:table-cell>
          <table:table-cell office:value-type="float" office:value="-97.08799744" calcext:value-type="float">
            <text:p>-97.08799744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6.98348999" calcext:value-type="float">
            <text:p>-96.98348999</text:p>
          </table:table-cell>
          <table:table-cell office:value-type="float" office:value="-96.5302887" calcext:value-type="float">
            <text:p>-96.5302887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6.95192719" calcext:value-type="float">
            <text:p>-96.95192719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6.76273346" calcext:value-type="float">
            <text:p>-96.76273346</text:p>
          </table:table-cell>
          <table:table-cell office:value-type="float" office:value="-96.86683655" calcext:value-type="float">
            <text:p>-96.86683655</text:p>
          </table:table-cell>
          <table:table-cell office:value-type="float" office:value="-96.6056366" calcext:value-type="float">
            <text:p>-96.6056366</text:p>
          </table:table-cell>
          <table:table-cell office:value-type="float" office:value="-97.3761673" calcext:value-type="float">
            <text:p>-97.3761673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16375732" calcext:value-type="float">
            <text:p>-97.16375732</text:p>
          </table:table-cell>
          <table:table-cell office:value-type="float" office:value="-97.23088837" calcext:value-type="float">
            <text:p>-97.23088837</text:p>
          </table:table-cell>
          <table:table-cell office:value-type="float" office:value="-96.56249237" calcext:value-type="float">
            <text:p>-96.56249237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7.91220093" calcext:value-type="float">
            <text:p>-97.91220093</text:p>
          </table:table-cell>
          <table:table-cell office:value-type="float" office:value="-96.3688736" calcext:value-type="float">
            <text:p>-96.3688736</text:p>
          </table:table-cell>
          <table:table-cell office:value-type="float" office:value="-96.82460022" calcext:value-type="float">
            <text:p>-96.82460022</text:p>
          </table:table-cell>
          <table:table-cell office:value-type="float" office:value="-97.30322266" calcext:value-type="float">
            <text:p>-97.30322266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6.3815155" calcext:value-type="float">
            <text:p>-96.3815155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49272156" calcext:value-type="float">
            <text:p>-97.49272156</text:p>
          </table:table-cell>
          <table:table-cell office:value-type="float" office:value="-97.20072937" calcext:value-type="float">
            <text:p>-97.20072937</text:p>
          </table:table-cell>
          <table:table-cell office:value-type="float" office:value="-96.33108521" calcext:value-type="float">
            <text:p>-96.33108521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6.85570526" calcext:value-type="float">
            <text:p>-96.85570526</text:p>
          </table:table-cell>
          <table:table-cell office:value-type="float" office:value="-96.63596344" calcext:value-type="float">
            <text:p>-96.63596344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7.06745911" calcext:value-type="float">
            <text:p>-97.06745911</text:p>
          </table:table-cell>
          <table:table-cell office:value-type="float" office:value="-97.28916931" calcext:value-type="float">
            <text:p>-97.28916931</text:p>
          </table:table-cell>
          <table:table-cell office:value-type="float" office:value="-96.9564209" calcext:value-type="float">
            <text:p>-96.9564209</text:p>
          </table:table-cell>
          <table:table-cell office:value-type="float" office:value="-96.16713715" calcext:value-type="float">
            <text:p>-96.16713715</text:p>
          </table:table-cell>
          <table:table-cell office:value-type="float" office:value="-96.50887299" calcext:value-type="float">
            <text:p>-96.50887299</text:p>
          </table:table-cell>
          <table:table-cell office:value-type="float" office:value="-96.72757721" calcext:value-type="float">
            <text:p>-96.72757721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6.57326508" calcext:value-type="float">
            <text:p>-96.57326508</text:p>
          </table:table-cell>
          <table:table-cell office:value-type="float" office:value="-97.28449249" calcext:value-type="float">
            <text:p>-97.28449249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6.8445816" calcext:value-type="float">
            <text:p>-96.8445816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6.68164062" calcext:value-type="float">
            <text:p>-96.68164062</text:p>
          </table:table-cell>
          <table:table-cell office:value-type="float" office:value="-96.66421509" calcext:value-type="float">
            <text:p>-96.66421509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6.58188629" calcext:value-type="float">
            <text:p>-96.58188629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6.44921112" calcext:value-type="float">
            <text:p>-96.44921112</text:p>
          </table:table-cell>
          <table:table-cell office:value-type="float" office:value="-96.43011475" calcext:value-type="float">
            <text:p>-96.43011475</text:p>
          </table:table-cell>
          <table:table-cell office:value-type="float" office:value="-96.72757721" calcext:value-type="float">
            <text:p>-96.72757721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6.50887299" calcext:value-type="float">
            <text:p>-96.50887299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7583313" calcext:value-type="float">
            <text:p>-96.7583313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19841766" calcext:value-type="float">
            <text:p>-97.19841766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6.51314545" calcext:value-type="float">
            <text:p>-96.51314545</text:p>
          </table:table-cell>
          <table:table-cell office:value-type="float" office:value="-97.51430511" calcext:value-type="float">
            <text:p>-97.51430511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26815033" calcext:value-type="float">
            <text:p>-97.26815033</text:p>
          </table:table-cell>
          <table:table-cell office:value-type="float" office:value="-97.05606079" calcext:value-type="float">
            <text:p>-97.05606079</text:p>
          </table:table-cell>
          <table:table-cell office:value-type="float" office:value="-97.00383759" calcext:value-type="float">
            <text:p>-97.00383759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6.88021851" calcext:value-type="float">
            <text:p>-96.88021851</text:p>
          </table:table-cell>
          <table:table-cell office:value-type="float" office:value="-96.76493073" calcext:value-type="float">
            <text:p>-96.76493073</text:p>
          </table:table-cell>
          <table:table-cell office:value-type="float" office:value="-96.39839172" calcext:value-type="float">
            <text:p>-96.39839172</text:p>
          </table:table-cell>
          <table:table-cell office:value-type="float" office:value="-97.17991638" calcext:value-type="float">
            <text:p>-97.17991638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6.4258728" calcext:value-type="float">
            <text:p>-96.4258728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7.02877045" calcext:value-type="float">
            <text:p>-97.02877045</text:p>
          </table:table-cell>
          <table:table-cell office:value-type="float" office:value="-96.8891449" calcext:value-type="float">
            <text:p>-96.8891449</text:p>
          </table:table-cell>
          <table:table-cell office:value-type="float" office:value="-96.92945099" calcext:value-type="float">
            <text:p>-96.92945099</text:p>
          </table:table-cell>
          <table:table-cell office:value-type="float" office:value="-96.60995483" calcext:value-type="float">
            <text:p>-96.60995483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7.21231842" calcext:value-type="float">
            <text:p>-97.21231842</text:p>
          </table:table-cell>
          <table:table-cell office:value-type="float" office:value="-96.6598587" calcext:value-type="float">
            <text:p>-96.6598587</text:p>
          </table:table-cell>
          <table:table-cell office:value-type="float" office:value="-96.74294281" calcext:value-type="float">
            <text:p>-96.74294281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6.77815247" calcext:value-type="float">
            <text:p>-96.77815247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6.58835602" calcext:value-type="float">
            <text:p>-96.58835602</text:p>
          </table:table-cell>
          <table:table-cell office:value-type="float" office:value="-96.70348358" calcext:value-type="float">
            <text:p>-96.70348358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88244629" calcext:value-type="float">
            <text:p>-96.88244629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6.71004486" calcext:value-type="float">
            <text:p>-96.71004486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04013062" calcext:value-type="float">
            <text:p>-97.04013062</text:p>
          </table:table-cell>
          <table:table-cell office:value-type="float" office:value="-96.69255829" calcext:value-type="float">
            <text:p>-96.69255829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7.26581573" calcext:value-type="float">
            <text:p>-97.26581573</text:p>
          </table:table-cell>
          <table:table-cell office:value-type="float" office:value="-97.40692902" calcext:value-type="float">
            <text:p>-97.40692902</text:p>
          </table:table-cell>
          <table:table-cell office:value-type="float" office:value="-97.44020081" calcext:value-type="float">
            <text:p>-97.44020081</text:p>
          </table:table-cell>
          <table:table-cell office:value-type="float" office:value="-96.61428833" calcext:value-type="float">
            <text:p>-96.61428833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6.82682037" calcext:value-type="float">
            <text:p>-96.82682037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6.74294281" calcext:value-type="float">
            <text:p>-96.74294281</text:p>
          </table:table-cell>
          <table:table-cell office:value-type="float" office:value="-97.01969147" calcext:value-type="float">
            <text:p>-97.01969147</text:p>
          </table:table-cell>
          <table:table-cell office:value-type="float" office:value="-96.62078094" calcext:value-type="float">
            <text:p>-96.62078094</text:p>
          </table:table-cell>
          <table:table-cell office:value-type="float" office:value="-97.01515961" calcext:value-type="float">
            <text:p>-97.01515961</text:p>
          </table:table-cell>
          <table:table-cell office:value-type="float" office:value="-96.73635101" calcext:value-type="float">
            <text:p>-96.73635101</text:p>
          </table:table-cell>
          <table:table-cell office:value-type="float" office:value="-96.92272949" calcext:value-type="float">
            <text:p>-96.92272949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7.34314728" calcext:value-type="float">
            <text:p>-97.34314728</text:p>
          </table:table-cell>
          <table:table-cell office:value-type="float" office:value="-96.94293213" calcext:value-type="float">
            <text:p>-96.94293213</text:p>
          </table:table-cell>
          <table:table-cell office:value-type="float" office:value="-97.19609833" calcext:value-type="float">
            <text:p>-97.19609833</text:p>
          </table:table-cell>
          <table:table-cell office:value-type="float" office:value="-97.44257355" calcext:value-type="float">
            <text:p>-97.44257355</text:p>
          </table:table-cell>
          <table:table-cell office:value-type="float" office:value="-97.383255" calcext:value-type="float">
            <text:p>-97.383255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6.46195984" calcext:value-type="float">
            <text:p>-96.46195984</text:p>
          </table:table-cell>
          <table:table-cell office:value-type="float" office:value="-97.09944153" calcext:value-type="float">
            <text:p>-97.09944153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6.72977448" calcext:value-type="float">
            <text:p>-96.72977448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72537994" calcext:value-type="float">
            <text:p>-96.72537994</text:p>
          </table:table-cell>
          <table:table-cell office:value-type="float" office:value="-96.72319031" calcext:value-type="float">
            <text:p>-96.72319031</text:p>
          </table:table-cell>
          <table:table-cell office:value-type="float" office:value="-96.54959869" calcext:value-type="float">
            <text:p>-96.54959869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47686005" calcext:value-type="float">
            <text:p>-96.47686005</text:p>
          </table:table-cell>
          <table:table-cell office:value-type="float" office:value="-96.55175018" calcext:value-type="float">
            <text:p>-96.55175018</text:p>
          </table:table-cell>
          <table:table-cell office:value-type="float" office:value="-96.96994781" calcext:value-type="float">
            <text:p>-96.96994781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6.30180359" calcext:value-type="float">
            <text:p>-96.30180359</text:p>
          </table:table-cell>
          <table:table-cell office:value-type="float" office:value="-96.81351471" calcext:value-type="float">
            <text:p>-96.81351471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7.01969147" calcext:value-type="float">
            <text:p>-97.01969147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7.4116745" calcext:value-type="float">
            <text:p>-97.4116745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6.72757721" calcext:value-type="float">
            <text:p>-96.72757721</text:p>
          </table:table-cell>
          <table:table-cell office:value-type="float" office:value="-96.58835602" calcext:value-type="float">
            <text:p>-96.58835602</text:p>
          </table:table-cell>
          <table:table-cell office:value-type="float" office:value="-96.88691711" calcext:value-type="float">
            <text:p>-96.88691711</text:p>
          </table:table-cell>
          <table:table-cell office:value-type="float" office:value="-96.42375946" calcext:value-type="float">
            <text:p>-96.42375946</text:p>
          </table:table-cell>
          <table:table-cell office:value-type="float" office:value="-96.8891449" calcext:value-type="float">
            <text:p>-96.8891449</text:p>
          </table:table-cell>
          <table:table-cell office:value-type="float" office:value="-96.90032959" calcext:value-type="float">
            <text:p>-96.90032959</text:p>
          </table:table-cell>
          <table:table-cell office:value-type="float" office:value="-97.07429504" calcext:value-type="float">
            <text:p>-97.07429504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6.60346985" calcext:value-type="float">
            <text:p>-96.60346985</text:p>
          </table:table-cell>
          <table:table-cell office:value-type="float" office:value="-96.59699249" calcext:value-type="float">
            <text:p>-96.59699249</text:p>
          </table:table-cell>
          <table:table-cell office:value-type="float" office:value="-97.1085968" calcext:value-type="float">
            <text:p>-97.1085968</text:p>
          </table:table-cell>
          <table:table-cell office:value-type="float" office:value="-96.44921112" calcext:value-type="float">
            <text:p>-96.44921112</text:p>
          </table:table-cell>
          <table:table-cell office:value-type="float" office:value="-96.30807495" calcext:value-type="float">
            <text:p>-96.30807495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6.93170166" calcext:value-type="float">
            <text:p>-96.93170166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6.45983124" calcext:value-type="float">
            <text:p>-96.45983124</text:p>
          </table:table-cell>
          <table:table-cell office:value-type="float" office:value="-96.7583313" calcext:value-type="float">
            <text:p>-96.7583313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7.58178711" calcext:value-type="float">
            <text:p>-97.58178711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6.46195984" calcext:value-type="float">
            <text:p>-96.46195984</text:p>
          </table:table-cell>
          <table:table-cell office:value-type="float" office:value="-97.02196503" calcext:value-type="float">
            <text:p>-97.02196503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7.12005615" calcext:value-type="float">
            <text:p>-97.12005615</text:p>
          </table:table-cell>
          <table:table-cell office:value-type="float" office:value="-96.85124969" calcext:value-type="float">
            <text:p>-96.85124969</text:p>
          </table:table-cell>
          <table:table-cell office:value-type="float" office:value="-96.80245209" calcext:value-type="float">
            <text:p>-96.80245209</text:p>
          </table:table-cell>
          <table:table-cell office:value-type="float" office:value="-96.78256989" calcext:value-type="float">
            <text:p>-96.78256989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7.11318207" calcext:value-type="float">
            <text:p>-97.11318207</text:p>
          </table:table-cell>
          <table:table-cell office:value-type="float" office:value="-96.55389404" calcext:value-type="float">
            <text:p>-96.55389404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7.07886505" calcext:value-type="float">
            <text:p>-97.07886505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7.0628891" calcext:value-type="float">
            <text:p>-97.0628891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7.31259918" calcext:value-type="float">
            <text:p>-97.31259918</text:p>
          </table:table-cell>
          <table:table-cell office:value-type="float" office:value="-96.46195984" calcext:value-type="float">
            <text:p>-96.46195984</text:p>
          </table:table-cell>
          <table:table-cell office:value-type="float" office:value="-97.27281189" calcext:value-type="float">
            <text:p>-97.27281189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7.57695007" calcext:value-type="float">
            <text:p>-97.57695007</text:p>
          </table:table-cell>
          <table:table-cell office:value-type="float" office:value="-97.27047729" calcext:value-type="float">
            <text:p>-97.27047729</text:p>
          </table:table-cell>
          <table:table-cell office:value-type="float" office:value="-97.05150604" calcext:value-type="float">
            <text:p>-97.05150604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6.92720795" calcext:value-type="float">
            <text:p>-96.92720795</text:p>
          </table:table-cell>
          <table:table-cell office:value-type="float" office:value="-96.71224213" calcext:value-type="float">
            <text:p>-96.71224213</text:p>
          </table:table-cell>
          <table:table-cell office:value-type="float" office:value="-96.71881104" calcext:value-type="float">
            <text:p>-96.71881104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00383759" calcext:value-type="float">
            <text:p>-97.00383759</text:p>
          </table:table-cell>
          <table:table-cell office:value-type="float" office:value="-96.7869873" calcext:value-type="float">
            <text:p>-96.7869873</text:p>
          </table:table-cell>
          <table:table-cell office:value-type="float" office:value="-96.69474792" calcext:value-type="float">
            <text:p>-96.69474792</text:p>
          </table:table-cell>
          <table:table-cell office:value-type="float" office:value="-96.84902954" calcext:value-type="float">
            <text:p>-96.84902954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6.98574829" calcext:value-type="float">
            <text:p>-96.98574829</text:p>
          </table:table-cell>
          <table:table-cell office:value-type="float" office:value="-96.94967651" calcext:value-type="float">
            <text:p>-96.94967651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7.41405487" calcext:value-type="float">
            <text:p>-97.41405487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6.49391937" calcext:value-type="float">
            <text:p>-96.49391937</text:p>
          </table:table-cell>
          <table:table-cell office:value-type="float" office:value="-97.06745911" calcext:value-type="float">
            <text:p>-97.06745911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6.41106415" calcext:value-type="float">
            <text:p>-96.41106415</text:p>
          </table:table-cell>
          <table:table-cell office:value-type="float" office:value="-96.79803467" calcext:value-type="float">
            <text:p>-96.79803467</text:p>
          </table:table-cell>
          <table:table-cell office:value-type="float" office:value="-97.06745911" calcext:value-type="float">
            <text:p>-97.06745911</text:p>
          </table:table-cell>
          <table:table-cell office:value-type="float" office:value="-96.82460022" calcext:value-type="float">
            <text:p>-96.82460022</text:p>
          </table:table-cell>
          <table:table-cell office:value-type="float" office:value="-97.35256958" calcext:value-type="float">
            <text:p>-97.35256958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6.85124969" calcext:value-type="float">
            <text:p>-96.85124969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6.77375031" calcext:value-type="float">
            <text:p>-96.77375031</text:p>
          </table:table-cell>
          <table:table-cell office:value-type="float" office:value="-96.61645508" calcext:value-type="float">
            <text:p>-96.61645508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6.53671265" calcext:value-type="float">
            <text:p>-96.53671265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6.53671265" calcext:value-type="float">
            <text:p>-96.53671265</text:p>
          </table:table-cell>
          <table:table-cell office:value-type="float" office:value="-96.58188629" calcext:value-type="float">
            <text:p>-96.58188629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6.42799377" calcext:value-type="float">
            <text:p>-96.42799377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7.07201385" calcext:value-type="float">
            <text:p>-97.07201385</text:p>
          </table:table-cell>
          <table:table-cell office:value-type="float" office:value="-96.46195984" calcext:value-type="float">
            <text:p>-96.46195984</text:p>
          </table:table-cell>
          <table:table-cell office:value-type="float" office:value="-96.70567322" calcext:value-type="float">
            <text:p>-96.70567322</text:p>
          </table:table-cell>
          <table:table-cell office:value-type="float" office:value="-97.53353119" calcext:value-type="float">
            <text:p>-97.53353119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6.81130219" calcext:value-type="float">
            <text:p>-96.81130219</text:p>
          </table:table-cell>
          <table:table-cell office:value-type="float" office:value="-96.95417786" calcext:value-type="float">
            <text:p>-96.95417786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6.41317749" calcext:value-type="float">
            <text:p>-96.41317749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7.26348114" calcext:value-type="float">
            <text:p>-97.26348114</text:p>
          </table:table-cell>
          <table:table-cell office:value-type="float" office:value="-96.45983124" calcext:value-type="float">
            <text:p>-96.45983124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6.64029694" calcext:value-type="float">
            <text:p>-96.64029694</text:p>
          </table:table-cell>
          <table:table-cell office:value-type="float" office:value="-96.52599335" calcext:value-type="float">
            <text:p>-96.52599335</text:p>
          </table:table-cell>
          <table:table-cell office:value-type="float" office:value="-97.31025696" calcext:value-type="float">
            <text:p>-97.31025696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6.9249649" calcext:value-type="float">
            <text:p>-96.9249649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6.60995483" calcext:value-type="float">
            <text:p>-96.60995483</text:p>
          </table:table-cell>
          <table:table-cell office:value-type="float" office:value="-97.02423096" calcext:value-type="float">
            <text:p>-97.02423096</text:p>
          </table:table-cell>
          <table:table-cell office:value-type="float" office:value="-97.06517029" calcext:value-type="float">
            <text:p>-97.06517029</text:p>
          </table:table-cell>
          <table:table-cell office:value-type="float" office:value="-96.98122406" calcext:value-type="float">
            <text:p>-96.98122406</text:p>
          </table:table-cell>
          <table:table-cell office:value-type="float" office:value="-96.8401413" calcext:value-type="float">
            <text:p>-96.8401413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7.14303589" calcext:value-type="float">
            <text:p>-97.14303589</text:p>
          </table:table-cell>
          <table:table-cell office:value-type="float" office:value="-96.52599335" calcext:value-type="float">
            <text:p>-96.52599335</text:p>
          </table:table-cell>
          <table:table-cell office:value-type="float" office:value="-97.08571625" calcext:value-type="float">
            <text:p>-97.08571625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6.65768433" calcext:value-type="float">
            <text:p>-96.65768433</text:p>
          </table:table-cell>
          <table:table-cell office:value-type="float" office:value="-97.2332077" calcext:value-type="float">
            <text:p>-97.2332077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6.61645508" calcext:value-type="float">
            <text:p>-96.61645508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7.35727692" calcext:value-type="float">
            <text:p>-97.35727692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7.15223694" calcext:value-type="float">
            <text:p>-97.15223694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6.71661377" calcext:value-type="float">
            <text:p>-96.71661377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7.08114624" calcext:value-type="float">
            <text:p>-97.08114624</text:p>
          </table:table-cell>
          <table:table-cell office:value-type="float" office:value="-96.3815155" calcext:value-type="float">
            <text:p>-96.3815155</text:p>
          </table:table-cell>
          <table:table-cell office:value-type="float" office:value="-96.46834564" calcext:value-type="float">
            <text:p>-96.46834564</text:p>
          </table:table-cell>
          <table:table-cell office:value-type="float" office:value="-97.22624207" calcext:value-type="float">
            <text:p>-97.22624207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6.70348358" calcext:value-type="float">
            <text:p>-96.70348358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6.70130157" calcext:value-type="float">
            <text:p>-96.70130157</text:p>
          </table:table-cell>
          <table:table-cell office:value-type="float" office:value="-96.76934052" calcext:value-type="float">
            <text:p>-96.76934052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7.13613129" calcext:value-type="float">
            <text:p>-97.13613129</text:p>
          </table:table-cell>
          <table:table-cell office:value-type="float" office:value="-96.49178314" calcext:value-type="float">
            <text:p>-96.49178314</text:p>
          </table:table-cell>
          <table:table-cell office:value-type="float" office:value="-96.69911194" calcext:value-type="float">
            <text:p>-96.69911194</text:p>
          </table:table-cell>
          <table:table-cell office:value-type="float" office:value="-96.57541656" calcext:value-type="float">
            <text:p>-96.57541656</text:p>
          </table:table-cell>
          <table:table-cell office:value-type="float" office:value="-96.91823578" calcext:value-type="float">
            <text:p>-96.91823578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7.53594208" calcext:value-type="float">
            <text:p>-97.53594208</text:p>
          </table:table-cell>
          <table:table-cell office:value-type="float" office:value="-97.27514648" calcext:value-type="float">
            <text:p>-97.27514648</text:p>
          </table:table-cell>
          <table:table-cell office:value-type="float" office:value="-97.38562012" calcext:value-type="float">
            <text:p>-97.38562012</text:p>
          </table:table-cell>
          <table:table-cell office:value-type="float" office:value="-97.43067932" calcext:value-type="float">
            <text:p>-97.43067932</text:p>
          </table:table-cell>
          <table:table-cell office:value-type="float" office:value="-97.12924194" calcext:value-type="float">
            <text:p>-97.12924194</text:p>
          </table:table-cell>
          <table:table-cell office:value-type="float" office:value="-96.68601227" calcext:value-type="float">
            <text:p>-96.68601227</text:p>
          </table:table-cell>
          <table:table-cell office:value-type="float" office:value="-96.62728882" calcext:value-type="float">
            <text:p>-96.62728882</text:p>
          </table:table-cell>
          <table:table-cell office:value-type="float" office:value="-97.16146088" calcext:value-type="float">
            <text:p>-97.16146088</text:p>
          </table:table-cell>
          <table:table-cell office:value-type="float" office:value="-96.58835602" calcext:value-type="float">
            <text:p>-96.58835602</text:p>
          </table:table-cell>
          <table:table-cell office:value-type="float" office:value="-96.62078094" calcext:value-type="float">
            <text:p>-96.62078094</text:p>
          </table:table-cell>
          <table:table-cell office:value-type="float" office:value="-97.14533234" calcext:value-type="float">
            <text:p>-97.14533234</text:p>
          </table:table-cell>
          <table:table-cell office:value-type="float" office:value="-97.21695709" calcext:value-type="float">
            <text:p>-97.21695709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6.83347321" calcext:value-type="float">
            <text:p>-96.83347321</text:p>
          </table:table-cell>
          <table:table-cell office:value-type="float" office:value="-96.96994781" calcext:value-type="float">
            <text:p>-96.96994781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32668304" calcext:value-type="float">
            <text:p>-97.32668304</text:p>
          </table:table-cell>
          <table:table-cell office:value-type="float" office:value="-96.58188629" calcext:value-type="float">
            <text:p>-96.58188629</text:p>
          </table:table-cell>
          <table:table-cell office:value-type="float" office:value="-96.66639709" calcext:value-type="float">
            <text:p>-96.66639709</text:p>
          </table:table-cell>
          <table:table-cell office:value-type="float" office:value="-96.66857147" calcext:value-type="float">
            <text:p>-96.66857147</text:p>
          </table:table-cell>
          <table:table-cell office:value-type="float" office:value="-97.05833435" calcext:value-type="float">
            <text:p>-97.05833435</text:p>
          </table:table-cell>
          <table:table-cell office:value-type="float" office:value="-96.42799377" calcext:value-type="float">
            <text:p>-96.42799377</text:p>
          </table:table-cell>
          <table:table-cell office:value-type="float" office:value="-96.75173187" calcext:value-type="float">
            <text:p>-96.75173187</text:p>
          </table:table-cell>
          <table:table-cell office:value-type="float" office:value="-96.90927124" calcext:value-type="float">
            <text:p>-96.90927124</text:p>
          </table:table-cell>
          <table:table-cell office:value-type="float" office:value="-97.03104401" calcext:value-type="float">
            <text:p>-97.03104401</text:p>
          </table:table-cell>
          <table:table-cell office:value-type="float" office:value="-97.21927643" calcext:value-type="float">
            <text:p>-97.21927643</text:p>
          </table:table-cell>
          <table:table-cell office:value-type="float" office:value="-97.24716949" calcext:value-type="float">
            <text:p>-97.24716949</text:p>
          </table:table-cell>
          <table:table-cell office:value-type="float" office:value="-96.82016754" calcext:value-type="float">
            <text:p>-96.82016754</text:p>
          </table:table-cell>
          <table:table-cell office:value-type="float" office:value="-97.03330994" calcext:value-type="float">
            <text:p>-97.03330994</text:p>
          </table:table-cell>
          <table:table-cell office:value-type="float" office:value="-97.25648499" calcext:value-type="float">
            <text:p>-97.25648499</text:p>
          </table:table-cell>
          <table:table-cell office:value-type="float" office:value="-97.50469971" calcext:value-type="float">
            <text:p>-97.50469971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6.96092987" calcext:value-type="float">
            <text:p>-96.96092987</text:p>
          </table:table-cell>
          <table:table-cell office:value-type="float" office:value="-97.39745331" calcext:value-type="float">
            <text:p>-97.39745331</text:p>
          </table:table-cell>
          <table:table-cell office:value-type="float" office:value="-96.60346985" calcext:value-type="float">
            <text:p>-96.60346985</text:p>
          </table:table-cell>
          <table:table-cell office:value-type="float" office:value="-97.20999908" calcext:value-type="float">
            <text:p>-97.20999908</text:p>
          </table:table-cell>
          <table:table-cell office:value-type="float" office:value="-96.71443176" calcext:value-type="float">
            <text:p>-96.71443176</text:p>
          </table:table-cell>
          <table:table-cell office:value-type="float" office:value="-97.34549713" calcext:value-type="float">
            <text:p>-97.34549713</text:p>
          </table:table-cell>
          <table:table-cell office:value-type="float" office:value="-97.2821579" calcext:value-type="float">
            <text:p>-97.2821579</text:p>
          </table:table-cell>
          <table:table-cell office:value-type="float" office:value="-97.09714508" calcext:value-type="float">
            <text:p>-97.09714508</text:p>
          </table:table-cell>
          <table:table-cell office:value-type="float" office:value="-97.04923248" calcext:value-type="float">
            <text:p>-97.04923248</text:p>
          </table:table-cell>
          <table:table-cell office:value-type="float" office:value="-96.89138031" calcext:value-type="float">
            <text:p>-96.89138031</text:p>
          </table:table-cell>
          <table:table-cell office:value-type="float" office:value="-96.3688736" calcext:value-type="float">
            <text:p>-96.3688736</text:p>
          </table:table-cell>
          <table:table-cell office:value-type="float" office:value="-97.25881195" calcext:value-type="float">
            <text:p>-97.25881195</text:p>
          </table:table-cell>
          <table:table-cell office:value-type="float" office:value="-96.81130219" calcext:value-type="float">
            <text:p>-96.81130219</text:p>
          </table:table-cell>
          <table:table-cell office:value-type="float" office:value="-96.49178314" calcext:value-type="float">
            <text:p>-96.49178314</text:p>
          </table:table-cell>
          <table:table-cell office:value-type="float" office:value="-96.85347748" calcext:value-type="float">
            <text:p>-96.85347748</text:p>
          </table:table-cell>
          <table:table-cell office:value-type="float" office:value="-96.94742584" calcext:value-type="float">
            <text:p>-96.94742584</text:p>
          </table:table-cell>
          <table:table-cell office:value-type="float" office:value="-96.85792542" calcext:value-type="float">
            <text:p>-96.85792542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6.28303528" calcext:value-type="float">
            <text:p>-96.28303528</text:p>
          </table:table-cell>
          <table:table-cell office:value-type="float" office:value="-96.76713562" calcext:value-type="float">
            <text:p>-96.76713562</text:p>
          </table:table-cell>
          <table:table-cell office:value-type="float" office:value="-97.27748108" calcext:value-type="float">
            <text:p>-97.27748108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6.77154541" calcext:value-type="float">
            <text:p>-96.77154541</text:p>
          </table:table-cell>
          <table:table-cell office:value-type="float" office:value="-96.70348358" calcext:value-type="float">
            <text:p>-96.70348358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37098694" calcext:value-type="float">
            <text:p>-96.37098694</text:p>
          </table:table-cell>
          <table:table-cell office:value-type="float" office:value="-96.83125305" calcext:value-type="float">
            <text:p>-96.83125305</text:p>
          </table:table-cell>
          <table:table-cell office:value-type="float" office:value="-97.1753006" calcext:value-type="float">
            <text:p>-97.1753006</text:p>
          </table:table-cell>
          <table:table-cell office:value-type="float" office:value="-97.43781281" calcext:value-type="float">
            <text:p>-97.43781281</text:p>
          </table:table-cell>
          <table:table-cell office:value-type="float" office:value="-97.30556488" calcext:value-type="float">
            <text:p>-97.30556488</text:p>
          </table:table-cell>
          <table:table-cell office:value-type="float" office:value="-97.38798523" calcext:value-type="float">
            <text:p>-97.38798523</text:p>
          </table:table-cell>
          <table:table-cell office:value-type="float" office:value="-97.04467773" calcext:value-type="float">
            <text:p>-97.04467773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6.70567322" calcext:value-type="float">
            <text:p>-96.70567322</text:p>
          </table:table-cell>
          <table:table-cell office:value-type="float" office:value="-96.45558167" calcext:value-type="float">
            <text:p>-96.45558167</text:p>
          </table:table-cell>
          <table:table-cell office:value-type="float" office:value="-96.32898712" calcext:value-type="float">
            <text:p>-96.32898712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6.97445679" calcext:value-type="float">
            <text:p>-96.97445679</text:p>
          </table:table-cell>
          <table:table-cell office:value-type="float" office:value="-96.73854065" calcext:value-type="float">
            <text:p>-96.73854065</text:p>
          </table:table-cell>
          <table:table-cell office:value-type="float" office:value="-96.64898682" calcext:value-type="float">
            <text:p>-96.64898682</text:p>
          </table:table-cell>
          <table:table-cell office:value-type="float" office:value="-97.15914917" calcext:value-type="float">
            <text:p>-97.15914917</text:p>
          </table:table-cell>
          <table:table-cell office:value-type="float" office:value="-96.69474792" calcext:value-type="float">
            <text:p>-96.69474792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7.01515961" calcext:value-type="float">
            <text:p>-97.01515961</text:p>
          </table:table-cell>
          <table:table-cell office:value-type="float" office:value="-96.83125305" calcext:value-type="float">
            <text:p>-96.83125305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7.15684509" calcext:value-type="float">
            <text:p>-97.15684509</text:p>
          </table:table-cell>
          <table:table-cell office:value-type="float" office:value="-96.902565" calcext:value-type="float">
            <text:p>-96.902565</text:p>
          </table:table-cell>
          <table:table-cell office:value-type="float" office:value="-96.79139709" calcext:value-type="float">
            <text:p>-96.79139709</text:p>
          </table:table-cell>
          <table:table-cell office:value-type="float" office:value="-97.29385376" calcext:value-type="float">
            <text:p>-97.29385376</text:p>
          </table:table-cell>
          <table:table-cell office:value-type="float" office:value="-96.80688477" calcext:value-type="float">
            <text:p>-96.80688477</text:p>
          </table:table-cell>
          <table:table-cell office:value-type="float" office:value="-96.28303528" calcext:value-type="float">
            <text:p>-96.28303528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7.25415802" calcext:value-type="float">
            <text:p>-97.25415802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6.97670746" calcext:value-type="float">
            <text:p>-96.97670746</text:p>
          </table:table-cell>
          <table:table-cell office:value-type="float" office:value="-97.33609009" calcext:value-type="float">
            <text:p>-97.33609009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6.82238007" calcext:value-type="float">
            <text:p>-96.82238007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6.79582214" calcext:value-type="float">
            <text:p>-96.79582214</text:p>
          </table:table-cell>
          <table:table-cell office:value-type="float" office:value="-97.16837311" calcext:value-type="float">
            <text:p>-97.16837311</text:p>
          </table:table-cell>
          <table:table-cell office:value-type="float" office:value="-97.13153839" calcext:value-type="float">
            <text:p>-97.13153839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7.19147491" calcext:value-type="float">
            <text:p>-97.19147491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6.34786224" calcext:value-type="float">
            <text:p>-96.34786224</text:p>
          </table:table-cell>
          <table:table-cell office:value-type="float" office:value="-96.6056366" calcext:value-type="float">
            <text:p>-96.6056366</text:p>
          </table:table-cell>
          <table:table-cell office:value-type="float" office:value="-96.99704742" calcext:value-type="float">
            <text:p>-96.99704742</text:p>
          </table:table-cell>
          <table:table-cell office:value-type="float" office:value="-97.01743317" calcext:value-type="float">
            <text:p>-97.01743317</text:p>
          </table:table-cell>
          <table:table-cell office:value-type="float" office:value="-96.77815247" calcext:value-type="float">
            <text:p>-96.77815247</text:p>
          </table:table-cell>
          <table:table-cell office:value-type="float" office:value="-96.64463806" calcext:value-type="float">
            <text:p>-96.64463806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6.44284058" calcext:value-type="float">
            <text:p>-96.44284058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40472412" calcext:value-type="float">
            <text:p>-96.40472412</text:p>
          </table:table-cell>
          <table:table-cell office:value-type="float" office:value="-96.3920517" calcext:value-type="float">
            <text:p>-96.3920517</text:p>
          </table:table-cell>
          <table:table-cell office:value-type="float" office:value="-96.76493073" calcext:value-type="float">
            <text:p>-96.76493073</text:p>
          </table:table-cell>
          <table:table-cell office:value-type="float" office:value="-96.91152191" calcext:value-type="float">
            <text:p>-96.91152191</text:p>
          </table:table-cell>
          <table:table-cell office:value-type="float" office:value="-96.56680298" calcext:value-type="float">
            <text:p>-96.56680298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6.97220612" calcext:value-type="float">
            <text:p>-96.97220612</text:p>
          </table:table-cell>
          <table:table-cell office:value-type="float" office:value="-96.89585876" calcext:value-type="float">
            <text:p>-96.89585876</text:p>
          </table:table-cell>
          <table:table-cell office:value-type="float" office:value="-96.90032959" calcext:value-type="float">
            <text:p>-96.90032959</text:p>
          </table:table-cell>
          <table:table-cell office:value-type="float" office:value="-96.7561264" calcext:value-type="float">
            <text:p>-96.7561264</text:p>
          </table:table-cell>
          <table:table-cell office:value-type="float" office:value="-96.91375732" calcext:value-type="float">
            <text:p>-96.91375732</text:p>
          </table:table-cell>
          <table:table-cell office:value-type="float" office:value="-97.19378662" calcext:value-type="float">
            <text:p>-97.19378662</text:p>
          </table:table-cell>
          <table:table-cell office:value-type="float" office:value="-96.87799072" calcext:value-type="float">
            <text:p>-96.87799072</text:p>
          </table:table-cell>
          <table:table-cell office:value-type="float" office:value="-97.28683472" calcext:value-type="float">
            <text:p>-97.28683472</text:p>
          </table:table-cell>
          <table:table-cell office:value-type="float" office:value="-97.14993286" calcext:value-type="float">
            <text:p>-97.14993286</text:p>
          </table:table-cell>
          <table:table-cell office:value-type="float" office:value="-96.59915161" calcext:value-type="float">
            <text:p>-96.59915161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6.99930573" calcext:value-type="float">
            <text:p>-96.99930573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72319031" calcext:value-type="float">
            <text:p>-96.72319031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6.73415375" calcext:value-type="float">
            <text:p>-96.73415375</text:p>
          </table:table-cell>
          <table:table-cell office:value-type="float" office:value="-97.14762878" calcext:value-type="float">
            <text:p>-97.14762878</text:p>
          </table:table-cell>
          <table:table-cell office:value-type="float" office:value="-96.61645508" calcext:value-type="float">
            <text:p>-96.61645508</text:p>
          </table:table-cell>
          <table:table-cell office:value-type="float" office:value="-96.74294281" calcext:value-type="float">
            <text:p>-96.74294281</text:p>
          </table:table-cell>
          <table:table-cell office:value-type="float" office:value="-97.11776733" calcext:value-type="float">
            <text:p>-97.11776733</text:p>
          </table:table-cell>
          <table:table-cell office:value-type="float" office:value="-96.79360962" calcext:value-type="float">
            <text:p>-96.79360962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6.57972717" calcext:value-type="float">
            <text:p>-96.57972717</text:p>
          </table:table-cell>
          <table:table-cell office:value-type="float" office:value="-96.5195694" calcext:value-type="float">
            <text:p>-96.5195694</text:p>
          </table:table-cell>
          <table:table-cell office:value-type="float" office:value="-96.75392914" calcext:value-type="float">
            <text:p>-96.75392914</text:p>
          </table:table-cell>
          <table:table-cell office:value-type="float" office:value="-96.59915161" calcext:value-type="float">
            <text:p>-96.59915161</text:p>
          </table:table-cell>
          <table:table-cell office:value-type="float" office:value="-96.76052856" calcext:value-type="float">
            <text:p>-96.76052856</text:p>
          </table:table-cell>
          <table:table-cell office:value-type="float" office:value="-96.41317749" calcext:value-type="float">
            <text:p>-96.41317749</text:p>
          </table:table-cell>
          <table:table-cell office:value-type="float" office:value="-97.10630798" calcext:value-type="float">
            <text:p>-97.10630798</text:p>
          </table:table-cell>
          <table:table-cell office:value-type="float" office:value="-96.76493073" calcext:value-type="float">
            <text:p>-96.76493073</text:p>
          </table:table-cell>
          <table:table-cell office:value-type="float" office:value="-97.3290329" calcext:value-type="float">
            <text:p>-97.3290329</text:p>
          </table:table-cell>
          <table:table-cell office:value-type="float" office:value="-96.72100067" calcext:value-type="float">
            <text:p>-96.72100067</text:p>
          </table:table-cell>
          <table:table-cell office:value-type="float" office:value="-96.76713562" calcext:value-type="float">
            <text:p>-96.76713562</text:p>
          </table:table-cell>
          <table:table-cell office:value-type="float" office:value="-96.86238098" calcext:value-type="float">
            <text:p>-96.86238098</text:p>
          </table:table-cell>
          <table:table-cell office:value-type="float" office:value="-96.8846817" calcext:value-type="float">
            <text:p>-96.8846817</text:p>
          </table:table-cell>
          <table:table-cell office:value-type="float" office:value="-97.18453217" calcext:value-type="float">
            <text:p>-97.18453217</text:p>
          </table:table-cell>
          <table:table-cell office:value-type="float" office:value="-96.9586792" calcext:value-type="float">
            <text:p>-96.9586792</text:p>
          </table:table-cell>
          <table:table-cell office:value-type="float" office:value="-97.39271545" calcext:value-type="float">
            <text:p>-97.39271545</text:p>
          </table:table-cell>
          <table:table-cell office:value-type="float" office:value="-96.6056366" calcext:value-type="float">
            <text:p>-96.6056366</text:p>
          </table:table-cell>
          <table:table-cell office:value-type="float" office:value="-97.45925903" calcext:value-type="float">
            <text:p>-97.45925903</text:p>
          </table:table-cell>
          <table:table-cell office:value-type="float" office:value="-97.33138275" calcext:value-type="float">
            <text:p>-97.33138275</text:p>
          </table:table-cell>
          <table:table-cell office:value-type="float" office:value="-96.8601532" calcext:value-type="float">
            <text:p>-96.8601532</text:p>
          </table:table-cell>
          <table:table-cell office:value-type="float" office:value="-97.11547852" calcext:value-type="float">
            <text:p>-97.11547852</text:p>
          </table:table-cell>
          <table:table-cell office:value-type="float" office:value="-96.4174118" calcext:value-type="float">
            <text:p>-96.4174118</text:p>
          </table:table-cell>
          <table:table-cell office:value-type="float" office:value="-97.00157166" calcext:value-type="float">
            <text:p>-97.00157166</text:p>
          </table:table-cell>
          <table:table-cell office:value-type="float" office:value="-96.67075348" calcext:value-type="float">
            <text:p>-96.67075348</text:p>
          </table:table-cell>
          <table:table-cell office:value-type="float" office:value="-96.83791351" calcext:value-type="float">
            <text:p>-96.83791351</text:p>
          </table:table-cell>
          <table:table-cell office:value-type="float" office:value="-96.44708252" calcext:value-type="float">
            <text:p>-96.44708252</text:p>
          </table:table-cell>
          <table:table-cell office:value-type="float" office:value="-96.98799896" calcext:value-type="float">
            <text:p>-96.98799896</text:p>
          </table:table-cell>
          <table:table-cell office:value-type="float" office:value="-96.50246429" calcext:value-type="float">
            <text:p>-96.50246429</text:p>
          </table:table-cell>
          <table:table-cell office:value-type="float" office:value="-96.96318054" calcext:value-type="float">
            <text:p>-96.96318054</text:p>
          </table:table-cell>
          <table:table-cell office:value-type="float" office:value="-97.12005615" calcext:value-type="float">
            <text:p>-97.12005615</text:p>
          </table:table-cell>
          <table:table-cell office:value-type="float" office:value="-96.84680939" calcext:value-type="float">
            <text:p>-96.84680939</text:p>
          </table:table-cell>
          <table:table-cell office:value-type="float" office:value="-96.90927124" calcext:value-type="float">
            <text:p>-96.90927124</text:p>
          </table:table-cell>
          <table:table-cell office:value-type="float" office:value="-96.70567322" calcext:value-type="float">
            <text:p>-96.70567322</text:p>
          </table:table-cell>
          <table:table-cell office:value-type="float" office:value="-96.62078094" calcext:value-type="float">
            <text:p>-96.62078094</text:p>
          </table:table-cell>
          <table:table-cell office:value-type="float" office:value="-97.29853058" calcext:value-type="float">
            <text:p>-97.29853058</text:p>
          </table:table-cell>
          <table:table-cell office:value-type="float" office:value="-96.51314545" calcext:value-type="float">
            <text:p>-96.51314545</text:p>
          </table:table-cell>
          <table:table-cell office:value-type="float" office:value="-96.74074554" calcext:value-type="float">
            <text:p>-96.74074554</text:p>
          </table:table-cell>
          <table:table-cell office:value-type="float" office:value="-96.86906433" calcext:value-type="float">
            <text:p>-96.86906433</text:p>
          </table:table-cell>
          <table:table-cell office:value-type="float" office:value="-97.10401154" calcext:value-type="float">
            <text:p>-97.10401154</text:p>
          </table:table-cell>
          <table:table-cell office:value-type="float" office:value="-96.80245209" calcext:value-type="float">
            <text:p>-96.80245209</text:p>
          </table:table-cell>
          <table:table-cell office:value-type="float" office:value="-96.67510986" calcext:value-type="float">
            <text:p>-96.67510986</text:p>
          </table:table-cell>
          <table:table-cell office:value-type="float" office:value="-96.88691711" calcext:value-type="float">
            <text:p>-96.88691711</text:p>
          </table:table-cell>
          <table:table-cell office:value-type="float" office:value="-96.62078094" calcext:value-type="float">
            <text:p>-96.62078094</text:p>
          </table:table-cell>
          <table:table-cell office:value-type="float" office:value="-96.94068909" calcext:value-type="float">
            <text:p>-96.94068909</text:p>
          </table:table-cell>
          <table:table-cell office:value-type="float" office:value="-96.68164062" calcext:value-type="float">
            <text:p>-96.68164062</text:p>
          </table:table-cell>
          <table:table-cell office:value-type="float" office:value="-97.06973267" calcext:value-type="float">
            <text:p>-97.06973267</text:p>
          </table:table-cell>
          <table:table-cell office:value-type="float" office:value="-96.87129211" calcext:value-type="float">
            <text:p>-96.87129211</text:p>
          </table:table-cell>
          <table:table-cell office:value-type="float" office:value="-97.01289368" calcext:value-type="float">
            <text:p>-97.01289368</text:p>
          </table:table-cell>
          <table:table-cell office:value-type="float" office:value="-96.89361572" calcext:value-type="float">
            <text:p>-96.89361572</text:p>
          </table:table-cell>
          <table:table-cell office:value-type="float" office:value="-97.00610352" calcext:value-type="float">
            <text:p>-97.00610352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7.30088043" calcext:value-type="float">
            <text:p>-97.30088043</text:p>
          </table:table-cell>
          <table:table-cell office:value-type="float" office:value="-96.29346466" calcext:value-type="float">
            <text:p>-96.29346466</text:p>
          </table:table-cell>
          <table:table-cell office:value-type="float" office:value="-96.66203308" calcext:value-type="float">
            <text:p>-96.66203308</text:p>
          </table:table-cell>
          <table:table-cell office:value-type="float" office:value="-96.78256989" calcext:value-type="float">
            <text:p>-96.78256989</text:p>
          </table:table-cell>
          <table:table-cell office:value-type="float" office:value="-96.82016754" calcext:value-type="float">
            <text:p>-96.82016754</text:p>
          </table:table-cell>
          <table:table-cell office:value-type="float" office:value="-96.69255829" calcext:value-type="float">
            <text:p>-96.69255829</text:p>
          </table:table-cell>
          <table:table-cell office:value-type="float" office:value="-96.82016754" calcext:value-type="float">
            <text:p>-96.82016754</text:p>
          </table:table-cell>
          <table:table-cell office:value-type="float" office:value="-96.92047882" calcext:value-type="float">
            <text:p>-96.92047882</text:p>
          </table:table-cell>
          <table:table-cell office:value-type="float" office:value="-96.81130219" calcext:value-type="float">
            <text:p>-96.81130219</text:p>
          </table:table-cell>
          <table:table-cell office:value-type="float" office:value="-97.55279541" calcext:value-type="float">
            <text:p>-97.55279541</text:p>
          </table:table-cell>
          <table:table-cell office:value-type="float" office:value="-97.13842773" calcext:value-type="float">
            <text:p>-97.13842773</text:p>
          </table:table-cell>
          <table:table-cell office:value-type="float" office:value="-97.07657623" calcext:value-type="float">
            <text:p>-97.07657623</text:p>
          </table:table-cell>
          <table:table-cell office:value-type="float" office:value="-97.05150604" calcext:value-type="float">
            <text:p>-97.05150604</text:p>
          </table:table-cell>
          <table:table-cell office:value-type="float" office:value="-96.9339447" calcext:value-type="float">
            <text:p>-96.9339447</text:p>
          </table:table-cell>
          <table:table-cell office:value-type="float" office:value="-97.00836182" calcext:value-type="float">
            <text:p>-97.00836182</text:p>
          </table:table-cell>
          <table:table-cell office:value-type="float" office:value="-96.99252319" calcext:value-type="float">
            <text:p>-96.99252319</text:p>
          </table:table-cell>
          <table:table-cell office:value-type="float" office:value="-96.80467224" calcext:value-type="float">
            <text:p>-96.80467224</text:p>
          </table:table-cell>
          <table:table-cell office:value-type="float" office:value="-96.61862183" calcext:value-type="float">
            <text:p>-96.61862183</text:p>
          </table:table-cell>
          <table:table-cell office:value-type="float" office:value="-97.0537796" calcext:value-type="float">
            <text:p>-97.0537796</text:p>
          </table:table-cell>
          <table:table-cell office:value-type="float" office:value="-96.64247131" calcext:value-type="float">
            <text:p>-96.64247131</text:p>
          </table:table-cell>
          <table:table-cell office:value-type="float" office:value="-97.08342743" calcext:value-type="float">
            <text:p>-97.08342743</text:p>
          </table:table-cell>
          <table:table-cell office:value-type="float" office:value="-96.59267426" calcext:value-type="float">
            <text:p>-96.59267426</text:p>
          </table:table-cell>
          <table:table-cell office:value-type="float" office:value="-97.33843231" calcext:value-type="float">
            <text:p>-97.33843231</text:p>
          </table:table-cell>
          <table:table-cell office:value-type="float" office:value="-96.43859863" calcext:value-type="float">
            <text:p>-96.43859863</text:p>
          </table:table-cell>
          <table:table-cell office:value-type="float" office:value="-96.46195984" calcext:value-type="float">
            <text:p>-96.46195984</text:p>
          </table:table-cell>
          <table:table-cell office:value-type="float" office:value="-96.71004486" calcext:value-type="float">
            <text:p>-96.71004486</text:p>
          </table:table-cell>
          <table:table-cell office:value-type="float" office:value="-97.49751282" calcext:value-type="float">
            <text:p>-97.49751282</text:p>
          </table:table-cell>
          <table:table-cell office:value-type="float" office:value="-96.90480042" calcext:value-type="float">
            <text:p>-96.90480042</text:p>
          </table:table-cell>
          <table:table-cell office:value-type="float" office:value="-97.29151917" calcext:value-type="float">
            <text:p>-97.29151917</text:p>
          </table:table-cell>
          <table:table-cell office:value-type="float" office:value="-97.18684387" calcext:value-type="float">
            <text:p>-97.18684387</text:p>
          </table:table-cell>
          <table:table-cell office:value-type="float" office:value="-97.32198334" calcext:value-type="float">
            <text:p>-97.32198334</text:p>
          </table:table-cell>
          <table:table-cell office:value-type="float" office:value="-96.93618774" calcext:value-type="float">
            <text:p>-96.93618774</text:p>
          </table:table-cell>
          <table:table-cell office:value-type="float" office:value="-96.77154541" calcext:value-type="float">
            <text:p>-96.77154541</text:p>
          </table:table-cell>
          <table:table-cell office:value-type="float" office:value="-96.8735199" calcext:value-type="float">
            <text:p>-96.8735199</text:p>
          </table:table-cell>
          <table:table-cell office:value-type="float" office:value="-96.58620453" calcext:value-type="float">
            <text:p>-96.58620453</text:p>
          </table:table-cell>
          <table:table-cell office:value-type="float" office:value="-96.78478241" calcext:value-type="float">
            <text:p>-96.78478241</text:p>
          </table:table-cell>
          <table:table-cell office:value-type="float" office:value="-96.96318054" calcext:value-type="float">
            <text:p>-96.96318054</text:p>
          </table:table-cell>
          <table:table-cell office:value-type="float" office:value="-96.52385712" calcext:value-type="float">
            <text:p>-96.52385712</text:p>
          </table:table-cell>
          <table:table-cell office:value-type="float" office:value="-96.86460876" calcext:value-type="float">
            <text:p>-96.86460876</text:p>
          </table:table-cell>
          <table:table-cell office:value-type="float" office:value="-97.02650452" calcext:value-type="float">
            <text:p>-97.02650452</text:p>
          </table:table-cell>
          <table:table-cell office:value-type="float" office:value="-96.44496155" calcext:value-type="float">
            <text:p>-96.44496155</text:p>
          </table:table-cell>
          <table:table-cell office:value-type="float" office:value="-96.80023956" calcext:value-type="float">
            <text:p>-96.80023956</text:p>
          </table:table-cell>
          <table:table-cell office:value-type="float" office:value="-96.65550995" calcext:value-type="float">
            <text:p>-96.65550995</text:p>
          </table:table-cell>
          <table:table-cell office:value-type="float" office:value="-96.31224823" calcext:value-type="float">
            <text:p>-96.31224823</text:p>
          </table:table-cell>
          <table:table-cell office:value-type="float" office:value="-96.57326508" calcext:value-type="float">
            <text:p>-96.57326508</text:p>
          </table:table-cell>
          <table:table-cell office:value-type="float" office:value="-96.78036499" calcext:value-type="float">
            <text:p>-96.78036499</text:p>
          </table:table-cell>
          <table:table-cell office:value-type="float" office:value="-96.72319031" calcext:value-type="float">
            <text:p>-96.72319031</text:p>
          </table:table-cell>
          <table:table-cell office:value-type="float" office:value="-97.45448303" calcext:value-type="float">
            <text:p>-97.45448303</text:p>
          </table:table-cell>
          <table:table-cell office:value-type="float" office:value="-97.06745911" calcext:value-type="float">
            <text:p>-97.06745911</text:p>
          </table:table-cell>
          <table:table-cell office:value-type="float" office:value="-97.04240417" calcext:value-type="float">
            <text:p>-97.04240417</text:p>
          </table:table-cell>
          <table:table-cell office:value-type="float" office:value="-96.81130219" calcext:value-type="float">
            <text:p>-96.81130219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1.8827285" calcext:value-type="float">
            <text:p>-101.8827285</text:p>
          </table:table-cell>
          <table:table-cell office:value-type="float" office:value="-102.8562927" calcext:value-type="float">
            <text:p>-102.8562927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3.0675506" calcext:value-type="float">
            <text:p>-103.0675506</text:p>
          </table:table-cell>
          <table:table-cell office:value-type="float" office:value="-102.78553" calcext:value-type="float">
            <text:p>-102.78553</text:p>
          </table:table-cell>
          <table:table-cell office:value-type="float" office:value="-103.2375564" calcext:value-type="float">
            <text:p>-103.2375564</text:p>
          </table:table-cell>
          <table:table-cell office:value-type="float" office:value="-102.7240905" calcext:value-type="float">
            <text:p>-102.7240905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3.5397033" calcext:value-type="float">
            <text:p>-103.5397033</text:p>
          </table:table-cell>
          <table:table-cell office:value-type="float" office:value="-103.1040344" calcext:value-type="float">
            <text:p>-103.1040344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3.67527" calcext:value-type="float">
            <text:p>-103.67527</text:p>
          </table:table-cell>
          <table:table-cell office:value-type="float" office:value="-102.8341217" calcext:value-type="float">
            <text:p>-102.8341217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2.2434234" calcext:value-type="float">
            <text:p>-102.2434234</text:p>
          </table:table-cell>
          <table:table-cell office:value-type="float" office:value="-102.654396" calcext:value-type="float">
            <text:p>-102.654396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3.7882385" calcext:value-type="float">
            <text:p>-103.7882385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2.8341217" calcext:value-type="float">
            <text:p>-102.8341217</text:p>
          </table:table-cell>
          <table:table-cell office:value-type="float" office:value="-104.1516723" calcext:value-type="float">
            <text:p>-104.1516723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4.1259307" calcext:value-type="float">
            <text:p>-104.1259307</text:p>
          </table:table-cell>
          <table:table-cell office:value-type="float" office:value="-102.124237" calcext:value-type="float">
            <text:p>-102.124237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4.0237503" calcext:value-type="float">
            <text:p>-104.0237503</text:p>
          </table:table-cell>
          <table:table-cell office:value-type="float" office:value="-103.9277725" calcext:value-type="float">
            <text:p>-103.9277725</text:p>
          </table:table-cell>
          <table:table-cell office:value-type="float" office:value="-104.0900344" calcext:value-type="float">
            <text:p>-104.0900344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2.7503662" calcext:value-type="float">
            <text:p>-102.7503662</text:p>
          </table:table-cell>
          <table:table-cell office:value-type="float" office:value="-102.6587371" calcext:value-type="float">
            <text:p>-102.6587371</text:p>
          </table:table-cell>
          <table:table-cell office:value-type="float" office:value="-103.2422027" calcext:value-type="float">
            <text:p>-103.2422027</text:p>
          </table:table-cell>
          <table:table-cell office:value-type="float" office:value="-102.7547531" calcext:value-type="float">
            <text:p>-102.7547531</text:p>
          </table:table-cell>
          <table:table-cell office:value-type="float" office:value="-102.5895614" calcext:value-type="float">
            <text:p>-102.5895614</text:p>
          </table:table-cell>
          <table:table-cell office:value-type="float" office:value="-104.0186691" calcext:value-type="float">
            <text:p>-104.0186691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2.905281" calcext:value-type="float">
            <text:p>-102.905281</text:p>
          </table:table-cell>
          <table:table-cell office:value-type="float" office:value="-102.3978958" calcext:value-type="float">
            <text:p>-102.3978958</text:p>
          </table:table-cell>
          <table:table-cell office:value-type="float" office:value="-102.7679367" calcext:value-type="float">
            <text:p>-102.7679367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2.954544" calcext:value-type="float">
            <text:p>-102.954544</text:p>
          </table:table-cell>
          <table:table-cell office:value-type="float" office:value="-103.2700958" calcext:value-type="float">
            <text:p>-103.2700958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3.1360702" calcext:value-type="float">
            <text:p>-103.1360702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3.5782165" calcext:value-type="float">
            <text:p>-103.5782165</text:p>
          </table:table-cell>
          <table:table-cell office:value-type="float" office:value="-102.3391265" calcext:value-type="float">
            <text:p>-102.3391265</text:p>
          </table:table-cell>
          <table:table-cell office:value-type="float" office:value="-102.6240768" calcext:value-type="float">
            <text:p>-102.6240768</text:p>
          </table:table-cell>
          <table:table-cell office:value-type="float" office:value="-103.6655197" calcext:value-type="float">
            <text:p>-103.6655197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1.8352203" calcext:value-type="float">
            <text:p>-101.8352203</text:p>
          </table:table-cell>
          <table:table-cell office:value-type="float" office:value="-103.636322" calcext:value-type="float">
            <text:p>-103.636322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2.829689" calcext:value-type="float">
            <text:p>-102.829689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2.4868087" calcext:value-type="float">
            <text:p>-102.4868087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3.4631805" calcext:value-type="float">
            <text:p>-103.4631805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3.090332" calcext:value-type="float">
            <text:p>-103.090332</text:p>
          </table:table-cell>
          <table:table-cell office:value-type="float" office:value="-102.812004" calcext:value-type="float">
            <text:p>-102.812004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2.7987594" calcext:value-type="float">
            <text:p>-102.7987594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3.847763" calcext:value-type="float">
            <text:p>-103.847763</text:p>
          </table:table-cell>
          <table:table-cell office:value-type="float" office:value="-103.7487793" calcext:value-type="float">
            <text:p>-103.7487793</text:p>
          </table:table-cell>
          <table:table-cell office:value-type="float" office:value="-103.3449325" calcext:value-type="float">
            <text:p>-103.3449325</text:p>
          </table:table-cell>
          <table:table-cell office:value-type="float" office:value="-103.6217575" calcext:value-type="float">
            <text:p>-103.6217575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2.8562927" calcext:value-type="float">
            <text:p>-102.8562927</text:p>
          </table:table-cell>
          <table:table-cell table:number-columns-repeated="2" office:value-type="float" office:value="-102.7066116" calcext:value-type="float">
            <text:p>-102.7066116</text:p>
          </table:table-cell>
          <table:table-cell office:value-type="float" office:value="-102.3224105" calcext:value-type="float">
            <text:p>-102.3224105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3.0402984" calcext:value-type="float">
            <text:p>-103.0402984</text:p>
          </table:table-cell>
          <table:table-cell office:value-type="float" office:value="-102.5766449" calcext:value-type="float">
            <text:p>-102.5766449</text:p>
          </table:table-cell>
          <table:table-cell office:value-type="float" office:value="-103.699707" calcext:value-type="float">
            <text:p>-103.699707</text:p>
          </table:table-cell>
          <table:table-cell office:value-type="float" office:value="-102.9186859" calcext:value-type="float">
            <text:p>-102.9186859</text:p>
          </table:table-cell>
          <table:table-cell office:value-type="float" office:value="-102.6674118" calcext:value-type="float">
            <text:p>-102.6674118</text:p>
          </table:table-cell>
          <table:table-cell office:value-type="float" office:value="-102.2351455" calcext:value-type="float">
            <text:p>-102.2351455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3.1040344" calcext:value-type="float">
            <text:p>-103.1040344</text:p>
          </table:table-cell>
          <table:table-cell office:value-type="float" office:value="-103.1728439" calcext:value-type="float">
            <text:p>-103.1728439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3.0539169" calcext:value-type="float">
            <text:p>-103.0539169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3.9731063" calcext:value-type="float">
            <text:p>-103.9731063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1.68647" calcext:value-type="float">
            <text:p>-101.68647</text:p>
          </table:table-cell>
          <table:table-cell office:value-type="float" office:value="-103.7537002" calcext:value-type="float">
            <text:p>-103.7537002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2.0268249" calcext:value-type="float">
            <text:p>-102.0268249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3.3778839" calcext:value-type="float">
            <text:p>-103.3778839</text:p>
          </table:table-cell>
          <table:table-cell office:value-type="float" office:value="-103.8577194" calcext:value-type="float">
            <text:p>-103.8577194</text:p>
          </table:table-cell>
          <table:table-cell office:value-type="float" office:value="-102.6500549" calcext:value-type="float">
            <text:p>-102.6500549</text:p>
          </table:table-cell>
          <table:table-cell office:value-type="float" office:value="-102.4613113" calcext:value-type="float">
            <text:p>-102.4613113</text:p>
          </table:table-cell>
          <table:table-cell office:value-type="float" office:value="-103.1040344" calcext:value-type="float">
            <text:p>-103.1040344</text:p>
          </table:table-cell>
          <table:table-cell office:value-type="float" office:value="-103.7144012" calcext:value-type="float">
            <text:p>-103.7144012</text:p>
          </table:table-cell>
          <table:table-cell office:value-type="float" office:value="-104.4026947" calcext:value-type="float">
            <text:p>-104.4026947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2.1528625" calcext:value-type="float">
            <text:p>-102.1528625</text:p>
          </table:table-cell>
          <table:table-cell office:value-type="float" office:value="-103.5157165" calcext:value-type="float">
            <text:p>-103.5157165</text:p>
          </table:table-cell>
          <table:table-cell office:value-type="float" office:value="-102.2848968" calcext:value-type="float">
            <text:p>-102.2848968</text:p>
          </table:table-cell>
          <table:table-cell office:value-type="float" office:value="-104.1156616" calcext:value-type="float">
            <text:p>-104.1156616</text:p>
          </table:table-cell>
          <table:table-cell office:value-type="float" office:value="-104.4026947" calcext:value-type="float">
            <text:p>-104.4026947</text:p>
          </table:table-cell>
          <table:table-cell office:value-type="float" office:value="-102.9321136" calcext:value-type="float">
            <text:p>-102.9321136</text:p>
          </table:table-cell>
          <table:table-cell office:value-type="float" office:value="-104.2241439" calcext:value-type="float">
            <text:p>-104.2241439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3.0402984" calcext:value-type="float">
            <text:p>-103.0402984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2.4953231" calcext:value-type="float">
            <text:p>-102.4953231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829689" calcext:value-type="float">
            <text:p>-102.829689</text:p>
          </table:table-cell>
          <table:table-cell office:value-type="float" office:value="-103.3543319" calcext:value-type="float">
            <text:p>-103.3543319</text:p>
          </table:table-cell>
          <table:table-cell office:value-type="float" office:value="-102.2765884" calcext:value-type="float">
            <text:p>-102.2765884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3.6655197" calcext:value-type="float">
            <text:p>-103.6655197</text:p>
          </table:table-cell>
          <table:table-cell office:value-type="float" office:value="-101.6825866" calcext:value-type="float">
            <text:p>-101.6825866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3.1590347" calcext:value-type="float">
            <text:p>-103.1590347</text:p>
          </table:table-cell>
          <table:table-cell office:value-type="float" office:value="-102.8785324" calcext:value-type="float">
            <text:p>-102.8785324</text:p>
          </table:table-cell>
          <table:table-cell office:value-type="float" office:value="-102.7416" calcext:value-type="float">
            <text:p>-102.7416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3.5927047" calcext:value-type="float">
            <text:p>-103.5927047</text:p>
          </table:table-cell>
          <table:table-cell office:value-type="float" office:value="-102.7153472" calcext:value-type="float">
            <text:p>-102.7153472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3.2840805" calcext:value-type="float">
            <text:p>-103.2840805</text:p>
          </table:table-cell>
          <table:table-cell office:value-type="float" office:value="-101.6670913" calcext:value-type="float">
            <text:p>-101.6670913</text:p>
          </table:table-cell>
          <table:table-cell office:value-type="float" office:value="-103.1866684" calcext:value-type="float">
            <text:p>-103.1866684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3.5300979" calcext:value-type="float">
            <text:p>-103.5300979</text:p>
          </table:table-cell>
          <table:table-cell office:value-type="float" office:value="-103.8328476" calcext:value-type="float">
            <text:p>-103.8328476</text:p>
          </table:table-cell>
          <table:table-cell office:value-type="float" office:value="-103.3543319" calcext:value-type="float">
            <text:p>-103.3543319</text:p>
          </table:table-cell>
          <table:table-cell office:value-type="float" office:value="-102.7153472" calcext:value-type="float">
            <text:p>-102.7153472</text:p>
          </table:table-cell>
          <table:table-cell office:value-type="float" office:value="-102.4274368" calcext:value-type="float">
            <text:p>-102.4274368</text:p>
          </table:table-cell>
          <table:table-cell office:value-type="float" office:value="-102.3307647" calcext:value-type="float">
            <text:p>-102.3307647</text:p>
          </table:table-cell>
          <table:table-cell office:value-type="float" office:value="-101.6245956" calcext:value-type="float">
            <text:p>-101.6245956</text:p>
          </table:table-cell>
          <table:table-cell office:value-type="float" office:value="-102.4570694" calcext:value-type="float">
            <text:p>-102.4570694</text:p>
          </table:table-cell>
          <table:table-cell office:value-type="float" office:value="-103.3496398" calcext:value-type="float">
            <text:p>-103.3496398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2.9680252" calcext:value-type="float">
            <text:p>-102.9680252</text:p>
          </table:table-cell>
          <table:table-cell office:value-type="float" office:value="-102.4316635" calcext:value-type="float">
            <text:p>-102.4316635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3.8876724" calcext:value-type="float">
            <text:p>-103.8876724</text:p>
          </table:table-cell>
          <table:table-cell office:value-type="float" office:value="-102.860733" calcext:value-type="float">
            <text:p>-102.860733</text:p>
          </table:table-cell>
          <table:table-cell office:value-type="float" office:value="-103.5734024" calcext:value-type="float">
            <text:p>-103.5734024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2.654396" calcext:value-type="float">
            <text:p>-102.654396</text:p>
          </table:table-cell>
          <table:table-cell office:value-type="float" office:value="-102.8696212" calcext:value-type="float">
            <text:p>-102.8696212</text:p>
          </table:table-cell>
          <table:table-cell office:value-type="float" office:value="-103.090332" calcext:value-type="float">
            <text:p>-103.090332</text:p>
          </table:table-cell>
          <table:table-cell office:value-type="float" office:value="-102.1569519" calcext:value-type="float">
            <text:p>-102.1569519</text:p>
          </table:table-cell>
          <table:table-cell office:value-type="float" office:value="-104.1465225" calcext:value-type="float">
            <text:p>-104.1465225</text:p>
          </table:table-cell>
          <table:table-cell office:value-type="float" office:value="-103.1774444" calcext:value-type="float">
            <text:p>-103.1774444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1360702" calcext:value-type="float">
            <text:p>-103.1360702</text:p>
          </table:table-cell>
          <table:table-cell office:value-type="float" office:value="-103.1590347" calcext:value-type="float">
            <text:p>-103.1590347</text:p>
          </table:table-cell>
          <table:table-cell office:value-type="float" office:value="-102.6500549" calcext:value-type="float">
            <text:p>-102.6500549</text:p>
          </table:table-cell>
          <table:table-cell office:value-type="float" office:value="-102.2517089" calcext:value-type="float">
            <text:p>-102.2517089</text:p>
          </table:table-cell>
          <table:table-cell office:value-type="float" office:value="-103.9076995" calcext:value-type="float">
            <text:p>-103.9076995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2.5508804" calcext:value-type="float">
            <text:p>-102.5508804</text:p>
          </table:table-cell>
          <table:table-cell office:value-type="float" office:value="-103.1958923" calcext:value-type="float">
            <text:p>-103.1958923</text:p>
          </table:table-cell>
          <table:table-cell office:value-type="float" office:value="-104.3024673" calcext:value-type="float">
            <text:p>-104.3024673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3.1820526" calcext:value-type="float">
            <text:p>-103.1820526</text:p>
          </table:table-cell>
          <table:table-cell office:value-type="float" office:value="-102.7723236" calcext:value-type="float">
            <text:p>-102.7723236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1.6053466" calcext:value-type="float">
            <text:p>-101.6053466</text:p>
          </table:table-cell>
          <table:table-cell office:value-type="float" office:value="-103.5927047" calcext:value-type="float">
            <text:p>-103.5927047</text:p>
          </table:table-cell>
          <table:table-cell office:value-type="float" office:value="-103.4584121" calcext:value-type="float">
            <text:p>-103.4584121</text:p>
          </table:table-cell>
          <table:table-cell office:value-type="float" office:value="-101.7448806" calcext:value-type="float">
            <text:p>-101.7448806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3.4204177" calcext:value-type="float">
            <text:p>-103.4204177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2.7328414" calcext:value-type="float">
            <text:p>-102.7328414</text:p>
          </table:table-cell>
          <table:table-cell office:value-type="float" office:value="-102.8696212" calcext:value-type="float">
            <text:p>-102.8696212</text:p>
          </table:table-cell>
          <table:table-cell office:value-type="float" office:value="-103.1774444" calcext:value-type="float">
            <text:p>-103.1774444</text:p>
          </table:table-cell>
          <table:table-cell office:value-type="float" office:value="-103.6120681" calcext:value-type="float">
            <text:p>-103.6120681</text:p>
          </table:table-cell>
          <table:table-cell office:value-type="float" office:value="-102.6327209" calcext:value-type="float">
            <text:p>-102.6327209</text:p>
          </table:table-cell>
          <table:table-cell office:value-type="float" office:value="-102.4698028" calcext:value-type="float">
            <text:p>-102.4698028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3.9127197" calcext:value-type="float">
            <text:p>-103.9127197</text:p>
          </table:table-cell>
          <table:table-cell office:value-type="float" office:value="-101.7292633" calcext:value-type="float">
            <text:p>-101.7292633</text:p>
          </table:table-cell>
          <table:table-cell office:value-type="float" office:value="-102.2103805" calcext:value-type="float">
            <text:p>-102.2103805</text:p>
          </table:table-cell>
          <table:table-cell office:value-type="float" office:value="-103.1498413" calcext:value-type="float">
            <text:p>-103.1498413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2.7899398" calcext:value-type="float">
            <text:p>-102.7899398</text:p>
          </table:table-cell>
          <table:table-cell office:value-type="float" office:value="-103.7635574" calcext:value-type="float">
            <text:p>-103.7635574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1.9905777" calcext:value-type="float">
            <text:p>-101.9905777</text:p>
          </table:table-cell>
          <table:table-cell office:value-type="float" office:value="-101.566986" calcext:value-type="float">
            <text:p>-101.566986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3.4631805" calcext:value-type="float">
            <text:p>-103.4631805</text:p>
          </table:table-cell>
          <table:table-cell office:value-type="float" office:value="-101.7958221" calcext:value-type="float">
            <text:p>-101.7958221</text:p>
          </table:table-cell>
          <table:table-cell office:value-type="float" office:value="-102.4613113" calcext:value-type="float">
            <text:p>-102.4613113</text:p>
          </table:table-cell>
          <table:table-cell office:value-type="float" office:value="-103.2097625" calcext:value-type="float">
            <text:p>-103.2097625</text:p>
          </table:table-cell>
          <table:table-cell office:value-type="float" office:value="-102.2890625" calcext:value-type="float">
            <text:p>-102.2890625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2.829689" calcext:value-type="float">
            <text:p>-102.829689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2.3558807" calcext:value-type="float">
            <text:p>-102.3558807</text:p>
          </table:table-cell>
          <table:table-cell office:value-type="float" office:value="-103.1268997" calcext:value-type="float">
            <text:p>-103.1268997</text:p>
          </table:table-cell>
          <table:table-cell office:value-type="float" office:value="-102.7767334" calcext:value-type="float">
            <text:p>-102.7767334</text:p>
          </table:table-cell>
          <table:table-cell office:value-type="float" office:value="-102.2227554" calcext:value-type="float">
            <text:p>-102.2227554</text:p>
          </table:table-cell>
          <table:table-cell office:value-type="float" office:value="-102.3936843" calcext:value-type="float">
            <text:p>-102.3936843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1939086" calcext:value-type="float">
            <text:p>-102.1939086</text:p>
          </table:table-cell>
          <table:table-cell office:value-type="float" office:value="-102.2227554" calcext:value-type="float">
            <text:p>-102.2227554</text:p>
          </table:table-cell>
          <table:table-cell office:value-type="float" office:value="-101.7020034" calcext:value-type="float">
            <text:p>-101.7020034</text:p>
          </table:table-cell>
          <table:table-cell office:value-type="float" office:value="-102.8164215" calcext:value-type="float">
            <text:p>-102.8164215</text:p>
          </table:table-cell>
          <table:table-cell office:value-type="float" office:value="-102.4528274" calcext:value-type="float">
            <text:p>-102.4528274</text:p>
          </table:table-cell>
          <table:table-cell office:value-type="float" office:value="-102.8252639" calcext:value-type="float">
            <text:p>-102.8252639</text:p>
          </table:table-cell>
          <table:table-cell office:value-type="float" office:value="-104.6995391" calcext:value-type="float">
            <text:p>-104.6995391</text:p>
          </table:table-cell>
          <table:table-cell office:value-type="float" office:value="-102.6154251" calcext:value-type="float">
            <text:p>-102.6154251</text:p>
          </table:table-cell>
          <table:table-cell office:value-type="float" office:value="-101.8036956" calcext:value-type="float">
            <text:p>-101.8036956</text:p>
          </table:table-cell>
          <table:table-cell office:value-type="float" office:value="-102.4910659" calcext:value-type="float">
            <text:p>-102.4910659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8676986" calcext:value-type="float">
            <text:p>-103.8676986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3.1040344" calcext:value-type="float">
            <text:p>-103.1040344</text:p>
          </table:table-cell>
          <table:table-cell office:value-type="float" office:value="-102.5551757" calcext:value-type="float">
            <text:p>-102.5551757</text:p>
          </table:table-cell>
          <table:table-cell office:value-type="float" office:value="-103.6023864" calcext:value-type="float">
            <text:p>-103.6023864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3.1131744" calcext:value-type="float">
            <text:p>-103.1131744</text:p>
          </table:table-cell>
          <table:table-cell office:value-type="float" office:value="-102.4868087" calcext:value-type="float">
            <text:p>-102.4868087</text:p>
          </table:table-cell>
          <table:table-cell office:value-type="float" office:value="-103.1314926" calcext:value-type="float">
            <text:p>-103.1314926</text:p>
          </table:table-cell>
          <table:table-cell office:value-type="float" office:value="-103.256134" calcext:value-type="float">
            <text:p>-103.256134</text:p>
          </table:table-cell>
          <table:table-cell office:value-type="float" office:value="-102.8785324" calcext:value-type="float">
            <text:p>-102.8785324</text:p>
          </table:table-cell>
          <table:table-cell office:value-type="float" office:value="-102.5723419" calcext:value-type="float">
            <text:p>-102.5723419</text:p>
          </table:table-cell>
          <table:table-cell office:value-type="float" office:value="-102.812004" calcext:value-type="float">
            <text:p>-102.812004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3.2329101" calcext:value-type="float">
            <text:p>-103.2329101</text:p>
          </table:table-cell>
          <table:table-cell office:value-type="float" office:value="-102.3015518" calcext:value-type="float">
            <text:p>-102.3015518</text:p>
          </table:table-cell>
          <table:table-cell office:value-type="float" office:value="-103.8278732" calcext:value-type="float">
            <text:p>-103.8278732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3.0131301" calcext:value-type="float">
            <text:p>-103.0131301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1.7958221" calcext:value-type="float">
            <text:p>-101.7958221</text:p>
          </table:table-cell>
          <table:table-cell office:value-type="float" office:value="-102.1283264" calcext:value-type="float">
            <text:p>-102.1283264</text:p>
          </table:table-cell>
          <table:table-cell office:value-type="float" office:value="-103.0176467" calcext:value-type="float">
            <text:p>-103.0176467</text:p>
          </table:table-cell>
          <table:table-cell office:value-type="float" office:value="-103.0040893" calcext:value-type="float">
            <text:p>-103.0040893</text:p>
          </table:table-cell>
          <table:table-cell office:value-type="float" office:value="-103.4584121" calcext:value-type="float">
            <text:p>-103.4584121</text:p>
          </table:table-cell>
          <table:table-cell office:value-type="float" office:value="-102.8474197" calcext:value-type="float">
            <text:p>-102.8474197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2.6587371" calcext:value-type="float">
            <text:p>-102.6587371</text:p>
          </table:table-cell>
          <table:table-cell office:value-type="float" office:value="-103.2375564" calcext:value-type="float">
            <text:p>-103.2375564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3.7734222" calcext:value-type="float">
            <text:p>-103.7734222</text:p>
          </table:table-cell>
          <table:table-cell office:value-type="float" office:value="-102.1364898" calcext:value-type="float">
            <text:p>-102.1364898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3.9227447" calcext:value-type="float">
            <text:p>-103.9227447</text:p>
          </table:table-cell>
          <table:table-cell office:value-type="float" office:value="-101.4302597" calcext:value-type="float">
            <text:p>-101.4302597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5541305" calcext:value-type="float">
            <text:p>-103.5541305</text:p>
          </table:table-cell>
          <table:table-cell office:value-type="float" office:value="-102.6674118" calcext:value-type="float">
            <text:p>-102.6674118</text:p>
          </table:table-cell>
          <table:table-cell office:value-type="float" office:value="-103.0812149" calcext:value-type="float">
            <text:p>-103.0812149</text:p>
          </table:table-cell>
          <table:table-cell office:value-type="float" office:value="-101.4076767" calcext:value-type="float">
            <text:p>-101.4076767</text:p>
          </table:table-cell>
          <table:table-cell office:value-type="float" office:value="-103.4870224" calcext:value-type="float">
            <text:p>-103.4870224</text:p>
          </table:table-cell>
          <table:table-cell office:value-type="float" office:value="-102.4316635" calcext:value-type="float">
            <text:p>-102.4316635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3.0131301" calcext:value-type="float">
            <text:p>-103.0131301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7503662" calcext:value-type="float">
            <text:p>-102.7503662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2.2517089" calcext:value-type="float">
            <text:p>-102.2517089</text:p>
          </table:table-cell>
          <table:table-cell office:value-type="float" office:value="-102.8518524" calcext:value-type="float">
            <text:p>-102.8518524</text:p>
          </table:table-cell>
          <table:table-cell office:value-type="float" office:value="-103.2422027" calcext:value-type="float">
            <text:p>-103.2422027</text:p>
          </table:table-cell>
          <table:table-cell office:value-type="float" office:value="-102.6978836" calcext:value-type="float">
            <text:p>-102.6978836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3.8129882" calcext:value-type="float">
            <text:p>-103.8129882</text:p>
          </table:table-cell>
          <table:table-cell office:value-type="float" office:value="-101.9504776" calcext:value-type="float">
            <text:p>-101.9504776</text:p>
          </table:table-cell>
          <table:table-cell office:value-type="float" office:value="-102.0551223" calcext:value-type="float">
            <text:p>-102.0551223</text:p>
          </table:table-cell>
          <table:table-cell office:value-type="float" office:value="-102.0753936" calcext:value-type="float">
            <text:p>-102.0753936</text:p>
          </table:table-cell>
          <table:table-cell office:value-type="float" office:value="-102.1324081" calcext:value-type="float">
            <text:p>-102.1324081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2.5081176" calcext:value-type="float">
            <text:p>-102.5081176</text:p>
          </table:table-cell>
          <table:table-cell office:value-type="float" office:value="-101.7761993" calcext:value-type="float">
            <text:p>-101.7761993</text:p>
          </table:table-cell>
          <table:table-cell office:value-type="float" office:value="-103.5541305" calcext:value-type="float">
            <text:p>-103.5541305</text:p>
          </table:table-cell>
          <table:table-cell office:value-type="float" office:value="-103.0176467" calcext:value-type="float">
            <text:p>-103.0176467</text:p>
          </table:table-cell>
          <table:table-cell office:value-type="float" office:value="-103.5109252" calcext:value-type="float">
            <text:p>-103.5109252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1.8589401" calcext:value-type="float">
            <text:p>-101.8589401</text:p>
          </table:table-cell>
          <table:table-cell office:value-type="float" office:value="-102.2392807" calcext:value-type="float">
            <text:p>-102.2392807</text:p>
          </table:table-cell>
          <table:table-cell office:value-type="float" office:value="-103.1131744" calcext:value-type="float">
            <text:p>-103.1131744</text:p>
          </table:table-cell>
          <table:table-cell office:value-type="float" office:value="-103.5300979" calcext:value-type="float">
            <text:p>-103.5300979</text:p>
          </table:table-cell>
          <table:table-cell office:value-type="float" office:value="-101.926506" calcext:value-type="float">
            <text:p>-101.926506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3.7537002" calcext:value-type="float">
            <text:p>-103.7537002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3.1728439" calcext:value-type="float">
            <text:p>-103.1728439</text:p>
          </table:table-cell>
          <table:table-cell office:value-type="float" office:value="-102.6630783" calcext:value-type="float">
            <text:p>-102.6630783</text:p>
          </table:table-cell>
          <table:table-cell office:value-type="float" office:value="-102.3098907" calcext:value-type="float">
            <text:p>-102.3098907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2.2517089" calcext:value-type="float">
            <text:p>-102.2517089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2.5166549" calcext:value-type="float">
            <text:p>-102.5166549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2.7635345" calcext:value-type="float">
            <text:p>-102.7635345</text:p>
          </table:table-cell>
          <table:table-cell office:value-type="float" office:value="-102.7416" calcext:value-type="float">
            <text:p>-102.7416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2.6891708" calcext:value-type="float">
            <text:p>-102.6891708</text:p>
          </table:table-cell>
          <table:table-cell office:value-type="float" office:value="-102.7723236" calcext:value-type="float">
            <text:p>-102.7723236</text:p>
          </table:table-cell>
          <table:table-cell office:value-type="float" office:value="-103.8328476" calcext:value-type="float">
            <text:p>-103.8328476</text:p>
          </table:table-cell>
          <table:table-cell office:value-type="float" office:value="-103.5348968" calcext:value-type="float">
            <text:p>-103.5348968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3.0630035" calcext:value-type="float">
            <text:p>-103.0630035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4.0390014" calcext:value-type="float">
            <text:p>-104.0390014</text:p>
          </table:table-cell>
          <table:table-cell office:value-type="float" office:value="-102.5508804" calcext:value-type="float">
            <text:p>-102.5508804</text:p>
          </table:table-cell>
          <table:table-cell office:value-type="float" office:value="-102.8696212" calcext:value-type="float">
            <text:p>-102.8696212</text:p>
          </table:table-cell>
          <table:table-cell office:value-type="float" office:value="-103.288742" calcext:value-type="float">
            <text:p>-103.288742</text:p>
          </table:table-cell>
          <table:table-cell office:value-type="float" office:value="-102.5895614" calcext:value-type="float">
            <text:p>-102.5895614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3.1086044" calcext:value-type="float">
            <text:p>-103.1086044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3.0630035" calcext:value-type="float">
            <text:p>-103.0630035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2.7372207" calcext:value-type="float">
            <text:p>-102.7372207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2.1774597" calcext:value-type="float">
            <text:p>-102.1774597</text:p>
          </table:table-cell>
          <table:table-cell office:value-type="float" office:value="-102.8651809" calcext:value-type="float">
            <text:p>-102.8651809</text:p>
          </table:table-cell>
          <table:table-cell office:value-type="float" office:value="-102.6111145" calcext:value-type="float">
            <text:p>-102.6111145</text:p>
          </table:table-cell>
          <table:table-cell office:value-type="float" office:value="-103.2607879" calcext:value-type="float">
            <text:p>-103.2607879</text:p>
          </table:table-cell>
          <table:table-cell office:value-type="float" office:value="-102.7328414" calcext:value-type="float">
            <text:p>-102.7328414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3.0857772" calcext:value-type="float">
            <text:p>-103.0857772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2.954544" calcext:value-type="float">
            <text:p>-102.954544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3.1406631" calcext:value-type="float">
            <text:p>-103.1406631</text:p>
          </table:table-cell>
          <table:table-cell office:value-type="float" office:value="-102.3978958" calcext:value-type="float">
            <text:p>-102.3978958</text:p>
          </table:table-cell>
          <table:table-cell office:value-type="float" office:value="-103.6655197" calcext:value-type="float">
            <text:p>-103.6655197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1.8470764" calcext:value-type="float">
            <text:p>-101.8470764</text:p>
          </table:table-cell>
          <table:table-cell office:value-type="float" office:value="-102.1980209" calcext:value-type="float">
            <text:p>-102.1980209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2.214508" calcext:value-type="float">
            <text:p>-102.214508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3.223648" calcext:value-type="float">
            <text:p>-103.223648</text:p>
          </table:table-cell>
          <table:table-cell office:value-type="float" office:value="-102.5294723" calcext:value-type="float">
            <text:p>-102.5294723</text:p>
          </table:table-cell>
          <table:table-cell office:value-type="float" office:value="-103.3778839" calcext:value-type="float">
            <text:p>-103.3778839</text:p>
          </table:table-cell>
          <table:table-cell office:value-type="float" office:value="-102.2807464" calcext:value-type="float">
            <text:p>-102.2807464</text:p>
          </table:table-cell>
          <table:table-cell office:value-type="float" office:value="-102.9410781" calcext:value-type="float">
            <text:p>-102.9410781</text:p>
          </table:table-cell>
          <table:table-cell office:value-type="float" office:value="-102.0066757" calcext:value-type="float">
            <text:p>-102.0066757</text:p>
          </table:table-cell>
          <table:table-cell office:value-type="float" office:value="-102.3726654" calcext:value-type="float">
            <text:p>-102.3726654</text:p>
          </table:table-cell>
          <table:table-cell office:value-type="float" office:value="-103.6023864" calcext:value-type="float">
            <text:p>-103.6023864</text:p>
          </table:table-cell>
          <table:table-cell office:value-type="float" office:value="-104.1207962" calcext:value-type="float">
            <text:p>-104.1207962</text:p>
          </table:table-cell>
          <table:table-cell office:value-type="float" office:value="-103.4014892" calcext:value-type="float">
            <text:p>-103.4014892</text:p>
          </table:table-cell>
          <table:table-cell office:value-type="float" office:value="-102.1283264" calcext:value-type="float">
            <text:p>-102.1283264</text:p>
          </table:table-cell>
          <table:table-cell office:value-type="float" office:value="-102.1201553" calcext:value-type="float">
            <text:p>-102.1201553</text:p>
          </table:table-cell>
          <table:table-cell office:value-type="float" office:value="-102.7459869" calcext:value-type="float">
            <text:p>-102.7459869</text:p>
          </table:table-cell>
          <table:table-cell office:value-type="float" office:value="-102.6978836" calcext:value-type="float">
            <text:p>-102.6978836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2.6154251" calcext:value-type="float">
            <text:p>-102.6154251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2.7679367" calcext:value-type="float">
            <text:p>-102.7679367</text:p>
          </table:table-cell>
          <table:table-cell office:value-type="float" office:value="-102.9680252" calcext:value-type="float">
            <text:p>-102.9680252</text:p>
          </table:table-cell>
          <table:table-cell office:value-type="float" office:value="-103.3402328" calcext:value-type="float">
            <text:p>-103.3402328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1.7448806" calcext:value-type="float">
            <text:p>-101.7448806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3.2097625" calcext:value-type="float">
            <text:p>-103.2097625</text:p>
          </table:table-cell>
          <table:table-cell office:value-type="float" office:value="-102.0997848" calcext:value-type="float">
            <text:p>-102.0997848</text:p>
          </table:table-cell>
          <table:table-cell office:value-type="float" office:value="-103.223648" calcext:value-type="float">
            <text:p>-103.223648</text:p>
          </table:table-cell>
          <table:table-cell office:value-type="float" office:value="-103.1268997" calcext:value-type="float">
            <text:p>-103.1268997</text:p>
          </table:table-cell>
          <table:table-cell office:value-type="float" office:value="-102.914215" calcext:value-type="float">
            <text:p>-102.914215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3731613" calcext:value-type="float">
            <text:p>-103.3731613</text:p>
          </table:table-cell>
          <table:table-cell office:value-type="float" office:value="-102.4443588" calcext:value-type="float">
            <text:p>-102.4443588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2.5209198" calcext:value-type="float">
            <text:p>-102.5209198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3.4917984" calcext:value-type="float">
            <text:p>-103.4917984</text:p>
          </table:table-cell>
          <table:table-cell office:value-type="float" office:value="-104.5148468" calcext:value-type="float">
            <text:p>-104.5148468</text:p>
          </table:table-cell>
          <table:table-cell office:value-type="float" office:value="-102.9815368" calcext:value-type="float">
            <text:p>-102.9815368</text:p>
          </table:table-cell>
          <table:table-cell office:value-type="float" office:value="-103.7586288" calcext:value-type="float">
            <text:p>-103.7586288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3.5878753" calcext:value-type="float">
            <text:p>-103.5878753</text:p>
          </table:table-cell>
          <table:table-cell office:value-type="float" office:value="-102.6674118" calcext:value-type="float">
            <text:p>-102.6674118</text:p>
          </table:table-cell>
          <table:table-cell office:value-type="float" office:value="-103.7094955" calcext:value-type="float">
            <text:p>-103.7094955</text:p>
          </table:table-cell>
          <table:table-cell office:value-type="float" office:value="-102.3936843" calcext:value-type="float">
            <text:p>-102.3936843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1.6748352" calcext:value-type="float">
            <text:p>-101.6748352</text:p>
          </table:table-cell>
          <table:table-cell office:value-type="float" office:value="-103.4062194" calcext:value-type="float">
            <text:p>-103.4062194</text:p>
          </table:table-cell>
          <table:table-cell office:value-type="float" office:value="-102.4825592" calcext:value-type="float">
            <text:p>-102.4825592</text:p>
          </table:table-cell>
          <table:table-cell office:value-type="float" office:value="-102.8075866" calcext:value-type="float">
            <text:p>-102.8075866</text:p>
          </table:table-cell>
          <table:table-cell office:value-type="float" office:value="-103.2329101" calcext:value-type="float">
            <text:p>-103.2329101</text:p>
          </table:table-cell>
          <table:table-cell office:value-type="float" office:value="-102.1283264" calcext:value-type="float">
            <text:p>-102.1283264</text:p>
          </table:table-cell>
          <table:table-cell office:value-type="float" office:value="-102.9995651" calcext:value-type="float">
            <text:p>-102.9995651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3.477478" calcext:value-type="float">
            <text:p>-103.477478</text:p>
          </table:table-cell>
          <table:table-cell office:value-type="float" office:value="-102.3098907" calcext:value-type="float">
            <text:p>-102.3098907</text:p>
          </table:table-cell>
          <table:table-cell office:value-type="float" office:value="-103.1131744" calcext:value-type="float">
            <text:p>-103.1131744</text:p>
          </table:table-cell>
          <table:table-cell office:value-type="float" office:value="-102.3810653" calcext:value-type="float">
            <text:p>-102.3810653</text:p>
          </table:table-cell>
          <table:table-cell office:value-type="float" office:value="-102.4316635" calcext:value-type="float">
            <text:p>-102.4316635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2.1897964" calcext:value-type="float">
            <text:p>-102.1897964</text:p>
          </table:table-cell>
          <table:table-cell office:value-type="float" office:value="-102.9725265" calcext:value-type="float">
            <text:p>-102.9725265</text:p>
          </table:table-cell>
          <table:table-cell office:value-type="float" office:value="-103.8080291" calcext:value-type="float">
            <text:p>-103.8080291</text:p>
          </table:table-cell>
          <table:table-cell office:value-type="float" office:value="-102.4063262" calcext:value-type="float">
            <text:p>-102.4063262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3.2980804" calcext:value-type="float">
            <text:p>-103.2980804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2.5895614" calcext:value-type="float">
            <text:p>-102.5895614</text:p>
          </table:table-cell>
          <table:table-cell office:value-type="float" office:value="-102.5337524" calcext:value-type="float">
            <text:p>-102.5337524</text:p>
          </table:table-cell>
          <table:table-cell office:value-type="float" office:value="-101.6709594" calcext:value-type="float">
            <text:p>-101.6709594</text:p>
          </table:table-cell>
          <table:table-cell office:value-type="float" office:value="-102.7328414" calcext:value-type="float">
            <text:p>-102.7328414</text:p>
          </table:table-cell>
          <table:table-cell office:value-type="float" office:value="-102.7503662" calcext:value-type="float">
            <text:p>-102.7503662</text:p>
          </table:table-cell>
          <table:table-cell office:value-type="float" office:value="-102.7022476" calcext:value-type="float">
            <text:p>-102.7022476</text:p>
          </table:table-cell>
          <table:table-cell office:value-type="float" office:value="-102.4021148" calcext:value-type="float">
            <text:p>-102.4021148</text:p>
          </table:table-cell>
          <table:table-cell office:value-type="float" office:value="-101.6361618" calcext:value-type="float">
            <text:p>-101.6361618</text:p>
          </table:table-cell>
          <table:table-cell office:value-type="float" office:value="-102.9276351" calcext:value-type="float">
            <text:p>-102.9276351</text:p>
          </table:table-cell>
          <table:table-cell office:value-type="float" office:value="-103.1498413" calcext:value-type="float">
            <text:p>-103.1498413</text:p>
          </table:table-cell>
          <table:table-cell office:value-type="float" office:value="-103.307434" calcext:value-type="float">
            <text:p>-103.307434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3.0812149" calcext:value-type="float">
            <text:p>-103.0812149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3.4346542" calcext:value-type="float">
            <text:p>-103.4346542</text:p>
          </table:table-cell>
          <table:table-cell office:value-type="float" office:value="-102.1487655" calcext:value-type="float">
            <text:p>-102.1487655</text:p>
          </table:table-cell>
          <table:table-cell office:value-type="float" office:value="-103.9731063" calcext:value-type="float">
            <text:p>-103.9731063</text:p>
          </table:table-cell>
          <table:table-cell office:value-type="float" office:value="-102.4316635" calcext:value-type="float">
            <text:p>-102.4316635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2.9860382" calcext:value-type="float">
            <text:p>-102.9860382</text:p>
          </table:table-cell>
          <table:table-cell office:value-type="float" office:value="-102.4868087" calcext:value-type="float">
            <text:p>-102.4868087</text:p>
          </table:table-cell>
          <table:table-cell office:value-type="float" office:value="-103.1728439" calcext:value-type="float">
            <text:p>-103.1728439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2.5938568" calcext:value-type="float">
            <text:p>-102.5938568</text:p>
          </table:table-cell>
          <table:table-cell office:value-type="float" office:value="-103.090332" calcext:value-type="float">
            <text:p>-103.090332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2.0066757" calcext:value-type="float">
            <text:p>-102.0066757</text:p>
          </table:table-cell>
          <table:table-cell office:value-type="float" office:value="-102.8562927" calcext:value-type="float">
            <text:p>-102.8562927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3.2980804" calcext:value-type="float">
            <text:p>-103.2980804</text:p>
          </table:table-cell>
          <table:table-cell office:value-type="float" office:value="-102.0753936" calcext:value-type="float">
            <text:p>-102.0753936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2.7591476" calcext:value-type="float">
            <text:p>-102.7591476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3.9227447" calcext:value-type="float">
            <text:p>-103.9227447</text:p>
          </table:table-cell>
          <table:table-cell office:value-type="float" office:value="-102.5594635" calcext:value-type="float">
            <text:p>-102.5594635</text:p>
          </table:table-cell>
          <table:table-cell office:value-type="float" office:value="-102.2021408" calcext:value-type="float">
            <text:p>-102.2021408</text:p>
          </table:table-cell>
          <table:table-cell office:value-type="float" office:value="-102.1897964" calcext:value-type="float">
            <text:p>-102.1897964</text:p>
          </table:table-cell>
          <table:table-cell office:value-type="float" office:value="-102.812004" calcext:value-type="float">
            <text:p>-102.812004</text:p>
          </table:table-cell>
          <table:table-cell office:value-type="float" office:value="-102.1446685" calcext:value-type="float">
            <text:p>-102.1446685</text:p>
          </table:table-cell>
          <table:table-cell office:value-type="float" office:value="-102.9995651" calcext:value-type="float">
            <text:p>-102.9995651</text:p>
          </table:table-cell>
          <table:table-cell office:value-type="float" office:value="-103.3590393" calcext:value-type="float">
            <text:p>-103.3590393</text:p>
          </table:table-cell>
          <table:table-cell office:value-type="float" office:value="-102.5508804" calcext:value-type="float">
            <text:p>-102.5508804</text:p>
          </table:table-cell>
          <table:table-cell office:value-type="float" office:value="-103.3261642" calcext:value-type="float">
            <text:p>-103.3261642</text:p>
          </table:table-cell>
          <table:table-cell office:value-type="float" office:value="-103.2005157" calcext:value-type="float">
            <text:p>-103.2005157</text:p>
          </table:table-cell>
          <table:table-cell office:value-type="float" office:value="-102.7591476" calcext:value-type="float">
            <text:p>-102.7591476</text:p>
          </table:table-cell>
          <table:table-cell office:value-type="float" office:value="-101.5861434" calcext:value-type="float">
            <text:p>-101.5861434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3.5348968" calcext:value-type="float">
            <text:p>-103.5348968</text:p>
          </table:table-cell>
          <table:table-cell office:value-type="float" office:value="-102.1528625" calcext:value-type="float">
            <text:p>-102.1528625</text:p>
          </table:table-cell>
          <table:table-cell office:value-type="float" office:value="-103.7242126" calcext:value-type="float">
            <text:p>-103.7242126</text:p>
          </table:table-cell>
          <table:table-cell office:value-type="float" office:value="-103.1544342" calcext:value-type="float">
            <text:p>-103.1544342</text:p>
          </table:table-cell>
          <table:table-cell office:value-type="float" office:value="-103.4204177" calcext:value-type="float">
            <text:p>-103.4204177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3.5685806" calcext:value-type="float">
            <text:p>-103.5685806</text:p>
          </table:table-cell>
          <table:table-cell office:value-type="float" office:value="-102.1528625" calcext:value-type="float">
            <text:p>-102.1528625</text:p>
          </table:table-cell>
          <table:table-cell office:value-type="float" office:value="-103.1958923" calcext:value-type="float">
            <text:p>-103.1958923</text:p>
          </table:table-cell>
          <table:table-cell office:value-type="float" office:value="-102.5081176" calcext:value-type="float">
            <text:p>-102.5081176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2.2848968" calcext:value-type="float">
            <text:p>-102.2848968</text:p>
          </table:table-cell>
          <table:table-cell office:value-type="float" office:value="-102.022789" calcext:value-type="float">
            <text:p>-102.022789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2.2682876" calcext:value-type="float">
            <text:p>-102.2682876</text:p>
          </table:table-cell>
          <table:table-cell office:value-type="float" office:value="-104.1516723" calcext:value-type="float">
            <text:p>-104.1516723</text:p>
          </table:table-cell>
          <table:table-cell office:value-type="float" office:value="-101.5135574" calcext:value-type="float">
            <text:p>-101.5135574</text:p>
          </table:table-cell>
          <table:table-cell office:value-type="float" office:value="-101.8391647" calcext:value-type="float">
            <text:p>-101.8391647</text:p>
          </table:table-cell>
          <table:table-cell office:value-type="float" office:value="-102.9276351" calcext:value-type="float">
            <text:p>-102.9276351</text:p>
          </table:table-cell>
          <table:table-cell office:value-type="float" office:value="-102.231018" calcext:value-type="float">
            <text:p>-102.231018</text:p>
          </table:table-cell>
          <table:table-cell office:value-type="float" office:value="-103.6509094" calcext:value-type="float">
            <text:p>-103.6509094</text:p>
          </table:table-cell>
          <table:table-cell office:value-type="float" office:value="-102.6674118" calcext:value-type="float">
            <text:p>-102.6674118</text:p>
          </table:table-cell>
          <table:table-cell office:value-type="float" office:value="-103.1086044" calcext:value-type="float">
            <text:p>-103.1086044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2.6111145" calcext:value-type="float">
            <text:p>-102.6111145</text:p>
          </table:table-cell>
          <table:table-cell office:value-type="float" office:value="-101.6903533" calcext:value-type="float">
            <text:p>-101.6903533</text:p>
          </table:table-cell>
          <table:table-cell office:value-type="float" office:value="-102.107933" calcext:value-type="float">
            <text:p>-102.107933</text:p>
          </table:table-cell>
          <table:table-cell office:value-type="float" office:value="-103.3590393" calcext:value-type="float">
            <text:p>-103.3590393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2.3224105" calcext:value-type="float">
            <text:p>-102.3224105</text:p>
          </table:table-cell>
          <table:table-cell office:value-type="float" office:value="-102.4953231" calcext:value-type="float">
            <text:p>-102.4953231</text:p>
          </table:table-cell>
          <table:table-cell office:value-type="float" office:value="-103.3778839" calcext:value-type="float">
            <text:p>-103.3778839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2.0268249" calcext:value-type="float">
            <text:p>-102.0268249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2.4105453" calcext:value-type="float">
            <text:p>-102.4105453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2.954544" calcext:value-type="float">
            <text:p>-102.954544</text:p>
          </table:table-cell>
          <table:table-cell office:value-type="float" office:value="-103.1728439" calcext:value-type="float">
            <text:p>-103.1728439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2.4570694" calcext:value-type="float">
            <text:p>-102.4570694</text:p>
          </table:table-cell>
          <table:table-cell office:value-type="float" office:value="-103.1040344" calcext:value-type="float">
            <text:p>-103.1040344</text:p>
          </table:table-cell>
          <table:table-cell office:value-type="float" office:value="-103.501358" calcext:value-type="float">
            <text:p>-103.501358</text:p>
          </table:table-cell>
          <table:table-cell office:value-type="float" office:value="-103.738945" calcext:value-type="float">
            <text:p>-103.738945</text:p>
          </table:table-cell>
          <table:table-cell office:value-type="float" office:value="-101.8906707" calcext:value-type="float">
            <text:p>-101.8906707</text:p>
          </table:table-cell>
          <table:table-cell office:value-type="float" office:value="-102.5594635" calcext:value-type="float">
            <text:p>-102.5594635</text:p>
          </table:table-cell>
          <table:table-cell office:value-type="float" office:value="-103.4441528" calcext:value-type="float">
            <text:p>-103.4441528</text:p>
          </table:table-cell>
          <table:table-cell office:value-type="float" office:value="-102.680458" calcext:value-type="float">
            <text:p>-102.680458</text:p>
          </table:table-cell>
          <table:table-cell office:value-type="float" office:value="-102.2932205" calcext:value-type="float">
            <text:p>-102.2932205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2.7066116" calcext:value-type="float">
            <text:p>-102.7066116</text:p>
          </table:table-cell>
          <table:table-cell office:value-type="float" office:value="-102.8031768" calcext:value-type="float">
            <text:p>-102.8031768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2.6154251" calcext:value-type="float">
            <text:p>-102.6154251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2.7372207" calcext:value-type="float">
            <text:p>-102.7372207</text:p>
          </table:table-cell>
          <table:table-cell office:value-type="float" office:value="-102.1897964" calcext:value-type="float">
            <text:p>-102.1897964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2.4358902" calcext:value-type="float">
            <text:p>-102.4358902</text:p>
          </table:table-cell>
          <table:table-cell office:value-type="float" office:value="-102.3057174" calcext:value-type="float">
            <text:p>-102.3057174</text:p>
          </table:table-cell>
          <table:table-cell office:value-type="float" office:value="-103.1040344" calcext:value-type="float">
            <text:p>-103.1040344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2.7066116" calcext:value-type="float">
            <text:p>-102.7066116</text:p>
          </table:table-cell>
          <table:table-cell office:value-type="float" office:value="-102.2765884" calcext:value-type="float">
            <text:p>-102.2765884</text:p>
          </table:table-cell>
          <table:table-cell office:value-type="float" office:value="-102.8208389" calcext:value-type="float">
            <text:p>-102.8208389</text:p>
          </table:table-cell>
          <table:table-cell office:value-type="float" office:value="-103.307434" calcext:value-type="float">
            <text:p>-103.307434</text:p>
          </table:table-cell>
          <table:table-cell office:value-type="float" office:value="-102.3852691" calcext:value-type="float">
            <text:p>-102.3852691</text:p>
          </table:table-cell>
          <table:table-cell office:value-type="float" office:value="-101.6091995" calcext:value-type="float">
            <text:p>-101.6091995</text:p>
          </table:table-cell>
          <table:table-cell office:value-type="float" office:value="-102.1120071" calcext:value-type="float">
            <text:p>-102.1120071</text:p>
          </table:table-cell>
          <table:table-cell office:value-type="float" office:value="-102.414772" calcext:value-type="float">
            <text:p>-102.414772</text:p>
          </table:table-cell>
          <table:table-cell office:value-type="float" office:value="-102.5852508" calcext:value-type="float">
            <text:p>-102.5852508</text:p>
          </table:table-cell>
          <table:table-cell office:value-type="float" office:value="-103.2329101" calcext:value-type="float">
            <text:p>-103.2329101</text:p>
          </table:table-cell>
          <table:table-cell office:value-type="float" office:value="-102.4740524" calcext:value-type="float">
            <text:p>-102.4740524</text:p>
          </table:table-cell>
          <table:table-cell office:value-type="float" office:value="-103.3027572" calcext:value-type="float">
            <text:p>-103.3027572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3.7882385" calcext:value-type="float">
            <text:p>-103.7882385</text:p>
          </table:table-cell>
          <table:table-cell office:value-type="float" office:value="-102.2765884" calcext:value-type="float">
            <text:p>-102.2765884</text:p>
          </table:table-cell>
          <table:table-cell office:value-type="float" office:value="-103.0766601" calcext:value-type="float">
            <text:p>-103.0766601</text:p>
          </table:table-cell>
          <table:table-cell office:value-type="float" office:value="-103.117752" calcext:value-type="float">
            <text:p>-103.117752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3.2607879" calcext:value-type="float">
            <text:p>-103.2607879</text:p>
          </table:table-cell>
          <table:table-cell office:value-type="float" office:value="-103.7586288" calcext:value-type="float">
            <text:p>-103.7586288</text:p>
          </table:table-cell>
          <table:table-cell office:value-type="float" office:value="-103.1268997" calcext:value-type="float">
            <text:p>-103.1268997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3.0630035" calcext:value-type="float">
            <text:p>-103.0630035</text:p>
          </table:table-cell>
          <table:table-cell office:value-type="float" office:value="-103.0040893" calcext:value-type="float">
            <text:p>-103.0040893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1.8036956" calcext:value-type="float">
            <text:p>-101.8036956</text:p>
          </table:table-cell>
          <table:table-cell office:value-type="float" office:value="-103.1406631" calcext:value-type="float">
            <text:p>-103.1406631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2.6370544" calcext:value-type="float">
            <text:p>-102.6370544</text:p>
          </table:table-cell>
          <table:table-cell office:value-type="float" office:value="-102.812004" calcext:value-type="float">
            <text:p>-102.812004</text:p>
          </table:table-cell>
          <table:table-cell office:value-type="float" office:value="-103.5253067" calcext:value-type="float">
            <text:p>-103.5253067</text:p>
          </table:table-cell>
          <table:table-cell office:value-type="float" office:value="-103.3684539" calcext:value-type="float">
            <text:p>-103.3684539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4.193016" calcext:value-type="float">
            <text:p>-104.193016</text:p>
          </table:table-cell>
          <table:table-cell office:value-type="float" office:value="-102.4316635" calcext:value-type="float">
            <text:p>-102.4316635</text:p>
          </table:table-cell>
          <table:table-cell office:value-type="float" office:value="-102.7635345" calcext:value-type="float">
            <text:p>-102.7635345</text:p>
          </table:table-cell>
          <table:table-cell office:value-type="float" office:value="-102.0308609" calcext:value-type="float">
            <text:p>-102.0308609</text:p>
          </table:table-cell>
          <table:table-cell office:value-type="float" office:value="-103.5445098" calcext:value-type="float">
            <text:p>-103.5445098</text:p>
          </table:table-cell>
          <table:table-cell office:value-type="float" office:value="-103.2422027" calcext:value-type="float">
            <text:p>-103.2422027</text:p>
          </table:table-cell>
          <table:table-cell office:value-type="float" office:value="-103.4536514" calcext:value-type="float">
            <text:p>-103.4536514</text:p>
          </table:table-cell>
          <table:table-cell office:value-type="float" office:value="-103.7882385" calcext:value-type="float">
            <text:p>-103.7882385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3.0857772" calcext:value-type="float">
            <text:p>-103.0857772</text:p>
          </table:table-cell>
          <table:table-cell office:value-type="float" office:value="-103.2747573" calcext:value-type="float">
            <text:p>-103.2747573</text:p>
          </table:table-cell>
          <table:table-cell office:value-type="float" office:value="-103.6801605" calcext:value-type="float">
            <text:p>-103.6801605</text:p>
          </table:table-cell>
          <table:table-cell office:value-type="float" office:value="-102.2890625" calcext:value-type="float">
            <text:p>-102.2890625</text:p>
          </table:table-cell>
          <table:table-cell office:value-type="float" office:value="-103.7438583" calcext:value-type="float">
            <text:p>-103.7438583</text:p>
          </table:table-cell>
          <table:table-cell office:value-type="float" office:value="-103.0630035" calcext:value-type="float">
            <text:p>-103.0630035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3.2747573" calcext:value-type="float">
            <text:p>-103.2747573</text:p>
          </table:table-cell>
          <table:table-cell office:value-type="float" office:value="-102.7767334" calcext:value-type="float">
            <text:p>-102.7767334</text:p>
          </table:table-cell>
          <table:table-cell office:value-type="float" office:value="-102.9950637" calcext:value-type="float">
            <text:p>-102.9950637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3.1406631" calcext:value-type="float">
            <text:p>-103.1406631</text:p>
          </table:table-cell>
          <table:table-cell office:value-type="float" office:value="-102.914215" calcext:value-type="float">
            <text:p>-102.914215</text:p>
          </table:table-cell>
          <table:table-cell office:value-type="float" office:value="-102.334938" calcext:value-type="float">
            <text:p>-102.334938</text:p>
          </table:table-cell>
          <table:table-cell office:value-type="float" office:value="-103.963005" calcext:value-type="float">
            <text:p>-103.963005</text:p>
          </table:table-cell>
          <table:table-cell office:value-type="float" office:value="-102.9590377" calcext:value-type="float">
            <text:p>-102.9590377</text:p>
          </table:table-cell>
          <table:table-cell office:value-type="float" office:value="-103.2607879" calcext:value-type="float">
            <text:p>-103.2607879</text:p>
          </table:table-cell>
          <table:table-cell office:value-type="float" office:value="-102.4698028" calcext:value-type="float">
            <text:p>-102.4698028</text:p>
          </table:table-cell>
          <table:table-cell office:value-type="float" office:value="-103.4014892" calcext:value-type="float">
            <text:p>-103.4014892</text:p>
          </table:table-cell>
          <table:table-cell office:value-type="float" office:value="-102.9186859" calcext:value-type="float">
            <text:p>-102.9186859</text:p>
          </table:table-cell>
          <table:table-cell office:value-type="float" office:value="-102.8918914" calcext:value-type="float">
            <text:p>-102.8918914</text:p>
          </table:table-cell>
          <table:table-cell office:value-type="float" office:value="-103.0402984" calcext:value-type="float">
            <text:p>-103.0402984</text:p>
          </table:table-cell>
          <table:table-cell office:value-type="float" office:value="-102.602478" calcext:value-type="float">
            <text:p>-102.602478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4.193016" calcext:value-type="float">
            <text:p>-104.193016</text:p>
          </table:table-cell>
          <table:table-cell office:value-type="float" office:value="-102.5337524" calcext:value-type="float">
            <text:p>-102.5337524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3.5637588" calcext:value-type="float">
            <text:p>-103.5637588</text:p>
          </table:table-cell>
          <table:table-cell office:value-type="float" office:value="-103.3684539" calcext:value-type="float">
            <text:p>-103.3684539</text:p>
          </table:table-cell>
          <table:table-cell office:value-type="float" office:value="-103.1314926" calcext:value-type="float">
            <text:p>-103.1314926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3.6217575" calcext:value-type="float">
            <text:p>-103.6217575</text:p>
          </table:table-cell>
          <table:table-cell office:value-type="float" office:value="-102.7635345" calcext:value-type="float">
            <text:p>-102.7635345</text:p>
          </table:table-cell>
          <table:table-cell office:value-type="float" office:value="-102.7197189" calcext:value-type="float">
            <text:p>-102.7197189</text:p>
          </table:table-cell>
          <table:table-cell office:value-type="float" office:value="-103.1958923" calcext:value-type="float">
            <text:p>-103.1958923</text:p>
          </table:table-cell>
          <table:table-cell office:value-type="float" office:value="-103.4822464" calcext:value-type="float">
            <text:p>-103.4822464</text:p>
          </table:table-cell>
          <table:table-cell office:value-type="float" office:value="-102.8651809" calcext:value-type="float">
            <text:p>-102.8651809</text:p>
          </table:table-cell>
          <table:table-cell office:value-type="float" office:value="-103.9983902" calcext:value-type="float">
            <text:p>-103.9983902</text:p>
          </table:table-cell>
          <table:table-cell office:value-type="float" office:value="-102.4316635" calcext:value-type="float">
            <text:p>-102.4316635</text:p>
          </table:table-cell>
          <table:table-cell office:value-type="float" office:value="-104.2501678" calcext:value-type="float">
            <text:p>-104.2501678</text:p>
          </table:table-cell>
          <table:table-cell office:value-type="float" office:value="-103.1866684" calcext:value-type="float">
            <text:p>-103.1866684</text:p>
          </table:table-cell>
          <table:table-cell office:value-type="float" office:value="-101.8076248" calcext:value-type="float">
            <text:p>-101.8076248</text:p>
          </table:table-cell>
          <table:table-cell office:value-type="float" office:value="-102.231018" calcext:value-type="float">
            <text:p>-102.231018</text:p>
          </table:table-cell>
          <table:table-cell office:value-type="float" office:value="-102.2765884" calcext:value-type="float">
            <text:p>-102.2765884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3.699707" calcext:value-type="float">
            <text:p>-103.699707</text:p>
          </table:table-cell>
          <table:table-cell office:value-type="float" office:value="-102.0349044" calcext:value-type="float">
            <text:p>-102.0349044</text:p>
          </table:table-cell>
          <table:table-cell office:value-type="float" office:value="-102.6761093" calcext:value-type="float">
            <text:p>-102.6761093</text:p>
          </table:table-cell>
          <table:table-cell office:value-type="float" office:value="-103.5493164" calcext:value-type="float">
            <text:p>-103.5493164</text:p>
          </table:table-cell>
          <table:table-cell office:value-type="float" office:value="-103.1086044" calcext:value-type="float">
            <text:p>-103.1086044</text:p>
          </table:table-cell>
          <table:table-cell office:value-type="float" office:value="-102.6327209" calcext:value-type="float">
            <text:p>-102.6327209</text:p>
          </table:table-cell>
          <table:table-cell office:value-type="float" office:value="-102.6370544" calcext:value-type="float">
            <text:p>-102.6370544</text:p>
          </table:table-cell>
          <table:table-cell office:value-type="float" office:value="-102.214508" calcext:value-type="float">
            <text:p>-102.214508</text:p>
          </table:table-cell>
          <table:table-cell office:value-type="float" office:value="-103.4584121" calcext:value-type="float">
            <text:p>-103.4584121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2.3015518" calcext:value-type="float">
            <text:p>-102.3015518</text:p>
          </table:table-cell>
          <table:table-cell office:value-type="float" office:value="-102.1856765" calcext:value-type="float">
            <text:p>-102.1856765</text:p>
          </table:table-cell>
          <table:table-cell office:value-type="float" office:value="-104.0186691" calcext:value-type="float">
            <text:p>-104.0186691</text:p>
          </table:table-cell>
          <table:table-cell office:value-type="float" office:value="-103.3825988" calcext:value-type="float">
            <text:p>-103.3825988</text:p>
          </table:table-cell>
          <table:table-cell office:value-type="float" office:value="-104.5041046" calcext:value-type="float">
            <text:p>-104.5041046</text:p>
          </table:table-cell>
          <table:table-cell office:value-type="float" office:value="-102.414772" calcext:value-type="float">
            <text:p>-102.414772</text:p>
          </table:table-cell>
          <table:table-cell office:value-type="float" office:value="-102.272438" calcext:value-type="float">
            <text:p>-102.272438</text:p>
          </table:table-cell>
          <table:table-cell office:value-type="float" office:value="-102.0713424" calcext:value-type="float">
            <text:p>-102.0713424</text:p>
          </table:table-cell>
          <table:table-cell office:value-type="float" office:value="-103.1912841" calcext:value-type="float">
            <text:p>-103.1912841</text:p>
          </table:table-cell>
          <table:table-cell office:value-type="float" office:value="-102.9008102" calcext:value-type="float">
            <text:p>-102.9008102</text:p>
          </table:table-cell>
          <table:table-cell office:value-type="float" office:value="-102.6848144" calcext:value-type="float">
            <text:p>-102.6848144</text:p>
          </table:table-cell>
          <table:table-cell office:value-type="float" office:value="-103.3590393" calcext:value-type="float">
            <text:p>-103.3590393</text:p>
          </table:table-cell>
          <table:table-cell office:value-type="float" office:value="-103.4014892" calcext:value-type="float">
            <text:p>-103.4014892</text:p>
          </table:table-cell>
          <table:table-cell office:value-type="float" office:value="-103.3590393" calcext:value-type="float">
            <text:p>-103.3590393</text:p>
          </table:table-cell>
          <table:table-cell office:value-type="float" office:value="-103.1636276" calcext:value-type="float">
            <text:p>-103.1636276</text:p>
          </table:table-cell>
          <table:table-cell office:value-type="float" office:value="-102.8963546" calcext:value-type="float">
            <text:p>-102.8963546</text:p>
          </table:table-cell>
          <table:table-cell office:value-type="float" office:value="-102.1446685" calcext:value-type="float">
            <text:p>-102.1446685</text:p>
          </table:table-cell>
          <table:table-cell office:value-type="float" office:value="-102.1610488" calcext:value-type="float">
            <text:p>-102.1610488</text:p>
          </table:table-cell>
          <table:table-cell office:value-type="float" office:value="-102.812004" calcext:value-type="float">
            <text:p>-102.812004</text:p>
          </table:table-cell>
          <table:table-cell office:value-type="float" office:value="-103.5975494" calcext:value-type="float">
            <text:p>-103.5975494</text:p>
          </table:table-cell>
          <table:table-cell office:value-type="float" office:value="-102.9455642" calcext:value-type="float">
            <text:p>-102.9455642</text:p>
          </table:table-cell>
          <table:table-cell office:value-type="float" office:value="-104.2815094" calcext:value-type="float">
            <text:p>-104.2815094</text:p>
          </table:table-cell>
          <table:table-cell office:value-type="float" office:value="-103.4631805" calcext:value-type="float">
            <text:p>-103.4631805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2.5551757" calcext:value-type="float">
            <text:p>-102.5551757</text:p>
          </table:table-cell>
          <table:table-cell office:value-type="float" office:value="-103.1820526" calcext:value-type="float">
            <text:p>-103.1820526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3265838" calcext:value-type="float">
            <text:p>-102.3265838</text:p>
          </table:table-cell>
          <table:table-cell office:value-type="float" office:value="-102.3600692" calcext:value-type="float">
            <text:p>-102.3600692</text:p>
          </table:table-cell>
          <table:table-cell office:value-type="float" office:value="-101.9304962" calcext:value-type="float">
            <text:p>-101.9304962</text:p>
          </table:table-cell>
          <table:table-cell office:value-type="float" office:value="-101.4340286" calcext:value-type="float">
            <text:p>-101.4340286</text:p>
          </table:table-cell>
          <table:table-cell office:value-type="float" office:value="-103.0267028" calcext:value-type="float">
            <text:p>-103.0267028</text:p>
          </table:table-cell>
          <table:table-cell office:value-type="float" office:value="-103.6314697" calcext:value-type="float">
            <text:p>-103.6314697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3.3355484" calcext:value-type="float">
            <text:p>-103.3355484</text:p>
          </table:table-cell>
          <table:table-cell office:value-type="float" office:value="-104.1207962" calcext:value-type="float">
            <text:p>-104.1207962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3.8726882" calcext:value-type="float">
            <text:p>-103.8726882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2.0147247" calcext:value-type="float">
            <text:p>-102.0147247</text:p>
          </table:table-cell>
          <table:table-cell office:value-type="float" office:value="-103.2282867" calcext:value-type="float">
            <text:p>-103.2282867</text:p>
          </table:table-cell>
          <table:table-cell office:value-type="float" office:value="-103.0040893" calcext:value-type="float">
            <text:p>-103.0040893</text:p>
          </table:table-cell>
          <table:table-cell office:value-type="float" office:value="-102.9635238" calcext:value-type="float">
            <text:p>-102.9635238</text:p>
          </table:table-cell>
          <table:table-cell office:value-type="float" office:value="-102.954544" calcext:value-type="float">
            <text:p>-102.954544</text:p>
          </table:table-cell>
          <table:table-cell office:value-type="float" office:value="-103.1728439" calcext:value-type="float">
            <text:p>-103.1728439</text:p>
          </table:table-cell>
          <table:table-cell office:value-type="float" office:value="-102.8385543" calcext:value-type="float">
            <text:p>-102.8385543</text:p>
          </table:table-cell>
          <table:table-cell office:value-type="float" office:value="-103.0312271" calcext:value-type="float">
            <text:p>-103.0312271</text:p>
          </table:table-cell>
          <table:table-cell office:value-type="float" office:value="-102.4358902" calcext:value-type="float">
            <text:p>-102.4358902</text:p>
          </table:table-cell>
          <table:table-cell office:value-type="float" office:value="-102.9815368" calcext:value-type="float">
            <text:p>-102.9815368</text:p>
          </table:table-cell>
          <table:table-cell office:value-type="float" office:value="-102.9321136" calcext:value-type="float">
            <text:p>-102.9321136</text:p>
          </table:table-cell>
          <table:table-cell office:value-type="float" office:value="-103.8129882" calcext:value-type="float">
            <text:p>-103.8129882</text:p>
          </table:table-cell>
          <table:table-cell office:value-type="float" office:value="-103.4204177" calcext:value-type="float">
            <text:p>-103.4204177</text:p>
          </table:table-cell>
          <table:table-cell office:value-type="float" office:value="-103.9478912" calcext:value-type="float">
            <text:p>-103.9478912</text:p>
          </table:table-cell>
          <table:table-cell office:value-type="float" office:value="-104.4239502" calcext:value-type="float">
            <text:p>-104.4239502</text:p>
          </table:table-cell>
          <table:table-cell office:value-type="float" office:value="-103.1452484" calcext:value-type="float">
            <text:p>-103.1452484</text:p>
          </table:table-cell>
          <table:table-cell office:value-type="float" office:value="-102.6630783" calcext:value-type="float">
            <text:p>-102.6630783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2.8829803" calcext:value-type="float">
            <text:p>-102.8829803</text:p>
          </table:table-cell>
          <table:table-cell office:value-type="float" office:value="-102.5251922" calcext:value-type="float">
            <text:p>-102.5251922</text:p>
          </table:table-cell>
          <table:table-cell office:value-type="float" office:value="-102.3140564" calcext:value-type="float">
            <text:p>-102.3140564</text:p>
          </table:table-cell>
          <table:table-cell office:value-type="float" office:value="-103.6266098" calcext:value-type="float">
            <text:p>-103.6266098</text:p>
          </table:table-cell>
          <table:table-cell office:value-type="float" office:value="-101.5976562" calcext:value-type="float">
            <text:p>-101.5976562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2.654396" calcext:value-type="float">
            <text:p>-102.654396</text:p>
          </table:table-cell>
          <table:table-cell office:value-type="float" office:value="-102.3894805" calcext:value-type="float">
            <text:p>-102.3894805</text:p>
          </table:table-cell>
          <table:table-cell office:value-type="float" office:value="-102.7899398" calcext:value-type="float">
            <text:p>-102.7899398</text:p>
          </table:table-cell>
          <table:table-cell office:value-type="float" office:value="-101.9704971" calcext:value-type="float">
            <text:p>-101.9704971</text:p>
          </table:table-cell>
          <table:table-cell office:value-type="float" office:value="-102.9186859" calcext:value-type="float">
            <text:p>-102.9186859</text:p>
          </table:table-cell>
          <table:table-cell office:value-type="float" office:value="-102.8740692" calcext:value-type="float">
            <text:p>-102.8740692</text:p>
          </table:table-cell>
          <table:table-cell office:value-type="float" office:value="-103.1086044" calcext:value-type="float">
            <text:p>-103.1086044</text:p>
          </table:table-cell>
          <table:table-cell office:value-type="float" office:value="-102.9500503" calcext:value-type="float">
            <text:p>-102.9500503</text:p>
          </table:table-cell>
          <table:table-cell office:value-type="float" office:value="-101.9785232" calcext:value-type="float">
            <text:p>-101.9785232</text:p>
          </table:table-cell>
          <table:table-cell office:value-type="float" office:value="-103.501358" calcext:value-type="float">
            <text:p>-103.501358</text:p>
          </table:table-cell>
          <table:table-cell office:value-type="float" office:value="-102.7240905" calcext:value-type="float">
            <text:p>-102.7240905</text:p>
          </table:table-cell>
          <table:table-cell office:value-type="float" office:value="-101.7331695" calcext:value-type="float">
            <text:p>-101.7331695</text:p>
          </table:table-cell>
          <table:table-cell office:value-type="float" office:value="-103.4346542" calcext:value-type="float">
            <text:p>-103.4346542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3.7882385" calcext:value-type="float">
            <text:p>-103.7882385</text:p>
          </table:table-cell>
          <table:table-cell office:value-type="float" office:value="-103.5878753" calcext:value-type="float">
            <text:p>-103.5878753</text:p>
          </table:table-cell>
          <table:table-cell office:value-type="float" office:value="-103.022171" calcext:value-type="float">
            <text:p>-103.022171</text:p>
          </table:table-cell>
          <table:table-cell office:value-type="float" office:value="-103.0721054" calcext:value-type="float">
            <text:p>-103.0721054</text:p>
          </table:table-cell>
          <table:table-cell office:value-type="float" office:value="-103.3684539" calcext:value-type="float">
            <text:p>-103.3684539</text:p>
          </table:table-cell>
          <table:table-cell office:value-type="float" office:value="-103.9127197" calcext:value-type="float">
            <text:p>-103.9127197</text:p>
          </table:table-cell>
          <table:table-cell office:value-type="float" office:value="-102.6413879" calcext:value-type="float">
            <text:p>-102.6413879</text:p>
          </table:table-cell>
          <table:table-cell office:value-type="float" office:value="-102.7328414" calcext:value-type="float">
            <text:p>-102.7328414</text:p>
          </table:table-cell>
          <table:table-cell office:value-type="float" office:value="-102.6935272" calcext:value-type="float">
            <text:p>-102.6935272</text:p>
          </table:table-cell>
          <table:table-cell office:value-type="float" office:value="-103.1223297" calcext:value-type="float">
            <text:p>-103.1223297</text:p>
          </table:table-cell>
          <table:table-cell office:value-type="float" office:value="-103.4917984" calcext:value-type="float">
            <text:p>-103.4917984</text:p>
          </table:table-cell>
          <table:table-cell office:value-type="float" office:value="-103.6948089" calcext:value-type="float">
            <text:p>-103.6948089</text:p>
          </table:table-cell>
          <table:table-cell office:value-type="float" office:value="-102.4655609" calcext:value-type="float">
            <text:p>-102.4655609</text:p>
          </table:table-cell>
          <table:table-cell office:value-type="float" office:value="-103.6703872" calcext:value-type="float">
            <text:p>-103.6703872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2.5809402" calcext:value-type="float">
            <text:p>-102.5809402</text:p>
          </table:table-cell>
          <table:table-cell office:value-type="float" office:value="-103.3637466" calcext:value-type="float">
            <text:p>-103.3637466</text:p>
          </table:table-cell>
          <table:table-cell office:value-type="float" office:value="-103.2329101" calcext:value-type="float">
            <text:p>-103.2329101</text:p>
          </table:table-cell>
          <table:table-cell office:value-type="float" office:value="-103.3920364" calcext:value-type="float">
            <text:p>-103.3920364</text:p>
          </table:table-cell>
          <table:table-cell office:value-type="float" office:value="-102.5637588" calcext:value-type="float">
            <text:p>-102.5637588</text:p>
          </table:table-cell>
          <table:table-cell office:value-type="float" office:value="-103.219017" calcext:value-type="float">
            <text:p>-103.219017</text:p>
          </table:table-cell>
          <table:table-cell office:value-type="float" office:value="-103.7832946" calcext:value-type="float">
            <text:p>-103.7832946</text:p>
          </table:table-cell>
          <table:table-cell office:value-type="float" office:value="-102.2599945" calcext:value-type="float">
            <text:p>-102.2599945</text:p>
          </table:table-cell>
          <table:table-cell office:value-type="float" office:value="-102.9410781" calcext:value-type="float">
            <text:p>-102.9410781</text:p>
          </table:table-cell>
          <table:table-cell office:value-type="float" office:value="-102.4698028" calcext:value-type="float">
            <text:p>-102.4698028</text:p>
          </table:table-cell>
          <table:table-cell office:value-type="float" office:value="-103.6460418" calcext:value-type="float">
            <text:p>-103.6460418</text:p>
          </table:table-cell>
          <table:table-cell office:value-type="float" office:value="-103.0766601" calcext:value-type="float">
            <text:p>-103.0766601</text:p>
          </table:table-cell>
          <table:table-cell office:value-type="float" office:value="-101.7136764" calcext:value-type="float">
            <text:p>-101.7136764</text:p>
          </table:table-cell>
          <table:table-cell office:value-type="float" office:value="-102.905281" calcext:value-type="float">
            <text:p>-102.905281</text:p>
          </table:table-cell>
          <table:table-cell office:value-type="float" office:value="-102.680458" calcext:value-type="float">
            <text:p>-102.680458</text:p>
          </table:table-cell>
          <table:table-cell office:value-type="float" office:value="-103.3825988" calcext:value-type="float">
            <text:p>-103.3825988</text:p>
          </table:table-cell>
          <table:table-cell office:value-type="float" office:value="-103.5734024" calcext:value-type="float">
            <text:p>-103.5734024</text:p>
          </table:table-cell>
          <table:table-cell office:value-type="float" office:value="-102.3433075" calcext:value-type="float">
            <text:p>-102.3433075</text:p>
          </table:table-cell>
          <table:table-cell office:value-type="float" office:value="-103.2794189" calcext:value-type="float">
            <text:p>-103.2794189</text:p>
          </table:table-cell>
          <table:table-cell office:value-type="float" office:value="-102.7811279" calcext:value-type="float">
            <text:p>-102.7811279</text:p>
          </table:table-cell>
          <table:table-cell office:value-type="float" office:value="-102.9725265" calcext:value-type="float">
            <text:p>-102.9725265</text:p>
          </table:table-cell>
          <table:table-cell office:value-type="float" office:value="-103.1774444" calcext:value-type="float">
            <text:p>-103.1774444</text:p>
          </table:table-cell>
          <table:table-cell office:value-type="float" office:value="-103.3308486" calcext:value-type="float">
            <text:p>-103.3308486</text:p>
          </table:table-cell>
          <table:table-cell office:value-type="float" office:value="-102.9097518" calcext:value-type="float">
            <text:p>-102.9097518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2.8208389" calcext:value-type="float">
            <text:p>-102.8208389</text:p>
          </table:table-cell>
          <table:table-cell office:value-type="float" office:value="-104.0746917" calcext:value-type="float">
            <text:p>-104.0746917</text:p>
          </table:table-cell>
          <table:table-cell office:value-type="float" office:value="-102.812004" calcext:value-type="float">
            <text:p>-102.812004</text:p>
          </table:table-cell>
          <table:table-cell office:value-type="float" office:value="-102.2475662" calcext:value-type="float">
            <text:p>-102.2475662</text:p>
          </table:table-cell>
          <table:table-cell office:value-type="float" office:value="-103.9327926" calcext:value-type="float">
            <text:p>-103.9327926</text:p>
          </table:table-cell>
          <table:table-cell office:value-type="float" office:value="-103.6266098" calcext:value-type="float">
            <text:p>-103.6266098</text:p>
          </table:table-cell>
          <table:table-cell office:value-type="float" office:value="-102.0713424" calcext:value-type="float">
            <text:p>-102.0713424</text:p>
          </table:table-cell>
          <table:table-cell office:value-type="float" office:value="-103.0994567" calcext:value-type="float">
            <text:p>-103.0994567</text:p>
          </table:table-cell>
          <table:table-cell office:value-type="float" office:value="-102.2392807" calcext:value-type="float">
            <text:p>-102.2392807</text:p>
          </table:table-cell>
          <table:table-cell office:value-type="float" office:value="-103.5878753" calcext:value-type="float">
            <text:p>-103.5878753</text:p>
          </table:table-cell>
          <table:table-cell office:value-type="float" office:value="-103.9026947" calcext:value-type="float">
            <text:p>-103.9026947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3.2654418" calcext:value-type="float">
            <text:p>-103.2654418</text:p>
          </table:table-cell>
          <table:table-cell office:value-type="float" office:value="-103.2097625" calcext:value-type="float">
            <text:p>-103.2097625</text:p>
          </table:table-cell>
          <table:table-cell office:value-type="float" office:value="-102.6674118" calcext:value-type="float">
            <text:p>-102.6674118</text:p>
          </table:table-cell>
          <table:table-cell office:value-type="float" office:value="-101.8431167" calcext:value-type="float">
            <text:p>-101.8431167</text:p>
          </table:table-cell>
          <table:table-cell office:value-type="float" office:value="-103.2051391" calcext:value-type="float">
            <text:p>-103.2051391</text:p>
          </table:table-cell>
          <table:table-cell office:value-type="float" office:value="-103.8080291" calcext:value-type="float">
            <text:p>-103.8080291</text:p>
          </table:table-cell>
          <table:table-cell office:value-type="float" office:value="-103.1268997" calcext:value-type="float">
            <text:p>-103.1268997</text:p>
          </table:table-cell>
          <table:table-cell office:value-type="float" office:value="-102.6327209" calcext:value-type="float">
            <text:p>-102.6327209</text:p>
          </table:table-cell>
          <table:table-cell office:value-type="float" office:value="-103.5830459" calcext:value-type="float">
            <text:p>-103.5830459</text:p>
          </table:table-cell>
          <table:table-cell office:value-type="float" office:value="-102.3558807" calcext:value-type="float">
            <text:p>-102.3558807</text:p>
          </table:table-cell>
          <table:table-cell office:value-type="float" office:value="-102.4698028" calcext:value-type="float">
            <text:p>-102.4698028</text:p>
          </table:table-cell>
          <table:table-cell office:value-type="float" office:value="-102.5508804" calcext:value-type="float">
            <text:p>-102.5508804</text:p>
          </table:table-cell>
          <table:table-cell office:value-type="float" office:value="-104.0491867" calcext:value-type="float">
            <text:p>-104.0491867</text:p>
          </table:table-cell>
          <table:table-cell office:value-type="float" office:value="-103.1682357" calcext:value-type="float">
            <text:p>-103.1682357</text:p>
          </table:table-cell>
          <table:table-cell office:value-type="float" office:value="-103.7931823" calcext:value-type="float">
            <text:p>-103.7931823</text:p>
          </table:table-cell>
          <table:table-cell office:value-type="float" office:value="-102.6197509" calcext:value-type="float">
            <text:p>-102.6197509</text:p>
          </table:table-cell>
          <table:table-cell office:value-type="float" office:value="-103.5157165" calcext:value-type="float">
            <text:p>-103.5157165</text:p>
          </table:table-cell>
          <table:table-cell office:value-type="float" office:value="-102.9770278" calcext:value-type="float">
            <text:p>-102.9770278</text:p>
          </table:table-cell>
          <table:table-cell office:value-type="float" office:value="-103.2097625" calcext:value-type="float">
            <text:p>-103.2097625</text:p>
          </table:table-cell>
          <table:table-cell office:value-type="float" office:value="-102.5294723" calcext:value-type="float">
            <text:p>-102.5294723</text:p>
          </table:table-cell>
          <table:table-cell office:value-type="float" office:value="-103.0948944" calcext:value-type="float">
            <text:p>-103.0948944</text:p>
          </table:table-cell>
          <table:table-cell office:value-type="float" office:value="-103.6411819" calcext:value-type="float">
            <text:p>-103.6411819</text:p>
          </table:table-cell>
          <table:table-cell office:value-type="float" office:value="-102.4358902" calcext:value-type="float">
            <text:p>-102.4358902</text:p>
          </table:table-cell>
          <table:table-cell office:value-type="float" office:value="-102.9905471" calcext:value-type="float">
            <text:p>-102.9905471</text:p>
          </table:table-cell>
          <table:table-cell table:number-columns-repeated="2" office:value-type="float" office:value="-103.3684539" calcext:value-type="float">
            <text:p>-103.3684539</text:p>
          </table:table-cell>
          <table:table-cell office:value-type="float" office:value="-103.0357589" calcext:value-type="float">
            <text:p>-103.0357589</text:p>
          </table:table-cell>
          <table:table-cell office:value-type="float" office:value="-102.5852508" calcext:value-type="float">
            <text:p>-102.5852508</text:p>
          </table:table-cell>
          <table:table-cell office:value-type="float" office:value="-102.842987" calcext:value-type="float">
            <text:p>-102.842987</text:p>
          </table:table-cell>
          <table:table-cell office:value-type="float" office:value="-102.1980209" calcext:value-type="float">
            <text:p>-102.1980209</text:p>
          </table:table-cell>
          <table:table-cell office:value-type="float" office:value="-102.598175" calcext:value-type="float">
            <text:p>-102.598175</text:p>
          </table:table-cell>
          <table:table-cell office:value-type="float" office:value="-102.5294723" calcext:value-type="float">
            <text:p>-102.5294723</text:p>
          </table:table-cell>
          <table:table-cell office:value-type="float" office:value="-103.2934188" calcext:value-type="float">
            <text:p>-103.2934188</text:p>
          </table:table-cell>
          <table:table-cell office:value-type="float" office:value="-103.2468414" calcext:value-type="float">
            <text:p>-103.2468414</text:p>
          </table:table-cell>
          <table:table-cell office:value-type="float" office:value="-102.5294723" calcext:value-type="float">
            <text:p>-102.5294723</text:p>
          </table:table-cell>
          <table:table-cell office:value-type="float" office:value="-103.0630035" calcext:value-type="float">
            <text:p>-103.0630035</text:p>
          </table:table-cell>
          <table:table-cell office:value-type="float" office:value="-102.598175" calcext:value-type="float">
            <text:p>-102.598175</text:p>
          </table:table-cell>
          <table:table-cell office:value-type="float" office:value="-102.6111145" calcext:value-type="float">
            <text:p>-102.6111145</text:p>
          </table:table-cell>
          <table:table-cell office:value-type="float" office:value="-104.0440902" calcext:value-type="float">
            <text:p>-104.0440902</text:p>
          </table:table-cell>
          <table:table-cell office:value-type="float" office:value="-103.5300979" calcext:value-type="float">
            <text:p>-103.5300979</text:p>
          </table:table-cell>
          <table:table-cell office:value-type="float" office:value="-101.7253646" calcext:value-type="float">
            <text:p>-101.7253646</text:p>
          </table:table-cell>
          <table:table-cell office:value-type="float" office:value="-102.2890625" calcext:value-type="float">
            <text:p>-102.2890625</text:p>
          </table:table-cell>
          <table:table-cell office:value-type="float" office:value="-101.9584808" calcext:value-type="float">
            <text:p>-101.9584808</text:p>
          </table:table-cell>
          <table:table-cell office:value-type="float" office:value="-101.7136764" calcext:value-type="float">
            <text:p>-101.7136764</text:p>
          </table:table-cell>
          <table:table-cell office:value-type="float" office:value="-102.6717605" calcext:value-type="float">
            <text:p>-102.6717605</text:p>
          </table:table-cell>
          <table:table-cell office:value-type="float" office:value="-104.4505844" calcext:value-type="float">
            <text:p>-104.4505844</text:p>
          </table:table-cell>
          <table:table-cell office:value-type="float" office:value="-101.7605285" calcext:value-type="float">
            <text:p>-101.7605285</text:p>
          </table:table-cell>
          <table:table-cell office:value-type="float" office:value="-101.9025955" calcext:value-type="float">
            <text:p>-101.9025955</text:p>
          </table:table-cell>
          <table:table-cell office:value-type="float" office:value="-102.8785324" calcext:value-type="float">
            <text:p>-102.8785324</text:p>
          </table:table-cell>
          <table:table-cell office:value-type="float" office:value="-101.8827285" calcext:value-type="float">
            <text:p>-101.8827285</text:p>
          </table:table-cell>
          <table:table-cell office:value-type="float" office:value="-103.1774444" calcext:value-type="float">
            <text:p>-103.1774444</text:p>
          </table:table-cell>
          <table:table-cell office:value-type="float" office:value="-102.3978958" calcext:value-type="float">
            <text:p>-102.3978958</text:p>
          </table:table-cell>
          <table:table-cell office:value-type="float" office:value="-102.0672836" calcext:value-type="float">
            <text:p>-102.0672836</text:p>
          </table:table-cell>
          <table:table-cell office:value-type="float" office:value="-103.7438583" calcext:value-type="float">
            <text:p>-103.7438583</text:p>
          </table:table-cell>
          <table:table-cell office:value-type="float" office:value="-102.8874359" calcext:value-type="float">
            <text:p>-102.8874359</text:p>
          </table:table-cell>
          <table:table-cell office:value-type="float" office:value="-103.3590393" calcext:value-type="float">
            <text:p>-103.3590393</text:p>
          </table:table-cell>
          <table:table-cell office:value-type="float" office:value="-101.5823059" calcext:value-type="float">
            <text:p>-101.5823059</text:p>
          </table:table-cell>
          <table:table-cell office:value-type="float" office:value="-102.0794601" calcext:value-type="float">
            <text:p>-102.0794601</text:p>
          </table:table-cell>
          <table:table-cell office:value-type="float" office:value="-101.986557" calcext:value-type="float">
            <text:p>-101.986557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2.3140564" calcext:value-type="float">
            <text:p>-102.3140564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3.3214798" calcext:value-type="float">
            <text:p>-103.3214798</text:p>
          </table:table-cell>
          <table:table-cell office:value-type="float" office:value="-102.2186279" calcext:value-type="float">
            <text:p>-102.2186279</text:p>
          </table:table-cell>
          <table:table-cell office:value-type="float" office:value="-103.4393997" calcext:value-type="float">
            <text:p>-103.4393997</text:p>
          </table:table-cell>
          <table:table-cell office:value-type="float" office:value="-102.4401245" calcext:value-type="float">
            <text:p>-102.4401245</text:p>
          </table:table-cell>
          <table:table-cell office:value-type="float" office:value="-101.986557" calcext:value-type="float">
            <text:p>-101.986557</text:p>
          </table:table-cell>
          <table:table-cell office:value-type="float" office:value="-102.1405868" calcext:value-type="float">
            <text:p>-102.1405868</text:p>
          </table:table-cell>
          <table:table-cell office:value-type="float" office:value="-102.1774597" calcext:value-type="float">
            <text:p>-102.1774597</text:p>
          </table:table-cell>
          <table:table-cell office:value-type="float" office:value="-102.414772" calcext:value-type="float">
            <text:p>-102.414772</text:p>
          </table:table-cell>
          <table:table-cell office:value-type="float" office:value="-102.8696212" calcext:value-type="float">
            <text:p>-102.8696212</text:p>
          </table:table-cell>
          <table:table-cell office:value-type="float" office:value="-103.477478" calcext:value-type="float">
            <text:p>-103.477478</text:p>
          </table:table-cell>
          <table:table-cell office:value-type="float" office:value="-102.1324081" calcext:value-type="float">
            <text:p>-102.1324081</text:p>
          </table:table-cell>
          <table:table-cell office:value-type="float" office:value="-102.2351455" calcext:value-type="float">
            <text:p>-102.2351455</text:p>
          </table:table-cell>
          <table:table-cell office:value-type="float" office:value="-101.7059021" calcext:value-type="float">
            <text:p>-101.7059021</text:p>
          </table:table-cell>
          <table:table-cell office:value-type="float" office:value="-101.7292633" calcext:value-type="float">
            <text:p>-101.7292633</text:p>
          </table:table-cell>
          <table:table-cell office:value-type="float" office:value="-101.7136764" calcext:value-type="float">
            <text:p>-101.7136764</text:p>
          </table:table-cell>
          <table:table-cell office:value-type="float" office:value="-102.1528625" calcext:value-type="float">
            <text:p>-102.1528625</text:p>
          </table:table-cell>
          <table:table-cell office:value-type="float" office:value="-102.4910659" calcext:value-type="float">
            <text:p>-102.4910659</text:p>
          </table:table-cell>
          <table:table-cell office:value-type="float" office:value="-101.6554794" calcext:value-type="float">
            <text:p>-101.6554794</text:p>
          </table:table-cell>
          <table:table-cell office:value-type="float" office:value="-100.8508606" calcext:value-type="float">
            <text:p>-100.8508606</text:p>
          </table:table-cell>
          <table:table-cell office:value-type="float" office:value="-101.0758285" calcext:value-type="float">
            <text:p>-101.0758285</text:p>
          </table:table-cell>
          <table:table-cell office:value-type="float" office:value="-101.0830688" calcext:value-type="float">
            <text:p>-101.0830688</text:p>
          </table:table-cell>
          <table:table-cell office:value-type="float" office:value="-100.8826446" calcext:value-type="float">
            <text:p>-100.8826446</text:p>
          </table:table-cell>
          <table:table-cell office:value-type="float" office:value="-101.9384841" calcext:value-type="float">
            <text:p>-101.9384841</text:p>
          </table:table-cell>
          <table:table-cell office:value-type="float" office:value="-102.1733627" calcext:value-type="float">
            <text:p>-102.1733627</text:p>
          </table:table-cell>
          <table:table-cell office:value-type="float" office:value="-101.2549285" calcext:value-type="float">
            <text:p>-101.2549285</text:p>
          </table:table-cell>
          <table:table-cell office:value-type="float" office:value="-101.5938262" calcext:value-type="float">
            <text:p>-101.5938262</text:p>
          </table:table-cell>
          <table:table-cell office:value-type="float" office:value="-101.159439" calcext:value-type="float">
            <text:p>-101.159439</text:p>
          </table:table-cell>
          <table:table-cell office:value-type="float" office:value="-102.0470275" calcext:value-type="float">
            <text:p>-102.0470275</text:p>
          </table:table-cell>
          <table:table-cell office:value-type="float" office:value="-101.2327957" calcext:value-type="float">
            <text:p>-101.2327957</text:p>
          </table:table-cell>
          <table:table-cell office:value-type="float" office:value="-102.0916442" calcext:value-type="float">
            <text:p>-102.0916442</text:p>
          </table:table-cell>
          <table:table-cell office:value-type="float" office:value="-102.0632247" calcext:value-type="float">
            <text:p>-102.0632247</text:p>
          </table:table-cell>
          <table:table-cell office:value-type="float" office:value="-102.4528274" calcext:value-type="float">
            <text:p>-102.4528274</text:p>
          </table:table-cell>
          <table:table-cell office:value-type="float" office:value="-101.7801208" calcext:value-type="float">
            <text:p>-101.7801208</text:p>
          </table:table-cell>
          <table:table-cell office:value-type="float" office:value="-101.7370681" calcext:value-type="float">
            <text:p>-101.7370681</text:p>
          </table:table-cell>
          <table:table-cell office:value-type="float" office:value="-102.0875778" calcext:value-type="float">
            <text:p>-102.0875778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1.2623138" calcext:value-type="float">
            <text:p>-101.2623138</text:p>
          </table:table-cell>
          <table:table-cell office:value-type="float" office:value="-101.3142166" calcext:value-type="float">
            <text:p>-101.3142166</text:p>
          </table:table-cell>
          <table:table-cell office:value-type="float" office:value="-101.1375503" calcext:value-type="float">
            <text:p>-101.1375503</text:p>
          </table:table-cell>
          <table:table-cell office:value-type="float" office:value="-102.4189834" calcext:value-type="float">
            <text:p>-102.4189834</text:p>
          </table:table-cell>
          <table:table-cell office:value-type="float" office:value="-101.9464798" calcext:value-type="float">
            <text:p>-101.9464798</text:p>
          </table:table-cell>
          <table:table-cell office:value-type="float" office:value="-101.3626861" calcext:value-type="float">
            <text:p>-101.3626861</text:p>
          </table:table-cell>
          <table:table-cell office:value-type="float" office:value="-101.7840423" calcext:value-type="float">
            <text:p>-101.7840423</text:p>
          </table:table-cell>
          <table:table-cell office:value-type="float" office:value="-101.5249786" calcext:value-type="float">
            <text:p>-101.5249786</text:p>
          </table:table-cell>
          <table:table-cell office:value-type="float" office:value="-101.6593475" calcext:value-type="float">
            <text:p>-101.6593475</text:p>
          </table:table-cell>
          <table:table-cell office:value-type="float" office:value="-101.4642334" calcext:value-type="float">
            <text:p>-101.4642334</text:p>
          </table:table-cell>
          <table:table-cell office:value-type="float" office:value="-101.7919006" calcext:value-type="float">
            <text:p>-101.7919006</text:p>
          </table:table-cell>
          <table:table-cell office:value-type="float" office:value="-101.8986206" calcext:value-type="float">
            <text:p>-101.8986206</text:p>
          </table:table-cell>
          <table:table-cell office:value-type="float" office:value="-102.3391265" calcext:value-type="float">
            <text:p>-102.3391265</text:p>
          </table:table-cell>
          <table:table-cell office:value-type="float" office:value="-101.9785232" calcext:value-type="float">
            <text:p>-101.9785232</text:p>
          </table:table-cell>
          <table:table-cell office:value-type="float" office:value="-102.499588" calcext:value-type="float">
            <text:p>-102.499588</text:p>
          </table:table-cell>
          <table:table-cell office:value-type="float" office:value="-101.4415664" calcext:value-type="float">
            <text:p>-101.4415664</text:p>
          </table:table-cell>
          <table:table-cell office:value-type="float" office:value="-101.8549881" calcext:value-type="float">
            <text:p>-101.8549881</text:p>
          </table:table-cell>
          <table:table-cell office:value-type="float" office:value="-101.7840423" calcext:value-type="float">
            <text:p>-101.7840423</text:p>
          </table:table-cell>
          <table:table-cell office:value-type="float" office:value="-101.8076248" calcext:value-type="float">
            <text:p>-101.8076248</text:p>
          </table:table-cell>
          <table:table-cell office:value-type="float" office:value="-102.2641372" calcext:value-type="float">
            <text:p>-102.2641372</text:p>
          </table:table-cell>
          <table:table-cell office:value-type="float" office:value="-101.3514785" calcext:value-type="float">
            <text:p>-101.3514785</text:p>
          </table:table-cell>
          <table:table-cell office:value-type="float" office:value="-102.1897964" calcext:value-type="float">
            <text:p>-102.1897964</text:p>
          </table:table-cell>
          <table:table-cell office:value-type="float" office:value="-102.2848968" calcext:value-type="float">
            <text:p>-102.2848968</text:p>
          </table:table-cell>
          <table:table-cell office:value-type="float" office:value="-103.0493774" calcext:value-type="float">
            <text:p>-103.0493774</text:p>
          </table:table-cell>
          <table:table-cell office:value-type="float" office:value="-101.159439" calcext:value-type="float">
            <text:p>-101.159439</text:p>
          </table:table-cell>
          <table:table-cell office:value-type="float" office:value="-102.2227554" calcext:value-type="float">
            <text:p>-102.2227554</text:p>
          </table:table-cell>
          <table:table-cell office:value-type="float" office:value="-103.2514877" calcext:value-type="float">
            <text:p>-103.2514877</text:p>
          </table:table-cell>
          <table:table-cell office:value-type="float" office:value="-102.7284622" calcext:value-type="float">
            <text:p>-102.7284622</text:p>
          </table:table-cell>
          <table:table-cell office:value-type="float" office:value="-102.5423126" calcext:value-type="float">
            <text:p>-102.5423126</text:p>
          </table:table-cell>
          <table:table-cell office:value-type="float" office:value="-103.9579696" calcext:value-type="float">
            <text:p>-103.9579696</text:p>
          </table:table-cell>
          <table:table-cell office:value-type="float" office:value="-102.478302" calcext:value-type="float">
            <text:p>-102.478302</text:p>
          </table:table-cell>
          <table:table-cell office:value-type="float" office:value="-103.472702" calcext:value-type="float">
            <text:p>-103.472702</text:p>
          </table:table-cell>
          <table:table-cell office:value-type="float" office:value="-103.4488983" calcext:value-type="float">
            <text:p>-103.4488983</text:p>
          </table:table-cell>
          <table:table-cell office:value-type="float" office:value="-103.5493164" calcext:value-type="float">
            <text:p>-103.5493164</text:p>
          </table:table-cell>
          <table:table-cell office:value-type="float" office:value="-104.0695877" calcext:value-type="float">
            <text:p>-104.0695877</text:p>
          </table:table-cell>
          <table:table-cell office:value-type="float" office:value="-102.8341217" calcext:value-type="float">
            <text:p>-102.8341217</text:p>
          </table:table-cell>
          <table:table-cell office:value-type="float" office:value="-104.2867431" calcext:value-type="float">
            <text:p>-104.2867431</text:p>
          </table:table-cell>
          <table:table-cell office:value-type="float" office:value="-104.8211746" calcext:value-type="float">
            <text:p>-104.8211746</text:p>
          </table:table-cell>
          <table:table-cell office:value-type="float" office:value="-103.5685806" calcext:value-type="float">
            <text:p>-103.5685806</text:p>
          </table:table-cell>
          <table:table-cell office:value-type="float" office:value="-103.67527" calcext:value-type="float">
            <text:p>-103.67527</text:p>
          </table:table-cell>
          <table:table-cell office:value-type="float" office:value="-105.0239715" calcext:value-type="float">
            <text:p>-105.0239715</text:p>
          </table:table-cell>
          <table:table-cell office:value-type="float" office:value="-105.0639572" calcext:value-type="float">
            <text:p>-105.0639572</text:p>
          </table:table-cell>
          <table:table-cell office:value-type="float" office:value="-103.4584121" calcext:value-type="float">
            <text:p>-103.4584121</text:p>
          </table:table-cell>
          <table:table-cell office:value-type="float" office:value="-104.3182144" calcext:value-type="float">
            <text:p>-104.3182144</text:p>
          </table:table-cell>
          <table:table-cell office:value-type="float" office:value="-105.2316207" calcext:value-type="float">
            <text:p>-105.2316207</text:p>
          </table:table-cell>
          <table:table-cell office:value-type="float" office:value="-104.4399185" calcext:value-type="float">
            <text:p>-104.4399185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4.5309829" calcext:value-type="float">
            <text:p>-104.5309829</text:p>
          </table:table-cell>
          <table:table-cell office:value-type="float" office:value="-104.6175766" calcext:value-type="float">
            <text:p>-104.6175766</text:p>
          </table:table-cell>
          <table:table-cell office:value-type="float" office:value="-105.2316207" calcext:value-type="float">
            <text:p>-105.2316207</text:p>
          </table:table-cell>
          <table:table-cell office:value-type="float" office:value="-104.7215347" calcext:value-type="float">
            <text:p>-104.7215347</text:p>
          </table:table-cell>
          <table:table-cell office:value-type="float" office:value="-104.0542831" calcext:value-type="float">
            <text:p>-104.0542831</text:p>
          </table:table-cell>
          <table:table-cell office:value-type="float" office:value="-104.333992" calcext:value-type="float">
            <text:p>-104.333992</text:p>
          </table:table-cell>
          <table:table-cell office:value-type="float" office:value="-105.0525207" calcext:value-type="float">
            <text:p>-105.0525207</text:p>
          </table:table-cell>
          <table:table-cell office:value-type="float" office:value="-104.3656311" calcext:value-type="float">
            <text:p>-104.3656311</text:p>
          </table:table-cell>
          <table:table-cell office:value-type="float" office:value="-103.8926773" calcext:value-type="float">
            <text:p>-103.8926773</text:p>
          </table:table-cell>
          <table:table-cell office:value-type="float" office:value="-105.9873886" calcext:value-type="float">
            <text:p>-105.9873886</text:p>
          </table:table-cell>
          <table:table-cell office:value-type="float" office:value="-104.4880142" calcext:value-type="float">
            <text:p>-104.4880142</text:p>
          </table:table-cell>
          <table:table-cell office:value-type="float" office:value="-104.6666641" calcext:value-type="float">
            <text:p>-104.6666641</text:p>
          </table:table-cell>
          <table:table-cell office:value-type="float" office:value="-104.8658371" calcext:value-type="float">
            <text:p>-104.8658371</text:p>
          </table:table-cell>
          <table:table-cell office:value-type="float" office:value="-105.4983444" calcext:value-type="float">
            <text:p>-105.4983444</text:p>
          </table:table-cell>
          <table:table-cell office:value-type="float" office:value="-104.1259307" calcext:value-type="float">
            <text:p>-104.1259307</text:p>
          </table:table-cell>
          <table:table-cell office:value-type="float" office:value="-105.1214065" calcext:value-type="float">
            <text:p>-105.1214065</text:p>
          </table:table-cell>
          <table:table-cell office:value-type="float" office:value="-104.9389038" calcext:value-type="float">
            <text:p>-104.9389038</text:p>
          </table:table-cell>
          <table:table-cell office:value-type="float" office:value="-105.6440277" calcext:value-type="float">
            <text:p>-105.6440277</text:p>
          </table:table-cell>
          <table:table-cell office:value-type="float" office:value="-104.0746917" calcext:value-type="float">
            <text:p>-104.0746917</text:p>
          </table:table-cell>
          <table:table-cell office:value-type="float" office:value="-102.9860382" calcext:value-type="float">
            <text:p>-102.9860382</text:p>
          </table:table-cell>
          <table:table-cell office:value-type="float" office:value="-106.3249969" calcext:value-type="float">
            <text:p>-106.3249969</text:p>
          </table:table-cell>
          <table:table-cell office:value-type="float" office:value="-103.8676986" calcext:value-type="float">
            <text:p>-103.8676986</text:p>
          </table:table-cell>
          <table:table-cell office:value-type="float" office:value="-105.3137207" calcext:value-type="float">
            <text:p>-105.3137207</text:p>
          </table:table-cell>
          <table:table-cell office:value-type="float" office:value="-106.2459182" calcext:value-type="float">
            <text:p>-106.2459182</text:p>
          </table:table-cell>
          <table:table-cell office:value-type="float" office:value="-106.2328033" calcext:value-type="float">
            <text:p>-106.2328033</text:p>
          </table:table-cell>
          <table:table-cell office:value-type="float" office:value="-104.0135955" calcext:value-type="float">
            <text:p>-104.0135955</text:p>
          </table:table-cell>
          <table:table-cell office:value-type="float" office:value="-105.3255157" calcext:value-type="float">
            <text:p>-105.3255157</text:p>
          </table:table-cell>
          <table:table-cell office:value-type="float" office:value="-105.0582351" calcext:value-type="float">
            <text:p>-105.0582351</text:p>
          </table:table-cell>
          <table:table-cell office:value-type="float" office:value="-105.8735122" calcext:value-type="float">
            <text:p>-105.8735122</text:p>
          </table:table-cell>
          <table:table-cell office:value-type="float" office:value="-105.7735214" calcext:value-type="float">
            <text:p>-105.7735214</text:p>
          </table:table-cell>
          <table:table-cell office:value-type="float" office:value="-105.2843093" calcext:value-type="float">
            <text:p>-105.2843093</text:p>
          </table:table-cell>
          <table:table-cell office:value-type="float" office:value="-105.8546752" calcext:value-type="float">
            <text:p>-105.8546752</text:p>
          </table:table-cell>
          <table:table-cell office:value-type="float" office:value="-105.3550643" calcext:value-type="float">
            <text:p>-105.3550643</text:p>
          </table:table-cell>
          <table:table-cell office:value-type="float" office:value="-106.2197036" calcext:value-type="float">
            <text:p>-106.2197036</text:p>
          </table:table-cell>
          <table:table-cell office:value-type="float" office:value="-105.570877" calcext:value-type="float">
            <text:p>-105.570877</text:p>
          </table:table-cell>
          <table:table-cell office:value-type="float" office:value="-105.0468063" calcext:value-type="float">
            <text:p>-105.0468063</text:p>
          </table:table-cell>
          <table:table-cell office:value-type="float" office:value="-107.0928115" calcext:value-type="float">
            <text:p>-107.0928115</text:p>
          </table:table-cell>
          <table:table-cell office:value-type="float" office:value="-106.3515167" calcext:value-type="float">
            <text:p>-106.3515167</text:p>
          </table:table-cell>
          <table:table-cell office:value-type="float" office:value="-105.5164184" calcext:value-type="float">
            <text:p>-105.5164184</text:p>
          </table:table-cell>
          <table:table-cell office:value-type="float" office:value="-105.0696945" calcext:value-type="float">
            <text:p>-105.0696945</text:p>
          </table:table-cell>
          <table:table-cell office:value-type="float" office:value="-105.2491455" calcext:value-type="float">
            <text:p>-105.2491455</text:p>
          </table:table-cell>
          <table:table-cell office:value-type="float" office:value="-106.546257" calcext:value-type="float">
            <text:p>-106.546257</text:p>
          </table:table-cell>
          <table:table-cell office:value-type="float" office:value="-105.835884" calcext:value-type="float">
            <text:p>-105.835884</text:p>
          </table:table-cell>
          <table:table-cell office:value-type="float" office:value="-106.696968" calcext:value-type="float">
            <text:p>-106.696968</text:p>
          </table:table-cell>
          <table:table-cell office:value-type="float" office:value="-106.8714599" calcext:value-type="float">
            <text:p>-106.8714599</text:p>
          </table:table-cell>
          <table:table-cell office:value-type="float" office:value="-106.4449844" calcext:value-type="float">
            <text:p>-106.4449844</text:p>
          </table:table-cell>
          <table:table-cell office:value-type="float" office:value="-105.6685485" calcext:value-type="float">
            <text:p>-105.6685485</text:p>
          </table:table-cell>
          <table:table-cell office:value-type="float" office:value="-106.0192794" calcext:value-type="float">
            <text:p>-106.0192794</text:p>
          </table:table-cell>
          <table:table-cell office:value-type="float" office:value="-105.4383544" calcext:value-type="float">
            <text:p>-105.4383544</text:p>
          </table:table-cell>
          <table:table-cell office:value-type="float" office:value="-105.8421478" calcext:value-type="float">
            <text:p>-105.8421478</text:p>
          </table:table-cell>
          <table:table-cell office:value-type="float" office:value="-104.4133148" calcext:value-type="float">
            <text:p>-104.4133148</text:p>
          </table:table-cell>
          <table:table-cell office:value-type="float" office:value="-106.3448791" calcext:value-type="float">
            <text:p>-106.3448791</text:p>
          </table:table-cell>
          <table:table-cell office:value-type="float" office:value="-107.1435852" calcext:value-type="float">
            <text:p>-107.1435852</text:p>
          </table:table-cell>
          <table:table-cell office:value-type="float" office:value="-105.9746551" calcext:value-type="float">
            <text:p>-105.9746551</text:p>
          </table:table-cell>
          <table:table-cell office:value-type="float" office:value="-105.9239349" calcext:value-type="float">
            <text:p>-105.9239349</text:p>
          </table:table-cell>
          <table:table-cell office:value-type="float" office:value="-105.7363281" calcext:value-type="float">
            <text:p>-105.7363281</text:p>
          </table:table-cell>
          <table:table-cell office:value-type="float" office:value="-105.5164184" calcext:value-type="float">
            <text:p>-105.5164184</text:p>
          </table:table-cell>
          <table:table-cell office:value-type="float" office:value="-107.5990753" calcext:value-type="float">
            <text:p>-107.5990753</text:p>
          </table:table-cell>
          <table:table-cell office:value-type="float" office:value="-106.6075973" calcext:value-type="float">
            <text:p>-106.6075973</text:p>
          </table:table-cell>
          <table:table-cell office:value-type="float" office:value="-107.1727294" calcext:value-type="float">
            <text:p>-107.1727294</text:p>
          </table:table-cell>
          <table:table-cell office:value-type="float" office:value="-104.8602447" calcext:value-type="float">
            <text:p>-104.8602447</text:p>
          </table:table-cell>
          <table:table-cell office:value-type="float" office:value="-107.2460327" calcext:value-type="float">
            <text:p>-107.24603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18:22:30.376827244</dc:date>
    <meta:editing-duration>PT9M9S</meta:editing-duration>
    <meta:editing-cycles>1</meta:editing-cycles>
    <meta:document-statistic meta:table-count="1" meta:cell-count="1404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593cm" svg:height="14.318cm" xlink:href=".." xlink:type="simple" chart:class="chart:scatter" chart:row-mapping="3 1 2 0" chart:style-name="ch1">
        <chart:legend chart:legend-position="end" svg:x="41.111cm" svg:y="6.362cm" style:legend-expansion="high" chart:style-name="ch2"/>
        <chart:plot-area chart:style-name="ch3" table:cell-range-address="Trace_file.B16:Trace_file.ALM19" svg:x="0.871cm" svg:y="0.286cm" svg:width="39.369cm" svg:height="13.746cm">
          <chart:coordinate-region svg:x="1.783cm" svg:y="0.485cm" svg:width="38.085cm" svg:height="13.3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ce_file.B17:Trace_file.ALM17" chart:class="chart:scatter">
            <chart:domain table:cell-range-address="Trace_file.B19:Trace_file.ALM19"/>
            <chart:data-point chart:repeated="1000"/>
          </chart:series>
          <chart:series chart:style-name="ch8" chart:values-cell-range-address="Trace_file.B18:Trace_file.ALM18" chart:class="chart:scatter">
            <chart:data-point chart:repeated="1000"/>
          </chart:series>
          <chart:series chart:style-name="ch9" chart:values-cell-range-address="Trace_file.B16:Trace_file.ALM16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race_file.B19:Trace_file.ALM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12">
                <text:p>812</text:p>
              </table:table-cell>
              <table:table-cell office:value-type="float" office:value="813">
                <text:p>813</text:p>
              </table:table-cell>
              <table:table-cell office:value-type="float" office:value="814">
                <text:p>814</text:p>
              </table:table-cell>
              <table:table-cell office:value-type="float" office:value="815">
                <text:p>815</text:p>
              </table:table-cell>
              <table:table-cell office:value-type="float" office:value="816">
                <text:p>816</text:p>
              </table:table-cell>
              <table:table-cell office:value-type="float" office:value="817">
                <text:p>817</text:p>
              </table:table-cell>
              <table:table-cell office:value-type="float" office:value="818">
                <text:p>818</text:p>
              </table:table-cell>
              <table:table-cell office:value-type="float" office:value="819">
                <text:p>819</text:p>
              </table:table-cell>
              <table:table-cell office:value-type="float" office:value="820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822">
                <text:p>822</text:p>
              </table:table-cell>
              <table:table-cell office:value-type="float" office:value="823">
                <text:p>823</text:p>
              </table:table-cell>
              <table:table-cell office:value-type="float" office:value="824">
                <text:p>824</text:p>
              </table:table-cell>
              <table:table-cell office:value-type="float" office:value="825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827">
                <text:p>827</text:p>
              </table:table-cell>
              <table:table-cell office:value-type="float" office:value="828">
                <text:p>828</text:p>
              </table:table-cell>
              <table:table-cell office:value-type="float" office:value="829">
                <text:p>829</text:p>
              </table:table-cell>
              <table:table-cell office:value-type="float" office:value="830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832">
                <text:p>832</text:p>
              </table:table-cell>
              <table:table-cell office:value-type="float" office:value="833">
                <text:p>833</text:p>
              </table:table-cell>
              <table:table-cell office:value-type="float" office:value="834">
                <text:p>834</text:p>
              </table:table-cell>
              <table:table-cell office:value-type="float" office:value="835">
                <text:p>835</text:p>
              </table:table-cell>
              <table:table-cell office:value-type="float" office:value="836">
                <text:p>836</text:p>
              </table:table-cell>
              <table:table-cell office:value-type="float" office:value="837">
                <text:p>837</text:p>
              </table:table-cell>
              <table:table-cell office:value-type="float" office:value="838">
                <text:p>838</text:p>
              </table:table-cell>
              <table:table-cell office:value-type="float" office:value="839">
                <text:p>839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2">
                <text:p>842</text:p>
              </table:table-cell>
              <table:table-cell office:value-type="float" office:value="843">
                <text:p>843</text:p>
              </table:table-cell>
              <table:table-cell office:value-type="float" office:value="844">
                <text:p>844</text:p>
              </table:table-cell>
              <table:table-cell office:value-type="float" office:value="845">
                <text:p>845</text:p>
              </table:table-cell>
              <table:table-cell office:value-type="float" office:value="846">
                <text:p>846</text:p>
              </table:table-cell>
              <table:table-cell office:value-type="float" office:value="847">
                <text:p>847</text:p>
              </table:table-cell>
              <table:table-cell office:value-type="float" office:value="848">
                <text:p>848</text:p>
              </table:table-cell>
              <table:table-cell office:value-type="float" office:value="849">
                <text:p>849</text:p>
              </table:table-cell>
              <table:table-cell office:value-type="float" office:value="850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53">
                <text:p>853</text:p>
              </table:table-cell>
              <table:table-cell office:value-type="float" office:value="854">
                <text:p>854</text:p>
              </table:table-cell>
              <table:table-cell office:value-type="float" office:value="855">
                <text:p>855</text:p>
              </table:table-cell>
              <table:table-cell office:value-type="float" office:value="856">
                <text:p>856</text:p>
              </table:table-cell>
              <table:table-cell office:value-type="float" office:value="857">
                <text:p>857</text:p>
              </table:table-cell>
              <table:table-cell office:value-type="float" office:value="858">
                <text:p>858</text:p>
              </table:table-cell>
              <table:table-cell office:value-type="float" office:value="859">
                <text:p>859</text:p>
              </table:table-cell>
              <table:table-cell office:value-type="float" office:value="860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  <table:table-cell office:value-type="float" office:value="863">
                <text:p>863</text:p>
              </table:table-cell>
              <table:table-cell office:value-type="float" office:value="864">
                <text:p>864</text:p>
              </table:table-cell>
              <table:table-cell office:value-type="float" office:value="865">
                <text:p>865</text:p>
              </table:table-cell>
              <table:table-cell office:value-type="float" office:value="866">
                <text:p>866</text:p>
              </table:table-cell>
              <table:table-cell office:value-type="float" office:value="867">
                <text:p>867</text:p>
              </table:table-cell>
              <table:table-cell office:value-type="float" office:value="868">
                <text:p>868</text:p>
              </table:table-cell>
              <table:table-cell office:value-type="float" office:value="869">
                <text:p>869</text:p>
              </table:table-cell>
              <table:table-cell office:value-type="float" office:value="870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872">
                <text:p>872</text:p>
              </table:table-cell>
              <table:table-cell office:value-type="float" office:value="873">
                <text:p>873</text:p>
              </table:table-cell>
              <table:table-cell office:value-type="float" office:value="874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876">
                <text:p>876</text:p>
              </table:table-cell>
              <table:table-cell office:value-type="float" office:value="877">
                <text:p>877</text:p>
              </table:table-cell>
              <table:table-cell office:value-type="float" office:value="878">
                <text:p>878</text:p>
              </table:table-cell>
              <table:table-cell office:value-type="float" office:value="879">
                <text:p>879</text:p>
              </table:table-cell>
              <table:table-cell office:value-type="float" office:value="880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882">
                <text:p>882</text:p>
              </table:table-cell>
              <table:table-cell office:value-type="float" office:value="883">
                <text:p>883</text:p>
              </table:table-cell>
              <table:table-cell office:value-type="float" office:value="884">
                <text:p>884</text:p>
              </table:table-cell>
              <table:table-cell office:value-type="float" office:value="885">
                <text:p>885</text:p>
              </table:table-cell>
              <table:table-cell office:value-type="float" office:value="886">
                <text:p>886</text:p>
              </table:table-cell>
              <table:table-cell office:value-type="float" office:value="887">
                <text:p>887</text:p>
              </table:table-cell>
              <table:table-cell office:value-type="float" office:value="888">
                <text:p>888</text:p>
              </table:table-cell>
              <table:table-cell office:value-type="float" office:value="889">
                <text:p>889</text:p>
              </table:table-cell>
              <table:table-cell office:value-type="float" office:value="890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  <table:table-cell office:value-type="float" office:value="896">
                <text:p>896</text:p>
              </table:table-cell>
              <table:table-cell office:value-type="float" office:value="897">
                <text:p>897</text:p>
              </table:table-cell>
              <table:table-cell office:value-type="float" office:value="898">
                <text:p>898</text:p>
              </table:table-cell>
              <table:table-cell office:value-type="float" office:value="899">
                <text:p>899</text:p>
              </table:table-cell>
              <table:table-cell office:value-type="float" office:value="900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902">
                <text:p>902</text:p>
              </table:table-cell>
              <table:table-cell office:value-type="float" office:value="903">
                <text:p>903</text:p>
              </table:table-cell>
              <table:table-cell office:value-type="float" office:value="904">
                <text:p>904</text:p>
              </table:table-cell>
              <table:table-cell office:value-type="float" office:value="905">
                <text:p>905</text:p>
              </table:table-cell>
              <table:table-cell office:value-type="float" office:value="906">
                <text:p>906</text:p>
              </table:table-cell>
              <table:table-cell office:value-type="float" office:value="907">
                <text:p>907</text:p>
              </table:table-cell>
              <table:table-cell office:value-type="float" office:value="908">
                <text:p>908</text:p>
              </table:table-cell>
              <table:table-cell office:value-type="float" office:value="909">
                <text:p>909</text:p>
              </table:table-cell>
              <table:table-cell office:value-type="float" office:value="910">
                <text:p>910</text:p>
              </table:table-cell>
              <table:table-cell office:value-type="float" office:value="911">
                <text:p>911</text:p>
              </table:table-cell>
              <table:table-cell office:value-type="float" office:value="912">
                <text:p>912</text:p>
              </table:table-cell>
              <table:table-cell office:value-type="float" office:value="913">
                <text:p>913</text:p>
              </table:table-cell>
              <table:table-cell office:value-type="float" office:value="914">
                <text:p>914</text:p>
              </table:table-cell>
              <table:table-cell office:value-type="float" office:value="915">
                <text:p>915</text:p>
              </table:table-cell>
              <table:table-cell office:value-type="float" office:value="916">
                <text:p>916</text:p>
              </table:table-cell>
              <table:table-cell office:value-type="float" office:value="917">
                <text:p>917</text:p>
              </table:table-cell>
              <table:table-cell office:value-type="float" office:value="918">
                <text:p>918</text:p>
              </table:table-cell>
              <table:table-cell office:value-type="float" office:value="919">
                <text:p>919</text:p>
              </table:table-cell>
              <table:table-cell office:value-type="float" office:value="920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922">
                <text:p>922</text:p>
              </table:table-cell>
              <table:table-cell office:value-type="float" office:value="923">
                <text:p>923</text:p>
              </table:table-cell>
              <table:table-cell office:value-type="float" office:value="924">
                <text:p>924</text:p>
              </table:table-cell>
              <table:table-cell office:value-type="float" office:value="925">
                <text:p>925</text:p>
              </table:table-cell>
              <table:table-cell office:value-type="float" office:value="926">
                <text:p>926</text:p>
              </table:table-cell>
              <table:table-cell office:value-type="float" office:value="927">
                <text:p>927</text:p>
              </table:table-cell>
              <table:table-cell office:value-type="float" office:value="928">
                <text:p>928</text:p>
              </table:table-cell>
              <table:table-cell office:value-type="float" office:value="929">
                <text:p>929</text:p>
              </table:table-cell>
              <table:table-cell office:value-type="float" office:value="930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932">
                <text:p>932</text:p>
              </table:table-cell>
              <table:table-cell office:value-type="float" office:value="933">
                <text:p>933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6">
                <text:p>936</text:p>
              </table:table-cell>
              <table:table-cell office:value-type="float" office:value="937">
                <text:p>937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940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942">
                <text:p>942</text:p>
              </table:table-cell>
              <table:table-cell office:value-type="float" office:value="943">
                <text:p>943</text:p>
              </table:table-cell>
              <table:table-cell office:value-type="float" office:value="944">
                <text:p>944</text:p>
              </table:table-cell>
              <table:table-cell office:value-type="float" office:value="945">
                <text:p>945</text:p>
              </table:table-cell>
              <table:table-cell office:value-type="float" office:value="946">
                <text:p>946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949">
                <text:p>949</text:p>
              </table:table-cell>
              <table:table-cell office:value-type="float" office:value="950">
                <text:p>950</text:p>
              </table:table-cell>
              <table:table-cell office:value-type="float" office:value="951">
                <text:p>951</text:p>
              </table:table-cell>
              <table:table-cell office:value-type="float" office:value="952">
                <text:p>952</text:p>
              </table:table-cell>
              <table:table-cell office:value-type="float" office:value="953">
                <text:p>953</text:p>
              </table:table-cell>
              <table:table-cell office:value-type="float" office:value="954">
                <text:p>954</text:p>
              </table:table-cell>
              <table:table-cell office:value-type="float" office:value="955">
                <text:p>955</text:p>
              </table:table-cell>
              <table:table-cell office:value-type="float" office:value="956">
                <text:p>956</text:p>
              </table:table-cell>
              <table:table-cell office:value-type="float" office:value="957">
                <text:p>957</text:p>
              </table:table-cell>
              <table:table-cell office:value-type="float" office:value="958">
                <text:p>958</text:p>
              </table:table-cell>
              <table:table-cell office:value-type="float" office:value="959">
                <text:p>959</text:p>
              </table:table-cell>
              <table:table-cell office:value-type="float" office:value="960">
                <text:p>960</text:p>
              </table:table-cell>
              <table:table-cell office:value-type="float" office:value="961">
                <text:p>961</text:p>
              </table:table-cell>
              <table:table-cell office:value-type="float" office:value="962">
                <text:p>962</text:p>
              </table:table-cell>
              <table:table-cell office:value-type="float" office:value="963">
                <text:p>963</text:p>
              </table:table-cell>
              <table:table-cell office:value-type="float" office:value="964">
                <text:p>964</text:p>
              </table:table-cell>
              <table:table-cell office:value-type="float" office:value="965">
                <text:p>965</text:p>
              </table:table-cell>
              <table:table-cell office:value-type="float" office:value="966">
                <text:p>966</text:p>
              </table:table-cell>
              <table:table-cell office:value-type="float" office:value="967">
                <text:p>967</text:p>
              </table:table-cell>
              <table:table-cell office:value-type="float" office:value="968">
                <text:p>968</text:p>
              </table:table-cell>
              <table:table-cell office:value-type="float" office:value="969">
                <text:p>969</text:p>
              </table:table-cell>
              <table:table-cell office:value-type="float" office:value="970">
                <text:p>970</text:p>
              </table:table-cell>
              <table:table-cell office:value-type="float" office:value="971">
                <text:p>971</text:p>
              </table:table-cell>
              <table:table-cell office:value-type="float" office:value="972">
                <text:p>972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5">
                <text:p>975</text:p>
              </table:table-cell>
              <table:table-cell office:value-type="float" office:value="976">
                <text:p>976</text:p>
              </table:table-cell>
              <table:table-cell office:value-type="float" office:value="977">
                <text:p>977</text:p>
              </table:table-cell>
              <table:table-cell office:value-type="float" office:value="978">
                <text:p>978</text:p>
              </table:table-cell>
              <table:table-cell office:value-type="float" office:value="979">
                <text:p>979</text:p>
              </table:table-cell>
              <table:table-cell office:value-type="float" office:value="980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982">
                <text:p>982</text:p>
              </table:table-cell>
              <table:table-cell office:value-type="float" office:value="983">
                <text:p>983</text:p>
              </table:table-cell>
              <table:table-cell office:value-type="float" office:value="984">
                <text:p>984</text:p>
              </table:table-cell>
              <table:table-cell office:value-type="float" office:value="985">
                <text:p>985</text:p>
              </table:table-cell>
              <table:table-cell office:value-type="float" office:value="986">
                <text:p>986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89">
                <text:p>989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992">
                <text:p>992</text:p>
              </table:table-cell>
              <table:table-cell office:value-type="float" office:value="993">
                <text:p>993</text:p>
              </table:table-cell>
              <table:table-cell office:value-type="float" office:value="994">
                <text:p>994</text:p>
              </table:table-cell>
              <table:table-cell office:value-type="float" office:value="995">
                <text:p>995</text:p>
              </table:table-cell>
              <table:table-cell office:value-type="float" office:value="996">
                <text:p>996</text:p>
              </table:table-cell>
              <table:table-cell office:value-type="float" office:value="997">
                <text:p>997</text:p>
              </table:table-cell>
              <table:table-cell office:value-type="float" office:value="998">
                <text:p>998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96.97897339">
                <text:p>-96.97897339</text:p>
                <draw:g>
                  <svg:desc>Trace_file.B17:Trace_file.ALM17</svg:desc>
                </draw:g>
              </table:table-cell>
              <table:table-cell office:value-type="float" office:value="-96.94293213">
                <text:p>-96.94293213</text:p>
              </table:table-cell>
              <table:table-cell office:value-type="float" office:value="-96.98799896">
                <text:p>-96.98799896</text:p>
              </table:table-cell>
              <table:table-cell office:value-type="float" office:value="-96.98799896">
                <text:p>-96.98799896</text:p>
              </table:table-cell>
              <table:table-cell office:value-type="float" office:value="-97.12464905">
                <text:p>-97.12464905</text:p>
              </table:table-cell>
              <table:table-cell office:value-type="float" office:value="-97.67665863">
                <text:p>-97.67665863</text:p>
              </table:table-cell>
              <table:table-cell office:value-type="float" office:value="-97.17991638">
                <text:p>-97.17991638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6.73854065">
                <text:p>-96.73854065</text:p>
              </table:table-cell>
              <table:table-cell office:value-type="float" office:value="-97.3079071">
                <text:p>-97.3079071</text:p>
              </table:table-cell>
              <table:table-cell office:value-type="float" office:value="-97.12924194">
                <text:p>-97.12924194</text:p>
              </table:table-cell>
              <table:table-cell office:value-type="float" office:value="-97.58178711">
                <text:p>-97.58178711</text:p>
              </table:table-cell>
              <table:table-cell office:value-type="float" office:value="-97.57453156">
                <text:p>-97.57453156</text:p>
              </table:table-cell>
              <table:table-cell office:value-type="float" office:value="-97.49990845">
                <text:p>-97.49990845</text:p>
              </table:table-cell>
              <table:table-cell office:value-type="float" office:value="-97.14073181">
                <text:p>-97.14073181</text:p>
              </table:table-cell>
              <table:table-cell office:value-type="float" office:value="-96.93618774">
                <text:p>-96.93618774</text:p>
              </table:table-cell>
              <table:table-cell office:value-type="float" office:value="-97.53833771">
                <text:p>-97.53833771</text:p>
              </table:table-cell>
              <table:table-cell office:value-type="float" office:value="-97.20536041">
                <text:p>-97.20536041</text:p>
              </table:table-cell>
              <table:table-cell office:value-type="float" office:value="-97.44257355">
                <text:p>-97.44257355</text:p>
              </table:table-cell>
              <table:table-cell office:value-type="float" office:value="-97.24251556">
                <text:p>-97.24251556</text:p>
              </table:table-cell>
              <table:table-cell office:value-type="float" office:value="-97.45925903">
                <text:p>-97.45925903</text:p>
              </table:table-cell>
              <table:table-cell office:value-type="float" office:value="-97.37379456">
                <text:p>-97.37379456</text:p>
              </table:table-cell>
              <table:table-cell office:value-type="float" office:value="-96.86238098">
                <text:p>-96.86238098</text:p>
              </table:table-cell>
              <table:table-cell office:value-type="float" office:value="-96.87129211">
                <text:p>-96.87129211</text:p>
              </table:table-cell>
              <table:table-cell office:value-type="float" office:value="-97.35020447">
                <text:p>-97.35020447</text:p>
              </table:table-cell>
              <table:table-cell office:value-type="float" office:value="-97.04467773">
                <text:p>-97.04467773</text:p>
              </table:table-cell>
              <table:table-cell office:value-type="float" office:value="-97.82965851">
                <text:p>-97.82965851</text:p>
              </table:table-cell>
              <table:table-cell office:value-type="float" office:value="-97.08114624">
                <text:p>-97.08114624</text:p>
              </table:table-cell>
              <table:table-cell office:value-type="float" office:value="-96.94517517">
                <text:p>-96.94517517</text:p>
              </table:table-cell>
              <table:table-cell office:value-type="float" office:value="-96.94967651">
                <text:p>-96.94967651</text:p>
              </table:table-cell>
              <table:table-cell office:value-type="float" office:value="-97.25648499">
                <text:p>-97.25648499</text:p>
              </table:table-cell>
              <table:table-cell office:value-type="float" office:value="-97.18684387">
                <text:p>-97.18684387</text:p>
              </table:table-cell>
              <table:table-cell office:value-type="float" office:value="-96.84902954">
                <text:p>-96.84902954</text:p>
              </table:table-cell>
              <table:table-cell office:value-type="float" office:value="-97.14073181">
                <text:p>-97.14073181</text:p>
              </table:table-cell>
              <table:table-cell office:value-type="float" office:value="-97.67176819">
                <text:p>-97.67176819</text:p>
              </table:table-cell>
              <table:table-cell office:value-type="float" office:value="-97.32198334">
                <text:p>-97.32198334</text:p>
              </table:table-cell>
              <table:table-cell office:value-type="float" office:value="-96.91823578">
                <text:p>-96.91823578</text:p>
              </table:table-cell>
              <table:table-cell office:value-type="float" office:value="-96.83569336">
                <text:p>-96.83569336</text:p>
              </table:table-cell>
              <table:table-cell office:value-type="float" office:value="-97.04695129">
                <text:p>-97.04695129</text:p>
              </table:table-cell>
              <table:table-cell office:value-type="float" office:value="-97.42354584">
                <text:p>-97.42354584</text:p>
              </table:table-cell>
              <table:table-cell office:value-type="float" office:value="-97.15454102">
                <text:p>-97.15454102</text:p>
              </table:table-cell>
              <table:table-cell office:value-type="float" office:value="-97.15223694">
                <text:p>-97.15223694</text:p>
              </table:table-cell>
              <table:table-cell office:value-type="float" office:value="-97.44496155">
                <text:p>-97.44496155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7.21231842">
                <text:p>-97.21231842</text:p>
              </table:table-cell>
              <table:table-cell office:value-type="float" office:value="-97.34549713">
                <text:p>-97.34549713</text:p>
              </table:table-cell>
              <table:table-cell office:value-type="float" office:value="-97.2798233">
                <text:p>-97.2798233</text:p>
              </table:table-cell>
              <table:table-cell office:value-type="float" office:value="-97.2821579">
                <text:p>-97.2821579</text:p>
              </table:table-cell>
              <table:table-cell office:value-type="float" office:value="-97.49511719">
                <text:p>-97.49511719</text:p>
              </table:table-cell>
              <table:table-cell office:value-type="float" office:value="-97.08799744">
                <text:p>-97.08799744</text:p>
              </table:table-cell>
              <table:table-cell office:value-type="float" office:value="-97.18915558">
                <text:p>-97.18915558</text:p>
              </table:table-cell>
              <table:table-cell office:value-type="float" office:value="-97.26348114">
                <text:p>-97.26348114</text:p>
              </table:table-cell>
              <table:table-cell office:value-type="float" office:value="-97.25415802">
                <text:p>-97.25415802</text:p>
              </table:table-cell>
              <table:table-cell office:value-type="float" office:value="-97.41405487">
                <text:p>-97.41405487</text:p>
              </table:table-cell>
              <table:table-cell office:value-type="float" office:value="-97.09028625">
                <text:p>-97.09028625</text:p>
              </table:table-cell>
              <table:table-cell office:value-type="float" office:value="-97.17760468">
                <text:p>-97.17760468</text:p>
              </table:table-cell>
              <table:table-cell office:value-type="float" office:value="-97.13842773">
                <text:p>-97.13842773</text:p>
              </table:table-cell>
              <table:table-cell office:value-type="float" office:value="-96.70348358">
                <text:p>-96.70348358</text:p>
              </table:table-cell>
              <table:table-cell office:value-type="float" office:value="-97.06061554">
                <text:p>-97.06061554</text:p>
              </table:table-cell>
              <table:table-cell office:value-type="float" office:value="-97.2798233">
                <text:p>-97.2798233</text:p>
              </table:table-cell>
              <table:table-cell office:value-type="float" office:value="-97.13842773">
                <text:p>-97.13842773</text:p>
              </table:table-cell>
              <table:table-cell office:value-type="float" office:value="-96.95417786">
                <text:p>-96.95417786</text:p>
              </table:table-cell>
              <table:table-cell office:value-type="float" office:value="-97.34079742">
                <text:p>-97.34079742</text:p>
              </table:table-cell>
              <table:table-cell office:value-type="float" office:value="-97.66932678">
                <text:p>-97.66932678</text:p>
              </table:table-cell>
              <table:table-cell office:value-type="float" office:value="-97.28449249">
                <text:p>-97.28449249</text:p>
              </table:table-cell>
              <table:table-cell office:value-type="float" office:value="-97.1223526">
                <text:p>-97.1223526</text:p>
              </table:table-cell>
              <table:table-cell office:value-type="float" office:value="-96.77154541">
                <text:p>-96.77154541</text:p>
              </table:table-cell>
              <table:table-cell office:value-type="float" office:value="-97.14073181">
                <text:p>-97.14073181</text:p>
              </table:table-cell>
              <table:table-cell office:value-type="float" office:value="-96.89138031">
                <text:p>-96.89138031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7.11547852">
                <text:p>-97.11547852</text:p>
              </table:table-cell>
              <table:table-cell office:value-type="float" office:value="-97.02650452">
                <text:p>-97.02650452</text:p>
              </table:table-cell>
              <table:table-cell office:value-type="float" office:value="-97.30322266">
                <text:p>-97.30322266</text:p>
              </table:table-cell>
              <table:table-cell office:value-type="float" office:value="-97.14533234">
                <text:p>-97.14533234</text:p>
              </table:table-cell>
              <table:table-cell office:value-type="float" office:value="-97.20767975">
                <text:p>-97.20767975</text:p>
              </table:table-cell>
              <table:table-cell office:value-type="float" office:value="-97.21927643">
                <text:p>-97.21927643</text:p>
              </table:table-cell>
              <table:table-cell office:value-type="float" office:value="-97.20072937">
                <text:p>-97.20072937</text:p>
              </table:table-cell>
              <table:table-cell office:value-type="float" office:value="-96.79582214">
                <text:p>-96.79582214</text:p>
              </table:table-cell>
              <table:table-cell office:value-type="float" office:value="-96.65116119">
                <text:p>-96.65116119</text:p>
              </table:table-cell>
              <table:table-cell office:value-type="float" office:value="-96.59699249">
                <text:p>-96.59699249</text:p>
              </table:table-cell>
              <table:table-cell office:value-type="float" office:value="-97.01743317">
                <text:p>-97.01743317</text:p>
              </table:table-cell>
              <table:table-cell office:value-type="float" office:value="-97.11547852">
                <text:p>-97.11547852</text:p>
              </table:table-cell>
              <table:table-cell office:value-type="float" office:value="-96.81794739">
                <text:p>-96.81794739</text:p>
              </table:table-cell>
              <table:table-cell office:value-type="float" office:value="-97.19378662">
                <text:p>-97.19378662</text:p>
              </table:table-cell>
              <table:table-cell office:value-type="float" office:value="-96.66421509">
                <text:p>-96.66421509</text:p>
              </table:table-cell>
              <table:table-cell office:value-type="float" office:value="-97.6815567">
                <text:p>-97.6815567</text:p>
              </table:table-cell>
              <table:table-cell office:value-type="float" office:value="-97.46641541">
                <text:p>-97.46641541</text:p>
              </table:table-cell>
              <table:table-cell office:value-type="float" office:value="-97.37143707">
                <text:p>-97.37143707</text:p>
              </table:table-cell>
              <table:table-cell office:value-type="float" office:value="-97.08799744">
                <text:p>-97.08799744</text:p>
              </table:table-cell>
              <table:table-cell office:value-type="float" office:value="-97.1660614">
                <text:p>-97.1660614</text:p>
              </table:table-cell>
              <table:table-cell office:value-type="float" office:value="-97.01743317">
                <text:p>-97.01743317</text:p>
              </table:table-cell>
              <table:table-cell office:value-type="float" office:value="-97.20304871">
                <text:p>-97.20304871</text:p>
              </table:table-cell>
              <table:table-cell office:value-type="float" office:value="-97.08342743">
                <text:p>-97.08342743</text:p>
              </table:table-cell>
              <table:table-cell office:value-type="float" office:value="-96.77375031">
                <text:p>-96.77375031</text:p>
              </table:table-cell>
              <table:table-cell office:value-type="float" office:value="-97.49751282">
                <text:p>-97.49751282</text:p>
              </table:table-cell>
              <table:table-cell office:value-type="float" office:value="-97.09257507">
                <text:p>-97.09257507</text:p>
              </table:table-cell>
              <table:table-cell office:value-type="float" office:value="-97.27281189">
                <text:p>-97.27281189</text:p>
              </table:table-cell>
              <table:table-cell office:value-type="float" office:value="-97.41642761">
                <text:p>-97.41642761</text:p>
              </table:table-cell>
              <table:table-cell office:value-type="float" office:value="-96.99704742">
                <text:p>-96.99704742</text:p>
              </table:table-cell>
              <table:table-cell office:value-type="float" office:value="-97.1753006">
                <text:p>-97.1753006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6.90703583">
                <text:p>-96.90703583</text:p>
              </table:table-cell>
              <table:table-cell office:value-type="float" office:value="-97.56969452">
                <text:p>-97.56969452</text:p>
              </table:table-cell>
              <table:table-cell office:value-type="float" office:value="-97.01743317">
                <text:p>-97.01743317</text:p>
              </table:table-cell>
              <table:table-cell office:value-type="float" office:value="-96.84902954">
                <text:p>-96.84902954</text:p>
              </table:table-cell>
              <table:table-cell office:value-type="float" office:value="-96.61645508">
                <text:p>-96.61645508</text:p>
              </table:table-cell>
              <table:table-cell office:value-type="float" office:value="-97.25881195">
                <text:p>-97.25881195</text:p>
              </table:table-cell>
              <table:table-cell office:value-type="float" office:value="-96.49604797">
                <text:p>-96.49604797</text:p>
              </table:table-cell>
              <table:table-cell office:value-type="float" office:value="-97.23786163">
                <text:p>-97.23786163</text:p>
              </table:table-cell>
              <table:table-cell office:value-type="float" office:value="-97.20536041">
                <text:p>-97.20536041</text:p>
              </table:table-cell>
              <table:table-cell office:value-type="float" office:value="-97.66444397">
                <text:p>-97.66444397</text:p>
              </table:table-cell>
              <table:table-cell office:value-type="float" office:value="-97.18222809">
                <text:p>-97.18222809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6.99252319">
                <text:p>-96.99252319</text:p>
              </table:table-cell>
              <table:table-cell office:value-type="float" office:value="-97.44020081">
                <text:p>-97.44020081</text:p>
              </table:table-cell>
              <table:table-cell office:value-type="float" office:value="-96.71224213">
                <text:p>-96.71224213</text:p>
              </table:table-cell>
              <table:table-cell office:value-type="float" office:value="-97.09714508">
                <text:p>-97.09714508</text:p>
              </table:table-cell>
              <table:table-cell office:value-type="float" office:value="-96.62944794">
                <text:p>-96.62944794</text:p>
              </table:table-cell>
              <table:table-cell office:value-type="float" office:value="-96.93618774">
                <text:p>-96.93618774</text:p>
              </table:table-cell>
              <table:table-cell office:value-type="float" office:value="-97.25648499">
                <text:p>-97.25648499</text:p>
              </table:table-cell>
              <table:table-cell office:value-type="float" office:value="-97.65955353">
                <text:p>-97.65955353</text:p>
              </table:table-cell>
              <table:table-cell office:value-type="float" office:value="-96.92945099">
                <text:p>-96.92945099</text:p>
              </table:table-cell>
              <table:table-cell office:value-type="float" office:value="-97.55762482">
                <text:p>-97.55762482</text:p>
              </table:table-cell>
              <table:table-cell office:value-type="float" office:value="-97.61329651">
                <text:p>-97.61329651</text:p>
              </table:table-cell>
              <table:table-cell office:value-type="float" office:value="-97.52391052">
                <text:p>-97.52391052</text:p>
              </table:table-cell>
              <table:table-cell office:value-type="float" office:value="-96.85570526">
                <text:p>-96.85570526</text:p>
              </table:table-cell>
              <table:table-cell office:value-type="float" office:value="-96.79139709">
                <text:p>-96.79139709</text:p>
              </table:table-cell>
              <table:table-cell office:value-type="float" office:value="-97.02877045">
                <text:p>-97.02877045</text:p>
              </table:table-cell>
              <table:table-cell office:value-type="float" office:value="-97.5552063">
                <text:p>-97.5552063</text:p>
              </table:table-cell>
              <table:table-cell office:value-type="float" office:value="-97.04013062">
                <text:p>-97.04013062</text:p>
              </table:table-cell>
              <table:table-cell office:value-type="float" office:value="-97.60601044">
                <text:p>-97.60601044</text:p>
              </table:table-cell>
              <table:table-cell office:value-type="float" office:value="-97.12464905">
                <text:p>-97.12464905</text:p>
              </table:table-cell>
              <table:table-cell office:value-type="float" office:value="-97.34079742">
                <text:p>-97.34079742</text:p>
              </table:table-cell>
              <table:table-cell office:value-type="float" office:value="-96.92720795">
                <text:p>-96.92720795</text:p>
              </table:table-cell>
              <table:table-cell office:value-type="float" office:value="-97.27514648">
                <text:p>-97.27514648</text:p>
              </table:table-cell>
              <table:table-cell office:value-type="float" office:value="-97.45448303">
                <text:p>-97.45448303</text:p>
              </table:table-cell>
              <table:table-cell office:value-type="float" office:value="-96.94068909">
                <text:p>-96.94068909</text:p>
              </table:table-cell>
              <table:table-cell office:value-type="float" office:value="-97.14073181">
                <text:p>-97.14073181</text:p>
              </table:table-cell>
              <table:table-cell office:value-type="float" office:value="-97.11088562">
                <text:p>-97.11088562</text:p>
              </table:table-cell>
              <table:table-cell office:value-type="float" office:value="-97.12924194">
                <text:p>-97.12924194</text:p>
              </table:table-cell>
              <table:table-cell office:value-type="float" office:value="-96.5474472">
                <text:p>-96.5474472</text:p>
              </table:table-cell>
              <table:table-cell office:value-type="float" office:value="-97.06517029">
                <text:p>-97.06517029</text:p>
              </table:table-cell>
              <table:table-cell office:value-type="float" office:value="-97.93232727">
                <text:p>-97.93232727</text:p>
              </table:table-cell>
              <table:table-cell office:value-type="float" office:value="-97.21695709">
                <text:p>-97.21695709</text:p>
              </table:table-cell>
              <table:table-cell office:value-type="float" office:value="-97.60601044">
                <text:p>-97.60601044</text:p>
              </table:table-cell>
              <table:table-cell office:value-type="float" office:value="-96.75173187">
                <text:p>-96.75173187</text:p>
              </table:table-cell>
              <table:table-cell office:value-type="float" office:value="-97.08799744">
                <text:p>-97.08799744</text:p>
              </table:table-cell>
              <table:table-cell office:value-type="float" office:value="-96.93843079">
                <text:p>-96.93843079</text:p>
              </table:table-cell>
              <table:table-cell office:value-type="float" office:value="-97.29385376">
                <text:p>-97.29385376</text:p>
              </table:table-cell>
              <table:table-cell office:value-type="float" office:value="-97.09485626">
                <text:p>-97.09485626</text:p>
              </table:table-cell>
              <table:table-cell office:value-type="float" office:value="-97.19378662">
                <text:p>-97.19378662</text:p>
              </table:table-cell>
              <table:table-cell office:value-type="float" office:value="-96.64029694">
                <text:p>-96.64029694</text:p>
              </table:table-cell>
              <table:table-cell office:value-type="float" office:value="-96.52385712">
                <text:p>-96.52385712</text:p>
              </table:table-cell>
              <table:table-cell office:value-type="float" office:value="-97.37852478">
                <text:p>-97.37852478</text:p>
              </table:table-cell>
              <table:table-cell office:value-type="float" office:value="-96.94742584">
                <text:p>-96.94742584</text:p>
              </table:table-cell>
              <table:table-cell office:value-type="float" office:value="-97.21927643">
                <text:p>-97.21927643</text:p>
              </table:table-cell>
              <table:table-cell office:value-type="float" office:value="-97.04695129">
                <text:p>-97.04695129</text:p>
              </table:table-cell>
              <table:table-cell office:value-type="float" office:value="-96.70348358">
                <text:p>-96.70348358</text:p>
              </table:table-cell>
              <table:table-cell office:value-type="float" office:value="-96.9339447">
                <text:p>-96.9339447</text:p>
              </table:table-cell>
              <table:table-cell office:value-type="float" office:value="-97.63031006">
                <text:p>-97.63031006</text:p>
              </table:table-cell>
              <table:table-cell office:value-type="float" office:value="-97.4116745">
                <text:p>-97.4116745</text:p>
              </table:table-cell>
              <table:table-cell office:value-type="float" office:value="-97.29853058">
                <text:p>-97.29853058</text:p>
              </table:table-cell>
              <table:table-cell office:value-type="float" office:value="-97.17760468">
                <text:p>-97.17760468</text:p>
              </table:table-cell>
              <table:table-cell office:value-type="float" office:value="-96.93618774">
                <text:p>-96.93618774</text:p>
              </table:table-cell>
              <table:table-cell office:value-type="float" office:value="-96.86460876">
                <text:p>-96.86460876</text:p>
              </table:table-cell>
              <table:table-cell office:value-type="float" office:value="-96.87799072">
                <text:p>-96.87799072</text:p>
              </table:table-cell>
              <table:table-cell office:value-type="float" office:value="-96.83569336">
                <text:p>-96.83569336</text:p>
              </table:table-cell>
              <table:table-cell office:value-type="float" office:value="-96.73415375">
                <text:p>-96.73415375</text:p>
              </table:table-cell>
              <table:table-cell office:value-type="float" office:value="-97.31259918">
                <text:p>-97.31259918</text:p>
              </table:table-cell>
              <table:table-cell office:value-type="float" office:value="-97.16375732">
                <text:p>-97.16375732</text:p>
              </table:table-cell>
              <table:table-cell office:value-type="float" office:value="-97.28683472">
                <text:p>-97.28683472</text:p>
              </table:table-cell>
              <table:table-cell office:value-type="float" office:value="-96.84680939">
                <text:p>-96.84680939</text:p>
              </table:table-cell>
              <table:table-cell office:value-type="float" office:value="-96.86460876">
                <text:p>-96.86460876</text:p>
              </table:table-cell>
              <table:table-cell office:value-type="float" office:value="-97.34549713">
                <text:p>-97.34549713</text:p>
              </table:table-cell>
              <table:table-cell office:value-type="float" office:value="-97.01289368">
                <text:p>-97.01289368</text:p>
              </table:table-cell>
              <table:table-cell office:value-type="float" office:value="-96.64029694">
                <text:p>-96.64029694</text:p>
              </table:table-cell>
              <table:table-cell office:value-type="float" office:value="-97.09485626">
                <text:p>-97.09485626</text:p>
              </table:table-cell>
              <table:table-cell office:value-type="float" office:value="-96.91823578">
                <text:p>-96.91823578</text:p>
              </table:table-cell>
              <table:table-cell office:value-type="float" office:value="-96.86683655">
                <text:p>-96.86683655</text:p>
              </table:table-cell>
              <table:table-cell office:value-type="float" office:value="-96.90480042">
                <text:p>-96.90480042</text:p>
              </table:table-cell>
              <table:table-cell office:value-type="float" office:value="-97.44020081">
                <text:p>-97.44020081</text:p>
              </table:table-cell>
              <table:table-cell office:value-type="float" office:value="-97.30556488">
                <text:p>-97.30556488</text:p>
              </table:table-cell>
              <table:table-cell office:value-type="float" office:value="-97.30088043">
                <text:p>-97.30088043</text:p>
              </table:table-cell>
              <table:table-cell office:value-type="float" office:value="-97.07429504">
                <text:p>-97.07429504</text:p>
              </table:table-cell>
              <table:table-cell office:value-type="float" office:value="-96.96994781">
                <text:p>-96.96994781</text:p>
              </table:table-cell>
              <table:table-cell office:value-type="float" office:value="-96.76273346">
                <text:p>-96.76273346</text:p>
              </table:table-cell>
              <table:table-cell office:value-type="float" office:value="-96.45983124">
                <text:p>-96.45983124</text:p>
              </table:table-cell>
              <table:table-cell office:value-type="float" office:value="-96.98348999">
                <text:p>-96.98348999</text:p>
              </table:table-cell>
              <table:table-cell office:value-type="float" office:value="-97.09485626">
                <text:p>-97.09485626</text:p>
              </table:table-cell>
              <table:table-cell office:value-type="float" office:value="-97.53112793">
                <text:p>-97.53112793</text:p>
              </table:table-cell>
              <table:table-cell office:value-type="float" office:value="-97.13842773">
                <text:p>-97.13842773</text:p>
              </table:table-cell>
              <table:table-cell office:value-type="float" office:value="-97.13384247">
                <text:p>-97.13384247</text:p>
              </table:table-cell>
              <table:table-cell office:value-type="float" office:value="-97.02423096">
                <text:p>-97.02423096</text:p>
              </table:table-cell>
              <table:table-cell office:value-type="float" office:value="-96.80909729">
                <text:p>-96.80909729</text:p>
              </table:table-cell>
              <table:table-cell office:value-type="float" office:value="-97.38088989">
                <text:p>-97.38088989</text:p>
              </table:table-cell>
              <table:table-cell office:value-type="float" office:value="-96.96543884">
                <text:p>-96.96543884</text:p>
              </table:table-cell>
              <table:table-cell office:value-type="float" office:value="-96.85570526">
                <text:p>-96.85570526</text:p>
              </table:table-cell>
              <table:table-cell office:value-type="float" office:value="-97.3761673">
                <text:p>-97.3761673</text:p>
              </table:table-cell>
              <table:table-cell office:value-type="float" office:value="-97.30556488">
                <text:p>-97.30556488</text:p>
              </table:table-cell>
              <table:table-cell office:value-type="float" office:value="-97.17067719">
                <text:p>-97.17067719</text:p>
              </table:table-cell>
              <table:table-cell office:value-type="float" office:value="-97.35020447">
                <text:p>-97.35020447</text:p>
              </table:table-cell>
              <table:table-cell office:value-type="float" office:value="-97.07201385">
                <text:p>-97.07201385</text:p>
              </table:table-cell>
              <table:table-cell office:value-type="float" office:value="-97.1269455">
                <text:p>-97.1269455</text:p>
              </table:table-cell>
              <table:table-cell office:value-type="float" office:value="-96.8401413">
                <text:p>-96.8401413</text:p>
              </table:table-cell>
              <table:table-cell office:value-type="float" office:value="-97.40930939">
                <text:p>-97.40930939</text:p>
              </table:table-cell>
              <table:table-cell office:value-type="float" office:value="-97.14303589">
                <text:p>-97.14303589</text:p>
              </table:table-cell>
              <table:table-cell office:value-type="float" office:value="-96.66639709">
                <text:p>-96.66639709</text:p>
              </table:table-cell>
              <table:table-cell office:value-type="float" office:value="-97.24949646">
                <text:p>-97.24949646</text:p>
              </table:table-cell>
              <table:table-cell office:value-type="float" office:value="-97.17991638">
                <text:p>-97.17991638</text:p>
              </table:table-cell>
              <table:table-cell office:value-type="float" office:value="-96.69037628">
                <text:p>-96.69037628</text:p>
              </table:table-cell>
              <table:table-cell office:value-type="float" office:value="-98.36090088">
                <text:p>-98.36090088</text:p>
              </table:table-cell>
              <table:table-cell office:value-type="float" office:value="-96.99478149">
                <text:p>-96.99478149</text:p>
              </table:table-cell>
              <table:table-cell office:value-type="float" office:value="-96.9586792">
                <text:p>-96.9586792</text:p>
              </table:table-cell>
              <table:table-cell office:value-type="float" office:value="-97.06517029">
                <text:p>-97.06517029</text:p>
              </table:table-cell>
              <table:table-cell office:value-type="float" office:value="-97.42592621">
                <text:p>-97.42592621</text:p>
              </table:table-cell>
              <table:table-cell office:value-type="float" office:value="-97.03104401">
                <text:p>-97.03104401</text:p>
              </table:table-cell>
              <table:table-cell office:value-type="float" office:value="-97.18915558">
                <text:p>-97.18915558</text:p>
              </table:table-cell>
              <table:table-cell office:value-type="float" office:value="-96.72537994">
                <text:p>-96.72537994</text:p>
              </table:table-cell>
              <table:table-cell office:value-type="float" office:value="-96.82460022">
                <text:p>-96.82460022</text:p>
              </table:table-cell>
              <table:table-cell office:value-type="float" office:value="-97.10630798">
                <text:p>-97.10630798</text:p>
              </table:table-cell>
              <table:table-cell office:value-type="float" office:value="-96.58835602">
                <text:p>-96.58835602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7.43305969">
                <text:p>-97.43305969</text:p>
              </table:table-cell>
              <table:table-cell office:value-type="float" office:value="-96.43647766">
                <text:p>-96.43647766</text:p>
              </table:table-cell>
              <table:table-cell office:value-type="float" office:value="-97.12464905">
                <text:p>-97.12464905</text:p>
              </table:table-cell>
              <table:table-cell office:value-type="float" office:value="-97.10401154">
                <text:p>-97.10401154</text:p>
              </table:table-cell>
              <table:table-cell office:value-type="float" office:value="-97.31259918">
                <text:p>-97.31259918</text:p>
              </table:table-cell>
              <table:table-cell office:value-type="float" office:value="-97.09257507">
                <text:p>-97.09257507</text:p>
              </table:table-cell>
              <table:table-cell office:value-type="float" office:value="-96.80688477">
                <text:p>-96.80688477</text:p>
              </table:table-cell>
              <table:table-cell office:value-type="float" office:value="-96.94742584">
                <text:p>-96.94742584</text:p>
              </table:table-cell>
              <table:table-cell office:value-type="float" office:value="-96.76493073">
                <text:p>-96.76493073</text:p>
              </table:table-cell>
              <table:table-cell office:value-type="float" office:value="-97.24716949">
                <text:p>-97.24716949</text:p>
              </table:table-cell>
              <table:table-cell office:value-type="float" office:value="-96.59267426">
                <text:p>-96.59267426</text:p>
              </table:table-cell>
              <table:table-cell office:value-type="float" office:value="-96.85570526">
                <text:p>-96.85570526</text:p>
              </table:table-cell>
              <table:table-cell office:value-type="float" office:value="-97.46164703">
                <text:p>-97.46164703</text:p>
              </table:table-cell>
              <table:table-cell office:value-type="float" office:value="-96.94742584">
                <text:p>-96.94742584</text:p>
              </table:table-cell>
              <table:table-cell office:value-type="float" office:value="-96.63378906">
                <text:p>-96.63378906</text:p>
              </table:table-cell>
              <table:table-cell office:value-type="float" office:value="-96.51314545">
                <text:p>-96.51314545</text:p>
              </table:table-cell>
              <table:table-cell office:value-type="float" office:value="-97.20767975">
                <text:p>-97.20767975</text:p>
              </table:table-cell>
              <table:table-cell office:value-type="float" office:value="-97.20536041">
                <text:p>-97.20536041</text:p>
              </table:table-cell>
              <table:table-cell office:value-type="float" office:value="-96.98348999">
                <text:p>-96.98348999</text:p>
              </table:table-cell>
              <table:table-cell office:value-type="float" office:value="-96.9564209">
                <text:p>-96.9564209</text:p>
              </table:table-cell>
              <table:table-cell office:value-type="float" office:value="-96.71881104">
                <text:p>-96.71881104</text:p>
              </table:table-cell>
              <table:table-cell office:value-type="float" office:value="-96.89585876">
                <text:p>-96.89585876</text:p>
              </table:table-cell>
              <table:table-cell office:value-type="float" office:value="-96.64463806">
                <text:p>-96.64463806</text:p>
              </table:table-cell>
              <table:table-cell office:value-type="float" office:value="-97.02877045">
                <text:p>-97.02877045</text:p>
              </table:table-cell>
              <table:table-cell office:value-type="float" office:value="-96.85347748">
                <text:p>-96.85347748</text:p>
              </table:table-cell>
              <table:table-cell office:value-type="float" office:value="-96.83569336">
                <text:p>-96.83569336</text:p>
              </table:table-cell>
              <table:table-cell office:value-type="float" office:value="-97.27047729">
                <text:p>-97.27047729</text:p>
              </table:table-cell>
              <table:table-cell office:value-type="float" office:value="-96.36257172">
                <text:p>-96.36257172</text:p>
              </table:table-cell>
              <table:table-cell office:value-type="float" office:value="-97.09485626">
                <text:p>-97.09485626</text:p>
              </table:table-cell>
              <table:table-cell office:value-type="float" office:value="-96.94293213">
                <text:p>-96.94293213</text:p>
              </table:table-cell>
              <table:table-cell office:value-type="float" office:value="-97.28916931">
                <text:p>-97.28916931</text:p>
              </table:table-cell>
              <table:table-cell office:value-type="float" office:value="-96.92945099">
                <text:p>-96.92945099</text:p>
              </table:table-cell>
              <table:table-cell office:value-type="float" office:value="-96.61862183">
                <text:p>-96.61862183</text:p>
              </table:table-cell>
              <table:table-cell office:value-type="float" office:value="-97.49272156">
                <text:p>-97.49272156</text:p>
              </table:table-cell>
              <table:table-cell office:value-type="float" office:value="-97.35256958">
                <text:p>-97.35256958</text:p>
              </table:table-cell>
              <table:table-cell office:value-type="float" office:value="-97.383255">
                <text:p>-97.383255</text:p>
              </table:table-cell>
              <table:table-cell office:value-type="float" office:value="-97.16837311">
                <text:p>-97.16837311</text:p>
              </table:table-cell>
              <table:table-cell office:value-type="float" office:value="-96.85792542">
                <text:p>-96.85792542</text:p>
              </table:table-cell>
              <table:table-cell office:value-type="float" office:value="-96.96768951">
                <text:p>-96.96768951</text:p>
              </table:table-cell>
              <table:table-cell office:value-type="float" office:value="-97.13153839">
                <text:p>-97.13153839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6.89361572">
                <text:p>-96.89361572</text:p>
              </table:table-cell>
              <table:table-cell office:value-type="float" office:value="-96.902565">
                <text:p>-96.902565</text:p>
              </table:table-cell>
              <table:table-cell office:value-type="float" office:value="-97.05833435">
                <text:p>-97.05833435</text:p>
              </table:table-cell>
              <table:table-cell office:value-type="float" office:value="-96.99252319">
                <text:p>-96.99252319</text:p>
              </table:table-cell>
              <table:table-cell office:value-type="float" office:value="-96.57972717">
                <text:p>-96.57972717</text:p>
              </table:table-cell>
              <table:table-cell office:value-type="float" office:value="-96.93843079">
                <text:p>-96.93843079</text:p>
              </table:table-cell>
              <table:table-cell office:value-type="float" office:value="-97.11547852">
                <text:p>-97.11547852</text:p>
              </table:table-cell>
              <table:table-cell office:value-type="float" office:value="-97.10401154">
                <text:p>-97.10401154</text:p>
              </table:table-cell>
              <table:table-cell office:value-type="float" office:value="-96.7869873">
                <text:p>-96.7869873</text:p>
              </table:table-cell>
              <table:table-cell office:value-type="float" office:value="-96.94517517">
                <text:p>-96.94517517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7.32668304">
                <text:p>-97.32668304</text:p>
              </table:table-cell>
              <table:table-cell office:value-type="float" office:value="-96.55389404">
                <text:p>-96.55389404</text:p>
              </table:table-cell>
              <table:table-cell office:value-type="float" office:value="-97.00157166">
                <text:p>-97.00157166</text:p>
              </table:table-cell>
              <table:table-cell office:value-type="float" office:value="-96.82682037">
                <text:p>-96.82682037</text:p>
              </table:table-cell>
              <table:table-cell office:value-type="float" office:value="-96.79360962">
                <text:p>-96.79360962</text:p>
              </table:table-cell>
              <table:table-cell office:value-type="float" office:value="-97.04923248">
                <text:p>-97.04923248</text:p>
              </table:table-cell>
              <table:table-cell office:value-type="float" office:value="-97.27047729">
                <text:p>-97.27047729</text:p>
              </table:table-cell>
              <table:table-cell office:value-type="float" office:value="-97.01515961">
                <text:p>-97.01515961</text:p>
              </table:table-cell>
              <table:table-cell office:value-type="float" office:value="-97.10401154">
                <text:p>-97.10401154</text:p>
              </table:table-cell>
              <table:table-cell office:value-type="float" office:value="-97.3079071">
                <text:p>-97.3079071</text:p>
              </table:table-cell>
              <table:table-cell office:value-type="float" office:value="-97.04240417">
                <text:p>-97.04240417</text:p>
              </table:table-cell>
              <table:table-cell office:value-type="float" office:value="-96.89138031">
                <text:p>-96.89138031</text:p>
              </table:table-cell>
              <table:table-cell office:value-type="float" office:value="-97.25881195">
                <text:p>-97.25881195</text:p>
              </table:table-cell>
              <table:table-cell office:value-type="float" office:value="-96.82682037">
                <text:p>-96.82682037</text:p>
              </table:table-cell>
              <table:table-cell office:value-type="float" office:value="-96.8735199">
                <text:p>-96.8735199</text:p>
              </table:table-cell>
              <table:table-cell office:value-type="float" office:value="-97.44257355">
                <text:p>-97.44257355</text:p>
              </table:table-cell>
              <table:table-cell office:value-type="float" office:value="-96.85347748">
                <text:p>-96.85347748</text:p>
              </table:table-cell>
              <table:table-cell office:value-type="float" office:value="-96.98348999">
                <text:p>-96.98348999</text:p>
              </table:table-cell>
              <table:table-cell office:value-type="float" office:value="-96.80909729">
                <text:p>-96.80909729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7.31964111">
                <text:p>-97.31964111</text:p>
              </table:table-cell>
              <table:table-cell office:value-type="float" office:value="-97.51190186">
                <text:p>-97.51190186</text:p>
              </table:table-cell>
              <table:table-cell office:value-type="float" office:value="-96.56249237">
                <text:p>-96.56249237</text:p>
              </table:table-cell>
              <table:table-cell office:value-type="float" office:value="-97.09944153">
                <text:p>-97.09944153</text:p>
              </table:table-cell>
              <table:table-cell office:value-type="float" office:value="-97.0628891">
                <text:p>-97.0628891</text:p>
              </table:table-cell>
              <table:table-cell office:value-type="float" office:value="-97.08114624">
                <text:p>-97.08114624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7.26815033">
                <text:p>-97.26815033</text:p>
              </table:table-cell>
              <table:table-cell office:value-type="float" office:value="-96.63378906">
                <text:p>-96.63378906</text:p>
              </table:table-cell>
              <table:table-cell office:value-type="float" office:value="-96.81351471">
                <text:p>-96.81351471</text:p>
              </table:table-cell>
              <table:table-cell office:value-type="float" office:value="-97.06061554">
                <text:p>-97.06061554</text:p>
              </table:table-cell>
              <table:table-cell office:value-type="float" office:value="-97.01062775">
                <text:p>-97.01062775</text:p>
              </table:table-cell>
              <table:table-cell office:value-type="float" office:value="-96.85124969">
                <text:p>-96.85124969</text:p>
              </table:table-cell>
              <table:table-cell office:value-type="float" office:value="-96.97670746">
                <text:p>-96.97670746</text:p>
              </table:table-cell>
              <table:table-cell office:value-type="float" office:value="-97.27281189">
                <text:p>-97.27281189</text:p>
              </table:table-cell>
              <table:table-cell office:value-type="float" office:value="-97.12924194">
                <text:p>-97.12924194</text:p>
              </table:table-cell>
              <table:table-cell office:value-type="float" office:value="-97.01289368">
                <text:p>-97.01289368</text:p>
              </table:table-cell>
              <table:table-cell office:value-type="float" office:value="-97.25881195">
                <text:p>-97.25881195</text:p>
              </table:table-cell>
              <table:table-cell office:value-type="float" office:value="-97.21463776">
                <text:p>-97.21463776</text:p>
              </table:table-cell>
              <table:table-cell office:value-type="float" office:value="-97.2821579">
                <text:p>-97.2821579</text:p>
              </table:table-cell>
              <table:table-cell office:value-type="float" office:value="-96.40261078">
                <text:p>-96.40261078</text:p>
              </table:table-cell>
              <table:table-cell office:value-type="float" office:value="-96.96768951">
                <text:p>-96.96768951</text:p>
              </table:table-cell>
              <table:table-cell office:value-type="float" office:value="-97.03104401">
                <text:p>-97.03104401</text:p>
              </table:table-cell>
              <table:table-cell office:value-type="float" office:value="-96.79139709">
                <text:p>-96.79139709</text:p>
              </table:table-cell>
              <table:table-cell office:value-type="float" office:value="-96.92720795">
                <text:p>-96.92720795</text:p>
              </table:table-cell>
              <table:table-cell office:value-type="float" office:value="-97.21231842">
                <text:p>-97.21231842</text:p>
              </table:table-cell>
              <table:table-cell office:value-type="float" office:value="-97.03330994">
                <text:p>-97.03330994</text:p>
              </table:table-cell>
              <table:table-cell office:value-type="float" office:value="-96.98574829">
                <text:p>-96.98574829</text:p>
              </table:table-cell>
              <table:table-cell office:value-type="float" office:value="-97.07657623">
                <text:p>-97.07657623</text:p>
              </table:table-cell>
              <table:table-cell office:value-type="float" office:value="-96.87129211">
                <text:p>-96.87129211</text:p>
              </table:table-cell>
              <table:table-cell office:value-type="float" office:value="-97.00157166">
                <text:p>-97.00157166</text:p>
              </table:table-cell>
              <table:table-cell office:value-type="float" office:value="-96.99026489">
                <text:p>-96.99026489</text:p>
              </table:table-cell>
              <table:table-cell office:value-type="float" office:value="-96.86906433">
                <text:p>-96.86906433</text:p>
              </table:table-cell>
              <table:table-cell office:value-type="float" office:value="-96.62944794">
                <text:p>-96.62944794</text:p>
              </table:table-cell>
              <table:table-cell office:value-type="float" office:value="-96.82682037">
                <text:p>-96.82682037</text:p>
              </table:table-cell>
              <table:table-cell office:value-type="float" office:value="-97.35964203">
                <text:p>-97.35964203</text:p>
              </table:table-cell>
              <table:table-cell office:value-type="float" office:value="-97.03559113">
                <text:p>-97.03559113</text:p>
              </table:table-cell>
              <table:table-cell office:value-type="float" office:value="-97.1085968">
                <text:p>-97.1085968</text:p>
              </table:table-cell>
              <table:table-cell office:value-type="float" office:value="-96.8891449">
                <text:p>-96.8891449</text:p>
              </table:table-cell>
              <table:table-cell office:value-type="float" office:value="-96.71224213">
                <text:p>-96.71224213</text:p>
              </table:table-cell>
              <table:table-cell office:value-type="float" office:value="-96.66639709">
                <text:p>-96.66639709</text:p>
              </table:table-cell>
              <table:table-cell office:value-type="float" office:value="-97.01969147">
                <text:p>-97.01969147</text:p>
              </table:table-cell>
              <table:table-cell office:value-type="float" office:value="-97.3950882">
                <text:p>-97.3950882</text:p>
              </table:table-cell>
              <table:table-cell office:value-type="float" office:value="-97.09028625">
                <text:p>-97.09028625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6.74732971">
                <text:p>-96.74732971</text:p>
              </table:table-cell>
              <table:table-cell office:value-type="float" office:value="-97.37852478">
                <text:p>-97.37852478</text:p>
              </table:table-cell>
              <table:table-cell office:value-type="float" office:value="-97.26114655">
                <text:p>-97.26114655</text:p>
              </table:table-cell>
              <table:table-cell office:value-type="float" office:value="-96.97445679">
                <text:p>-96.97445679</text:p>
              </table:table-cell>
              <table:table-cell office:value-type="float" office:value="-97.18684387">
                <text:p>-97.18684387</text:p>
              </table:table-cell>
              <table:table-cell office:value-type="float" office:value="-97.16146088">
                <text:p>-97.16146088</text:p>
              </table:table-cell>
              <table:table-cell office:value-type="float" office:value="-96.85570526">
                <text:p>-96.85570526</text:p>
              </table:table-cell>
              <table:table-cell office:value-type="float" office:value="-96.79139709">
                <text:p>-96.79139709</text:p>
              </table:table-cell>
              <table:table-cell office:value-type="float" office:value="-97.04013062">
                <text:p>-97.04013062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7.29619598">
                <text:p>-97.29619598</text:p>
              </table:table-cell>
              <table:table-cell office:value-type="float" office:value="-96.96092987">
                <text:p>-96.96092987</text:p>
              </table:table-cell>
              <table:table-cell office:value-type="float" office:value="-96.91600037">
                <text:p>-96.91600037</text:p>
              </table:table-cell>
              <table:table-cell office:value-type="float" office:value="-97.20536041">
                <text:p>-97.20536041</text:p>
              </table:table-cell>
              <table:table-cell office:value-type="float" office:value="-97.14533234">
                <text:p>-97.14533234</text:p>
              </table:table-cell>
              <table:table-cell office:value-type="float" office:value="-96.7869873">
                <text:p>-96.7869873</text:p>
              </table:table-cell>
              <table:table-cell office:value-type="float" office:value="-96.55175018">
                <text:p>-96.55175018</text:p>
              </table:table-cell>
              <table:table-cell office:value-type="float" office:value="-96.67728424">
                <text:p>-96.67728424</text:p>
              </table:table-cell>
              <table:table-cell office:value-type="float" office:value="-96.62944794">
                <text:p>-96.62944794</text:p>
              </table:table-cell>
              <table:table-cell office:value-type="float" office:value="-97.1660614">
                <text:p>-97.1660614</text:p>
              </table:table-cell>
              <table:table-cell office:value-type="float" office:value="-97.23088837">
                <text:p>-97.23088837</text:p>
              </table:table-cell>
              <table:table-cell office:value-type="float" office:value="-97.01062775">
                <text:p>-97.01062775</text:p>
              </table:table-cell>
              <table:table-cell office:value-type="float" office:value="-97.67910004">
                <text:p>-97.67910004</text:p>
              </table:table-cell>
              <table:table-cell office:value-type="float" office:value="-96.67292786">
                <text:p>-96.67292786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6.96092987">
                <text:p>-96.96092987</text:p>
              </table:table-cell>
              <table:table-cell office:value-type="float" office:value="-97.43543243">
                <text:p>-97.43543243</text:p>
              </table:table-cell>
              <table:table-cell office:value-type="float" office:value="-97.00610352">
                <text:p>-97.00610352</text:p>
              </table:table-cell>
              <table:table-cell office:value-type="float" office:value="-96.91823578">
                <text:p>-96.91823578</text:p>
              </table:table-cell>
              <table:table-cell office:value-type="float" office:value="-97.1085968">
                <text:p>-97.1085968</text:p>
              </table:table-cell>
              <table:table-cell office:value-type="float" office:value="-96.93843079">
                <text:p>-96.93843079</text:p>
              </table:table-cell>
              <table:table-cell office:value-type="float" office:value="-97.33138275">
                <text:p>-97.33138275</text:p>
              </table:table-cell>
              <table:table-cell office:value-type="float" office:value="-96.80023956">
                <text:p>-96.80023956</text:p>
              </table:table-cell>
              <table:table-cell office:value-type="float" office:value="-97.40219116">
                <text:p>-97.40219116</text:p>
              </table:table-cell>
              <table:table-cell office:value-type="float" office:value="-97.17760468">
                <text:p>-97.17760468</text:p>
              </table:table-cell>
              <table:table-cell office:value-type="float" office:value="-97.23088837">
                <text:p>-97.23088837</text:p>
              </table:table-cell>
              <table:table-cell office:value-type="float" office:value="-96.93843079">
                <text:p>-96.93843079</text:p>
              </table:table-cell>
              <table:table-cell office:value-type="float" office:value="-97.03330994">
                <text:p>-97.03330994</text:p>
              </table:table-cell>
              <table:table-cell office:value-type="float" office:value="-97.04923248">
                <text:p>-97.04923248</text:p>
              </table:table-cell>
              <table:table-cell office:value-type="float" office:value="-96.31224823">
                <text:p>-96.31224823</text:p>
              </table:table-cell>
              <table:table-cell office:value-type="float" office:value="-97.40219116">
                <text:p>-97.40219116</text:p>
              </table:table-cell>
              <table:table-cell office:value-type="float" office:value="-96.8891449">
                <text:p>-96.8891449</text:p>
              </table:table-cell>
              <table:table-cell office:value-type="float" office:value="-96.79582214">
                <text:p>-96.79582214</text:p>
              </table:table-cell>
              <table:table-cell office:value-type="float" office:value="-97.39271545">
                <text:p>-97.39271545</text:p>
              </table:table-cell>
              <table:table-cell office:value-type="float" office:value="-97.59388733">
                <text:p>-97.59388733</text:p>
              </table:table-cell>
              <table:table-cell office:value-type="float" office:value="-97.27514648">
                <text:p>-97.27514648</text:p>
              </table:table-cell>
              <table:table-cell office:value-type="float" office:value="-96.71661377">
                <text:p>-96.71661377</text:p>
              </table:table-cell>
              <table:table-cell office:value-type="float" office:value="-96.7869873">
                <text:p>-96.7869873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6.94967651">
                <text:p>-96.94967651</text:p>
              </table:table-cell>
              <table:table-cell office:value-type="float" office:value="-96.97220612">
                <text:p>-96.97220612</text:p>
              </table:table-cell>
              <table:table-cell office:value-type="float" office:value="-96.71443176">
                <text:p>-96.71443176</text:p>
              </table:table-cell>
              <table:table-cell office:value-type="float" office:value="-97.20999908">
                <text:p>-97.20999908</text:p>
              </table:table-cell>
              <table:table-cell office:value-type="float" office:value="-97.34314728">
                <text:p>-97.34314728</text:p>
              </table:table-cell>
              <table:table-cell office:value-type="float" office:value="-97.15454102">
                <text:p>-97.15454102</text:p>
              </table:table-cell>
              <table:table-cell office:value-type="float" office:value="-97.0628891">
                <text:p>-97.0628891</text:p>
              </table:table-cell>
              <table:table-cell office:value-type="float" office:value="-96.87799072">
                <text:p>-96.87799072</text:p>
              </table:table-cell>
              <table:table-cell office:value-type="float" office:value="-96.74514008">
                <text:p>-96.74514008</text:p>
              </table:table-cell>
              <table:table-cell office:value-type="float" office:value="-96.64898682">
                <text:p>-96.64898682</text:p>
              </table:table-cell>
              <table:table-cell office:value-type="float" office:value="-97.34079742">
                <text:p>-97.34079742</text:p>
              </table:table-cell>
              <table:table-cell office:value-type="float" office:value="-97.06061554">
                <text:p>-97.06061554</text:p>
              </table:table-cell>
              <table:table-cell office:value-type="float" office:value="-96.64247131">
                <text:p>-96.64247131</text:p>
              </table:table-cell>
              <table:table-cell office:value-type="float" office:value="-97.21231842">
                <text:p>-97.21231842</text:p>
              </table:table-cell>
              <table:table-cell office:value-type="float" office:value="-96.48538208">
                <text:p>-96.48538208</text:p>
              </table:table-cell>
              <table:table-cell office:value-type="float" office:value="-96.98799896">
                <text:p>-96.98799896</text:p>
              </table:table-cell>
              <table:table-cell office:value-type="float" office:value="-97.47597504">
                <text:p>-97.47597504</text:p>
              </table:table-cell>
              <table:table-cell office:value-type="float" office:value="-96.85124969">
                <text:p>-96.85124969</text:p>
              </table:table-cell>
              <table:table-cell office:value-type="float" office:value="-96.51314545">
                <text:p>-96.51314545</text:p>
              </table:table-cell>
              <table:table-cell office:value-type="float" office:value="-97.27748108">
                <text:p>-97.27748108</text:p>
              </table:table-cell>
              <table:table-cell office:value-type="float" office:value="-96.60779572">
                <text:p>-96.60779572</text:p>
              </table:table-cell>
              <table:table-cell office:value-type="float" office:value="-96.68601227">
                <text:p>-96.68601227</text:p>
              </table:table-cell>
              <table:table-cell office:value-type="float" office:value="-96.69911194">
                <text:p>-96.69911194</text:p>
              </table:table-cell>
              <table:table-cell office:value-type="float" office:value="-97.00610352">
                <text:p>-97.00610352</text:p>
              </table:table-cell>
              <table:table-cell office:value-type="float" office:value="-96.90703583">
                <text:p>-96.90703583</text:p>
              </table:table-cell>
              <table:table-cell office:value-type="float" office:value="-96.34996033">
                <text:p>-96.34996033</text:p>
              </table:table-cell>
              <table:table-cell office:value-type="float" office:value="-96.8735199">
                <text:p>-96.8735199</text:p>
              </table:table-cell>
              <table:table-cell office:value-type="float" office:value="-97.3290329">
                <text:p>-97.3290329</text:p>
              </table:table-cell>
              <table:table-cell office:value-type="float" office:value="-97.08342743">
                <text:p>-97.08342743</text:p>
              </table:table-cell>
              <table:table-cell office:value-type="float" office:value="-96.71443176">
                <text:p>-96.71443176</text:p>
              </table:table-cell>
              <table:table-cell office:value-type="float" office:value="-96.80688477">
                <text:p>-96.80688477</text:p>
              </table:table-cell>
              <table:table-cell office:value-type="float" office:value="-97.11776733">
                <text:p>-97.11776733</text:p>
              </table:table-cell>
              <table:table-cell office:value-type="float" office:value="-96.12612152">
                <text:p>-96.12612152</text:p>
              </table:table-cell>
              <table:table-cell office:value-type="float" office:value="-97.34549713">
                <text:p>-97.34549713</text:p>
              </table:table-cell>
              <table:table-cell office:value-type="float" office:value="-97.09257507">
                <text:p>-97.09257507</text:p>
              </table:table-cell>
              <table:table-cell office:value-type="float" office:value="-96.83791351">
                <text:p>-96.83791351</text:p>
              </table:table-cell>
              <table:table-cell office:value-type="float" office:value="-96.8891449">
                <text:p>-96.8891449</text:p>
              </table:table-cell>
              <table:table-cell office:value-type="float" office:value="-97.17991638">
                <text:p>-97.17991638</text:p>
              </table:table-cell>
              <table:table-cell office:value-type="float" office:value="-96.92945099">
                <text:p>-96.92945099</text:p>
              </table:table-cell>
              <table:table-cell office:value-type="float" office:value="-96.90703583">
                <text:p>-96.90703583</text:p>
              </table:table-cell>
              <table:table-cell office:value-type="float" office:value="-96.98122406">
                <text:p>-96.98122406</text:p>
              </table:table-cell>
              <table:table-cell office:value-type="float" office:value="-96.76273346">
                <text:p>-96.76273346</text:p>
              </table:table-cell>
              <table:table-cell office:value-type="float" office:value="-96.83791351">
                <text:p>-96.83791351</text:p>
              </table:table-cell>
              <table:table-cell office:value-type="float" office:value="-97.54797363">
                <text:p>-97.54797363</text:p>
              </table:table-cell>
              <table:table-cell office:value-type="float" office:value="-96.82460022">
                <text:p>-96.82460022</text:p>
              </table:table-cell>
              <table:table-cell office:value-type="float" office:value="-96.59915161">
                <text:p>-96.59915161</text:p>
              </table:table-cell>
              <table:table-cell office:value-type="float" office:value="-96.87799072">
                <text:p>-96.87799072</text:p>
              </table:table-cell>
              <table:table-cell office:value-type="float" office:value="-97.12464905">
                <text:p>-97.12464905</text:p>
              </table:table-cell>
              <table:table-cell office:value-type="float" office:value="-96.78919983">
                <text:p>-96.78919983</text:p>
              </table:table-cell>
              <table:table-cell office:value-type="float" office:value="-97.28449249">
                <text:p>-97.28449249</text:p>
              </table:table-cell>
              <table:table-cell office:value-type="float" office:value="-97.42592621">
                <text:p>-97.42592621</text:p>
              </table:table-cell>
              <table:table-cell office:value-type="float" office:value="-97.08799744">
                <text:p>-97.08799744</text:p>
              </table:table-cell>
              <table:table-cell office:value-type="float" office:value="-96.80467224">
                <text:p>-96.80467224</text:p>
              </table:table-cell>
              <table:table-cell office:value-type="float" office:value="-96.98348999">
                <text:p>-96.98348999</text:p>
              </table:table-cell>
              <table:table-cell office:value-type="float" office:value="-96.5302887">
                <text:p>-96.5302887</text:p>
              </table:table-cell>
              <table:table-cell office:value-type="float" office:value="-96.66203308">
                <text:p>-96.66203308</text:p>
              </table:table-cell>
              <table:table-cell office:value-type="float" office:value="-96.86683655">
                <text:p>-96.86683655</text:p>
              </table:table-cell>
              <table:table-cell office:value-type="float" office:value="-96.95192719">
                <text:p>-96.95192719</text:p>
              </table:table-cell>
              <table:table-cell office:value-type="float" office:value="-97.28916931">
                <text:p>-97.28916931</text:p>
              </table:table-cell>
              <table:table-cell office:value-type="float" office:value="-96.8445816">
                <text:p>-96.8445816</text:p>
              </table:table-cell>
              <table:table-cell office:value-type="float" office:value="-96.75173187">
                <text:p>-96.75173187</text:p>
              </table:table-cell>
              <table:table-cell office:value-type="float" office:value="-96.66203308">
                <text:p>-96.66203308</text:p>
              </table:table-cell>
              <table:table-cell office:value-type="float" office:value="-97.13613129">
                <text:p>-97.13613129</text:p>
              </table:table-cell>
              <table:table-cell office:value-type="float" office:value="-96.66203308">
                <text:p>-96.66203308</text:p>
              </table:table-cell>
              <table:table-cell office:value-type="float" office:value="-96.99704742">
                <text:p>-96.99704742</text:p>
              </table:table-cell>
              <table:table-cell office:value-type="float" office:value="-97.13842773">
                <text:p>-97.13842773</text:p>
              </table:table-cell>
              <table:table-cell office:value-type="float" office:value="-96.76273346">
                <text:p>-96.76273346</text:p>
              </table:table-cell>
              <table:table-cell office:value-type="float" office:value="-96.86683655">
                <text:p>-96.86683655</text:p>
              </table:table-cell>
              <table:table-cell office:value-type="float" office:value="-96.6056366">
                <text:p>-96.6056366</text:p>
              </table:table-cell>
              <table:table-cell office:value-type="float" office:value="-97.3761673">
                <text:p>-97.3761673</text:p>
              </table:table-cell>
              <table:table-cell office:value-type="float" office:value="-97.18453217">
                <text:p>-97.18453217</text:p>
              </table:table-cell>
              <table:table-cell office:value-type="float" office:value="-97.16375732">
                <text:p>-97.16375732</text:p>
              </table:table-cell>
              <table:table-cell office:value-type="float" office:value="-97.23088837">
                <text:p>-97.23088837</text:p>
              </table:table-cell>
              <table:table-cell office:value-type="float" office:value="-96.56249237">
                <text:p>-96.56249237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7.27281189">
                <text:p>-97.27281189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7.91220093">
                <text:p>-97.91220093</text:p>
              </table:table-cell>
              <table:table-cell office:value-type="float" office:value="-96.3688736">
                <text:p>-96.3688736</text:p>
              </table:table-cell>
              <table:table-cell office:value-type="float" office:value="-96.82460022">
                <text:p>-96.82460022</text:p>
              </table:table-cell>
              <table:table-cell office:value-type="float" office:value="-97.30322266">
                <text:p>-97.30322266</text:p>
              </table:table-cell>
              <table:table-cell office:value-type="float" office:value="-97.15223694">
                <text:p>-97.15223694</text:p>
              </table:table-cell>
              <table:table-cell office:value-type="float" office:value="-96.3815155">
                <text:p>-96.3815155</text:p>
              </table:table-cell>
              <table:table-cell office:value-type="float" office:value="-96.96092987">
                <text:p>-96.96092987</text:p>
              </table:table-cell>
              <table:table-cell office:value-type="float" office:value="-97.49272156">
                <text:p>-97.49272156</text:p>
              </table:table-cell>
              <table:table-cell office:value-type="float" office:value="-97.20072937">
                <text:p>-97.20072937</text:p>
              </table:table-cell>
              <table:table-cell office:value-type="float" office:value="-96.33108521">
                <text:p>-96.33108521</text:p>
              </table:table-cell>
              <table:table-cell office:value-type="float" office:value="-96.8445816">
                <text:p>-96.8445816</text:p>
              </table:table-cell>
              <table:table-cell office:value-type="float" office:value="-96.85570526">
                <text:p>-96.85570526</text:p>
              </table:table-cell>
              <table:table-cell office:value-type="float" office:value="-96.63596344">
                <text:p>-96.63596344</text:p>
              </table:table-cell>
              <table:table-cell office:value-type="float" office:value="-97.34549713">
                <text:p>-97.34549713</text:p>
              </table:table-cell>
              <table:table-cell office:value-type="float" office:value="-96.902565">
                <text:p>-96.902565</text:p>
              </table:table-cell>
              <table:table-cell office:value-type="float" office:value="-97.06745911">
                <text:p>-97.06745911</text:p>
              </table:table-cell>
              <table:table-cell office:value-type="float" office:value="-97.28916931">
                <text:p>-97.28916931</text:p>
              </table:table-cell>
              <table:table-cell office:value-type="float" office:value="-96.9564209">
                <text:p>-96.9564209</text:p>
              </table:table-cell>
              <table:table-cell office:value-type="float" office:value="-96.16713715">
                <text:p>-96.16713715</text:p>
              </table:table-cell>
              <table:table-cell office:value-type="float" office:value="-96.50887299">
                <text:p>-96.50887299</text:p>
              </table:table-cell>
              <table:table-cell office:value-type="float" office:value="-96.72757721">
                <text:p>-96.72757721</text:p>
              </table:table-cell>
              <table:table-cell office:value-type="float" office:value="-97.3290329">
                <text:p>-97.3290329</text:p>
              </table:table-cell>
              <table:table-cell office:value-type="float" office:value="-96.57326508">
                <text:p>-96.57326508</text:p>
              </table:table-cell>
              <table:table-cell office:value-type="float" office:value="-97.28449249">
                <text:p>-97.28449249</text:p>
              </table:table-cell>
              <table:table-cell office:value-type="float" office:value="-97.10401154">
                <text:p>-97.10401154</text:p>
              </table:table-cell>
              <table:table-cell office:value-type="float" office:value="-96.8445816">
                <text:p>-96.8445816</text:p>
              </table:table-cell>
              <table:table-cell office:value-type="float" office:value="-97.04013062">
                <text:p>-97.04013062</text:p>
              </table:table-cell>
              <table:table-cell office:value-type="float" office:value="-96.68164062">
                <text:p>-96.68164062</text:p>
              </table:table-cell>
              <table:table-cell office:value-type="float" office:value="-96.66421509">
                <text:p>-96.66421509</text:p>
              </table:table-cell>
              <table:table-cell office:value-type="float" office:value="-97.11776733">
                <text:p>-97.11776733</text:p>
              </table:table-cell>
              <table:table-cell office:value-type="float" office:value="-96.58188629">
                <text:p>-96.58188629</text:p>
              </table:table-cell>
              <table:table-cell office:value-type="float" office:value="-96.92720795">
                <text:p>-96.92720795</text:p>
              </table:table-cell>
              <table:table-cell office:value-type="float" office:value="-96.44921112">
                <text:p>-96.44921112</text:p>
              </table:table-cell>
              <table:table-cell office:value-type="float" office:value="-96.43011475">
                <text:p>-96.43011475</text:p>
              </table:table-cell>
              <table:table-cell office:value-type="float" office:value="-96.72757721">
                <text:p>-96.72757721</text:p>
              </table:table-cell>
              <table:table-cell office:value-type="float" office:value="-97.14993286">
                <text:p>-97.14993286</text:p>
              </table:table-cell>
              <table:table-cell office:value-type="float" office:value="-96.50887299">
                <text:p>-96.50887299</text:p>
              </table:table-cell>
              <table:table-cell office:value-type="float" office:value="-97.01743317">
                <text:p>-97.01743317</text:p>
              </table:table-cell>
              <table:table-cell office:value-type="float" office:value="-96.7583313">
                <text:p>-96.7583313</text:p>
              </table:table-cell>
              <table:table-cell office:value-type="float" office:value="-96.99704742">
                <text:p>-96.99704742</text:p>
              </table:table-cell>
              <table:table-cell office:value-type="float" office:value="-97.01743317">
                <text:p>-97.01743317</text:p>
              </table:table-cell>
              <table:table-cell office:value-type="float" office:value="-97.05833435">
                <text:p>-97.05833435</text:p>
              </table:table-cell>
              <table:table-cell office:value-type="float" office:value="-97.11776733">
                <text:p>-97.11776733</text:p>
              </table:table-cell>
              <table:table-cell office:value-type="float" office:value="-97.19841766">
                <text:p>-97.19841766</text:p>
              </table:table-cell>
              <table:table-cell office:value-type="float" office:value="-97.04923248">
                <text:p>-97.04923248</text:p>
              </table:table-cell>
              <table:table-cell office:value-type="float" office:value="-96.51314545">
                <text:p>-96.51314545</text:p>
              </table:table-cell>
              <table:table-cell office:value-type="float" office:value="-97.51430511">
                <text:p>-97.51430511</text:p>
              </table:table-cell>
              <table:table-cell office:value-type="float" office:value="-96.89138031">
                <text:p>-96.89138031</text:p>
              </table:table-cell>
              <table:table-cell office:value-type="float" office:value="-97.03330994">
                <text:p>-97.03330994</text:p>
              </table:table-cell>
              <table:table-cell office:value-type="float" office:value="-97.27514648">
                <text:p>-97.27514648</text:p>
              </table:table-cell>
              <table:table-cell office:value-type="float" office:value="-97.26815033">
                <text:p>-97.26815033</text:p>
              </table:table-cell>
              <table:table-cell office:value-type="float" office:value="-97.05606079">
                <text:p>-97.05606079</text:p>
              </table:table-cell>
              <table:table-cell office:value-type="float" office:value="-97.00383759">
                <text:p>-97.00383759</text:p>
              </table:table-cell>
              <table:table-cell office:value-type="float" office:value="-97.35256958">
                <text:p>-97.35256958</text:p>
              </table:table-cell>
              <table:table-cell office:value-type="float" office:value="-96.88021851">
                <text:p>-96.88021851</text:p>
              </table:table-cell>
              <table:table-cell office:value-type="float" office:value="-96.76493073">
                <text:p>-96.76493073</text:p>
              </table:table-cell>
              <table:table-cell office:value-type="float" office:value="-96.39839172">
                <text:p>-96.39839172</text:p>
              </table:table-cell>
              <table:table-cell office:value-type="float" office:value="-97.17991638">
                <text:p>-97.17991638</text:p>
              </table:table-cell>
              <table:table-cell office:value-type="float" office:value="-96.92945099">
                <text:p>-96.92945099</text:p>
              </table:table-cell>
              <table:table-cell office:value-type="float" office:value="-96.4258728">
                <text:p>-96.4258728</text:p>
              </table:table-cell>
              <table:table-cell office:value-type="float" office:value="-97.02877045">
                <text:p>-97.02877045</text:p>
              </table:table-cell>
              <table:table-cell office:value-type="float" office:value="-96.8401413">
                <text:p>-96.8401413</text:p>
              </table:table-cell>
              <table:table-cell office:value-type="float" office:value="-97.02877045">
                <text:p>-97.02877045</text:p>
              </table:table-cell>
              <table:table-cell office:value-type="float" office:value="-96.8891449">
                <text:p>-96.8891449</text:p>
              </table:table-cell>
              <table:table-cell office:value-type="float" office:value="-96.92945099">
                <text:p>-96.92945099</text:p>
              </table:table-cell>
              <table:table-cell office:value-type="float" office:value="-96.60995483">
                <text:p>-96.60995483</text:p>
              </table:table-cell>
              <table:table-cell office:value-type="float" office:value="-96.8735199">
                <text:p>-96.8735199</text:p>
              </table:table-cell>
              <table:table-cell office:value-type="float" office:value="-97.21231842">
                <text:p>-97.21231842</text:p>
              </table:table-cell>
              <table:table-cell office:value-type="float" office:value="-96.6598587">
                <text:p>-96.6598587</text:p>
              </table:table-cell>
              <table:table-cell office:value-type="float" office:value="-96.74294281">
                <text:p>-96.74294281</text:p>
              </table:table-cell>
              <table:table-cell office:value-type="float" office:value="-96.73635101">
                <text:p>-96.73635101</text:p>
              </table:table-cell>
              <table:table-cell office:value-type="float" office:value="-96.7561264">
                <text:p>-96.7561264</text:p>
              </table:table-cell>
              <table:table-cell office:value-type="float" office:value="-96.77375031">
                <text:p>-96.77375031</text:p>
              </table:table-cell>
              <table:table-cell office:value-type="float" office:value="-96.77815247">
                <text:p>-96.77815247</text:p>
              </table:table-cell>
              <table:table-cell office:value-type="float" office:value="-97.41405487">
                <text:p>-97.41405487</text:p>
              </table:table-cell>
              <table:table-cell office:value-type="float" office:value="-97.38562012">
                <text:p>-97.38562012</text:p>
              </table:table-cell>
              <table:table-cell office:value-type="float" office:value="-96.80023956">
                <text:p>-96.80023956</text:p>
              </table:table-cell>
              <table:table-cell office:value-type="float" office:value="-96.58835602">
                <text:p>-96.58835602</text:p>
              </table:table-cell>
              <table:table-cell office:value-type="float" office:value="-96.70348358">
                <text:p>-96.70348358</text:p>
              </table:table-cell>
              <table:table-cell office:value-type="float" office:value="-96.86238098">
                <text:p>-96.86238098</text:p>
              </table:table-cell>
              <table:table-cell office:value-type="float" office:value="-96.88244629">
                <text:p>-96.88244629</text:p>
              </table:table-cell>
              <table:table-cell office:value-type="float" office:value="-97.34314728">
                <text:p>-97.34314728</text:p>
              </table:table-cell>
              <table:table-cell office:value-type="float" office:value="-96.71004486">
                <text:p>-96.71004486</text:p>
              </table:table-cell>
              <table:table-cell office:value-type="float" office:value="-97.11776733">
                <text:p>-97.11776733</text:p>
              </table:table-cell>
              <table:table-cell office:value-type="float" office:value="-97.04013062">
                <text:p>-97.04013062</text:p>
              </table:table-cell>
              <table:table-cell office:value-type="float" office:value="-96.69255829">
                <text:p>-96.69255829</text:p>
              </table:table-cell>
              <table:table-cell office:value-type="float" office:value="-96.95417786">
                <text:p>-96.95417786</text:p>
              </table:table-cell>
              <table:table-cell office:value-type="float" office:value="-96.80467224">
                <text:p>-96.80467224</text:p>
              </table:table-cell>
              <table:table-cell office:value-type="float" office:value="-97.14762878">
                <text:p>-97.14762878</text:p>
              </table:table-cell>
              <table:table-cell office:value-type="float" office:value="-96.89138031">
                <text:p>-96.89138031</text:p>
              </table:table-cell>
              <table:table-cell office:value-type="float" office:value="-97.04240417">
                <text:p>-97.04240417</text:p>
              </table:table-cell>
              <table:table-cell office:value-type="float" office:value="-97.15684509">
                <text:p>-97.15684509</text:p>
              </table:table-cell>
              <table:table-cell office:value-type="float" office:value="-97.26581573">
                <text:p>-97.26581573</text:p>
              </table:table-cell>
              <table:table-cell office:value-type="float" office:value="-97.40692902">
                <text:p>-97.40692902</text:p>
              </table:table-cell>
              <table:table-cell office:value-type="float" office:value="-97.44020081">
                <text:p>-97.44020081</text:p>
              </table:table-cell>
              <table:table-cell office:value-type="float" office:value="-96.61428833">
                <text:p>-96.61428833</text:p>
              </table:table-cell>
              <table:table-cell office:value-type="float" office:value="-97.03104401">
                <text:p>-97.03104401</text:p>
              </table:table-cell>
              <table:table-cell office:value-type="float" office:value="-97.29151917">
                <text:p>-97.29151917</text:p>
              </table:table-cell>
              <table:table-cell office:value-type="float" office:value="-96.82682037">
                <text:p>-96.82682037</text:p>
              </table:table-cell>
              <table:table-cell office:value-type="float" office:value="-96.44284058">
                <text:p>-96.44284058</text:p>
              </table:table-cell>
              <table:table-cell office:value-type="float" office:value="-96.74294281">
                <text:p>-96.74294281</text:p>
              </table:table-cell>
              <table:table-cell office:value-type="float" office:value="-97.01969147">
                <text:p>-97.01969147</text:p>
              </table:table-cell>
              <table:table-cell office:value-type="float" office:value="-96.62078094">
                <text:p>-96.62078094</text:p>
              </table:table-cell>
              <table:table-cell office:value-type="float" office:value="-97.01515961">
                <text:p>-97.01515961</text:p>
              </table:table-cell>
              <table:table-cell office:value-type="float" office:value="-96.73635101">
                <text:p>-96.73635101</text:p>
              </table:table-cell>
              <table:table-cell office:value-type="float" office:value="-96.92272949">
                <text:p>-96.92272949</text:p>
              </table:table-cell>
              <table:table-cell office:value-type="float" office:value="-97.0628891">
                <text:p>-97.0628891</text:p>
              </table:table-cell>
              <table:table-cell office:value-type="float" office:value="-97.10630798">
                <text:p>-97.10630798</text:p>
              </table:table-cell>
              <table:table-cell office:value-type="float" office:value="-96.86906433">
                <text:p>-96.86906433</text:p>
              </table:table-cell>
              <table:table-cell office:value-type="float" office:value="-97.34314728">
                <text:p>-97.34314728</text:p>
              </table:table-cell>
              <table:table-cell office:value-type="float" office:value="-96.94293213">
                <text:p>-96.94293213</text:p>
              </table:table-cell>
              <table:table-cell office:value-type="float" office:value="-97.19609833">
                <text:p>-97.19609833</text:p>
              </table:table-cell>
              <table:table-cell office:value-type="float" office:value="-97.44257355">
                <text:p>-97.44257355</text:p>
              </table:table-cell>
              <table:table-cell office:value-type="float" office:value="-97.383255">
                <text:p>-97.383255</text:p>
              </table:table-cell>
              <table:table-cell office:value-type="float" office:value="-96.97670746">
                <text:p>-96.97670746</text:p>
              </table:table-cell>
              <table:table-cell office:value-type="float" office:value="-96.46195984">
                <text:p>-96.46195984</text:p>
              </table:table-cell>
              <table:table-cell office:value-type="float" office:value="-97.09944153">
                <text:p>-97.09944153</text:p>
              </table:table-cell>
              <table:table-cell office:value-type="float" office:value="-97.13842773">
                <text:p>-97.13842773</text:p>
              </table:table-cell>
              <table:table-cell office:value-type="float" office:value="-96.72977448">
                <text:p>-96.72977448</text:p>
              </table:table-cell>
              <table:table-cell office:value-type="float" office:value="-96.85347748">
                <text:p>-96.85347748</text:p>
              </table:table-cell>
              <table:table-cell office:value-type="float" office:value="-96.72537994">
                <text:p>-96.72537994</text:p>
              </table:table-cell>
              <table:table-cell office:value-type="float" office:value="-96.72319031">
                <text:p>-96.72319031</text:p>
              </table:table-cell>
              <table:table-cell office:value-type="float" office:value="-96.54959869">
                <text:p>-96.54959869</text:p>
              </table:table-cell>
              <table:table-cell office:value-type="float" office:value="-96.902565">
                <text:p>-96.902565</text:p>
              </table:table-cell>
              <table:table-cell office:value-type="float" office:value="-96.86238098">
                <text:p>-96.86238098</text:p>
              </table:table-cell>
              <table:table-cell office:value-type="float" office:value="-96.47686005">
                <text:p>-96.47686005</text:p>
              </table:table-cell>
              <table:table-cell office:value-type="float" office:value="-96.55175018">
                <text:p>-96.55175018</text:p>
              </table:table-cell>
              <table:table-cell office:value-type="float" office:value="-96.96994781">
                <text:p>-96.96994781</text:p>
              </table:table-cell>
              <table:table-cell office:value-type="float" office:value="-96.76052856">
                <text:p>-96.76052856</text:p>
              </table:table-cell>
              <table:table-cell office:value-type="float" office:value="-96.30180359">
                <text:p>-96.30180359</text:p>
              </table:table-cell>
              <table:table-cell office:value-type="float" office:value="-96.81351471">
                <text:p>-96.81351471</text:p>
              </table:table-cell>
              <table:table-cell office:value-type="float" office:value="-97.12924194">
                <text:p>-97.12924194</text:p>
              </table:table-cell>
              <table:table-cell office:value-type="float" office:value="-97.01969147">
                <text:p>-97.01969147</text:p>
              </table:table-cell>
              <table:table-cell office:value-type="float" office:value="-97.12924194">
                <text:p>-97.12924194</text:p>
              </table:table-cell>
              <table:table-cell office:value-type="float" office:value="-96.66203308">
                <text:p>-96.66203308</text:p>
              </table:table-cell>
              <table:table-cell office:value-type="float" office:value="-97.4116745">
                <text:p>-97.4116745</text:p>
              </table:table-cell>
              <table:table-cell office:value-type="float" office:value="-96.9339447">
                <text:p>-96.9339447</text:p>
              </table:table-cell>
              <table:table-cell office:value-type="float" office:value="-96.72757721">
                <text:p>-96.72757721</text:p>
              </table:table-cell>
              <table:table-cell office:value-type="float" office:value="-96.58835602">
                <text:p>-96.58835602</text:p>
              </table:table-cell>
              <table:table-cell office:value-type="float" office:value="-96.88691711">
                <text:p>-96.88691711</text:p>
              </table:table-cell>
              <table:table-cell office:value-type="float" office:value="-96.42375946">
                <text:p>-96.42375946</text:p>
              </table:table-cell>
              <table:table-cell office:value-type="float" office:value="-96.8891449">
                <text:p>-96.8891449</text:p>
              </table:table-cell>
              <table:table-cell office:value-type="float" office:value="-96.90032959">
                <text:p>-96.90032959</text:p>
              </table:table-cell>
              <table:table-cell office:value-type="float" office:value="-97.07429504">
                <text:p>-97.07429504</text:p>
              </table:table-cell>
              <table:table-cell office:value-type="float" office:value="-96.98122406">
                <text:p>-96.98122406</text:p>
              </table:table-cell>
              <table:table-cell office:value-type="float" office:value="-96.60346985">
                <text:p>-96.60346985</text:p>
              </table:table-cell>
              <table:table-cell office:value-type="float" office:value="-96.59699249">
                <text:p>-96.59699249</text:p>
              </table:table-cell>
              <table:table-cell office:value-type="float" office:value="-97.1085968">
                <text:p>-97.1085968</text:p>
              </table:table-cell>
              <table:table-cell office:value-type="float" office:value="-96.44921112">
                <text:p>-96.44921112</text:p>
              </table:table-cell>
              <table:table-cell office:value-type="float" office:value="-96.30807495">
                <text:p>-96.30807495</text:p>
              </table:table-cell>
              <table:table-cell office:value-type="float" office:value="-97.08342743">
                <text:p>-97.08342743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6.93618774">
                <text:p>-96.93618774</text:p>
              </table:table-cell>
              <table:table-cell office:value-type="float" office:value="-96.99252319">
                <text:p>-96.99252319</text:p>
              </table:table-cell>
              <table:table-cell office:value-type="float" office:value="-96.93170166">
                <text:p>-96.93170166</text:p>
              </table:table-cell>
              <table:table-cell office:value-type="float" office:value="-97.07886505">
                <text:p>-97.07886505</text:p>
              </table:table-cell>
              <table:table-cell office:value-type="float" office:value="-96.45983124">
                <text:p>-96.45983124</text:p>
              </table:table-cell>
              <table:table-cell office:value-type="float" office:value="-96.7583313">
                <text:p>-96.7583313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7.18453217">
                <text:p>-97.18453217</text:p>
              </table:table-cell>
              <table:table-cell office:value-type="float" office:value="-97.58178711">
                <text:p>-97.58178711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6.46195984">
                <text:p>-96.46195984</text:p>
              </table:table-cell>
              <table:table-cell office:value-type="float" office:value="-97.02196503">
                <text:p>-97.02196503</text:p>
              </table:table-cell>
              <table:table-cell office:value-type="float" office:value="-96.94967651">
                <text:p>-96.94967651</text:p>
              </table:table-cell>
              <table:table-cell office:value-type="float" office:value="-97.27281189">
                <text:p>-97.27281189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6.69911194">
                <text:p>-96.69911194</text:p>
              </table:table-cell>
              <table:table-cell office:value-type="float" office:value="-97.12005615">
                <text:p>-97.12005615</text:p>
              </table:table-cell>
              <table:table-cell office:value-type="float" office:value="-96.85124969">
                <text:p>-96.85124969</text:p>
              </table:table-cell>
              <table:table-cell office:value-type="float" office:value="-96.80245209">
                <text:p>-96.80245209</text:p>
              </table:table-cell>
              <table:table-cell office:value-type="float" office:value="-96.78256989">
                <text:p>-96.78256989</text:p>
              </table:table-cell>
              <table:table-cell office:value-type="float" office:value="-97.24716949">
                <text:p>-97.24716949</text:p>
              </table:table-cell>
              <table:table-cell office:value-type="float" office:value="-97.11318207">
                <text:p>-97.11318207</text:p>
              </table:table-cell>
              <table:table-cell office:value-type="float" office:value="-96.55389404">
                <text:p>-96.55389404</text:p>
              </table:table-cell>
              <table:table-cell office:value-type="float" office:value="-96.44284058">
                <text:p>-96.44284058</text:p>
              </table:table-cell>
              <table:table-cell office:value-type="float" office:value="-97.07886505">
                <text:p>-97.07886505</text:p>
              </table:table-cell>
              <table:table-cell office:value-type="float" office:value="-96.8401413">
                <text:p>-96.8401413</text:p>
              </table:table-cell>
              <table:table-cell office:value-type="float" office:value="-97.00610352">
                <text:p>-97.00610352</text:p>
              </table:table-cell>
              <table:table-cell office:value-type="float" office:value="-97.0628891">
                <text:p>-97.0628891</text:p>
              </table:table-cell>
              <table:table-cell office:value-type="float" office:value="-96.85792542">
                <text:p>-96.85792542</text:p>
              </table:table-cell>
              <table:table-cell office:value-type="float" office:value="-97.31259918">
                <text:p>-97.31259918</text:p>
              </table:table-cell>
              <table:table-cell office:value-type="float" office:value="-96.46195984">
                <text:p>-96.46195984</text:p>
              </table:table-cell>
              <table:table-cell office:value-type="float" office:value="-97.27281189">
                <text:p>-97.27281189</text:p>
              </table:table-cell>
              <table:table-cell office:value-type="float" office:value="-97.29385376">
                <text:p>-97.29385376</text:p>
              </table:table-cell>
              <table:table-cell office:value-type="float" office:value="-97.39271545">
                <text:p>-97.39271545</text:p>
              </table:table-cell>
              <table:table-cell office:value-type="float" office:value="-96.84902954">
                <text:p>-96.84902954</text:p>
              </table:table-cell>
              <table:table-cell office:value-type="float" office:value="-97.57695007">
                <text:p>-97.57695007</text:p>
              </table:table-cell>
              <table:table-cell office:value-type="float" office:value="-97.27047729">
                <text:p>-97.27047729</text:p>
              </table:table-cell>
              <table:table-cell office:value-type="float" office:value="-97.05150604">
                <text:p>-97.05150604</text:p>
              </table:table-cell>
              <table:table-cell office:value-type="float" office:value="-96.73854065">
                <text:p>-96.73854065</text:p>
              </table:table-cell>
              <table:table-cell office:value-type="float" office:value="-96.92720795">
                <text:p>-96.92720795</text:p>
              </table:table-cell>
              <table:table-cell office:value-type="float" office:value="-96.71224213">
                <text:p>-96.71224213</text:p>
              </table:table-cell>
              <table:table-cell office:value-type="float" office:value="-96.71881104">
                <text:p>-96.71881104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7.00383759">
                <text:p>-97.00383759</text:p>
              </table:table-cell>
              <table:table-cell office:value-type="float" office:value="-96.7869873">
                <text:p>-96.7869873</text:p>
              </table:table-cell>
              <table:table-cell office:value-type="float" office:value="-96.69474792">
                <text:p>-96.69474792</text:p>
              </table:table-cell>
              <table:table-cell office:value-type="float" office:value="-96.84902954">
                <text:p>-96.84902954</text:p>
              </table:table-cell>
              <table:table-cell office:value-type="float" office:value="-97.32668304">
                <text:p>-97.32668304</text:p>
              </table:table-cell>
              <table:table-cell office:value-type="float" office:value="-96.94068909">
                <text:p>-96.94068909</text:p>
              </table:table-cell>
              <table:table-cell office:value-type="float" office:value="-97.02650452">
                <text:p>-97.02650452</text:p>
              </table:table-cell>
              <table:table-cell office:value-type="float" office:value="-96.98574829">
                <text:p>-96.98574829</text:p>
              </table:table-cell>
              <table:table-cell office:value-type="float" office:value="-96.94967651">
                <text:p>-96.94967651</text:p>
              </table:table-cell>
              <table:table-cell office:value-type="float" office:value="-96.902565">
                <text:p>-96.902565</text:p>
              </table:table-cell>
              <table:table-cell office:value-type="float" office:value="-97.41405487">
                <text:p>-97.41405487</text:p>
              </table:table-cell>
              <table:table-cell office:value-type="float" office:value="-97.02650452">
                <text:p>-97.02650452</text:p>
              </table:table-cell>
              <table:table-cell office:value-type="float" office:value="-96.49391937">
                <text:p>-96.49391937</text:p>
              </table:table-cell>
              <table:table-cell office:value-type="float" office:value="-97.06745911">
                <text:p>-97.06745911</text:p>
              </table:table-cell>
              <table:table-cell office:value-type="float" office:value="-96.85347748">
                <text:p>-96.85347748</text:p>
              </table:table-cell>
              <table:table-cell office:value-type="float" office:value="-97.25415802">
                <text:p>-97.25415802</text:p>
              </table:table-cell>
              <table:table-cell office:value-type="float" office:value="-96.41106415">
                <text:p>-96.41106415</text:p>
              </table:table-cell>
              <table:table-cell office:value-type="float" office:value="-96.79803467">
                <text:p>-96.79803467</text:p>
              </table:table-cell>
              <table:table-cell office:value-type="float" office:value="-97.06745911">
                <text:p>-97.06745911</text:p>
              </table:table-cell>
              <table:table-cell office:value-type="float" office:value="-96.82460022">
                <text:p>-96.82460022</text:p>
              </table:table-cell>
              <table:table-cell office:value-type="float" office:value="-97.35256958">
                <text:p>-97.35256958</text:p>
              </table:table-cell>
              <table:table-cell office:value-type="float" office:value="-97.19147491">
                <text:p>-97.19147491</text:p>
              </table:table-cell>
              <table:table-cell office:value-type="float" office:value="-96.85124969">
                <text:p>-96.85124969</text:p>
              </table:table-cell>
              <table:table-cell office:value-type="float" office:value="-96.64898682">
                <text:p>-96.64898682</text:p>
              </table:table-cell>
              <table:table-cell office:value-type="float" office:value="-97.11547852">
                <text:p>-97.11547852</text:p>
              </table:table-cell>
              <table:table-cell office:value-type="float" office:value="-97.09714508">
                <text:p>-97.09714508</text:p>
              </table:table-cell>
              <table:table-cell office:value-type="float" office:value="-96.77375031">
                <text:p>-96.77375031</text:p>
              </table:table-cell>
              <table:table-cell office:value-type="float" office:value="-96.61645508">
                <text:p>-96.61645508</text:p>
              </table:table-cell>
              <table:table-cell office:value-type="float" office:value="-96.89361572">
                <text:p>-96.89361572</text:p>
              </table:table-cell>
              <table:table-cell office:value-type="float" office:value="-96.53671265">
                <text:p>-96.53671265</text:p>
              </table:table-cell>
              <table:table-cell office:value-type="float" office:value="-96.98122406">
                <text:p>-96.98122406</text:p>
              </table:table-cell>
              <table:table-cell office:value-type="float" office:value="-96.53671265">
                <text:p>-96.53671265</text:p>
              </table:table-cell>
              <table:table-cell office:value-type="float" office:value="-96.58188629">
                <text:p>-96.58188629</text:p>
              </table:table-cell>
              <table:table-cell office:value-type="float" office:value="-97.07657623">
                <text:p>-97.07657623</text:p>
              </table:table-cell>
              <table:table-cell office:value-type="float" office:value="-96.89361572">
                <text:p>-96.89361572</text:p>
              </table:table-cell>
              <table:table-cell office:value-type="float" office:value="-96.42799377">
                <text:p>-96.42799377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7.07201385">
                <text:p>-97.07201385</text:p>
              </table:table-cell>
              <table:table-cell office:value-type="float" office:value="-96.46195984">
                <text:p>-96.46195984</text:p>
              </table:table-cell>
              <table:table-cell office:value-type="float" office:value="-96.70567322">
                <text:p>-96.70567322</text:p>
              </table:table-cell>
              <table:table-cell office:value-type="float" office:value="-97.53353119">
                <text:p>-97.53353119</text:p>
              </table:table-cell>
              <table:table-cell office:value-type="float" office:value="-96.75392914">
                <text:p>-96.75392914</text:p>
              </table:table-cell>
              <table:table-cell office:value-type="float" office:value="-96.98799896">
                <text:p>-96.98799896</text:p>
              </table:table-cell>
              <table:table-cell office:value-type="float" office:value="-97.33609009">
                <text:p>-97.33609009</text:p>
              </table:table-cell>
              <table:table-cell office:value-type="float" office:value="-96.81130219">
                <text:p>-96.81130219</text:p>
              </table:table-cell>
              <table:table-cell office:value-type="float" office:value="-96.95417786">
                <text:p>-96.95417786</text:p>
              </table:table-cell>
              <table:table-cell office:value-type="float" office:value="-97.30088043">
                <text:p>-97.30088043</text:p>
              </table:table-cell>
              <table:table-cell office:value-type="float" office:value="-96.41317749">
                <text:p>-96.41317749</text:p>
              </table:table-cell>
              <table:table-cell office:value-type="float" office:value="-96.89585876">
                <text:p>-96.89585876</text:p>
              </table:table-cell>
              <table:table-cell office:value-type="float" office:value="-97.26348114">
                <text:p>-97.26348114</text:p>
              </table:table-cell>
              <table:table-cell office:value-type="float" office:value="-96.45983124">
                <text:p>-96.45983124</text:p>
              </table:table-cell>
              <table:table-cell office:value-type="float" office:value="-96.96092987">
                <text:p>-96.96092987</text:p>
              </table:table-cell>
              <table:table-cell office:value-type="float" office:value="-96.64247131">
                <text:p>-96.64247131</text:p>
              </table:table-cell>
              <table:table-cell office:value-type="float" office:value="-96.64029694">
                <text:p>-96.64029694</text:p>
              </table:table-cell>
              <table:table-cell office:value-type="float" office:value="-96.52599335">
                <text:p>-96.52599335</text:p>
              </table:table-cell>
              <table:table-cell office:value-type="float" office:value="-97.31025696">
                <text:p>-97.31025696</text:p>
              </table:table-cell>
              <table:table-cell office:value-type="float" office:value="-97.03104401">
                <text:p>-97.03104401</text:p>
              </table:table-cell>
              <table:table-cell office:value-type="float" office:value="-96.9249649">
                <text:p>-96.9249649</text:p>
              </table:table-cell>
              <table:table-cell office:value-type="float" office:value="-96.89585876">
                <text:p>-96.89585876</text:p>
              </table:table-cell>
              <table:table-cell office:value-type="float" office:value="-96.60995483">
                <text:p>-96.60995483</text:p>
              </table:table-cell>
              <table:table-cell office:value-type="float" office:value="-97.02423096">
                <text:p>-97.02423096</text:p>
              </table:table-cell>
              <table:table-cell office:value-type="float" office:value="-97.06517029">
                <text:p>-97.06517029</text:p>
              </table:table-cell>
              <table:table-cell office:value-type="float" office:value="-96.98122406">
                <text:p>-96.98122406</text:p>
              </table:table-cell>
              <table:table-cell office:value-type="float" office:value="-96.8401413">
                <text:p>-96.8401413</text:p>
              </table:table-cell>
              <table:table-cell office:value-type="float" office:value="-96.8601532">
                <text:p>-96.8601532</text:p>
              </table:table-cell>
              <table:table-cell office:value-type="float" office:value="-97.14303589">
                <text:p>-97.14303589</text:p>
              </table:table-cell>
              <table:table-cell office:value-type="float" office:value="-96.52599335">
                <text:p>-96.52599335</text:p>
              </table:table-cell>
              <table:table-cell office:value-type="float" office:value="-97.08571625">
                <text:p>-97.08571625</text:p>
              </table:table-cell>
              <table:table-cell office:value-type="float" office:value="-96.99252319">
                <text:p>-96.99252319</text:p>
              </table:table-cell>
              <table:table-cell office:value-type="float" office:value="-96.65768433">
                <text:p>-96.65768433</text:p>
              </table:table-cell>
              <table:table-cell office:value-type="float" office:value="-97.2332077">
                <text:p>-97.2332077</text:p>
              </table:table-cell>
              <table:table-cell office:value-type="float" office:value="-96.79139709">
                <text:p>-96.79139709</text:p>
              </table:table-cell>
              <table:table-cell office:value-type="float" office:value="-96.61645508">
                <text:p>-96.61645508</text:p>
              </table:table-cell>
              <table:table-cell office:value-type="float" office:value="-96.73854065">
                <text:p>-96.73854065</text:p>
              </table:table-cell>
              <table:table-cell office:value-type="float" office:value="-97.35727692">
                <text:p>-97.35727692</text:p>
              </table:table-cell>
              <table:table-cell office:value-type="float" office:value="-96.76052856">
                <text:p>-96.76052856</text:p>
              </table:table-cell>
              <table:table-cell office:value-type="float" office:value="-97.15223694">
                <text:p>-97.15223694</text:p>
              </table:table-cell>
              <table:table-cell office:value-type="float" office:value="-97.05833435">
                <text:p>-97.05833435</text:p>
              </table:table-cell>
              <table:table-cell office:value-type="float" office:value="-96.71661377">
                <text:p>-96.71661377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7.11776733">
                <text:p>-97.11776733</text:p>
              </table:table-cell>
              <table:table-cell office:value-type="float" office:value="-97.08114624">
                <text:p>-97.08114624</text:p>
              </table:table-cell>
              <table:table-cell office:value-type="float" office:value="-96.3815155">
                <text:p>-96.3815155</text:p>
              </table:table-cell>
              <table:table-cell office:value-type="float" office:value="-96.46834564">
                <text:p>-96.46834564</text:p>
              </table:table-cell>
              <table:table-cell office:value-type="float" office:value="-97.22624207">
                <text:p>-97.22624207</text:p>
              </table:table-cell>
              <table:table-cell office:value-type="float" office:value="-96.78478241">
                <text:p>-96.78478241</text:p>
              </table:table-cell>
              <table:table-cell office:value-type="float" office:value="-96.70348358">
                <text:p>-96.70348358</text:p>
              </table:table-cell>
              <table:table-cell office:value-type="float" office:value="-96.85792542">
                <text:p>-96.85792542</text:p>
              </table:table-cell>
              <table:table-cell office:value-type="float" office:value="-96.70130157">
                <text:p>-96.70130157</text:p>
              </table:table-cell>
              <table:table-cell office:value-type="float" office:value="-96.76934052">
                <text:p>-96.76934052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7.3290329">
                <text:p>-97.3290329</text:p>
              </table:table-cell>
              <table:table-cell office:value-type="float" office:value="-97.13613129">
                <text:p>-97.13613129</text:p>
              </table:table-cell>
              <table:table-cell office:value-type="float" office:value="-96.49178314">
                <text:p>-96.49178314</text:p>
              </table:table-cell>
              <table:table-cell office:value-type="float" office:value="-96.69911194">
                <text:p>-96.69911194</text:p>
              </table:table-cell>
              <table:table-cell office:value-type="float" office:value="-96.57541656">
                <text:p>-96.57541656</text:p>
              </table:table-cell>
              <table:table-cell office:value-type="float" office:value="-96.91823578">
                <text:p>-96.91823578</text:p>
              </table:table-cell>
              <table:table-cell office:value-type="float" office:value="-96.79139709">
                <text:p>-96.79139709</text:p>
              </table:table-cell>
              <table:table-cell office:value-type="float" office:value="-97.53594208">
                <text:p>-97.53594208</text:p>
              </table:table-cell>
              <table:table-cell office:value-type="float" office:value="-97.27514648">
                <text:p>-97.27514648</text:p>
              </table:table-cell>
              <table:table-cell office:value-type="float" office:value="-97.38562012">
                <text:p>-97.38562012</text:p>
              </table:table-cell>
              <table:table-cell office:value-type="float" office:value="-97.43067932">
                <text:p>-97.43067932</text:p>
              </table:table-cell>
              <table:table-cell office:value-type="float" office:value="-97.12924194">
                <text:p>-97.12924194</text:p>
              </table:table-cell>
              <table:table-cell office:value-type="float" office:value="-96.68601227">
                <text:p>-96.68601227</text:p>
              </table:table-cell>
              <table:table-cell office:value-type="float" office:value="-96.62728882">
                <text:p>-96.62728882</text:p>
              </table:table-cell>
              <table:table-cell office:value-type="float" office:value="-97.16146088">
                <text:p>-97.16146088</text:p>
              </table:table-cell>
              <table:table-cell office:value-type="float" office:value="-96.58835602">
                <text:p>-96.58835602</text:p>
              </table:table-cell>
              <table:table-cell office:value-type="float" office:value="-96.62078094">
                <text:p>-96.62078094</text:p>
              </table:table-cell>
              <table:table-cell office:value-type="float" office:value="-97.14533234">
                <text:p>-97.14533234</text:p>
              </table:table-cell>
              <table:table-cell office:value-type="float" office:value="-97.21695709">
                <text:p>-97.21695709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6.83347321">
                <text:p>-96.83347321</text:p>
              </table:table-cell>
              <table:table-cell office:value-type="float" office:value="-96.96994781">
                <text:p>-96.96994781</text:p>
              </table:table-cell>
              <table:table-cell office:value-type="float" office:value="-96.96092987">
                <text:p>-96.96092987</text:p>
              </table:table-cell>
              <table:table-cell office:value-type="float" office:value="-97.32668304">
                <text:p>-97.32668304</text:p>
              </table:table-cell>
              <table:table-cell office:value-type="float" office:value="-96.58188629">
                <text:p>-96.58188629</text:p>
              </table:table-cell>
              <table:table-cell office:value-type="float" office:value="-96.66639709">
                <text:p>-96.66639709</text:p>
              </table:table-cell>
              <table:table-cell office:value-type="float" office:value="-96.66857147">
                <text:p>-96.66857147</text:p>
              </table:table-cell>
              <table:table-cell office:value-type="float" office:value="-97.05833435">
                <text:p>-97.05833435</text:p>
              </table:table-cell>
              <table:table-cell office:value-type="float" office:value="-96.42799377">
                <text:p>-96.42799377</text:p>
              </table:table-cell>
              <table:table-cell office:value-type="float" office:value="-96.75173187">
                <text:p>-96.75173187</text:p>
              </table:table-cell>
              <table:table-cell office:value-type="float" office:value="-96.90927124">
                <text:p>-96.90927124</text:p>
              </table:table-cell>
              <table:table-cell office:value-type="float" office:value="-97.03104401">
                <text:p>-97.03104401</text:p>
              </table:table-cell>
              <table:table-cell office:value-type="float" office:value="-97.21927643">
                <text:p>-97.21927643</text:p>
              </table:table-cell>
              <table:table-cell office:value-type="float" office:value="-97.24716949">
                <text:p>-97.24716949</text:p>
              </table:table-cell>
              <table:table-cell office:value-type="float" office:value="-96.82016754">
                <text:p>-96.82016754</text:p>
              </table:table-cell>
              <table:table-cell office:value-type="float" office:value="-97.03330994">
                <text:p>-97.03330994</text:p>
              </table:table-cell>
              <table:table-cell office:value-type="float" office:value="-97.25648499">
                <text:p>-97.25648499</text:p>
              </table:table-cell>
              <table:table-cell office:value-type="float" office:value="-97.50469971">
                <text:p>-97.50469971</text:p>
              </table:table-cell>
              <table:table-cell office:value-type="float" office:value="-97.33138275">
                <text:p>-97.33138275</text:p>
              </table:table-cell>
              <table:table-cell office:value-type="float" office:value="-96.96092987">
                <text:p>-96.96092987</text:p>
              </table:table-cell>
              <table:table-cell office:value-type="float" office:value="-97.39745331">
                <text:p>-97.39745331</text:p>
              </table:table-cell>
              <table:table-cell office:value-type="float" office:value="-96.60346985">
                <text:p>-96.60346985</text:p>
              </table:table-cell>
              <table:table-cell office:value-type="float" office:value="-97.20999908">
                <text:p>-97.20999908</text:p>
              </table:table-cell>
              <table:table-cell office:value-type="float" office:value="-96.71443176">
                <text:p>-96.71443176</text:p>
              </table:table-cell>
              <table:table-cell office:value-type="float" office:value="-97.34549713">
                <text:p>-97.34549713</text:p>
              </table:table-cell>
              <table:table-cell office:value-type="float" office:value="-97.2821579">
                <text:p>-97.2821579</text:p>
              </table:table-cell>
              <table:table-cell office:value-type="float" office:value="-97.09714508">
                <text:p>-97.09714508</text:p>
              </table:table-cell>
              <table:table-cell office:value-type="float" office:value="-97.04923248">
                <text:p>-97.04923248</text:p>
              </table:table-cell>
              <table:table-cell office:value-type="float" office:value="-96.89138031">
                <text:p>-96.89138031</text:p>
              </table:table-cell>
              <table:table-cell office:value-type="float" office:value="-96.3688736">
                <text:p>-96.3688736</text:p>
              </table:table-cell>
              <table:table-cell office:value-type="float" office:value="-97.25881195">
                <text:p>-97.25881195</text:p>
              </table:table-cell>
              <table:table-cell office:value-type="float" office:value="-96.81130219">
                <text:p>-96.81130219</text:p>
              </table:table-cell>
              <table:table-cell office:value-type="float" office:value="-96.49178314">
                <text:p>-96.49178314</text:p>
              </table:table-cell>
              <table:table-cell office:value-type="float" office:value="-96.85347748">
                <text:p>-96.85347748</text:p>
              </table:table-cell>
              <table:table-cell office:value-type="float" office:value="-96.94742584">
                <text:p>-96.94742584</text:p>
              </table:table-cell>
              <table:table-cell office:value-type="float" office:value="-96.85792542">
                <text:p>-96.85792542</text:p>
              </table:table-cell>
              <table:table-cell office:value-type="float" office:value="-96.8735199">
                <text:p>-96.8735199</text:p>
              </table:table-cell>
              <table:table-cell office:value-type="float" office:value="-96.28303528">
                <text:p>-96.28303528</text:p>
              </table:table-cell>
              <table:table-cell office:value-type="float" office:value="-96.76713562">
                <text:p>-96.76713562</text:p>
              </table:table-cell>
              <table:table-cell office:value-type="float" office:value="-97.27748108">
                <text:p>-97.27748108</text:p>
              </table:table-cell>
              <table:table-cell office:value-type="float" office:value="-96.98799896">
                <text:p>-96.98799896</text:p>
              </table:table-cell>
              <table:table-cell office:value-type="float" office:value="-96.77154541">
                <text:p>-96.77154541</text:p>
              </table:table-cell>
              <table:table-cell office:value-type="float" office:value="-96.70348358">
                <text:p>-96.70348358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6.37098694">
                <text:p>-96.37098694</text:p>
              </table:table-cell>
              <table:table-cell office:value-type="float" office:value="-96.83125305">
                <text:p>-96.83125305</text:p>
              </table:table-cell>
              <table:table-cell office:value-type="float" office:value="-97.1753006">
                <text:p>-97.1753006</text:p>
              </table:table-cell>
              <table:table-cell office:value-type="float" office:value="-97.43781281">
                <text:p>-97.43781281</text:p>
              </table:table-cell>
              <table:table-cell office:value-type="float" office:value="-97.30556488">
                <text:p>-97.30556488</text:p>
              </table:table-cell>
              <table:table-cell office:value-type="float" office:value="-97.38798523">
                <text:p>-97.38798523</text:p>
              </table:table-cell>
              <table:table-cell office:value-type="float" office:value="-97.04467773">
                <text:p>-97.04467773</text:p>
              </table:table-cell>
              <table:table-cell office:value-type="float" office:value="-96.7561264">
                <text:p>-96.7561264</text:p>
              </table:table-cell>
              <table:table-cell office:value-type="float" office:value="-96.70567322">
                <text:p>-96.70567322</text:p>
              </table:table-cell>
              <table:table-cell office:value-type="float" office:value="-96.45558167">
                <text:p>-96.45558167</text:p>
              </table:table-cell>
              <table:table-cell office:value-type="float" office:value="-96.32898712">
                <text:p>-96.32898712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6.97445679">
                <text:p>-96.97445679</text:p>
              </table:table-cell>
              <table:table-cell office:value-type="float" office:value="-96.73854065">
                <text:p>-96.73854065</text:p>
              </table:table-cell>
              <table:table-cell office:value-type="float" office:value="-96.64898682">
                <text:p>-96.64898682</text:p>
              </table:table-cell>
              <table:table-cell office:value-type="float" office:value="-97.15914917">
                <text:p>-97.15914917</text:p>
              </table:table-cell>
              <table:table-cell office:value-type="float" office:value="-96.69474792">
                <text:p>-96.69474792</text:p>
              </table:table-cell>
              <table:table-cell office:value-type="float" office:value="-96.75392914">
                <text:p>-96.75392914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7.14993286">
                <text:p>-97.14993286</text:p>
              </table:table-cell>
              <table:table-cell office:value-type="float" office:value="-97.01515961">
                <text:p>-97.01515961</text:p>
              </table:table-cell>
              <table:table-cell office:value-type="float" office:value="-96.83125305">
                <text:p>-96.83125305</text:p>
              </table:table-cell>
              <table:table-cell office:value-type="float" office:value="-97.04240417">
                <text:p>-97.04240417</text:p>
              </table:table-cell>
              <table:table-cell office:value-type="float" office:value="-97.15684509">
                <text:p>-97.15684509</text:p>
              </table:table-cell>
              <table:table-cell office:value-type="float" office:value="-96.902565">
                <text:p>-96.902565</text:p>
              </table:table-cell>
              <table:table-cell office:value-type="float" office:value="-96.79139709">
                <text:p>-96.79139709</text:p>
              </table:table-cell>
              <table:table-cell office:value-type="float" office:value="-97.29385376">
                <text:p>-97.29385376</text:p>
              </table:table-cell>
              <table:table-cell office:value-type="float" office:value="-96.80688477">
                <text:p>-96.80688477</text:p>
              </table:table-cell>
              <table:table-cell office:value-type="float" office:value="-96.28303528">
                <text:p>-96.28303528</text:p>
              </table:table-cell>
              <table:table-cell office:value-type="float" office:value="-96.76052856">
                <text:p>-96.76052856</text:p>
              </table:table-cell>
              <table:table-cell office:value-type="float" office:value="-97.25415802">
                <text:p>-97.25415802</text:p>
              </table:table-cell>
              <table:table-cell office:value-type="float" office:value="-96.89361572">
                <text:p>-96.89361572</text:p>
              </table:table-cell>
              <table:table-cell office:value-type="float" office:value="-96.97670746">
                <text:p>-96.97670746</text:p>
              </table:table-cell>
              <table:table-cell office:value-type="float" office:value="-97.33609009">
                <text:p>-97.33609009</text:p>
              </table:table-cell>
              <table:table-cell office:value-type="float" office:value="-97.39271545">
                <text:p>-97.39271545</text:p>
              </table:table-cell>
              <table:table-cell office:value-type="float" office:value="-96.82238007">
                <text:p>-96.82238007</text:p>
              </table:table-cell>
              <table:table-cell office:value-type="float" office:value="-96.97220612">
                <text:p>-96.97220612</text:p>
              </table:table-cell>
              <table:table-cell office:value-type="float" office:value="-96.79582214">
                <text:p>-96.79582214</text:p>
              </table:table-cell>
              <table:table-cell office:value-type="float" office:value="-97.16837311">
                <text:p>-97.16837311</text:p>
              </table:table-cell>
              <table:table-cell office:value-type="float" office:value="-97.13153839">
                <text:p>-97.13153839</text:p>
              </table:table-cell>
              <table:table-cell office:value-type="float" office:value="-96.8601532">
                <text:p>-96.8601532</text:p>
              </table:table-cell>
              <table:table-cell office:value-type="float" office:value="-97.19147491">
                <text:p>-97.19147491</text:p>
              </table:table-cell>
              <table:table-cell office:value-type="float" office:value="-96.78478241">
                <text:p>-96.78478241</text:p>
              </table:table-cell>
              <table:table-cell office:value-type="float" office:value="-96.34786224">
                <text:p>-96.34786224</text:p>
              </table:table-cell>
              <table:table-cell office:value-type="float" office:value="-96.6056366">
                <text:p>-96.6056366</text:p>
              </table:table-cell>
              <table:table-cell office:value-type="float" office:value="-96.99704742">
                <text:p>-96.99704742</text:p>
              </table:table-cell>
              <table:table-cell office:value-type="float" office:value="-97.01743317">
                <text:p>-97.01743317</text:p>
              </table:table-cell>
              <table:table-cell office:value-type="float" office:value="-96.77815247">
                <text:p>-96.77815247</text:p>
              </table:table-cell>
              <table:table-cell office:value-type="float" office:value="-96.64463806">
                <text:p>-96.64463806</text:p>
              </table:table-cell>
              <table:table-cell office:value-type="float" office:value="-97.00610352">
                <text:p>-97.00610352</text:p>
              </table:table-cell>
              <table:table-cell office:value-type="float" office:value="-96.44284058">
                <text:p>-96.44284058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6.40472412">
                <text:p>-96.40472412</text:p>
              </table:table-cell>
              <table:table-cell office:value-type="float" office:value="-96.3920517">
                <text:p>-96.3920517</text:p>
              </table:table-cell>
              <table:table-cell office:value-type="float" office:value="-96.76493073">
                <text:p>-96.76493073</text:p>
              </table:table-cell>
              <table:table-cell office:value-type="float" office:value="-96.91152191">
                <text:p>-96.91152191</text:p>
              </table:table-cell>
              <table:table-cell office:value-type="float" office:value="-96.56680298">
                <text:p>-96.56680298</text:p>
              </table:table-cell>
              <table:table-cell office:value-type="float" office:value="-97.01289368">
                <text:p>-97.01289368</text:p>
              </table:table-cell>
              <table:table-cell office:value-type="float" office:value="-96.97220612">
                <text:p>-96.97220612</text:p>
              </table:table-cell>
              <table:table-cell office:value-type="float" office:value="-96.89585876">
                <text:p>-96.89585876</text:p>
              </table:table-cell>
              <table:table-cell office:value-type="float" office:value="-96.90032959">
                <text:p>-96.90032959</text:p>
              </table:table-cell>
              <table:table-cell office:value-type="float" office:value="-96.7561264">
                <text:p>-96.7561264</text:p>
              </table:table-cell>
              <table:table-cell office:value-type="float" office:value="-96.91375732">
                <text:p>-96.91375732</text:p>
              </table:table-cell>
              <table:table-cell office:value-type="float" office:value="-97.19378662">
                <text:p>-97.19378662</text:p>
              </table:table-cell>
              <table:table-cell office:value-type="float" office:value="-96.87799072">
                <text:p>-96.87799072</text:p>
              </table:table-cell>
              <table:table-cell office:value-type="float" office:value="-97.28683472">
                <text:p>-97.28683472</text:p>
              </table:table-cell>
              <table:table-cell office:value-type="float" office:value="-97.14993286">
                <text:p>-97.14993286</text:p>
              </table:table-cell>
              <table:table-cell office:value-type="float" office:value="-96.59915161">
                <text:p>-96.59915161</text:p>
              </table:table-cell>
              <table:table-cell office:value-type="float" office:value="-97.3290329">
                <text:p>-97.3290329</text:p>
              </table:table-cell>
              <table:table-cell office:value-type="float" office:value="-96.99930573">
                <text:p>-96.99930573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6.72319031">
                <text:p>-96.72319031</text:p>
              </table:table-cell>
              <table:table-cell office:value-type="float" office:value="-96.94068909">
                <text:p>-96.94068909</text:p>
              </table:table-cell>
              <table:table-cell office:value-type="float" office:value="-96.73415375">
                <text:p>-96.73415375</text:p>
              </table:table-cell>
              <table:table-cell office:value-type="float" office:value="-97.14762878">
                <text:p>-97.14762878</text:p>
              </table:table-cell>
              <table:table-cell office:value-type="float" office:value="-96.61645508">
                <text:p>-96.61645508</text:p>
              </table:table-cell>
              <table:table-cell office:value-type="float" office:value="-96.74294281">
                <text:p>-96.74294281</text:p>
              </table:table-cell>
              <table:table-cell office:value-type="float" office:value="-97.11776733">
                <text:p>-97.11776733</text:p>
              </table:table-cell>
              <table:table-cell office:value-type="float" office:value="-96.79360962">
                <text:p>-96.79360962</text:p>
              </table:table-cell>
              <table:table-cell office:value-type="float" office:value="-96.8601532">
                <text:p>-96.8601532</text:p>
              </table:table-cell>
              <table:table-cell office:value-type="float" office:value="-96.57972717">
                <text:p>-96.57972717</text:p>
              </table:table-cell>
              <table:table-cell office:value-type="float" office:value="-96.5195694">
                <text:p>-96.5195694</text:p>
              </table:table-cell>
              <table:table-cell office:value-type="float" office:value="-96.75392914">
                <text:p>-96.75392914</text:p>
              </table:table-cell>
              <table:table-cell office:value-type="float" office:value="-96.59915161">
                <text:p>-96.59915161</text:p>
              </table:table-cell>
              <table:table-cell office:value-type="float" office:value="-96.76052856">
                <text:p>-96.76052856</text:p>
              </table:table-cell>
              <table:table-cell office:value-type="float" office:value="-96.41317749">
                <text:p>-96.41317749</text:p>
              </table:table-cell>
              <table:table-cell office:value-type="float" office:value="-97.10630798">
                <text:p>-97.10630798</text:p>
              </table:table-cell>
              <table:table-cell office:value-type="float" office:value="-96.76493073">
                <text:p>-96.76493073</text:p>
              </table:table-cell>
              <table:table-cell office:value-type="float" office:value="-97.3290329">
                <text:p>-97.3290329</text:p>
              </table:table-cell>
              <table:table-cell office:value-type="float" office:value="-96.72100067">
                <text:p>-96.72100067</text:p>
              </table:table-cell>
              <table:table-cell office:value-type="float" office:value="-96.76713562">
                <text:p>-96.76713562</text:p>
              </table:table-cell>
              <table:table-cell office:value-type="float" office:value="-96.86238098">
                <text:p>-96.86238098</text:p>
              </table:table-cell>
              <table:table-cell office:value-type="float" office:value="-96.8846817">
                <text:p>-96.8846817</text:p>
              </table:table-cell>
              <table:table-cell office:value-type="float" office:value="-97.18453217">
                <text:p>-97.18453217</text:p>
              </table:table-cell>
              <table:table-cell office:value-type="float" office:value="-96.9586792">
                <text:p>-96.9586792</text:p>
              </table:table-cell>
              <table:table-cell office:value-type="float" office:value="-97.39271545">
                <text:p>-97.39271545</text:p>
              </table:table-cell>
              <table:table-cell office:value-type="float" office:value="-96.6056366">
                <text:p>-96.6056366</text:p>
              </table:table-cell>
              <table:table-cell office:value-type="float" office:value="-97.45925903">
                <text:p>-97.45925903</text:p>
              </table:table-cell>
              <table:table-cell office:value-type="float" office:value="-97.33138275">
                <text:p>-97.33138275</text:p>
              </table:table-cell>
              <table:table-cell office:value-type="float" office:value="-96.8601532">
                <text:p>-96.8601532</text:p>
              </table:table-cell>
              <table:table-cell office:value-type="float" office:value="-97.11547852">
                <text:p>-97.11547852</text:p>
              </table:table-cell>
              <table:table-cell office:value-type="float" office:value="-96.4174118">
                <text:p>-96.4174118</text:p>
              </table:table-cell>
              <table:table-cell office:value-type="float" office:value="-97.00157166">
                <text:p>-97.00157166</text:p>
              </table:table-cell>
              <table:table-cell office:value-type="float" office:value="-96.67075348">
                <text:p>-96.67075348</text:p>
              </table:table-cell>
              <table:table-cell office:value-type="float" office:value="-96.83791351">
                <text:p>-96.83791351</text:p>
              </table:table-cell>
              <table:table-cell office:value-type="float" office:value="-96.44708252">
                <text:p>-96.44708252</text:p>
              </table:table-cell>
              <table:table-cell office:value-type="float" office:value="-96.98799896">
                <text:p>-96.98799896</text:p>
              </table:table-cell>
              <table:table-cell office:value-type="float" office:value="-96.50246429">
                <text:p>-96.50246429</text:p>
              </table:table-cell>
              <table:table-cell office:value-type="float" office:value="-96.96318054">
                <text:p>-96.96318054</text:p>
              </table:table-cell>
              <table:table-cell office:value-type="float" office:value="-97.12005615">
                <text:p>-97.12005615</text:p>
              </table:table-cell>
              <table:table-cell office:value-type="float" office:value="-96.84680939">
                <text:p>-96.84680939</text:p>
              </table:table-cell>
              <table:table-cell office:value-type="float" office:value="-96.90927124">
                <text:p>-96.90927124</text:p>
              </table:table-cell>
              <table:table-cell office:value-type="float" office:value="-96.70567322">
                <text:p>-96.70567322</text:p>
              </table:table-cell>
              <table:table-cell office:value-type="float" office:value="-96.62078094">
                <text:p>-96.62078094</text:p>
              </table:table-cell>
              <table:table-cell office:value-type="float" office:value="-97.29853058">
                <text:p>-97.29853058</text:p>
              </table:table-cell>
              <table:table-cell office:value-type="float" office:value="-96.51314545">
                <text:p>-96.51314545</text:p>
              </table:table-cell>
              <table:table-cell office:value-type="float" office:value="-96.74074554">
                <text:p>-96.74074554</text:p>
              </table:table-cell>
              <table:table-cell office:value-type="float" office:value="-96.86906433">
                <text:p>-96.86906433</text:p>
              </table:table-cell>
              <table:table-cell office:value-type="float" office:value="-97.10401154">
                <text:p>-97.10401154</text:p>
              </table:table-cell>
              <table:table-cell office:value-type="float" office:value="-96.80245209">
                <text:p>-96.80245209</text:p>
              </table:table-cell>
              <table:table-cell office:value-type="float" office:value="-96.67510986">
                <text:p>-96.67510986</text:p>
              </table:table-cell>
              <table:table-cell office:value-type="float" office:value="-96.88691711">
                <text:p>-96.88691711</text:p>
              </table:table-cell>
              <table:table-cell office:value-type="float" office:value="-96.62078094">
                <text:p>-96.62078094</text:p>
              </table:table-cell>
              <table:table-cell office:value-type="float" office:value="-96.94068909">
                <text:p>-96.94068909</text:p>
              </table:table-cell>
              <table:table-cell office:value-type="float" office:value="-96.68164062">
                <text:p>-96.68164062</text:p>
              </table:table-cell>
              <table:table-cell office:value-type="float" office:value="-97.06973267">
                <text:p>-97.06973267</text:p>
              </table:table-cell>
              <table:table-cell office:value-type="float" office:value="-96.87129211">
                <text:p>-96.87129211</text:p>
              </table:table-cell>
              <table:table-cell office:value-type="float" office:value="-97.01289368">
                <text:p>-97.01289368</text:p>
              </table:table-cell>
              <table:table-cell office:value-type="float" office:value="-96.89361572">
                <text:p>-96.89361572</text:p>
              </table:table-cell>
              <table:table-cell office:value-type="float" office:value="-97.00610352">
                <text:p>-97.00610352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7.30088043">
                <text:p>-97.30088043</text:p>
              </table:table-cell>
              <table:table-cell office:value-type="float" office:value="-96.29346466">
                <text:p>-96.29346466</text:p>
              </table:table-cell>
              <table:table-cell office:value-type="float" office:value="-96.66203308">
                <text:p>-96.66203308</text:p>
              </table:table-cell>
              <table:table-cell office:value-type="float" office:value="-96.78256989">
                <text:p>-96.78256989</text:p>
              </table:table-cell>
              <table:table-cell office:value-type="float" office:value="-96.82016754">
                <text:p>-96.82016754</text:p>
              </table:table-cell>
              <table:table-cell office:value-type="float" office:value="-96.69255829">
                <text:p>-96.69255829</text:p>
              </table:table-cell>
              <table:table-cell office:value-type="float" office:value="-96.82016754">
                <text:p>-96.82016754</text:p>
              </table:table-cell>
              <table:table-cell office:value-type="float" office:value="-96.92047882">
                <text:p>-96.92047882</text:p>
              </table:table-cell>
              <table:table-cell office:value-type="float" office:value="-96.81130219">
                <text:p>-96.81130219</text:p>
              </table:table-cell>
              <table:table-cell office:value-type="float" office:value="-97.55279541">
                <text:p>-97.55279541</text:p>
              </table:table-cell>
              <table:table-cell office:value-type="float" office:value="-97.13842773">
                <text:p>-97.13842773</text:p>
              </table:table-cell>
              <table:table-cell office:value-type="float" office:value="-97.07657623">
                <text:p>-97.07657623</text:p>
              </table:table-cell>
              <table:table-cell office:value-type="float" office:value="-97.05150604">
                <text:p>-97.05150604</text:p>
              </table:table-cell>
              <table:table-cell office:value-type="float" office:value="-96.9339447">
                <text:p>-96.9339447</text:p>
              </table:table-cell>
              <table:table-cell office:value-type="float" office:value="-97.00836182">
                <text:p>-97.00836182</text:p>
              </table:table-cell>
              <table:table-cell office:value-type="float" office:value="-96.99252319">
                <text:p>-96.99252319</text:p>
              </table:table-cell>
              <table:table-cell office:value-type="float" office:value="-96.80467224">
                <text:p>-96.80467224</text:p>
              </table:table-cell>
              <table:table-cell office:value-type="float" office:value="-96.61862183">
                <text:p>-96.61862183</text:p>
              </table:table-cell>
              <table:table-cell office:value-type="float" office:value="-97.0537796">
                <text:p>-97.0537796</text:p>
              </table:table-cell>
              <table:table-cell office:value-type="float" office:value="-96.64247131">
                <text:p>-96.64247131</text:p>
              </table:table-cell>
              <table:table-cell office:value-type="float" office:value="-97.08342743">
                <text:p>-97.08342743</text:p>
              </table:table-cell>
              <table:table-cell office:value-type="float" office:value="-96.59267426">
                <text:p>-96.59267426</text:p>
              </table:table-cell>
              <table:table-cell office:value-type="float" office:value="-97.33843231">
                <text:p>-97.33843231</text:p>
              </table:table-cell>
              <table:table-cell office:value-type="float" office:value="-96.43859863">
                <text:p>-96.43859863</text:p>
              </table:table-cell>
              <table:table-cell office:value-type="float" office:value="-96.46195984">
                <text:p>-96.46195984</text:p>
              </table:table-cell>
              <table:table-cell office:value-type="float" office:value="-96.71004486">
                <text:p>-96.71004486</text:p>
              </table:table-cell>
              <table:table-cell office:value-type="float" office:value="-97.49751282">
                <text:p>-97.49751282</text:p>
              </table:table-cell>
              <table:table-cell office:value-type="float" office:value="-96.90480042">
                <text:p>-96.90480042</text:p>
              </table:table-cell>
              <table:table-cell office:value-type="float" office:value="-97.29151917">
                <text:p>-97.29151917</text:p>
              </table:table-cell>
              <table:table-cell office:value-type="float" office:value="-97.18684387">
                <text:p>-97.18684387</text:p>
              </table:table-cell>
              <table:table-cell office:value-type="float" office:value="-97.32198334">
                <text:p>-97.32198334</text:p>
              </table:table-cell>
              <table:table-cell office:value-type="float" office:value="-96.93618774">
                <text:p>-96.93618774</text:p>
              </table:table-cell>
              <table:table-cell office:value-type="float" office:value="-96.77154541">
                <text:p>-96.77154541</text:p>
              </table:table-cell>
              <table:table-cell office:value-type="float" office:value="-96.8735199">
                <text:p>-96.8735199</text:p>
              </table:table-cell>
              <table:table-cell office:value-type="float" office:value="-96.58620453">
                <text:p>-96.58620453</text:p>
              </table:table-cell>
              <table:table-cell office:value-type="float" office:value="-96.78478241">
                <text:p>-96.78478241</text:p>
              </table:table-cell>
              <table:table-cell office:value-type="float" office:value="-96.96318054">
                <text:p>-96.96318054</text:p>
              </table:table-cell>
              <table:table-cell office:value-type="float" office:value="-96.52385712">
                <text:p>-96.52385712</text:p>
              </table:table-cell>
              <table:table-cell office:value-type="float" office:value="-96.86460876">
                <text:p>-96.86460876</text:p>
              </table:table-cell>
              <table:table-cell office:value-type="float" office:value="-97.02650452">
                <text:p>-97.02650452</text:p>
              </table:table-cell>
              <table:table-cell office:value-type="float" office:value="-96.44496155">
                <text:p>-96.44496155</text:p>
              </table:table-cell>
              <table:table-cell office:value-type="float" office:value="-96.80023956">
                <text:p>-96.80023956</text:p>
              </table:table-cell>
              <table:table-cell office:value-type="float" office:value="-96.65550995">
                <text:p>-96.65550995</text:p>
              </table:table-cell>
              <table:table-cell office:value-type="float" office:value="-96.31224823">
                <text:p>-96.31224823</text:p>
              </table:table-cell>
              <table:table-cell office:value-type="float" office:value="-96.57326508">
                <text:p>-96.57326508</text:p>
              </table:table-cell>
              <table:table-cell office:value-type="float" office:value="-96.78036499">
                <text:p>-96.78036499</text:p>
              </table:table-cell>
              <table:table-cell office:value-type="float" office:value="-96.72319031">
                <text:p>-96.72319031</text:p>
              </table:table-cell>
              <table:table-cell office:value-type="float" office:value="-97.45448303">
                <text:p>-97.45448303</text:p>
              </table:table-cell>
              <table:table-cell office:value-type="float" office:value="-97.06745911">
                <text:p>-97.06745911</text:p>
              </table:table-cell>
              <table:table-cell office:value-type="float" office:value="-97.04240417">
                <text:p>-97.04240417</text:p>
              </table:table-cell>
              <table:table-cell office:value-type="float" office:value="-96.81130219">
                <text:p>-96.81130219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-101.8827285">
                <text:p>-101.8827285</text:p>
                <draw:g>
                  <svg:desc>Trace_file.B18:Trace_file.ALM18</svg:desc>
                </draw:g>
              </table:table-cell>
              <table:table-cell office:value-type="float" office:value="-102.8562927">
                <text:p>-102.8562927</text:p>
              </table:table-cell>
              <table:table-cell office:value-type="float" office:value="-102.3265838">
                <text:p>-102.3265838</text:p>
              </table:table-cell>
              <table:table-cell office:value-type="float" office:value="-103.0675506">
                <text:p>-103.0675506</text:p>
              </table:table-cell>
              <table:table-cell office:value-type="float" office:value="-102.78553">
                <text:p>-102.78553</text:p>
              </table:table-cell>
              <table:table-cell office:value-type="float" office:value="-103.2375564">
                <text:p>-103.2375564</text:p>
              </table:table-cell>
              <table:table-cell office:value-type="float" office:value="-102.7240905">
                <text:p>-102.7240905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3.5397033">
                <text:p>-103.5397033</text:p>
              </table:table-cell>
              <table:table-cell office:value-type="float" office:value="-103.1040344">
                <text:p>-103.1040344</text:p>
              </table:table-cell>
              <table:table-cell office:value-type="float" office:value="-102.6935272">
                <text:p>-102.6935272</text:p>
              </table:table-cell>
              <table:table-cell office:value-type="float" office:value="-102.7022476">
                <text:p>-102.7022476</text:p>
              </table:table-cell>
              <table:table-cell office:value-type="float" office:value="-103.67527">
                <text:p>-103.67527</text:p>
              </table:table-cell>
              <table:table-cell office:value-type="float" office:value="-102.8341217">
                <text:p>-102.8341217</text:p>
              </table:table-cell>
              <table:table-cell office:value-type="float" office:value="-102.4740524">
                <text:p>-102.4740524</text:p>
              </table:table-cell>
              <table:table-cell office:value-type="float" office:value="-102.2932205">
                <text:p>-102.2932205</text:p>
              </table:table-cell>
              <table:table-cell office:value-type="float" office:value="-103.3027572">
                <text:p>-103.3027572</text:p>
              </table:table-cell>
              <table:table-cell office:value-type="float" office:value="-102.2434234">
                <text:p>-102.2434234</text:p>
              </table:table-cell>
              <table:table-cell office:value-type="float" office:value="-102.654396">
                <text:p>-102.654396</text:p>
              </table:table-cell>
              <table:table-cell office:value-type="float" office:value="-103.4393997">
                <text:p>-103.4393997</text:p>
              </table:table-cell>
              <table:table-cell office:value-type="float" office:value="-103.7882385">
                <text:p>-103.7882385</text:p>
              </table:table-cell>
              <table:table-cell office:value-type="float" office:value="-102.2186279">
                <text:p>-102.2186279</text:p>
              </table:table-cell>
              <table:table-cell office:value-type="float" office:value="-102.8341217">
                <text:p>-102.8341217</text:p>
              </table:table-cell>
              <table:table-cell office:value-type="float" office:value="-104.1516723">
                <text:p>-104.1516723</text:p>
              </table:table-cell>
              <table:table-cell office:value-type="float" office:value="-102.7811279">
                <text:p>-102.7811279</text:p>
              </table:table-cell>
              <table:table-cell office:value-type="float" office:value="-104.1259307">
                <text:p>-104.1259307</text:p>
              </table:table-cell>
              <table:table-cell office:value-type="float" office:value="-102.124237">
                <text:p>-102.124237</text:p>
              </table:table-cell>
              <table:table-cell office:value-type="float" office:value="-103.472702">
                <text:p>-103.472702</text:p>
              </table:table-cell>
              <table:table-cell office:value-type="float" office:value="-104.0237503">
                <text:p>-104.0237503</text:p>
              </table:table-cell>
              <table:table-cell office:value-type="float" office:value="-103.9277725">
                <text:p>-103.9277725</text:p>
              </table:table-cell>
              <table:table-cell office:value-type="float" office:value="-104.0900344">
                <text:p>-104.0900344</text:p>
              </table:table-cell>
              <table:table-cell office:value-type="float" office:value="-102.9590377">
                <text:p>-102.9590377</text:p>
              </table:table-cell>
              <table:table-cell office:value-type="float" office:value="-103.219017">
                <text:p>-103.219017</text:p>
              </table:table-cell>
              <table:table-cell office:value-type="float" office:value="-102.3852691">
                <text:p>-102.3852691</text:p>
              </table:table-cell>
              <table:table-cell office:value-type="float" office:value="-102.7503662">
                <text:p>-102.7503662</text:p>
              </table:table-cell>
              <table:table-cell office:value-type="float" office:value="-102.6587371">
                <text:p>-102.6587371</text:p>
              </table:table-cell>
              <table:table-cell office:value-type="float" office:value="-103.2422027">
                <text:p>-103.2422027</text:p>
              </table:table-cell>
              <table:table-cell office:value-type="float" office:value="-102.7547531">
                <text:p>-102.7547531</text:p>
              </table:table-cell>
              <table:table-cell office:value-type="float" office:value="-102.5895614">
                <text:p>-102.5895614</text:p>
              </table:table-cell>
              <table:table-cell office:value-type="float" office:value="-104.0186691">
                <text:p>-104.0186691</text:p>
              </table:table-cell>
              <table:table-cell office:value-type="float" office:value="-103.0493774">
                <text:p>-103.0493774</text:p>
              </table:table-cell>
              <table:table-cell office:value-type="float" office:value="-102.905281">
                <text:p>-102.905281</text:p>
              </table:table-cell>
              <table:table-cell office:value-type="float" office:value="-102.3978958">
                <text:p>-102.3978958</text:p>
              </table:table-cell>
              <table:table-cell office:value-type="float" office:value="-102.7679367">
                <text:p>-102.7679367</text:p>
              </table:table-cell>
              <table:table-cell office:value-type="float" office:value="-103.2005157">
                <text:p>-103.2005157</text:p>
              </table:table-cell>
              <table:table-cell office:value-type="float" office:value="-102.954544">
                <text:p>-102.954544</text:p>
              </table:table-cell>
              <table:table-cell office:value-type="float" office:value="-103.2700958">
                <text:p>-103.2700958</text:p>
              </table:table-cell>
              <table:table-cell office:value-type="float" office:value="-103.3027572">
                <text:p>-103.3027572</text:p>
              </table:table-cell>
              <table:table-cell office:value-type="float" office:value="-103.1360702">
                <text:p>-103.1360702</text:p>
              </table:table-cell>
              <table:table-cell office:value-type="float" office:value="-102.1856765">
                <text:p>-102.1856765</text:p>
              </table:table-cell>
              <table:table-cell office:value-type="float" office:value="-102.8874359">
                <text:p>-102.8874359</text:p>
              </table:table-cell>
              <table:table-cell office:value-type="float" office:value="-103.5782165">
                <text:p>-103.5782165</text:p>
              </table:table-cell>
              <table:table-cell office:value-type="float" office:value="-102.3391265">
                <text:p>-102.3391265</text:p>
              </table:table-cell>
              <table:table-cell office:value-type="float" office:value="-102.6240768">
                <text:p>-102.6240768</text:p>
              </table:table-cell>
              <table:table-cell office:value-type="float" office:value="-103.6655197">
                <text:p>-103.6655197</text:p>
              </table:table-cell>
              <table:table-cell office:value-type="float" office:value="-103.9327926">
                <text:p>-103.9327926</text:p>
              </table:table-cell>
              <table:table-cell office:value-type="float" office:value="-101.8352203">
                <text:p>-101.8352203</text:p>
              </table:table-cell>
              <table:table-cell office:value-type="float" office:value="-103.636322">
                <text:p>-103.636322</text:p>
              </table:table-cell>
              <table:table-cell office:value-type="float" office:value="-103.4870224">
                <text:p>-103.4870224</text:p>
              </table:table-cell>
              <table:table-cell office:value-type="float" office:value="-102.829689">
                <text:p>-102.829689</text:p>
              </table:table-cell>
              <table:table-cell office:value-type="float" office:value="-103.2514877">
                <text:p>-103.2514877</text:p>
              </table:table-cell>
              <table:table-cell office:value-type="float" office:value="-103.4441528">
                <text:p>-103.4441528</text:p>
              </table:table-cell>
              <table:table-cell office:value-type="float" office:value="-102.9097518">
                <text:p>-102.9097518</text:p>
              </table:table-cell>
              <table:table-cell office:value-type="float" office:value="-102.4868087">
                <text:p>-102.4868087</text:p>
              </table:table-cell>
              <table:table-cell office:value-type="float" office:value="-103.1682357">
                <text:p>-103.1682357</text:p>
              </table:table-cell>
              <table:table-cell office:value-type="float" office:value="-102.4021148">
                <text:p>-102.4021148</text:p>
              </table:table-cell>
              <table:table-cell office:value-type="float" office:value="-103.4631805">
                <text:p>-103.4631805</text:p>
              </table:table-cell>
              <table:table-cell office:value-type="float" office:value="-102.6197509">
                <text:p>-102.6197509</text:p>
              </table:table-cell>
              <table:table-cell office:value-type="float" office:value="-103.090332">
                <text:p>-103.090332</text:p>
              </table:table-cell>
              <table:table-cell office:value-type="float" office:value="-102.812004">
                <text:p>-102.812004</text:p>
              </table:table-cell>
              <table:table-cell office:value-type="float" office:value="-102.5637588">
                <text:p>-102.5637588</text:p>
              </table:table-cell>
              <table:table-cell office:value-type="float" office:value="-102.6197509">
                <text:p>-102.6197509</text:p>
              </table:table-cell>
              <table:table-cell office:value-type="float" office:value="-102.7987594">
                <text:p>-102.7987594</text:p>
              </table:table-cell>
              <table:table-cell office:value-type="float" office:value="-103.2282867">
                <text:p>-103.2282867</text:p>
              </table:table-cell>
              <table:table-cell office:value-type="float" office:value="-103.8876724">
                <text:p>-103.8876724</text:p>
              </table:table-cell>
              <table:table-cell office:value-type="float" office:value="-103.847763">
                <text:p>-103.847763</text:p>
              </table:table-cell>
              <table:table-cell office:value-type="float" office:value="-103.7487793">
                <text:p>-103.7487793</text:p>
              </table:table-cell>
              <table:table-cell office:value-type="float" office:value="-103.3449325">
                <text:p>-103.3449325</text:p>
              </table:table-cell>
              <table:table-cell office:value-type="float" office:value="-103.6217575">
                <text:p>-103.6217575</text:p>
              </table:table-cell>
              <table:table-cell office:value-type="float" office:value="-103.2005157">
                <text:p>-103.2005157</text:p>
              </table:table-cell>
              <table:table-cell office:value-type="float" office:value="-102.8562927">
                <text:p>-102.8562927</text:p>
              </table:table-cell>
              <table:table-cell office:value-type="float" office:value="-102.7066116">
                <text:p>-102.7066116</text:p>
              </table:table-cell>
              <table:table-cell office:value-type="float" office:value="-102.7066116">
                <text:p>-102.7066116</text:p>
              </table:table-cell>
              <table:table-cell office:value-type="float" office:value="-102.3224105">
                <text:p>-102.3224105</text:p>
              </table:table-cell>
              <table:table-cell office:value-type="float" office:value="-102.9950637">
                <text:p>-102.9950637</text:p>
              </table:table-cell>
              <table:table-cell office:value-type="float" office:value="-102.6197509">
                <text:p>-102.6197509</text:p>
              </table:table-cell>
              <table:table-cell office:value-type="float" office:value="-103.0402984">
                <text:p>-103.0402984</text:p>
              </table:table-cell>
              <table:table-cell office:value-type="float" office:value="-102.5766449">
                <text:p>-102.5766449</text:p>
              </table:table-cell>
              <table:table-cell office:value-type="float" office:value="-103.699707">
                <text:p>-103.699707</text:p>
              </table:table-cell>
              <table:table-cell office:value-type="float" office:value="-102.9186859">
                <text:p>-102.9186859</text:p>
              </table:table-cell>
              <table:table-cell office:value-type="float" office:value="-102.6674118">
                <text:p>-102.6674118</text:p>
              </table:table-cell>
              <table:table-cell office:value-type="float" office:value="-102.2351455">
                <text:p>-102.2351455</text:p>
              </table:table-cell>
              <table:table-cell office:value-type="float" office:value="-103.4441528">
                <text:p>-103.4441528</text:p>
              </table:table-cell>
              <table:table-cell office:value-type="float" office:value="-103.1040344">
                <text:p>-103.1040344</text:p>
              </table:table-cell>
              <table:table-cell office:value-type="float" office:value="-103.1728439">
                <text:p>-103.1728439</text:p>
              </table:table-cell>
              <table:table-cell office:value-type="float" office:value="-103.3355484">
                <text:p>-103.3355484</text:p>
              </table:table-cell>
              <table:table-cell office:value-type="float" office:value="-103.0539169">
                <text:p>-103.0539169</text:p>
              </table:table-cell>
              <table:table-cell office:value-type="float" office:value="-103.3355484">
                <text:p>-103.3355484</text:p>
              </table:table-cell>
              <table:table-cell office:value-type="float" office:value="-103.9731063">
                <text:p>-103.9731063</text:p>
              </table:table-cell>
              <table:table-cell office:value-type="float" office:value="-103.3214798">
                <text:p>-103.3214798</text:p>
              </table:table-cell>
              <table:table-cell office:value-type="float" office:value="-102.3894805">
                <text:p>-102.3894805</text:p>
              </table:table-cell>
              <table:table-cell office:value-type="float" office:value="-102.8385543">
                <text:p>-102.8385543</text:p>
              </table:table-cell>
              <table:table-cell office:value-type="float" office:value="-101.68647">
                <text:p>-101.68647</text:p>
              </table:table-cell>
              <table:table-cell office:value-type="float" office:value="-103.7537002">
                <text:p>-103.7537002</text:p>
              </table:table-cell>
              <table:table-cell office:value-type="float" office:value="-102.8829803">
                <text:p>-102.8829803</text:p>
              </table:table-cell>
              <table:table-cell office:value-type="float" office:value="-103.7242126">
                <text:p>-103.7242126</text:p>
              </table:table-cell>
              <table:table-cell office:value-type="float" office:value="-102.0268249">
                <text:p>-102.0268249</text:p>
              </table:table-cell>
              <table:table-cell office:value-type="float" office:value="-102.9590377">
                <text:p>-102.9590377</text:p>
              </table:table-cell>
              <table:table-cell office:value-type="float" office:value="-103.3778839">
                <text:p>-103.3778839</text:p>
              </table:table-cell>
              <table:table-cell office:value-type="float" office:value="-103.8577194">
                <text:p>-103.8577194</text:p>
              </table:table-cell>
              <table:table-cell office:value-type="float" office:value="-102.6500549">
                <text:p>-102.6500549</text:p>
              </table:table-cell>
              <table:table-cell office:value-type="float" office:value="-102.4613113">
                <text:p>-102.4613113</text:p>
              </table:table-cell>
              <table:table-cell office:value-type="float" office:value="-103.1040344">
                <text:p>-103.1040344</text:p>
              </table:table-cell>
              <table:table-cell office:value-type="float" office:value="-103.7144012">
                <text:p>-103.7144012</text:p>
              </table:table-cell>
              <table:table-cell office:value-type="float" office:value="-104.4026947">
                <text:p>-104.4026947</text:p>
              </table:table-cell>
              <table:table-cell office:value-type="float" office:value="-102.6935272">
                <text:p>-102.6935272</text:p>
              </table:table-cell>
              <table:table-cell office:value-type="float" office:value="-102.1528625">
                <text:p>-102.1528625</text:p>
              </table:table-cell>
              <table:table-cell office:value-type="float" office:value="-103.5157165">
                <text:p>-103.5157165</text:p>
              </table:table-cell>
              <table:table-cell office:value-type="float" office:value="-102.2848968">
                <text:p>-102.2848968</text:p>
              </table:table-cell>
              <table:table-cell office:value-type="float" office:value="-104.1156616">
                <text:p>-104.1156616</text:p>
              </table:table-cell>
              <table:table-cell office:value-type="float" office:value="-104.4026947">
                <text:p>-104.4026947</text:p>
              </table:table-cell>
              <table:table-cell office:value-type="float" office:value="-102.9321136">
                <text:p>-102.9321136</text:p>
              </table:table-cell>
              <table:table-cell office:value-type="float" office:value="-104.2241439">
                <text:p>-104.2241439</text:p>
              </table:table-cell>
              <table:table-cell office:value-type="float" office:value="-103.219017">
                <text:p>-103.219017</text:p>
              </table:table-cell>
              <table:table-cell office:value-type="float" office:value="-103.0402984">
                <text:p>-103.0402984</text:p>
              </table:table-cell>
              <table:table-cell office:value-type="float" office:value="-102.6413879">
                <text:p>-102.6413879</text:p>
              </table:table-cell>
              <table:table-cell office:value-type="float" office:value="-102.4953231">
                <text:p>-102.4953231</text:p>
              </table:table-cell>
              <table:table-cell office:value-type="float" office:value="-103.2934188">
                <text:p>-103.2934188</text:p>
              </table:table-cell>
              <table:table-cell office:value-type="float" office:value="-102.829689">
                <text:p>-102.829689</text:p>
              </table:table-cell>
              <table:table-cell office:value-type="float" office:value="-103.3543319">
                <text:p>-103.3543319</text:p>
              </table:table-cell>
              <table:table-cell office:value-type="float" office:value="-102.2765884">
                <text:p>-102.2765884</text:p>
              </table:table-cell>
              <table:table-cell office:value-type="float" office:value="-102.8031768">
                <text:p>-102.8031768</text:p>
              </table:table-cell>
              <table:table-cell office:value-type="float" office:value="-102.7022476">
                <text:p>-102.7022476</text:p>
              </table:table-cell>
              <table:table-cell office:value-type="float" office:value="-103.6655197">
                <text:p>-103.6655197</text:p>
              </table:table-cell>
              <table:table-cell office:value-type="float" office:value="-101.6825866">
                <text:p>-101.6825866</text:p>
              </table:table-cell>
              <table:table-cell office:value-type="float" office:value="-103.0994567">
                <text:p>-103.0994567</text:p>
              </table:table-cell>
              <table:table-cell office:value-type="float" office:value="-103.2005157">
                <text:p>-103.2005157</text:p>
              </table:table-cell>
              <table:table-cell office:value-type="float" office:value="-103.1590347">
                <text:p>-103.1590347</text:p>
              </table:table-cell>
              <table:table-cell office:value-type="float" office:value="-102.8785324">
                <text:p>-102.8785324</text:p>
              </table:table-cell>
              <table:table-cell office:value-type="float" office:value="-102.7416">
                <text:p>-102.7416</text:p>
              </table:table-cell>
              <table:table-cell office:value-type="float" office:value="-103.2514877">
                <text:p>-103.2514877</text:p>
              </table:table-cell>
              <table:table-cell office:value-type="float" office:value="-103.0312271">
                <text:p>-103.0312271</text:p>
              </table:table-cell>
              <table:table-cell office:value-type="float" office:value="-103.5927047">
                <text:p>-103.5927047</text:p>
              </table:table-cell>
              <table:table-cell office:value-type="float" office:value="-102.7153472">
                <text:p>-102.7153472</text:p>
              </table:table-cell>
              <table:table-cell office:value-type="float" office:value="-102.0470275">
                <text:p>-102.0470275</text:p>
              </table:table-cell>
              <table:table-cell office:value-type="float" office:value="-103.2840805">
                <text:p>-103.2840805</text:p>
              </table:table-cell>
              <table:table-cell office:value-type="float" office:value="-101.6670913">
                <text:p>-101.6670913</text:p>
              </table:table-cell>
              <table:table-cell office:value-type="float" office:value="-103.1866684">
                <text:p>-103.1866684</text:p>
              </table:table-cell>
              <table:table-cell office:value-type="float" office:value="-102.5251922">
                <text:p>-102.5251922</text:p>
              </table:table-cell>
              <table:table-cell office:value-type="float" office:value="-102.0470275">
                <text:p>-102.0470275</text:p>
              </table:table-cell>
              <table:table-cell office:value-type="float" office:value="-103.5300979">
                <text:p>-103.5300979</text:p>
              </table:table-cell>
              <table:table-cell office:value-type="float" office:value="-103.8328476">
                <text:p>-103.8328476</text:p>
              </table:table-cell>
              <table:table-cell office:value-type="float" office:value="-103.3543319">
                <text:p>-103.3543319</text:p>
              </table:table-cell>
              <table:table-cell office:value-type="float" office:value="-102.7153472">
                <text:p>-102.7153472</text:p>
              </table:table-cell>
              <table:table-cell office:value-type="float" office:value="-102.4274368">
                <text:p>-102.4274368</text:p>
              </table:table-cell>
              <table:table-cell office:value-type="float" office:value="-102.3307647">
                <text:p>-102.3307647</text:p>
              </table:table-cell>
              <table:table-cell office:value-type="float" office:value="-101.6245956">
                <text:p>-101.6245956</text:p>
              </table:table-cell>
              <table:table-cell office:value-type="float" office:value="-102.4570694">
                <text:p>-102.4570694</text:p>
              </table:table-cell>
              <table:table-cell office:value-type="float" office:value="-103.3496398">
                <text:p>-103.3496398</text:p>
              </table:table-cell>
              <table:table-cell office:value-type="float" office:value="-103.0948944">
                <text:p>-103.0948944</text:p>
              </table:table-cell>
              <table:table-cell office:value-type="float" office:value="-102.9680252">
                <text:p>-102.9680252</text:p>
              </table:table-cell>
              <table:table-cell office:value-type="float" office:value="-102.4316635">
                <text:p>-102.4316635</text:p>
              </table:table-cell>
              <table:table-cell office:value-type="float" office:value="-102.5251922">
                <text:p>-102.5251922</text:p>
              </table:table-cell>
              <table:table-cell office:value-type="float" office:value="-103.8876724">
                <text:p>-103.8876724</text:p>
              </table:table-cell>
              <table:table-cell office:value-type="float" office:value="-102.860733">
                <text:p>-102.860733</text:p>
              </table:table-cell>
              <table:table-cell office:value-type="float" office:value="-103.5734024">
                <text:p>-103.5734024</text:p>
              </table:table-cell>
              <table:table-cell office:value-type="float" office:value="-103.3261642">
                <text:p>-103.3261642</text:p>
              </table:table-cell>
              <table:table-cell office:value-type="float" office:value="-102.654396">
                <text:p>-102.654396</text:p>
              </table:table-cell>
              <table:table-cell office:value-type="float" office:value="-102.8696212">
                <text:p>-102.8696212</text:p>
              </table:table-cell>
              <table:table-cell office:value-type="float" office:value="-103.090332">
                <text:p>-103.090332</text:p>
              </table:table-cell>
              <table:table-cell office:value-type="float" office:value="-102.1569519">
                <text:p>-102.1569519</text:p>
              </table:table-cell>
              <table:table-cell office:value-type="float" office:value="-104.1465225">
                <text:p>-104.1465225</text:p>
              </table:table-cell>
              <table:table-cell office:value-type="float" office:value="-103.1774444">
                <text:p>-103.1774444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3.1360702">
                <text:p>-103.1360702</text:p>
              </table:table-cell>
              <table:table-cell office:value-type="float" office:value="-103.1590347">
                <text:p>-103.1590347</text:p>
              </table:table-cell>
              <table:table-cell office:value-type="float" office:value="-102.6500549">
                <text:p>-102.6500549</text:p>
              </table:table-cell>
              <table:table-cell office:value-type="float" office:value="-102.2517089">
                <text:p>-102.2517089</text:p>
              </table:table-cell>
              <table:table-cell office:value-type="float" office:value="-103.9076995">
                <text:p>-103.9076995</text:p>
              </table:table-cell>
              <table:table-cell office:value-type="float" office:value="-102.8918914">
                <text:p>-102.8918914</text:p>
              </table:table-cell>
              <table:table-cell office:value-type="float" office:value="-102.5508804">
                <text:p>-102.5508804</text:p>
              </table:table-cell>
              <table:table-cell office:value-type="float" office:value="-103.1958923">
                <text:p>-103.1958923</text:p>
              </table:table-cell>
              <table:table-cell office:value-type="float" office:value="-104.3024673">
                <text:p>-104.3024673</text:p>
              </table:table-cell>
              <table:table-cell office:value-type="float" office:value="-102.3852691">
                <text:p>-102.3852691</text:p>
              </table:table-cell>
              <table:table-cell office:value-type="float" office:value="-103.1820526">
                <text:p>-103.1820526</text:p>
              </table:table-cell>
              <table:table-cell office:value-type="float" office:value="-102.7723236">
                <text:p>-102.7723236</text:p>
              </table:table-cell>
              <table:table-cell office:value-type="float" office:value="-103.0312271">
                <text:p>-103.0312271</text:p>
              </table:table-cell>
              <table:table-cell office:value-type="float" office:value="-101.6053466">
                <text:p>-101.6053466</text:p>
              </table:table-cell>
              <table:table-cell office:value-type="float" office:value="-103.5927047">
                <text:p>-103.5927047</text:p>
              </table:table-cell>
              <table:table-cell office:value-type="float" office:value="-103.4584121">
                <text:p>-103.4584121</text:p>
              </table:table-cell>
              <table:table-cell office:value-type="float" office:value="-101.7448806">
                <text:p>-101.7448806</text:p>
              </table:table-cell>
              <table:table-cell office:value-type="float" office:value="-102.6197509">
                <text:p>-102.6197509</text:p>
              </table:table-cell>
              <table:table-cell office:value-type="float" office:value="-103.4204177">
                <text:p>-103.4204177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2.7328414">
                <text:p>-102.7328414</text:p>
              </table:table-cell>
              <table:table-cell office:value-type="float" office:value="-102.8696212">
                <text:p>-102.8696212</text:p>
              </table:table-cell>
              <table:table-cell office:value-type="float" office:value="-103.1774444">
                <text:p>-103.1774444</text:p>
              </table:table-cell>
              <table:table-cell office:value-type="float" office:value="-103.6120681">
                <text:p>-103.6120681</text:p>
              </table:table-cell>
              <table:table-cell office:value-type="float" office:value="-102.6327209">
                <text:p>-102.6327209</text:p>
              </table:table-cell>
              <table:table-cell office:value-type="float" office:value="-102.4698028">
                <text:p>-102.4698028</text:p>
              </table:table-cell>
              <table:table-cell office:value-type="float" office:value="-102.4189834">
                <text:p>-102.4189834</text:p>
              </table:table-cell>
              <table:table-cell office:value-type="float" office:value="-103.9127197">
                <text:p>-103.9127197</text:p>
              </table:table-cell>
              <table:table-cell office:value-type="float" office:value="-101.7292633">
                <text:p>-101.7292633</text:p>
              </table:table-cell>
              <table:table-cell office:value-type="float" office:value="-102.2103805">
                <text:p>-102.2103805</text:p>
              </table:table-cell>
              <table:table-cell office:value-type="float" office:value="-103.1498413">
                <text:p>-103.1498413</text:p>
              </table:table-cell>
              <table:table-cell office:value-type="float" office:value="-103.0994567">
                <text:p>-103.0994567</text:p>
              </table:table-cell>
              <table:table-cell office:value-type="float" office:value="-102.7899398">
                <text:p>-102.7899398</text:p>
              </table:table-cell>
              <table:table-cell office:value-type="float" office:value="-103.7635574">
                <text:p>-103.7635574</text:p>
              </table:table-cell>
              <table:table-cell office:value-type="float" office:value="-103.4536514">
                <text:p>-103.4536514</text:p>
              </table:table-cell>
              <table:table-cell office:value-type="float" office:value="-102.9097518">
                <text:p>-102.9097518</text:p>
              </table:table-cell>
              <table:table-cell office:value-type="float" office:value="-101.9905777">
                <text:p>-101.9905777</text:p>
              </table:table-cell>
              <table:table-cell office:value-type="float" office:value="-101.566986">
                <text:p>-101.566986</text:p>
              </table:table-cell>
              <table:table-cell office:value-type="float" office:value="-103.6703872">
                <text:p>-103.6703872</text:p>
              </table:table-cell>
              <table:table-cell office:value-type="float" office:value="-103.4631805">
                <text:p>-103.4631805</text:p>
              </table:table-cell>
              <table:table-cell office:value-type="float" office:value="-101.7958221">
                <text:p>-101.7958221</text:p>
              </table:table-cell>
              <table:table-cell office:value-type="float" office:value="-102.4613113">
                <text:p>-102.4613113</text:p>
              </table:table-cell>
              <table:table-cell office:value-type="float" office:value="-103.2097625">
                <text:p>-103.2097625</text:p>
              </table:table-cell>
              <table:table-cell office:value-type="float" office:value="-102.2890625">
                <text:p>-102.2890625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2.829689">
                <text:p>-102.829689</text:p>
              </table:table-cell>
              <table:table-cell office:value-type="float" office:value="-103.0948944">
                <text:p>-103.0948944</text:p>
              </table:table-cell>
              <table:table-cell office:value-type="float" office:value="-102.3558807">
                <text:p>-102.3558807</text:p>
              </table:table-cell>
              <table:table-cell office:value-type="float" office:value="-103.1268997">
                <text:p>-103.1268997</text:p>
              </table:table-cell>
              <table:table-cell office:value-type="float" office:value="-102.7767334">
                <text:p>-102.7767334</text:p>
              </table:table-cell>
              <table:table-cell office:value-type="float" office:value="-102.2227554">
                <text:p>-102.2227554</text:p>
              </table:table-cell>
              <table:table-cell office:value-type="float" office:value="-102.3936843">
                <text:p>-102.3936843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3.2934188">
                <text:p>-103.2934188</text:p>
              </table:table-cell>
              <table:table-cell office:value-type="float" office:value="-102.1939086">
                <text:p>-102.1939086</text:p>
              </table:table-cell>
              <table:table-cell office:value-type="float" office:value="-102.2227554">
                <text:p>-102.2227554</text:p>
              </table:table-cell>
              <table:table-cell office:value-type="float" office:value="-101.7020034">
                <text:p>-101.7020034</text:p>
              </table:table-cell>
              <table:table-cell office:value-type="float" office:value="-102.8164215">
                <text:p>-102.8164215</text:p>
              </table:table-cell>
              <table:table-cell office:value-type="float" office:value="-102.4528274">
                <text:p>-102.4528274</text:p>
              </table:table-cell>
              <table:table-cell office:value-type="float" office:value="-102.8252639">
                <text:p>-102.8252639</text:p>
              </table:table-cell>
              <table:table-cell office:value-type="float" office:value="-104.6995391">
                <text:p>-104.6995391</text:p>
              </table:table-cell>
              <table:table-cell office:value-type="float" office:value="-102.6154251">
                <text:p>-102.6154251</text:p>
              </table:table-cell>
              <table:table-cell office:value-type="float" office:value="-101.8036956">
                <text:p>-101.8036956</text:p>
              </table:table-cell>
              <table:table-cell office:value-type="float" office:value="-102.4910659">
                <text:p>-102.4910659</text:p>
              </table:table-cell>
              <table:table-cell office:value-type="float" office:value="-103.0312271">
                <text:p>-103.0312271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3.8676986">
                <text:p>-103.8676986</text:p>
              </table:table-cell>
              <table:table-cell office:value-type="float" office:value="-102.7811279">
                <text:p>-102.7811279</text:p>
              </table:table-cell>
              <table:table-cell office:value-type="float" office:value="-103.1040344">
                <text:p>-103.1040344</text:p>
              </table:table-cell>
              <table:table-cell office:value-type="float" office:value="-102.5551757">
                <text:p>-102.5551757</text:p>
              </table:table-cell>
              <table:table-cell office:value-type="float" office:value="-103.6023864">
                <text:p>-103.6023864</text:p>
              </table:table-cell>
              <table:table-cell office:value-type="float" office:value="-102.8031768">
                <text:p>-102.8031768</text:p>
              </table:table-cell>
              <table:table-cell office:value-type="float" office:value="-103.1452484">
                <text:p>-103.1452484</text:p>
              </table:table-cell>
              <table:table-cell office:value-type="float" office:value="-102.6848144">
                <text:p>-102.6848144</text:p>
              </table:table-cell>
              <table:table-cell office:value-type="float" office:value="-103.1131744">
                <text:p>-103.1131744</text:p>
              </table:table-cell>
              <table:table-cell office:value-type="float" office:value="-102.4868087">
                <text:p>-102.4868087</text:p>
              </table:table-cell>
              <table:table-cell office:value-type="float" office:value="-103.1314926">
                <text:p>-103.1314926</text:p>
              </table:table-cell>
              <table:table-cell office:value-type="float" office:value="-103.256134">
                <text:p>-103.256134</text:p>
              </table:table-cell>
              <table:table-cell office:value-type="float" office:value="-102.8785324">
                <text:p>-102.8785324</text:p>
              </table:table-cell>
              <table:table-cell office:value-type="float" office:value="-102.5723419">
                <text:p>-102.5723419</text:p>
              </table:table-cell>
              <table:table-cell office:value-type="float" office:value="-102.812004">
                <text:p>-102.812004</text:p>
              </table:table-cell>
              <table:table-cell office:value-type="float" office:value="-102.3852691">
                <text:p>-102.3852691</text:p>
              </table:table-cell>
              <table:table-cell office:value-type="float" office:value="-103.2329101">
                <text:p>-103.2329101</text:p>
              </table:table-cell>
              <table:table-cell office:value-type="float" office:value="-102.3015518">
                <text:p>-102.3015518</text:p>
              </table:table-cell>
              <table:table-cell office:value-type="float" office:value="-103.8278732">
                <text:p>-103.8278732</text:p>
              </table:table-cell>
              <table:table-cell office:value-type="float" office:value="-102.2932205">
                <text:p>-102.2932205</text:p>
              </table:table-cell>
              <table:table-cell office:value-type="float" office:value="-103.0131301">
                <text:p>-103.0131301</text:p>
              </table:table-cell>
              <table:table-cell office:value-type="float" office:value="-102.9008102">
                <text:p>-102.9008102</text:p>
              </table:table-cell>
              <table:table-cell office:value-type="float" office:value="-102.4105453">
                <text:p>-102.4105453</text:p>
              </table:table-cell>
              <table:table-cell office:value-type="float" office:value="-101.7958221">
                <text:p>-101.7958221</text:p>
              </table:table-cell>
              <table:table-cell office:value-type="float" office:value="-102.1283264">
                <text:p>-102.1283264</text:p>
              </table:table-cell>
              <table:table-cell office:value-type="float" office:value="-103.0176467">
                <text:p>-103.0176467</text:p>
              </table:table-cell>
              <table:table-cell office:value-type="float" office:value="-103.0040893">
                <text:p>-103.0040893</text:p>
              </table:table-cell>
              <table:table-cell office:value-type="float" office:value="-103.4584121">
                <text:p>-103.4584121</text:p>
              </table:table-cell>
              <table:table-cell office:value-type="float" office:value="-102.8474197">
                <text:p>-102.8474197</text:p>
              </table:table-cell>
              <table:table-cell office:value-type="float" office:value="-103.6801605">
                <text:p>-103.6801605</text:p>
              </table:table-cell>
              <table:table-cell office:value-type="float" office:value="-102.6587371">
                <text:p>-102.6587371</text:p>
              </table:table-cell>
              <table:table-cell office:value-type="float" office:value="-103.2375564">
                <text:p>-103.2375564</text:p>
              </table:table-cell>
              <table:table-cell office:value-type="float" office:value="-102.8918914">
                <text:p>-102.8918914</text:p>
              </table:table-cell>
              <table:table-cell office:value-type="float" office:value="-103.7734222">
                <text:p>-103.7734222</text:p>
              </table:table-cell>
              <table:table-cell office:value-type="float" office:value="-102.1364898">
                <text:p>-102.1364898</text:p>
              </table:table-cell>
              <table:table-cell office:value-type="float" office:value="-102.1405868">
                <text:p>-102.1405868</text:p>
              </table:table-cell>
              <table:table-cell office:value-type="float" office:value="-103.9227447">
                <text:p>-103.9227447</text:p>
              </table:table-cell>
              <table:table-cell office:value-type="float" office:value="-101.4302597">
                <text:p>-101.4302597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3.5541305">
                <text:p>-103.5541305</text:p>
              </table:table-cell>
              <table:table-cell office:value-type="float" office:value="-102.6674118">
                <text:p>-102.6674118</text:p>
              </table:table-cell>
              <table:table-cell office:value-type="float" office:value="-103.0812149">
                <text:p>-103.0812149</text:p>
              </table:table-cell>
              <table:table-cell office:value-type="float" office:value="-101.4076767">
                <text:p>-101.4076767</text:p>
              </table:table-cell>
              <table:table-cell office:value-type="float" office:value="-103.4870224">
                <text:p>-103.4870224</text:p>
              </table:table-cell>
              <table:table-cell office:value-type="float" office:value="-102.4316635">
                <text:p>-102.4316635</text:p>
              </table:table-cell>
              <table:table-cell office:value-type="float" office:value="-103.022171">
                <text:p>-103.022171</text:p>
              </table:table-cell>
              <table:table-cell office:value-type="float" office:value="-103.0131301">
                <text:p>-103.0131301</text:p>
              </table:table-cell>
              <table:table-cell office:value-type="float" office:value="-103.022171">
                <text:p>-103.022171</text:p>
              </table:table-cell>
              <table:table-cell office:value-type="float" office:value="-102.3894805">
                <text:p>-102.3894805</text:p>
              </table:table-cell>
              <table:table-cell office:value-type="float" office:value="-102.7503662">
                <text:p>-102.7503662</text:p>
              </table:table-cell>
              <table:table-cell office:value-type="float" office:value="-102.6197509">
                <text:p>-102.6197509</text:p>
              </table:table-cell>
              <table:table-cell office:value-type="float" office:value="-102.2517089">
                <text:p>-102.2517089</text:p>
              </table:table-cell>
              <table:table-cell office:value-type="float" office:value="-102.8518524">
                <text:p>-102.8518524</text:p>
              </table:table-cell>
              <table:table-cell office:value-type="float" office:value="-103.2422027">
                <text:p>-103.2422027</text:p>
              </table:table-cell>
              <table:table-cell office:value-type="float" office:value="-102.6978836">
                <text:p>-102.6978836</text:p>
              </table:table-cell>
              <table:table-cell office:value-type="float" office:value="-103.1452484">
                <text:p>-103.1452484</text:p>
              </table:table-cell>
              <table:table-cell office:value-type="float" office:value="-103.8129882">
                <text:p>-103.8129882</text:p>
              </table:table-cell>
              <table:table-cell office:value-type="float" office:value="-101.9504776">
                <text:p>-101.9504776</text:p>
              </table:table-cell>
              <table:table-cell office:value-type="float" office:value="-102.0551223">
                <text:p>-102.0551223</text:p>
              </table:table-cell>
              <table:table-cell office:value-type="float" office:value="-102.0753936">
                <text:p>-102.0753936</text:p>
              </table:table-cell>
              <table:table-cell office:value-type="float" office:value="-102.1324081">
                <text:p>-102.1324081</text:p>
              </table:table-cell>
              <table:table-cell office:value-type="float" office:value="-102.5809402">
                <text:p>-102.5809402</text:p>
              </table:table-cell>
              <table:table-cell office:value-type="float" office:value="-102.5081176">
                <text:p>-102.5081176</text:p>
              </table:table-cell>
              <table:table-cell office:value-type="float" office:value="-101.7761993">
                <text:p>-101.7761993</text:p>
              </table:table-cell>
              <table:table-cell office:value-type="float" office:value="-103.5541305">
                <text:p>-103.5541305</text:p>
              </table:table-cell>
              <table:table-cell office:value-type="float" office:value="-103.0176467">
                <text:p>-103.0176467</text:p>
              </table:table-cell>
              <table:table-cell office:value-type="float" office:value="-103.5109252">
                <text:p>-103.5109252</text:p>
              </table:table-cell>
              <table:table-cell office:value-type="float" office:value="-102.6935272">
                <text:p>-102.6935272</text:p>
              </table:table-cell>
              <table:table-cell office:value-type="float" office:value="-102.9097518">
                <text:p>-102.9097518</text:p>
              </table:table-cell>
              <table:table-cell office:value-type="float" office:value="-101.8589401">
                <text:p>-101.8589401</text:p>
              </table:table-cell>
              <table:table-cell office:value-type="float" office:value="-102.2392807">
                <text:p>-102.2392807</text:p>
              </table:table-cell>
              <table:table-cell office:value-type="float" office:value="-103.1131744">
                <text:p>-103.1131744</text:p>
              </table:table-cell>
              <table:table-cell office:value-type="float" office:value="-103.5300979">
                <text:p>-103.5300979</text:p>
              </table:table-cell>
              <table:table-cell office:value-type="float" office:value="-101.926506">
                <text:p>-101.926506</text:p>
              </table:table-cell>
              <table:table-cell office:value-type="float" office:value="-103.0493774">
                <text:p>-103.0493774</text:p>
              </table:table-cell>
              <table:table-cell office:value-type="float" office:value="-103.7537002">
                <text:p>-103.7537002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3.1728439">
                <text:p>-103.1728439</text:p>
              </table:table-cell>
              <table:table-cell office:value-type="float" office:value="-102.6630783">
                <text:p>-102.6630783</text:p>
              </table:table-cell>
              <table:table-cell office:value-type="float" office:value="-102.3098907">
                <text:p>-102.3098907</text:p>
              </table:table-cell>
              <table:table-cell office:value-type="float" office:value="-102.8385543">
                <text:p>-102.8385543</text:p>
              </table:table-cell>
              <table:table-cell office:value-type="float" office:value="-102.2517089">
                <text:p>-102.2517089</text:p>
              </table:table-cell>
              <table:table-cell office:value-type="float" office:value="-102.8874359">
                <text:p>-102.8874359</text:p>
              </table:table-cell>
              <table:table-cell office:value-type="float" office:value="-102.5166549">
                <text:p>-102.5166549</text:p>
              </table:table-cell>
              <table:table-cell office:value-type="float" office:value="-102.5637588">
                <text:p>-102.5637588</text:p>
              </table:table-cell>
              <table:table-cell office:value-type="float" office:value="-102.7635345">
                <text:p>-102.7635345</text:p>
              </table:table-cell>
              <table:table-cell office:value-type="float" office:value="-102.7416">
                <text:p>-102.7416</text:p>
              </table:table-cell>
              <table:table-cell office:value-type="float" office:value="-102.5809402">
                <text:p>-102.5809402</text:p>
              </table:table-cell>
              <table:table-cell office:value-type="float" office:value="-102.6891708">
                <text:p>-102.6891708</text:p>
              </table:table-cell>
              <table:table-cell office:value-type="float" office:value="-102.7723236">
                <text:p>-102.7723236</text:p>
              </table:table-cell>
              <table:table-cell office:value-type="float" office:value="-103.8328476">
                <text:p>-103.8328476</text:p>
              </table:table-cell>
              <table:table-cell office:value-type="float" office:value="-103.5348968">
                <text:p>-103.5348968</text:p>
              </table:table-cell>
              <table:table-cell office:value-type="float" office:value="-102.7022476">
                <text:p>-102.7022476</text:p>
              </table:table-cell>
              <table:table-cell office:value-type="float" office:value="-103.0630035">
                <text:p>-103.0630035</text:p>
              </table:table-cell>
              <table:table-cell office:value-type="float" office:value="-102.4189834">
                <text:p>-102.4189834</text:p>
              </table:table-cell>
              <table:table-cell office:value-type="float" office:value="-104.0390014">
                <text:p>-104.0390014</text:p>
              </table:table-cell>
              <table:table-cell office:value-type="float" office:value="-102.5508804">
                <text:p>-102.5508804</text:p>
              </table:table-cell>
              <table:table-cell office:value-type="float" office:value="-102.8696212">
                <text:p>-102.8696212</text:p>
              </table:table-cell>
              <table:table-cell office:value-type="float" office:value="-103.288742">
                <text:p>-103.288742</text:p>
              </table:table-cell>
              <table:table-cell office:value-type="float" office:value="-102.5895614">
                <text:p>-102.5895614</text:p>
              </table:table-cell>
              <table:table-cell office:value-type="float" office:value="-103.0267028">
                <text:p>-103.0267028</text:p>
              </table:table-cell>
              <table:table-cell office:value-type="float" office:value="-103.1682357">
                <text:p>-103.1682357</text:p>
              </table:table-cell>
              <table:table-cell office:value-type="float" office:value="-103.1086044">
                <text:p>-103.1086044</text:p>
              </table:table-cell>
              <table:table-cell office:value-type="float" office:value="-102.1856765">
                <text:p>-102.1856765</text:p>
              </table:table-cell>
              <table:table-cell office:value-type="float" office:value="-103.0630035">
                <text:p>-103.0630035</text:p>
              </table:table-cell>
              <table:table-cell office:value-type="float" office:value="-102.4021148">
                <text:p>-102.4021148</text:p>
              </table:table-cell>
              <table:table-cell office:value-type="float" office:value="-102.7372207">
                <text:p>-102.7372207</text:p>
              </table:table-cell>
              <table:table-cell office:value-type="float" office:value="-103.6411819">
                <text:p>-103.6411819</text:p>
              </table:table-cell>
              <table:table-cell office:value-type="float" office:value="-102.1774597">
                <text:p>-102.1774597</text:p>
              </table:table-cell>
              <table:table-cell office:value-type="float" office:value="-102.8651809">
                <text:p>-102.8651809</text:p>
              </table:table-cell>
              <table:table-cell office:value-type="float" office:value="-102.6111145">
                <text:p>-102.6111145</text:p>
              </table:table-cell>
              <table:table-cell office:value-type="float" office:value="-103.2607879">
                <text:p>-103.2607879</text:p>
              </table:table-cell>
              <table:table-cell office:value-type="float" office:value="-102.7328414">
                <text:p>-102.7328414</text:p>
              </table:table-cell>
              <table:table-cell office:value-type="float" office:value="-103.7242126">
                <text:p>-103.7242126</text:p>
              </table:table-cell>
              <table:table-cell office:value-type="float" office:value="-102.7811279">
                <text:p>-102.7811279</text:p>
              </table:table-cell>
              <table:table-cell office:value-type="float" office:value="-103.0857772">
                <text:p>-103.0857772</text:p>
              </table:table-cell>
              <table:table-cell office:value-type="float" office:value="-103.2794189">
                <text:p>-103.2794189</text:p>
              </table:table-cell>
              <table:table-cell office:value-type="float" office:value="-102.954544">
                <text:p>-102.954544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3.2934188">
                <text:p>-103.2934188</text:p>
              </table:table-cell>
              <table:table-cell office:value-type="float" office:value="-103.1406631">
                <text:p>-103.1406631</text:p>
              </table:table-cell>
              <table:table-cell office:value-type="float" office:value="-102.3978958">
                <text:p>-102.3978958</text:p>
              </table:table-cell>
              <table:table-cell office:value-type="float" office:value="-103.6655197">
                <text:p>-103.6655197</text:p>
              </table:table-cell>
              <table:table-cell office:value-type="float" office:value="-103.0493774">
                <text:p>-103.0493774</text:p>
              </table:table-cell>
              <table:table-cell office:value-type="float" office:value="-101.8470764">
                <text:p>-101.8470764</text:p>
              </table:table-cell>
              <table:table-cell office:value-type="float" office:value="-102.1980209">
                <text:p>-102.1980209</text:p>
              </table:table-cell>
              <table:table-cell office:value-type="float" office:value="-102.5637588">
                <text:p>-102.5637588</text:p>
              </table:table-cell>
              <table:table-cell office:value-type="float" office:value="-102.214508">
                <text:p>-102.214508</text:p>
              </table:table-cell>
              <table:table-cell office:value-type="float" office:value="-102.3433075">
                <text:p>-102.3433075</text:p>
              </table:table-cell>
              <table:table-cell office:value-type="float" office:value="-103.022171">
                <text:p>-103.022171</text:p>
              </table:table-cell>
              <table:table-cell office:value-type="float" office:value="-103.223648">
                <text:p>-103.223648</text:p>
              </table:table-cell>
              <table:table-cell office:value-type="float" office:value="-102.5294723">
                <text:p>-102.5294723</text:p>
              </table:table-cell>
              <table:table-cell office:value-type="float" office:value="-103.3778839">
                <text:p>-103.3778839</text:p>
              </table:table-cell>
              <table:table-cell office:value-type="float" office:value="-102.2807464">
                <text:p>-102.2807464</text:p>
              </table:table-cell>
              <table:table-cell office:value-type="float" office:value="-102.9410781">
                <text:p>-102.9410781</text:p>
              </table:table-cell>
              <table:table-cell office:value-type="float" office:value="-102.0066757">
                <text:p>-102.0066757</text:p>
              </table:table-cell>
              <table:table-cell office:value-type="float" office:value="-102.3726654">
                <text:p>-102.3726654</text:p>
              </table:table-cell>
              <table:table-cell office:value-type="float" office:value="-103.6023864">
                <text:p>-103.6023864</text:p>
              </table:table-cell>
              <table:table-cell office:value-type="float" office:value="-104.1207962">
                <text:p>-104.1207962</text:p>
              </table:table-cell>
              <table:table-cell office:value-type="float" office:value="-103.4014892">
                <text:p>-103.4014892</text:p>
              </table:table-cell>
              <table:table-cell office:value-type="float" office:value="-102.1283264">
                <text:p>-102.1283264</text:p>
              </table:table-cell>
              <table:table-cell office:value-type="float" office:value="-102.1201553">
                <text:p>-102.1201553</text:p>
              </table:table-cell>
              <table:table-cell office:value-type="float" office:value="-102.7459869">
                <text:p>-102.7459869</text:p>
              </table:table-cell>
              <table:table-cell office:value-type="float" office:value="-102.6978836">
                <text:p>-102.6978836</text:p>
              </table:table-cell>
              <table:table-cell office:value-type="float" office:value="-102.4021148">
                <text:p>-102.4021148</text:p>
              </table:table-cell>
              <table:table-cell office:value-type="float" office:value="-102.7811279">
                <text:p>-102.7811279</text:p>
              </table:table-cell>
              <table:table-cell office:value-type="float" office:value="-102.6154251">
                <text:p>-102.6154251</text:p>
              </table:table-cell>
              <table:table-cell office:value-type="float" office:value="-102.9097518">
                <text:p>-102.9097518</text:p>
              </table:table-cell>
              <table:table-cell office:value-type="float" office:value="-102.7679367">
                <text:p>-102.7679367</text:p>
              </table:table-cell>
              <table:table-cell office:value-type="float" office:value="-102.9680252">
                <text:p>-102.9680252</text:p>
              </table:table-cell>
              <table:table-cell office:value-type="float" office:value="-103.3402328">
                <text:p>-103.3402328</text:p>
              </table:table-cell>
              <table:table-cell office:value-type="float" office:value="-103.022171">
                <text:p>-103.022171</text:p>
              </table:table-cell>
              <table:table-cell office:value-type="float" office:value="-101.7448806">
                <text:p>-101.7448806</text:p>
              </table:table-cell>
              <table:table-cell office:value-type="float" office:value="-102.9635238">
                <text:p>-102.9635238</text:p>
              </table:table-cell>
              <table:table-cell office:value-type="float" office:value="-103.2097625">
                <text:p>-103.2097625</text:p>
              </table:table-cell>
              <table:table-cell office:value-type="float" office:value="-102.0997848">
                <text:p>-102.0997848</text:p>
              </table:table-cell>
              <table:table-cell office:value-type="float" office:value="-103.223648">
                <text:p>-103.223648</text:p>
              </table:table-cell>
              <table:table-cell office:value-type="float" office:value="-103.1268997">
                <text:p>-103.1268997</text:p>
              </table:table-cell>
              <table:table-cell office:value-type="float" office:value="-102.914215">
                <text:p>-102.914215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3.3731613">
                <text:p>-103.3731613</text:p>
              </table:table-cell>
              <table:table-cell office:value-type="float" office:value="-102.4443588">
                <text:p>-102.4443588</text:p>
              </table:table-cell>
              <table:table-cell office:value-type="float" office:value="-103.2005157">
                <text:p>-103.2005157</text:p>
              </table:table-cell>
              <table:table-cell office:value-type="float" office:value="-102.5209198">
                <text:p>-102.5209198</text:p>
              </table:table-cell>
              <table:table-cell office:value-type="float" office:value="-102.9635238">
                <text:p>-102.9635238</text:p>
              </table:table-cell>
              <table:table-cell office:value-type="float" office:value="-103.4917984">
                <text:p>-103.4917984</text:p>
              </table:table-cell>
              <table:table-cell office:value-type="float" office:value="-104.5148468">
                <text:p>-104.5148468</text:p>
              </table:table-cell>
              <table:table-cell office:value-type="float" office:value="-102.9815368">
                <text:p>-102.9815368</text:p>
              </table:table-cell>
              <table:table-cell office:value-type="float" office:value="-103.7586288">
                <text:p>-103.7586288</text:p>
              </table:table-cell>
              <table:table-cell office:value-type="float" office:value="-103.2282867">
                <text:p>-103.2282867</text:p>
              </table:table-cell>
              <table:table-cell office:value-type="float" office:value="-103.5878753">
                <text:p>-103.5878753</text:p>
              </table:table-cell>
              <table:table-cell office:value-type="float" office:value="-102.6674118">
                <text:p>-102.6674118</text:p>
              </table:table-cell>
              <table:table-cell office:value-type="float" office:value="-103.7094955">
                <text:p>-103.7094955</text:p>
              </table:table-cell>
              <table:table-cell office:value-type="float" office:value="-102.3936843">
                <text:p>-102.3936843</text:p>
              </table:table-cell>
              <table:table-cell office:value-type="float" office:value="-102.8031768">
                <text:p>-102.8031768</text:p>
              </table:table-cell>
              <table:table-cell office:value-type="float" office:value="-103.0948944">
                <text:p>-103.0948944</text:p>
              </table:table-cell>
              <table:table-cell office:value-type="float" office:value="-101.6748352">
                <text:p>-101.6748352</text:p>
              </table:table-cell>
              <table:table-cell office:value-type="float" office:value="-103.4062194">
                <text:p>-103.4062194</text:p>
              </table:table-cell>
              <table:table-cell office:value-type="float" office:value="-102.4825592">
                <text:p>-102.4825592</text:p>
              </table:table-cell>
              <table:table-cell office:value-type="float" office:value="-102.8075866">
                <text:p>-102.8075866</text:p>
              </table:table-cell>
              <table:table-cell office:value-type="float" office:value="-103.2329101">
                <text:p>-103.2329101</text:p>
              </table:table-cell>
              <table:table-cell office:value-type="float" office:value="-102.1283264">
                <text:p>-102.1283264</text:p>
              </table:table-cell>
              <table:table-cell office:value-type="float" office:value="-102.9995651">
                <text:p>-102.9995651</text:p>
              </table:table-cell>
              <table:table-cell office:value-type="float" office:value="-102.6717605">
                <text:p>-102.6717605</text:p>
              </table:table-cell>
              <table:table-cell office:value-type="float" office:value="-103.477478">
                <text:p>-103.477478</text:p>
              </table:table-cell>
              <table:table-cell office:value-type="float" office:value="-102.3098907">
                <text:p>-102.3098907</text:p>
              </table:table-cell>
              <table:table-cell office:value-type="float" office:value="-103.1131744">
                <text:p>-103.1131744</text:p>
              </table:table-cell>
              <table:table-cell office:value-type="float" office:value="-102.3810653">
                <text:p>-102.3810653</text:p>
              </table:table-cell>
              <table:table-cell office:value-type="float" office:value="-102.4316635">
                <text:p>-102.4316635</text:p>
              </table:table-cell>
              <table:table-cell office:value-type="float" office:value="-103.5637588">
                <text:p>-103.5637588</text:p>
              </table:table-cell>
              <table:table-cell office:value-type="float" office:value="-102.1897964">
                <text:p>-102.1897964</text:p>
              </table:table-cell>
              <table:table-cell office:value-type="float" office:value="-102.9725265">
                <text:p>-102.9725265</text:p>
              </table:table-cell>
              <table:table-cell office:value-type="float" office:value="-103.8080291">
                <text:p>-103.8080291</text:p>
              </table:table-cell>
              <table:table-cell office:value-type="float" office:value="-102.4063262">
                <text:p>-102.4063262</text:p>
              </table:table-cell>
              <table:table-cell office:value-type="float" office:value="-102.5809402">
                <text:p>-102.5809402</text:p>
              </table:table-cell>
              <table:table-cell office:value-type="float" office:value="-103.2980804">
                <text:p>-103.2980804</text:p>
              </table:table-cell>
              <table:table-cell office:value-type="float" office:value="-102.4105453">
                <text:p>-102.4105453</text:p>
              </table:table-cell>
              <table:table-cell office:value-type="float" office:value="-102.5895614">
                <text:p>-102.5895614</text:p>
              </table:table-cell>
              <table:table-cell office:value-type="float" office:value="-102.5337524">
                <text:p>-102.5337524</text:p>
              </table:table-cell>
              <table:table-cell office:value-type="float" office:value="-101.6709594">
                <text:p>-101.6709594</text:p>
              </table:table-cell>
              <table:table-cell office:value-type="float" office:value="-102.7328414">
                <text:p>-102.7328414</text:p>
              </table:table-cell>
              <table:table-cell office:value-type="float" office:value="-102.7503662">
                <text:p>-102.7503662</text:p>
              </table:table-cell>
              <table:table-cell office:value-type="float" office:value="-102.7022476">
                <text:p>-102.7022476</text:p>
              </table:table-cell>
              <table:table-cell office:value-type="float" office:value="-102.4021148">
                <text:p>-102.4021148</text:p>
              </table:table-cell>
              <table:table-cell office:value-type="float" office:value="-101.6361618">
                <text:p>-101.6361618</text:p>
              </table:table-cell>
              <table:table-cell office:value-type="float" office:value="-102.9276351">
                <text:p>-102.9276351</text:p>
              </table:table-cell>
              <table:table-cell office:value-type="float" office:value="-103.1498413">
                <text:p>-103.1498413</text:p>
              </table:table-cell>
              <table:table-cell office:value-type="float" office:value="-103.307434">
                <text:p>-103.307434</text:p>
              </table:table-cell>
              <table:table-cell office:value-type="float" office:value="-102.6717605">
                <text:p>-102.6717605</text:p>
              </table:table-cell>
              <table:table-cell office:value-type="float" office:value="-102.334938">
                <text:p>-102.334938</text:p>
              </table:table-cell>
              <table:table-cell office:value-type="float" office:value="-103.2794189">
                <text:p>-103.2794189</text:p>
              </table:table-cell>
              <table:table-cell office:value-type="float" office:value="-103.0357589">
                <text:p>-103.0357589</text:p>
              </table:table-cell>
              <table:table-cell office:value-type="float" office:value="-103.0812149">
                <text:p>-103.0812149</text:p>
              </table:table-cell>
              <table:table-cell office:value-type="float" office:value="-102.1856765">
                <text:p>-102.1856765</text:p>
              </table:table-cell>
              <table:table-cell office:value-type="float" office:value="-103.4346542">
                <text:p>-103.4346542</text:p>
              </table:table-cell>
              <table:table-cell office:value-type="float" office:value="-102.1487655">
                <text:p>-102.1487655</text:p>
              </table:table-cell>
              <table:table-cell office:value-type="float" office:value="-103.9731063">
                <text:p>-103.9731063</text:p>
              </table:table-cell>
              <table:table-cell office:value-type="float" office:value="-102.4316635">
                <text:p>-102.4316635</text:p>
              </table:table-cell>
              <table:table-cell office:value-type="float" office:value="-102.8963546">
                <text:p>-102.8963546</text:p>
              </table:table-cell>
              <table:table-cell office:value-type="float" office:value="-102.9860382">
                <text:p>-102.9860382</text:p>
              </table:table-cell>
              <table:table-cell office:value-type="float" office:value="-102.4868087">
                <text:p>-102.4868087</text:p>
              </table:table-cell>
              <table:table-cell office:value-type="float" office:value="-103.1728439">
                <text:p>-103.1728439</text:p>
              </table:table-cell>
              <table:table-cell office:value-type="float" office:value="-102.4189834">
                <text:p>-102.4189834</text:p>
              </table:table-cell>
              <table:table-cell office:value-type="float" office:value="-102.5938568">
                <text:p>-102.5938568</text:p>
              </table:table-cell>
              <table:table-cell office:value-type="float" office:value="-103.090332">
                <text:p>-103.090332</text:p>
              </table:table-cell>
              <table:table-cell office:value-type="float" office:value="-102.8385543">
                <text:p>-102.8385543</text:p>
              </table:table-cell>
              <table:table-cell office:value-type="float" office:value="-102.9008102">
                <text:p>-102.9008102</text:p>
              </table:table-cell>
              <table:table-cell office:value-type="float" office:value="-102.0066757">
                <text:p>-102.0066757</text:p>
              </table:table-cell>
              <table:table-cell office:value-type="float" office:value="-102.8562927">
                <text:p>-102.8562927</text:p>
              </table:table-cell>
              <table:table-cell office:value-type="float" office:value="-102.8031768">
                <text:p>-102.8031768</text:p>
              </table:table-cell>
              <table:table-cell office:value-type="float" office:value="-103.2980804">
                <text:p>-103.2980804</text:p>
              </table:table-cell>
              <table:table-cell office:value-type="float" office:value="-102.0753936">
                <text:p>-102.0753936</text:p>
              </table:table-cell>
              <table:table-cell office:value-type="float" office:value="-103.1452484">
                <text:p>-103.1452484</text:p>
              </table:table-cell>
              <table:table-cell office:value-type="float" office:value="-102.7591476">
                <text:p>-102.7591476</text:p>
              </table:table-cell>
              <table:table-cell office:value-type="float" office:value="-103.2468414">
                <text:p>-103.2468414</text:p>
              </table:table-cell>
              <table:table-cell office:value-type="float" office:value="-102.7197189">
                <text:p>-102.7197189</text:p>
              </table:table-cell>
              <table:table-cell office:value-type="float" office:value="-103.9227447">
                <text:p>-103.9227447</text:p>
              </table:table-cell>
              <table:table-cell office:value-type="float" office:value="-102.5594635">
                <text:p>-102.5594635</text:p>
              </table:table-cell>
              <table:table-cell office:value-type="float" office:value="-102.2021408">
                <text:p>-102.2021408</text:p>
              </table:table-cell>
              <table:table-cell office:value-type="float" office:value="-102.1897964">
                <text:p>-102.1897964</text:p>
              </table:table-cell>
              <table:table-cell office:value-type="float" office:value="-102.812004">
                <text:p>-102.812004</text:p>
              </table:table-cell>
              <table:table-cell office:value-type="float" office:value="-102.1446685">
                <text:p>-102.1446685</text:p>
              </table:table-cell>
              <table:table-cell office:value-type="float" office:value="-102.9995651">
                <text:p>-102.9995651</text:p>
              </table:table-cell>
              <table:table-cell office:value-type="float" office:value="-103.3590393">
                <text:p>-103.3590393</text:p>
              </table:table-cell>
              <table:table-cell office:value-type="float" office:value="-102.5508804">
                <text:p>-102.5508804</text:p>
              </table:table-cell>
              <table:table-cell office:value-type="float" office:value="-103.3261642">
                <text:p>-103.3261642</text:p>
              </table:table-cell>
              <table:table-cell office:value-type="float" office:value="-103.2005157">
                <text:p>-103.2005157</text:p>
              </table:table-cell>
              <table:table-cell office:value-type="float" office:value="-102.7591476">
                <text:p>-102.7591476</text:p>
              </table:table-cell>
              <table:table-cell office:value-type="float" office:value="-101.5861434">
                <text:p>-101.5861434</text:p>
              </table:table-cell>
              <table:table-cell office:value-type="float" office:value="-102.1856765">
                <text:p>-102.1856765</text:p>
              </table:table-cell>
              <table:table-cell office:value-type="float" office:value="-103.5348968">
                <text:p>-103.5348968</text:p>
              </table:table-cell>
              <table:table-cell office:value-type="float" office:value="-102.1528625">
                <text:p>-102.1528625</text:p>
              </table:table-cell>
              <table:table-cell office:value-type="float" office:value="-103.7242126">
                <text:p>-103.7242126</text:p>
              </table:table-cell>
              <table:table-cell office:value-type="float" office:value="-103.1544342">
                <text:p>-103.1544342</text:p>
              </table:table-cell>
              <table:table-cell office:value-type="float" office:value="-103.4204177">
                <text:p>-103.4204177</text:p>
              </table:table-cell>
              <table:table-cell office:value-type="float" office:value="-102.9008102">
                <text:p>-102.9008102</text:p>
              </table:table-cell>
              <table:table-cell office:value-type="float" office:value="-102.7197189">
                <text:p>-102.7197189</text:p>
              </table:table-cell>
              <table:table-cell office:value-type="float" office:value="-103.5685806">
                <text:p>-103.5685806</text:p>
              </table:table-cell>
              <table:table-cell office:value-type="float" office:value="-102.1528625">
                <text:p>-102.1528625</text:p>
              </table:table-cell>
              <table:table-cell office:value-type="float" office:value="-103.1958923">
                <text:p>-103.1958923</text:p>
              </table:table-cell>
              <table:table-cell office:value-type="float" office:value="-102.5081176">
                <text:p>-102.5081176</text:p>
              </table:table-cell>
              <table:table-cell office:value-type="float" office:value="-102.0470275">
                <text:p>-102.0470275</text:p>
              </table:table-cell>
              <table:table-cell office:value-type="float" office:value="-102.2848968">
                <text:p>-102.2848968</text:p>
              </table:table-cell>
              <table:table-cell office:value-type="float" office:value="-102.022789">
                <text:p>-102.022789</text:p>
              </table:table-cell>
              <table:table-cell office:value-type="float" office:value="-103.4393997">
                <text:p>-103.4393997</text:p>
              </table:table-cell>
              <table:table-cell office:value-type="float" office:value="-102.2682876">
                <text:p>-102.2682876</text:p>
              </table:table-cell>
              <table:table-cell office:value-type="float" office:value="-104.1516723">
                <text:p>-104.1516723</text:p>
              </table:table-cell>
              <table:table-cell office:value-type="float" office:value="-101.5135574">
                <text:p>-101.5135574</text:p>
              </table:table-cell>
              <table:table-cell office:value-type="float" office:value="-101.8391647">
                <text:p>-101.8391647</text:p>
              </table:table-cell>
              <table:table-cell office:value-type="float" office:value="-102.9276351">
                <text:p>-102.9276351</text:p>
              </table:table-cell>
              <table:table-cell office:value-type="float" office:value="-102.231018">
                <text:p>-102.231018</text:p>
              </table:table-cell>
              <table:table-cell office:value-type="float" office:value="-103.6509094">
                <text:p>-103.6509094</text:p>
              </table:table-cell>
              <table:table-cell office:value-type="float" office:value="-102.6674118">
                <text:p>-102.6674118</text:p>
              </table:table-cell>
              <table:table-cell office:value-type="float" office:value="-103.1086044">
                <text:p>-103.1086044</text:p>
              </table:table-cell>
              <table:table-cell office:value-type="float" office:value="-102.8963546">
                <text:p>-102.8963546</text:p>
              </table:table-cell>
              <table:table-cell office:value-type="float" office:value="-103.3214798">
                <text:p>-103.3214798</text:p>
              </table:table-cell>
              <table:table-cell office:value-type="float" office:value="-102.4105453">
                <text:p>-102.4105453</text:p>
              </table:table-cell>
              <table:table-cell office:value-type="float" office:value="-102.6111145">
                <text:p>-102.6111145</text:p>
              </table:table-cell>
              <table:table-cell office:value-type="float" office:value="-101.6903533">
                <text:p>-101.6903533</text:p>
              </table:table-cell>
              <table:table-cell office:value-type="float" office:value="-102.107933">
                <text:p>-102.107933</text:p>
              </table:table-cell>
              <table:table-cell office:value-type="float" office:value="-103.3590393">
                <text:p>-103.3590393</text:p>
              </table:table-cell>
              <table:table-cell office:value-type="float" office:value="-102.4189834">
                <text:p>-102.4189834</text:p>
              </table:table-cell>
              <table:table-cell office:value-type="float" office:value="-102.3224105">
                <text:p>-102.3224105</text:p>
              </table:table-cell>
              <table:table-cell office:value-type="float" office:value="-102.4953231">
                <text:p>-102.4953231</text:p>
              </table:table-cell>
              <table:table-cell office:value-type="float" office:value="-103.3778839">
                <text:p>-103.3778839</text:p>
              </table:table-cell>
              <table:table-cell office:value-type="float" office:value="-102.2932205">
                <text:p>-102.2932205</text:p>
              </table:table-cell>
              <table:table-cell office:value-type="float" office:value="-102.0268249">
                <text:p>-102.0268249</text:p>
              </table:table-cell>
              <table:table-cell office:value-type="float" office:value="-103.3027572">
                <text:p>-103.3027572</text:p>
              </table:table-cell>
              <table:table-cell office:value-type="float" office:value="-103.0948944">
                <text:p>-103.0948944</text:p>
              </table:table-cell>
              <table:table-cell office:value-type="float" office:value="-102.4105453">
                <text:p>-102.4105453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2.954544">
                <text:p>-102.954544</text:p>
              </table:table-cell>
              <table:table-cell office:value-type="float" office:value="-103.1728439">
                <text:p>-103.1728439</text:p>
              </table:table-cell>
              <table:table-cell office:value-type="float" office:value="-103.0948944">
                <text:p>-103.0948944</text:p>
              </table:table-cell>
              <table:table-cell office:value-type="float" office:value="-102.4570694">
                <text:p>-102.4570694</text:p>
              </table:table-cell>
              <table:table-cell office:value-type="float" office:value="-103.1040344">
                <text:p>-103.1040344</text:p>
              </table:table-cell>
              <table:table-cell office:value-type="float" office:value="-103.501358">
                <text:p>-103.501358</text:p>
              </table:table-cell>
              <table:table-cell office:value-type="float" office:value="-103.738945">
                <text:p>-103.738945</text:p>
              </table:table-cell>
              <table:table-cell office:value-type="float" office:value="-101.8906707">
                <text:p>-101.8906707</text:p>
              </table:table-cell>
              <table:table-cell office:value-type="float" office:value="-102.5594635">
                <text:p>-102.5594635</text:p>
              </table:table-cell>
              <table:table-cell office:value-type="float" office:value="-103.4441528">
                <text:p>-103.4441528</text:p>
              </table:table-cell>
              <table:table-cell office:value-type="float" office:value="-102.680458">
                <text:p>-102.680458</text:p>
              </table:table-cell>
              <table:table-cell office:value-type="float" office:value="-102.2932205">
                <text:p>-102.2932205</text:p>
              </table:table-cell>
              <table:table-cell office:value-type="float" office:value="-103.0493774">
                <text:p>-103.0493774</text:p>
              </table:table-cell>
              <table:table-cell office:value-type="float" office:value="-102.7066116">
                <text:p>-102.7066116</text:p>
              </table:table-cell>
              <table:table-cell office:value-type="float" office:value="-102.8031768">
                <text:p>-102.8031768</text:p>
              </table:table-cell>
              <table:table-cell office:value-type="float" office:value="-103.2514877">
                <text:p>-103.2514877</text:p>
              </table:table-cell>
              <table:table-cell office:value-type="float" office:value="-102.6154251">
                <text:p>-102.6154251</text:p>
              </table:table-cell>
              <table:table-cell office:value-type="float" office:value="-102.9950637">
                <text:p>-102.9950637</text:p>
              </table:table-cell>
              <table:table-cell office:value-type="float" office:value="-102.7372207">
                <text:p>-102.7372207</text:p>
              </table:table-cell>
              <table:table-cell office:value-type="float" office:value="-102.1897964">
                <text:p>-102.1897964</text:p>
              </table:table-cell>
              <table:table-cell office:value-type="float" office:value="-102.4189834">
                <text:p>-102.4189834</text:p>
              </table:table-cell>
              <table:table-cell office:value-type="float" office:value="-102.4358902">
                <text:p>-102.4358902</text:p>
              </table:table-cell>
              <table:table-cell office:value-type="float" office:value="-102.3057174">
                <text:p>-102.3057174</text:p>
              </table:table-cell>
              <table:table-cell office:value-type="float" office:value="-103.1040344">
                <text:p>-103.1040344</text:p>
              </table:table-cell>
              <table:table-cell office:value-type="float" office:value="-103.0267028">
                <text:p>-103.0267028</text:p>
              </table:table-cell>
              <table:table-cell office:value-type="float" office:value="-102.7066116">
                <text:p>-102.7066116</text:p>
              </table:table-cell>
              <table:table-cell office:value-type="float" office:value="-102.2765884">
                <text:p>-102.2765884</text:p>
              </table:table-cell>
              <table:table-cell office:value-type="float" office:value="-102.8208389">
                <text:p>-102.8208389</text:p>
              </table:table-cell>
              <table:table-cell office:value-type="float" office:value="-103.307434">
                <text:p>-103.307434</text:p>
              </table:table-cell>
              <table:table-cell office:value-type="float" office:value="-102.3852691">
                <text:p>-102.3852691</text:p>
              </table:table-cell>
              <table:table-cell office:value-type="float" office:value="-101.6091995">
                <text:p>-101.6091995</text:p>
              </table:table-cell>
              <table:table-cell office:value-type="float" office:value="-102.1120071">
                <text:p>-102.1120071</text:p>
              </table:table-cell>
              <table:table-cell office:value-type="float" office:value="-102.414772">
                <text:p>-102.414772</text:p>
              </table:table-cell>
              <table:table-cell office:value-type="float" office:value="-102.5852508">
                <text:p>-102.5852508</text:p>
              </table:table-cell>
              <table:table-cell office:value-type="float" office:value="-103.2329101">
                <text:p>-103.2329101</text:p>
              </table:table-cell>
              <table:table-cell office:value-type="float" office:value="-102.4740524">
                <text:p>-102.4740524</text:p>
              </table:table-cell>
              <table:table-cell office:value-type="float" office:value="-103.3027572">
                <text:p>-103.3027572</text:p>
              </table:table-cell>
              <table:table-cell office:value-type="float" office:value="-103.4536514">
                <text:p>-103.4536514</text:p>
              </table:table-cell>
              <table:table-cell office:value-type="float" office:value="-103.6411819">
                <text:p>-103.6411819</text:p>
              </table:table-cell>
              <table:table-cell office:value-type="float" office:value="-103.7882385">
                <text:p>-103.7882385</text:p>
              </table:table-cell>
              <table:table-cell office:value-type="float" office:value="-102.2765884">
                <text:p>-102.2765884</text:p>
              </table:table-cell>
              <table:table-cell office:value-type="float" office:value="-103.0766601">
                <text:p>-103.0766601</text:p>
              </table:table-cell>
              <table:table-cell office:value-type="float" office:value="-103.117752">
                <text:p>-103.117752</text:p>
              </table:table-cell>
              <table:table-cell office:value-type="float" office:value="-103.0267028">
                <text:p>-103.0267028</text:p>
              </table:table-cell>
              <table:table-cell office:value-type="float" office:value="-103.2607879">
                <text:p>-103.2607879</text:p>
              </table:table-cell>
              <table:table-cell office:value-type="float" office:value="-103.7586288">
                <text:p>-103.7586288</text:p>
              </table:table-cell>
              <table:table-cell office:value-type="float" office:value="-103.1268997">
                <text:p>-103.1268997</text:p>
              </table:table-cell>
              <table:table-cell office:value-type="float" office:value="-103.3355484">
                <text:p>-103.3355484</text:p>
              </table:table-cell>
              <table:table-cell office:value-type="float" office:value="-103.0630035">
                <text:p>-103.0630035</text:p>
              </table:table-cell>
              <table:table-cell office:value-type="float" office:value="-103.0040893">
                <text:p>-103.0040893</text:p>
              </table:table-cell>
              <table:table-cell office:value-type="float" office:value="-103.1682357">
                <text:p>-103.1682357</text:p>
              </table:table-cell>
              <table:table-cell office:value-type="float" office:value="-103.2794189">
                <text:p>-103.2794189</text:p>
              </table:table-cell>
              <table:table-cell office:value-type="float" office:value="-102.7811279">
                <text:p>-102.7811279</text:p>
              </table:table-cell>
              <table:table-cell office:value-type="float" office:value="-101.8036956">
                <text:p>-101.8036956</text:p>
              </table:table-cell>
              <table:table-cell office:value-type="float" office:value="-103.1406631">
                <text:p>-103.1406631</text:p>
              </table:table-cell>
              <table:table-cell office:value-type="float" office:value="-102.6935272">
                <text:p>-102.6935272</text:p>
              </table:table-cell>
              <table:table-cell office:value-type="float" office:value="-102.6370544">
                <text:p>-102.6370544</text:p>
              </table:table-cell>
              <table:table-cell office:value-type="float" office:value="-102.812004">
                <text:p>-102.812004</text:p>
              </table:table-cell>
              <table:table-cell office:value-type="float" office:value="-103.5253067">
                <text:p>-103.5253067</text:p>
              </table:table-cell>
              <table:table-cell office:value-type="float" office:value="-103.3684539">
                <text:p>-103.3684539</text:p>
              </table:table-cell>
              <table:table-cell office:value-type="float" office:value="-102.8874359">
                <text:p>-102.8874359</text:p>
              </table:table-cell>
              <table:table-cell office:value-type="float" office:value="-102.3433075">
                <text:p>-102.3433075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4.193016">
                <text:p>-104.193016</text:p>
              </table:table-cell>
              <table:table-cell office:value-type="float" office:value="-102.4316635">
                <text:p>-102.4316635</text:p>
              </table:table-cell>
              <table:table-cell office:value-type="float" office:value="-102.7635345">
                <text:p>-102.7635345</text:p>
              </table:table-cell>
              <table:table-cell office:value-type="float" office:value="-102.0308609">
                <text:p>-102.0308609</text:p>
              </table:table-cell>
              <table:table-cell office:value-type="float" office:value="-103.5445098">
                <text:p>-103.5445098</text:p>
              </table:table-cell>
              <table:table-cell office:value-type="float" office:value="-103.2422027">
                <text:p>-103.2422027</text:p>
              </table:table-cell>
              <table:table-cell office:value-type="float" office:value="-103.4536514">
                <text:p>-103.4536514</text:p>
              </table:table-cell>
              <table:table-cell office:value-type="float" office:value="-103.7882385">
                <text:p>-103.7882385</text:p>
              </table:table-cell>
              <table:table-cell office:value-type="float" office:value="-102.9008102">
                <text:p>-102.9008102</text:p>
              </table:table-cell>
              <table:table-cell office:value-type="float" office:value="-103.0857772">
                <text:p>-103.0857772</text:p>
              </table:table-cell>
              <table:table-cell office:value-type="float" office:value="-103.2747573">
                <text:p>-103.2747573</text:p>
              </table:table-cell>
              <table:table-cell office:value-type="float" office:value="-103.6801605">
                <text:p>-103.6801605</text:p>
              </table:table-cell>
              <table:table-cell office:value-type="float" office:value="-102.2890625">
                <text:p>-102.2890625</text:p>
              </table:table-cell>
              <table:table-cell office:value-type="float" office:value="-103.7438583">
                <text:p>-103.7438583</text:p>
              </table:table-cell>
              <table:table-cell office:value-type="float" office:value="-103.0630035">
                <text:p>-103.0630035</text:p>
              </table:table-cell>
              <table:table-cell office:value-type="float" office:value="-102.5809402">
                <text:p>-102.5809402</text:p>
              </table:table-cell>
              <table:table-cell office:value-type="float" office:value="-102.0632247">
                <text:p>-102.0632247</text:p>
              </table:table-cell>
              <table:table-cell office:value-type="float" office:value="-101.8549881">
                <text:p>-101.8549881</text:p>
              </table:table-cell>
              <table:table-cell office:value-type="float" office:value="-103.2747573">
                <text:p>-103.2747573</text:p>
              </table:table-cell>
              <table:table-cell office:value-type="float" office:value="-102.7767334">
                <text:p>-102.7767334</text:p>
              </table:table-cell>
              <table:table-cell office:value-type="float" office:value="-102.9950637">
                <text:p>-102.9950637</text:p>
              </table:table-cell>
              <table:table-cell office:value-type="float" office:value="-102.3265838">
                <text:p>-102.3265838</text:p>
              </table:table-cell>
              <table:table-cell office:value-type="float" office:value="-103.1406631">
                <text:p>-103.1406631</text:p>
              </table:table-cell>
              <table:table-cell office:value-type="float" office:value="-102.914215">
                <text:p>-102.914215</text:p>
              </table:table-cell>
              <table:table-cell office:value-type="float" office:value="-102.334938">
                <text:p>-102.334938</text:p>
              </table:table-cell>
              <table:table-cell office:value-type="float" office:value="-103.963005">
                <text:p>-103.963005</text:p>
              </table:table-cell>
              <table:table-cell office:value-type="float" office:value="-102.9590377">
                <text:p>-102.9590377</text:p>
              </table:table-cell>
              <table:table-cell office:value-type="float" office:value="-103.2607879">
                <text:p>-103.2607879</text:p>
              </table:table-cell>
              <table:table-cell office:value-type="float" office:value="-102.4698028">
                <text:p>-102.4698028</text:p>
              </table:table-cell>
              <table:table-cell office:value-type="float" office:value="-103.4014892">
                <text:p>-103.4014892</text:p>
              </table:table-cell>
              <table:table-cell office:value-type="float" office:value="-102.9186859">
                <text:p>-102.9186859</text:p>
              </table:table-cell>
              <table:table-cell office:value-type="float" office:value="-102.8918914">
                <text:p>-102.8918914</text:p>
              </table:table-cell>
              <table:table-cell office:value-type="float" office:value="-103.0402984">
                <text:p>-103.0402984</text:p>
              </table:table-cell>
              <table:table-cell office:value-type="float" office:value="-102.602478">
                <text:p>-102.602478</text:p>
              </table:table-cell>
              <table:table-cell office:value-type="float" office:value="-102.6935272">
                <text:p>-102.6935272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4.193016">
                <text:p>-104.193016</text:p>
              </table:table-cell>
              <table:table-cell office:value-type="float" office:value="-102.5337524">
                <text:p>-102.5337524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2.5637588">
                <text:p>-102.5637588</text:p>
              </table:table-cell>
              <table:table-cell office:value-type="float" office:value="-103.5637588">
                <text:p>-103.5637588</text:p>
              </table:table-cell>
              <table:table-cell office:value-type="float" office:value="-103.3684539">
                <text:p>-103.3684539</text:p>
              </table:table-cell>
              <table:table-cell office:value-type="float" office:value="-103.1314926">
                <text:p>-103.1314926</text:p>
              </table:table-cell>
              <table:table-cell office:value-type="float" office:value="-103.4393997">
                <text:p>-103.4393997</text:p>
              </table:table-cell>
              <table:table-cell office:value-type="float" office:value="-103.6217575">
                <text:p>-103.6217575</text:p>
              </table:table-cell>
              <table:table-cell office:value-type="float" office:value="-102.7635345">
                <text:p>-102.7635345</text:p>
              </table:table-cell>
              <table:table-cell office:value-type="float" office:value="-102.7197189">
                <text:p>-102.7197189</text:p>
              </table:table-cell>
              <table:table-cell office:value-type="float" office:value="-103.1958923">
                <text:p>-103.1958923</text:p>
              </table:table-cell>
              <table:table-cell office:value-type="float" office:value="-103.4822464">
                <text:p>-103.4822464</text:p>
              </table:table-cell>
              <table:table-cell office:value-type="float" office:value="-102.8651809">
                <text:p>-102.8651809</text:p>
              </table:table-cell>
              <table:table-cell office:value-type="float" office:value="-103.9983902">
                <text:p>-103.9983902</text:p>
              </table:table-cell>
              <table:table-cell office:value-type="float" office:value="-102.4316635">
                <text:p>-102.4316635</text:p>
              </table:table-cell>
              <table:table-cell office:value-type="float" office:value="-104.2501678">
                <text:p>-104.2501678</text:p>
              </table:table-cell>
              <table:table-cell office:value-type="float" office:value="-103.1866684">
                <text:p>-103.1866684</text:p>
              </table:table-cell>
              <table:table-cell office:value-type="float" office:value="-101.8076248">
                <text:p>-101.8076248</text:p>
              </table:table-cell>
              <table:table-cell office:value-type="float" office:value="-102.231018">
                <text:p>-102.231018</text:p>
              </table:table-cell>
              <table:table-cell office:value-type="float" office:value="-102.2765884">
                <text:p>-102.2765884</text:p>
              </table:table-cell>
              <table:table-cell office:value-type="float" office:value="-103.2934188">
                <text:p>-103.2934188</text:p>
              </table:table-cell>
              <table:table-cell office:value-type="float" office:value="-103.699707">
                <text:p>-103.699707</text:p>
              </table:table-cell>
              <table:table-cell office:value-type="float" office:value="-102.0349044">
                <text:p>-102.0349044</text:p>
              </table:table-cell>
              <table:table-cell office:value-type="float" office:value="-102.6761093">
                <text:p>-102.6761093</text:p>
              </table:table-cell>
              <table:table-cell office:value-type="float" office:value="-103.5493164">
                <text:p>-103.5493164</text:p>
              </table:table-cell>
              <table:table-cell office:value-type="float" office:value="-103.1086044">
                <text:p>-103.1086044</text:p>
              </table:table-cell>
              <table:table-cell office:value-type="float" office:value="-102.6327209">
                <text:p>-102.6327209</text:p>
              </table:table-cell>
              <table:table-cell office:value-type="float" office:value="-102.6370544">
                <text:p>-102.6370544</text:p>
              </table:table-cell>
              <table:table-cell office:value-type="float" office:value="-102.214508">
                <text:p>-102.214508</text:p>
              </table:table-cell>
              <table:table-cell office:value-type="float" office:value="-103.4584121">
                <text:p>-103.4584121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2.3015518">
                <text:p>-102.3015518</text:p>
              </table:table-cell>
              <table:table-cell office:value-type="float" office:value="-102.1856765">
                <text:p>-102.1856765</text:p>
              </table:table-cell>
              <table:table-cell office:value-type="float" office:value="-104.0186691">
                <text:p>-104.0186691</text:p>
              </table:table-cell>
              <table:table-cell office:value-type="float" office:value="-103.3825988">
                <text:p>-103.3825988</text:p>
              </table:table-cell>
              <table:table-cell office:value-type="float" office:value="-104.5041046">
                <text:p>-104.5041046</text:p>
              </table:table-cell>
              <table:table-cell office:value-type="float" office:value="-102.414772">
                <text:p>-102.414772</text:p>
              </table:table-cell>
              <table:table-cell office:value-type="float" office:value="-102.272438">
                <text:p>-102.272438</text:p>
              </table:table-cell>
              <table:table-cell office:value-type="float" office:value="-102.0713424">
                <text:p>-102.0713424</text:p>
              </table:table-cell>
              <table:table-cell office:value-type="float" office:value="-103.1912841">
                <text:p>-103.1912841</text:p>
              </table:table-cell>
              <table:table-cell office:value-type="float" office:value="-102.9008102">
                <text:p>-102.9008102</text:p>
              </table:table-cell>
              <table:table-cell office:value-type="float" office:value="-102.6848144">
                <text:p>-102.6848144</text:p>
              </table:table-cell>
              <table:table-cell office:value-type="float" office:value="-103.3590393">
                <text:p>-103.3590393</text:p>
              </table:table-cell>
              <table:table-cell office:value-type="float" office:value="-103.4014892">
                <text:p>-103.4014892</text:p>
              </table:table-cell>
              <table:table-cell office:value-type="float" office:value="-103.3590393">
                <text:p>-103.3590393</text:p>
              </table:table-cell>
              <table:table-cell office:value-type="float" office:value="-103.1636276">
                <text:p>-103.1636276</text:p>
              </table:table-cell>
              <table:table-cell office:value-type="float" office:value="-102.8963546">
                <text:p>-102.8963546</text:p>
              </table:table-cell>
              <table:table-cell office:value-type="float" office:value="-102.1446685">
                <text:p>-102.1446685</text:p>
              </table:table-cell>
              <table:table-cell office:value-type="float" office:value="-102.1610488">
                <text:p>-102.1610488</text:p>
              </table:table-cell>
              <table:table-cell office:value-type="float" office:value="-102.812004">
                <text:p>-102.812004</text:p>
              </table:table-cell>
              <table:table-cell office:value-type="float" office:value="-103.5975494">
                <text:p>-103.5975494</text:p>
              </table:table-cell>
              <table:table-cell office:value-type="float" office:value="-102.9455642">
                <text:p>-102.9455642</text:p>
              </table:table-cell>
              <table:table-cell office:value-type="float" office:value="-104.2815094">
                <text:p>-104.2815094</text:p>
              </table:table-cell>
              <table:table-cell office:value-type="float" office:value="-103.4631805">
                <text:p>-103.4631805</text:p>
              </table:table-cell>
              <table:table-cell office:value-type="float" office:value="-103.2934188">
                <text:p>-103.2934188</text:p>
              </table:table-cell>
              <table:table-cell office:value-type="float" office:value="-102.5551757">
                <text:p>-102.5551757</text:p>
              </table:table-cell>
              <table:table-cell office:value-type="float" office:value="-103.1820526">
                <text:p>-103.1820526</text:p>
              </table:table-cell>
              <table:table-cell office:value-type="float" office:value="-102.3894805">
                <text:p>-102.3894805</text:p>
              </table:table-cell>
              <table:table-cell office:value-type="float" office:value="-102.3265838">
                <text:p>-102.3265838</text:p>
              </table:table-cell>
              <table:table-cell office:value-type="float" office:value="-102.3600692">
                <text:p>-102.3600692</text:p>
              </table:table-cell>
              <table:table-cell office:value-type="float" office:value="-101.9304962">
                <text:p>-101.9304962</text:p>
              </table:table-cell>
              <table:table-cell office:value-type="float" office:value="-101.4340286">
                <text:p>-101.4340286</text:p>
              </table:table-cell>
              <table:table-cell office:value-type="float" office:value="-103.0267028">
                <text:p>-103.0267028</text:p>
              </table:table-cell>
              <table:table-cell office:value-type="float" office:value="-103.6314697">
                <text:p>-103.6314697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3.3355484">
                <text:p>-103.3355484</text:p>
              </table:table-cell>
              <table:table-cell office:value-type="float" office:value="-104.1207962">
                <text:p>-104.1207962</text:p>
              </table:table-cell>
              <table:table-cell office:value-type="float" office:value="-103.3214798">
                <text:p>-103.3214798</text:p>
              </table:table-cell>
              <table:table-cell office:value-type="float" office:value="-103.8726882">
                <text:p>-103.8726882</text:p>
              </table:table-cell>
              <table:table-cell office:value-type="float" office:value="-104.0491867">
                <text:p>-104.0491867</text:p>
              </table:table-cell>
              <table:table-cell office:value-type="float" office:value="-102.0147247">
                <text:p>-102.0147247</text:p>
              </table:table-cell>
              <table:table-cell office:value-type="float" office:value="-103.2282867">
                <text:p>-103.2282867</text:p>
              </table:table-cell>
              <table:table-cell office:value-type="float" office:value="-103.0040893">
                <text:p>-103.0040893</text:p>
              </table:table-cell>
              <table:table-cell office:value-type="float" office:value="-102.9635238">
                <text:p>-102.9635238</text:p>
              </table:table-cell>
              <table:table-cell office:value-type="float" office:value="-102.954544">
                <text:p>-102.954544</text:p>
              </table:table-cell>
              <table:table-cell office:value-type="float" office:value="-103.1728439">
                <text:p>-103.1728439</text:p>
              </table:table-cell>
              <table:table-cell office:value-type="float" office:value="-102.8385543">
                <text:p>-102.8385543</text:p>
              </table:table-cell>
              <table:table-cell office:value-type="float" office:value="-103.0312271">
                <text:p>-103.0312271</text:p>
              </table:table-cell>
              <table:table-cell office:value-type="float" office:value="-102.4358902">
                <text:p>-102.4358902</text:p>
              </table:table-cell>
              <table:table-cell office:value-type="float" office:value="-102.9815368">
                <text:p>-102.9815368</text:p>
              </table:table-cell>
              <table:table-cell office:value-type="float" office:value="-102.9321136">
                <text:p>-102.9321136</text:p>
              </table:table-cell>
              <table:table-cell office:value-type="float" office:value="-103.8129882">
                <text:p>-103.8129882</text:p>
              </table:table-cell>
              <table:table-cell office:value-type="float" office:value="-103.4204177">
                <text:p>-103.4204177</text:p>
              </table:table-cell>
              <table:table-cell office:value-type="float" office:value="-103.9478912">
                <text:p>-103.9478912</text:p>
              </table:table-cell>
              <table:table-cell office:value-type="float" office:value="-104.4239502">
                <text:p>-104.4239502</text:p>
              </table:table-cell>
              <table:table-cell office:value-type="float" office:value="-103.1452484">
                <text:p>-103.1452484</text:p>
              </table:table-cell>
              <table:table-cell office:value-type="float" office:value="-102.6630783">
                <text:p>-102.6630783</text:p>
              </table:table-cell>
              <table:table-cell office:value-type="float" office:value="-103.0994567">
                <text:p>-103.0994567</text:p>
              </table:table-cell>
              <table:table-cell office:value-type="float" office:value="-103.1682357">
                <text:p>-103.1682357</text:p>
              </table:table-cell>
              <table:table-cell office:value-type="float" office:value="-102.8829803">
                <text:p>-102.8829803</text:p>
              </table:table-cell>
              <table:table-cell office:value-type="float" office:value="-102.5251922">
                <text:p>-102.5251922</text:p>
              </table:table-cell>
              <table:table-cell office:value-type="float" office:value="-102.3140564">
                <text:p>-102.3140564</text:p>
              </table:table-cell>
              <table:table-cell office:value-type="float" office:value="-103.6266098">
                <text:p>-103.6266098</text:p>
              </table:table-cell>
              <table:table-cell office:value-type="float" office:value="-101.5976562">
                <text:p>-101.5976562</text:p>
              </table:table-cell>
              <table:table-cell office:value-type="float" office:value="-104.0491867">
                <text:p>-104.0491867</text:p>
              </table:table-cell>
              <table:table-cell office:value-type="float" office:value="-102.654396">
                <text:p>-102.654396</text:p>
              </table:table-cell>
              <table:table-cell office:value-type="float" office:value="-102.3894805">
                <text:p>-102.3894805</text:p>
              </table:table-cell>
              <table:table-cell office:value-type="float" office:value="-102.7899398">
                <text:p>-102.7899398</text:p>
              </table:table-cell>
              <table:table-cell office:value-type="float" office:value="-101.9704971">
                <text:p>-101.9704971</text:p>
              </table:table-cell>
              <table:table-cell office:value-type="float" office:value="-102.9186859">
                <text:p>-102.9186859</text:p>
              </table:table-cell>
              <table:table-cell office:value-type="float" office:value="-102.8740692">
                <text:p>-102.8740692</text:p>
              </table:table-cell>
              <table:table-cell office:value-type="float" office:value="-103.1086044">
                <text:p>-103.1086044</text:p>
              </table:table-cell>
              <table:table-cell office:value-type="float" office:value="-102.9500503">
                <text:p>-102.9500503</text:p>
              </table:table-cell>
              <table:table-cell office:value-type="float" office:value="-101.9785232">
                <text:p>-101.9785232</text:p>
              </table:table-cell>
              <table:table-cell office:value-type="float" office:value="-103.501358">
                <text:p>-103.501358</text:p>
              </table:table-cell>
              <table:table-cell office:value-type="float" office:value="-102.7240905">
                <text:p>-102.7240905</text:p>
              </table:table-cell>
              <table:table-cell office:value-type="float" office:value="-101.7331695">
                <text:p>-101.7331695</text:p>
              </table:table-cell>
              <table:table-cell office:value-type="float" office:value="-103.4346542">
                <text:p>-103.4346542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3.7882385">
                <text:p>-103.7882385</text:p>
              </table:table-cell>
              <table:table-cell office:value-type="float" office:value="-103.5878753">
                <text:p>-103.5878753</text:p>
              </table:table-cell>
              <table:table-cell office:value-type="float" office:value="-103.022171">
                <text:p>-103.022171</text:p>
              </table:table-cell>
              <table:table-cell office:value-type="float" office:value="-103.0721054">
                <text:p>-103.0721054</text:p>
              </table:table-cell>
              <table:table-cell office:value-type="float" office:value="-103.3684539">
                <text:p>-103.3684539</text:p>
              </table:table-cell>
              <table:table-cell office:value-type="float" office:value="-103.9127197">
                <text:p>-103.9127197</text:p>
              </table:table-cell>
              <table:table-cell office:value-type="float" office:value="-102.6413879">
                <text:p>-102.6413879</text:p>
              </table:table-cell>
              <table:table-cell office:value-type="float" office:value="-102.7328414">
                <text:p>-102.7328414</text:p>
              </table:table-cell>
              <table:table-cell office:value-type="float" office:value="-102.6935272">
                <text:p>-102.6935272</text:p>
              </table:table-cell>
              <table:table-cell office:value-type="float" office:value="-103.1223297">
                <text:p>-103.1223297</text:p>
              </table:table-cell>
              <table:table-cell office:value-type="float" office:value="-103.4917984">
                <text:p>-103.4917984</text:p>
              </table:table-cell>
              <table:table-cell office:value-type="float" office:value="-103.6948089">
                <text:p>-103.6948089</text:p>
              </table:table-cell>
              <table:table-cell office:value-type="float" office:value="-102.4655609">
                <text:p>-102.4655609</text:p>
              </table:table-cell>
              <table:table-cell office:value-type="float" office:value="-103.6703872">
                <text:p>-103.6703872</text:p>
              </table:table-cell>
              <table:table-cell office:value-type="float" office:value="-104.0491867">
                <text:p>-104.0491867</text:p>
              </table:table-cell>
              <table:table-cell office:value-type="float" office:value="-102.5809402">
                <text:p>-102.5809402</text:p>
              </table:table-cell>
              <table:table-cell office:value-type="float" office:value="-103.3637466">
                <text:p>-103.3637466</text:p>
              </table:table-cell>
              <table:table-cell office:value-type="float" office:value="-103.2329101">
                <text:p>-103.2329101</text:p>
              </table:table-cell>
              <table:table-cell office:value-type="float" office:value="-103.3920364">
                <text:p>-103.3920364</text:p>
              </table:table-cell>
              <table:table-cell office:value-type="float" office:value="-102.5637588">
                <text:p>-102.5637588</text:p>
              </table:table-cell>
              <table:table-cell office:value-type="float" office:value="-103.219017">
                <text:p>-103.219017</text:p>
              </table:table-cell>
              <table:table-cell office:value-type="float" office:value="-103.7832946">
                <text:p>-103.7832946</text:p>
              </table:table-cell>
              <table:table-cell office:value-type="float" office:value="-102.2599945">
                <text:p>-102.2599945</text:p>
              </table:table-cell>
              <table:table-cell office:value-type="float" office:value="-102.9410781">
                <text:p>-102.9410781</text:p>
              </table:table-cell>
              <table:table-cell office:value-type="float" office:value="-102.4698028">
                <text:p>-102.4698028</text:p>
              </table:table-cell>
              <table:table-cell office:value-type="float" office:value="-103.6460418">
                <text:p>-103.6460418</text:p>
              </table:table-cell>
              <table:table-cell office:value-type="float" office:value="-103.0766601">
                <text:p>-103.0766601</text:p>
              </table:table-cell>
              <table:table-cell office:value-type="float" office:value="-101.7136764">
                <text:p>-101.7136764</text:p>
              </table:table-cell>
              <table:table-cell office:value-type="float" office:value="-102.905281">
                <text:p>-102.905281</text:p>
              </table:table-cell>
              <table:table-cell office:value-type="float" office:value="-102.680458">
                <text:p>-102.680458</text:p>
              </table:table-cell>
              <table:table-cell office:value-type="float" office:value="-103.3825988">
                <text:p>-103.3825988</text:p>
              </table:table-cell>
              <table:table-cell office:value-type="float" office:value="-103.5734024">
                <text:p>-103.5734024</text:p>
              </table:table-cell>
              <table:table-cell office:value-type="float" office:value="-102.3433075">
                <text:p>-102.3433075</text:p>
              </table:table-cell>
              <table:table-cell office:value-type="float" office:value="-103.2794189">
                <text:p>-103.2794189</text:p>
              </table:table-cell>
              <table:table-cell office:value-type="float" office:value="-102.7811279">
                <text:p>-102.7811279</text:p>
              </table:table-cell>
              <table:table-cell office:value-type="float" office:value="-102.9725265">
                <text:p>-102.9725265</text:p>
              </table:table-cell>
              <table:table-cell office:value-type="float" office:value="-103.1774444">
                <text:p>-103.1774444</text:p>
              </table:table-cell>
              <table:table-cell office:value-type="float" office:value="-103.3308486">
                <text:p>-103.3308486</text:p>
              </table:table-cell>
              <table:table-cell office:value-type="float" office:value="-102.9097518">
                <text:p>-102.9097518</text:p>
              </table:table-cell>
              <table:table-cell office:value-type="float" office:value="-103.0357589">
                <text:p>-103.0357589</text:p>
              </table:table-cell>
              <table:table-cell office:value-type="float" office:value="-102.8208389">
                <text:p>-102.8208389</text:p>
              </table:table-cell>
              <table:table-cell office:value-type="float" office:value="-104.0746917">
                <text:p>-104.0746917</text:p>
              </table:table-cell>
              <table:table-cell office:value-type="float" office:value="-102.812004">
                <text:p>-102.812004</text:p>
              </table:table-cell>
              <table:table-cell office:value-type="float" office:value="-102.2475662">
                <text:p>-102.2475662</text:p>
              </table:table-cell>
              <table:table-cell office:value-type="float" office:value="-103.9327926">
                <text:p>-103.9327926</text:p>
              </table:table-cell>
              <table:table-cell office:value-type="float" office:value="-103.6266098">
                <text:p>-103.6266098</text:p>
              </table:table-cell>
              <table:table-cell office:value-type="float" office:value="-102.0713424">
                <text:p>-102.0713424</text:p>
              </table:table-cell>
              <table:table-cell office:value-type="float" office:value="-103.0994567">
                <text:p>-103.0994567</text:p>
              </table:table-cell>
              <table:table-cell office:value-type="float" office:value="-102.2392807">
                <text:p>-102.2392807</text:p>
              </table:table-cell>
              <table:table-cell office:value-type="float" office:value="-103.5878753">
                <text:p>-103.5878753</text:p>
              </table:table-cell>
              <table:table-cell office:value-type="float" office:value="-103.9026947">
                <text:p>-103.9026947</text:p>
              </table:table-cell>
              <table:table-cell office:value-type="float" office:value="-102.1405868">
                <text:p>-102.1405868</text:p>
              </table:table-cell>
              <table:table-cell office:value-type="float" office:value="-103.2654418">
                <text:p>-103.2654418</text:p>
              </table:table-cell>
              <table:table-cell office:value-type="float" office:value="-103.2097625">
                <text:p>-103.2097625</text:p>
              </table:table-cell>
              <table:table-cell office:value-type="float" office:value="-102.6674118">
                <text:p>-102.6674118</text:p>
              </table:table-cell>
              <table:table-cell office:value-type="float" office:value="-101.8431167">
                <text:p>-101.8431167</text:p>
              </table:table-cell>
              <table:table-cell office:value-type="float" office:value="-103.2051391">
                <text:p>-103.2051391</text:p>
              </table:table-cell>
              <table:table-cell office:value-type="float" office:value="-103.8080291">
                <text:p>-103.8080291</text:p>
              </table:table-cell>
              <table:table-cell office:value-type="float" office:value="-103.1268997">
                <text:p>-103.1268997</text:p>
              </table:table-cell>
              <table:table-cell office:value-type="float" office:value="-102.6327209">
                <text:p>-102.6327209</text:p>
              </table:table-cell>
              <table:table-cell office:value-type="float" office:value="-103.5830459">
                <text:p>-103.5830459</text:p>
              </table:table-cell>
              <table:table-cell office:value-type="float" office:value="-102.3558807">
                <text:p>-102.3558807</text:p>
              </table:table-cell>
              <table:table-cell office:value-type="float" office:value="-102.4698028">
                <text:p>-102.4698028</text:p>
              </table:table-cell>
              <table:table-cell office:value-type="float" office:value="-102.5508804">
                <text:p>-102.5508804</text:p>
              </table:table-cell>
              <table:table-cell office:value-type="float" office:value="-104.0491867">
                <text:p>-104.0491867</text:p>
              </table:table-cell>
              <table:table-cell office:value-type="float" office:value="-103.1682357">
                <text:p>-103.1682357</text:p>
              </table:table-cell>
              <table:table-cell office:value-type="float" office:value="-103.7931823">
                <text:p>-103.7931823</text:p>
              </table:table-cell>
              <table:table-cell office:value-type="float" office:value="-102.6197509">
                <text:p>-102.6197509</text:p>
              </table:table-cell>
              <table:table-cell office:value-type="float" office:value="-103.5157165">
                <text:p>-103.5157165</text:p>
              </table:table-cell>
              <table:table-cell office:value-type="float" office:value="-102.9770278">
                <text:p>-102.9770278</text:p>
              </table:table-cell>
              <table:table-cell office:value-type="float" office:value="-103.2097625">
                <text:p>-103.2097625</text:p>
              </table:table-cell>
              <table:table-cell office:value-type="float" office:value="-102.5294723">
                <text:p>-102.5294723</text:p>
              </table:table-cell>
              <table:table-cell office:value-type="float" office:value="-103.0948944">
                <text:p>-103.0948944</text:p>
              </table:table-cell>
              <table:table-cell office:value-type="float" office:value="-103.6411819">
                <text:p>-103.6411819</text:p>
              </table:table-cell>
              <table:table-cell office:value-type="float" office:value="-102.4358902">
                <text:p>-102.4358902</text:p>
              </table:table-cell>
              <table:table-cell office:value-type="float" office:value="-102.9905471">
                <text:p>-102.9905471</text:p>
              </table:table-cell>
              <table:table-cell office:value-type="float" office:value="-103.3684539">
                <text:p>-103.3684539</text:p>
              </table:table-cell>
              <table:table-cell office:value-type="float" office:value="-103.3684539">
                <text:p>-103.3684539</text:p>
              </table:table-cell>
              <table:table-cell office:value-type="float" office:value="-103.0357589">
                <text:p>-103.0357589</text:p>
              </table:table-cell>
              <table:table-cell office:value-type="float" office:value="-102.5852508">
                <text:p>-102.5852508</text:p>
              </table:table-cell>
              <table:table-cell office:value-type="float" office:value="-102.842987">
                <text:p>-102.842987</text:p>
              </table:table-cell>
              <table:table-cell office:value-type="float" office:value="-102.1980209">
                <text:p>-102.1980209</text:p>
              </table:table-cell>
              <table:table-cell office:value-type="float" office:value="-102.598175">
                <text:p>-102.598175</text:p>
              </table:table-cell>
              <table:table-cell office:value-type="float" office:value="-102.5294723">
                <text:p>-102.5294723</text:p>
              </table:table-cell>
              <table:table-cell office:value-type="float" office:value="-103.2934188">
                <text:p>-103.2934188</text:p>
              </table:table-cell>
              <table:table-cell office:value-type="float" office:value="-103.2468414">
                <text:p>-103.2468414</text:p>
              </table:table-cell>
              <table:table-cell office:value-type="float" office:value="-102.5294723">
                <text:p>-102.5294723</text:p>
              </table:table-cell>
              <table:table-cell office:value-type="float" office:value="-103.0630035">
                <text:p>-103.0630035</text:p>
              </table:table-cell>
              <table:table-cell office:value-type="float" office:value="-102.598175">
                <text:p>-102.598175</text:p>
              </table:table-cell>
              <table:table-cell office:value-type="float" office:value="-102.6111145">
                <text:p>-102.6111145</text:p>
              </table:table-cell>
              <table:table-cell office:value-type="float" office:value="-104.0440902">
                <text:p>-104.0440902</text:p>
              </table:table-cell>
              <table:table-cell office:value-type="float" office:value="-103.5300979">
                <text:p>-103.5300979</text:p>
              </table:table-cell>
              <table:table-cell office:value-type="float" office:value="-101.7253646">
                <text:p>-101.7253646</text:p>
              </table:table-cell>
              <table:table-cell office:value-type="float" office:value="-102.2890625">
                <text:p>-102.2890625</text:p>
              </table:table-cell>
              <table:table-cell office:value-type="float" office:value="-101.9584808">
                <text:p>-101.9584808</text:p>
              </table:table-cell>
              <table:table-cell office:value-type="float" office:value="-101.7136764">
                <text:p>-101.7136764</text:p>
              </table:table-cell>
              <table:table-cell office:value-type="float" office:value="-102.6717605">
                <text:p>-102.6717605</text:p>
              </table:table-cell>
              <table:table-cell office:value-type="float" office:value="-104.4505844">
                <text:p>-104.4505844</text:p>
              </table:table-cell>
              <table:table-cell office:value-type="float" office:value="-101.7605285">
                <text:p>-101.7605285</text:p>
              </table:table-cell>
              <table:table-cell office:value-type="float" office:value="-101.9025955">
                <text:p>-101.9025955</text:p>
              </table:table-cell>
              <table:table-cell office:value-type="float" office:value="-102.8785324">
                <text:p>-102.8785324</text:p>
              </table:table-cell>
              <table:table-cell office:value-type="float" office:value="-101.8827285">
                <text:p>-101.8827285</text:p>
              </table:table-cell>
              <table:table-cell office:value-type="float" office:value="-103.1774444">
                <text:p>-103.1774444</text:p>
              </table:table-cell>
              <table:table-cell office:value-type="float" office:value="-102.3978958">
                <text:p>-102.3978958</text:p>
              </table:table-cell>
              <table:table-cell office:value-type="float" office:value="-102.0672836">
                <text:p>-102.0672836</text:p>
              </table:table-cell>
              <table:table-cell office:value-type="float" office:value="-103.7438583">
                <text:p>-103.7438583</text:p>
              </table:table-cell>
              <table:table-cell office:value-type="float" office:value="-102.8874359">
                <text:p>-102.8874359</text:p>
              </table:table-cell>
              <table:table-cell office:value-type="float" office:value="-103.3590393">
                <text:p>-103.3590393</text:p>
              </table:table-cell>
              <table:table-cell office:value-type="float" office:value="-101.5823059">
                <text:p>-101.5823059</text:p>
              </table:table-cell>
              <table:table-cell office:value-type="float" office:value="-102.0794601">
                <text:p>-102.0794601</text:p>
              </table:table-cell>
              <table:table-cell office:value-type="float" office:value="-101.986557">
                <text:p>-101.986557</text:p>
              </table:table-cell>
              <table:table-cell office:value-type="float" office:value="-102.1405868">
                <text:p>-102.1405868</text:p>
              </table:table-cell>
              <table:table-cell office:value-type="float" office:value="-102.2186279">
                <text:p>-102.2186279</text:p>
              </table:table-cell>
              <table:table-cell office:value-type="float" office:value="-102.3140564">
                <text:p>-102.3140564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3.3214798">
                <text:p>-103.3214798</text:p>
              </table:table-cell>
              <table:table-cell office:value-type="float" office:value="-102.2186279">
                <text:p>-102.2186279</text:p>
              </table:table-cell>
              <table:table-cell office:value-type="float" office:value="-103.4393997">
                <text:p>-103.4393997</text:p>
              </table:table-cell>
              <table:table-cell office:value-type="float" office:value="-102.4401245">
                <text:p>-102.4401245</text:p>
              </table:table-cell>
              <table:table-cell office:value-type="float" office:value="-101.986557">
                <text:p>-101.986557</text:p>
              </table:table-cell>
              <table:table-cell office:value-type="float" office:value="-102.1405868">
                <text:p>-102.1405868</text:p>
              </table:table-cell>
              <table:table-cell office:value-type="float" office:value="-102.1774597">
                <text:p>-102.1774597</text:p>
              </table:table-cell>
              <table:table-cell office:value-type="float" office:value="-102.414772">
                <text:p>-102.414772</text:p>
              </table:table-cell>
              <table:table-cell office:value-type="float" office:value="-102.8696212">
                <text:p>-102.8696212</text:p>
              </table:table-cell>
              <table:table-cell office:value-type="float" office:value="-103.477478">
                <text:p>-103.477478</text:p>
              </table:table-cell>
              <table:table-cell office:value-type="float" office:value="-102.1324081">
                <text:p>-102.1324081</text:p>
              </table:table-cell>
              <table:table-cell office:value-type="float" office:value="-102.2351455">
                <text:p>-102.2351455</text:p>
              </table:table-cell>
              <table:table-cell office:value-type="float" office:value="-101.7059021">
                <text:p>-101.7059021</text:p>
              </table:table-cell>
              <table:table-cell office:value-type="float" office:value="-101.7292633">
                <text:p>-101.7292633</text:p>
              </table:table-cell>
              <table:table-cell office:value-type="float" office:value="-101.7136764">
                <text:p>-101.7136764</text:p>
              </table:table-cell>
              <table:table-cell office:value-type="float" office:value="-102.1528625">
                <text:p>-102.1528625</text:p>
              </table:table-cell>
              <table:table-cell office:value-type="float" office:value="-102.4910659">
                <text:p>-102.4910659</text:p>
              </table:table-cell>
              <table:table-cell office:value-type="float" office:value="-101.6554794">
                <text:p>-101.6554794</text:p>
              </table:table-cell>
              <table:table-cell office:value-type="float" office:value="-100.8508606">
                <text:p>-100.8508606</text:p>
              </table:table-cell>
              <table:table-cell office:value-type="float" office:value="-101.0758285">
                <text:p>-101.0758285</text:p>
              </table:table-cell>
              <table:table-cell office:value-type="float" office:value="-101.0830688">
                <text:p>-101.0830688</text:p>
              </table:table-cell>
              <table:table-cell office:value-type="float" office:value="-100.8826446">
                <text:p>-100.8826446</text:p>
              </table:table-cell>
              <table:table-cell office:value-type="float" office:value="-101.9384841">
                <text:p>-101.9384841</text:p>
              </table:table-cell>
              <table:table-cell office:value-type="float" office:value="-102.1733627">
                <text:p>-102.1733627</text:p>
              </table:table-cell>
              <table:table-cell office:value-type="float" office:value="-101.2549285">
                <text:p>-101.2549285</text:p>
              </table:table-cell>
              <table:table-cell office:value-type="float" office:value="-101.5938262">
                <text:p>-101.5938262</text:p>
              </table:table-cell>
              <table:table-cell office:value-type="float" office:value="-101.159439">
                <text:p>-101.159439</text:p>
              </table:table-cell>
              <table:table-cell office:value-type="float" office:value="-102.0470275">
                <text:p>-102.0470275</text:p>
              </table:table-cell>
              <table:table-cell office:value-type="float" office:value="-101.2327957">
                <text:p>-101.2327957</text:p>
              </table:table-cell>
              <table:table-cell office:value-type="float" office:value="-102.0916442">
                <text:p>-102.0916442</text:p>
              </table:table-cell>
              <table:table-cell office:value-type="float" office:value="-102.0632247">
                <text:p>-102.0632247</text:p>
              </table:table-cell>
              <table:table-cell office:value-type="float" office:value="-102.4528274">
                <text:p>-102.4528274</text:p>
              </table:table-cell>
              <table:table-cell office:value-type="float" office:value="-101.7801208">
                <text:p>-101.7801208</text:p>
              </table:table-cell>
              <table:table-cell office:value-type="float" office:value="-101.7370681">
                <text:p>-101.7370681</text:p>
              </table:table-cell>
              <table:table-cell office:value-type="float" office:value="-102.0875778">
                <text:p>-102.0875778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1.2623138">
                <text:p>-101.2623138</text:p>
              </table:table-cell>
              <table:table-cell office:value-type="float" office:value="-101.3142166">
                <text:p>-101.3142166</text:p>
              </table:table-cell>
              <table:table-cell office:value-type="float" office:value="-101.1375503">
                <text:p>-101.1375503</text:p>
              </table:table-cell>
              <table:table-cell office:value-type="float" office:value="-102.4189834">
                <text:p>-102.4189834</text:p>
              </table:table-cell>
              <table:table-cell office:value-type="float" office:value="-101.9464798">
                <text:p>-101.9464798</text:p>
              </table:table-cell>
              <table:table-cell office:value-type="float" office:value="-101.3626861">
                <text:p>-101.3626861</text:p>
              </table:table-cell>
              <table:table-cell office:value-type="float" office:value="-101.7840423">
                <text:p>-101.7840423</text:p>
              </table:table-cell>
              <table:table-cell office:value-type="float" office:value="-101.5249786">
                <text:p>-101.5249786</text:p>
              </table:table-cell>
              <table:table-cell office:value-type="float" office:value="-101.6593475">
                <text:p>-101.6593475</text:p>
              </table:table-cell>
              <table:table-cell office:value-type="float" office:value="-101.4642334">
                <text:p>-101.4642334</text:p>
              </table:table-cell>
              <table:table-cell office:value-type="float" office:value="-101.7919006">
                <text:p>-101.7919006</text:p>
              </table:table-cell>
              <table:table-cell office:value-type="float" office:value="-101.8986206">
                <text:p>-101.8986206</text:p>
              </table:table-cell>
              <table:table-cell office:value-type="float" office:value="-102.3391265">
                <text:p>-102.3391265</text:p>
              </table:table-cell>
              <table:table-cell office:value-type="float" office:value="-101.9785232">
                <text:p>-101.9785232</text:p>
              </table:table-cell>
              <table:table-cell office:value-type="float" office:value="-102.499588">
                <text:p>-102.499588</text:p>
              </table:table-cell>
              <table:table-cell office:value-type="float" office:value="-101.4415664">
                <text:p>-101.4415664</text:p>
              </table:table-cell>
              <table:table-cell office:value-type="float" office:value="-101.8549881">
                <text:p>-101.8549881</text:p>
              </table:table-cell>
              <table:table-cell office:value-type="float" office:value="-101.7840423">
                <text:p>-101.7840423</text:p>
              </table:table-cell>
              <table:table-cell office:value-type="float" office:value="-101.8076248">
                <text:p>-101.8076248</text:p>
              </table:table-cell>
              <table:table-cell office:value-type="float" office:value="-102.2641372">
                <text:p>-102.2641372</text:p>
              </table:table-cell>
              <table:table-cell office:value-type="float" office:value="-101.3514785">
                <text:p>-101.3514785</text:p>
              </table:table-cell>
              <table:table-cell office:value-type="float" office:value="-102.1897964">
                <text:p>-102.1897964</text:p>
              </table:table-cell>
              <table:table-cell office:value-type="float" office:value="-102.2848968">
                <text:p>-102.2848968</text:p>
              </table:table-cell>
              <table:table-cell office:value-type="float" office:value="-103.0493774">
                <text:p>-103.0493774</text:p>
              </table:table-cell>
              <table:table-cell office:value-type="float" office:value="-101.159439">
                <text:p>-101.159439</text:p>
              </table:table-cell>
              <table:table-cell office:value-type="float" office:value="-102.2227554">
                <text:p>-102.2227554</text:p>
              </table:table-cell>
              <table:table-cell office:value-type="float" office:value="-103.2514877">
                <text:p>-103.2514877</text:p>
              </table:table-cell>
              <table:table-cell office:value-type="float" office:value="-102.7284622">
                <text:p>-102.7284622</text:p>
              </table:table-cell>
              <table:table-cell office:value-type="float" office:value="-102.5423126">
                <text:p>-102.5423126</text:p>
              </table:table-cell>
              <table:table-cell office:value-type="float" office:value="-103.9579696">
                <text:p>-103.9579696</text:p>
              </table:table-cell>
              <table:table-cell office:value-type="float" office:value="-102.478302">
                <text:p>-102.478302</text:p>
              </table:table-cell>
              <table:table-cell office:value-type="float" office:value="-103.472702">
                <text:p>-103.472702</text:p>
              </table:table-cell>
              <table:table-cell office:value-type="float" office:value="-103.4488983">
                <text:p>-103.4488983</text:p>
              </table:table-cell>
              <table:table-cell office:value-type="float" office:value="-103.5493164">
                <text:p>-103.5493164</text:p>
              </table:table-cell>
              <table:table-cell office:value-type="float" office:value="-104.0695877">
                <text:p>-104.0695877</text:p>
              </table:table-cell>
              <table:table-cell office:value-type="float" office:value="-102.8341217">
                <text:p>-102.8341217</text:p>
              </table:table-cell>
              <table:table-cell office:value-type="float" office:value="-104.2867431">
                <text:p>-104.2867431</text:p>
              </table:table-cell>
              <table:table-cell office:value-type="float" office:value="-104.8211746">
                <text:p>-104.8211746</text:p>
              </table:table-cell>
              <table:table-cell office:value-type="float" office:value="-103.5685806">
                <text:p>-103.5685806</text:p>
              </table:table-cell>
              <table:table-cell office:value-type="float" office:value="-103.67527">
                <text:p>-103.67527</text:p>
              </table:table-cell>
              <table:table-cell office:value-type="float" office:value="-105.0239715">
                <text:p>-105.0239715</text:p>
              </table:table-cell>
              <table:table-cell office:value-type="float" office:value="-105.0639572">
                <text:p>-105.0639572</text:p>
              </table:table-cell>
              <table:table-cell office:value-type="float" office:value="-103.4584121">
                <text:p>-103.4584121</text:p>
              </table:table-cell>
              <table:table-cell office:value-type="float" office:value="-104.3182144">
                <text:p>-104.3182144</text:p>
              </table:table-cell>
              <table:table-cell office:value-type="float" office:value="-105.2316207">
                <text:p>-105.2316207</text:p>
              </table:table-cell>
              <table:table-cell office:value-type="float" office:value="-104.4399185">
                <text:p>-104.4399185</text:p>
              </table:table-cell>
              <table:table-cell office:value-type="float" office:value="-105.0696945">
                <text:p>-105.0696945</text:p>
              </table:table-cell>
              <table:table-cell office:value-type="float" office:value="-104.5309829">
                <text:p>-104.5309829</text:p>
              </table:table-cell>
              <table:table-cell office:value-type="float" office:value="-104.6175766">
                <text:p>-104.6175766</text:p>
              </table:table-cell>
              <table:table-cell office:value-type="float" office:value="-105.2316207">
                <text:p>-105.2316207</text:p>
              </table:table-cell>
              <table:table-cell office:value-type="float" office:value="-104.7215347">
                <text:p>-104.7215347</text:p>
              </table:table-cell>
              <table:table-cell office:value-type="float" office:value="-104.0542831">
                <text:p>-104.0542831</text:p>
              </table:table-cell>
              <table:table-cell office:value-type="float" office:value="-104.333992">
                <text:p>-104.333992</text:p>
              </table:table-cell>
              <table:table-cell office:value-type="float" office:value="-105.0525207">
                <text:p>-105.0525207</text:p>
              </table:table-cell>
              <table:table-cell office:value-type="float" office:value="-104.3656311">
                <text:p>-104.3656311</text:p>
              </table:table-cell>
              <table:table-cell office:value-type="float" office:value="-103.8926773">
                <text:p>-103.8926773</text:p>
              </table:table-cell>
              <table:table-cell office:value-type="float" office:value="-105.9873886">
                <text:p>-105.9873886</text:p>
              </table:table-cell>
              <table:table-cell office:value-type="float" office:value="-104.4880142">
                <text:p>-104.4880142</text:p>
              </table:table-cell>
              <table:table-cell office:value-type="float" office:value="-104.6666641">
                <text:p>-104.6666641</text:p>
              </table:table-cell>
              <table:table-cell office:value-type="float" office:value="-104.8658371">
                <text:p>-104.8658371</text:p>
              </table:table-cell>
              <table:table-cell office:value-type="float" office:value="-105.4983444">
                <text:p>-105.4983444</text:p>
              </table:table-cell>
              <table:table-cell office:value-type="float" office:value="-104.1259307">
                <text:p>-104.1259307</text:p>
              </table:table-cell>
              <table:table-cell office:value-type="float" office:value="-105.1214065">
                <text:p>-105.1214065</text:p>
              </table:table-cell>
              <table:table-cell office:value-type="float" office:value="-104.9389038">
                <text:p>-104.9389038</text:p>
              </table:table-cell>
              <table:table-cell office:value-type="float" office:value="-105.6440277">
                <text:p>-105.6440277</text:p>
              </table:table-cell>
              <table:table-cell office:value-type="float" office:value="-104.0746917">
                <text:p>-104.0746917</text:p>
              </table:table-cell>
              <table:table-cell office:value-type="float" office:value="-102.9860382">
                <text:p>-102.9860382</text:p>
              </table:table-cell>
              <table:table-cell office:value-type="float" office:value="-106.3249969">
                <text:p>-106.3249969</text:p>
              </table:table-cell>
              <table:table-cell office:value-type="float" office:value="-103.8676986">
                <text:p>-103.8676986</text:p>
              </table:table-cell>
              <table:table-cell office:value-type="float" office:value="-105.3137207">
                <text:p>-105.3137207</text:p>
              </table:table-cell>
              <table:table-cell office:value-type="float" office:value="-106.2459182">
                <text:p>-106.2459182</text:p>
              </table:table-cell>
              <table:table-cell office:value-type="float" office:value="-106.2328033">
                <text:p>-106.2328033</text:p>
              </table:table-cell>
              <table:table-cell office:value-type="float" office:value="-104.0135955">
                <text:p>-104.0135955</text:p>
              </table:table-cell>
              <table:table-cell office:value-type="float" office:value="-105.3255157">
                <text:p>-105.3255157</text:p>
              </table:table-cell>
              <table:table-cell office:value-type="float" office:value="-105.0582351">
                <text:p>-105.0582351</text:p>
              </table:table-cell>
              <table:table-cell office:value-type="float" office:value="-105.8735122">
                <text:p>-105.8735122</text:p>
              </table:table-cell>
              <table:table-cell office:value-type="float" office:value="-105.7735214">
                <text:p>-105.7735214</text:p>
              </table:table-cell>
              <table:table-cell office:value-type="float" office:value="-105.2843093">
                <text:p>-105.2843093</text:p>
              </table:table-cell>
              <table:table-cell office:value-type="float" office:value="-105.8546752">
                <text:p>-105.8546752</text:p>
              </table:table-cell>
              <table:table-cell office:value-type="float" office:value="-105.3550643">
                <text:p>-105.3550643</text:p>
              </table:table-cell>
              <table:table-cell office:value-type="float" office:value="-106.2197036">
                <text:p>-106.2197036</text:p>
              </table:table-cell>
              <table:table-cell office:value-type="float" office:value="-105.570877">
                <text:p>-105.570877</text:p>
              </table:table-cell>
              <table:table-cell office:value-type="float" office:value="-105.0468063">
                <text:p>-105.0468063</text:p>
              </table:table-cell>
              <table:table-cell office:value-type="float" office:value="-107.0928115">
                <text:p>-107.0928115</text:p>
              </table:table-cell>
              <table:table-cell office:value-type="float" office:value="-106.3515167">
                <text:p>-106.3515167</text:p>
              </table:table-cell>
              <table:table-cell office:value-type="float" office:value="-105.5164184">
                <text:p>-105.5164184</text:p>
              </table:table-cell>
              <table:table-cell office:value-type="float" office:value="-105.0696945">
                <text:p>-105.0696945</text:p>
              </table:table-cell>
              <table:table-cell office:value-type="float" office:value="-105.2491455">
                <text:p>-105.2491455</text:p>
              </table:table-cell>
              <table:table-cell office:value-type="float" office:value="-106.546257">
                <text:p>-106.546257</text:p>
              </table:table-cell>
              <table:table-cell office:value-type="float" office:value="-105.835884">
                <text:p>-105.835884</text:p>
              </table:table-cell>
              <table:table-cell office:value-type="float" office:value="-106.696968">
                <text:p>-106.696968</text:p>
              </table:table-cell>
              <table:table-cell office:value-type="float" office:value="-106.8714599">
                <text:p>-106.8714599</text:p>
              </table:table-cell>
              <table:table-cell office:value-type="float" office:value="-106.4449844">
                <text:p>-106.4449844</text:p>
              </table:table-cell>
              <table:table-cell office:value-type="float" office:value="-105.6685485">
                <text:p>-105.6685485</text:p>
              </table:table-cell>
              <table:table-cell office:value-type="float" office:value="-106.0192794">
                <text:p>-106.0192794</text:p>
              </table:table-cell>
              <table:table-cell office:value-type="float" office:value="-105.4383544">
                <text:p>-105.4383544</text:p>
              </table:table-cell>
              <table:table-cell office:value-type="float" office:value="-105.8421478">
                <text:p>-105.8421478</text:p>
              </table:table-cell>
              <table:table-cell office:value-type="float" office:value="-104.4133148">
                <text:p>-104.4133148</text:p>
              </table:table-cell>
              <table:table-cell office:value-type="float" office:value="-106.3448791">
                <text:p>-106.3448791</text:p>
              </table:table-cell>
              <table:table-cell office:value-type="float" office:value="-107.1435852">
                <text:p>-107.1435852</text:p>
              </table:table-cell>
              <table:table-cell office:value-type="float" office:value="-105.9746551">
                <text:p>-105.9746551</text:p>
              </table:table-cell>
              <table:table-cell office:value-type="float" office:value="-105.9239349">
                <text:p>-105.9239349</text:p>
              </table:table-cell>
              <table:table-cell office:value-type="float" office:value="-105.7363281">
                <text:p>-105.7363281</text:p>
              </table:table-cell>
              <table:table-cell office:value-type="float" office:value="-105.5164184">
                <text:p>-105.5164184</text:p>
              </table:table-cell>
              <table:table-cell office:value-type="float" office:value="-107.5990753">
                <text:p>-107.5990753</text:p>
              </table:table-cell>
              <table:table-cell office:value-type="float" office:value="-106.6075973">
                <text:p>-106.6075973</text:p>
              </table:table-cell>
              <table:table-cell office:value-type="float" office:value="-107.1727294">
                <text:p>-107.1727294</text:p>
              </table:table-cell>
              <table:table-cell office:value-type="float" office:value="-104.8602447">
                <text:p>-104.8602447</text:p>
              </table:table-cell>
              <table:table-cell office:value-type="float" office:value="-107.2460327">
                <text:p>-107.2460327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-120.8649673">
                <text:p>-120.8649673</text:p>
                <draw:g>
                  <svg:desc>Trace_file.B16:Trace_file.ALM16</svg:desc>
                </draw:g>
              </table:table-cell>
              <table:table-cell office:value-type="float" office:value="-130.5139771">
                <text:p>-130.5139771</text:p>
              </table:table-cell>
              <table:table-cell office:value-type="float" office:value="-125.2199478">
                <text:p>-125.2199478</text:p>
              </table:table-cell>
              <table:table-cell office:value-type="float" office:value="-123.9730988">
                <text:p>-123.9730988</text:p>
              </table:table-cell>
              <table:table-cell office:value-type="float" office:value="-123.3873138">
                <text:p>-123.3873138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30.8417816">
                <text:p>-130.8417816</text:p>
              </table:table-cell>
              <table:table-cell office:value-type="float" office:value="-123.5301056">
                <text:p>-123.5301056</text:p>
              </table:table-cell>
              <table:table-cell office:value-type="float" office:value="-125.6379013">
                <text:p>-125.6379013</text:p>
              </table:table-cell>
              <table:table-cell office:value-type="float" office:value="-127.6221008">
                <text:p>-127.6221008</text:p>
              </table:table-cell>
              <table:table-cell office:value-type="float" office:value="-126.2066422">
                <text:p>-126.2066422</text:p>
              </table:table-cell>
              <table:table-cell office:value-type="float" office:value="-131.6585083">
                <text:p>-131.6585083</text:p>
              </table:table-cell>
              <table:table-cell office:value-type="float" office:value="-123.8229141">
                <text:p>-123.8229141</text:p>
              </table:table-cell>
              <table:table-cell office:value-type="float" office:value="-123.4346466">
                <text:p>-123.4346466</text:p>
              </table:table-cell>
              <table:table-cell office:value-type="float" office:value="-127.6993103">
                <text:p>-127.6993103</text:p>
              </table:table-cell>
              <table:table-cell office:value-type="float" office:value="-120.7596817">
                <text:p>-120.7596817</text:p>
              </table:table-cell>
              <table:table-cell office:value-type="float" office:value="-129.2211151">
                <text:p>-129.2211151</text:p>
              </table:table-cell>
              <table:table-cell office:value-type="float" office:value="-126.0128937">
                <text:p>-126.0128937</text:p>
              </table:table-cell>
              <table:table-cell office:value-type="float" office:value="-122.7066116">
                <text:p>-122.7066116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17.203041">
                <text:p>-117.203041</text:p>
              </table:table-cell>
              <table:table-cell office:value-type="float" office:value="-123.6266098">
                <text:p>-123.6266098</text:p>
              </table:table-cell>
              <table:table-cell office:value-type="float" office:value="-124.5471573">
                <text:p>-124.5471573</text:p>
              </table:table-cell>
              <table:table-cell office:value-type="float" office:value="-120.15345">
                <text:p>-120.15345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22.619751">
                <text:p>-122.619751</text:p>
              </table:table-cell>
              <table:table-cell office:value-type="float" office:value="-124.4399185">
                <text:p>-124.4399185</text:p>
              </table:table-cell>
              <table:table-cell office:value-type="float" office:value="-133.7199097">
                <text:p>-133.7199097</text:p>
              </table:table-cell>
              <table:table-cell office:value-type="float" office:value="-125.7611084">
                <text:p>-125.7611084</text:p>
              </table:table-cell>
              <table:table-cell office:value-type="float" office:value="-126.4718781">
                <text:p>-126.4718781</text:p>
              </table:table-cell>
              <table:table-cell office:value-type="float" office:value="-133.5661774">
                <text:p>-133.5661774</text:p>
              </table:table-cell>
              <table:table-cell office:value-type="float" office:value="-121.0794449">
                <text:p>-121.0794449</text:p>
              </table:table-cell>
              <table:table-cell office:value-type="float" office:value="-117.4140472">
                <text:p>-117.4140472</text:p>
              </table:table-cell>
              <table:table-cell office:value-type="float" office:value="-124.2293396">
                <text:p>-124.2293396</text:p>
              </table:table-cell>
              <table:table-cell office:value-type="float" office:value="-119.5563507">
                <text:p>-119.5563507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22.5766373">
                <text:p>-122.5766373</text:p>
              </table:table-cell>
              <table:table-cell office:value-type="float" office:value="-119.495819">
                <text:p>-119.495819</text:p>
              </table:table-cell>
              <table:table-cell office:value-type="float" office:value="-122.4910736">
                <text:p>-122.4910736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31.0673981">
                <text:p>-131.0673981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4.2293396">
                <text:p>-124.2293396</text:p>
              </table:table-cell>
              <table:table-cell office:value-type="float" office:value="-123.8726883">
                <text:p>-123.8726883</text:p>
              </table:table-cell>
              <table:table-cell office:value-type="float" office:value="-138.5806732">
                <text:p>-138.5806732</text:p>
              </table:table-cell>
              <table:table-cell office:value-type="float" office:value="-123.1085968">
                <text:p>-123.1085968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21.9945984">
                <text:p>-121.9945984</text:p>
              </table:table-cell>
              <table:table-cell office:value-type="float" office:value="-121.8352127">
                <text:p>-121.8352127</text:p>
              </table:table-cell>
              <table:table-cell office:value-type="float" office:value="-127.6993103">
                <text:p>-127.6993103</text:p>
              </table:table-cell>
              <table:table-cell office:value-type="float" office:value="-122.1980286">
                <text:p>-122.1980286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4.7656784">
                <text:p>-124.7656784</text:p>
              </table:table-cell>
              <table:table-cell office:value-type="float" office:value="-117.5094986">
                <text:p>-117.5094986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34.5322723">
                <text:p>-134.5322723</text:p>
              </table:table-cell>
              <table:table-cell office:value-type="float" office:value="-121.9145355">
                <text:p>-121.9145355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18.3661956">
                <text:p>-118.3661956</text:p>
              </table:table-cell>
              <table:table-cell office:value-type="float" office:value="-117.3667144">
                <text:p>-117.3667144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17.4855346">
                <text:p>-117.4855346</text:p>
              </table:table-cell>
              <table:table-cell office:value-type="float" office:value="-128.8591461">
                <text:p>-128.8591461</text:p>
              </table:table-cell>
              <table:table-cell office:value-type="float" office:value="-120.9003448">
                <text:p>-120.9003448</text:p>
              </table:table-cell>
              <table:table-cell office:value-type="float" office:value="-137.3196411">
                <text:p>-137.3196411</text:p>
              </table:table-cell>
              <table:table-cell office:value-type="float" office:value="-126.2721939">
                <text:p>-126.2721939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26.141571">
                <text:p>-126.141571</text:p>
              </table:table-cell>
              <table:table-cell office:value-type="float" office:value="-120.384201">
                <text:p>-120.384201</text:p>
              </table:table-cell>
              <table:table-cell office:value-type="float" office:value="-120.2515945">
                <text:p>-120.2515945</text:p>
              </table:table-cell>
              <table:table-cell office:value-type="float" office:value="-139.740509">
                <text:p>-139.740509</text:p>
              </table:table-cell>
              <table:table-cell office:value-type="float" office:value="-120.5188751">
                <text:p>-120.5188751</text:p>
              </table:table-cell>
              <table:table-cell office:value-type="float" office:value="-131.9066925">
                <text:p>-131.9066925</text:p>
              </table:table-cell>
              <table:table-cell office:value-type="float" office:value="-118.3397598">
                <text:p>-118.3397598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22.2807465">
                <text:p>-122.2807465</text:p>
              </table:table-cell>
              <table:table-cell office:value-type="float" office:value="-122.6630707">
                <text:p>-122.6630707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7.3945084">
                <text:p>-127.3945084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20.1209793">
                <text:p>-120.1209793</text:p>
              </table:table-cell>
              <table:table-cell office:value-type="float" office:value="-121.524971">
                <text:p>-121.524971</text:p>
              </table:table-cell>
              <table:table-cell office:value-type="float" office:value="-126.3382492">
                <text:p>-126.3382492</text:p>
              </table:table-cell>
              <table:table-cell office:value-type="float" office:value="-126.0128937">
                <text:p>-126.0128937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20.9003448">
                <text:p>-120.9003448</text:p>
              </table:table-cell>
              <table:table-cell office:value-type="float" office:value="-121.1157074">
                <text:p>-121.1157074</text:p>
              </table:table-cell>
              <table:table-cell office:value-type="float" office:value="-121.9145355">
                <text:p>-121.9145355</text:p>
              </table:table-cell>
              <table:table-cell office:value-type="float" office:value="-123.7734146">
                <text:p>-123.7734146</text:p>
              </table:table-cell>
              <table:table-cell office:value-type="float" office:value="-119.9604187">
                <text:p>-119.9604187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21.4869614">
                <text:p>-121.4869614</text:p>
              </table:table-cell>
              <table:table-cell office:value-type="float" office:value="-118.26091">
                <text:p>-118.26091</text:p>
              </table:table-cell>
              <table:table-cell office:value-type="float" office:value="-122.4063263">
                <text:p>-122.4063263</text:p>
              </table:table-cell>
              <table:table-cell office:value-type="float" office:value="-119.5563507">
                <text:p>-119.5563507</text:p>
              </table:table-cell>
              <table:table-cell office:value-type="float" office:value="-128.5972443">
                <text:p>-128.5972443</text:p>
              </table:table-cell>
              <table:table-cell office:value-type="float" office:value="-120.0886307">
                <text:p>-120.0886307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26.9564743">
                <text:p>-126.9564743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1.0794449">
                <text:p>-121.0794449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35.2417145">
                <text:p>-135.2417145</text:p>
              </table:table-cell>
              <table:table-cell office:value-type="float" office:value="-121.5631561">
                <text:p>-121.5631561</text:p>
              </table:table-cell>
              <table:table-cell office:value-type="float" office:value="-124.0237503">
                <text:p>-124.0237503</text:p>
              </table:table-cell>
              <table:table-cell office:value-type="float" office:value="-128.2598877">
                <text:p>-128.2598877</text:p>
              </table:table-cell>
              <table:table-cell office:value-type="float" office:value="-121.4869614">
                <text:p>-121.4869614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27.8558197">
                <text:p>-127.8558197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32.9770813">
                <text:p>-132.9770813</text:p>
              </table:table-cell>
              <table:table-cell office:value-type="float" office:value="-120.1209793">
                <text:p>-120.1209793</text:p>
              </table:table-cell>
              <table:table-cell office:value-type="float" office:value="-126.3382492">
                <text:p>-126.3382492</text:p>
              </table:table-cell>
              <table:table-cell office:value-type="float" office:value="-123.3873138">
                <text:p>-123.3873138</text:p>
              </table:table-cell>
              <table:table-cell office:value-type="float" office:value="-119.0548248">
                <text:p>-119.0548248</text:p>
              </table:table-cell>
              <table:table-cell office:value-type="float" office:value="-126.3382492">
                <text:p>-126.3382492</text:p>
              </table:table-cell>
              <table:table-cell office:value-type="float" office:value="-122.0348969">
                <text:p>-122.0348969</text:p>
              </table:table-cell>
              <table:table-cell office:value-type="float" office:value="-130.0952911">
                <text:p>-130.0952911</text:p>
              </table:table-cell>
              <table:table-cell office:value-type="float" office:value="-119.4357147">
                <text:p>-119.4357147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23.1544342">
                <text:p>-123.1544342</text:p>
              </table:table-cell>
              <table:table-cell office:value-type="float" office:value="-119.2285461">
                <text:p>-119.2285461</text:p>
              </table:table-cell>
              <table:table-cell office:value-type="float" office:value="-121.1521301">
                <text:p>-121.1521301</text:p>
              </table:table-cell>
              <table:table-cell office:value-type="float" office:value="-120.2187576">
                <text:p>-120.2187576</text:p>
              </table:table-cell>
              <table:table-cell office:value-type="float" office:value="-120.6901932">
                <text:p>-120.6901932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22.9725266">
                <text:p>-122.9725266</text:p>
              </table:table-cell>
              <table:table-cell office:value-type="float" office:value="-119.0262069">
                <text:p>-119.0262069</text:p>
              </table:table-cell>
              <table:table-cell office:value-type="float" office:value="-117.156845">
                <text:p>-117.156845</text:p>
              </table:table-cell>
              <table:table-cell office:value-type="float" office:value="-123.8229141">
                <text:p>-123.8229141</text:p>
              </table:table-cell>
              <table:table-cell office:value-type="float" office:value="-124.9898453">
                <text:p>-124.9898453</text:p>
              </table:table-cell>
              <table:table-cell office:value-type="float" office:value="-120.7946396">
                <text:p>-120.7946396</text:p>
              </table:table-cell>
              <table:table-cell office:value-type="float" office:value="-120.4850159">
                <text:p>-120.4850159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35.0588379">
                <text:p>-135.0588379</text:p>
              </table:table-cell>
              <table:table-cell office:value-type="float" office:value="-124.7656784">
                <text:p>-124.7656784</text:p>
              </table:table-cell>
              <table:table-cell office:value-type="float" office:value="-124.8211823">
                <text:p>-124.8211823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35.2417145">
                <text:p>-135.2417145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22.8385468">
                <text:p>-122.8385468</text:p>
              </table:table-cell>
              <table:table-cell office:value-type="float" office:value="-127.3945084">
                <text:p>-127.3945084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22.6630707">
                <text:p>-122.6630707</text:p>
              </table:table-cell>
              <table:table-cell office:value-type="float" office:value="-123.0176468">
                <text:p>-123.0176468</text:p>
              </table:table-cell>
              <table:table-cell office:value-type="float" office:value="-126.6075974">
                <text:p>-126.6075974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18.7174606">
                <text:p>-118.7174606</text:p>
              </table:table-cell>
              <table:table-cell office:value-type="float" office:value="-129.3140106">
                <text:p>-129.3140106</text:p>
              </table:table-cell>
              <table:table-cell office:value-type="float" office:value="-127.3199539">
                <text:p>-127.3199539</text:p>
              </table:table-cell>
              <table:table-cell office:value-type="float" office:value="-120.5188751">
                <text:p>-120.5188751</text:p>
              </table:table-cell>
              <table:table-cell office:value-type="float" office:value="-123.724205">
                <text:p>-123.724205</text:p>
              </table:table-cell>
              <table:table-cell office:value-type="float" office:value="-122.2392883">
                <text:p>-122.2392883</text:p>
              </table:table-cell>
              <table:table-cell office:value-type="float" office:value="-119.6173095">
                <text:p>-119.6173095</text:p>
              </table:table-cell>
              <table:table-cell office:value-type="float" office:value="-126.9564743">
                <text:p>-126.9564743</text:p>
              </table:table-cell>
              <table:table-cell office:value-type="float" office:value="-121.4114304">
                <text:p>-121.4114304</text:p>
              </table:table-cell>
              <table:table-cell office:value-type="float" office:value="-122.4063263">
                <text:p>-122.4063263</text:p>
              </table:table-cell>
              <table:table-cell office:value-type="float" office:value="-127.6221008">
                <text:p>-127.6221008</text:p>
              </table:table-cell>
              <table:table-cell office:value-type="float" office:value="-124.9898453">
                <text:p>-124.9898453</text:p>
              </table:table-cell>
              <table:table-cell office:value-type="float" office:value="-119.4657211">
                <text:p>-119.4657211</text:p>
              </table:table-cell>
              <table:table-cell office:value-type="float" office:value="-117.7775268">
                <text:p>-117.7775268</text:p>
              </table:table-cell>
              <table:table-cell office:value-type="float" office:value="-128.8591461">
                <text:p>-128.8591461</text:p>
              </table:table-cell>
              <table:table-cell office:value-type="float" office:value="-123.6752701">
                <text:p>-123.6752701</text:p>
              </table:table-cell>
              <table:table-cell office:value-type="float" office:value="-137.0879974">
                <text:p>-137.0879974</text:p>
              </table:table-cell>
              <table:table-cell office:value-type="float" office:value="-119.1702423">
                <text:p>-119.1702423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25.2784424">
                <text:p>-125.2784424</text:p>
              </table:table-cell>
              <table:table-cell office:value-type="float" office:value="-124.6012726">
                <text:p>-124.6012726</text:p>
              </table:table-cell>
              <table:table-cell office:value-type="float" office:value="-125.2199478">
                <text:p>-125.2199478</text:p>
              </table:table-cell>
              <table:table-cell office:value-type="float" office:value="-121.1521301">
                <text:p>-121.1521301</text:p>
              </table:table-cell>
              <table:table-cell office:value-type="float" office:value="-130.1980743">
                <text:p>-130.1980743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21.9544754">
                <text:p>-121.9544754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28.1775513">
                <text:p>-128.1775513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25.6992874">
                <text:p>-125.6992874</text:p>
              </table:table-cell>
              <table:table-cell office:value-type="float" office:value="-123.4822464">
                <text:p>-123.4822464</text:p>
              </table:table-cell>
              <table:table-cell office:value-type="float" office:value="-118.0796814">
                <text:p>-118.0796814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31.0673981">
                <text:p>-131.0673981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22.5337448">
                <text:p>-122.5337448</text:p>
              </table:table-cell>
              <table:table-cell office:value-type="float" office:value="-125.6379013">
                <text:p>-125.6379013</text:p>
              </table:table-cell>
              <table:table-cell office:value-type="float" office:value="-128.5972443">
                <text:p>-128.5972443</text:p>
              </table:table-cell>
              <table:table-cell office:value-type="float" office:value="-120.5528717">
                <text:p>-120.5528717</text:p>
              </table:table-cell>
              <table:table-cell office:value-type="float" office:value="-124.7105331">
                <text:p>-124.7105331</text:p>
              </table:table-cell>
              <table:table-cell office:value-type="float" office:value="-134.0357971">
                <text:p>-134.0357971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29.89328">
                <text:p>-129.89328</text:p>
              </table:table-cell>
              <table:table-cell office:value-type="float" office:value="-117.9524993">
                <text:p>-117.9524993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16.4917831">
                <text:p>-116.4917831</text:p>
              </table:table-cell>
              <table:table-cell office:value-type="float" office:value="-134.1981506">
                <text:p>-134.1981506</text:p>
              </table:table-cell>
              <table:table-cell office:value-type="float" office:value="-127.1727295">
                <text:p>-127.1727295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30.1980743">
                <text:p>-130.1980743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21.7958298">
                <text:p>-121.7958298</text:p>
              </table:table-cell>
              <table:table-cell office:value-type="float" office:value="-129.2211151">
                <text:p>-129.2211151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20.8297272">
                <text:p>-120.8297272</text:p>
              </table:table-cell>
              <table:table-cell office:value-type="float" office:value="-126.6762543">
                <text:p>-126.6762543</text:p>
              </table:table-cell>
              <table:table-cell office:value-type="float" office:value="-119.7715835">
                <text:p>-119.7715835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26.9564743">
                <text:p>-126.9564743</text:p>
              </table:table-cell>
              <table:table-cell office:value-type="float" office:value="-127.6993103">
                <text:p>-127.6993103</text:p>
              </table:table-cell>
              <table:table-cell office:value-type="float" office:value="-122.5337448">
                <text:p>-122.5337448</text:p>
              </table:table-cell>
              <table:table-cell office:value-type="float" office:value="-119.5260314">
                <text:p>-119.5260314</text:p>
              </table:table-cell>
              <table:table-cell office:value-type="float" office:value="-126.8855743">
                <text:p>-126.8855743</text:p>
              </table:table-cell>
              <table:table-cell office:value-type="float" office:value="-123.4822464">
                <text:p>-123.4822464</text:p>
              </table:table-cell>
              <table:table-cell office:value-type="float" office:value="-130.0952911">
                <text:p>-130.0952911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22.8385468">
                <text:p>-122.8385468</text:p>
              </table:table-cell>
              <table:table-cell office:value-type="float" office:value="-128.511673">
                <text:p>-128.511673</text:p>
              </table:table-cell>
              <table:table-cell office:value-type="float" office:value="-127.8558197">
                <text:p>-127.8558197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20.9715424">
                <text:p>-120.9715424</text:p>
              </table:table-cell>
              <table:table-cell office:value-type="float" office:value="-122.322403">
                <text:p>-122.322403</text:p>
              </table:table-cell>
              <table:table-cell office:value-type="float" office:value="-130.4073944">
                <text:p>-130.4073944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1.1157074">
                <text:p>-121.1157074</text:p>
              </table:table-cell>
              <table:table-cell office:value-type="float" office:value="-131.5370178">
                <text:p>-131.5370178</text:p>
              </table:table-cell>
              <table:table-cell office:value-type="float" office:value="-123.6752701">
                <text:p>-123.6752701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23.1085968">
                <text:p>-123.1085968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0.0242844">
                <text:p>-120.0242844</text:p>
              </table:table-cell>
              <table:table-cell office:value-type="float" office:value="-124.4399185">
                <text:p>-124.4399185</text:p>
              </table:table-cell>
              <table:table-cell office:value-type="float" office:value="-119.9922943">
                <text:p>-119.9922943</text:p>
              </table:table-cell>
              <table:table-cell office:value-type="float" office:value="-129.3140106">
                <text:p>-129.3140106</text:p>
              </table:table-cell>
              <table:table-cell office:value-type="float" office:value="-121.2254333">
                <text:p>-121.2254333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21.1887054">
                <text:p>-121.1887054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32.5600739">
                <text:p>-132.5600739</text:p>
              </table:table-cell>
              <table:table-cell office:value-type="float" office:value="-122.3642654">
                <text:p>-122.3642654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32.2927856">
                <text:p>-132.2927856</text:p>
              </table:table-cell>
              <table:table-cell office:value-type="float" office:value="-125.6379013">
                <text:p>-125.6379013</text:p>
              </table:table-cell>
              <table:table-cell office:value-type="float" office:value="-119.2872314">
                <text:p>-119.2872314</text:p>
              </table:table-cell>
              <table:table-cell office:value-type="float" office:value="-130.4073944">
                <text:p>-130.4073944</text:p>
              </table:table-cell>
              <table:table-cell office:value-type="float" office:value="-117.8023147">
                <text:p>-117.8023147</text:p>
              </table:table-cell>
              <table:table-cell office:value-type="float" office:value="-128.7709656">
                <text:p>-128.7709656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24.1259384">
                <text:p>-124.1259384</text:p>
              </table:table-cell>
              <table:table-cell office:value-type="float" office:value="-117.9524993">
                <text:p>-117.9524993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21.9145355">
                <text:p>-121.9145355</text:p>
              </table:table-cell>
              <table:table-cell office:value-type="float" office:value="-120.9358749">
                <text:p>-120.9358749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17.5335311">
                <text:p>-117.5335311</text:p>
              </table:table-cell>
              <table:table-cell office:value-type="float" office:value="-132.2927856">
                <text:p>-132.2927856</text:p>
              </table:table-cell>
              <table:table-cell office:value-type="float" office:value="-123.4346466">
                <text:p>-123.4346466</text:p>
              </table:table-cell>
              <table:table-cell office:value-type="float" office:value="-126.8855743">
                <text:p>-126.8855743</text:p>
              </table:table-cell>
              <table:table-cell office:value-type="float" office:value="-117.8520889">
                <text:p>-117.8520889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19.5563507">
                <text:p>-119.5563507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31.5370178">
                <text:p>-131.5370178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28.095993">
                <text:p>-128.095993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36.0142975">
                <text:p>-136.0142975</text:p>
              </table:table-cell>
              <table:table-cell office:value-type="float" office:value="-132.9770813">
                <text:p>-132.9770813</text:p>
              </table:table-cell>
              <table:table-cell office:value-type="float" office:value="-121.7566147">
                <text:p>-121.7566147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23.1544342">
                <text:p>-123.1544342</text:p>
              </table:table-cell>
              <table:table-cell office:value-type="float" office:value="-125.5769501">
                <text:p>-125.5769501</text:p>
              </table:table-cell>
              <table:table-cell office:value-type="float" office:value="-120.4176788">
                <text:p>-120.4176788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28.8591461">
                <text:p>-128.8591461</text:p>
              </table:table-cell>
              <table:table-cell office:value-type="float" office:value="-126.8855743">
                <text:p>-126.8855743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0.4176788">
                <text:p>-120.4176788</text:p>
              </table:table-cell>
              <table:table-cell office:value-type="float" office:value="-125.2784424">
                <text:p>-125.2784424</text:p>
              </table:table-cell>
              <table:table-cell office:value-type="float" office:value="-119.1123428">
                <text:p>-119.1123428</text:p>
              </table:table-cell>
              <table:table-cell office:value-type="float" office:value="-130.9538574">
                <text:p>-130.9538574</text:p>
              </table:table-cell>
              <table:table-cell office:value-type="float" office:value="-131.6585083">
                <text:p>-131.6585083</text:p>
              </table:table-cell>
              <table:table-cell office:value-type="float" office:value="-124.8211823">
                <text:p>-124.8211823</text:p>
              </table:table-cell>
              <table:table-cell office:value-type="float" office:value="-124.7656784">
                <text:p>-124.7656784</text:p>
              </table:table-cell>
              <table:table-cell office:value-type="float" office:value="-122.5766373">
                <text:p>-122.5766373</text:p>
              </table:table-cell>
              <table:table-cell office:value-type="float" office:value="-117.3196334">
                <text:p>-117.3196334</text:p>
              </table:table-cell>
              <table:table-cell office:value-type="float" office:value="-118.6351318">
                <text:p>-118.6351318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17.9021453">
                <text:p>-117.9021453</text:p>
              </table:table-cell>
              <table:table-cell office:value-type="float" office:value="-132.4253998">
                <text:p>-132.4253998</text:p>
              </table:table-cell>
              <table:table-cell office:value-type="float" office:value="-119.5867767">
                <text:p>-119.5867767</text:p>
              </table:table-cell>
              <table:table-cell office:value-type="float" office:value="-123.6752701">
                <text:p>-123.6752701</text:p>
              </table:table-cell>
              <table:table-cell office:value-type="float" office:value="-123.2934113">
                <text:p>-123.2934113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18.9126586">
                <text:p>-118.9126586</text:p>
              </table:table-cell>
              <table:table-cell office:value-type="float" office:value="-133.8764191">
                <text:p>-133.8764191</text:p>
              </table:table-cell>
              <table:table-cell office:value-type="float" office:value="-122.1980286">
                <text:p>-122.1980286</text:p>
              </table:table-cell>
              <table:table-cell office:value-type="float" office:value="-133.4151154">
                <text:p>-133.4151154</text:p>
              </table:table-cell>
              <table:table-cell office:value-type="float" office:value="-131.6585083">
                <text:p>-131.6585083</text:p>
              </table:table-cell>
              <table:table-cell office:value-type="float" office:value="-123.6266098">
                <text:p>-123.6266098</text:p>
              </table:table-cell>
              <table:table-cell office:value-type="float" office:value="-124.1259384">
                <text:p>-124.1259384</text:p>
              </table:table-cell>
              <table:table-cell office:value-type="float" office:value="-120.2515945">
                <text:p>-120.2515945</text:p>
              </table:table-cell>
              <table:table-cell office:value-type="float" office:value="-131.5370178">
                <text:p>-131.5370178</text:p>
              </table:table-cell>
              <table:table-cell office:value-type="float" office:value="-128.8591461">
                <text:p>-128.8591461</text:p>
              </table:table-cell>
              <table:table-cell office:value-type="float" office:value="-122.9725266">
                <text:p>-122.9725266</text:p>
              </table:table-cell>
              <table:table-cell office:value-type="float" office:value="-121.2993546">
                <text:p>-121.2993546</text:p>
              </table:table-cell>
              <table:table-cell office:value-type="float" office:value="-123.2005157">
                <text:p>-123.2005157</text:p>
              </table:table-cell>
              <table:table-cell office:value-type="float" office:value="-121.9945984">
                <text:p>-121.9945984</text:p>
              </table:table-cell>
              <table:table-cell office:value-type="float" office:value="-136.862381">
                <text:p>-136.862381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22.619751">
                <text:p>-122.619751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22.7066116">
                <text:p>-122.7066116</text:p>
              </table:table-cell>
              <table:table-cell office:value-type="float" office:value="-121.9544754">
                <text:p>-121.9544754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19.2285461">
                <text:p>-119.2285461</text:p>
              </table:table-cell>
              <table:table-cell office:value-type="float" office:value="-127.6221008">
                <text:p>-127.6221008</text:p>
              </table:table-cell>
              <table:table-cell office:value-type="float" office:value="-133.7199097">
                <text:p>-133.7199097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28.511673">
                <text:p>-128.511673</text:p>
              </table:table-cell>
              <table:table-cell office:value-type="float" office:value="-124.4399185">
                <text:p>-124.4399185</text:p>
              </table:table-cell>
              <table:table-cell office:value-type="float" office:value="-124.877037">
                <text:p>-124.877037</text:p>
              </table:table-cell>
              <table:table-cell office:value-type="float" office:value="-125.2784424">
                <text:p>-125.2784424</text:p>
              </table:table-cell>
              <table:table-cell office:value-type="float" office:value="-121.9544754">
                <text:p>-121.9544754</text:p>
              </table:table-cell>
              <table:table-cell office:value-type="float" office:value="-126.0128937">
                <text:p>-126.0128937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18.5265502">
                <text:p>-118.5265502</text:p>
              </table:table-cell>
              <table:table-cell office:value-type="float" office:value="-137.5576172">
                <text:p>-137.5576172</text:p>
              </table:table-cell>
              <table:table-cell office:value-type="float" office:value="-121.8352127">
                <text:p>-121.8352127</text:p>
              </table:table-cell>
              <table:table-cell office:value-type="float" office:value="-121.4114304">
                <text:p>-121.4114304</text:p>
              </table:table-cell>
              <table:table-cell office:value-type="float" office:value="-120.5188751">
                <text:p>-120.5188751</text:p>
              </table:table-cell>
              <table:table-cell office:value-type="float" office:value="-132.2927856">
                <text:p>-132.2927856</text:p>
              </table:table-cell>
              <table:table-cell office:value-type="float" office:value="-131.7817078">
                <text:p>-131.7817078</text:p>
              </table:table-cell>
              <table:table-cell office:value-type="float" office:value="-125.9492645">
                <text:p>-125.9492645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22.4910736">
                <text:p>-122.4910736</text:p>
              </table:table-cell>
              <table:table-cell office:value-type="float" office:value="-125.6379013">
                <text:p>-125.6379013</text:p>
              </table:table-cell>
              <table:table-cell office:value-type="float" office:value="-127.9351425">
                <text:p>-127.9351425</text:p>
              </table:table-cell>
              <table:table-cell office:value-type="float" office:value="-123.1085968">
                <text:p>-123.1085968</text:p>
              </table:table-cell>
              <table:table-cell office:value-type="float" office:value="-124.8211823">
                <text:p>-124.8211823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26.2066422">
                <text:p>-126.2066422</text:p>
              </table:table-cell>
              <table:table-cell office:value-type="float" office:value="-123.5782242">
                <text:p>-123.5782242</text:p>
              </table:table-cell>
              <table:table-cell office:value-type="float" office:value="-124.9898453">
                <text:p>-124.9898453</text:p>
              </table:table-cell>
              <table:table-cell office:value-type="float" office:value="-131.9066925">
                <text:p>-131.9066925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30.5139771">
                <text:p>-130.5139771</text:p>
              </table:table-cell>
              <table:table-cell office:value-type="float" office:value="-132.9770813">
                <text:p>-132.9770813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23.8229141">
                <text:p>-123.8229141</text:p>
              </table:table-cell>
              <table:table-cell office:value-type="float" office:value="-125.7611084">
                <text:p>-125.7611084</text:p>
              </table:table-cell>
              <table:table-cell office:value-type="float" office:value="-124.6012726">
                <text:p>-124.6012726</text:p>
              </table:table-cell>
              <table:table-cell office:value-type="float" office:value="-121.5631561">
                <text:p>-121.5631561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31.0673981">
                <text:p>-131.0673981</text:p>
              </table:table-cell>
              <table:table-cell office:value-type="float" office:value="-128.7709656">
                <text:p>-128.7709656</text:p>
              </table:table-cell>
              <table:table-cell office:value-type="float" office:value="-122.5337448">
                <text:p>-122.5337448</text:p>
              </table:table-cell>
              <table:table-cell office:value-type="float" office:value="-123.2468414">
                <text:p>-123.2468414</text:p>
              </table:table-cell>
              <table:table-cell office:value-type="float" office:value="-119.1123428">
                <text:p>-119.1123428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6.6075974">
                <text:p>-126.6075974</text:p>
              </table:table-cell>
              <table:table-cell office:value-type="float" office:value="-118.131073">
                <text:p>-118.131073</text:p>
              </table:table-cell>
              <table:table-cell office:value-type="float" office:value="-135.4285126">
                <text:p>-135.4285126</text:p>
              </table:table-cell>
              <table:table-cell office:value-type="float" office:value="-134.3636017">
                <text:p>-134.3636017</text:p>
              </table:table-cell>
              <table:table-cell office:value-type="float" office:value="-125.6992874">
                <text:p>-125.6992874</text:p>
              </table:table-cell>
              <table:table-cell office:value-type="float" office:value="-130.1980743">
                <text:p>-130.1980743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17.5576171">
                <text:p>-117.5576171</text:p>
              </table:table-cell>
              <table:table-cell office:value-type="float" office:value="-130.5139771">
                <text:p>-130.5139771</text:p>
              </table:table-cell>
              <table:table-cell office:value-type="float" office:value="-127.8558197">
                <text:p>-127.8558197</text:p>
              </table:table-cell>
              <table:table-cell office:value-type="float" office:value="-123.2934113">
                <text:p>-123.2934113</text:p>
              </table:table-cell>
              <table:table-cell office:value-type="float" office:value="-129.7940216">
                <text:p>-129.7940216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7.6221008">
                <text:p>-127.6221008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6.2066422">
                <text:p>-126.2066422</text:p>
              </table:table-cell>
              <table:table-cell office:value-type="float" office:value="-126.6075974">
                <text:p>-126.6075974</text:p>
              </table:table-cell>
              <table:table-cell office:value-type="float" office:value="-120.7248688">
                <text:p>-120.7248688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1.2993546">
                <text:p>-121.2993546</text:p>
              </table:table-cell>
              <table:table-cell office:value-type="float" office:value="-131.7817078">
                <text:p>-131.7817078</text:p>
              </table:table-cell>
              <table:table-cell office:value-type="float" office:value="-123.8726883">
                <text:p>-123.8726883</text:p>
              </table:table-cell>
              <table:table-cell office:value-type="float" office:value="-121.6787109">
                <text:p>-121.6787109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32.1621704">
                <text:p>-132.1621704</text:p>
              </table:table-cell>
              <table:table-cell office:value-type="float" office:value="-125.2199478">
                <text:p>-125.2199478</text:p>
              </table:table-cell>
              <table:table-cell office:value-type="float" office:value="-120.7248688">
                <text:p>-120.7248688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26.5394745">
                <text:p>-126.5394745</text:p>
              </table:table-cell>
              <table:table-cell office:value-type="float" office:value="-133.1206512">
                <text:p>-133.1206512</text:p>
              </table:table-cell>
              <table:table-cell office:value-type="float" office:value="-124.2293396">
                <text:p>-124.2293396</text:p>
              </table:table-cell>
              <table:table-cell office:value-type="float" office:value="-118.3133926">
                <text:p>-118.3133926</text:p>
              </table:table-cell>
              <table:table-cell office:value-type="float" office:value="-120.6901932">
                <text:p>-120.6901932</text:p>
              </table:table-cell>
              <table:table-cell office:value-type="float" office:value="-116.3857269">
                <text:p>-116.3857269</text:p>
              </table:table-cell>
              <table:table-cell office:value-type="float" office:value="-132.4253998">
                <text:p>-132.4253998</text:p>
              </table:table-cell>
              <table:table-cell office:value-type="float" office:value="-124.1259384">
                <text:p>-124.1259384</text:p>
              </table:table-cell>
              <table:table-cell office:value-type="float" office:value="-123.8229141">
                <text:p>-123.8229141</text:p>
              </table:table-cell>
              <table:table-cell office:value-type="float" office:value="-122.3642654">
                <text:p>-122.3642654</text:p>
              </table:table-cell>
              <table:table-cell office:value-type="float" office:value="-126.141571">
                <text:p>-126.141571</text:p>
              </table:table-cell>
              <table:table-cell office:value-type="float" office:value="-125.7611084">
                <text:p>-125.7611084</text:p>
              </table:table-cell>
              <table:table-cell office:value-type="float" office:value="-119.678688">
                <text:p>-119.678688</text:p>
              </table:table-cell>
              <table:table-cell office:value-type="float" office:value="-121.0433273">
                <text:p>-121.0433273</text:p>
              </table:table-cell>
              <table:table-cell office:value-type="float" office:value="-117.4855346">
                <text:p>-117.4855346</text:p>
              </table:table-cell>
              <table:table-cell office:value-type="float" office:value="-129.5988159">
                <text:p>-129.5988159</text:p>
              </table:table-cell>
              <table:table-cell office:value-type="float" office:value="-121.4869614">
                <text:p>-121.4869614</text:p>
              </table:table-cell>
              <table:table-cell office:value-type="float" office:value="-128.68367">
                <text:p>-128.68367</text:p>
              </table:table-cell>
              <table:table-cell office:value-type="float" office:value="-125.9492645">
                <text:p>-125.9492645</text:p>
              </table:table-cell>
              <table:table-cell office:value-type="float" office:value="-121.7958298">
                <text:p>-121.7958298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27.1727295">
                <text:p>-127.1727295</text:p>
              </table:table-cell>
              <table:table-cell office:value-type="float" office:value="-135.814621">
                <text:p>-135.814621</text:p>
              </table:table-cell>
              <table:table-cell office:value-type="float" office:value="-127.3199539">
                <text:p>-127.3199539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31.4172211">
                <text:p>-131.4172211</text:p>
              </table:table-cell>
              <table:table-cell office:value-type="float" office:value="-147.8558197">
                <text:p>-147.8558197</text:p>
              </table:table-cell>
              <table:table-cell office:value-type="float" office:value="-122.4485931">
                <text:p>-122.4485931</text:p>
              </table:table-cell>
              <table:table-cell office:value-type="float" office:value="-120.5188751">
                <text:p>-120.5188751</text:p>
              </table:table-cell>
              <table:table-cell office:value-type="float" office:value="-126.141571">
                <text:p>-126.141571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19.1412429">
                <text:p>-119.1412429</text:p>
              </table:table-cell>
              <table:table-cell office:value-type="float" office:value="-130.1980743">
                <text:p>-130.1980743</text:p>
              </table:table-cell>
              <table:table-cell office:value-type="float" office:value="-121.9945984">
                <text:p>-121.9945984</text:p>
              </table:table-cell>
              <table:table-cell office:value-type="float" office:value="-132.5600739">
                <text:p>-132.5600739</text:p>
              </table:table-cell>
              <table:table-cell office:value-type="float" office:value="-120.6556625">
                <text:p>-120.6556625</text:p>
              </table:table-cell>
              <table:table-cell office:value-type="float" office:value="-129.9936981">
                <text:p>-129.9936981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18.0540924">
                <text:p>-118.0540924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24.0237503">
                <text:p>-124.0237503</text:p>
              </table:table-cell>
              <table:table-cell office:value-type="float" office:value="-121.3739166">
                <text:p>-121.3739166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33.1206512">
                <text:p>-133.1206512</text:p>
              </table:table-cell>
              <table:table-cell office:value-type="float" office:value="-127.3199539">
                <text:p>-127.3199539</text:p>
              </table:table-cell>
              <table:table-cell office:value-type="float" office:value="-131.0673981">
                <text:p>-131.0673981</text:p>
              </table:table-cell>
              <table:table-cell office:value-type="float" office:value="-128.095993">
                <text:p>-128.095993</text:p>
              </table:table-cell>
              <table:table-cell office:value-type="float" office:value="-122.1569595">
                <text:p>-122.1569595</text:p>
              </table:table-cell>
              <table:table-cell office:value-type="float" office:value="-122.7943497">
                <text:p>-122.7943497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30.8417816">
                <text:p>-130.8417816</text:p>
              </table:table-cell>
              <table:table-cell office:value-type="float" office:value="-118.0540924">
                <text:p>-118.0540924</text:p>
              </table:table-cell>
              <table:table-cell office:value-type="float" office:value="-123.0176468">
                <text:p>-123.0176468</text:p>
              </table:table-cell>
              <table:table-cell office:value-type="float" office:value="-128.1775513">
                <text:p>-128.1775513</text:p>
              </table:table-cell>
              <table:table-cell office:value-type="float" office:value="-125.2199478">
                <text:p>-125.2199478</text:p>
              </table:table-cell>
              <table:table-cell office:value-type="float" office:value="-122.0348969">
                <text:p>-122.0348969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25.7611084">
                <text:p>-125.7611084</text:p>
              </table:table-cell>
              <table:table-cell office:value-type="float" office:value="-126.3382492">
                <text:p>-126.3382492</text:p>
              </table:table-cell>
              <table:table-cell office:value-type="float" office:value="-122.3642654">
                <text:p>-122.3642654</text:p>
              </table:table-cell>
              <table:table-cell office:value-type="float" office:value="-122.619751">
                <text:p>-122.619751</text:p>
              </table:table-cell>
              <table:table-cell office:value-type="float" office:value="-122.1160736">
                <text:p>-122.1160736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19.678688">
                <text:p>-119.678688</text:p>
              </table:table-cell>
              <table:table-cell office:value-type="float" office:value="-129.3140106">
                <text:p>-129.3140106</text:p>
              </table:table-cell>
              <table:table-cell office:value-type="float" office:value="-122.5337448">
                <text:p>-122.5337448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34.5322723">
                <text:p>-134.5322723</text:p>
              </table:table-cell>
              <table:table-cell office:value-type="float" office:value="-121.3739166">
                <text:p>-121.3739166</text:p>
              </table:table-cell>
              <table:table-cell office:value-type="float" office:value="-118.4193191">
                <text:p>-118.4193191</text:p>
              </table:table-cell>
              <table:table-cell office:value-type="float" office:value="-122.4910736">
                <text:p>-122.4910736</text:p>
              </table:table-cell>
              <table:table-cell office:value-type="float" office:value="-123.1085968">
                <text:p>-123.1085968</text:p>
              </table:table-cell>
              <table:table-cell office:value-type="float" office:value="-119.9286575">
                <text:p>-119.9286575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24.2293396">
                <text:p>-124.2293396</text:p>
              </table:table-cell>
              <table:table-cell office:value-type="float" office:value="-128.5972443">
                <text:p>-128.5972443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24.6012726">
                <text:p>-124.6012726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33.1206512">
                <text:p>-133.1206512</text:p>
              </table:table-cell>
              <table:table-cell office:value-type="float" office:value="-130.6218719">
                <text:p>-130.6218719</text:p>
              </table:table-cell>
              <table:table-cell office:value-type="float" office:value="-124.5471573">
                <text:p>-124.5471573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19.0835342">
                <text:p>-119.0835342</text:p>
              </table:table-cell>
              <table:table-cell office:value-type="float" office:value="-126.4718781">
                <text:p>-126.4718781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32.4253998">
                <text:p>-132.4253998</text:p>
              </table:table-cell>
              <table:table-cell office:value-type="float" office:value="-119.8654861">
                <text:p>-119.8654861</text:p>
              </table:table-cell>
              <table:table-cell office:value-type="float" office:value="-117.5576171">
                <text:p>-117.5576171</text:p>
              </table:table-cell>
              <table:table-cell office:value-type="float" office:value="-121.8747864">
                <text:p>-121.8747864</text:p>
              </table:table-cell>
              <table:table-cell office:value-type="float" office:value="-125.9492645">
                <text:p>-125.9492645</text:p>
              </table:table-cell>
              <table:table-cell office:value-type="float" office:value="-124.877037">
                <text:p>-124.877037</text:p>
              </table:table-cell>
              <table:table-cell office:value-type="float" office:value="-122.5337448">
                <text:p>-122.5337448</text:p>
              </table:table-cell>
              <table:table-cell office:value-type="float" office:value="-126.0769958">
                <text:p>-126.0769958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34.1981506">
                <text:p>-134.1981506</text:p>
              </table:table-cell>
              <table:table-cell office:value-type="float" office:value="-134.8797455">
                <text:p>-134.8797455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23.5301056">
                <text:p>-123.5301056</text:p>
              </table:table-cell>
              <table:table-cell office:value-type="float" office:value="-120.0563965">
                <text:p>-120.0563965</text:p>
              </table:table-cell>
              <table:table-cell office:value-type="float" office:value="-127.6993103">
                <text:p>-127.6993103</text:p>
              </table:table-cell>
              <table:table-cell office:value-type="float" office:value="-132.9770813">
                <text:p>-132.9770813</text:p>
              </table:table-cell>
              <table:table-cell office:value-type="float" office:value="-122.7943497">
                <text:p>-122.7943497</text:p>
              </table:table-cell>
              <table:table-cell office:value-type="float" office:value="-129.89328">
                <text:p>-129.89328</text:p>
              </table:table-cell>
              <table:table-cell office:value-type="float" office:value="-120.1209793">
                <text:p>-120.1209793</text:p>
              </table:table-cell>
              <table:table-cell office:value-type="float" office:value="-124.0746994">
                <text:p>-124.0746994</text:p>
              </table:table-cell>
              <table:table-cell office:value-type="float" office:value="-121.2623138">
                <text:p>-121.2623138</text:p>
              </table:table-cell>
              <table:table-cell office:value-type="float" office:value="-120.1860352">
                <text:p>-120.1860352</text:p>
              </table:table-cell>
              <table:table-cell office:value-type="float" office:value="-123.8229141">
                <text:p>-123.8229141</text:p>
              </table:table-cell>
              <table:table-cell office:value-type="float" office:value="-119.1702423">
                <text:p>-119.1702423</text:p>
              </table:table-cell>
              <table:table-cell office:value-type="float" office:value="-129.1291962">
                <text:p>-129.1291962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28.1775513">
                <text:p>-128.1775513</text:p>
              </table:table-cell>
              <table:table-cell office:value-type="float" office:value="-117.461647">
                <text:p>-117.461647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23.9730988">
                <text:p>-123.9730988</text:p>
              </table:table-cell>
              <table:table-cell office:value-type="float" office:value="-124.7656784">
                <text:p>-124.7656784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25.2784424">
                <text:p>-125.2784424</text:p>
              </table:table-cell>
              <table:table-cell office:value-type="float" office:value="-124.877037">
                <text:p>-124.877037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23.0176468">
                <text:p>-123.0176468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23.7734146">
                <text:p>-123.7734146</text:p>
              </table:table-cell>
              <table:table-cell office:value-type="float" office:value="-122.4910736">
                <text:p>-122.4910736</text:p>
              </table:table-cell>
              <table:table-cell office:value-type="float" office:value="-123.9730988">
                <text:p>-123.9730988</text:p>
              </table:table-cell>
              <table:table-cell office:value-type="float" office:value="-131.2990417">
                <text:p>-131.2990417</text:p>
              </table:table-cell>
              <table:table-cell office:value-type="float" office:value="-117.8770828">
                <text:p>-117.8770828</text:p>
              </table:table-cell>
              <table:table-cell office:value-type="float" office:value="-122.7503662">
                <text:p>-122.7503662</text:p>
              </table:table-cell>
              <table:table-cell office:value-type="float" office:value="-129.5028534">
                <text:p>-129.5028534</text:p>
              </table:table-cell>
              <table:table-cell office:value-type="float" office:value="-130.8417816">
                <text:p>-130.8417816</text:p>
              </table:table-cell>
              <table:table-cell office:value-type="float" office:value="-125.337326">
                <text:p>-125.337326</text:p>
              </table:table-cell>
              <table:table-cell office:value-type="float" office:value="-123.2934113">
                <text:p>-123.2934113</text:p>
              </table:table-cell>
              <table:table-cell office:value-type="float" office:value="-122.7943497">
                <text:p>-122.7943497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20.0886307">
                <text:p>-120.0886307</text:p>
              </table:table-cell>
              <table:table-cell office:value-type="float" office:value="-122.1569595">
                <text:p>-122.1569595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20.6212616">
                <text:p>-120.6212616</text:p>
              </table:table-cell>
              <table:table-cell office:value-type="float" office:value="-125.0467987">
                <text:p>-125.0467987</text:p>
              </table:table-cell>
              <table:table-cell office:value-type="float" office:value="-121.4114304">
                <text:p>-121.4114304</text:p>
              </table:table-cell>
              <table:table-cell office:value-type="float" office:value="-120.8649673">
                <text:p>-120.8649673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21.3365555">
                <text:p>-121.3365555</text:p>
              </table:table-cell>
              <table:table-cell office:value-type="float" office:value="-130.8417816">
                <text:p>-130.8417816</text:p>
              </table:table-cell>
              <table:table-cell office:value-type="float" office:value="-127.3199539">
                <text:p>-127.3199539</text:p>
              </table:table-cell>
              <table:table-cell office:value-type="float" office:value="-123.724205">
                <text:p>-123.724205</text:p>
              </table:table-cell>
              <table:table-cell office:value-type="float" office:value="-120.9358749">
                <text:p>-120.9358749</text:p>
              </table:table-cell>
              <table:table-cell office:value-type="float" office:value="-120.7946396">
                <text:p>-120.7946396</text:p>
              </table:table-cell>
              <table:table-cell office:value-type="float" office:value="-123.5301056">
                <text:p>-123.5301056</text:p>
              </table:table-cell>
              <table:table-cell office:value-type="float" office:value="-123.3873138">
                <text:p>-123.3873138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17.8770828">
                <text:p>-117.8770828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4.6012726">
                <text:p>-124.6012726</text:p>
              </table:table-cell>
              <table:table-cell office:value-type="float" office:value="-125.6992874">
                <text:p>-125.6992874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35.6194305">
                <text:p>-135.6194305</text:p>
              </table:table-cell>
              <table:table-cell office:value-type="float" office:value="-121.7958298">
                <text:p>-121.7958298</text:p>
              </table:table-cell>
              <table:table-cell office:value-type="float" office:value="-118.2347869">
                <text:p>-118.2347869</text:p>
              </table:table-cell>
              <table:table-cell office:value-type="float" office:value="-119.8970184">
                <text:p>-119.8970184</text:p>
              </table:table-cell>
              <table:table-cell office:value-type="float" office:value="-124.386795">
                <text:p>-124.386795</text:p>
              </table:table-cell>
              <table:table-cell office:value-type="float" office:value="-123.1544342">
                <text:p>-123.1544342</text:p>
              </table:table-cell>
              <table:table-cell office:value-type="float" office:value="-123.9227524">
                <text:p>-123.9227524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21.7566147">
                <text:p>-121.7566147</text:p>
              </table:table-cell>
              <table:table-cell office:value-type="float" office:value="-122.1160736">
                <text:p>-122.1160736</text:p>
              </table:table-cell>
              <table:table-cell office:value-type="float" office:value="-119.0262069">
                <text:p>-119.0262069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22.0348969">
                <text:p>-122.0348969</text:p>
              </table:table-cell>
              <table:table-cell office:value-type="float" office:value="-118.5806732">
                <text:p>-118.5806732</text:p>
              </table:table-cell>
              <table:table-cell office:value-type="float" office:value="-129.4079132">
                <text:p>-129.4079132</text:p>
              </table:table-cell>
              <table:table-cell office:value-type="float" office:value="-132.2927856">
                <text:p>-132.2927856</text:p>
              </table:table-cell>
              <table:table-cell office:value-type="float" office:value="-125.9492645">
                <text:p>-125.9492645</text:p>
              </table:table-cell>
              <table:table-cell office:value-type="float" office:value="-123.3873138">
                <text:p>-123.3873138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23.2005157">
                <text:p>-123.2005157</text:p>
              </table:table-cell>
              <table:table-cell office:value-type="float" office:value="-120.6556625">
                <text:p>-120.6556625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28.9482269">
                <text:p>-128.9482269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22.1160736">
                <text:p>-122.1160736</text:p>
              </table:table-cell>
              <table:table-cell office:value-type="float" office:value="-119.7715835">
                <text:p>-119.7715835</text:p>
              </table:table-cell>
              <table:table-cell office:value-type="float" office:value="-122.1980286">
                <text:p>-122.1980286</text:p>
              </table:table-cell>
              <table:table-cell office:value-type="float" office:value="-120.5528717">
                <text:p>-120.5528717</text:p>
              </table:table-cell>
              <table:table-cell office:value-type="float" office:value="-119.0548248">
                <text:p>-119.0548248</text:p>
              </table:table-cell>
              <table:table-cell office:value-type="float" office:value="-117.3667144">
                <text:p>-117.3667144</text:p>
              </table:table-cell>
              <table:table-cell office:value-type="float" office:value="-134.8797455">
                <text:p>-134.8797455</text:p>
              </table:table-cell>
              <table:table-cell office:value-type="float" office:value="-126.6075974">
                <text:p>-126.6075974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25.2199478">
                <text:p>-125.2199478</text:p>
              </table:table-cell>
              <table:table-cell office:value-type="float" office:value="-118.5806732">
                <text:p>-118.5806732</text:p>
              </table:table-cell>
              <table:table-cell office:value-type="float" office:value="-121.6787109">
                <text:p>-121.6787109</text:p>
              </table:table-cell>
              <table:table-cell office:value-type="float" office:value="-131.4172211">
                <text:p>-131.4172211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0.7248688">
                <text:p>-120.7248688</text:p>
              </table:table-cell>
              <table:table-cell office:value-type="float" office:value="-118.4193191">
                <text:p>-118.4193191</text:p>
              </table:table-cell>
              <table:table-cell office:value-type="float" office:value="-130.1980743">
                <text:p>-130.1980743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19.3463211">
                <text:p>-119.3463211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38.3134003">
                <text:p>-138.3134003</text:p>
              </table:table-cell>
              <table:table-cell office:value-type="float" office:value="-123.7734146">
                <text:p>-123.7734146</text:p>
              </table:table-cell>
              <table:table-cell office:value-type="float" office:value="-123.2934113">
                <text:p>-123.2934113</text:p>
              </table:table-cell>
              <table:table-cell office:value-type="float" office:value="-121.1157074">
                <text:p>-121.1157074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29.5028534">
                <text:p>-129.5028534</text:p>
              </table:table-cell>
              <table:table-cell office:value-type="float" office:value="-129.4079132">
                <text:p>-129.4079132</text:p>
              </table:table-cell>
              <table:table-cell office:value-type="float" office:value="-123.8229141">
                <text:p>-123.8229141</text:p>
              </table:table-cell>
              <table:table-cell office:value-type="float" office:value="-135.6194305">
                <text:p>-135.6194305</text:p>
              </table:table-cell>
              <table:table-cell office:value-type="float" office:value="-121.524971">
                <text:p>-121.524971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2.5766373">
                <text:p>-122.5766373</text:p>
              </table:table-cell>
              <table:table-cell office:value-type="float" office:value="-129.5988159">
                <text:p>-129.5988159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26.9564743">
                <text:p>-126.9564743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31.1824493">
                <text:p>-131.1824493</text:p>
              </table:table-cell>
              <table:table-cell office:value-type="float" office:value="-131.6585083">
                <text:p>-131.6585083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35.814621">
                <text:p>-135.814621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18.4727706">
                <text:p>-118.4727706</text:p>
              </table:table-cell>
              <table:table-cell office:value-type="float" office:value="-124.6012726">
                <text:p>-124.6012726</text:p>
              </table:table-cell>
              <table:table-cell office:value-type="float" office:value="-120.8649673">
                <text:p>-120.8649673</text:p>
              </table:table-cell>
              <table:table-cell office:value-type="float" office:value="-129.5028534">
                <text:p>-129.5028534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20.7946396">
                <text:p>-120.7946396</text:p>
              </table:table-cell>
              <table:table-cell office:value-type="float" office:value="-132.4253998">
                <text:p>-132.4253998</text:p>
              </table:table-cell>
              <table:table-cell office:value-type="float" office:value="-133.8764191">
                <text:p>-133.8764191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5.0467987">
                <text:p>-125.0467987</text:p>
              </table:table-cell>
              <table:table-cell office:value-type="float" office:value="-121.7175751">
                <text:p>-121.7175751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24.6557236">
                <text:p>-124.6557236</text:p>
              </table:table-cell>
              <table:table-cell office:value-type="float" office:value="-139.4357147">
                <text:p>-139.4357147</text:p>
              </table:table-cell>
              <table:table-cell office:value-type="float" office:value="-128.7709656">
                <text:p>-128.7709656</text:p>
              </table:table-cell>
              <table:table-cell office:value-type="float" office:value="-123.6752701">
                <text:p>-123.6752701</text:p>
              </table:table-cell>
              <table:table-cell office:value-type="float" office:value="-119.2578353">
                <text:p>-119.2578353</text:p>
              </table:table-cell>
              <table:table-cell office:value-type="float" office:value="-123.1544342">
                <text:p>-123.1544342</text:p>
              </table:table-cell>
              <table:table-cell office:value-type="float" office:value="-124.333992">
                <text:p>-124.333992</text:p>
              </table:table-cell>
              <table:table-cell office:value-type="float" office:value="-129.2211151">
                <text:p>-129.2211151</text:p>
              </table:table-cell>
              <table:table-cell office:value-type="float" office:value="-123.4822464">
                <text:p>-123.4822464</text:p>
              </table:table-cell>
              <table:table-cell office:value-type="float" office:value="-126.141571">
                <text:p>-126.141571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9.7940216">
                <text:p>-129.7940216</text:p>
              </table:table-cell>
              <table:table-cell office:value-type="float" office:value="-126.141571">
                <text:p>-126.141571</text:p>
              </table:table-cell>
              <table:table-cell office:value-type="float" office:value="-129.1291962">
                <text:p>-129.1291962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29.7940216">
                <text:p>-129.7940216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20.6212616">
                <text:p>-120.6212616</text:p>
              </table:table-cell>
              <table:table-cell office:value-type="float" office:value="-119.2872314">
                <text:p>-119.2872314</text:p>
              </table:table-cell>
              <table:table-cell office:value-type="float" office:value="-134.7042694">
                <text:p>-134.7042694</text:p>
              </table:table-cell>
              <table:table-cell office:value-type="float" office:value="-123.4346466">
                <text:p>-123.4346466</text:p>
              </table:table-cell>
              <table:table-cell office:value-type="float" office:value="-123.1544342">
                <text:p>-123.1544342</text:p>
              </table:table-cell>
              <table:table-cell office:value-type="float" office:value="-121.9544754">
                <text:p>-121.9544754</text:p>
              </table:table-cell>
              <table:table-cell office:value-type="float" office:value="-130.1980743">
                <text:p>-130.1980743</text:p>
              </table:table-cell>
              <table:table-cell office:value-type="float" office:value="-121.7175751">
                <text:p>-121.7175751</text:p>
              </table:table-cell>
              <table:table-cell office:value-type="float" office:value="-126.0128937">
                <text:p>-126.0128937</text:p>
              </table:table-cell>
              <table:table-cell office:value-type="float" office:value="-132.5600739">
                <text:p>-132.5600739</text:p>
              </table:table-cell>
              <table:table-cell office:value-type="float" office:value="-135.0588379">
                <text:p>-135.0588379</text:p>
              </table:table-cell>
              <table:table-cell office:value-type="float" office:value="-120.9003448">
                <text:p>-120.9003448</text:p>
              </table:table-cell>
              <table:table-cell office:value-type="float" office:value="-127.3199539">
                <text:p>-127.3199539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2.7943497">
                <text:p>-122.7943497</text:p>
              </table:table-cell>
              <table:table-cell office:value-type="float" office:value="-134.1981506">
                <text:p>-134.1981506</text:p>
              </table:table-cell>
              <table:table-cell office:value-type="float" office:value="-127.6221008">
                <text:p>-127.6221008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18.8564376">
                <text:p>-118.8564376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18.3661956">
                <text:p>-118.3661956</text:p>
              </table:table-cell>
              <table:table-cell office:value-type="float" office:value="-123.9730988">
                <text:p>-123.9730988</text:p>
              </table:table-cell>
              <table:table-cell office:value-type="float" office:value="-121.1887054">
                <text:p>-121.1887054</text:p>
              </table:table-cell>
              <table:table-cell office:value-type="float" office:value="-122.1980286">
                <text:p>-122.1980286</text:p>
              </table:table-cell>
              <table:table-cell office:value-type="float" office:value="-120.8649673">
                <text:p>-120.8649673</text:p>
              </table:table-cell>
              <table:table-cell office:value-type="float" office:value="-123.7734146">
                <text:p>-123.7734146</text:p>
              </table:table-cell>
              <table:table-cell office:value-type="float" office:value="-123.2934113">
                <text:p>-123.2934113</text:p>
              </table:table-cell>
              <table:table-cell office:value-type="float" office:value="-121.6015015">
                <text:p>-121.6015015</text:p>
              </table:table-cell>
              <table:table-cell office:value-type="float" office:value="-120.384201">
                <text:p>-120.384201</text:p>
              </table:table-cell>
              <table:table-cell office:value-type="float" office:value="-119.9922943">
                <text:p>-119.9922943</text:p>
              </table:table-cell>
              <table:table-cell office:value-type="float" office:value="-134.0357971">
                <text:p>-134.0357971</text:p>
              </table:table-cell>
              <table:table-cell office:value-type="float" office:value="-122.7503662">
                <text:p>-122.7503662</text:p>
              </table:table-cell>
              <table:table-cell office:value-type="float" office:value="-134.5322723">
                <text:p>-134.5322723</text:p>
              </table:table-cell>
              <table:table-cell office:value-type="float" office:value="-122.4910736">
                <text:p>-122.4910736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34.1981506">
                <text:p>-134.1981506</text:p>
              </table:table-cell>
              <table:table-cell office:value-type="float" office:value="-129.9936981">
                <text:p>-129.9936981</text:p>
              </table:table-cell>
              <table:table-cell office:value-type="float" office:value="-120.7946396">
                <text:p>-120.7946396</text:p>
              </table:table-cell>
              <table:table-cell office:value-type="float" office:value="-120.9358749">
                <text:p>-120.9358749</text:p>
              </table:table-cell>
              <table:table-cell office:value-type="float" office:value="-123.3402405">
                <text:p>-123.3402405</text:p>
              </table:table-cell>
              <table:table-cell office:value-type="float" office:value="-130.4073944">
                <text:p>-130.4073944</text:p>
              </table:table-cell>
              <table:table-cell office:value-type="float" office:value="-123.2468414">
                <text:p>-123.2468414</text:p>
              </table:table-cell>
              <table:table-cell office:value-type="float" office:value="-124.2293396">
                <text:p>-124.2293396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21.9145355">
                <text:p>-121.9145355</text:p>
              </table:table-cell>
              <table:table-cell office:value-type="float" office:value="-118.6624832">
                <text:p>-118.6624832</text:p>
              </table:table-cell>
              <table:table-cell office:value-type="float" office:value="-129.7940216">
                <text:p>-129.7940216</text:p>
              </table:table-cell>
              <table:table-cell office:value-type="float" office:value="-121.9945984">
                <text:p>-121.9945984</text:p>
              </table:table-cell>
              <table:table-cell office:value-type="float" office:value="-123.1085968">
                <text:p>-123.1085968</text:p>
              </table:table-cell>
              <table:table-cell office:value-type="float" office:value="-122.7503662">
                <text:p>-122.7503662</text:p>
              </table:table-cell>
              <table:table-cell office:value-type="float" office:value="-120.1209793">
                <text:p>-120.1209793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34.0357971">
                <text:p>-134.0357971</text:p>
              </table:table-cell>
              <table:table-cell office:value-type="float" office:value="-119.2872314">
                <text:p>-119.2872314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7.3199539">
                <text:p>-127.3199539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24.386795">
                <text:p>-124.386795</text:p>
              </table:table-cell>
              <table:table-cell office:value-type="float" office:value="-128.1775513">
                <text:p>-128.1775513</text:p>
              </table:table-cell>
              <table:table-cell office:value-type="float" office:value="-126.6762543">
                <text:p>-126.6762543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16.5775756">
                <text:p>-116.5775756</text:p>
              </table:table-cell>
              <table:table-cell office:value-type="float" office:value="-121.3739166">
                <text:p>-121.3739166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31.0673981">
                <text:p>-131.0673981</text:p>
              </table:table-cell>
              <table:table-cell office:value-type="float" office:value="-122.1980286">
                <text:p>-122.1980286</text:p>
              </table:table-cell>
              <table:table-cell office:value-type="float" office:value="-121.6787109">
                <text:p>-121.6787109</text:p>
              </table:table-cell>
              <table:table-cell office:value-type="float" office:value="-121.2623138">
                <text:p>-121.2623138</text:p>
              </table:table-cell>
              <table:table-cell office:value-type="float" office:value="-124.5471573">
                <text:p>-124.5471573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5.337326">
                <text:p>-125.337326</text:p>
              </table:table-cell>
              <table:table-cell office:value-type="float" office:value="-132.6968536">
                <text:p>-132.6968536</text:p>
              </table:table-cell>
              <table:table-cell office:value-type="float" office:value="-132.2927856">
                <text:p>-132.2927856</text:p>
              </table:table-cell>
              <table:table-cell office:value-type="float" office:value="-119.8340759">
                <text:p>-119.8340759</text:p>
              </table:table-cell>
              <table:table-cell office:value-type="float" office:value="-125.5164261">
                <text:p>-125.5164261</text:p>
              </table:table-cell>
              <table:table-cell office:value-type="float" office:value="-129.5028534">
                <text:p>-129.5028534</text:p>
              </table:table-cell>
              <table:table-cell office:value-type="float" office:value="-128.511673">
                <text:p>-128.511673</text:p>
              </table:table-cell>
              <table:table-cell office:value-type="float" office:value="-134.7042694">
                <text:p>-134.7042694</text:p>
              </table:table-cell>
              <table:table-cell office:value-type="float" office:value="-118.6899261">
                <text:p>-118.6899261</text:p>
              </table:table-cell>
              <table:table-cell office:value-type="float" office:value="-127.4697189">
                <text:p>-127.4697189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24.7105331">
                <text:p>-124.7105331</text:p>
              </table:table-cell>
              <table:table-cell office:value-type="float" office:value="-122.3642654">
                <text:p>-122.3642654</text:p>
              </table:table-cell>
              <table:table-cell office:value-type="float" office:value="-122.0753937">
                <text:p>-122.0753937</text:p>
              </table:table-cell>
              <table:table-cell office:value-type="float" office:value="-127.545578">
                <text:p>-127.545578</text:p>
              </table:table-cell>
              <table:table-cell office:value-type="float" office:value="-122.5337448">
                <text:p>-122.5337448</text:p>
              </table:table-cell>
              <table:table-cell office:value-type="float" office:value="-130.6218719">
                <text:p>-130.6218719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20.5528717">
                <text:p>-120.5528717</text:p>
              </table:table-cell>
              <table:table-cell office:value-type="float" office:value="-119.4657211">
                <text:p>-119.4657211</text:p>
              </table:table-cell>
              <table:table-cell office:value-type="float" office:value="-121.3739166">
                <text:p>-121.3739166</text:p>
              </table:table-cell>
              <table:table-cell office:value-type="float" office:value="-117.1108932">
                <text:p>-117.1108932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21.0073624">
                <text:p>-121.0073624</text:p>
              </table:table-cell>
              <table:table-cell office:value-type="float" office:value="-126.4718781">
                <text:p>-126.4718781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24.0746994">
                <text:p>-124.0746994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25.16185">
                <text:p>-125.16185</text:p>
              </table:table-cell>
              <table:table-cell office:value-type="float" office:value="-124.7656784">
                <text:p>-124.7656784</text:p>
              </table:table-cell>
              <table:table-cell office:value-type="float" office:value="-119.9286575">
                <text:p>-119.9286575</text:p>
              </table:table-cell>
              <table:table-cell office:value-type="float" office:value="-129.5028534">
                <text:p>-129.5028534</text:p>
              </table:table-cell>
              <table:table-cell office:value-type="float" office:value="-128.68367">
                <text:p>-128.68367</text:p>
              </table:table-cell>
              <table:table-cell office:value-type="float" office:value="-127.1000519">
                <text:p>-127.1000519</text:p>
              </table:table-cell>
              <table:table-cell office:value-type="float" office:value="-140.0563965">
                <text:p>-140.0563965</text:p>
              </table:table-cell>
              <table:table-cell office:value-type="float" office:value="-123.2005157">
                <text:p>-123.2005157</text:p>
              </table:table-cell>
              <table:table-cell office:value-type="float" office:value="-120.4850159">
                <text:p>-120.4850159</text:p>
              </table:table-cell>
              <table:table-cell office:value-type="float" office:value="-134.0357971">
                <text:p>-134.0357971</text:p>
              </table:table-cell>
              <table:table-cell office:value-type="float" office:value="-122.9725266">
                <text:p>-122.9725266</text:p>
              </table:table-cell>
              <table:table-cell office:value-type="float" office:value="-117.8271637">
                <text:p>-117.8271637</text:p>
              </table:table-cell>
              <table:table-cell office:value-type="float" office:value="-129.1291962">
                <text:p>-129.1291962</text:p>
              </table:table-cell>
              <table:table-cell office:value-type="float" office:value="-126.2721939">
                <text:p>-126.2721939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41.4491119">
                <text:p>-141.4491119</text:p>
              </table:table-cell>
              <table:table-cell office:value-type="float" office:value="-123.2468414">
                <text:p>-123.2468414</text:p>
              </table:table-cell>
              <table:table-cell office:value-type="float" office:value="-127.545578">
                <text:p>-127.545578</text:p>
              </table:table-cell>
              <table:table-cell office:value-type="float" office:value="-118.772789">
                <text:p>-118.772789</text:p>
              </table:table-cell>
              <table:table-cell office:value-type="float" office:value="-124.1774826">
                <text:p>-124.1774826</text:p>
              </table:table-cell>
              <table:table-cell office:value-type="float" office:value="-124.9332581">
                <text:p>-124.9332581</text:p>
              </table:table-cell>
              <table:table-cell office:value-type="float" office:value="-120.7596817">
                <text:p>-120.7596817</text:p>
              </table:table-cell>
              <table:table-cell office:value-type="float" office:value="-138.5806732">
                <text:p>-138.5806732</text:p>
              </table:table-cell>
              <table:table-cell office:value-type="float" office:value="-121.2993546">
                <text:p>-121.2993546</text:p>
              </table:table-cell>
              <table:table-cell office:value-type="float" office:value="-125.0467987">
                <text:p>-125.0467987</text:p>
              </table:table-cell>
              <table:table-cell office:value-type="float" office:value="-138.8564301">
                <text:p>-138.8564301</text:p>
              </table:table-cell>
              <table:table-cell office:value-type="float" office:value="-118.1568832">
                <text:p>-118.1568832</text:p>
              </table:table-cell>
              <table:table-cell office:value-type="float" office:value="-136.6424713">
                <text:p>-136.6424713</text:p>
              </table:table-cell>
              <table:table-cell office:value-type="float" office:value="-135.0588379">
                <text:p>-135.0588379</text:p>
              </table:table-cell>
              <table:table-cell office:value-type="float" office:value="-127.3945084">
                <text:p>-127.3945084</text:p>
              </table:table-cell>
              <table:table-cell office:value-type="float" office:value="-135.2417145">
                <text:p>-135.2417145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6.8855743">
                <text:p>-126.8855743</text:p>
              </table:table-cell>
              <table:table-cell office:value-type="float" office:value="-128.7709656">
                <text:p>-128.7709656</text:p>
              </table:table-cell>
              <table:table-cell office:value-type="float" office:value="-128.9482269">
                <text:p>-128.9482269</text:p>
              </table:table-cell>
              <table:table-cell office:value-type="float" office:value="-133.8764191">
                <text:p>-133.8764191</text:p>
              </table:table-cell>
              <table:table-cell office:value-type="float" office:value="-123.9227524">
                <text:p>-123.9227524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28.4269257">
                <text:p>-128.4269257</text:p>
              </table:table-cell>
              <table:table-cell office:value-type="float" office:value="-121.6787109">
                <text:p>-121.6787109</text:p>
              </table:table-cell>
              <table:table-cell office:value-type="float" office:value="-125.8233795">
                <text:p>-125.8233795</text:p>
              </table:table-cell>
              <table:table-cell office:value-type="float" office:value="-125.9492645">
                <text:p>-125.9492645</text:p>
              </table:table-cell>
              <table:table-cell office:value-type="float" office:value="-133.1206512">
                <text:p>-133.1206512</text:p>
              </table:table-cell>
              <table:table-cell office:value-type="float" office:value="-124.2815094">
                <text:p>-124.2815094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25.7611084">
                <text:p>-125.7611084</text:p>
              </table:table-cell>
              <table:table-cell office:value-type="float" office:value="-120.2515945">
                <text:p>-120.2515945</text:p>
              </table:table-cell>
              <table:table-cell office:value-type="float" office:value="-130.6218719">
                <text:p>-130.6218719</text:p>
              </table:table-cell>
              <table:table-cell office:value-type="float" office:value="-120.4176788">
                <text:p>-120.4176788</text:p>
              </table:table-cell>
              <table:table-cell office:value-type="float" office:value="-126.9564743">
                <text:p>-126.9564743</text:p>
              </table:table-cell>
              <table:table-cell office:value-type="float" office:value="-133.2666321">
                <text:p>-133.2666321</text:p>
              </table:table-cell>
              <table:table-cell office:value-type="float" office:value="-122.7066116">
                <text:p>-122.7066116</text:p>
              </table:table-cell>
              <table:table-cell office:value-type="float" office:value="-129.1291962">
                <text:p>-129.1291962</text:p>
              </table:table-cell>
              <table:table-cell office:value-type="float" office:value="-120.0242844">
                <text:p>-120.0242844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21.524971">
                <text:p>-121.524971</text:p>
              </table:table-cell>
              <table:table-cell office:value-type="float" office:value="-119.9922943">
                <text:p>-119.9922943</text:p>
              </table:table-cell>
              <table:table-cell office:value-type="float" office:value="-136.218689">
                <text:p>-136.218689</text:p>
              </table:table-cell>
              <table:table-cell office:value-type="float" office:value="-130.8417816">
                <text:p>-130.8417816</text:p>
              </table:table-cell>
              <table:table-cell office:value-type="float" office:value="-119.1412429">
                <text:p>-119.1412429</text:p>
              </table:table-cell>
              <table:table-cell office:value-type="float" office:value="-124.8211823">
                <text:p>-124.8211823</text:p>
              </table:table-cell>
              <table:table-cell office:value-type="float" office:value="-136.218689">
                <text:p>-136.218689</text:p>
              </table:table-cell>
              <table:table-cell office:value-type="float" office:value="-124.877037">
                <text:p>-124.877037</text:p>
              </table:table-cell>
              <table:table-cell office:value-type="float" office:value="-126.4718781">
                <text:p>-126.4718781</text:p>
              </table:table-cell>
              <table:table-cell office:value-type="float" office:value="-125.4563141">
                <text:p>-125.4563141</text:p>
              </table:table-cell>
              <table:table-cell office:value-type="float" office:value="-131.9066925">
                <text:p>-131.9066925</text:p>
              </table:table-cell>
              <table:table-cell office:value-type="float" office:value="-127.6221008">
                <text:p>-127.6221008</text:p>
              </table:table-cell>
              <table:table-cell office:value-type="float" office:value="-120.7248688">
                <text:p>-120.7248688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33.2666321">
                <text:p>-133.2666321</text:p>
              </table:table-cell>
              <table:table-cell office:value-type="float" office:value="-124.1774826">
                <text:p>-124.1774826</text:p>
              </table:table-cell>
              <table:table-cell office:value-type="float" office:value="-128.68367">
                <text:p>-128.68367</text:p>
              </table:table-cell>
              <table:table-cell office:value-type="float" office:value="-119.8970184">
                <text:p>-119.8970184</text:p>
              </table:table-cell>
              <table:table-cell office:value-type="float" office:value="-126.404808">
                <text:p>-126.404808</text:p>
              </table:table-cell>
              <table:table-cell office:value-type="float" office:value="-123.9227524">
                <text:p>-123.9227524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18.772789">
                <text:p>-118.772789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28.511673">
                <text:p>-128.511673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32.4253998">
                <text:p>-132.4253998</text:p>
              </table:table-cell>
              <table:table-cell office:value-type="float" office:value="-116.5560455">
                <text:p>-116.5560455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23.5301056">
                <text:p>-123.5301056</text:p>
              </table:table-cell>
              <table:table-cell office:value-type="float" office:value="-123.2934113">
                <text:p>-123.2934113</text:p>
              </table:table-cell>
              <table:table-cell office:value-type="float" office:value="-122.322403">
                <text:p>-122.322403</text:p>
              </table:table-cell>
              <table:table-cell office:value-type="float" office:value="-121.0433273">
                <text:p>-121.0433273</text:p>
              </table:table-cell>
              <table:table-cell office:value-type="float" office:value="-125.0467987">
                <text:p>-125.0467987</text:p>
              </table:table-cell>
              <table:table-cell office:value-type="float" office:value="-127.6993103">
                <text:p>-127.6993103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30.5139771">
                <text:p>-130.5139771</text:p>
              </table:table-cell>
              <table:table-cell office:value-type="float" office:value="-119.2578353">
                <text:p>-119.2578353</text:p>
              </table:table-cell>
              <table:table-cell office:value-type="float" office:value="-119.0548248">
                <text:p>-119.0548248</text:p>
              </table:table-cell>
              <table:table-cell office:value-type="float" office:value="-122.619751">
                <text:p>-122.619751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25.2199478">
                <text:p>-125.2199478</text:p>
              </table:table-cell>
              <table:table-cell office:value-type="float" office:value="-133.8764191">
                <text:p>-133.8764191</text:p>
              </table:table-cell>
              <table:table-cell office:value-type="float" office:value="-131.9066925">
                <text:p>-131.9066925</text:p>
              </table:table-cell>
              <table:table-cell office:value-type="float" office:value="-135.0588379">
                <text:p>-135.0588379</text:p>
              </table:table-cell>
              <table:table-cell office:value-type="float" office:value="-122.7066116">
                <text:p>-122.7066116</text:p>
              </table:table-cell>
              <table:table-cell office:value-type="float" office:value="-127.545578">
                <text:p>-127.545578</text:p>
              </table:table-cell>
              <table:table-cell office:value-type="float" office:value="-121.8747864">
                <text:p>-121.8747864</text:p>
              </table:table-cell>
              <table:table-cell office:value-type="float" office:value="-120.7248688">
                <text:p>-120.7248688</text:p>
              </table:table-cell>
              <table:table-cell office:value-type="float" office:value="-122.1980286">
                <text:p>-122.1980286</text:p>
              </table:table-cell>
              <table:table-cell office:value-type="float" office:value="-133.2666321">
                <text:p>-133.2666321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18.3927154">
                <text:p>-118.3927154</text:p>
              </table:table-cell>
              <table:table-cell office:value-type="float" office:value="-124.4933701">
                <text:p>-124.4933701</text:p>
              </table:table-cell>
              <table:table-cell office:value-type="float" office:value="-118.9126586">
                <text:p>-118.9126586</text:p>
              </table:table-cell>
              <table:table-cell office:value-type="float" office:value="-124.0746994">
                <text:p>-124.0746994</text:p>
              </table:table-cell>
              <table:table-cell office:value-type="float" office:value="-124.7656784">
                <text:p>-124.7656784</text:p>
              </table:table-cell>
              <table:table-cell office:value-type="float" office:value="-126.2721939">
                <text:p>-126.2721939</text:p>
              </table:table-cell>
              <table:table-cell office:value-type="float" office:value="-122.0753937">
                <text:p>-122.0753937</text:p>
              </table:table-cell>
              <table:table-cell office:value-type="float" office:value="-125.9492645">
                <text:p>-125.9492645</text:p>
              </table:table-cell>
              <table:table-cell office:value-type="float" office:value="-126.6075974">
                <text:p>-126.6075974</text:p>
              </table:table-cell>
              <table:table-cell office:value-type="float" office:value="-118.0031509">
                <text:p>-118.0031509</text:p>
              </table:table-cell>
              <table:table-cell office:value-type="float" office:value="-128.095993">
                <text:p>-128.095993</text:p>
              </table:table-cell>
              <table:table-cell office:value-type="float" office:value="-121.9145355">
                <text:p>-121.9145355</text:p>
              </table:table-cell>
              <table:table-cell office:value-type="float" office:value="-125.8860931">
                <text:p>-125.8860931</text:p>
              </table:table-cell>
              <table:table-cell office:value-type="float" office:value="-123.5782242">
                <text:p>-123.5782242</text:p>
              </table:table-cell>
              <table:table-cell office:value-type="float" office:value="-116.513153">
                <text:p>-116.513153</text:p>
              </table:table-cell>
              <table:table-cell office:value-type="float" office:value="-122.7503662">
                <text:p>-122.7503662</text:p>
              </table:table-cell>
              <table:table-cell office:value-type="float" office:value="-119.7095413">
                <text:p>-119.7095413</text:p>
              </table:table-cell>
              <table:table-cell office:value-type="float" office:value="-120.6212616">
                <text:p>-120.6212616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31.0673981">
                <text:p>-131.0673981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26.6762543">
                <text:p>-126.6762543</text:p>
              </table:table-cell>
              <table:table-cell office:value-type="float" office:value="-132.033493">
                <text:p>-132.033493</text:p>
              </table:table-cell>
              <table:table-cell office:value-type="float" office:value="-124.0237503">
                <text:p>-124.0237503</text:p>
              </table:table-cell>
              <table:table-cell office:value-type="float" office:value="-122.7943497">
                <text:p>-122.7943497</text:p>
              </table:table-cell>
              <table:table-cell office:value-type="float" office:value="-119.1702423">
                <text:p>-119.1702423</text:p>
              </table:table-cell>
              <table:table-cell office:value-type="float" office:value="-137.5576172">
                <text:p>-137.5576172</text:p>
              </table:table-cell>
              <table:table-cell office:value-type="float" office:value="-128.3430023">
                <text:p>-128.3430023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21.6400223">
                <text:p>-121.6400223</text:p>
              </table:table-cell>
              <table:table-cell office:value-type="float" office:value="-119.8027725">
                <text:p>-119.8027725</text:p>
              </table:table-cell>
              <table:table-cell office:value-type="float" office:value="-117.9524993">
                <text:p>-117.9524993</text:p>
              </table:table-cell>
              <table:table-cell office:value-type="float" office:value="-127.2460327">
                <text:p>-127.2460327</text:p>
              </table:table-cell>
              <table:table-cell office:value-type="float" office:value="-134.0357971">
                <text:p>-134.0357971</text:p>
              </table:table-cell>
              <table:table-cell office:value-type="float" office:value="-123.9227524">
                <text:p>-123.9227524</text:p>
              </table:table-cell>
              <table:table-cell office:value-type="float" office:value="-121.524971">
                <text:p>-121.524971</text:p>
              </table:table-cell>
              <table:table-cell office:value-type="float" office:value="-132.1621704">
                <text:p>-132.1621704</text:p>
              </table:table-cell>
              <table:table-cell office:value-type="float" office:value="-132.8358459">
                <text:p>-132.8358459</text:p>
              </table:table-cell>
              <table:table-cell office:value-type="float" office:value="-121.0433273">
                <text:p>-121.0433273</text:p>
              </table:table-cell>
              <table:table-cell office:value-type="float" office:value="-126.6762543">
                <text:p>-126.6762543</text:p>
              </table:table-cell>
              <table:table-cell office:value-type="float" office:value="-126.3382492">
                <text:p>-126.3382492</text:p>
              </table:table-cell>
              <table:table-cell office:value-type="float" office:value="-126.7454758">
                <text:p>-126.7454758</text:p>
              </table:table-cell>
              <table:table-cell office:value-type="float" office:value="-130.6218719">
                <text:p>-130.6218719</text:p>
              </table:table-cell>
              <table:table-cell office:value-type="float" office:value="-121.5631561">
                <text:p>-121.5631561</text:p>
              </table:table-cell>
              <table:table-cell office:value-type="float" office:value="-119.1123428">
                <text:p>-119.1123428</text:p>
              </table:table-cell>
              <table:table-cell office:value-type="float" office:value="-129.2211151">
                <text:p>-129.2211151</text:p>
              </table:table-cell>
              <table:table-cell office:value-type="float" office:value="-131.6585083">
                <text:p>-131.6585083</text:p>
              </table:table-cell>
              <table:table-cell office:value-type="float" office:value="-122.5766373">
                <text:p>-122.5766373</text:p>
              </table:table-cell>
              <table:table-cell office:value-type="float" office:value="-127.3945084">
                <text:p>-127.3945084</text:p>
              </table:table-cell>
              <table:table-cell office:value-type="float" office:value="-123.1544342">
                <text:p>-123.1544342</text:p>
              </table:table-cell>
              <table:table-cell office:value-type="float" office:value="-122.5766373">
                <text:p>-122.5766373</text:p>
              </table:table-cell>
              <table:table-cell office:value-type="float" office:value="-124.5471573">
                <text:p>-124.5471573</text:p>
              </table:table-cell>
              <table:table-cell office:value-type="float" office:value="-127.6993103">
                <text:p>-127.6993103</text:p>
              </table:table-cell>
              <table:table-cell office:value-type="float" office:value="-121.0433273">
                <text:p>-121.0433273</text:p>
              </table:table-cell>
              <table:table-cell office:value-type="float" office:value="-118.6624832">
                <text:p>-118.6624832</text:p>
              </table:table-cell>
              <table:table-cell office:value-type="float" office:value="-133.5661774">
                <text:p>-133.5661774</text:p>
              </table:table-cell>
              <table:table-cell office:value-type="float" office:value="-123.5782242">
                <text:p>-123.5782242</text:p>
              </table:table-cell>
              <table:table-cell office:value-type="float" office:value="-127.7772064">
                <text:p>-127.7772064</text:p>
              </table:table-cell>
              <table:table-cell office:value-type="float" office:value="-127.8558197">
                <text:p>-127.8558197</text:p>
              </table:table-cell>
              <table:table-cell office:value-type="float" office:value="-118.5806732">
                <text:p>-118.5806732</text:p>
              </table:table-cell>
              <table:table-cell office:value-type="float" office:value="-127.0279694">
                <text:p>-127.0279694</text:p>
              </table:table-cell>
              <table:table-cell office:value-type="float" office:value="-135.6194305">
                <text:p>-135.6194305</text:p>
              </table:table-cell>
              <table:table-cell office:value-type="float" office:value="-125.2784424">
                <text:p>-125.2784424</text:p>
              </table:table-cell>
              <table:table-cell office:value-type="float" office:value="-125.3966141">
                <text:p>-125.3966141</text:p>
              </table:table-cell>
              <table:table-cell office:value-type="float" office:value="-123.7734146">
                <text:p>-123.7734146</text:p>
              </table:table-cell>
              <table:table-cell office:value-type="float" office:value="-124.386795">
                <text:p>-124.386795</text:p>
              </table:table-cell>
              <table:table-cell office:value-type="float" office:value="-121.9945984">
                <text:p>-121.9945984</text:p>
              </table:table-cell>
              <table:table-cell office:value-type="float" office:value="-129.6958618">
                <text:p>-129.6958618</text:p>
              </table:table-cell>
              <table:table-cell office:value-type="float" office:value="-128.8591461">
                <text:p>-128.8591461</text:p>
              </table:table-cell>
              <table:table-cell office:value-type="float" office:value="-119.740509">
                <text:p>-119.740509</text:p>
              </table:table-cell>
              <table:table-cell office:value-type="float" office:value="-130.4073944">
                <text:p>-130.4073944</text:p>
              </table:table-cell>
              <table:table-cell office:value-type="float" office:value="-121.6015015">
                <text:p>-121.6015015</text:p>
              </table:table-cell>
              <table:table-cell office:value-type="float" office:value="-123.724205">
                <text:p>-123.724205</text:p>
              </table:table-cell>
              <table:table-cell office:value-type="float" office:value="-126.9564743">
                <text:p>-126.9564743</text:p>
              </table:table-cell>
              <table:table-cell office:value-type="float" office:value="-128.095993">
                <text:p>-128.095993</text:p>
              </table:table-cell>
              <table:table-cell office:value-type="float" office:value="-119.8340759">
                <text:p>-119.8340759</text:p>
              </table:table-cell>
              <table:table-cell office:value-type="float" office:value="-122.322403">
                <text:p>-122.322403</text:p>
              </table:table-cell>
              <table:table-cell office:value-type="float" office:value="-127.1727295">
                <text:p>-127.1727295</text:p>
              </table:table-cell>
              <table:table-cell office:value-type="float" office:value="-121.4114304">
                <text:p>-121.4114304</text:p>
              </table:table-cell>
              <table:table-cell office:value-type="float" office:value="-123.2468414">
                <text:p>-123.2468414</text:p>
              </table:table-cell>
              <table:table-cell office:value-type="float" office:value="-130.6218719">
                <text:p>-130.6218719</text:p>
              </table:table-cell>
              <table:table-cell office:value-type="float" office:value="-123.6266098">
                <text:p>-123.6266098</text:p>
              </table:table-cell>
              <table:table-cell office:value-type="float" office:value="-119.8970184">
                <text:p>-119.8970184</text:p>
              </table:table-cell>
              <table:table-cell office:value-type="float" office:value="-128.0151978">
                <text:p>-128.0151978</text:p>
              </table:table-cell>
              <table:table-cell office:value-type="float" office:value="-135.6194305">
                <text:p>-135.6194305</text:p>
              </table:table-cell>
              <table:table-cell office:value-type="float" office:value="-128.1775513">
                <text:p>-128.1775513</text:p>
              </table:table-cell>
              <table:table-cell office:value-type="float" office:value="-128.9482269">
                <text:p>-128.9482269</text:p>
              </table:table-cell>
              <table:table-cell office:value-type="float" office:value="-130.3021088">
                <text:p>-130.3021088</text:p>
              </table:table-cell>
              <table:table-cell office:value-type="float" office:value="-127.9351425">
                <text:p>-127.9351425</text:p>
              </table:table-cell>
              <table:table-cell office:value-type="float" office:value="-126.815239">
                <text:p>-126.815239</text:p>
              </table:table-cell>
              <table:table-cell office:value-type="float" office:value="-117.1799163">
                <text:p>-117.1799163</text:p>
              </table:table-cell>
              <table:table-cell office:value-type="float" office:value="-128.2598877">
                <text:p>-128.2598877</text:p>
              </table:table-cell>
              <table:table-cell office:value-type="float" office:value="-129.0382538">
                <text:p>-129.0382538</text:p>
              </table:table-cell>
              <table:table-cell office:value-type="float" office:value="-123.0630035">
                <text:p>-123.0630035</text:p>
              </table:table-cell>
              <table:table-cell office:value-type="float" office:value="-131.7817078">
                <text:p>-131.7817078</text:p>
              </table:table-cell>
              <table:table-cell office:value-type="float" office:value="-127.8558197">
                <text:p>-127.8558197</text:p>
              </table:table-cell>
              <table:table-cell office:value-type="float" office:value="-130.5139771">
                <text:p>-130.5139771</text:p>
              </table:table-cell>
              <table:table-cell office:value-type="float" office:value="-132.9770813">
                <text:p>-132.9770813</text:p>
              </table:table-cell>
              <table:table-cell office:value-type="float" office:value="-124.4399185">
                <text:p>-124.4399185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30.7311249">
                <text:p>-130.7311249</text:p>
              </table:table-cell>
              <table:table-cell office:value-type="float" office:value="-126.0769958">
                <text:p>-126.0769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